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ource Sans Pro&quot;" svg:font-family="'&quot;Source Sans Pro&quot;'"/>
    <style:font-face style:name="-apple-system" svg:font-family="-apple-system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06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6.79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26.39pt"/>
    </style:style>
    <style:style style:name="co9" style:family="table-column">
      <style:table-column-properties fo:break-before="auto" style:column-width="87.51pt"/>
    </style:style>
    <style:style style:name="co10" style:family="table-column">
      <style:table-column-properties fo:break-before="auto" style:column-width="89.6pt"/>
    </style:style>
    <style:style style:name="co11" style:family="table-column">
      <style:table-column-properties fo:break-before="auto" style:column-width="63.21pt"/>
    </style:style>
    <style:style style:name="co12" style:family="table-column">
      <style:table-column-properties fo:break-before="auto" style:column-width="17.4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20.86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37.5pt"/>
    </style:style>
    <style:style style:name="co18" style:family="table-column">
      <style:table-column-properties fo:break-before="auto" style:column-width="13.21pt"/>
    </style:style>
    <style:style style:name="co19" style:family="table-column">
      <style:table-column-properties fo:break-before="auto" style:column-width="40.31pt"/>
    </style:style>
    <style:style style:name="co20" style:family="table-column">
      <style:table-column-properties fo:break-before="auto" style:column-width="41.64pt"/>
    </style:style>
    <style:style style:name="co21" style:family="table-column">
      <style:table-column-properties fo:break-before="auto" style:column-width="119.45pt"/>
    </style:style>
    <style:style style:name="co22" style:family="table-column">
      <style:table-column-properties fo:break-before="auto" style:column-width="423.64pt"/>
    </style:style>
    <style:style style:name="co23" style:family="table-column">
      <style:table-column-properties fo:break-before="auto" style:column-width="53.49pt"/>
    </style:style>
    <style:style style:name="co24" style:family="table-column">
      <style:table-column-properties fo:break-before="auto" style:column-width="24.29pt"/>
    </style:style>
    <style:style style:name="co25" style:family="table-column">
      <style:table-column-properties fo:break-before="auto" style:column-width="81.95pt"/>
    </style:style>
    <style:style style:name="co26" style:family="table-column">
      <style:table-column-properties fo:break-before="auto" style:column-width="133.34pt"/>
    </style:style>
    <style:style style:name="co27" style:family="table-column">
      <style:table-column-properties fo:break-before="auto" style:column-width="13.89pt"/>
    </style:style>
    <style:style style:name="co28" style:family="table-column">
      <style:table-column-properties fo:break-before="auto" style:column-width="19.45pt"/>
    </style:style>
    <style:style style:name="co29" style:family="table-column">
      <style:table-column-properties fo:break-before="auto" style:column-width="100.01pt"/>
    </style:style>
    <style:style style:name="co30" style:family="table-column">
      <style:table-column-properties fo:break-before="auto" style:column-width="288.26pt"/>
    </style:style>
    <style:style style:name="co31" style:family="table-column">
      <style:table-column-properties fo:break-before="auto" style:column-width="29.14pt"/>
    </style:style>
    <style:style style:name="co32" style:family="table-column">
      <style:table-column-properties fo:break-before="auto" style:column-width="21.54pt"/>
    </style:style>
    <style:style style:name="co33" style:family="table-column">
      <style:table-column-properties fo:break-before="auto" style:column-width="15.99pt"/>
    </style:style>
    <style:style style:name="co34" style:family="table-column">
      <style:table-column-properties fo:break-before="auto" style:column-width="25pt"/>
    </style:style>
    <style:style style:name="co35" style:family="table-column">
      <style:table-column-properties fo:break-before="auto" style:column-width="20.15pt"/>
    </style:style>
    <style:style style:name="co36" style:family="table-column">
      <style:table-column-properties fo:break-before="auto" style:column-width="47.25pt"/>
    </style:style>
    <style:style style:name="co37" style:family="table-column">
      <style:table-column-properties fo:break-before="auto" style:column-width="75.71pt"/>
    </style:style>
    <style:style style:name="co38" style:family="table-column">
      <style:table-column-properties fo:break-before="auto" style:column-width="25.71pt"/>
    </style:style>
    <style:style style:name="co39" style:family="table-column">
      <style:table-column-properties fo:break-before="auto" style:column-width="94.45pt"/>
    </style:style>
    <style:style style:name="co40" style:family="table-column">
      <style:table-column-properties fo:break-before="auto" style:column-width="307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yout">
      <style:table-properties table:display="true" style:writing-mode="lr-tb"/>
    </style:style>
    <style:style style:name="ta2" style:family="table" style:master-page-name="PageStyle_5f_Layout2">
      <style:table-properties table:display="true" style:writing-mode="lr-tb"/>
    </style:style>
    <style:style style:name="ta3" style:family="table" style:master-page-name="PageStyle_5f_Symbols">
      <style:table-properties table:display="true" style:writing-mode="lr-tb"/>
    </style:style>
    <style:style style:name="ta4" style:family="table" style:master-page-name="PageStyle_5f_GREEK">
      <style:table-properties table:display="true" style:writing-mode="lr-tb"/>
    </style:style>
    <style:style style:name="ta5" style:family="table" style:master-page-name="PageStyle_5f_Overrides">
      <style:table-properties table:display="true" style:writing-mode="lr-tb"/>
    </style:style>
    <style:style style:name="ta6" style:family="table" style:master-page-name="PageStyle_5f_Base_20_Keys">
      <style:table-properties table:display="true" style:writing-mode="lr-tb"/>
    </style:style>
    <style:style style:name="ta7" style:family="table" style:master-page-name="PageStyle_5f_Compo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2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4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8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Symbols.H7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GREEK.H6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GREEK.H6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 ([.B$1:.B$1048576]; [.B3])&gt;1)" style:apply-style-name="ConditionalStyle_5f_1" style:base-cell-address="Overrides.B3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2328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2328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80" style:family="table-cell" style:parent-style-name="Default">
      <style:table-cell-properties fo:background-color="#fdfdf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d6d6d" style:text-outline="false" style:text-line-through-style="none" style:text-line-through-type="none" style:font-name="&quot;Source Sans Pro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Compose.H3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ISNA(INDIRECT(ADDRESS(ROW();COLUMN()))))" style:apply-style-name="ConditionalStyle_5f_1" style:base-cell-address="Compose.H3"/>
    </style:style>
    <style:style style:name="ce83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yo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996" table:default-cell-style-name="Default"/>
        <table:table-row table:style-name="ro1">
          <table:table-cell table:style-name="ce1"/>
          <table:table-cell table:style-name="ce3" table:number-columns-repeated="21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FUNCTION ROW</text:p>
          </table:table-cell>
          <table:table-cell table:style-name="ce3" table:number-columns-repeated="21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PRN</text:p>
          </table:table-cell>
          <table:table-cell table:style-name="ce4" office:value-type="string" calcext:value-type="string">
            <text:p>SCRL</text:p>
          </table:table-cell>
          <table:table-cell table:style-name="ce4" office:value-type="string" calcext:value-type="string">
            <text:p>PAUSE</text:p>
          </table:table-cell>
          <table:table-cell table:style-name="ce60" office:value-type="string" calcext:value-type="string">
            <text:p>F13</text:p>
          </table:table-cell>
          <table:table-cell table:style-name="ce60" office:value-type="string" calcext:value-type="string">
            <text:p>F14</text:p>
          </table:table-cell>
          <table:table-cell table:style-name="ce60" office:value-type="string" calcext:value-type="string">
            <text:p>F15</text:p>
          </table:table-cell>
          <table:table-cell table:style-name="ce60" office:value-type="string" calcext:value-type="string">
            <text:p>F16</text:p>
          </table:table-cell>
          <table:table-cell table:style-name="ce3"/>
          <table:table-cell table:style-name="ce1"/>
          <table:table-cell table:number-columns-repeated="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/>
          <table:table-cell table:number-columns-repeated="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/>
          <table:table-cell table:number-columns-repeated="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/>
          <table:table-cell table:number-columns-repeated="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1234 ROW</text:p>
          </table:table-cell>
          <table:table-cell table:style-name="ce7" office:value-type="string" calcext:value-type="string">
            <text:p>KC_GRV</text:p>
          </table:table-cell>
          <table:table-cell table:style-name="ce7" office:value-type="string" calcext:value-type="string">
            <text:p>KC_1</text:p>
          </table:table-cell>
          <table:table-cell table:style-name="ce7" office:value-type="string" calcext:value-type="string">
            <text:p>KC_2</text:p>
          </table:table-cell>
          <table:table-cell table:style-name="ce7" office:value-type="string" calcext:value-type="string">
            <text:p>KC_3</text:p>
          </table:table-cell>
          <table:table-cell table:style-name="ce7" office:value-type="string" calcext:value-type="string">
            <text:p>KC_4</text:p>
          </table:table-cell>
          <table:table-cell table:style-name="ce7" office:value-type="string" calcext:value-type="string">
            <text:p>KC_5</text:p>
          </table:table-cell>
          <table:table-cell table:style-name="ce7" office:value-type="string" calcext:value-type="string">
            <text:p>KC_6</text:p>
          </table:table-cell>
          <table:table-cell table:style-name="ce7" office:value-type="string" calcext:value-type="string">
            <text:p>KC_7</text:p>
          </table:table-cell>
          <table:table-cell table:style-name="ce7" office:value-type="string" calcext:value-type="string">
            <text:p>KC_8</text:p>
          </table:table-cell>
          <table:table-cell table:style-name="ce7" office:value-type="string" calcext:value-type="string">
            <text:p>KC_9</text:p>
          </table:table-cell>
          <table:table-cell table:style-name="ce7" office:value-type="string" calcext:value-type="string">
            <text:p>KC_0</text:p>
          </table:table-cell>
          <table:table-cell table:style-name="ce7" office:value-type="string" calcext:value-type="string">
            <text:p>KC_MINS</text:p>
          </table:table-cell>
          <table:table-cell table:style-name="ce7" office:value-type="string" calcext:value-type="string">
            <text:p>KC_EQL</text:p>
          </table:table-cell>
          <table:table-cell table:style-name="ce7" office:value-type="string" calcext:value-type="string">
            <text:p>KC_BSPC</text:p>
          </table:table-cell>
          <table:table-cell table:style-name="ce7" office:value-type="string" calcext:value-type="string">
            <text:p>KC_INS</text:p>
          </table:table-cell>
          <table:table-cell table:style-name="ce7" office:value-type="string" calcext:value-type="string">
            <text:p>KC_HOME</text:p>
          </table:table-cell>
          <table:table-cell table:style-name="ce61" office:value-type="string" calcext:value-type="string">
            <text:p>KC_PGUP</text:p>
          </table:table-cell>
          <table:table-cell table:style-name="ce61" office:value-type="string" calcext:value-type="string">
            <text:p>KC_NUM</text:p>
          </table:table-cell>
          <table:table-cell table:style-name="ce61" office:value-type="string" calcext:value-type="string">
            <text:p>KC_PSLS</text:p>
          </table:table-cell>
          <table:table-cell table:style-name="ce61" office:value-type="string" calcext:value-type="string">
            <text:p>KC_PAST</text:p>
          </table:table-cell>
          <table:table-cell table:style-name="ce61" office:value-type="string" calcext:value-type="string">
            <text:p>KC_PMNS</text:p>
          </table:table-cell>
          <table:table-cell table:style-name="ce1"/>
          <table:table-cell table:style-name="ce2" table:number-columns-repeated="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8" office:value-type="string" calcext:value-type="string">
            <text:p>`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=</text:p>
          </table:table-cell>
          <table:table-cell table:style-name="ce4" office:value-type="string" calcext:value-type="string">
            <text:p>BKSPC</text:p>
          </table:table-cell>
          <table:table-cell table:style-name="ce4" office:value-type="string" calcext:value-type="string">
            <text:p>INSR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PgUp</text:p>
          </table:table-cell>
          <table:table-cell table:style-name="ce4" office:value-type="string" calcext:value-type="string">
            <text:p>NumLck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-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8" office:value-type="string" calcext:value-type="string">
            <text:p>~</text:p>
          </table:table-cell>
          <table:table-cell table:style-name="ce8" office:value-type="string" calcext:value-type="string">
            <text:p>!</text:p>
          </table:table-cell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^</text:p>
          </table:table-cell>
          <table:table-cell table:style-name="ce8" office:value-type="string" calcext:value-type="string">
            <text:p>&amp;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(</text:p>
          </table:table-cell>
          <table:table-cell table:style-name="ce8" office:value-type="string" calcext:value-type="string">
            <text:p>)</text:p>
          </table:table-cell>
          <table:table-cell table:style-name="ce8" office:value-type="string" calcext:value-type="string">
            <text:p>_</text:p>
          </table:table-cell>
          <table:table-cell table:style-name="ce8" office:value-type="string" calcext:value-type="string">
            <text:p>+</text:p>
          </table:table-cell>
          <table:table-cell table:style-name="ce4" table:number-columns-repeated="8"/>
          <table:table-cell table:style-name="ce1" table:number-columns-repeated="2"/>
          <table:table-cell table:style-name="ce2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9" office:value-type="string" calcext:value-type="string">
            <text:p>§</text:p>
          </table:table-cell>
          <table:table-cell table:style-name="ce9" office:value-type="string" calcext:value-type="string">
            <text:p>†</text:p>
          </table:table-cell>
          <table:table-cell table:style-name="ce9" office:value-type="string" calcext:value-type="string">
            <text:p>‡</text:p>
          </table:table-cell>
          <table:table-cell table:style-name="ce33" office:value-type="string" calcext:value-type="string">
            <text:p>∇</text:p>
          </table:table-cell>
          <table:table-cell table:style-name="ce9" office:value-type="string" calcext:value-type="string">
            <text:p>¢</text:p>
          </table:table-cell>
          <table:table-cell table:style-name="ce33" office:value-type="string" calcext:value-type="string">
            <text:p>°</text:p>
          </table:table-cell>
          <table:table-cell table:style-name="ce9" office:value-type="string" calcext:value-type="string">
            <text:p>□</text:p>
          </table:table-cell>
          <table:table-cell table:style-name="ce33" office:value-type="string" calcext:value-type="string">
            <text:p>÷</text:p>
          </table:table-cell>
          <table:table-cell table:style-name="ce33" office:value-type="string" calcext:value-type="string">
            <text:p>×</text:p>
          </table:table-cell>
          <table:table-cell table:style-name="ce33" office:value-type="string" calcext:value-type="string">
            <text:p>¶</text:p>
          </table:table-cell>
          <table:table-cell table:style-name="ce9" office:value-type="string" calcext:value-type="string">
            <text:p>○</text:p>
          </table:table-cell>
          <table:table-cell table:style-name="ce9" office:value-type="string" calcext:value-type="string">
            <text:p>—</text:p>
          </table:table-cell>
          <table:table-cell table:style-name="ce9" office:value-type="string" calcext:value-type="string">
            <text:p>≈</text:p>
          </table:table-cell>
          <table:table-cell table:style-name="ce4" table:number-columns-repeated="8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8"/>
          <table:table-cell table:style-name="ce8" office:value-type="string" calcext:value-type="string">
            <text:p>Ⅰ</text:p>
          </table:table-cell>
          <table:table-cell table:style-name="ce8" office:value-type="string" calcext:value-type="string">
            <text:p>Ⅱ</text:p>
          </table:table-cell>
          <table:table-cell table:style-name="ce8" office:value-type="string" calcext:value-type="string">
            <text:p>Ⅲ</text:p>
          </table:table-cell>
          <table:table-cell table:style-name="ce8" office:value-type="string" calcext:value-type="string">
            <text:p>Ⅳ</text:p>
          </table:table-cell>
          <table:table-cell table:style-name="ce8" table:number-columns-repeated="5"/>
          <table:table-cell table:style-name="ce50" office:value-type="string" calcext:value-type="string">
            <text:p>◯</text:p>
          </table:table-cell>
          <table:table-cell table:style-name="ce8" office:value-type="string" calcext:value-type="string">
            <text:p>‾</text:p>
          </table:table-cell>
          <table:table-cell table:style-name="ce11"/>
          <table:table-cell table:style-name="ce4" table:number-columns-repeated="8"/>
          <table:table-cell table:style-name="ce2" table:number-columns-repeated="2"/>
          <table:table-cell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8"/>
          <table:table-cell table:style-name="ce21" office:value-type="string" calcext:value-type="string">
            <text:p>¡</text:p>
          </table:table-cell>
          <table:table-cell table:style-name="ce21" office:value-type="string" calcext:value-type="string">
            <text:p>²</text:p>
          </table:table-cell>
          <table:table-cell table:style-name="ce21" office:value-type="string" calcext:value-type="string">
            <text:p>³</text:p>
          </table:table-cell>
          <table:table-cell table:style-name="ce21" office:value-type="string" calcext:value-type="string">
            <text:p>¤</text:p>
          </table:table-cell>
          <table:table-cell table:style-name="ce21" office:value-type="string" calcext:value-type="string">
            <text:p>€</text:p>
          </table:table-cell>
          <table:table-cell table:style-name="ce21" office:value-type="string" calcext:value-type="string">
            <text:p>¼</text:p>
          </table:table-cell>
          <table:table-cell table:style-name="ce21" office:value-type="string" calcext:value-type="string">
            <text:p>½</text:p>
          </table:table-cell>
          <table:table-cell table:style-name="ce21" office:value-type="string" calcext:value-type="string">
            <text:p>¾</text:p>
          </table:table-cell>
          <table:table-cell table:style-name="ce8"/>
          <table:table-cell table:style-name="ce48" office:value-type="string" calcext:value-type="string">
            <text:p>∅</text:p>
          </table:table-cell>
          <table:table-cell table:style-name="ce52" office:value-type="string" calcext:value-type="string">
            <text:p>¥</text:p>
          </table:table-cell>
          <table:table-cell table:style-name="ce13" office:value-type="string" calcext:value-type="string">
            <text:p>±</text:p>
          </table:table-cell>
          <table:table-cell table:style-name="ce58"/>
          <table:table-cell table:style-name="ce4" table:number-columns-repeated="5"/>
          <table:table-cell table:style-name="ce5"/>
          <table:table-cell table:style-name="ce4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8"/>
          <table:table-cell table:style-name="ce21" office:value-type="string" calcext:value-type="string">
            <text:p>¹</text:p>
          </table:table-cell>
          <table:table-cell table:style-name="ce8"/>
          <table:table-cell table:style-name="ce21" office:value-type="string" calcext:value-type="string">
            <text:p>£</text:p>
          </table:table-cell>
          <table:table-cell table:style-name="ce8" table:number-columns-repeated="4"/>
          <table:table-cell table:style-name="ce48" office:value-type="string" calcext:value-type="string">
            <text:p>∞</text:p>
          </table:table-cell>
          <table:table-cell table:style-name="ce48" office:value-type="string" calcext:value-type="string">
            <text:p>∝</text:p>
          </table:table-cell>
          <table:table-cell table:style-name="ce8"/>
          <table:table-cell table:style-name="ce29"/>
          <table:table-cell table:style-name="ce13" office:value-type="string" calcext:value-type="string">
            <text:p>∓</text:p>
          </table:table-cell>
          <table:table-cell table:style-name="ce58"/>
          <table:table-cell table:style-name="ce4" table:number-columns-repeated="7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QWER ROW</text:p>
          </table:table-cell>
          <table:table-cell table:style-name="ce7" office:value-type="string" calcext:value-type="string">
            <text:p>KC_TAB</text:p>
          </table:table-cell>
          <table:table-cell table:style-name="ce7" office:value-type="string" calcext:value-type="string">
            <text:p>KC_Q</text:p>
          </table:table-cell>
          <table:table-cell table:style-name="ce7" office:value-type="string" calcext:value-type="string">
            <text:p>KC_W</text:p>
          </table:table-cell>
          <table:table-cell table:style-name="ce7" office:value-type="string" calcext:value-type="string">
            <text:p>KC_E</text:p>
          </table:table-cell>
          <table:table-cell table:style-name="ce7" office:value-type="string" calcext:value-type="string">
            <text:p>KC_R</text:p>
          </table:table-cell>
          <table:table-cell table:style-name="ce7" office:value-type="string" calcext:value-type="string">
            <text:p>KC_T</text:p>
          </table:table-cell>
          <table:table-cell table:style-name="ce7" office:value-type="string" calcext:value-type="string">
            <text:p>KC_Y</text:p>
          </table:table-cell>
          <table:table-cell table:style-name="ce7" office:value-type="string" calcext:value-type="string">
            <text:p>KC_U</text:p>
          </table:table-cell>
          <table:table-cell table:style-name="ce7" office:value-type="string" calcext:value-type="string">
            <text:p>KC_I</text:p>
          </table:table-cell>
          <table:table-cell table:style-name="ce7" office:value-type="string" calcext:value-type="string">
            <text:p>KC_O</text:p>
          </table:table-cell>
          <table:table-cell table:style-name="ce7" office:value-type="string" calcext:value-type="string">
            <text:p>KC_P</text:p>
          </table:table-cell>
          <table:table-cell table:style-name="ce7" office:value-type="string" calcext:value-type="string">
            <text:p>KC_LBRC</text:p>
          </table:table-cell>
          <table:table-cell table:style-name="ce7" office:value-type="string" calcext:value-type="string">
            <text:p>KC_RBRC</text:p>
          </table:table-cell>
          <table:table-cell table:style-name="ce7" office:value-type="string" calcext:value-type="string">
            <text:p>KC_BSLS</text:p>
          </table:table-cell>
          <table:table-cell table:style-name="ce7" office:value-type="string" calcext:value-type="string">
            <text:p>KC_DEL</text:p>
          </table:table-cell>
          <table:table-cell table:style-name="ce7" office:value-type="string" calcext:value-type="string">
            <text:p>KC_END</text:p>
          </table:table-cell>
          <table:table-cell table:style-name="ce61" office:value-type="string" calcext:value-type="string">
            <text:p>KC_PGDN</text:p>
          </table:table-cell>
          <table:table-cell table:style-name="ce61" office:value-type="string" calcext:value-type="string">
            <text:p>KC_P7</text:p>
          </table:table-cell>
          <table:table-cell table:style-name="ce61" office:value-type="string" calcext:value-type="string">
            <text:p>KC_P8</text:p>
          </table:table-cell>
          <table:table-cell table:style-name="ce61" office:value-type="string" calcext:value-type="string">
            <text:p>KC_P9</text:p>
          </table:table-cell>
          <table:table-cell table:style-name="ce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office:value-type="string" calcext:value-type="string">
            <text:p>TAB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[</text:p>
          </table:table-cell>
          <table:table-cell table:style-name="ce8" office:value-type="string" calcext:value-type="string">
            <text:p>]</text:p>
          </table:table-cell>
          <table:table-cell table:style-name="ce8" office:value-type="string" calcext:value-type="string">
            <text:p>\</text:p>
          </table:table-cell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PgD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4"/>
          <table:table-cell table:style-name="ce11" office:value-type="string" calcext:value-type="string">
            <text:p>Q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{</text:p>
          </table:table-cell>
          <table:table-cell table:style-name="ce8" office:value-type="string" calcext:value-type="string">
            <text:p>}</text:p>
          </table:table-cell>
          <table:table-cell table:style-name="ce8" office:value-type="string" calcext:value-type="string">
            <text:p>|</text:p>
          </table:table-cell>
          <table:table-cell table:style-name="ce4" table:number-columns-repeated="6"/>
          <table:table-cell table:style-name="ce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10"/>
          <table:table-cell table:style-name="ce22" office:value-type="string" calcext:value-type="string">
            <text:p>æ</text:p>
          </table:table-cell>
          <table:table-cell table:style-name="ce27" office:value-type="string" calcext:value-type="string">
            <text:p>ς</text:p>
          </table:table-cell>
          <table:table-cell table:style-name="ce24" office:value-type="string" calcext:value-type="string">
            <text:p>ε</text:p>
          </table:table-cell>
          <table:table-cell table:style-name="ce24" office:value-type="string" calcext:value-type="string">
            <text:p>ρ</text:p>
          </table:table-cell>
          <table:table-cell table:style-name="ce24" office:value-type="string" calcext:value-type="string">
            <text:p>τ</text:p>
          </table:table-cell>
          <table:table-cell table:style-name="ce24" office:value-type="string" calcext:value-type="string">
            <text:p>υ</text:p>
          </table:table-cell>
          <table:table-cell table:style-name="ce24" office:value-type="string" calcext:value-type="string">
            <text:p>θ</text:p>
          </table:table-cell>
          <table:table-cell table:style-name="ce24" office:value-type="string" calcext:value-type="string">
            <text:p>ι</text:p>
          </table:table-cell>
          <table:table-cell table:style-name="ce24" office:value-type="string" calcext:value-type="string">
            <text:p>ο</text:p>
          </table:table-cell>
          <table:table-cell table:style-name="ce24" office:value-type="string" calcext:value-type="string">
            <text:p>π</text:p>
          </table:table-cell>
          <table:table-cell table:style-name="ce9" office:value-type="string" calcext:value-type="string">
            <text:p>〚</text:p>
          </table:table-cell>
          <table:table-cell table:style-name="ce9" office:value-type="string" calcext:value-type="string">
            <text:p>〛</text:p>
          </table:table-cell>
          <table:table-cell table:style-name="ce33" office:value-type="string" calcext:value-type="string">
            <text:p>¬</text:p>
          </table:table-cell>
          <table:table-cell table:style-name="ce4" table:number-columns-repeated="6"/>
          <table:table-cell table:style-name="ce3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10"/>
          <table:table-cell table:style-name="ce22" office:value-type="string" calcext:value-type="string">
            <text:p>Æ</text:p>
          </table:table-cell>
          <table:table-cell table:style-name="ce28" office:value-type="string" calcext:value-type="string">
            <text:p>Ç</text:p>
          </table:table-cell>
          <table:table-cell table:style-name="ce24" office:value-type="string" calcext:value-type="string">
            <text:p>Ε</text:p>
          </table:table-cell>
          <table:table-cell table:style-name="ce24" office:value-type="string" calcext:value-type="string">
            <text:p>Ρ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Υ</text:p>
          </table:table-cell>
          <table:table-cell table:style-name="ce24" office:value-type="string" calcext:value-type="string">
            <text:p>Θ</text:p>
          </table:table-cell>
          <table:table-cell table:style-name="ce24" office:value-type="string" calcext:value-type="string">
            <text:p>Ι</text:p>
          </table:table-cell>
          <table:table-cell table:style-name="ce24" office:value-type="string" calcext:value-type="string">
            <text:p>Ο</text:p>
          </table:table-cell>
          <table:table-cell table:style-name="ce24" office:value-type="string" calcext:value-type="string">
            <text:p>Π</text:p>
          </table:table-cell>
          <table:table-cell table:style-name="ce11" table:number-columns-repeated="2"/>
          <table:table-cell table:style-name="ce8" office:value-type="string" calcext:value-type="string">
            <text:p>⌐</text:p>
          </table:table-cell>
          <table:table-cell table:style-name="ce4" table:number-columns-repeated="6"/>
          <table:table-cell table:style-name="ce3"/>
          <table:table-cell table:style-name="ce2"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4"/>
          <table:table-cell table:style-name="ce23" office:value-type="string" calcext:value-type="string">
            <text:p>∧</text:p>
          </table:table-cell>
          <table:table-cell table:style-name="ce9" office:value-type="string" calcext:value-type="string">
            <text:p>∨</text:p>
          </table:table-cell>
          <table:table-cell table:style-name="ce9" office:value-type="string" calcext:value-type="string">
            <text:p>∩</text:p>
          </table:table-cell>
          <table:table-cell table:style-name="ce9" office:value-type="string" calcext:value-type="string">
            <text:p>∪</text:p>
          </table:table-cell>
          <table:table-cell table:style-name="ce9" office:value-type="string" calcext:value-type="string">
            <text:p>⊂</text:p>
          </table:table-cell>
          <table:table-cell table:style-name="ce9" office:value-type="string" calcext:value-type="string">
            <text:p>⊃</text:p>
          </table:table-cell>
          <table:table-cell table:style-name="ce9" office:value-type="string" calcext:value-type="string">
            <text:p>∀</text:p>
          </table:table-cell>
          <table:table-cell table:style-name="ce33" office:value-type="string" calcext:value-type="string">
            <text:p>∞</text:p>
          </table:table-cell>
          <table:table-cell table:style-name="ce9" office:value-type="string" calcext:value-type="string">
            <text:p>∃</text:p>
          </table:table-cell>
          <table:table-cell table:style-name="ce49" office:value-type="string" calcext:value-type="string">
            <text:p>∂</text:p>
          </table:table-cell>
          <table:table-cell table:style-name="ce12" table:number-columns-repeated="2"/>
          <table:table-cell table:style-name="ce59" office:value-type="string" calcext:value-type="string">
            <text:p>‖</text:p>
          </table:table-cell>
          <table:table-cell table:style-name="ce4" table:number-columns-repeated="3"/>
          <table:table-cell table:style-name="ce4" office:value-type="string" calcext:value-type="string">
            <text:p>⁷</text:p>
          </table:table-cell>
          <table:table-cell table:style-name="ce4" office:value-type="string" calcext:value-type="string">
            <text:p>⁸</text:p>
          </table:table-cell>
          <table:table-cell table:style-name="ce4" office:value-type="string" calcext:value-type="string">
            <text:p>⁹</text:p>
          </table:table-cell>
          <table:table-cell table:style-name="ce3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4"/>
          <table:table-cell table:style-name="ce8" table:number-columns-repeated="3"/>
          <table:table-cell table:style-name="ce8" office:value-type="string" calcext:value-type="string">
            <text:p>®</text:p>
          </table:table-cell>
          <table:table-cell table:style-name="ce8" office:value-type="string" calcext:value-type="string">
            <text:p>⊆</text:p>
          </table:table-cell>
          <table:table-cell table:style-name="ce8" office:value-type="string" calcext:value-type="string">
            <text:p>⊇</text:p>
          </table:table-cell>
          <table:table-cell table:style-name="ce8" table:number-columns-repeated="2"/>
          <table:table-cell table:style-name="ce29" office:value-type="string" calcext:value-type="string">
            <text:p>∄</text:p>
          </table:table-cell>
          <table:table-cell table:style-name="ce13" office:value-type="string" calcext:value-type="string">
            <text:p>℗</text:p>
          </table:table-cell>
          <table:table-cell table:style-name="ce53"/>
          <table:table-cell table:style-name="ce45"/>
          <table:table-cell table:style-name="ce8" office:value-type="string" calcext:value-type="string">
            <text:p>⦀</text:p>
          </table:table-cell>
          <table:table-cell table:style-name="ce4" table:number-columns-repeated="3"/>
          <table:table-cell table:style-name="ce4" office:value-type="string" calcext:value-type="string">
            <text:p>Ⅶ</text:p>
          </table:table-cell>
          <table:table-cell table:style-name="ce4" office:value-type="string" calcext:value-type="string">
            <text:p>Ⅷ</text:p>
          </table:table-cell>
          <table:table-cell table:style-name="ce4" office:value-type="string" calcext:value-type="string">
            <text:p>Ⅸ</text:p>
          </table:table-cell>
          <table:table-cell table:style-name="ce3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ASDF ROW</text:p>
          </table:table-cell>
          <table:table-cell table:style-name="ce7" office:value-type="string" calcext:value-type="string">
            <text:p>KC_CAPS</text:p>
          </table:table-cell>
          <table:table-cell table:style-name="ce7" office:value-type="string" calcext:value-type="string">
            <text:p>KC_A</text:p>
          </table:table-cell>
          <table:table-cell table:style-name="ce7" office:value-type="string" calcext:value-type="string">
            <text:p>KC_S</text:p>
          </table:table-cell>
          <table:table-cell table:style-name="ce7" office:value-type="string" calcext:value-type="string">
            <text:p>KC_D</text:p>
          </table:table-cell>
          <table:table-cell table:style-name="ce7" office:value-type="string" calcext:value-type="string">
            <text:p>KC_F</text:p>
          </table:table-cell>
          <table:table-cell table:style-name="ce7" office:value-type="string" calcext:value-type="string">
            <text:p>KC_G</text:p>
          </table:table-cell>
          <table:table-cell table:style-name="ce7" office:value-type="string" calcext:value-type="string">
            <text:p>KC_H</text:p>
          </table:table-cell>
          <table:table-cell table:style-name="ce7" office:value-type="string" calcext:value-type="string">
            <text:p>KC_J</text:p>
          </table:table-cell>
          <table:table-cell table:style-name="ce7" office:value-type="string" calcext:value-type="string">
            <text:p>KC_K</text:p>
          </table:table-cell>
          <table:table-cell table:style-name="ce7" office:value-type="string" calcext:value-type="string">
            <text:p>KC_L</text:p>
          </table:table-cell>
          <table:table-cell table:style-name="ce7" office:value-type="string" calcext:value-type="string">
            <text:p>KC_SCLN</text:p>
          </table:table-cell>
          <table:table-cell table:style-name="ce7" office:value-type="string" calcext:value-type="string">
            <text:p>KC_QUOT</text:p>
          </table:table-cell>
          <table:table-cell table:style-name="ce7" office:value-type="string" calcext:value-type="string">
            <text:p>KC_ENT</text:p>
          </table:table-cell>
          <table:table-cell table:style-name="ce7" office:value-type="string" calcext:value-type="string">
            <text:p>KC_P4</text:p>
          </table:table-cell>
          <table:table-cell table:style-name="ce7" office:value-type="string" calcext:value-type="string">
            <text:p>KC_P5</text:p>
          </table:table-cell>
          <table:table-cell table:style-name="ce7" office:value-type="string" calcext:value-type="string">
            <text:p>KC_P6</text:p>
          </table:table-cell>
          <table:table-cell table:style-name="ce61" office:value-type="string" calcext:value-type="string">
            <text:p>KC_PPLS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office:value-type="string" calcext:value-type="string">
            <text:p>CAP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;</text:p>
          </table:table-cell>
          <table:table-cell table:style-name="ce8" office:value-type="string" calcext:value-type="string">
            <text:p>'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4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:</text:p>
          </table:table-cell>
          <table:table-cell table:style-name="ce8" office:value-type="string" calcext:value-type="string">
            <text:p>"</text:p>
          </table:table-cell>
          <table:table-cell table:style-name="ce4" table:number-columns-repeated="5"/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4"/>
          <table:table-cell table:style-name="ce24" office:value-type="string" calcext:value-type="string">
            <text:p>α</text:p>
          </table:table-cell>
          <table:table-cell table:style-name="ce24" office:value-type="string" calcext:value-type="string">
            <text:p>σ</text:p>
          </table:table-cell>
          <table:table-cell table:style-name="ce24" office:value-type="string" calcext:value-type="string">
            <text:p>δ</text:p>
          </table:table-cell>
          <table:table-cell table:style-name="ce24" office:value-type="string" calcext:value-type="string">
            <text:p>φ</text:p>
          </table:table-cell>
          <table:table-cell table:style-name="ce24" office:value-type="string" calcext:value-type="string">
            <text:p>γ</text:p>
          </table:table-cell>
          <table:table-cell table:style-name="ce24" office:value-type="string" calcext:value-type="string">
            <text:p>η</text:p>
          </table:table-cell>
          <table:table-cell table:style-name="ce43" office:value-type="string" calcext:value-type="string">
            <text:p>ξ</text:p>
          </table:table-cell>
          <table:table-cell table:style-name="ce24" office:value-type="string" calcext:value-type="string">
            <text:p>κ</text:p>
          </table:table-cell>
          <table:table-cell table:style-name="ce24" office:value-type="string" calcext:value-type="string">
            <text:p>λ</text:p>
          </table:table-cell>
          <table:table-cell table:style-name="ce9" office:value-type="string" calcext:value-type="string">
            <text:p>‥</text:p>
          </table:table-cell>
          <table:table-cell table:style-name="ce9" office:value-type="string" calcext:value-type="string">
            <text:p>•</text:p>
          </table:table-cell>
          <table:table-cell table:style-name="ce4" table:number-columns-repeated="5"/>
          <table:table-cell table:style-name="ce3" table:number-columns-repeated="4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4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Σ</text:p>
          </table:table-cell>
          <table:table-cell table:style-name="ce24" office:value-type="string" calcext:value-type="string">
            <text:p>Δ</text:p>
          </table:table-cell>
          <table:table-cell table:style-name="ce24" office:value-type="string" calcext:value-type="string">
            <text:p>Φ</text:p>
          </table:table-cell>
          <table:table-cell table:style-name="ce24" office:value-type="string" calcext:value-type="string">
            <text:p>Γ</text:p>
          </table:table-cell>
          <table:table-cell table:style-name="ce24" office:value-type="string" calcext:value-type="string">
            <text:p>Η</text:p>
          </table:table-cell>
          <table:table-cell table:style-name="ce43" office:value-type="string" calcext:value-type="string">
            <text:p>Ξ</text:p>
          </table:table-cell>
          <table:table-cell table:style-name="ce24" office:value-type="string" calcext:value-type="string">
            <text:p>Κ</text:p>
          </table:table-cell>
          <table:table-cell table:style-name="ce24" office:value-type="string" calcext:value-type="string">
            <text:p>Λ</text:p>
          </table:table-cell>
          <table:table-cell table:style-name="ce11" office:value-type="string" calcext:value-type="string">
            <text:p>…</text:p>
          </table:table-cell>
          <table:table-cell table:style-name="ce11" office:value-type="string" calcext:value-type="string">
            <text:p>○</text:p>
          </table:table-cell>
          <table:table-cell table:style-name="ce4" table:number-columns-repeated="5"/>
          <table:table-cell table:style-name="ce3" table:number-columns-repeated="4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4"/>
          <table:table-cell table:style-name="ce9" office:value-type="string" calcext:value-type="string">
            <text:p>⊥</text:p>
          </table:table-cell>
          <table:table-cell table:style-name="ce9" office:value-type="string" calcext:value-type="string">
            <text:p>⊤</text:p>
          </table:table-cell>
          <table:table-cell table:style-name="ce34" office:value-type="string" calcext:value-type="string">
            <text:p>⊢</text:p>
          </table:table-cell>
          <table:table-cell table:style-name="ce9" office:value-type="string" calcext:value-type="string">
            <text:p>⊣</text:p>
          </table:table-cell>
          <table:table-cell table:style-name="ce33" office:value-type="string" calcext:value-type="string">
            <text:p>↑</text:p>
          </table:table-cell>
          <table:table-cell table:style-name="ce33" office:value-type="string" calcext:value-type="string">
            <text:p>↓</text:p>
          </table:table-cell>
          <table:table-cell table:style-name="ce33" office:value-type="string" calcext:value-type="string">
            <text:p>←</text:p>
          </table:table-cell>
          <table:table-cell table:style-name="ce33" office:value-type="string" calcext:value-type="string">
            <text:p>→</text:p>
          </table:table-cell>
          <table:table-cell table:style-name="ce49" office:value-type="string" calcext:value-type="string">
            <text:p>↔</text:p>
          </table:table-cell>
          <table:table-cell table:style-name="ce12" office:value-type="string" calcext:value-type="string">
            <text:p>∴</text:p>
          </table:table-cell>
          <table:table-cell table:style-name="ce54"/>
          <table:table-cell table:style-name="ce56"/>
          <table:table-cell table:style-name="ce40" office:value-type="string" calcext:value-type="string">
            <text:p>⁴</text:p>
          </table:table-cell>
          <table:table-cell table:style-name="ce4" office:value-type="string" calcext:value-type="string">
            <text:p>⁵</text:p>
          </table:table-cell>
          <table:table-cell table:style-name="ce40" office:value-type="string" calcext:value-type="string">
            <text:p>⁶</text:p>
          </table:table-cell>
          <table:table-cell table:style-name="ce4"/>
          <table:table-cell table:style-name="ce3" table:number-columns-repeated="4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4"/>
          <table:table-cell table:style-name="ce8" office:value-type="string" calcext:value-type="string">
            <text:p>Å</text:p>
          </table:table-cell>
          <table:table-cell table:style-name="ce29"/>
          <table:table-cell table:style-name="ce12"/>
          <table:table-cell table:style-name="ce27" office:value-type="string" calcext:value-type="string">
            <text:p>ƒ</text:p>
          </table:table-cell>
          <table:table-cell table:style-name="ce8"/>
          <table:table-cell table:style-name="ce8" office:value-type="string" calcext:value-type="string">
            <text:p>ℏ</text:p>
          </table:table-cell>
          <table:table-cell table:style-name="ce8"/>
          <table:table-cell table:style-name="ce29"/>
          <table:table-cell table:style-name="ce13" office:value-type="string" calcext:value-type="string">
            <text:p>⇔</text:p>
          </table:table-cell>
          <table:table-cell table:style-name="ce12"/>
          <table:table-cell table:style-name="ce53"/>
          <table:table-cell table:style-name="ce10"/>
          <table:table-cell table:style-name="ce13" office:value-type="string" calcext:value-type="string">
            <text:p>Ⅳ</text:p>
          </table:table-cell>
          <table:table-cell table:style-name="ce58" office:value-type="string" calcext:value-type="string">
            <text:p>Ⅴ</text:p>
          </table:table-cell>
          <table:table-cell table:style-name="ce4" office:value-type="string" calcext:value-type="string">
            <text:p>Ⅵ</text:p>
          </table:table-cell>
          <table:table-cell table:style-name="ce4"/>
          <table:table-cell table:style-name="ce3" table:number-columns-repeated="4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2"/>
          <table:table-cell table:style-name="ce3" office:value-type="string" calcext:value-type="string">
            <text:p><text:s text:c="17"/></text:p>
          </table:table-cell>
          <table:table-cell table:style-name="ce3" table:number-columns-repeated="2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ZXCV ROW</text:p>
          </table:table-cell>
          <table:table-cell table:style-name="ce7" office:value-type="string" calcext:value-type="string">
            <text:p>KC_LSFT</text:p>
          </table:table-cell>
          <table:table-cell table:style-name="ce7" office:value-type="string" calcext:value-type="string">
            <text:p>KC_Z</text:p>
          </table:table-cell>
          <table:table-cell table:style-name="ce7" office:value-type="string" calcext:value-type="string">
            <text:p>KC_X</text:p>
          </table:table-cell>
          <table:table-cell table:style-name="ce7" office:value-type="string" calcext:value-type="string">
            <text:p>KC_C</text:p>
          </table:table-cell>
          <table:table-cell table:style-name="ce7" office:value-type="string" calcext:value-type="string">
            <text:p>KC_V</text:p>
          </table:table-cell>
          <table:table-cell table:style-name="ce7" office:value-type="string" calcext:value-type="string">
            <text:p>KC_B</text:p>
          </table:table-cell>
          <table:table-cell table:style-name="ce7" office:value-type="string" calcext:value-type="string">
            <text:p>KC_N</text:p>
          </table:table-cell>
          <table:table-cell table:style-name="ce7" office:value-type="string" calcext:value-type="string">
            <text:p>KC_M</text:p>
          </table:table-cell>
          <table:table-cell table:style-name="ce7" office:value-type="string" calcext:value-type="string">
            <text:p>KC_COMM</text:p>
          </table:table-cell>
          <table:table-cell table:style-name="ce7" office:value-type="string" calcext:value-type="string">
            <text:p>KC_DOT</text:p>
          </table:table-cell>
          <table:table-cell table:style-name="ce7" office:value-type="string" calcext:value-type="string">
            <text:p>KC_SLSH</text:p>
          </table:table-cell>
          <table:table-cell table:style-name="ce7" office:value-type="string" calcext:value-type="string">
            <text:p>KC_RSFT</text:p>
          </table:table-cell>
          <table:table-cell table:style-name="ce7" office:value-type="string" calcext:value-type="string">
            <text:p>KC_UP</text:p>
          </table:table-cell>
          <table:table-cell table:style-name="ce7" office:value-type="string" calcext:value-type="string">
            <text:p>KC_P1</text:p>
          </table:table-cell>
          <table:table-cell table:style-name="ce7" office:value-type="string" calcext:value-type="string">
            <text:p>KC_P2</text:p>
          </table:table-cell>
          <table:table-cell table:style-name="ce7" office:value-type="string" calcext:value-type="string">
            <text:p>KC_P3</text:p>
          </table:table-cell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,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SHFT</text:p>
          </table:table-cell>
          <table:table-cell table:style-name="ce8" office:value-type="string" calcext:value-type="string">
            <text:p>↑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8"/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&lt;</text:p>
          </table:table-cell>
          <table:table-cell table:style-name="ce8" office:value-type="string" calcext:value-type="string">
            <text:p>&gt;</text:p>
          </table:table-cell>
          <table:table-cell table:style-name="ce8" office:value-type="string" calcext:value-type="string">
            <text:p>?</text:p>
          </table:table-cell>
          <table:table-cell table:style-name="ce8" table:number-columns-repeated="5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8"/>
          <table:table-cell table:style-name="ce24" office:value-type="string" calcext:value-type="string">
            <text:p>ζ</text:p>
          </table:table-cell>
          <table:table-cell table:style-name="ce24" office:value-type="string" calcext:value-type="string">
            <text:p>χ</text:p>
          </table:table-cell>
          <table:table-cell table:style-name="ce24" office:value-type="string" calcext:value-type="string">
            <text:p>ψ</text:p>
          </table:table-cell>
          <table:table-cell table:style-name="ce24" office:value-type="string" calcext:value-type="string">
            <text:p>ω</text:p>
          </table:table-cell>
          <table:table-cell table:style-name="ce24" office:value-type="string" calcext:value-type="string">
            <text:p>β</text:p>
          </table:table-cell>
          <table:table-cell table:style-name="ce43" office:value-type="string" calcext:value-type="string">
            <text:p>ν</text:p>
          </table:table-cell>
          <table:table-cell table:style-name="ce24" office:value-type="string" calcext:value-type="string">
            <text:p>μ</text:p>
          </table:table-cell>
          <table:table-cell table:style-name="ce33" office:value-type="string" calcext:value-type="string">
            <text:p>«</text:p>
          </table:table-cell>
          <table:table-cell table:style-name="ce33" office:value-type="string" calcext:value-type="string">
            <text:p>»</text:p>
          </table:table-cell>
          <table:table-cell table:style-name="ce9" office:value-type="string" calcext:value-type="string">
            <text:p>∫</text:p>
          </table:table-cell>
          <table:table-cell table:style-name="ce8" table:number-columns-repeated="5"/>
          <table:table-cell table:style-name="ce3" table:number-columns-repeated="5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8"/>
          <table:table-cell table:style-name="ce24" office:value-type="string" calcext:value-type="string">
            <text:p>Ζ</text:p>
          </table:table-cell>
          <table:table-cell table:style-name="ce24" office:value-type="string" calcext:value-type="string">
            <text:p>Χ</text:p>
          </table:table-cell>
          <table:table-cell table:style-name="ce24" office:value-type="string" calcext:value-type="string">
            <text:p>Ψ</text:p>
          </table:table-cell>
          <table:table-cell table:style-name="ce24" office:value-type="string" calcext:value-type="string">
            <text:p>Ω</text:p>
          </table:table-cell>
          <table:table-cell table:style-name="ce24" office:value-type="string" calcext:value-type="string">
            <text:p>B</text:p>
          </table:table-cell>
          <table:table-cell table:style-name="ce44" office:value-type="string" calcext:value-type="string">
            <text:p>Ν</text:p>
          </table:table-cell>
          <table:table-cell table:style-name="ce46" office:value-type="string" calcext:value-type="string">
            <text:p>Μ</text:p>
          </table:table-cell>
          <table:table-cell table:style-name="ce11" table:number-columns-repeated="2"/>
          <table:table-cell table:style-name="ce8" office:value-type="string" calcext:value-type="string">
            <text:p>√</text:p>
          </table:table-cell>
          <table:table-cell table:style-name="ce8"/>
          <table:table-cell table:style-name="ce11" table:number-columns-repeated="4"/>
          <table:table-cell table:style-name="ce3" table:number-columns-repeated="5"/>
          <table:table-cell table:style-name="ce2" table:number-columns-repeated="3"/>
          <table:table-cell table:style-name="ce1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8"/>
          <table:table-cell table:style-name="ce9" office:value-type="string" calcext:value-type="string">
            <text:p>⌊</text:p>
          </table:table-cell>
          <table:table-cell table:style-name="ce9" office:value-type="string" calcext:value-type="string">
            <text:p>⌈</text:p>
          </table:table-cell>
          <table:table-cell table:style-name="ce9" office:value-type="string" calcext:value-type="string">
            <text:p>≠</text:p>
          </table:table-cell>
          <table:table-cell table:style-name="ce41" office:value-type="string" calcext:value-type="string">
            <text:p>≃</text:p>
          </table:table-cell>
          <table:table-cell table:style-name="ce42" office:value-type="string" calcext:value-type="string">
            <text:p>≡</text:p>
          </table:table-cell>
          <table:table-cell table:style-name="ce13" table:number-columns-repeated="2"/>
          <table:table-cell table:style-name="ce13" office:value-type="string" calcext:value-type="string">
            <text:p>≤</text:p>
          </table:table-cell>
          <table:table-cell table:style-name="ce13" office:value-type="string" calcext:value-type="string">
            <text:p>≥</text:p>
          </table:table-cell>
          <table:table-cell table:style-name="ce51" office:value-type="string" calcext:value-type="string">
            <text:p>¿</text:p>
          </table:table-cell>
          <table:table-cell table:style-name="ce29"/>
          <table:table-cell table:style-name="ce12" office:value-type="string" calcext:value-type="string">
            <text:p>↑</text:p>
          </table:table-cell>
          <table:table-cell table:style-name="ce13" office:value-type="string" calcext:value-type="string">
            <text:p>¹</text:p>
          </table:table-cell>
          <table:table-cell table:style-name="ce13" office:value-type="string" calcext:value-type="string">
            <text:p>²</text:p>
          </table:table-cell>
          <table:table-cell table:style-name="ce13" office:value-type="string" calcext:value-type="string">
            <text:p>³</text:p>
          </table:table-cell>
          <table:table-cell table:style-name="ce3" table:number-columns-repeated="5"/>
          <table:table-cell table:style-name="ce2" table:number-columns-repeated="2"/>
          <table:table-cell/>
          <table:table-cell table:style-name="ce2" table:number-columns-repeated="3"/>
          <table:table-cell table:number-columns-repeated="996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8"/>
          <table:table-cell table:style-name="ce8" office:value-type="string" calcext:value-type="string">
            <text:p>⌋</text:p>
          </table:table-cell>
          <table:table-cell table:style-name="ce8" office:value-type="string" calcext:value-type="string">
            <text:p>⌉</text:p>
          </table:table-cell>
          <table:table-cell table:style-name="ce35" office:value-type="string" calcext:value-type="string">
            <text:p>©</text:p>
          </table:table-cell>
          <table:table-cell table:style-name="ce13" office:value-type="string" calcext:value-type="string">
            <text:p>≈</text:p>
          </table:table-cell>
          <table:table-cell table:style-name="ce27"/>
          <table:table-cell table:style-name="ce45"/>
          <table:table-cell table:style-name="ce47"/>
          <table:table-cell table:style-name="ce13" office:value-type="string" calcext:value-type="string">
            <text:p>≲</text:p>
          </table:table-cell>
          <table:table-cell table:style-name="ce13" office:value-type="string" calcext:value-type="string">
            <text:p>≳</text:p>
          </table:table-cell>
          <table:table-cell table:style-name="ce27" office:value-type="string" calcext:value-type="string">
            <text:p>‽</text:p>
          </table:table-cell>
          <table:table-cell table:style-name="ce29"/>
          <table:table-cell table:style-name="ce13" office:value-type="string" calcext:value-type="string">
            <text:p>⇑</text:p>
          </table:table-cell>
          <table:table-cell table:style-name="ce13" office:value-type="string" calcext:value-type="string">
            <text:p>Ⅰ</text:p>
          </table:table-cell>
          <table:table-cell table:style-name="ce13" office:value-type="string" calcext:value-type="string">
            <text:p>Ⅱ</text:p>
          </table:table-cell>
          <table:table-cell table:style-name="ce13" office:value-type="string" calcext:value-type="string">
            <text:p>Ⅲ</text:p>
          </table:table-cell>
          <table:table-cell table:style-name="ce3" table:number-columns-repeated="5"/>
          <table:table-cell table:style-name="ce2"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BASE ROW</text:p>
          </table:table-cell>
          <table:table-cell table:style-name="ce8" office:value-type="string" calcext:value-type="string">
            <text:p>KC_LEFT</text:p>
          </table:table-cell>
          <table:table-cell table:style-name="ce8" office:value-type="string" calcext:value-type="string">
            <text:p>KC_DOWN</text:p>
          </table:table-cell>
          <table:table-cell table:style-name="ce8" office:value-type="string" calcext:value-type="string">
            <text:p>KC_RGHT</text:p>
          </table:table-cell>
          <table:table-cell table:style-name="ce8" office:value-type="string" calcext:value-type="string">
            <text:p>KC_P0</text:p>
          </table:table-cell>
          <table:table-cell table:style-name="ce8" office:value-type="string" calcext:value-type="string">
            <text:p>KC_PDOT</text:p>
          </table:table-cell>
          <table:table-cell table:style-name="ce8" office:value-type="string" calcext:value-type="string">
            <text:p>KC_PENT</text:p>
          </table:table-cell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8" table:number-columns-repeated="6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8" table:number-columns-repeated="6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8" table:number-columns-repeated="6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11" table:number-columns-repeated="3"/>
          <table:table-cell table:style-name="ce8" table:number-columns-repeated="3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12" office:value-type="string" calcext:value-type="string">
            <text:p>←</text:p>
          </table:table-cell>
          <table:table-cell table:style-name="ce12" office:value-type="string" calcext:value-type="string">
            <text:p>↓</text:p>
          </table:table-cell>
          <table:table-cell table:style-name="ce12" office:value-type="string" calcext:value-type="string">
            <text:p>→</text:p>
          </table:table-cell>
          <table:table-cell table:style-name="ce27"/>
          <table:table-cell table:style-name="ce8" table:number-columns-repeated="2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13" office:value-type="string" calcext:value-type="string">
            <text:p>⇐</text:p>
          </table:table-cell>
          <table:table-cell table:style-name="ce13" office:value-type="string" calcext:value-type="string">
            <text:p>⇓</text:p>
          </table:table-cell>
          <table:table-cell table:style-name="ce13" office:value-type="string" calcext:value-type="string">
            <text:p>⇒</text:p>
          </table:table-cell>
          <table:table-cell table:style-name="ce27"/>
          <table:table-cell table:style-name="ce8" table:number-columns-repeated="2"/>
          <table:table-cell table:style-name="ce6" table:number-columns-repeated="10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 table:number-rows-repeated="2">
          <table:table-cell table:style-name="ce1"/>
          <table:table-cell table:style-name="ce6" table:number-columns-repeated="16"/>
          <table:table-cell table:style-name="ce3" table:number-columns-repeated="3"/>
          <table:table-cell table:style-name="ce1" table:number-columns-repeated="2"/>
          <table:table-cell table:number-columns-repeated="1002"/>
        </table:table-row>
        <table:table-row table:style-name="ro1">
          <table:table-cell table:style-name="ce1"/>
          <table:table-cell table:style-name="ce6"/>
          <table:table-cell table:style-name="ce25"/>
          <table:table-cell table:style-name="ce6" table:number-columns-repeated="6"/>
          <table:table-cell/>
          <table:table-cell table:style-name="ce6" table:number-columns-repeated="4"/>
          <table:table-cell table:number-columns-repeated="2"/>
          <table:table-cell table:style-name="ce6"/>
          <table:table-cell table:style-name="ce3" table:number-columns-repeated="3"/>
          <table:table-cell table:style-name="ce1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1"/>
          <table:table-cell table:style-name="ce6" table:number-columns-repeated="3"/>
          <table:table-cell table:style-name="ce36" office:value-type="string" calcext:value-type="string">
            <text:p>≠</text:p>
          </table:table-cell>
          <table:table-cell table:style-name="ce6" office:value-type="string" calcext:value-type="string">
            <text:p>!=</text:p>
          </table:table-cell>
          <table:table-cell table:style-name="ce6" table:number-columns-repeated="3"/>
          <table:table-cell/>
          <table:table-cell table:style-name="ce6" table:number-columns-repeated="4"/>
          <table:table-cell table:number-columns-repeated="2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2"/>
          <table:table-cell table:style-name="ce6"/>
          <table:table-cell table:style-name="ce1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2"/>
          <table:table-cell table:style-name="ce30"/>
          <table:table-cell table:style-name="ce37" office:value-type="string" calcext:value-type="string">
            <text:p>≤</text:p>
          </table:table-cell>
          <table:table-cell table:style-name="ce6" office:value-type="string" calcext:value-type="string">
            <text:p>&lt;=</text:p>
          </table:table-cell>
          <table:table-cell table:style-name="ce6" table:number-columns-repeated="3"/>
          <table:table-cell/>
          <table:table-cell table:style-name="ce6" table:number-columns-repeated="2"/>
          <table:table-cell table:style-name="ce55"/>
          <table:table-cell table:style-name="ce6" office:value-type="string" calcext:value-type="string">
            <text:p>■</text:p>
          </table:table-cell>
          <table:table-cell table:style-name="ce6" office:value-type="string" calcext:value-type="string">
            <text:p>□</text:p>
          </table:table-cell>
          <table:table-cell table:style-name="ce6" table:number-columns-repeated="3"/>
          <table:table-cell table:style-name="ce3" table:number-columns-repeated="4"/>
          <table:table-cell table:style-name="ce2" table:number-columns-repeated="2"/>
          <table:table-cell table:style-name="ce1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26"/>
          <table:table-cell table:style-name="ce30"/>
          <table:table-cell table:style-name="ce38" office:value-type="string" calcext:value-type="string">
            <text:p>≥</text:p>
          </table:table-cell>
          <table:table-cell table:style-name="ce6" office:value-type="string" calcext:value-type="string">
            <text:p>&gt;=</text:p>
          </table:table-cell>
          <table:table-cell table:style-name="ce6" table:number-columns-repeated="3"/>
          <table:table-cell/>
          <table:table-cell table:style-name="ce6" table:number-columns-repeated="2"/>
          <table:table-cell table:style-name="ce55"/>
          <table:table-cell table:style-name="ce6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style-name="ce6" table:number-columns-repeated="2"/>
          <table:table-cell table:style-name="ce32" office:value-type="string" calcext:value-type="string">
            <text:p>™</text:p>
          </table:table-cell>
          <table:table-cell table:style-name="ce3" table:number-columns-repeated="4"/>
          <table:table-cell table:style-name="ce2" table:number-columns-repeated="2"/>
          <table:table-cell table:style-name="ce1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2"/>
          <table:table-cell table:style-name="ce30"/>
          <table:table-cell table:style-name="ce39" office:value-type="string" calcext:value-type="string">
            <text:p>⇒</text:p>
          </table:table-cell>
          <table:table-cell table:style-name="ce6" office:value-type="string" calcext:value-type="string">
            <text:p>=&gt;</text:p>
          </table:table-cell>
          <table:table-cell table:style-name="ce6" table:number-columns-repeated="5"/>
          <table:table-cell table:style-name="ce32"/>
          <table:table-cell table:style-name="ce55"/>
          <table:table-cell table:style-name="ce6" table:number-columns-repeated="4"/>
          <table:table-cell table:style-name="ce62"/>
          <table:table-cell table:style-name="ce3" table:number-columns-repeated="4"/>
          <table:table-cell table:style-name="ce2" table:number-columns-repeated="2"/>
          <table:table-cell table:style-name="ce1" table:number-columns-repeated="4"/>
          <table:table-cell table:number-columns-repeated="996"/>
        </table:table-row>
        <table:table-row table:style-name="ro1">
          <table:table-cell table:style-name="ce1"/>
          <table:table-cell table:style-name="ce6"/>
          <table:table-cell/>
          <table:table-cell table:style-name="ce30"/>
          <table:table-cell table:style-name="ce40" office:value-type="string" calcext:value-type="string">
            <text:p>→</text:p>
          </table:table-cell>
          <table:table-cell table:style-name="ce6" office:value-type="string" calcext:value-type="string">
            <text:p>-&gt;</text:p>
          </table:table-cell>
          <table:table-cell table:style-name="ce6" table:number-columns-repeated="3"/>
          <table:table-cell table:style-name="ce25" table:number-columns-repeated="2"/>
          <table:table-cell table:style-name="ce6"/>
          <table:table-cell table:style-name="ce55"/>
          <table:table-cell table:style-name="ce6" table:number-columns-repeated="4"/>
          <table:table-cell table:style-name="ce62"/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3"/>
          <table:table-cell table:style-name="ce4" office:value-type="string" calcext:value-type="string">
            <text:p>…</text:p>
          </table:table-cell>
          <table:table-cell table:style-name="ce6" office:value-type="string" calcext:value-type="string">
            <text:p>...</text:p>
          </table:table-cell>
          <table:table-cell table:style-name="ce6" table:number-columns-repeated="3"/>
          <table:table-cell table:style-name="ce25" table:number-columns-repeated="2"/>
          <table:table-cell/>
          <table:table-cell table:style-name="ce6" office:value-type="string" calcext:value-type="string">
            <text:p>∛</text:p>
          </table:table-cell>
          <table:table-cell table:style-name="ce4" office:value-type="string" calcext:value-type="string">
            <text:p>∈</text:p>
          </table:table-cell>
          <table:table-cell table:style-name="ce4" office:value-type="string" calcext:value-type="string">
            <text:p>±</text:p>
          </table:table-cell>
          <table:table-cell table:style-name="ce6" table:number-columns-repeated="2"/>
          <table:table-cell table:style-name="ce6" office:value-type="string" calcext:value-type="string">
            <text:p>æ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2"/>
          <table:table-cell table:style-name="ce4" office:value-type="string" calcext:value-type="string">
            <text:p>∉</text:p>
          </table:table-cell>
          <table:table-cell table:style-name="ce4" office:value-type="string" calcext:value-type="string">
            <text:p>∓</text:p>
          </table:table-cell>
          <table:table-cell table:style-name="ce6" table:number-columns-repeated="2"/>
          <table:table-cell table:style-name="ce6" office:value-type="string" calcext:value-type="string">
            <text:p>Æ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26"/>
          <table:table-cell table:style-name="ce25"/>
          <table:table-cell table:style-name="ce6"/>
          <table:table-cell table:style-name="ce25" table:number-columns-repeated="2"/>
          <table:table-cell table:style-name="ce6" table:number-columns-repeated="6"/>
          <table:table-cell table:style-name="ce4"/>
          <table:table-cell table:style-name="ce3"/>
          <table:table-cell table:style-name="ce6" table:number-columns-repeated="2"/>
          <table:table-cell table:style-name="ce55"/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25" table:number-columns-repeated="2"/>
          <table:table-cell table:style-name="ce6" table:number-columns-repeated="8"/>
          <table:table-cell table:style-name="ce55"/>
          <table:table-cell table:style-name="ce4"/>
          <table:table-cell table:style-name="ce6" office:value-type="string" calcext:value-type="string">
            <text:p>‱</text:p>
          </table:table-cell>
          <table:table-cell table:style-name="ce6" table:number-columns-repeated="3"/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12"/>
          <table:table-cell table:style-name="ce55" office:value-type="string" calcext:value-type="string">
            <text:p>‾</text:p>
          </table:table-cell>
          <table:table-cell/>
          <table:table-cell table:style-name="ce6" table:number-columns-repeated="2"/>
          <table:table-cell table:style-name="ce55" office:value-type="string" calcext:value-type="string">
            <text:p>΅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4"/>
          <table:table-cell table:style-name="ce6" table:number-columns-repeated="11"/>
          <table:table-cell table:number-columns-repeated="2"/>
          <table:table-cell table:style-name="ce6" table:number-columns-repeated="2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5"/>
          <table:table-cell table:style-name="ce6"/>
          <table:table-cell table:style-name="ce31" office:value-type="string" calcext:value-type="string">
            <text:p>Space Cadet</text:p>
          </table:table-cell>
          <table:table-cell table:style-name="ce6" table:number-columns-repeated="8"/>
          <table:table-cell/>
          <table:table-cell table:style-name="ce6" office:value-type="string" calcext:value-type="string">
            <text:p>♀ , ♂ , ⚥</text:p>
          </table:table-cell>
          <table:table-cell/>
          <table:table-cell table:style-name="ce6" table:number-columns-repeated="2"/>
          <table:table-cell table:style-name="ce3" office:value-type="string" calcext:value-type="string">
            <text:p>∞</text:p>
          </table:table-cell>
          <table:table-cell table:style-name="ce3" table:number-columns-repeated="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26"/>
          <table:table-cell table:style-name="ce31"/>
          <table:table-cell table:style-name="ce6" table:number-columns-repeated="8"/>
          <table:table-cell table:style-name="ce26"/>
          <table:table-cell table:style-name="ce6" office:value-type="string" calcext:value-type="string">
            <text:p>✔, ✘, ☺)</text:p>
          </table:table-cell>
          <table:table-cell/>
          <table:table-cell table:style-name="ce6" table:number-columns-repeated="2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6"/>
          <table:table-cell table:style-name="ce6"/>
          <table:table-cell table:style-name="ce31" office:value-type="string" calcext:value-type="string">
            <text:p>Neo</text:p>
          </table:table-cell>
          <table:table-cell table:style-name="ce6" table:number-columns-repeated="8"/>
          <table:table-cell/>
          <table:table-cell table:style-name="ce57" office:value-type="string" calcext:value-type="string">
            <text:p>℗</text:p>
          </table:table-cell>
          <table:table-cell/>
          <table:table-cell table:style-name="ce6" table:number-columns-repeated="2"/>
          <table:table-cell table:style-name="ce3"/>
          <table:table-cell table:style-name="ce3" office:value-type="string" calcext:value-type="string">
            <text:p><text:s text:c="8"/></text:p>
          </table:table-cell>
          <table:table-cell table:style-name="ce3" table:number-columns-repeated="3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/>
          <table:table-cell table:style-name="ce31"/>
          <table:table-cell table:style-name="ce6" table:number-columns-repeated="8"/>
          <table:table-cell/>
          <table:table-cell table:style-name="ce57" office:value-type="string" calcext:value-type="string">
            <text:p>ɐ</text:p>
          </table:table-cell>
          <table:table-cell table:style-name="ce6" table:number-columns-repeated="3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7"/>
          <table:table-cell table:style-name="ce6"/>
          <table:table-cell table:style-name="ce32" office:value-type="string" calcext:value-type="string">
            <text:p>Greek</text:p>
          </table:table-cell>
          <table:table-cell table:style-name="ce6" table:number-columns-repeated="9"/>
          <table:table-cell table:style-name="ce57" office:value-type="string" calcext:value-type="string">
            <text:p>ß</text:p>
          </table:table-cell>
          <table:table-cell table:style-name="ce6" table:number-columns-repeated="3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 table:number-columns-repeated="2"/>
          <table:table-cell table:style-name="ce32"/>
          <table:table-cell table:style-name="ce6" table:number-columns-repeated="9"/>
          <table:table-cell table:style-name="ce6" office:value-type="string" calcext:value-type="string">
            <text:p>ϝ</text:p>
          </table:table-cell>
          <table:table-cell table:style-name="ce6" office:value-type="string" calcext:value-type="string">
            <text:p>↦</text:p>
          </table:table-cell>
          <table:table-cell table:style-name="ce6" table:number-columns-repeated="2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8"/>
          <table:table-cell table:style-name="ce26"/>
          <table:table-cell table:style-name="ce26" office:value-type="string" calcext:value-type="string">
            <text:p>US Intnl</text:p>
          </table:table-cell>
          <table:table-cell table:style-name="ce6" table:number-columns-repeated="13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4"/>
          <table:table-cell table:style-name="ce6" table:number-columns-repeated="10"/>
          <table:table-cell/>
          <table:table-cell table:style-name="ce6" table:number-columns-repeated="4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9"/>
          <table:table-cell table:style-name="ce6"/>
          <table:table-cell table:style-name="ce6" office:value-type="string" calcext:value-type="string">
            <text:p>EurKEY</text:p>
          </table:table-cell>
          <table:table-cell table:style-name="ce6" table:number-columns-repeated="8"/>
          <table:table-cell/>
          <table:table-cell table:style-name="ce6" table:number-columns-repeated="4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14"/>
          <table:table-cell table:style-name="ce6" table:number-columns-repeated="10"/>
          <table:table-cell/>
          <table:table-cell table:style-name="ce6" office:value-type="string" calcext:value-type="string">
            <text:p>|¡⅛£¼⅜⅝⅞™±°¿˛</text:p>
          </table:table-cell>
          <table:table-cell table:style-name="ce6" table:number-columns-repeated="3"/>
          <table:table-cell table:style-name="ce3" table:number-columns-repeated="5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20"/>
          <table:table-cell table:style-name="ce3" table:number-columns-repeated="11"/>
          <table:table-cell table:style-name="ce3" office:value-type="string" calcext:value-type="string">
            <text:p>|¡⅛£¼⅜⅝⅞™±°¿˛</text:p>
          </table:table-cell>
          <table:table-cell table:style-name="ce3" table:number-columns-repeated="8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20"/>
          <table:table-cell table:style-name="ce3" table:number-columns-repeated="11"/>
          <table:table-cell table:style-name="ce3" office:value-type="string" calcext:value-type="string">
            <text:p>ΩŁE®Ŧ¥↑ıØÞ°¯</text:p>
          </table:table-cell>
          <table:table-cell table:style-name="ce3" table:number-columns-repeated="8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3" table:number-columns-repeated="12"/>
          <table:table-cell table:style-name="ce3" office:value-type="string" calcext:value-type="string">
            <text:p>@łe¶ŧ←↓→øþ¨~</text:p>
          </table:table-cell>
          <table:table-cell table:style-name="ce3" table:number-columns-repeated="8"/>
          <table:table-cell table:style-name="ce1" table:number-columns-repeated="6"/>
          <table:table-cell table:number-columns-repeated="996"/>
        </table:table-row>
        <table:table-row table:style-name="ro1" table:number-rows-repeated="933">
          <table:table-cell table:style-name="ce1"/>
          <table:table-cell table:style-name="ce3" table:number-columns-repeated="21"/>
          <table:table-cell table:style-name="ce1" table:number-columns-repeated="6"/>
          <table:table-cell table:number-columns-repeated="996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2" table:style-name="ta2">
        <table:table-column table:style-name="co1" table:default-cell-style-name="Default"/>
        <table:table-column table:style-name="co3" table:number-columns-repeated="1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number-columns-repeated="997" table:default-cell-style-name="Default"/>
        <table:table-row table:style-name="ro1">
          <table:table-cell table:style-name="ce1"/>
          <table:table-cell table:style-name="ce3" table:number-columns-repeated="21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FUNCTION ROW</text:p>
          </table:table-cell>
          <table:table-cell table:style-name="ce3" table:number-columns-repeated="21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PRN</text:p>
          </table:table-cell>
          <table:table-cell table:style-name="ce4" office:value-type="string" calcext:value-type="string">
            <text:p>SCRL</text:p>
          </table:table-cell>
          <table:table-cell table:style-name="ce4" office:value-type="string" calcext:value-type="string">
            <text:p>PAUSE</text:p>
          </table:table-cell>
          <table:table-cell table:style-name="ce60" office:value-type="string" calcext:value-type="string">
            <text:p>F13</text:p>
          </table:table-cell>
          <table:table-cell table:style-name="ce60" office:value-type="string" calcext:value-type="string">
            <text:p>F14</text:p>
          </table:table-cell>
          <table:table-cell table:style-name="ce60" office:value-type="string" calcext:value-type="string">
            <text:p>F15</text:p>
          </table:table-cell>
          <table:table-cell table:style-name="ce60" office:value-type="string" calcext:value-type="string">
            <text:p>F16</text:p>
          </table:table-cell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5"/>
          <table:table-cell table:style-name="ce4" table:number-columns-repeated="15"/>
          <table:table-cell table:style-name="ce60" table:number-columns-repeated="4"/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1234 ROW</text:p>
          </table:table-cell>
          <table:table-cell table:style-name="ce7" office:value-type="string" calcext:value-type="string">
            <text:p>KC_GRV</text:p>
          </table:table-cell>
          <table:table-cell table:style-name="ce7" office:value-type="string" calcext:value-type="string">
            <text:p>KC_1</text:p>
          </table:table-cell>
          <table:table-cell table:style-name="ce7" office:value-type="string" calcext:value-type="string">
            <text:p>KC_2</text:p>
          </table:table-cell>
          <table:table-cell table:style-name="ce7" office:value-type="string" calcext:value-type="string">
            <text:p>KC_3</text:p>
          </table:table-cell>
          <table:table-cell table:style-name="ce7" office:value-type="string" calcext:value-type="string">
            <text:p>KC_4</text:p>
          </table:table-cell>
          <table:table-cell table:style-name="ce7" office:value-type="string" calcext:value-type="string">
            <text:p>KC_5</text:p>
          </table:table-cell>
          <table:table-cell table:style-name="ce7" office:value-type="string" calcext:value-type="string">
            <text:p>KC_6</text:p>
          </table:table-cell>
          <table:table-cell table:style-name="ce7" office:value-type="string" calcext:value-type="string">
            <text:p>KC_7</text:p>
          </table:table-cell>
          <table:table-cell table:style-name="ce7" office:value-type="string" calcext:value-type="string">
            <text:p>KC_8</text:p>
          </table:table-cell>
          <table:table-cell table:style-name="ce7" office:value-type="string" calcext:value-type="string">
            <text:p>KC_9</text:p>
          </table:table-cell>
          <table:table-cell table:style-name="ce7" office:value-type="string" calcext:value-type="string">
            <text:p>KC_0</text:p>
          </table:table-cell>
          <table:table-cell table:style-name="ce7" office:value-type="string" calcext:value-type="string">
            <text:p>KC_MINS</text:p>
          </table:table-cell>
          <table:table-cell table:style-name="ce7" office:value-type="string" calcext:value-type="string">
            <text:p>KC_EQL</text:p>
          </table:table-cell>
          <table:table-cell table:style-name="ce7" office:value-type="string" calcext:value-type="string">
            <text:p>KC_BSPC</text:p>
          </table:table-cell>
          <table:table-cell table:style-name="ce7" office:value-type="string" calcext:value-type="string">
            <text:p>KC_INS</text:p>
          </table:table-cell>
          <table:table-cell table:style-name="ce7" office:value-type="string" calcext:value-type="string">
            <text:p>KC_HOME</text:p>
          </table:table-cell>
          <table:table-cell table:style-name="ce61" office:value-type="string" calcext:value-type="string">
            <text:p>KC_PGUP</text:p>
          </table:table-cell>
          <table:table-cell table:style-name="ce61" office:value-type="string" calcext:value-type="string">
            <text:p>KC_NUM</text:p>
          </table:table-cell>
          <table:table-cell table:style-name="ce61" office:value-type="string" calcext:value-type="string">
            <text:p>KC_PSLS</text:p>
          </table:table-cell>
          <table:table-cell table:style-name="ce61" office:value-type="string" calcext:value-type="string">
            <text:p>KC_PAST</text:p>
          </table:table-cell>
          <table:table-cell table:style-name="ce61" office:value-type="string" calcext:value-type="string">
            <text:p>KC_PMNS</text:p>
          </table:table-cell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8" table:formula="of:=[$Layout.B11]" office:value-type="string" office:string-value="`" calcext:value-type="string">
            <text:p>`</text:p>
          </table:table-cell>
          <table:table-cell table:style-name="ce8" table:formula="of:=[$Layout.C11]" office:value-type="float" office:value="1" calcext:value-type="float">
            <text:p>1</text:p>
          </table:table-cell>
          <table:table-cell table:style-name="ce8" table:formula="of:=[$Layout.D11]" office:value-type="float" office:value="2" calcext:value-type="float">
            <text:p>2</text:p>
          </table:table-cell>
          <table:table-cell table:style-name="ce8" table:formula="of:=[$Layout.E11]" office:value-type="float" office:value="3" calcext:value-type="float">
            <text:p>3</text:p>
          </table:table-cell>
          <table:table-cell table:style-name="ce8" table:formula="of:=[$Layout.F11]" office:value-type="float" office:value="4" calcext:value-type="float">
            <text:p>4</text:p>
          </table:table-cell>
          <table:table-cell table:style-name="ce8" table:formula="of:=[$Layout.G11]" office:value-type="float" office:value="5" calcext:value-type="float">
            <text:p>5</text:p>
          </table:table-cell>
          <table:table-cell table:style-name="ce8" table:formula="of:=[$Layout.H11]" office:value-type="float" office:value="6" calcext:value-type="float">
            <text:p>6</text:p>
          </table:table-cell>
          <table:table-cell table:style-name="ce8" table:formula="of:=[$Layout.I11]" office:value-type="float" office:value="7" calcext:value-type="float">
            <text:p>7</text:p>
          </table:table-cell>
          <table:table-cell table:style-name="ce8" table:formula="of:=[$Layout.J11]" office:value-type="float" office:value="8" calcext:value-type="float">
            <text:p>8</text:p>
          </table:table-cell>
          <table:table-cell table:style-name="ce8" table:formula="of:=[$Layout.K11]" office:value-type="float" office:value="9" calcext:value-type="float">
            <text:p>9</text:p>
          </table:table-cell>
          <table:table-cell table:style-name="ce8" table:formula="of:=[$Layout.L11]" office:value-type="float" office:value="0" calcext:value-type="float">
            <text:p>0</text:p>
          </table:table-cell>
          <table:table-cell table:style-name="ce8" table:formula="of:=[$Layout.M11]" office:value-type="string" office:string-value="-" calcext:value-type="string">
            <text:p>-</text:p>
          </table:table-cell>
          <table:table-cell table:style-name="ce8" table:formula="of:=[$Layout.N11]" office:value-type="string" office:string-value="=" calcext:value-type="string">
            <text:p>=</text:p>
          </table:table-cell>
          <table:table-cell table:style-name="ce8" table:formula="of:=[$Layout.O11]" office:value-type="string" office:string-value="BKSPC" calcext:value-type="string">
            <text:p>BKSPC</text:p>
          </table:table-cell>
          <table:table-cell table:style-name="ce8" table:formula="of:=[$Layout.P11]" office:value-type="string" office:string-value="INSRT" calcext:value-type="string">
            <text:p>INSRT</text:p>
          </table:table-cell>
          <table:table-cell table:style-name="ce8" table:formula="of:=[$Layout.Q11]" office:value-type="string" office:string-value="HOME" calcext:value-type="string">
            <text:p>HOME</text:p>
          </table:table-cell>
          <table:table-cell table:style-name="ce8" table:formula="of:=[$Layout.R11]" office:value-type="string" office:string-value="PgUp" calcext:value-type="string">
            <text:p>PgUp</text:p>
          </table:table-cell>
          <table:table-cell table:style-name="ce8" table:formula="of:=[$Layout.S11]" office:value-type="string" office:string-value="NumLck" calcext:value-type="string">
            <text:p>NumLck</text:p>
          </table:table-cell>
          <table:table-cell table:style-name="ce8" table:formula="of:=[$Layout.T11]" office:value-type="string" office:string-value="/" calcext:value-type="string">
            <text:p>/</text:p>
          </table:table-cell>
          <table:table-cell table:style-name="ce8" table:formula="of:=[$Layout.U11]" office:value-type="string" office:string-value="*" calcext:value-type="string">
            <text:p>*</text:p>
          </table:table-cell>
          <table:table-cell table:style-name="ce8" table:formula="of:=[$Layout.V11]" office:value-type="string" office:string-value="-" calcext:value-type="string">
            <text:p>-</text:p>
          </table:table-cell>
          <table:table-cell table:style-name="ce1"/>
          <table:table-cell table:style-name="ce2" office:value-type="string" calcext:value-type="string">
            <text:p>`1234567890-=</text:p>
          </table:table-cell>
          <table:table-cell table:style-name="ce2"/>
          <table:table-cell table:style-name="ce1" table:formula="of:=[.X11]=[.Y11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8" table:formula="of:=[$Layout.B12]" office:value-type="string" office:string-value="~" calcext:value-type="string">
            <text:p>~</text:p>
          </table:table-cell>
          <table:table-cell table:style-name="ce8" table:formula="of:=[$Layout.C12]" office:value-type="string" office:string-value="!" calcext:value-type="string">
            <text:p>!</text:p>
          </table:table-cell>
          <table:table-cell table:style-name="ce8" table:formula="of:=[$Layout.D12]" office:value-type="string" office:string-value="@" calcext:value-type="string">
            <text:p>@</text:p>
          </table:table-cell>
          <table:table-cell table:style-name="ce8" table:formula="of:=[$Layout.E12]" office:value-type="string" office:string-value="#" calcext:value-type="string">
            <text:p>#</text:p>
          </table:table-cell>
          <table:table-cell table:style-name="ce8" table:formula="of:=[$Layout.F12]" office:value-type="string" office:string-value="$" calcext:value-type="string">
            <text:p>$</text:p>
          </table:table-cell>
          <table:table-cell table:style-name="ce8" table:formula="of:=[$Layout.G12]" office:value-type="string" office:string-value="%" calcext:value-type="string">
            <text:p>%</text:p>
          </table:table-cell>
          <table:table-cell table:style-name="ce8" table:formula="of:=[$Layout.H12]" office:value-type="string" office:string-value="^" calcext:value-type="string">
            <text:p>^</text:p>
          </table:table-cell>
          <table:table-cell table:style-name="ce8" table:formula="of:=[$Layout.I12]" office:value-type="string" office:string-value="&amp;" calcext:value-type="string">
            <text:p>&amp;</text:p>
          </table:table-cell>
          <table:table-cell table:style-name="ce8" table:formula="of:=[$Layout.J12]" office:value-type="string" office:string-value="*" calcext:value-type="string">
            <text:p>*</text:p>
          </table:table-cell>
          <table:table-cell table:style-name="ce8" table:formula="of:=[$Layout.K12]" office:value-type="string" office:string-value="(" calcext:value-type="string">
            <text:p>(</text:p>
          </table:table-cell>
          <table:table-cell table:style-name="ce8" table:formula="of:=[$Layout.L12]" office:value-type="string" office:string-value=")" calcext:value-type="string">
            <text:p>)</text:p>
          </table:table-cell>
          <table:table-cell table:style-name="ce8" table:formula="of:=[$Layout.M12]" office:value-type="string" office:string-value="_" calcext:value-type="string">
            <text:p>_</text:p>
          </table:table-cell>
          <table:table-cell table:style-name="ce8" table:formula="of:=[$Layout.N12]" office:value-type="string" office:string-value="+" calcext:value-type="string">
            <text:p>+</text:p>
          </table:table-cell>
          <table:table-cell table:style-name="ce8" table:formula="of:=[$Layout.O12]" office:value-type="float" office:value="0" calcext:value-type="float">
            <text:p>0</text:p>
          </table:table-cell>
          <table:table-cell table:style-name="ce8" table:formula="of:=[$Layout.P12]" office:value-type="float" office:value="0" calcext:value-type="float">
            <text:p>0</text:p>
          </table:table-cell>
          <table:table-cell table:style-name="ce8" table:formula="of:=[$Layout.Q12]" office:value-type="float" office:value="0" calcext:value-type="float">
            <text:p>0</text:p>
          </table:table-cell>
          <table:table-cell table:style-name="ce8" table:formula="of:=[$Layout.R12]" office:value-type="float" office:value="0" calcext:value-type="float">
            <text:p>0</text:p>
          </table:table-cell>
          <table:table-cell table:style-name="ce8" table:formula="of:=[$Layout.S12]" office:value-type="float" office:value="0" calcext:value-type="float">
            <text:p>0</text:p>
          </table:table-cell>
          <table:table-cell table:style-name="ce8" table:formula="of:=[$Layout.T12]" office:value-type="float" office:value="0" calcext:value-type="float">
            <text:p>0</text:p>
          </table:table-cell>
          <table:table-cell table:style-name="ce8" table:formula="of:=[$Layout.U12]" office:value-type="float" office:value="0" calcext:value-type="float">
            <text:p>0</text:p>
          </table:table-cell>
          <table:table-cell table:style-name="ce8" table:formula="of:=[$Layout.V12]" office:value-type="float" office:value="0" calcext:value-type="float">
            <text:p>0</text:p>
          </table:table-cell>
          <table:table-cell table:style-name="ce1"/>
          <table:table-cell table:style-name="ce2" office:value-type="string" calcext:value-type="string">
            <text:p>~!@#$%^&amp;*()_+</text:p>
          </table:table-cell>
          <table:table-cell table:style-name="ce2"/>
          <table:table-cell table:style-name="ce1" table:formula="of:=[.X12]=[.Y12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8" table:formula="of:=[$Layout.B13]" office:value-type="string" office:string-value="§" calcext:value-type="string">
            <text:p>§</text:p>
          </table:table-cell>
          <table:table-cell table:style-name="ce8" table:formula="of:=[$Layout.C13]" office:value-type="string" office:string-value="†" calcext:value-type="string">
            <text:p>†</text:p>
          </table:table-cell>
          <table:table-cell table:style-name="ce8" table:formula="of:=[$Layout.D13]" office:value-type="string" office:string-value="‡" calcext:value-type="string">
            <text:p>‡</text:p>
          </table:table-cell>
          <table:table-cell table:style-name="ce8" table:formula="of:=[$Layout.E13]" office:value-type="string" office:string-value="∇" calcext:value-type="string">
            <text:p>∇</text:p>
          </table:table-cell>
          <table:table-cell table:style-name="ce8" table:formula="of:=[$Layout.F13]" office:value-type="string" office:string-value="¢" calcext:value-type="string">
            <text:p>¢</text:p>
          </table:table-cell>
          <table:table-cell table:style-name="ce8" table:formula="of:=[$Layout.G13]" office:value-type="string" office:string-value="°" calcext:value-type="string">
            <text:p>°</text:p>
          </table:table-cell>
          <table:table-cell table:style-name="ce8" table:formula="of:=[$Layout.H13]" office:value-type="string" office:string-value="□" calcext:value-type="string">
            <text:p>□</text:p>
          </table:table-cell>
          <table:table-cell table:style-name="ce8" table:formula="of:=[$Layout.I13]" office:value-type="string" office:string-value="÷" calcext:value-type="string">
            <text:p>÷</text:p>
          </table:table-cell>
          <table:table-cell table:style-name="ce8" table:formula="of:=[$Layout.J13]" office:value-type="string" office:string-value="×" calcext:value-type="string">
            <text:p>×</text:p>
          </table:table-cell>
          <table:table-cell table:style-name="ce8" table:formula="of:=[$Layout.K13]" office:value-type="string" office:string-value="¶" calcext:value-type="string">
            <text:p>¶</text:p>
          </table:table-cell>
          <table:table-cell table:style-name="ce11" table:formula="of:=[$Layout.L13]" office:value-type="string" office:string-value="○" calcext:value-type="string">
            <text:p>○</text:p>
          </table:table-cell>
          <table:table-cell table:style-name="ce11" table:formula="of:=[$Layout.M13]" office:value-type="string" office:string-value="—" calcext:value-type="string">
            <text:p>—</text:p>
          </table:table-cell>
          <table:table-cell table:style-name="ce8" table:formula="of:=[$Layout.N13]" office:value-type="string" office:string-value="≈" calcext:value-type="string">
            <text:p>≈</text:p>
          </table:table-cell>
          <table:table-cell table:style-name="ce8" table:formula="of:=[$Layout.O13]" office:value-type="float" office:value="0" calcext:value-type="float">
            <text:p>0</text:p>
          </table:table-cell>
          <table:table-cell table:style-name="ce8" table:formula="of:=[$Layout.P13]" office:value-type="float" office:value="0" calcext:value-type="float">
            <text:p>0</text:p>
          </table:table-cell>
          <table:table-cell table:style-name="ce8" table:formula="of:=[$Layout.Q13]" office:value-type="float" office:value="0" calcext:value-type="float">
            <text:p>0</text:p>
          </table:table-cell>
          <table:table-cell table:style-name="ce8" table:formula="of:=[$Layout.R13]" office:value-type="float" office:value="0" calcext:value-type="float">
            <text:p>0</text:p>
          </table:table-cell>
          <table:table-cell table:style-name="ce8" table:formula="of:=[$Layout.S13]" office:value-type="float" office:value="0" calcext:value-type="float">
            <text:p>0</text:p>
          </table:table-cell>
          <table:table-cell table:style-name="ce8" table:formula="of:=[$Layout.T13]" office:value-type="float" office:value="0" calcext:value-type="float">
            <text:p>0</text:p>
          </table:table-cell>
          <table:table-cell table:style-name="ce8" table:formula="of:=[$Layout.U13]" office:value-type="float" office:value="0" calcext:value-type="float">
            <text:p>0</text:p>
          </table:table-cell>
          <table:table-cell table:style-name="ce8" table:formula="of:=[$Layout.V13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§†‡∇¢°□÷×¶○—≈</text:p>
          </table:table-cell>
          <table:table-cell table:style-name="ce2"/>
          <table:table-cell table:style-name="ce1" table:formula="of:=[.X13]=[.Y13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8" table:formula="of:=[$Layout.B14]" office:value-type="float" office:value="0" calcext:value-type="float">
            <text:p>0</text:p>
          </table:table-cell>
          <table:table-cell table:style-name="ce8" table:formula="of:=[$Layout.C14]" office:value-type="string" office:string-value="Ⅰ" calcext:value-type="string">
            <text:p>Ⅰ</text:p>
          </table:table-cell>
          <table:table-cell table:style-name="ce8" table:formula="of:=[$Layout.D14]" office:value-type="string" office:string-value="Ⅱ" calcext:value-type="string">
            <text:p>Ⅱ</text:p>
          </table:table-cell>
          <table:table-cell table:style-name="ce8" table:formula="of:=[$Layout.E14]" office:value-type="string" office:string-value="Ⅲ" calcext:value-type="string">
            <text:p>Ⅲ</text:p>
          </table:table-cell>
          <table:table-cell table:style-name="ce8" table:formula="of:=[$Layout.F14]" office:value-type="string" office:string-value="Ⅳ" calcext:value-type="string">
            <text:p>Ⅳ</text:p>
          </table:table-cell>
          <table:table-cell table:style-name="ce8" table:formula="of:=[$Layout.G14]" office:value-type="float" office:value="0" calcext:value-type="float">
            <text:p>0</text:p>
          </table:table-cell>
          <table:table-cell table:style-name="ce8" table:formula="of:=[$Layout.H14]" office:value-type="float" office:value="0" calcext:value-type="float">
            <text:p>0</text:p>
          </table:table-cell>
          <table:table-cell table:style-name="ce8" table:formula="of:=[$Layout.I14]" office:value-type="float" office:value="0" calcext:value-type="float">
            <text:p>0</text:p>
          </table:table-cell>
          <table:table-cell table:style-name="ce8" table:formula="of:=[$Layout.J14]" office:value-type="float" office:value="0" calcext:value-type="float">
            <text:p>0</text:p>
          </table:table-cell>
          <table:table-cell table:style-name="ce29" table:formula="of:=[$Layout.K14]" office:value-type="float" office:value="0" calcext:value-type="float">
            <text:p>0</text:p>
          </table:table-cell>
          <table:table-cell table:style-name="ce13" table:formula="of:=[$Layout.L14]" office:value-type="string" office:string-value="◯" calcext:value-type="string">
            <text:p>◯</text:p>
          </table:table-cell>
          <table:table-cell table:style-name="ce13" table:formula="of:=[$Layout.M14]" office:value-type="string" office:string-value="‾" calcext:value-type="string">
            <text:p>‾</text:p>
          </table:table-cell>
          <table:table-cell table:style-name="ce27" table:formula="of:=[$Layout.N14]" office:value-type="float" office:value="0" calcext:value-type="float">
            <text:p>0</text:p>
          </table:table-cell>
          <table:table-cell table:style-name="ce8" table:formula="of:=[$Layout.O14]" office:value-type="float" office:value="0" calcext:value-type="float">
            <text:p>0</text:p>
          </table:table-cell>
          <table:table-cell table:style-name="ce8" table:formula="of:=[$Layout.P14]" office:value-type="float" office:value="0" calcext:value-type="float">
            <text:p>0</text:p>
          </table:table-cell>
          <table:table-cell table:style-name="ce8" table:formula="of:=[$Layout.Q14]" office:value-type="float" office:value="0" calcext:value-type="float">
            <text:p>0</text:p>
          </table:table-cell>
          <table:table-cell table:style-name="ce8" table:formula="of:=[$Layout.R14]" office:value-type="float" office:value="0" calcext:value-type="float">
            <text:p>0</text:p>
          </table:table-cell>
          <table:table-cell table:style-name="ce8" table:formula="of:=[$Layout.S14]" office:value-type="float" office:value="0" calcext:value-type="float">
            <text:p>0</text:p>
          </table:table-cell>
          <table:table-cell table:style-name="ce8" table:formula="of:=[$Layout.T14]" office:value-type="float" office:value="0" calcext:value-type="float">
            <text:p>0</text:p>
          </table:table-cell>
          <table:table-cell table:style-name="ce8" table:formula="of:=[$Layout.U14]" office:value-type="float" office:value="0" calcext:value-type="float">
            <text:p>0</text:p>
          </table:table-cell>
          <table:table-cell table:style-name="ce8" table:formula="of:=[$Layout.V14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§ⅠⅡⅢⅣ°□÷×¶≈</text:p>
          </table:table-cell>
          <table:table-cell table:style-name="ce2"/>
          <table:table-cell table:style-name="ce1" table:formula="of:=[.X14]=[.Y14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8" table:formula="of:=[$Layout.B15]" office:value-type="float" office:value="0" calcext:value-type="float">
            <text:p>0</text:p>
          </table:table-cell>
          <table:table-cell table:style-name="ce8" table:formula="of:=[$Layout.C15]" office:value-type="string" office:string-value="¡" calcext:value-type="string">
            <text:p>¡</text:p>
          </table:table-cell>
          <table:table-cell table:style-name="ce8" table:formula="of:=[$Layout.D15]" office:value-type="string" office:string-value="²" calcext:value-type="string">
            <text:p>²</text:p>
          </table:table-cell>
          <table:table-cell table:style-name="ce8" table:formula="of:=[$Layout.E15]" office:value-type="string" office:string-value="³" calcext:value-type="string">
            <text:p>³</text:p>
          </table:table-cell>
          <table:table-cell table:style-name="ce8" table:formula="of:=[$Layout.F15]" office:value-type="string" office:string-value="¤" calcext:value-type="string">
            <text:p>¤</text:p>
          </table:table-cell>
          <table:table-cell table:style-name="ce8" table:formula="of:=[$Layout.G15]" office:value-type="string" office:string-value="€" calcext:value-type="string">
            <text:p>€</text:p>
          </table:table-cell>
          <table:table-cell table:style-name="ce8" table:formula="of:=[$Layout.H15]" office:value-type="string" office:string-value="¼" calcext:value-type="string">
            <text:p>¼</text:p>
          </table:table-cell>
          <table:table-cell table:style-name="ce8" table:formula="of:=[$Layout.I15]" office:value-type="string" office:string-value="½" calcext:value-type="string">
            <text:p>½</text:p>
          </table:table-cell>
          <table:table-cell table:style-name="ce8" table:formula="of:=[$Layout.J15]" office:value-type="string" office:string-value="¾" calcext:value-type="string">
            <text:p>¾</text:p>
          </table:table-cell>
          <table:table-cell table:style-name="ce11" table:formula="of:=[$Layout.K15]" office:value-type="float" office:value="0" calcext:value-type="float">
            <text:p>0</text:p>
          </table:table-cell>
          <table:table-cell table:style-name="ce45" table:formula="of:=[$Layout.L15]" office:value-type="string" office:string-value="∅" calcext:value-type="string">
            <text:p>∅</text:p>
          </table:table-cell>
          <table:table-cell table:style-name="ce45" table:formula="of:=[$Layout.M15]" office:value-type="string" office:string-value="¥" calcext:value-type="string">
            <text:p>¥</text:p>
          </table:table-cell>
          <table:table-cell table:style-name="ce8" table:formula="of:=[$Layout.N15]" office:value-type="string" office:string-value="±" calcext:value-type="string">
            <text:p>±</text:p>
          </table:table-cell>
          <table:table-cell table:style-name="ce8" table:formula="of:=[$Layout.O15]" office:value-type="float" office:value="0" calcext:value-type="float">
            <text:p>0</text:p>
          </table:table-cell>
          <table:table-cell table:style-name="ce8" table:formula="of:=[$Layout.P15]" office:value-type="float" office:value="0" calcext:value-type="float">
            <text:p>0</text:p>
          </table:table-cell>
          <table:table-cell table:style-name="ce8" table:formula="of:=[$Layout.Q15]" office:value-type="float" office:value="0" calcext:value-type="float">
            <text:p>0</text:p>
          </table:table-cell>
          <table:table-cell table:style-name="ce8" table:formula="of:=[$Layout.R15]" office:value-type="float" office:value="0" calcext:value-type="float">
            <text:p>0</text:p>
          </table:table-cell>
          <table:table-cell table:style-name="ce8" table:formula="of:=[$Layout.S15]" office:value-type="float" office:value="0" calcext:value-type="float">
            <text:p>0</text:p>
          </table:table-cell>
          <table:table-cell table:style-name="ce8" table:formula="of:=[$Layout.T15]" office:value-type="float" office:value="0" calcext:value-type="float">
            <text:p>0</text:p>
          </table:table-cell>
          <table:table-cell table:style-name="ce8" table:formula="of:=[$Layout.U15]" office:value-type="float" office:value="0" calcext:value-type="float">
            <text:p>0</text:p>
          </table:table-cell>
          <table:table-cell table:style-name="ce8" table:formula="of:=[$Layout.V15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¡²³¤€¼½¾∅¥±</text:p>
          </table:table-cell>
          <table:table-cell table:style-name="ce2"/>
          <table:table-cell table:style-name="ce1" table:formula="of:=[.X15]=[.Y15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8" table:formula="of:=[$Layout.B16]" office:value-type="float" office:value="0" calcext:value-type="float">
            <text:p>0</text:p>
          </table:table-cell>
          <table:table-cell table:style-name="ce8" table:formula="of:=[$Layout.C16]" office:value-type="string" office:string-value="¹" calcext:value-type="string">
            <text:p>¹</text:p>
          </table:table-cell>
          <table:table-cell table:style-name="ce8" table:formula="of:=[$Layout.D16]" office:value-type="float" office:value="0" calcext:value-type="float">
            <text:p>0</text:p>
          </table:table-cell>
          <table:table-cell table:style-name="ce8" table:formula="of:=[$Layout.E16]" office:value-type="string" office:string-value="£" calcext:value-type="string">
            <text:p>£</text:p>
          </table:table-cell>
          <table:table-cell table:style-name="ce8" table:formula="of:=[$Layout.F16]" office:value-type="float" office:value="0" calcext:value-type="float">
            <text:p>0</text:p>
          </table:table-cell>
          <table:table-cell table:style-name="ce8" table:formula="of:=[$Layout.G16]" office:value-type="float" office:value="0" calcext:value-type="float">
            <text:p>0</text:p>
          </table:table-cell>
          <table:table-cell table:style-name="ce8" table:formula="of:=[$Layout.H16]" office:value-type="float" office:value="0" calcext:value-type="float">
            <text:p>0</text:p>
          </table:table-cell>
          <table:table-cell table:style-name="ce8" table:formula="of:=[$Layout.I16]" office:value-type="float" office:value="0" calcext:value-type="float">
            <text:p>0</text:p>
          </table:table-cell>
          <table:table-cell table:style-name="ce29" table:formula="of:=[$Layout.J16]" office:value-type="string" office:string-value="∞" calcext:value-type="string">
            <text:p>∞</text:p>
          </table:table-cell>
          <table:table-cell table:style-name="ce13" table:formula="of:=[$Layout.K16]" office:value-type="string" office:string-value="∝" calcext:value-type="string">
            <text:p>∝</text:p>
          </table:table-cell>
          <table:table-cell table:style-name="ce27" table:formula="of:=[$Layout.L16]" office:value-type="float" office:value="0" calcext:value-type="float">
            <text:p>0</text:p>
          </table:table-cell>
          <table:table-cell table:style-name="ce8" table:formula="of:=[$Layout.M16]" office:value-type="float" office:value="0" calcext:value-type="float">
            <text:p>0</text:p>
          </table:table-cell>
          <table:table-cell table:style-name="ce8" table:formula="of:=[$Layout.N16]" office:value-type="string" office:string-value="∓" calcext:value-type="string">
            <text:p>∓</text:p>
          </table:table-cell>
          <table:table-cell table:style-name="ce8" table:formula="of:=[$Layout.O16]" office:value-type="float" office:value="0" calcext:value-type="float">
            <text:p>0</text:p>
          </table:table-cell>
          <table:table-cell table:style-name="ce8" table:formula="of:=[$Layout.P16]" office:value-type="float" office:value="0" calcext:value-type="float">
            <text:p>0</text:p>
          </table:table-cell>
          <table:table-cell table:style-name="ce8" table:formula="of:=[$Layout.Q16]" office:value-type="float" office:value="0" calcext:value-type="float">
            <text:p>0</text:p>
          </table:table-cell>
          <table:table-cell table:style-name="ce8" table:formula="of:=[$Layout.R16]" office:value-type="float" office:value="0" calcext:value-type="float">
            <text:p>0</text:p>
          </table:table-cell>
          <table:table-cell table:style-name="ce8" table:formula="of:=[$Layout.S16]" office:value-type="float" office:value="0" calcext:value-type="float">
            <text:p>0</text:p>
          </table:table-cell>
          <table:table-cell table:style-name="ce8" table:formula="of:=[$Layout.T16]" office:value-type="float" office:value="0" calcext:value-type="float">
            <text:p>0</text:p>
          </table:table-cell>
          <table:table-cell table:style-name="ce8" table:formula="of:=[$Layout.U16]" office:value-type="float" office:value="0" calcext:value-type="float">
            <text:p>0</text:p>
          </table:table-cell>
          <table:table-cell table:style-name="ce8" table:formula="of:=[$Layout.V16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¹²£¤€¼½∞∅¥∓</text:p>
          </table:table-cell>
          <table:table-cell table:style-name="ce2"/>
          <table:table-cell table:style-name="ce1" table:formula="of:=[.X16]=[.Y16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QWER ROW</text:p>
          </table:table-cell>
          <table:table-cell table:style-name="ce63" office:value-type="string" calcext:value-type="string">
            <text:p>KC_TAB</text:p>
          </table:table-cell>
          <table:table-cell table:style-name="ce63" office:value-type="string" calcext:value-type="string">
            <text:p>KC_Q</text:p>
          </table:table-cell>
          <table:table-cell table:style-name="ce63" office:value-type="string" calcext:value-type="string">
            <text:p>KC_W</text:p>
          </table:table-cell>
          <table:table-cell table:style-name="ce63" office:value-type="string" calcext:value-type="string">
            <text:p>KC_E</text:p>
          </table:table-cell>
          <table:table-cell table:style-name="ce63" office:value-type="string" calcext:value-type="string">
            <text:p>KC_R</text:p>
          </table:table-cell>
          <table:table-cell table:style-name="ce63" office:value-type="string" calcext:value-type="string">
            <text:p>KC_T</text:p>
          </table:table-cell>
          <table:table-cell table:style-name="ce63" office:value-type="string" calcext:value-type="string">
            <text:p>KC_Y</text:p>
          </table:table-cell>
          <table:table-cell table:style-name="ce63" office:value-type="string" calcext:value-type="string">
            <text:p>KC_U</text:p>
          </table:table-cell>
          <table:table-cell table:style-name="ce63" office:value-type="string" calcext:value-type="string">
            <text:p>KC_I</text:p>
          </table:table-cell>
          <table:table-cell table:style-name="ce63" office:value-type="string" calcext:value-type="string">
            <text:p>KC_O</text:p>
          </table:table-cell>
          <table:table-cell table:style-name="ce63" office:value-type="string" calcext:value-type="string">
            <text:p>KC_P</text:p>
          </table:table-cell>
          <table:table-cell table:style-name="ce63" office:value-type="string" calcext:value-type="string">
            <text:p>KC_LBRC</text:p>
          </table:table-cell>
          <table:table-cell table:style-name="ce63" office:value-type="string" calcext:value-type="string">
            <text:p>KC_RBRC</text:p>
          </table:table-cell>
          <table:table-cell table:style-name="ce63" office:value-type="string" calcext:value-type="string">
            <text:p>KC_BSLS</text:p>
          </table:table-cell>
          <table:table-cell table:style-name="ce63" office:value-type="string" calcext:value-type="string">
            <text:p>KC_DEL</text:p>
          </table:table-cell>
          <table:table-cell table:style-name="ce63" office:value-type="string" calcext:value-type="string">
            <text:p>KC_END</text:p>
          </table:table-cell>
          <table:table-cell table:style-name="ce68" office:value-type="string" calcext:value-type="string">
            <text:p>KC_PGDN</text:p>
          </table:table-cell>
          <table:table-cell table:style-name="ce68" office:value-type="string" calcext:value-type="string">
            <text:p>KC_P7</text:p>
          </table:table-cell>
          <table:table-cell table:style-name="ce68" office:value-type="string" calcext:value-type="string">
            <text:p>KC_P8</text:p>
          </table:table-cell>
          <table:table-cell table:style-name="ce68" office:value-type="string" calcext:value-type="string">
            <text:p>KC_P9</text:p>
          </table:table-cell>
          <table:table-cell table:style-name="ce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8" table:formula="of:=[$Layout.B19]" office:value-type="string" office:string-value="TAB" calcext:value-type="string">
            <text:p>TAB</text:p>
          </table:table-cell>
          <table:table-cell table:style-name="ce8" table:formula="of:=[$Layout.C19]" office:value-type="string" office:string-value="q" calcext:value-type="string">
            <text:p>q</text:p>
          </table:table-cell>
          <table:table-cell table:style-name="ce8" table:formula="of:=[$Layout.D19]" office:value-type="string" office:string-value="w" calcext:value-type="string">
            <text:p>w</text:p>
          </table:table-cell>
          <table:table-cell table:style-name="ce8" table:formula="of:=[$Layout.E19]" office:value-type="string" office:string-value="e" calcext:value-type="string">
            <text:p>e</text:p>
          </table:table-cell>
          <table:table-cell table:style-name="ce8" table:formula="of:=[$Layout.F19]" office:value-type="string" office:string-value="r" calcext:value-type="string">
            <text:p>r</text:p>
          </table:table-cell>
          <table:table-cell table:style-name="ce8" table:formula="of:=[$Layout.G19]" office:value-type="string" office:string-value="t" calcext:value-type="string">
            <text:p>t</text:p>
          </table:table-cell>
          <table:table-cell table:style-name="ce8" table:formula="of:=[$Layout.H19]" office:value-type="string" office:string-value="y" calcext:value-type="string">
            <text:p>y</text:p>
          </table:table-cell>
          <table:table-cell table:style-name="ce8" table:formula="of:=[$Layout.I19]" office:value-type="string" office:string-value="u" calcext:value-type="string">
            <text:p>u</text:p>
          </table:table-cell>
          <table:table-cell table:style-name="ce8" table:formula="of:=[$Layout.J19]" office:value-type="string" office:string-value="i" calcext:value-type="string">
            <text:p>i</text:p>
          </table:table-cell>
          <table:table-cell table:style-name="ce8" table:formula="of:=[$Layout.K19]" office:value-type="string" office:string-value="o" calcext:value-type="string">
            <text:p>o</text:p>
          </table:table-cell>
          <table:table-cell table:style-name="ce8" table:formula="of:=[$Layout.L19]" office:value-type="string" office:string-value="p" calcext:value-type="string">
            <text:p>p</text:p>
          </table:table-cell>
          <table:table-cell table:style-name="ce8" table:formula="of:=[$Layout.M19]" office:value-type="string" office:string-value="[" calcext:value-type="string">
            <text:p>[</text:p>
          </table:table-cell>
          <table:table-cell table:style-name="ce8" table:formula="of:=[$Layout.N19]" office:value-type="string" office:string-value="]" calcext:value-type="string">
            <text:p>]</text:p>
          </table:table-cell>
          <table:table-cell table:style-name="ce8" table:formula="of:=[$Layout.O19]" office:value-type="string" office:string-value="\" calcext:value-type="string">
            <text:p>\</text:p>
          </table:table-cell>
          <table:table-cell table:style-name="ce8" table:formula="of:=[$Layout.P19]" office:value-type="string" office:string-value="Delete" calcext:value-type="string">
            <text:p>Delete</text:p>
          </table:table-cell>
          <table:table-cell table:style-name="ce8" table:formula="of:=[$Layout.Q19]" office:value-type="string" office:string-value="End" calcext:value-type="string">
            <text:p>End</text:p>
          </table:table-cell>
          <table:table-cell table:style-name="ce8" table:formula="of:=[$Layout.R19]" office:value-type="string" office:string-value="PgDn" calcext:value-type="string">
            <text:p>PgDn</text:p>
          </table:table-cell>
          <table:table-cell table:style-name="ce8" table:formula="of:=[$Layout.S19]" office:value-type="float" office:value="7" calcext:value-type="float">
            <text:p>7</text:p>
          </table:table-cell>
          <table:table-cell table:style-name="ce8" table:formula="of:=[$Layout.T19]" office:value-type="float" office:value="8" calcext:value-type="float">
            <text:p>8</text:p>
          </table:table-cell>
          <table:table-cell table:style-name="ce8" table:formula="of:=[$Layout.U19]" office:value-type="float" office:value="9" calcext:value-type="float">
            <text:p>9</text:p>
          </table:table-cell>
          <table:table-cell table:style-name="ce3"/>
          <table:table-cell table:style-name="ce1"/>
          <table:table-cell table:style-name="ce2" office:value-type="string" calcext:value-type="string">
            <text:p>qwertyuiop[]\789</text:p>
          </table:table-cell>
          <table:table-cell table:style-name="ce2"/>
          <table:table-cell table:style-name="ce1" table:formula="of:=[.X19]=[.Y19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8" table:formula="of:=[$Layout.B20]" office:value-type="float" office:value="0" calcext:value-type="float">
            <text:p>0</text:p>
          </table:table-cell>
          <table:table-cell table:style-name="ce11" table:formula="of:=[$Layout.C20]" office:value-type="string" office:string-value="Q" calcext:value-type="string">
            <text:p>Q</text:p>
          </table:table-cell>
          <table:table-cell table:style-name="ce11" table:formula="of:=[$Layout.D20]" office:value-type="string" office:string-value="W" calcext:value-type="string">
            <text:p>W</text:p>
          </table:table-cell>
          <table:table-cell table:style-name="ce11" table:formula="of:=[$Layout.E20]" office:value-type="string" office:string-value="E" calcext:value-type="string">
            <text:p>E</text:p>
          </table:table-cell>
          <table:table-cell table:style-name="ce11" table:formula="of:=[$Layout.F20]" office:value-type="string" office:string-value="R" calcext:value-type="string">
            <text:p>R</text:p>
          </table:table-cell>
          <table:table-cell table:style-name="ce8" table:formula="of:=[$Layout.G20]" office:value-type="string" office:string-value="T" calcext:value-type="string">
            <text:p>T</text:p>
          </table:table-cell>
          <table:table-cell table:style-name="ce11" table:formula="of:=[$Layout.H20]" office:value-type="string" office:string-value="Y" calcext:value-type="string">
            <text:p>Y</text:p>
          </table:table-cell>
          <table:table-cell table:style-name="ce8" table:formula="of:=[$Layout.I20]" office:value-type="string" office:string-value="U" calcext:value-type="string">
            <text:p>U</text:p>
          </table:table-cell>
          <table:table-cell table:style-name="ce11" table:formula="of:=[$Layout.J20]" office:value-type="string" office:string-value="I" calcext:value-type="string">
            <text:p>I</text:p>
          </table:table-cell>
          <table:table-cell table:style-name="ce11" table:formula="of:=[$Layout.K20]" office:value-type="string" office:string-value="O" calcext:value-type="string">
            <text:p>O</text:p>
          </table:table-cell>
          <table:table-cell table:style-name="ce11" table:formula="of:=[$Layout.L20]" office:value-type="string" office:string-value="P" calcext:value-type="string">
            <text:p>P</text:p>
          </table:table-cell>
          <table:table-cell table:style-name="ce8" table:formula="of:=[$Layout.M20]" office:value-type="string" office:string-value="{" calcext:value-type="string">
            <text:p>{</text:p>
          </table:table-cell>
          <table:table-cell table:style-name="ce8" table:formula="of:=[$Layout.N20]" office:value-type="string" office:string-value="}" calcext:value-type="string">
            <text:p>}</text:p>
          </table:table-cell>
          <table:table-cell table:style-name="ce8" table:formula="of:=[$Layout.O20]" office:value-type="string" office:string-value="|" calcext:value-type="string">
            <text:p>|</text:p>
          </table:table-cell>
          <table:table-cell table:style-name="ce8" table:formula="of:=[$Layout.P20]" office:value-type="float" office:value="0" calcext:value-type="float">
            <text:p>0</text:p>
          </table:table-cell>
          <table:table-cell table:style-name="ce8" table:formula="of:=[$Layout.Q20]" office:value-type="float" office:value="0" calcext:value-type="float">
            <text:p>0</text:p>
          </table:table-cell>
          <table:table-cell table:style-name="ce8" table:formula="of:=[$Layout.R20]" office:value-type="float" office:value="0" calcext:value-type="float">
            <text:p>0</text:p>
          </table:table-cell>
          <table:table-cell table:style-name="ce8" table:formula="of:=[$Layout.S20]" office:value-type="float" office:value="0" calcext:value-type="float">
            <text:p>0</text:p>
          </table:table-cell>
          <table:table-cell table:style-name="ce8" table:formula="of:=[$Layout.T20]" office:value-type="float" office:value="0" calcext:value-type="float">
            <text:p>0</text:p>
          </table:table-cell>
          <table:table-cell table:style-name="ce8" table:formula="of:=[$Layout.U20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2" office:value-type="string" calcext:value-type="string">
            <text:p>QWERTYUIOP{}|</text:p>
          </table:table-cell>
          <table:table-cell table:style-name="ce2"/>
          <table:table-cell table:style-name="ce1" table:formula="of:=[.X20]=[.Y20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29" table:formula="of:=[$Layout.B21]" office:value-type="float" office:value="0" calcext:value-type="float">
            <text:p>0</text:p>
          </table:table-cell>
          <table:table-cell table:style-name="ce29" table:formula="of:=[$Layout.C21]" office:value-type="string" office:string-value="æ" calcext:value-type="string">
            <text:p>æ</text:p>
          </table:table-cell>
          <table:table-cell table:style-name="ce8" table:formula="of:=[$Layout.D21]" office:value-type="string" office:string-value="ς" calcext:value-type="string">
            <text:p>ς</text:p>
          </table:table-cell>
          <table:table-cell table:style-name="ce27" table:formula="of:=[$Layout.E21]" office:value-type="string" office:string-value="ε" calcext:value-type="string">
            <text:p>ε</text:p>
          </table:table-cell>
          <table:table-cell table:style-name="ce8" table:formula="of:=[$Layout.F21]" office:value-type="string" office:string-value="ρ" calcext:value-type="string">
            <text:p>ρ</text:p>
          </table:table-cell>
          <table:table-cell table:style-name="ce65" table:formula="of:=[$Layout.G21]" office:value-type="string" office:string-value="τ" calcext:value-type="string">
            <text:p>τ</text:p>
          </table:table-cell>
          <table:table-cell table:style-name="ce8" table:formula="of:=[$Layout.H21]" office:value-type="string" office:string-value="υ" calcext:value-type="string">
            <text:p>υ</text:p>
          </table:table-cell>
          <table:table-cell table:style-name="ce8" table:formula="of:=[$Layout.I21]" office:value-type="string" office:string-value="θ" calcext:value-type="string">
            <text:p>θ</text:p>
          </table:table-cell>
          <table:table-cell table:style-name="ce29" table:formula="of:=[$Layout.J21]" office:value-type="string" office:string-value="ι" calcext:value-type="string">
            <text:p>ι</text:p>
          </table:table-cell>
          <table:table-cell table:style-name="ce13" table:formula="of:=[$Layout.K21]" office:value-type="string" office:string-value="ο" calcext:value-type="string">
            <text:p>ο</text:p>
          </table:table-cell>
          <table:table-cell table:style-name="ce27" table:formula="of:=[$Layout.L21]" office:value-type="string" office:string-value="π" calcext:value-type="string">
            <text:p>π</text:p>
          </table:table-cell>
          <table:table-cell table:style-name="ce27" table:formula="of:=[$Layout.M21]" office:value-type="string" office:string-value="〚" calcext:value-type="string">
            <text:p>〚</text:p>
          </table:table-cell>
          <table:table-cell table:style-name="ce8" table:formula="of:=[$Layout.N21]" office:value-type="string" office:string-value="〛" calcext:value-type="string">
            <text:p>〛</text:p>
          </table:table-cell>
          <table:table-cell table:style-name="ce8" table:formula="of:=[$Layout.O21]" office:value-type="string" office:string-value="¬" calcext:value-type="string">
            <text:p>¬</text:p>
          </table:table-cell>
          <table:table-cell table:style-name="ce8" table:formula="of:=[$Layout.P21]" office:value-type="float" office:value="0" calcext:value-type="float">
            <text:p>0</text:p>
          </table:table-cell>
          <table:table-cell table:style-name="ce8" table:formula="of:=[$Layout.Q21]" office:value-type="float" office:value="0" calcext:value-type="float">
            <text:p>0</text:p>
          </table:table-cell>
          <table:table-cell table:style-name="ce8" table:formula="of:=[$Layout.R21]" office:value-type="float" office:value="0" calcext:value-type="float">
            <text:p>0</text:p>
          </table:table-cell>
          <table:table-cell table:style-name="ce8" table:formula="of:=[$Layout.S21]" office:value-type="float" office:value="0" calcext:value-type="float">
            <text:p>0</text:p>
          </table:table-cell>
          <table:table-cell table:style-name="ce8" table:formula="of:=[$Layout.T21]" office:value-type="float" office:value="0" calcext:value-type="float">
            <text:p>0</text:p>
          </table:table-cell>
          <table:table-cell table:style-name="ce8" table:formula="of:=[$Layout.U21]" office:value-type="float" office:value="0" calcext:value-type="float">
            <text:p>0</text:p>
          </table:table-cell>
          <table:table-cell table:style-name="ce3"/>
          <table:table-cell table:style-name="ce2"/>
          <table:table-cell table:style-name="ce2" office:value-type="string" calcext:value-type="string">
            <text:p>æςερτυθιπ〚〛¬789</text:p>
          </table:table-cell>
          <table:table-cell table:style-name="ce2"/>
          <table:table-cell table:style-name="ce1" table:formula="of:=[.X21]=[.Y21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8" table:formula="of:=[$Layout.B22]" office:value-type="float" office:value="0" calcext:value-type="float">
            <text:p>0</text:p>
          </table:table-cell>
          <table:table-cell table:style-name="ce45" table:formula="of:=[$Layout.C22]" office:value-type="string" office:string-value="Æ" calcext:value-type="string">
            <text:p>Æ</text:p>
          </table:table-cell>
          <table:table-cell table:style-name="ce45" table:formula="of:=[$Layout.D22]" office:value-type="string" office:string-value="Ç" calcext:value-type="string">
            <text:p>Ç</text:p>
          </table:table-cell>
          <table:table-cell table:style-name="ce45" table:formula="of:=[$Layout.E22]" office:value-type="string" office:string-value="Ε" calcext:value-type="string">
            <text:p>Ε</text:p>
          </table:table-cell>
          <table:table-cell table:style-name="ce45" table:formula="of:=[$Layout.F22]" office:value-type="string" office:string-value="Ρ" calcext:value-type="string">
            <text:p>Ρ</text:p>
          </table:table-cell>
          <table:table-cell table:style-name="ce8" table:formula="of:=[$Layout.G22]" office:value-type="string" office:string-value="T" calcext:value-type="string">
            <text:p>T</text:p>
          </table:table-cell>
          <table:table-cell table:style-name="ce45" table:formula="of:=[$Layout.H22]" office:value-type="string" office:string-value="Υ" calcext:value-type="string">
            <text:p>Υ</text:p>
          </table:table-cell>
          <table:table-cell table:style-name="ce8" table:formula="of:=[$Layout.I22]" office:value-type="string" office:string-value="Θ" calcext:value-type="string">
            <text:p>Θ</text:p>
          </table:table-cell>
          <table:table-cell table:style-name="ce45" table:formula="of:=[$Layout.J22]" office:value-type="string" office:string-value="Ι" calcext:value-type="string">
            <text:p>Ι</text:p>
          </table:table-cell>
          <table:table-cell table:style-name="ce45" table:formula="of:=[$Layout.K22]" office:value-type="string" office:string-value="Ο" calcext:value-type="string">
            <text:p>Ο</text:p>
          </table:table-cell>
          <table:table-cell table:style-name="ce45" table:formula="of:=[$Layout.L22]" office:value-type="string" office:string-value="Π" calcext:value-type="string">
            <text:p>Π</text:p>
          </table:table-cell>
          <table:table-cell table:style-name="ce8" table:formula="of:=[$Layout.M22]" office:value-type="float" office:value="0" calcext:value-type="float">
            <text:p>0</text:p>
          </table:table-cell>
          <table:table-cell table:style-name="ce8" table:formula="of:=[$Layout.N22]" office:value-type="float" office:value="0" calcext:value-type="float">
            <text:p>0</text:p>
          </table:table-cell>
          <table:table-cell table:style-name="ce8" table:formula="of:=[$Layout.O22]" office:value-type="string" office:string-value="⌐" calcext:value-type="string">
            <text:p>⌐</text:p>
          </table:table-cell>
          <table:table-cell table:style-name="ce8" table:formula="of:=[$Layout.P22]" office:value-type="float" office:value="0" calcext:value-type="float">
            <text:p>0</text:p>
          </table:table-cell>
          <table:table-cell table:style-name="ce8" table:formula="of:=[$Layout.Q22]" office:value-type="float" office:value="0" calcext:value-type="float">
            <text:p>0</text:p>
          </table:table-cell>
          <table:table-cell table:style-name="ce8" table:formula="of:=[$Layout.R22]" office:value-type="float" office:value="0" calcext:value-type="float">
            <text:p>0</text:p>
          </table:table-cell>
          <table:table-cell table:style-name="ce8" table:formula="of:=[$Layout.S22]" office:value-type="float" office:value="0" calcext:value-type="float">
            <text:p>0</text:p>
          </table:table-cell>
          <table:table-cell table:style-name="ce8" table:formula="of:=[$Layout.T22]" office:value-type="float" office:value="0" calcext:value-type="float">
            <text:p>0</text:p>
          </table:table-cell>
          <table:table-cell table:style-name="ce8" table:formula="of:=[$Layout.U22]" office:value-type="float" office:value="0" calcext:value-type="float">
            <text:p>0</text:p>
          </table:table-cell>
          <table:table-cell table:style-name="ce3"/>
          <table:table-cell table:style-name="ce2"/>
          <table:table-cell table:style-name="ce2" office:value-type="string" calcext:value-type="string">
            <text:p>ÆÇΕΡTΥΘΙΠ〚〛⌐</text:p>
          </table:table-cell>
          <table:table-cell table:style-name="ce2"/>
          <table:table-cell table:style-name="ce1" table:formula="of:=[.X22]=[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8" table:formula="of:=[$Layout.B23]" office:value-type="float" office:value="0" calcext:value-type="float">
            <text:p>0</text:p>
          </table:table-cell>
          <table:table-cell table:style-name="ce8" table:formula="of:=[$Layout.C23]" office:value-type="string" office:string-value="∧" calcext:value-type="string">
            <text:p>∧</text:p>
          </table:table-cell>
          <table:table-cell table:style-name="ce8" table:formula="of:=[$Layout.D23]" office:value-type="string" office:string-value="∨" calcext:value-type="string">
            <text:p>∨</text:p>
          </table:table-cell>
          <table:table-cell table:style-name="ce8" table:formula="of:=[$Layout.E23]" office:value-type="string" office:string-value="∩" calcext:value-type="string">
            <text:p>∩</text:p>
          </table:table-cell>
          <table:table-cell table:style-name="ce11" table:formula="of:=[$Layout.F23]" office:value-type="string" office:string-value="∪" calcext:value-type="string">
            <text:p>∪</text:p>
          </table:table-cell>
          <table:table-cell table:style-name="ce8" table:formula="of:=[$Layout.G23]" office:value-type="string" office:string-value="⊂" calcext:value-type="string">
            <text:p>⊂</text:p>
          </table:table-cell>
          <table:table-cell table:style-name="ce8" table:formula="of:=[$Layout.H23]" office:value-type="string" office:string-value="⊃" calcext:value-type="string">
            <text:p>⊃</text:p>
          </table:table-cell>
          <table:table-cell table:style-name="ce8" table:formula="of:=[$Layout.I23]" office:value-type="string" office:string-value="∀" calcext:value-type="string">
            <text:p>∀</text:p>
          </table:table-cell>
          <table:table-cell table:style-name="ce8" table:formula="of:=[$Layout.J23]" office:value-type="string" office:string-value="∞" calcext:value-type="string">
            <text:p>∞</text:p>
          </table:table-cell>
          <table:table-cell table:style-name="ce8" table:formula="of:=[$Layout.K23]" office:value-type="string" office:string-value="∃" calcext:value-type="string">
            <text:p>∃</text:p>
          </table:table-cell>
          <table:table-cell table:style-name="ce8" table:formula="of:=[$Layout.L23]" office:value-type="string" office:string-value="∂" calcext:value-type="string">
            <text:p>∂</text:p>
          </table:table-cell>
          <table:table-cell table:style-name="ce8" table:formula="of:=[$Layout.M23]" office:value-type="float" office:value="0" calcext:value-type="float">
            <text:p>0</text:p>
          </table:table-cell>
          <table:table-cell table:style-name="ce8" table:formula="of:=[$Layout.N23]" office:value-type="float" office:value="0" calcext:value-type="float">
            <text:p>0</text:p>
          </table:table-cell>
          <table:table-cell table:style-name="ce8" table:formula="of:=[$Layout.O23]" office:value-type="string" office:string-value="‖" calcext:value-type="string">
            <text:p>‖</text:p>
          </table:table-cell>
          <table:table-cell table:style-name="ce8" table:formula="of:=[$Layout.P23]" office:value-type="float" office:value="0" calcext:value-type="float">
            <text:p>0</text:p>
          </table:table-cell>
          <table:table-cell table:style-name="ce8" table:formula="of:=[$Layout.Q23]" office:value-type="float" office:value="0" calcext:value-type="float">
            <text:p>0</text:p>
          </table:table-cell>
          <table:table-cell table:style-name="ce8" table:formula="of:=[$Layout.R23]" office:value-type="float" office:value="0" calcext:value-type="float">
            <text:p>0</text:p>
          </table:table-cell>
          <table:table-cell table:style-name="ce8" table:formula="of:=[$Layout.S23]" office:value-type="string" office:string-value="⁷" calcext:value-type="string">
            <text:p>⁷</text:p>
          </table:table-cell>
          <table:table-cell table:style-name="ce8" table:formula="of:=[$Layout.T23]" office:value-type="string" office:string-value="⁸" calcext:value-type="string">
            <text:p>⁸</text:p>
          </table:table-cell>
          <table:table-cell table:style-name="ce8" table:formula="of:=[$Layout.U23]" office:value-type="string" office:string-value="⁹" calcext:value-type="string">
            <text:p>⁹</text:p>
          </table:table-cell>
          <table:table-cell table:style-name="ce3"/>
          <table:table-cell table:style-name="ce2"/>
          <table:table-cell table:style-name="ce2" office:value-type="string" calcext:value-type="string">
            <text:p>∧∨∩∪⊂⊃∀∞∃∂‖</text:p>
          </table:table-cell>
          <table:table-cell table:style-name="ce2"/>
          <table:table-cell table:style-name="ce1" table:formula="of:=[.X23]=[.Y23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8" table:formula="of:=[$Layout.B24]" office:value-type="float" office:value="0" calcext:value-type="float">
            <text:p>0</text:p>
          </table:table-cell>
          <table:table-cell table:style-name="ce8" table:formula="of:=[$Layout.C24]" office:value-type="float" office:value="0" calcext:value-type="float">
            <text:p>0</text:p>
          </table:table-cell>
          <table:table-cell table:style-name="ce8" table:formula="of:=[$Layout.D24]" office:value-type="float" office:value="0" calcext:value-type="float">
            <text:p>0</text:p>
          </table:table-cell>
          <table:table-cell table:style-name="ce29" table:formula="of:=[$Layout.E24]" office:value-type="float" office:value="0" calcext:value-type="float">
            <text:p>0</text:p>
          </table:table-cell>
          <table:table-cell table:style-name="ce8" table:formula="of:=[$Layout.F24]" office:value-type="string" office:string-value="®" calcext:value-type="string">
            <text:p>®</text:p>
          </table:table-cell>
          <table:table-cell table:style-name="ce27" table:formula="of:=[$Layout.G24]" office:value-type="string" office:string-value="⊆" calcext:value-type="string">
            <text:p>⊆</text:p>
          </table:table-cell>
          <table:table-cell table:style-name="ce8" table:formula="of:=[$Layout.H24]" office:value-type="string" office:string-value="⊇" calcext:value-type="string">
            <text:p>⊇</text:p>
          </table:table-cell>
          <table:table-cell table:style-name="ce8" table:formula="of:=[$Layout.I24]" office:value-type="float" office:value="0" calcext:value-type="float">
            <text:p>0</text:p>
          </table:table-cell>
          <table:table-cell table:style-name="ce8" table:formula="of:=[$Layout.J24]" office:value-type="float" office:value="0" calcext:value-type="float">
            <text:p>0</text:p>
          </table:table-cell>
          <table:table-cell table:style-name="ce8" table:formula="of:=[$Layout.K24]" office:value-type="string" office:string-value="∄" calcext:value-type="string">
            <text:p>∄</text:p>
          </table:table-cell>
          <table:table-cell table:style-name="ce8" table:formula="of:=[$Layout.L24]" office:value-type="string" office:string-value="℗" calcext:value-type="string">
            <text:p>℗</text:p>
          </table:table-cell>
          <table:table-cell table:style-name="ce8" table:formula="of:=[$Layout.M24]" office:value-type="float" office:value="0" calcext:value-type="float">
            <text:p>0</text:p>
          </table:table-cell>
          <table:table-cell table:style-name="ce8" table:formula="of:=[$Layout.N24]" office:value-type="float" office:value="0" calcext:value-type="float">
            <text:p>0</text:p>
          </table:table-cell>
          <table:table-cell table:style-name="ce8" table:formula="of:=[$Layout.O24]" office:value-type="string" office:string-value="⦀" calcext:value-type="string">
            <text:p>⦀</text:p>
          </table:table-cell>
          <table:table-cell table:style-name="ce8" table:formula="of:=[$Layout.P24]" office:value-type="float" office:value="0" calcext:value-type="float">
            <text:p>0</text:p>
          </table:table-cell>
          <table:table-cell table:style-name="ce8" table:formula="of:=[$Layout.Q24]" office:value-type="float" office:value="0" calcext:value-type="float">
            <text:p>0</text:p>
          </table:table-cell>
          <table:table-cell table:style-name="ce8" table:formula="of:=[$Layout.R24]" office:value-type="float" office:value="0" calcext:value-type="float">
            <text:p>0</text:p>
          </table:table-cell>
          <table:table-cell table:style-name="ce8" table:formula="of:=[$Layout.S24]" office:value-type="string" office:string-value="Ⅶ" calcext:value-type="string">
            <text:p>Ⅶ</text:p>
          </table:table-cell>
          <table:table-cell table:style-name="ce8" table:formula="of:=[$Layout.T24]" office:value-type="string" office:string-value="Ⅷ" calcext:value-type="string">
            <text:p>Ⅷ</text:p>
          </table:table-cell>
          <table:table-cell table:style-name="ce8" table:formula="of:=[$Layout.U24]" office:value-type="string" office:string-value="Ⅸ" calcext:value-type="string">
            <text:p>Ⅸ</text:p>
          </table:table-cell>
          <table:table-cell table:style-name="ce3"/>
          <table:table-cell table:style-name="ce2"/>
          <table:table-cell table:style-name="ce2" office:value-type="string" calcext:value-type="string">
            <text:p>∧∨∩®⊆⊇∀∞∄℗⦀</text:p>
          </table:table-cell>
          <table:table-cell table:style-name="ce2"/>
          <table:table-cell table:style-name="ce1" table:formula="of:=[.X24]=[.Y24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ASDF ROW</text:p>
          </table:table-cell>
          <table:table-cell table:style-name="ce63" office:value-type="string" calcext:value-type="string">
            <text:p>KC_CAPS</text:p>
          </table:table-cell>
          <table:table-cell table:style-name="ce63" office:value-type="string" calcext:value-type="string">
            <text:p>KC_A</text:p>
          </table:table-cell>
          <table:table-cell table:style-name="ce63" office:value-type="string" calcext:value-type="string">
            <text:p>KC_S</text:p>
          </table:table-cell>
          <table:table-cell table:style-name="ce63" office:value-type="string" calcext:value-type="string">
            <text:p>KC_D</text:p>
          </table:table-cell>
          <table:table-cell table:style-name="ce63" office:value-type="string" calcext:value-type="string">
            <text:p>KC_F</text:p>
          </table:table-cell>
          <table:table-cell table:style-name="ce63" office:value-type="string" calcext:value-type="string">
            <text:p>KC_G</text:p>
          </table:table-cell>
          <table:table-cell table:style-name="ce63" office:value-type="string" calcext:value-type="string">
            <text:p>KC_H</text:p>
          </table:table-cell>
          <table:table-cell table:style-name="ce63" office:value-type="string" calcext:value-type="string">
            <text:p>KC_J</text:p>
          </table:table-cell>
          <table:table-cell table:style-name="ce63" office:value-type="string" calcext:value-type="string">
            <text:p>KC_K</text:p>
          </table:table-cell>
          <table:table-cell table:style-name="ce63" office:value-type="string" calcext:value-type="string">
            <text:p>KC_L</text:p>
          </table:table-cell>
          <table:table-cell table:style-name="ce63" office:value-type="string" calcext:value-type="string">
            <text:p>KC_SCLN</text:p>
          </table:table-cell>
          <table:table-cell table:style-name="ce63" office:value-type="string" calcext:value-type="string">
            <text:p>KC_QUOT</text:p>
          </table:table-cell>
          <table:table-cell table:style-name="ce63" office:value-type="string" calcext:value-type="string">
            <text:p>KC_ENT</text:p>
          </table:table-cell>
          <table:table-cell table:style-name="ce63" office:value-type="string" calcext:value-type="string">
            <text:p>KC_P4</text:p>
          </table:table-cell>
          <table:table-cell table:style-name="ce63" office:value-type="string" calcext:value-type="string">
            <text:p>KC_P5</text:p>
          </table:table-cell>
          <table:table-cell table:style-name="ce63" office:value-type="string" calcext:value-type="string">
            <text:p>KC_P6</text:p>
          </table:table-cell>
          <table:table-cell table:style-name="ce68" office:value-type="string" calcext:value-type="string">
            <text:p>KC_PPLS</text:p>
          </table:table-cell>
          <table:table-cell table:style-name="ce3" table:number-columns-repeated="4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table:formula="of:=[$Layout.B27]" office:value-type="string" office:string-value="CAPS" calcext:value-type="string">
            <text:p>CAPS</text:p>
          </table:table-cell>
          <table:table-cell table:style-name="ce4" table:formula="of:=[$Layout.C27]" office:value-type="string" office:string-value="a" calcext:value-type="string">
            <text:p>a</text:p>
          </table:table-cell>
          <table:table-cell table:style-name="ce4" table:formula="of:=[$Layout.D27]" office:value-type="string" office:string-value="s" calcext:value-type="string">
            <text:p>s</text:p>
          </table:table-cell>
          <table:table-cell table:style-name="ce4" table:formula="of:=[$Layout.E27]" office:value-type="string" office:string-value="d" calcext:value-type="string">
            <text:p>d</text:p>
          </table:table-cell>
          <table:table-cell table:style-name="ce4" table:formula="of:=[$Layout.F27]" office:value-type="string" office:string-value="f" calcext:value-type="string">
            <text:p>f</text:p>
          </table:table-cell>
          <table:table-cell table:style-name="ce4" table:formula="of:=[$Layout.G27]" office:value-type="string" office:string-value="g" calcext:value-type="string">
            <text:p>g</text:p>
          </table:table-cell>
          <table:table-cell table:style-name="ce4" table:formula="of:=[$Layout.H27]" office:value-type="string" office:string-value="h" calcext:value-type="string">
            <text:p>h</text:p>
          </table:table-cell>
          <table:table-cell table:style-name="ce4" table:formula="of:=[$Layout.I27]" office:value-type="string" office:string-value="j" calcext:value-type="string">
            <text:p>j</text:p>
          </table:table-cell>
          <table:table-cell table:style-name="ce4" table:formula="of:=[$Layout.J27]" office:value-type="string" office:string-value="k" calcext:value-type="string">
            <text:p>k</text:p>
          </table:table-cell>
          <table:table-cell table:style-name="ce4" table:formula="of:=[$Layout.K27]" office:value-type="string" office:string-value="l" calcext:value-type="string">
            <text:p>l</text:p>
          </table:table-cell>
          <table:table-cell table:style-name="ce4" table:formula="of:=[$Layout.L27]" office:value-type="string" office:string-value=";" calcext:value-type="string">
            <text:p>;</text:p>
          </table:table-cell>
          <table:table-cell table:style-name="ce4" table:formula="of:=[$Layout.M27]" office:value-type="string" office:string-value="'" calcext:value-type="string">
            <text:p>'</text:p>
          </table:table-cell>
          <table:table-cell table:style-name="ce4" table:formula="of:=[$Layout.N27]" office:value-type="string" office:string-value="ENTER" calcext:value-type="string">
            <text:p>ENTER</text:p>
          </table:table-cell>
          <table:table-cell table:style-name="ce4" table:formula="of:=[$Layout.O27]" office:value-type="float" office:value="4" calcext:value-type="float">
            <text:p>4</text:p>
          </table:table-cell>
          <table:table-cell table:style-name="ce4" table:formula="of:=[$Layout.P27]" office:value-type="float" office:value="5" calcext:value-type="float">
            <text:p>5</text:p>
          </table:table-cell>
          <table:table-cell table:style-name="ce4" table:formula="of:=[$Layout.Q27]" office:value-type="float" office:value="6" calcext:value-type="float">
            <text:p>6</text:p>
          </table:table-cell>
          <table:table-cell table:style-name="ce4" table:formula="of:=[$Layout.R27]" office:value-type="string" office:string-value="+" calcext:value-type="string">
            <text:p>+</text:p>
          </table:table-cell>
          <table:table-cell table:style-name="ce3" table:number-columns-repeated="4"/>
          <table:table-cell table:style-name="ce1"/>
          <table:table-cell table:style-name="ce2" office:value-type="string" calcext:value-type="string">
            <text:p>asdfghjkl;'</text:p>
          </table:table-cell>
          <table:table-cell table:style-name="ce2"/>
          <table:table-cell table:style-name="ce1" table:formula="of:=[.X27]=[.Y27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4" table:formula="of:=[$Layout.B28]" office:value-type="float" office:value="0" calcext:value-type="float">
            <text:p>0</text:p>
          </table:table-cell>
          <table:table-cell table:style-name="ce40" table:formula="of:=[$Layout.C28]" office:value-type="string" office:string-value="A" calcext:value-type="string">
            <text:p>A</text:p>
          </table:table-cell>
          <table:table-cell table:style-name="ce40" table:formula="of:=[$Layout.D28]" office:value-type="string" office:string-value="S" calcext:value-type="string">
            <text:p>S</text:p>
          </table:table-cell>
          <table:table-cell table:style-name="ce40" table:formula="of:=[$Layout.E28]" office:value-type="string" office:string-value="D" calcext:value-type="string">
            <text:p>D</text:p>
          </table:table-cell>
          <table:table-cell table:style-name="ce40" table:formula="of:=[$Layout.F28]" office:value-type="string" office:string-value="F" calcext:value-type="string">
            <text:p>F</text:p>
          </table:table-cell>
          <table:table-cell table:style-name="ce40" table:formula="of:=[$Layout.G28]" office:value-type="string" office:string-value="G" calcext:value-type="string">
            <text:p>G</text:p>
          </table:table-cell>
          <table:table-cell table:style-name="ce40" table:formula="of:=[$Layout.H28]" office:value-type="string" office:string-value="H" calcext:value-type="string">
            <text:p>H</text:p>
          </table:table-cell>
          <table:table-cell table:style-name="ce40" table:formula="of:=[$Layout.I28]" office:value-type="string" office:string-value="J" calcext:value-type="string">
            <text:p>J</text:p>
          </table:table-cell>
          <table:table-cell table:style-name="ce40" table:formula="of:=[$Layout.J28]" office:value-type="string" office:string-value="K" calcext:value-type="string">
            <text:p>K</text:p>
          </table:table-cell>
          <table:table-cell table:style-name="ce40" table:formula="of:=[$Layout.K28]" office:value-type="string" office:string-value="L" calcext:value-type="string">
            <text:p>L</text:p>
          </table:table-cell>
          <table:table-cell table:style-name="ce4" table:formula="of:=[$Layout.L28]" office:value-type="string" office:string-value=":" calcext:value-type="string">
            <text:p>:</text:p>
          </table:table-cell>
          <table:table-cell table:style-name="ce4" table:formula="of:=[$Layout.M28]" office:value-type="string" office:string-value="&quot;" calcext:value-type="string">
            <text:p>"</text:p>
          </table:table-cell>
          <table:table-cell table:style-name="ce4" table:formula="of:=[$Layout.N28]" office:value-type="float" office:value="0" calcext:value-type="float">
            <text:p>0</text:p>
          </table:table-cell>
          <table:table-cell table:style-name="ce4" table:formula="of:=[$Layout.O28]" office:value-type="float" office:value="0" calcext:value-type="float">
            <text:p>0</text:p>
          </table:table-cell>
          <table:table-cell table:style-name="ce4" table:formula="of:=[$Layout.P28]" office:value-type="float" office:value="0" calcext:value-type="float">
            <text:p>0</text:p>
          </table:table-cell>
          <table:table-cell table:style-name="ce4" table:formula="of:=[$Layout.Q28]" office:value-type="float" office:value="0" calcext:value-type="float">
            <text:p>0</text:p>
          </table:table-cell>
          <table:table-cell table:style-name="ce4" table:formula="of:=[$Layout.R28]" office:value-type="float" office:value="0" calcext:value-type="float">
            <text:p>0</text:p>
          </table:table-cell>
          <table:table-cell table:style-name="ce3" table:number-columns-repeated="4"/>
          <table:table-cell table:style-name="ce1"/>
          <table:table-cell table:style-name="ce2" office:value-type="string" calcext:value-type="string">
            <text:p>ASDFGHJKL:"</text:p>
          </table:table-cell>
          <table:table-cell table:style-name="ce2"/>
          <table:table-cell table:style-name="ce1" table:formula="of:=[.X28]=[.Y28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10" table:formula="of:=[$Layout.B29]" office:value-type="float" office:value="0" calcext:value-type="float">
            <text:p>0</text:p>
          </table:table-cell>
          <table:table-cell table:style-name="ce4" table:formula="of:=[$Layout.C29]" office:value-type="string" office:string-value="α" calcext:value-type="string">
            <text:p>α</text:p>
          </table:table-cell>
          <table:table-cell table:style-name="ce4" table:formula="of:=[$Layout.D29]" office:value-type="string" office:string-value="σ" calcext:value-type="string">
            <text:p>σ</text:p>
          </table:table-cell>
          <table:table-cell table:style-name="ce4" table:formula="of:=[$Layout.E29]" office:value-type="string" office:string-value="δ" calcext:value-type="string">
            <text:p>δ</text:p>
          </table:table-cell>
          <table:table-cell table:style-name="ce4" table:formula="of:=[$Layout.F29]" office:value-type="string" office:string-value="φ" calcext:value-type="string">
            <text:p>φ</text:p>
          </table:table-cell>
          <table:table-cell table:style-name="ce4" table:formula="of:=[$Layout.G29]" office:value-type="string" office:string-value="γ" calcext:value-type="string">
            <text:p>γ</text:p>
          </table:table-cell>
          <table:table-cell table:style-name="ce10" table:formula="of:=[$Layout.H29]" office:value-type="string" office:string-value="η" calcext:value-type="string">
            <text:p>η</text:p>
          </table:table-cell>
          <table:table-cell table:style-name="ce39" table:formula="of:=[$Layout.I29]" office:value-type="string" office:string-value="ξ" calcext:value-type="string">
            <text:p>ξ</text:p>
          </table:table-cell>
          <table:table-cell table:style-name="ce58" table:formula="of:=[$Layout.J29]" office:value-type="string" office:string-value="κ" calcext:value-type="string">
            <text:p>κ</text:p>
          </table:table-cell>
          <table:table-cell table:style-name="ce4" table:formula="of:=[$Layout.K29]" office:value-type="string" office:string-value="λ" calcext:value-type="string">
            <text:p>λ</text:p>
          </table:table-cell>
          <table:table-cell table:style-name="ce58" table:formula="of:=[$Layout.L29]" office:value-type="string" office:string-value="‥" calcext:value-type="string">
            <text:p>‥</text:p>
          </table:table-cell>
          <table:table-cell table:style-name="ce4" table:formula="of:=[$Layout.M29]" office:value-type="string" office:string-value="•" calcext:value-type="string">
            <text:p>•</text:p>
          </table:table-cell>
          <table:table-cell table:style-name="ce4" table:formula="of:=[$Layout.N29]" office:value-type="float" office:value="0" calcext:value-type="float">
            <text:p>0</text:p>
          </table:table-cell>
          <table:table-cell table:style-name="ce4" table:formula="of:=[$Layout.O29]" office:value-type="float" office:value="0" calcext:value-type="float">
            <text:p>0</text:p>
          </table:table-cell>
          <table:table-cell table:style-name="ce4" table:formula="of:=[$Layout.P29]" office:value-type="float" office:value="0" calcext:value-type="float">
            <text:p>0</text:p>
          </table:table-cell>
          <table:table-cell table:style-name="ce4" table:formula="of:=[$Layout.Q29]" office:value-type="float" office:value="0" calcext:value-type="float">
            <text:p>0</text:p>
          </table:table-cell>
          <table:table-cell table:style-name="ce4" table:formula="of:=[$Layout.R29]" office:value-type="float" office:value="0" calcext:value-type="float">
            <text:p>0</text:p>
          </table:table-cell>
          <table:table-cell table:style-name="ce3" table:number-columns-repeated="4"/>
          <table:table-cell table:style-name="ce2"/>
          <table:table-cell table:style-name="ce2" office:value-type="string" calcext:value-type="string">
            <text:p>ασδφγηκλ‥•</text:p>
          </table:table-cell>
          <table:table-cell table:style-name="ce2"/>
          <table:table-cell table:style-name="ce1" table:formula="of:=[.X29]=[.Y29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4" table:formula="of:=[$Layout.B30]" office:value-type="float" office:value="0" calcext:value-type="float">
            <text:p>0</text:p>
          </table:table-cell>
          <table:table-cell table:style-name="ce64" table:formula="of:=[$Layout.C30]" office:value-type="string" office:string-value="A" calcext:value-type="string">
            <text:p>A</text:p>
          </table:table-cell>
          <table:table-cell table:style-name="ce64" table:formula="of:=[$Layout.D30]" office:value-type="string" office:string-value="Σ" calcext:value-type="string">
            <text:p>Σ</text:p>
          </table:table-cell>
          <table:table-cell table:style-name="ce64" table:formula="of:=[$Layout.E30]" office:value-type="string" office:string-value="Δ" calcext:value-type="string">
            <text:p>Δ</text:p>
          </table:table-cell>
          <table:table-cell table:style-name="ce64" table:formula="of:=[$Layout.F30]" office:value-type="string" office:string-value="Φ" calcext:value-type="string">
            <text:p>Φ</text:p>
          </table:table-cell>
          <table:table-cell table:style-name="ce64" table:formula="of:=[$Layout.G30]" office:value-type="string" office:string-value="Γ" calcext:value-type="string">
            <text:p>Γ</text:p>
          </table:table-cell>
          <table:table-cell table:style-name="ce66" table:formula="of:=[$Layout.H30]" office:value-type="string" office:string-value="Η" calcext:value-type="string">
            <text:p>Η</text:p>
          </table:table-cell>
          <table:table-cell table:style-name="ce39" table:formula="of:=[$Layout.I30]" office:value-type="string" office:string-value="Ξ" calcext:value-type="string">
            <text:p>Ξ</text:p>
          </table:table-cell>
          <table:table-cell table:style-name="ce67" table:formula="of:=[$Layout.J30]" office:value-type="string" office:string-value="Κ" calcext:value-type="string">
            <text:p>Κ</text:p>
          </table:table-cell>
          <table:table-cell table:style-name="ce64" table:formula="of:=[$Layout.K30]" office:value-type="string" office:string-value="Λ" calcext:value-type="string">
            <text:p>Λ</text:p>
          </table:table-cell>
          <table:table-cell table:style-name="ce4" table:formula="of:=[$Layout.L30]" office:value-type="string" office:string-value="…" calcext:value-type="string">
            <text:p>…</text:p>
          </table:table-cell>
          <table:table-cell table:style-name="ce4" table:formula="of:=[$Layout.M30]" office:value-type="string" office:string-value="○" calcext:value-type="string">
            <text:p>○</text:p>
          </table:table-cell>
          <table:table-cell table:style-name="ce4" table:formula="of:=[$Layout.N30]" office:value-type="float" office:value="0" calcext:value-type="float">
            <text:p>0</text:p>
          </table:table-cell>
          <table:table-cell table:style-name="ce4" table:formula="of:=[$Layout.O30]" office:value-type="float" office:value="0" calcext:value-type="float">
            <text:p>0</text:p>
          </table:table-cell>
          <table:table-cell table:style-name="ce4" table:formula="of:=[$Layout.P30]" office:value-type="float" office:value="0" calcext:value-type="float">
            <text:p>0</text:p>
          </table:table-cell>
          <table:table-cell table:style-name="ce4" table:formula="of:=[$Layout.Q30]" office:value-type="float" office:value="0" calcext:value-type="float">
            <text:p>0</text:p>
          </table:table-cell>
          <table:table-cell table:style-name="ce4" table:formula="of:=[$Layout.R30]" office:value-type="float" office:value="0" calcext:value-type="float">
            <text:p>0</text:p>
          </table:table-cell>
          <table:table-cell table:style-name="ce3" table:number-columns-repeated="4"/>
          <table:table-cell table:style-name="ce2"/>
          <table:table-cell table:style-name="ce2" office:value-type="string" calcext:value-type="string">
            <text:p>AΣΔΦΓΗΚΛ…○</text:p>
          </table:table-cell>
          <table:table-cell table:style-name="ce2"/>
          <table:table-cell table:style-name="ce1" table:formula="of:=[.X30]=[.Y30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4" table:formula="of:=[$Layout.B31]" office:value-type="float" office:value="0" calcext:value-type="float">
            <text:p>0</text:p>
          </table:table-cell>
          <table:table-cell table:style-name="ce4" table:formula="of:=[$Layout.C31]" office:value-type="string" office:string-value="⊥" calcext:value-type="string">
            <text:p>⊥</text:p>
          </table:table-cell>
          <table:table-cell table:style-name="ce4" table:formula="of:=[$Layout.D31]" office:value-type="string" office:string-value="⊤" calcext:value-type="string">
            <text:p>⊤</text:p>
          </table:table-cell>
          <table:table-cell table:style-name="ce4" table:formula="of:=[$Layout.E31]" office:value-type="string" office:string-value="⊢" calcext:value-type="string">
            <text:p>⊢</text:p>
          </table:table-cell>
          <table:table-cell table:style-name="ce4" table:formula="of:=[$Layout.F31]" office:value-type="string" office:string-value="⊣" calcext:value-type="string">
            <text:p>⊣</text:p>
          </table:table-cell>
          <table:table-cell table:style-name="ce4" table:formula="of:=[$Layout.G31]" office:value-type="string" office:string-value="↑" calcext:value-type="string">
            <text:p>↑</text:p>
          </table:table-cell>
          <table:table-cell table:style-name="ce40" table:formula="of:=[$Layout.H31]" office:value-type="string" office:string-value="↓" calcext:value-type="string">
            <text:p>↓</text:p>
          </table:table-cell>
          <table:table-cell table:style-name="ce64" table:formula="of:=[$Layout.I31]" office:value-type="string" office:string-value="←" calcext:value-type="string">
            <text:p>←</text:p>
          </table:table-cell>
          <table:table-cell table:style-name="ce4" table:formula="of:=[$Layout.J31]" office:value-type="string" office:string-value="→" calcext:value-type="string">
            <text:p>→</text:p>
          </table:table-cell>
          <table:table-cell table:style-name="ce40" table:formula="of:=[$Layout.K31]" office:value-type="string" office:string-value="↔" calcext:value-type="string">
            <text:p>↔</text:p>
          </table:table-cell>
          <table:table-cell table:style-name="ce4" table:formula="of:=[$Layout.L31]" office:value-type="string" office:string-value="∴" calcext:value-type="string">
            <text:p>∴</text:p>
          </table:table-cell>
          <table:table-cell table:style-name="ce4" table:formula="of:=[$Layout.M31]" office:value-type="float" office:value="0" calcext:value-type="float">
            <text:p>0</text:p>
          </table:table-cell>
          <table:table-cell table:style-name="ce4" table:formula="of:=[$Layout.N31]" office:value-type="float" office:value="0" calcext:value-type="float">
            <text:p>0</text:p>
          </table:table-cell>
          <table:table-cell table:style-name="ce4" table:formula="of:=[$Layout.O31]" office:value-type="string" office:string-value="⁴" calcext:value-type="string">
            <text:p>⁴</text:p>
          </table:table-cell>
          <table:table-cell table:style-name="ce4" table:formula="of:=[$Layout.P31]" office:value-type="string" office:string-value="⁵" calcext:value-type="string">
            <text:p>⁵</text:p>
          </table:table-cell>
          <table:table-cell table:style-name="ce4" table:formula="of:=[$Layout.Q31]" office:value-type="string" office:string-value="⁶" calcext:value-type="string">
            <text:p>⁶</text:p>
          </table:table-cell>
          <table:table-cell table:style-name="ce4" table:formula="of:=[$Layout.R31]" office:value-type="float" office:value="0" calcext:value-type="float">
            <text:p>0</text:p>
          </table:table-cell>
          <table:table-cell table:style-name="ce3" table:number-columns-repeated="4"/>
          <table:table-cell table:style-name="ce2"/>
          <table:table-cell table:style-name="ce2" office:value-type="string" calcext:value-type="string">
            <text:p>⊥⊤⊢⊣↑↓←→↔∴456</text:p>
          </table:table-cell>
          <table:table-cell table:style-name="ce2"/>
          <table:table-cell table:style-name="ce1" table:formula="of:=[.X31]=[.Y31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4" table:formula="of:=[$Layout.B32]" office:value-type="float" office:value="0" calcext:value-type="float">
            <text:p>0</text:p>
          </table:table-cell>
          <table:table-cell table:style-name="ce4" table:formula="of:=[$Layout.C32]" office:value-type="string" office:string-value="Å" calcext:value-type="string">
            <text:p>Å</text:p>
          </table:table-cell>
          <table:table-cell table:style-name="ce4" table:formula="of:=[$Layout.D32]" office:value-type="float" office:value="0" calcext:value-type="float">
            <text:p>0</text:p>
          </table:table-cell>
          <table:table-cell table:style-name="ce4" table:formula="of:=[$Layout.E32]" office:value-type="float" office:value="0" calcext:value-type="float">
            <text:p>0</text:p>
          </table:table-cell>
          <table:table-cell table:style-name="ce4" table:formula="of:=[$Layout.F32]" office:value-type="string" office:string-value="ƒ" calcext:value-type="string">
            <text:p>ƒ</text:p>
          </table:table-cell>
          <table:table-cell table:style-name="ce10" table:formula="of:=[$Layout.G32]" office:value-type="float" office:value="0" calcext:value-type="float">
            <text:p>0</text:p>
          </table:table-cell>
          <table:table-cell table:style-name="ce39" table:formula="of:=[$Layout.H32]" office:value-type="string" office:string-value="ℏ" calcext:value-type="string">
            <text:p>ℏ</text:p>
          </table:table-cell>
          <table:table-cell table:style-name="ce58" table:formula="of:=[$Layout.I32]" office:value-type="float" office:value="0" calcext:value-type="float">
            <text:p>0</text:p>
          </table:table-cell>
          <table:table-cell table:style-name="ce10" table:formula="of:=[$Layout.J32]" office:value-type="float" office:value="0" calcext:value-type="float">
            <text:p>0</text:p>
          </table:table-cell>
          <table:table-cell table:style-name="ce39" table:formula="of:=[$Layout.K32]" office:value-type="string" office:string-value="⇔" calcext:value-type="string">
            <text:p>⇔</text:p>
          </table:table-cell>
          <table:table-cell table:style-name="ce58" table:formula="of:=[$Layout.L32]" office:value-type="float" office:value="0" calcext:value-type="float">
            <text:p>0</text:p>
          </table:table-cell>
          <table:table-cell table:style-name="ce4" table:formula="of:=[$Layout.M32]" office:value-type="float" office:value="0" calcext:value-type="float">
            <text:p>0</text:p>
          </table:table-cell>
          <table:table-cell table:style-name="ce4" table:formula="of:=[$Layout.N32]" office:value-type="float" office:value="0" calcext:value-type="float">
            <text:p>0</text:p>
          </table:table-cell>
          <table:table-cell table:style-name="ce4" table:formula="of:=[$Layout.O32]" office:value-type="string" office:string-value="Ⅳ" calcext:value-type="string">
            <text:p>Ⅳ</text:p>
          </table:table-cell>
          <table:table-cell table:style-name="ce4" table:formula="of:=[$Layout.P32]" office:value-type="string" office:string-value="Ⅴ" calcext:value-type="string">
            <text:p>Ⅴ</text:p>
          </table:table-cell>
          <table:table-cell table:style-name="ce4" table:formula="of:=[$Layout.Q32]" office:value-type="string" office:string-value="Ⅵ" calcext:value-type="string">
            <text:p>Ⅵ</text:p>
          </table:table-cell>
          <table:table-cell table:style-name="ce4" table:formula="of:=[$Layout.R32]" office:value-type="float" office:value="0" calcext:value-type="float">
            <text:p>0</text:p>
          </table:table-cell>
          <table:table-cell table:style-name="ce3" table:number-columns-repeated="4"/>
          <table:table-cell table:style-name="ce2"/>
          <table:table-cell table:style-name="ce2" office:value-type="string" calcext:value-type="string">
            <text:p>Å⊤⊢ƒ↑←→∴</text:p>
          </table:table-cell>
          <table:table-cell table:style-name="ce2"/>
          <table:table-cell table:style-name="ce1" table:formula="of:=[.X32]=[.Y32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2"/>
          <table:table-cell table:style-name="ce3" office:value-type="string" calcext:value-type="string">
            <text:p><text:s text:c="17"/></text:p>
          </table:table-cell>
          <table:table-cell table:style-name="ce3" table:number-columns-repeated="2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ZXCV ROW</text:p>
          </table:table-cell>
          <table:table-cell table:style-name="ce63" office:value-type="string" calcext:value-type="string">
            <text:p>KC_LSFT</text:p>
          </table:table-cell>
          <table:table-cell table:style-name="ce63" office:value-type="string" calcext:value-type="string">
            <text:p>KC_Z</text:p>
          </table:table-cell>
          <table:table-cell table:style-name="ce63" office:value-type="string" calcext:value-type="string">
            <text:p>KC_X</text:p>
          </table:table-cell>
          <table:table-cell table:style-name="ce63" office:value-type="string" calcext:value-type="string">
            <text:p>KC_C</text:p>
          </table:table-cell>
          <table:table-cell table:style-name="ce63" office:value-type="string" calcext:value-type="string">
            <text:p>KC_V</text:p>
          </table:table-cell>
          <table:table-cell table:style-name="ce63" office:value-type="string" calcext:value-type="string">
            <text:p>KC_B</text:p>
          </table:table-cell>
          <table:table-cell table:style-name="ce63" office:value-type="string" calcext:value-type="string">
            <text:p>KC_N</text:p>
          </table:table-cell>
          <table:table-cell table:style-name="ce63" office:value-type="string" calcext:value-type="string">
            <text:p>KC_M</text:p>
          </table:table-cell>
          <table:table-cell table:style-name="ce63" office:value-type="string" calcext:value-type="string">
            <text:p>KC_COMM</text:p>
          </table:table-cell>
          <table:table-cell table:style-name="ce63" office:value-type="string" calcext:value-type="string">
            <text:p>KC_DOT</text:p>
          </table:table-cell>
          <table:table-cell table:style-name="ce63" office:value-type="string" calcext:value-type="string">
            <text:p>KC_SLSH</text:p>
          </table:table-cell>
          <table:table-cell table:style-name="ce63" office:value-type="string" calcext:value-type="string">
            <text:p>KC_RSFT</text:p>
          </table:table-cell>
          <table:table-cell table:style-name="ce63" office:value-type="string" calcext:value-type="string">
            <text:p>KC_UP</text:p>
          </table:table-cell>
          <table:table-cell table:style-name="ce63" office:value-type="string" calcext:value-type="string">
            <text:p>KC_P1</text:p>
          </table:table-cell>
          <table:table-cell table:style-name="ce63" office:value-type="string" calcext:value-type="string">
            <text:p>KC_P2</text:p>
          </table:table-cell>
          <table:table-cell table:style-name="ce63" office:value-type="string" calcext:value-type="string">
            <text:p>KC_P3</text:p>
          </table:table-cell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4" table:formula="of:=[$Layout.B35]" office:value-type="string" office:string-value="SHIFT" calcext:value-type="string">
            <text:p>SHIFT</text:p>
          </table:table-cell>
          <table:table-cell table:style-name="ce4" table:formula="of:=[$Layout.C35]" office:value-type="string" office:string-value="z" calcext:value-type="string">
            <text:p>z</text:p>
          </table:table-cell>
          <table:table-cell table:style-name="ce4" table:formula="of:=[$Layout.D35]" office:value-type="string" office:string-value="x" calcext:value-type="string">
            <text:p>x</text:p>
          </table:table-cell>
          <table:table-cell table:style-name="ce4" table:formula="of:=[$Layout.E35]" office:value-type="string" office:string-value="c" calcext:value-type="string">
            <text:p>c</text:p>
          </table:table-cell>
          <table:table-cell table:style-name="ce4" table:formula="of:=[$Layout.F35]" office:value-type="string" office:string-value="v" calcext:value-type="string">
            <text:p>v</text:p>
          </table:table-cell>
          <table:table-cell table:style-name="ce4" table:formula="of:=[$Layout.G35]" office:value-type="string" office:string-value="b" calcext:value-type="string">
            <text:p>b</text:p>
          </table:table-cell>
          <table:table-cell table:style-name="ce4" table:formula="of:=[$Layout.H35]" office:value-type="string" office:string-value="n" calcext:value-type="string">
            <text:p>n</text:p>
          </table:table-cell>
          <table:table-cell table:style-name="ce4" table:formula="of:=[$Layout.I35]" office:value-type="string" office:string-value="m" calcext:value-type="string">
            <text:p>m</text:p>
          </table:table-cell>
          <table:table-cell table:style-name="ce4" table:formula="of:=[$Layout.J35]" office:value-type="string" office:string-value="," calcext:value-type="string">
            <text:p>,</text:p>
          </table:table-cell>
          <table:table-cell table:style-name="ce4" table:formula="of:=[$Layout.K35]" office:value-type="string" office:string-value="." calcext:value-type="string">
            <text:p>.</text:p>
          </table:table-cell>
          <table:table-cell table:style-name="ce4" table:formula="of:=[$Layout.L35]" office:value-type="string" office:string-value="/" calcext:value-type="string">
            <text:p>/</text:p>
          </table:table-cell>
          <table:table-cell table:style-name="ce4" table:formula="of:=[$Layout.M35]" office:value-type="string" office:string-value="SHFT" calcext:value-type="string">
            <text:p>SHFT</text:p>
          </table:table-cell>
          <table:table-cell table:style-name="ce4" table:formula="of:=[$Layout.N35]" office:value-type="string" office:string-value="↑" calcext:value-type="string">
            <text:p>↑</text:p>
          </table:table-cell>
          <table:table-cell table:style-name="ce4" table:formula="of:=[$Layout.O35]" office:value-type="float" office:value="1" calcext:value-type="float">
            <text:p>1</text:p>
          </table:table-cell>
          <table:table-cell table:style-name="ce4" table:formula="of:=[$Layout.P35]" office:value-type="float" office:value="2" calcext:value-type="float">
            <text:p>2</text:p>
          </table:table-cell>
          <table:table-cell table:style-name="ce4" table:formula="of:=[$Layout.Q35]" office:value-type="float" office:value="3" calcext:value-type="float">
            <text:p>3</text:p>
          </table:table-cell>
          <table:table-cell table:style-name="ce3" table:number-columns-repeated="5"/>
          <table:table-cell table:style-name="ce1"/>
          <table:table-cell table:style-name="ce2" office:value-type="string" calcext:value-type="string">
            <text:p>zxcvbnm,./123</text:p>
          </table:table-cell>
          <table:table-cell table:style-name="ce2"/>
          <table:table-cell table:style-name="ce1" table:formula="of:=[.X35]=[.Y35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4" table:formula="of:=[$Layout.B36]" office:value-type="float" office:value="0" calcext:value-type="float">
            <text:p>0</text:p>
          </table:table-cell>
          <table:table-cell table:style-name="ce40" table:formula="of:=[$Layout.C36]" office:value-type="string" office:string-value="Z" calcext:value-type="string">
            <text:p>Z</text:p>
          </table:table-cell>
          <table:table-cell table:style-name="ce40" table:formula="of:=[$Layout.D36]" office:value-type="string" office:string-value="X" calcext:value-type="string">
            <text:p>X</text:p>
          </table:table-cell>
          <table:table-cell table:style-name="ce40" table:formula="of:=[$Layout.E36]" office:value-type="string" office:string-value="C" calcext:value-type="string">
            <text:p>C</text:p>
          </table:table-cell>
          <table:table-cell table:style-name="ce40" table:formula="of:=[$Layout.F36]" office:value-type="string" office:string-value="V" calcext:value-type="string">
            <text:p>V</text:p>
          </table:table-cell>
          <table:table-cell table:style-name="ce4" table:formula="of:=[$Layout.G36]" office:value-type="string" office:string-value="B" calcext:value-type="string">
            <text:p>B</text:p>
          </table:table-cell>
          <table:table-cell table:style-name="ce40" table:formula="of:=[$Layout.H36]" office:value-type="string" office:string-value="N" calcext:value-type="string">
            <text:p>N</text:p>
          </table:table-cell>
          <table:table-cell table:style-name="ce40" table:formula="of:=[$Layout.I36]" office:value-type="string" office:string-value="M" calcext:value-type="string">
            <text:p>M</text:p>
          </table:table-cell>
          <table:table-cell table:style-name="ce4" table:formula="of:=[$Layout.J36]" office:value-type="string" office:string-value="&lt;" calcext:value-type="string">
            <text:p>&lt;</text:p>
          </table:table-cell>
          <table:table-cell table:style-name="ce4" table:formula="of:=[$Layout.K36]" office:value-type="string" office:string-value="&gt;" calcext:value-type="string">
            <text:p>&gt;</text:p>
          </table:table-cell>
          <table:table-cell table:style-name="ce4" table:formula="of:=[$Layout.L36]" office:value-type="string" office:string-value="?" calcext:value-type="string">
            <text:p>?</text:p>
          </table:table-cell>
          <table:table-cell table:style-name="ce4" table:formula="of:=[$Layout.M36]" office:value-type="float" office:value="0" calcext:value-type="float">
            <text:p>0</text:p>
          </table:table-cell>
          <table:table-cell table:style-name="ce4" table:formula="of:=[$Layout.N36]" office:value-type="float" office:value="0" calcext:value-type="float">
            <text:p>0</text:p>
          </table:table-cell>
          <table:table-cell table:style-name="ce4" table:formula="of:=[$Layout.O36]" office:value-type="float" office:value="0" calcext:value-type="float">
            <text:p>0</text:p>
          </table:table-cell>
          <table:table-cell table:style-name="ce4" table:formula="of:=[$Layout.P36]" office:value-type="float" office:value="0" calcext:value-type="float">
            <text:p>0</text:p>
          </table:table-cell>
          <table:table-cell table:style-name="ce4" table:formula="of:=[$Layout.Q36]" office:value-type="float" office:value="0" calcext:value-type="float">
            <text:p>0</text:p>
          </table:table-cell>
          <table:table-cell table:style-name="ce3" table:number-columns-repeated="5"/>
          <table:table-cell table:style-name="ce1"/>
          <table:table-cell table:style-name="ce2" office:value-type="string" calcext:value-type="string">
            <text:p>ZXCVBNM&lt;&gt;?</text:p>
          </table:table-cell>
          <table:table-cell table:style-name="ce2"/>
          <table:table-cell table:style-name="ce1" table:formula="of:=[.X36]=[.Y36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GREEK (FRONT)</text:p>
          </table:table-cell>
          <table:table-cell table:style-name="ce10" table:formula="of:=[$Layout.B37]" office:value-type="float" office:value="0" calcext:value-type="float">
            <text:p>0</text:p>
          </table:table-cell>
          <table:table-cell table:style-name="ce4" table:formula="of:=[$Layout.C37]" office:value-type="string" office:string-value="ζ" calcext:value-type="string">
            <text:p>ζ</text:p>
          </table:table-cell>
          <table:table-cell table:style-name="ce4" table:formula="of:=[$Layout.D37]" office:value-type="string" office:string-value="χ" calcext:value-type="string">
            <text:p>χ</text:p>
          </table:table-cell>
          <table:table-cell table:style-name="ce4" table:formula="of:=[$Layout.E37]" office:value-type="string" office:string-value="ψ" calcext:value-type="string">
            <text:p>ψ</text:p>
          </table:table-cell>
          <table:table-cell table:style-name="ce4" table:formula="of:=[$Layout.F37]" office:value-type="string" office:string-value="ω" calcext:value-type="string">
            <text:p>ω</text:p>
          </table:table-cell>
          <table:table-cell table:style-name="ce10" table:formula="of:=[$Layout.G37]" office:value-type="string" office:string-value="β" calcext:value-type="string">
            <text:p>β</text:p>
          </table:table-cell>
          <table:table-cell table:style-name="ce39" table:formula="of:=[$Layout.H37]" office:value-type="string" office:string-value="ν" calcext:value-type="string">
            <text:p>ν</text:p>
          </table:table-cell>
          <table:table-cell table:style-name="ce58" table:formula="of:=[$Layout.I37]" office:value-type="string" office:string-value="μ" calcext:value-type="string">
            <text:p>μ</text:p>
          </table:table-cell>
          <table:table-cell table:style-name="ce58" table:formula="of:=[$Layout.J37]" office:value-type="string" office:string-value="«" calcext:value-type="string">
            <text:p>«</text:p>
          </table:table-cell>
          <table:table-cell table:style-name="ce4" table:formula="of:=[$Layout.K37]" office:value-type="string" office:string-value="»" calcext:value-type="string">
            <text:p>»</text:p>
          </table:table-cell>
          <table:table-cell table:style-name="ce4" table:formula="of:=[$Layout.L37]" office:value-type="string" office:string-value="∫" calcext:value-type="string">
            <text:p>∫</text:p>
          </table:table-cell>
          <table:table-cell table:style-name="ce4" table:formula="of:=[$Layout.M37]" office:value-type="float" office:value="0" calcext:value-type="float">
            <text:p>0</text:p>
          </table:table-cell>
          <table:table-cell table:style-name="ce4" table:formula="of:=[$Layout.N37]" office:value-type="float" office:value="0" calcext:value-type="float">
            <text:p>0</text:p>
          </table:table-cell>
          <table:table-cell table:style-name="ce4" table:formula="of:=[$Layout.O37]" office:value-type="float" office:value="0" calcext:value-type="float">
            <text:p>0</text:p>
          </table:table-cell>
          <table:table-cell table:style-name="ce4" table:formula="of:=[$Layout.P37]" office:value-type="float" office:value="0" calcext:value-type="float">
            <text:p>0</text:p>
          </table:table-cell>
          <table:table-cell table:style-name="ce4" table:formula="of:=[$Layout.Q37]" office:value-type="float" office:value="0" calcext:value-type="float">
            <text:p>0</text:p>
          </table:table-cell>
          <table:table-cell table:style-name="ce3" table:number-columns-repeated="5"/>
          <table:table-cell table:style-name="ce2"/>
          <table:table-cell table:style-name="ce2" office:value-type="string" calcext:value-type="string">
            <text:p>ζχψωβμ«»∫</text:p>
          </table:table-cell>
          <table:table-cell table:style-name="ce2"/>
          <table:table-cell table:style-name="ce1" table:formula="of:=[.X37]=[.Y37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HIFT GREEK</text:p>
          </table:table-cell>
          <table:table-cell table:style-name="ce4" table:formula="of:=[$Layout.B38]" office:value-type="float" office:value="0" calcext:value-type="float">
            <text:p>0</text:p>
          </table:table-cell>
          <table:table-cell table:style-name="ce64" table:formula="of:=[$Layout.C38]" office:value-type="string" office:string-value="Ζ" calcext:value-type="string">
            <text:p>Ζ</text:p>
          </table:table-cell>
          <table:table-cell table:style-name="ce64" table:formula="of:=[$Layout.D38]" office:value-type="string" office:string-value="Χ" calcext:value-type="string">
            <text:p>Χ</text:p>
          </table:table-cell>
          <table:table-cell table:style-name="ce64" table:formula="of:=[$Layout.E38]" office:value-type="string" office:string-value="Ψ" calcext:value-type="string">
            <text:p>Ψ</text:p>
          </table:table-cell>
          <table:table-cell table:style-name="ce64" table:formula="of:=[$Layout.F38]" office:value-type="string" office:string-value="Ω" calcext:value-type="string">
            <text:p>Ω</text:p>
          </table:table-cell>
          <table:table-cell table:style-name="ce10" table:formula="of:=[$Layout.G38]" office:value-type="string" office:string-value="B" calcext:value-type="string">
            <text:p>B</text:p>
          </table:table-cell>
          <table:table-cell table:style-name="ce39" table:formula="of:=[$Layout.H38]" office:value-type="string" office:string-value="Ν" calcext:value-type="string">
            <text:p>Ν</text:p>
          </table:table-cell>
          <table:table-cell table:style-name="ce67" table:formula="of:=[$Layout.I38]" office:value-type="string" office:string-value="Μ" calcext:value-type="string">
            <text:p>Μ</text:p>
          </table:table-cell>
          <table:table-cell table:style-name="ce4" table:formula="of:=[$Layout.J38]" office:value-type="float" office:value="0" calcext:value-type="float">
            <text:p>0</text:p>
          </table:table-cell>
          <table:table-cell table:style-name="ce4" table:formula="of:=[$Layout.K38]" office:value-type="float" office:value="0" calcext:value-type="float">
            <text:p>0</text:p>
          </table:table-cell>
          <table:table-cell table:style-name="ce4" table:formula="of:=[$Layout.L38]" office:value-type="string" office:string-value="√" calcext:value-type="string">
            <text:p>√</text:p>
          </table:table-cell>
          <table:table-cell table:style-name="ce4" table:formula="of:=[$Layout.M38]" office:value-type="float" office:value="0" calcext:value-type="float">
            <text:p>0</text:p>
          </table:table-cell>
          <table:table-cell table:style-name="ce4" table:formula="of:=[$Layout.N38]" office:value-type="float" office:value="0" calcext:value-type="float">
            <text:p>0</text:p>
          </table:table-cell>
          <table:table-cell table:style-name="ce4" table:formula="of:=[$Layout.O38]" office:value-type="float" office:value="0" calcext:value-type="float">
            <text:p>0</text:p>
          </table:table-cell>
          <table:table-cell table:style-name="ce4" table:formula="of:=[$Layout.P38]" office:value-type="float" office:value="0" calcext:value-type="float">
            <text:p>0</text:p>
          </table:table-cell>
          <table:table-cell table:style-name="ce4" table:formula="of:=[$Layout.Q38]" office:value-type="float" office:value="0" calcext:value-type="float">
            <text:p>0</text:p>
          </table:table-cell>
          <table:table-cell table:style-name="ce3" table:number-columns-repeated="5"/>
          <table:table-cell table:style-name="ce2"/>
          <table:table-cell table:style-name="ce2" office:value-type="string" calcext:value-type="string">
            <text:p>ΖΧΨΩBΜ«»√</text:p>
          </table:table-cell>
          <table:table-cell table:style-name="ce2"/>
          <table:table-cell table:style-name="ce1" table:formula="of:=[.X38]=[.Y38]" office:value-type="float" office:value="0" calcext:value-type="float">
            <text:p>0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office:value-type="string" calcext:value-type="string">
            <text:p>SYMBOLS</text:p>
          </table:table-cell>
          <table:table-cell table:style-name="ce4" table:formula="of:=[$Layout.B39]" office:value-type="float" office:value="0" calcext:value-type="float">
            <text:p>0</text:p>
          </table:table-cell>
          <table:table-cell table:style-name="ce4" table:formula="of:=[$Layout.C39]" office:value-type="string" office:string-value="⌊" calcext:value-type="string">
            <text:p>⌊</text:p>
          </table:table-cell>
          <table:table-cell table:style-name="ce4" table:formula="of:=[$Layout.D39]" office:value-type="string" office:string-value="⌈" calcext:value-type="string">
            <text:p>⌈</text:p>
          </table:table-cell>
          <table:table-cell table:style-name="ce4" table:formula="of:=[$Layout.E39]" office:value-type="string" office:string-value="≠" calcext:value-type="string">
            <text:p>≠</text:p>
          </table:table-cell>
          <table:table-cell table:style-name="ce4" table:formula="of:=[$Layout.F39]" office:value-type="string" office:string-value="≃" calcext:value-type="string">
            <text:p>≃</text:p>
          </table:table-cell>
          <table:table-cell table:style-name="ce4" table:formula="of:=[$Layout.G39]" office:value-type="string" office:string-value="≡" calcext:value-type="string">
            <text:p>≡</text:p>
          </table:table-cell>
          <table:table-cell table:style-name="ce64" table:formula="of:=[$Layout.H39]" office:value-type="float" office:value="0" calcext:value-type="float">
            <text:p>0</text:p>
          </table:table-cell>
          <table:table-cell table:style-name="ce4" table:formula="of:=[$Layout.I39]" office:value-type="float" office:value="0" calcext:value-type="float">
            <text:p>0</text:p>
          </table:table-cell>
          <table:table-cell table:style-name="ce4" table:formula="of:=[$Layout.J39]" office:value-type="string" office:string-value="≤" calcext:value-type="string">
            <text:p>≤</text:p>
          </table:table-cell>
          <table:table-cell table:style-name="ce4" table:formula="of:=[$Layout.K39]" office:value-type="string" office:string-value="≥" calcext:value-type="string">
            <text:p>≥</text:p>
          </table:table-cell>
          <table:table-cell table:style-name="ce40" table:formula="of:=[$Layout.L39]" office:value-type="string" office:string-value="¿" calcext:value-type="string">
            <text:p>¿</text:p>
          </table:table-cell>
          <table:table-cell table:style-name="ce4" table:formula="of:=[$Layout.M39]" office:value-type="float" office:value="0" calcext:value-type="float">
            <text:p>0</text:p>
          </table:table-cell>
          <table:table-cell table:style-name="ce4" table:formula="of:=[$Layout.N39]" office:value-type="string" office:string-value="↑" calcext:value-type="string">
            <text:p>↑</text:p>
          </table:table-cell>
          <table:table-cell table:style-name="ce4" table:formula="of:=[$Layout.O39]" office:value-type="string" office:string-value="¹" calcext:value-type="string">
            <text:p>¹</text:p>
          </table:table-cell>
          <table:table-cell table:style-name="ce4" table:formula="of:=[$Layout.P39]" office:value-type="string" office:string-value="²" calcext:value-type="string">
            <text:p>²</text:p>
          </table:table-cell>
          <table:table-cell table:style-name="ce4" table:formula="of:=[$Layout.Q39]" office:value-type="string" office:string-value="³" calcext:value-type="string">
            <text:p>³</text:p>
          </table:table-cell>
          <table:table-cell table:style-name="ce3" table:number-columns-repeated="5"/>
          <table:table-cell table:style-name="ce2"/>
          <table:table-cell table:style-name="ce2" office:value-type="string" calcext:value-type="string">
            <text:p>⌊⌈≠≃≡≤≥¿</text:p>
          </table:table-cell>
          <table:table-cell table:style-name="ce2"/>
          <table:table-cell table:style-name="ce1" table:formula="of:=[.X39]=[.Y39]" office:value-type="float" office:value="0" calcext:value-type="float">
            <text:p>0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HIFT SYMBOLS</text:p>
          </table:table-cell>
          <table:table-cell table:style-name="ce4" table:formula="of:=[$Layout.B40]" office:value-type="float" office:value="0" calcext:value-type="float">
            <text:p>0</text:p>
          </table:table-cell>
          <table:table-cell table:style-name="ce4" table:formula="of:=[$Layout.C40]" office:value-type="string" office:string-value="⌋" calcext:value-type="string">
            <text:p>⌋</text:p>
          </table:table-cell>
          <table:table-cell table:style-name="ce4" table:formula="of:=[$Layout.D40]" office:value-type="string" office:string-value="⌉" calcext:value-type="string">
            <text:p>⌉</text:p>
          </table:table-cell>
          <table:table-cell table:style-name="ce4" table:formula="of:=[$Layout.E40]" office:value-type="string" office:string-value="©" calcext:value-type="string">
            <text:p>©</text:p>
          </table:table-cell>
          <table:table-cell table:style-name="ce4" table:formula="of:=[$Layout.F40]" office:value-type="string" office:string-value="≈" calcext:value-type="string">
            <text:p>≈</text:p>
          </table:table-cell>
          <table:table-cell table:style-name="ce4" table:formula="of:=[$Layout.G40]" office:value-type="float" office:value="0" calcext:value-type="float">
            <text:p>0</text:p>
          </table:table-cell>
          <table:table-cell table:style-name="ce4" table:formula="of:=[$Layout.H40]" office:value-type="float" office:value="0" calcext:value-type="float">
            <text:p>0</text:p>
          </table:table-cell>
          <table:table-cell table:style-name="ce4" table:formula="of:=[$Layout.I40]" office:value-type="float" office:value="0" calcext:value-type="float">
            <text:p>0</text:p>
          </table:table-cell>
          <table:table-cell table:style-name="ce4" table:formula="of:=[$Layout.J40]" office:value-type="string" office:string-value="≲" calcext:value-type="string">
            <text:p>≲</text:p>
          </table:table-cell>
          <table:table-cell table:style-name="ce10" table:formula="of:=[$Layout.K40]" office:value-type="string" office:string-value="≳" calcext:value-type="string">
            <text:p>≳</text:p>
          </table:table-cell>
          <table:table-cell table:style-name="ce39" table:formula="of:=[$Layout.L40]" office:value-type="string" office:string-value="‽" calcext:value-type="string">
            <text:p>‽</text:p>
          </table:table-cell>
          <table:table-cell table:style-name="ce58" table:formula="of:=[$Layout.M40]" office:value-type="float" office:value="0" calcext:value-type="float">
            <text:p>0</text:p>
          </table:table-cell>
          <table:table-cell table:style-name="ce4" table:formula="of:=[$Layout.N40]" office:value-type="string" office:string-value="⇑" calcext:value-type="string">
            <text:p>⇑</text:p>
          </table:table-cell>
          <table:table-cell table:style-name="ce4" table:formula="of:=[$Layout.O40]" office:value-type="string" office:string-value="Ⅰ" calcext:value-type="string">
            <text:p>Ⅰ</text:p>
          </table:table-cell>
          <table:table-cell table:style-name="ce4" table:formula="of:=[$Layout.P40]" office:value-type="string" office:string-value="Ⅱ" calcext:value-type="string">
            <text:p>Ⅱ</text:p>
          </table:table-cell>
          <table:table-cell table:style-name="ce4" table:formula="of:=[$Layout.Q40]" office:value-type="string" office:string-value="Ⅲ" calcext:value-type="string">
            <text:p>Ⅲ</text:p>
          </table:table-cell>
          <table:table-cell table:style-name="ce3" table:number-columns-repeated="5"/>
          <table:table-cell table:style-name="ce2"/>
          <table:table-cell table:style-name="ce2" office:value-type="string" calcext:value-type="string">
            <text:p>⌋⌉©≈≡≲≳</text:p>
          </table:table-cell>
          <table:table-cell table:style-name="ce2"/>
          <table:table-cell table:style-name="ce1" table:formula="of:=[.X40]=[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5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6" table:number-columns-repeated="16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25"/>
          <table:table-cell table:style-name="ce6" table:number-columns-repeated="6"/>
          <table:table-cell/>
          <table:table-cell table:style-name="ce6" table:number-columns-repeated="4"/>
          <table:table-cell table:number-columns-repeated="2"/>
          <table:table-cell table:style-name="ce6"/>
          <table:table-cell table:style-name="ce3" table:number-columns-repeated="3"/>
          <table:table-cell table:style-name="ce1" table:number-columns-repeated="2"/>
          <table:table-cell table:style-name="ce57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6" table:number-columns-repeated="8"/>
          <table:table-cell/>
          <table:table-cell table:style-name="ce6" table:number-columns-repeated="4"/>
          <table:table-cell table:number-columns-repeated="2"/>
          <table:table-cell table:style-name="ce6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6" table:number-columns-repeated="4"/>
          <table:table-cell/>
          <table:table-cell table:style-name="ce6" table:number-columns-repeated="7"/>
          <table:table-cell table:style-name="ce3" table:number-columns-repeated="5"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6" table:number-columns-repeated="4"/>
          <table:table-cell/>
          <table:table-cell table:style-name="ce6" table:number-columns-repeated="7"/>
          <table:table-cell table:style-name="ce3" table:number-columns-repeated="5"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6" table:number-columns-repeated="6"/>
          <table:table-cell table:style-name="ce32"/>
          <table:table-cell table:style-name="ce6" table:number-columns-repeated="5"/>
          <table:table-cell table:style-name="ce3" table:number-columns-repeated="5"/>
          <table:table-cell table:style-name="ce2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25" table:number-columns-repeated="2"/>
          <table:table-cell table:style-name="ce6" table:number-columns-repeated="6"/>
          <table:table-cell table:style-name="ce3" table:number-columns-repeated="5"/>
          <table:table-cell table:style-name="ce1" table:number-columns-repeated="5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25" table:number-columns-repeated="2"/>
          <table:table-cell/>
          <table:table-cell table:style-name="ce26"/>
          <table:table-cell table:style-name="ce6" table:number-columns-repeated="4"/>
          <table:table-cell table:style-name="ce3" table:number-columns-repeated="5"/>
          <table:table-cell table:style-name="ce1" table:number-columns-repeated="5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6" table:number-columns-repeated="12"/>
          <table:table-cell table:style-name="ce3" table:number-columns-repeated="5"/>
          <table:table-cell table:style-name="ce1" table:number-columns-repeated="5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25" table:number-columns-repeated="2"/>
          <table:table-cell table:style-name="ce6" table:number-columns-repeated="10"/>
          <table:table-cell table:style-name="ce3" table:number-columns-repeated="5"/>
          <table:table-cell table:style-name="ce1" table:number-columns-repeated="5"/>
          <table:table-cell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25" table:number-columns-repeated="2"/>
          <table:table-cell table:style-name="ce6" table:number-columns-repeated="13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6" table:number-columns-repeated="11"/>
          <table:table-cell/>
          <table:table-cell table:style-name="ce6" table:number-columns-repeated="4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 table:number-rows-repeated="2">
          <table:table-cell table:style-name="ce1"/>
          <table:table-cell table:style-name="ce14"/>
          <table:table-cell table:style-name="ce6" table:number-columns-repeated="15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0"/>
          <table:table-cell table:style-name="ce26"/>
          <table:table-cell table:style-name="ce6" table:number-columns-repeated="4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0"/>
          <table:table-cell/>
          <table:table-cell table:style-name="ce6" table:number-columns-repeated="4"/>
          <table:table-cell table:style-name="ce3"/>
          <table:table-cell table:style-name="ce3" office:value-type="string" calcext:value-type="string">
            <text:p><text:s text:c="8"/></text:p>
          </table:table-cell>
          <table:table-cell table:style-name="ce3" table:number-columns-repeated="3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5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5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5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>
          <table:table-cell table:style-name="ce1"/>
          <table:table-cell table:style-name="ce14"/>
          <table:table-cell table:style-name="ce6" table:number-columns-repeated="15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 table:number-rows-repeated="3">
          <table:table-cell table:style-name="ce1"/>
          <table:table-cell table:style-name="ce14"/>
          <table:table-cell table:style-name="ce6" table:number-columns-repeated="10"/>
          <table:table-cell/>
          <table:table-cell table:style-name="ce6" table:number-columns-repeated="4"/>
          <table:table-cell table:style-name="ce3" table:number-columns-repeated="5"/>
          <table:table-cell table:style-name="ce1" table:number-columns-repeated="5"/>
          <table:table-cell table:number-columns-repeated="997"/>
        </table:table-row>
        <table:table-row table:style-name="ro1" table:number-rows-repeated="2">
          <table:table-cell table:style-name="ce1"/>
          <table:table-cell table:style-name="ce20"/>
          <table:table-cell table:style-name="ce3" table:number-columns-repeated="20"/>
          <table:table-cell table:style-name="ce1" table:number-columns-repeated="5"/>
          <table:table-cell table:number-columns-repeated="997"/>
        </table:table-row>
        <table:table-row table:style-name="ro1" table:number-rows-repeated="934">
          <table:table-cell table:style-name="ce1"/>
          <table:table-cell table:style-name="ce3" table:number-columns-repeated="21"/>
          <table:table-cell table:style-name="ce1" table:number-columns-repeated="5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mbols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6" table:default-cell-style-name="Default"/>
        <table:table-column table:style-name="co6" table:number-columns-repeated="1001" table:default-cell-style-name="Default"/>
        <table:table-row table:style-name="ro1">
          <table:table-cell/>
          <table:table-cell table:style-name="ce57" office:value-type="string" calcext:value-type="string">
            <text:p>Keycode Prefix</text:p>
          </table:table-cell>
          <table:table-cell table:style-name="ce57" office:value-type="string" calcext:value-type="string">
            <text:p>SYM_</text:p>
          </table:table-cell>
          <table:table-cell table:style-name="ce57"/>
          <table:table-cell table:style-name="ce55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7" office:value-type="string" calcext:value-type="string">
            <text:p>KEYCODE</text:p>
          </table:table-cell>
          <table:table-cell table:style-name="ce57"/>
          <table:table-cell table:style-name="ce55" office:value-type="string" calcext:value-type="string">
            <text:p>LOWER</text:p>
          </table:table-cell>
          <table:table-cell table:style-name="ce55" office:value-type="string" calcext:value-type="string">
            <text:p>UPPER</text:p>
          </table:table-cell>
          <table:table-cell/>
          <table:table-cell table:style-name="ce57" office:value-type="string" calcext:value-type="string">
            <text:p>L CODE</text:p>
          </table:table-cell>
          <table:table-cell table:style-name="ce57" office:value-type="string" calcext:value-type="string">
            <text:p>U CODE</text:p>
          </table:table-cell>
          <table:table-cell/>
          <table:table-cell table:style-name="ce57"/>
          <table:table-cell table:style-name="ce57" office:value-type="string" calcext:value-type="string">
            <text:p>REGISTER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 calcext:value-type="string">
            <text:p>1234 ROW</text:p>
          </table:table-cell>
          <table:table-cell table:number-columns-repeated="2"/>
          <table:table-cell table:style-name="ce55" table:number-columns-repeated="2"/>
          <table:table-cell table:number-columns-repeated="1018"/>
        </table:table-row>
        <table:table-row table:style-name="ro1">
          <table:table-cell/>
          <table:table-cell table:style-name="ce57" office:value-type="string" calcext:value-type="string">
            <text:p>KC_GRV</text:p>
          </table:table-cell>
          <table:table-cell table:number-columns-repeated="2"/>
          <table:table-cell table:style-name="ce55" table:formula="of:=HLOOKUP([.$B7]; [$Layout.$B$10:.$V$16];  [.E$4]; 0)" office:value-type="float" office:value="0" calcext:value-type="float">
            <text:p/>
          </table:table-cell>
          <table:table-cell table:style-name="ce55" table:formula="of:=HLOOKUP([.$B7]; [$Layout.$B$10:.$V$16];  [.F$4]; 0)" office:value-type="float" office:value="0" calcext:value-type="float">
            <text:p/>
          </table:table-cell>
          <table:table-cell/>
          <table:table-cell table:style-name="ce72" table:formula="of:=IF(ISBLANK([.E7]); &quot;&quot;; &quot;0x&quot; &amp; DEC2HEX(CODE([.E7])))" office:value-type="string" office:string-value="0x30" calcext:value-type="string">
            <text:p>0x30</text:p>
          </table:table-cell>
          <table:table-cell table:style-name="ce72" table:formula="of:=IF(ISBLANK([.F7]); &quot;&quot;; &quot;0x&quot; &amp; DEC2HEX(CODE([.F7])))" office:value-type="string" office:string-value="0x30" calcext:value-type="string">
            <text:p>0x30</text:p>
          </table:table-cell>
          <table:table-cell table:number-columns-repeated="2"/>
          <table:table-cell table:style-name="ce71" table:formula="of:=IF(ISBLANK([.C7]); &quot;&quot;; &quot;case &quot;&amp;[.C7]&amp;&quot;: return SEND(&quot;&amp;[.H7]&amp;&quot;, &quot;&amp; IF([.I7]=&quot;&quot;; [.H7]; [.I7]) &amp;&quot;); // &quot;&amp;[.E7]&amp;&quot;,&quot;&amp;[.F7])">
            <text:p/>
          </table:table-cell>
          <table:table-cell/>
          <table:table-cell table:style-name="ce71" table:formula="of:=&quot;{&quot;&quot;name&quot;&quot;: &quot;&quot;&quot; &amp; [.C7] &amp; &quot;&quot;&quot;, &quot;&quot;title&quot;&quot;: &quot;&quot;&quot; &amp; [.C7] &amp; &quot;&quot;&quot;, &quot;&quot;shortName&quot;&quot;: &quot;&quot;&quot; &amp; [.E7] &amp; &quot;&quot;&quot;},&quot;" office:value-type="string" office:string-value="{&quot;name&quot;: &quot;&quot;, &quot;title&quot;: &quot;&quot;, &quot;shortName&quot;: &quot;0&quot;}," calcext:value-type="string">
            <text:p>{"name": "", "title": "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1</text:p>
          </table:table-cell>
          <table:table-cell table:style-name="ce71" table:formula="of:=REPLACE([.B8]; 1; 3; [.$C$1])" office:value-type="string" office:string-value="SYM_1" calcext:value-type="string">
            <text:p>SYM_1</text:p>
          </table:table-cell>
          <table:table-cell/>
          <table:table-cell table:style-name="ce55" table:formula="of:=HLOOKUP([.$B8]; [$Layout.$B$10:.$V$16];  [.E$4]; 0)" office:value-type="string" office:string-value="¡" calcext:value-type="string">
            <text:p>¡</text:p>
          </table:table-cell>
          <table:table-cell table:style-name="ce55" table:formula="of:=HLOOKUP([.$B8]; [$Layout.$B$10:.$V$16];  [.F$4]; 0)" office:value-type="string" office:string-value="¹" calcext:value-type="string">
            <text:p>¹</text:p>
          </table:table-cell>
          <table:table-cell/>
          <table:table-cell table:style-name="ce72" table:formula="of:=IF(ISBLANK([.E8]); &quot;&quot;; &quot;0x&quot; &amp; DEC2HEX(CODE([.E8])))" office:value-type="string" office:string-value="0xA1" calcext:value-type="string">
            <text:p>0xA1</text:p>
          </table:table-cell>
          <table:table-cell table:style-name="ce72" table:formula="of:=IF(ISBLANK([.F8]); &quot;&quot;; &quot;0x&quot; &amp; DEC2HEX(CODE([.F8])))" office:value-type="string" office:string-value="0xB9" calcext:value-type="string">
            <text:p>0xB9</text:p>
          </table:table-cell>
          <table:table-cell/>
          <table:table-cell table:style-name="ce71" table:formula="of:=IF([.I8]=&quot;&quot;; [.H8]; &quot;PAIR(&quot;&amp;IF([.H8]=&quot;&quot;; [.I8]; [.H8]) &amp;&quot;,&quot;&amp;[.I8]&amp;&quot;)&quot;)" office:value-type="string" office:string-value="PAIR(0xA1,0xB9)" calcext:value-type="string">
            <text:p>PAIR(0xA1,0xB9)</text:p>
          </table:table-cell>
          <table:table-cell table:style-name="ce71" table:formula="of:=IF(ISBLANK([.C8]); &quot;&quot;; &quot;case &quot;&amp;[.C8]&amp;&quot;: PROCESS(&quot;&amp;[.K8]&amp;&quot;); // &quot;&amp;[.E8]&amp;&quot;,&quot;&amp;[.F8])" office:value-type="string" office:string-value="case SYM_1: PROCESS(PAIR(0xA1,0xB9)); // ¡,¹" calcext:value-type="string">
            <text:p>case SYM_1: PROCESS(PAIR(0xA1,0xB9)); // ¡,¹</text:p>
          </table:table-cell>
          <table:table-cell/>
          <table:table-cell table:style-name="ce71" table:formula="of:=&quot;{&quot;&quot;name&quot;&quot;: &quot;&quot;&quot; &amp; [.C8] &amp; &quot;&quot;&quot;, &quot;&quot;title&quot;&quot;: &quot;&quot;&quot; &amp; [.C8] &amp; &quot;&quot;&quot;, &quot;&quot;shortName&quot;&quot;: &quot;&quot;&quot; &amp; [.E8] &amp; &quot;&quot;&quot;},&quot;" office:value-type="string" office:string-value="{&quot;name&quot;: &quot;SYM_1&quot;, &quot;title&quot;: &quot;SYM_1&quot;, &quot;shortName&quot;: &quot;¡&quot;}," calcext:value-type="string">
            <text:p>{"name": "SYM_1", "title": "SYM_1", "shortName": "¡"},</text:p>
          </table:table-cell>
          <table:table-cell table:style-name="ce57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KC_2</text:p>
          </table:table-cell>
          <table:table-cell table:style-name="ce71" table:formula="of:=REPLACE([.B9]; 1; 3; [.$C$1])" office:value-type="string" office:string-value="SYM_2" calcext:value-type="string">
            <text:p>SYM_2</text:p>
          </table:table-cell>
          <table:table-cell/>
          <table:table-cell table:style-name="ce55" table:formula="of:=HLOOKUP([.$B9]; [$Layout.$B$10:.$V$16];  [.E$4]; 0)" office:value-type="string" office:string-value="²" calcext:value-type="string">
            <text:p>²</text:p>
          </table:table-cell>
          <table:table-cell table:style-name="ce55" table:formula="of:=HLOOKUP([.$B9]; [$Layout.$B$10:.$V$16];  [.F$4]; 0)" office:value-type="float" office:value="0" calcext:value-type="float">
            <text:p/>
          </table:table-cell>
          <table:table-cell/>
          <table:table-cell table:style-name="ce72" table:formula="of:=IF(ISBLANK([.E9]); &quot;&quot;; &quot;0x&quot; &amp; DEC2HEX(CODE([.E9])))" office:value-type="string" office:string-value="0xB2" calcext:value-type="string">
            <text:p>0xB2</text:p>
          </table:table-cell>
          <table:table-cell table:style-name="ce72" table:formula="of:=IF(ISBLANK([.F9]); &quot;&quot;; &quot;0x&quot; &amp; DEC2HEX(CODE([.F9])))" office:value-type="string" office:string-value="0x30" calcext:value-type="string">
            <text:p>0x30</text:p>
          </table:table-cell>
          <table:table-cell/>
          <table:table-cell table:style-name="ce71" table:formula="of:=IF([.I9]=&quot;&quot;; [.H9]; &quot;PAIR(&quot;&amp;IF([.H9]=&quot;&quot;; [.I9]; [.H9]) &amp;&quot;,&quot;&amp;[.I9]&amp;&quot;)&quot;)" office:value-type="string" office:string-value="PAIR(0xB2,0x30)" calcext:value-type="string">
            <text:p>PAIR(0xB2,0x30)</text:p>
          </table:table-cell>
          <table:table-cell table:style-name="ce71" table:formula="of:=IF(ISBLANK([.C9]); &quot;&quot;; &quot;case &quot;&amp;[.C9]&amp;&quot;: PROCESS(&quot;&amp;[.K9]&amp;&quot;); // &quot;&amp;[.E9]&amp;&quot;,&quot;&amp;[.F9])" office:value-type="string" office:string-value="case SYM_2: PROCESS(PAIR(0xB2,0x30)); // ²,0" calcext:value-type="string">
            <text:p>case SYM_2: PROCESS(PAIR(0xB2,0x30)); // ²,0</text:p>
          </table:table-cell>
          <table:table-cell/>
          <table:table-cell table:style-name="ce71" table:formula="of:=&quot;{&quot;&quot;name&quot;&quot;: &quot;&quot;&quot; &amp; [.C9] &amp; &quot;&quot;&quot;, &quot;&quot;title&quot;&quot;: &quot;&quot;&quot; &amp; [.C9] &amp; &quot;&quot;&quot;, &quot;&quot;shortName&quot;&quot;: &quot;&quot;&quot; &amp; [.E9] &amp; &quot;&quot;&quot;},&quot;" office:value-type="string" office:string-value="{&quot;name&quot;: &quot;SYM_2&quot;, &quot;title&quot;: &quot;SYM_2&quot;, &quot;shortName&quot;: &quot;²&quot;}," calcext:value-type="string">
            <text:p>{"name": "SYM_2", "title": "SYM_2", "shortName": "²"},</text:p>
          </table:table-cell>
          <table:table-cell table:style-name="ce57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KC_3</text:p>
          </table:table-cell>
          <table:table-cell table:style-name="ce71" table:formula="of:=REPLACE([.B10]; 1; 3; [.$C$1])" office:value-type="string" office:string-value="SYM_3" calcext:value-type="string">
            <text:p>SYM_3</text:p>
          </table:table-cell>
          <table:table-cell/>
          <table:table-cell table:style-name="ce55" table:formula="of:=HLOOKUP([.$B10]; [$Layout.$B$10:.$V$16];  [.E$4]; 0)" office:value-type="string" office:string-value="³" calcext:value-type="string">
            <text:p>³</text:p>
          </table:table-cell>
          <table:table-cell table:style-name="ce55" table:formula="of:=HLOOKUP([.$B10]; [$Layout.$B$10:.$V$16];  [.F$4]; 0)" office:value-type="string" office:string-value="£" calcext:value-type="string">
            <text:p>£</text:p>
          </table:table-cell>
          <table:table-cell/>
          <table:table-cell table:style-name="ce72" table:formula="of:=IF(ISBLANK([.E10]); &quot;&quot;; &quot;0x&quot; &amp; DEC2HEX(CODE([.E10])))" office:value-type="string" office:string-value="0xB3" calcext:value-type="string">
            <text:p>0xB3</text:p>
          </table:table-cell>
          <table:table-cell table:style-name="ce72" table:formula="of:=IF(ISBLANK([.F10]); &quot;&quot;; &quot;0x&quot; &amp; DEC2HEX(CODE([.F10])))" office:value-type="string" office:string-value="0xA3" calcext:value-type="string">
            <text:p>0xA3</text:p>
          </table:table-cell>
          <table:table-cell/>
          <table:table-cell table:style-name="ce71" table:formula="of:=IF([.I10]=&quot;&quot;; [.H10]; &quot;PAIR(&quot;&amp;IF([.H10]=&quot;&quot;; [.I10]; [.H10]) &amp;&quot;,&quot;&amp;[.I10]&amp;&quot;)&quot;)" office:value-type="string" office:string-value="PAIR(0xB3,0xA3)" calcext:value-type="string">
            <text:p>PAIR(0xB3,0xA3)</text:p>
          </table:table-cell>
          <table:table-cell table:style-name="ce71" table:formula="of:=IF(ISBLANK([.C10]); &quot;&quot;; &quot;case &quot;&amp;[.C10]&amp;&quot;: PROCESS(&quot;&amp;[.K10]&amp;&quot;); // &quot;&amp;[.E10]&amp;&quot;,&quot;&amp;[.F10])" office:value-type="string" office:string-value="case SYM_3: PROCESS(PAIR(0xB3,0xA3)); // ³,£" calcext:value-type="string">
            <text:p>case SYM_3: PROCESS(PAIR(0xB3,0xA3)); // ³,£</text:p>
          </table:table-cell>
          <table:table-cell/>
          <table:table-cell table:style-name="ce71" table:formula="of:=&quot;{&quot;&quot;name&quot;&quot;: &quot;&quot;&quot; &amp; [.C10] &amp; &quot;&quot;&quot;, &quot;&quot;title&quot;&quot;: &quot;&quot;&quot; &amp; [.C10] &amp; &quot;&quot;&quot;, &quot;&quot;shortName&quot;&quot;: &quot;&quot;&quot; &amp; [.E10] &amp; &quot;&quot;&quot;},&quot;" office:value-type="string" office:string-value="{&quot;name&quot;: &quot;SYM_3&quot;, &quot;title&quot;: &quot;SYM_3&quot;, &quot;shortName&quot;: &quot;³&quot;}," calcext:value-type="string">
            <text:p>{"name": "SYM_3", "title": "SYM_3", "shortName": "³"},</text:p>
          </table:table-cell>
          <table:table-cell table:style-name="ce57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KC_4</text:p>
          </table:table-cell>
          <table:table-cell table:style-name="ce71" table:formula="of:=REPLACE([.B11]; 1; 3; [.$C$1])" office:value-type="string" office:string-value="SYM_4" calcext:value-type="string">
            <text:p>SYM_4</text:p>
          </table:table-cell>
          <table:table-cell/>
          <table:table-cell table:style-name="ce55" table:formula="of:=HLOOKUP([.$B11]; [$Layout.$B$10:.$V$16];  [.E$4]; 0)" office:value-type="string" office:string-value="¤" calcext:value-type="string">
            <text:p>¤</text:p>
          </table:table-cell>
          <table:table-cell table:style-name="ce55" table:formula="of:=HLOOKUP([.$B11]; [$Layout.$B$10:.$V$16];  [.F$4]; 0)" office:value-type="float" office:value="0" calcext:value-type="float">
            <text:p/>
          </table:table-cell>
          <table:table-cell/>
          <table:table-cell table:style-name="ce72" table:formula="of:=IF(ISBLANK([.E11]); &quot;&quot;; &quot;0x&quot; &amp; DEC2HEX(CODE([.E11])))" office:value-type="string" office:string-value="0xA4" calcext:value-type="string">
            <text:p>0xA4</text:p>
          </table:table-cell>
          <table:table-cell table:style-name="ce72" table:formula="of:=IF(ISBLANK([.F11]); &quot;&quot;; &quot;0x&quot; &amp; DEC2HEX(CODE([.F11])))" office:value-type="string" office:string-value="0x30" calcext:value-type="string">
            <text:p>0x30</text:p>
          </table:table-cell>
          <table:table-cell/>
          <table:table-cell table:style-name="ce71" table:formula="of:=IF([.I11]=&quot;&quot;; [.H11]; &quot;PAIR(&quot;&amp;IF([.H11]=&quot;&quot;; [.I11]; [.H11]) &amp;&quot;,&quot;&amp;[.I11]&amp;&quot;)&quot;)" office:value-type="string" office:string-value="PAIR(0xA4,0x30)" calcext:value-type="string">
            <text:p>PAIR(0xA4,0x30)</text:p>
          </table:table-cell>
          <table:table-cell table:style-name="ce71" table:formula="of:=IF(ISBLANK([.C11]); &quot;&quot;; &quot;case &quot;&amp;[.C11]&amp;&quot;: PROCESS(&quot;&amp;[.K11]&amp;&quot;); // &quot;&amp;[.E11]&amp;&quot;,&quot;&amp;[.F11])" office:value-type="string" office:string-value="case SYM_4: PROCESS(PAIR(0xA4,0x30)); // ¤,0" calcext:value-type="string">
            <text:p>case SYM_4: PROCESS(PAIR(0xA4,0x30)); // ¤,0</text:p>
          </table:table-cell>
          <table:table-cell/>
          <table:table-cell table:style-name="ce71" table:formula="of:=&quot;{&quot;&quot;name&quot;&quot;: &quot;&quot;&quot; &amp; [.C11] &amp; &quot;&quot;&quot;, &quot;&quot;title&quot;&quot;: &quot;&quot;&quot; &amp; [.C11] &amp; &quot;&quot;&quot;, &quot;&quot;shortName&quot;&quot;: &quot;&quot;&quot; &amp; [.E11] &amp; &quot;&quot;&quot;},&quot;" office:value-type="string" office:string-value="{&quot;name&quot;: &quot;SYM_4&quot;, &quot;title&quot;: &quot;SYM_4&quot;, &quot;shortName&quot;: &quot;¤&quot;}," calcext:value-type="string">
            <text:p>{"name": "SYM_4", "title": "SYM_4", "shortName": "¤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5</text:p>
          </table:table-cell>
          <table:table-cell table:style-name="ce71" table:formula="of:=REPLACE([.B12]; 1; 3; [.$C$1])" office:value-type="string" office:string-value="SYM_5" calcext:value-type="string">
            <text:p>SYM_5</text:p>
          </table:table-cell>
          <table:table-cell/>
          <table:table-cell table:style-name="ce55" table:formula="of:=HLOOKUP([.$B12]; [$Layout.$B$10:.$V$16];  [.E$4]; 0)" office:value-type="string" office:string-value="€" calcext:value-type="string">
            <text:p>€</text:p>
          </table:table-cell>
          <table:table-cell table:style-name="ce55" table:formula="of:=HLOOKUP([.$B12]; [$Layout.$B$10:.$V$16];  [.F$4]; 0)" office:value-type="float" office:value="0" calcext:value-type="float">
            <text:p/>
          </table:table-cell>
          <table:table-cell/>
          <table:table-cell table:style-name="ce72" table:formula="of:=IF(ISBLANK([.E12]); &quot;&quot;; &quot;0x&quot; &amp; DEC2HEX(CODE([.E12])))" office:value-type="string" office:string-value="0x3F" calcext:value-type="string">
            <text:p>0x3F</text:p>
          </table:table-cell>
          <table:table-cell table:style-name="ce72" table:formula="of:=IF(ISBLANK([.F12]); &quot;&quot;; &quot;0x&quot; &amp; DEC2HEX(CODE([.F12])))" office:value-type="string" office:string-value="0x30" calcext:value-type="string">
            <text:p>0x30</text:p>
          </table:table-cell>
          <table:table-cell/>
          <table:table-cell table:style-name="ce71" table:formula="of:=IF([.I12]=&quot;&quot;; [.H12]; &quot;PAIR(&quot;&amp;IF([.H12]=&quot;&quot;; [.I12]; [.H12]) &amp;&quot;,&quot;&amp;[.I12]&amp;&quot;)&quot;)" office:value-type="string" office:string-value="PAIR(0x3F,0x30)" calcext:value-type="string">
            <text:p>PAIR(0x3F,0x30)</text:p>
          </table:table-cell>
          <table:table-cell table:style-name="ce71" table:formula="of:=IF(ISBLANK([.C12]); &quot;&quot;; &quot;case &quot;&amp;[.C12]&amp;&quot;: PROCESS(&quot;&amp;[.K12]&amp;&quot;); // &quot;&amp;[.E12]&amp;&quot;,&quot;&amp;[.F12])" office:value-type="string" office:string-value="case SYM_5: PROCESS(PAIR(0x3F,0x30)); // €,0" calcext:value-type="string">
            <text:p>case SYM_5: PROCESS(PAIR(0x3F,0x30)); // €,0</text:p>
          </table:table-cell>
          <table:table-cell/>
          <table:table-cell table:style-name="ce71" table:formula="of:=&quot;{&quot;&quot;name&quot;&quot;: &quot;&quot;&quot; &amp; [.C12] &amp; &quot;&quot;&quot;, &quot;&quot;title&quot;&quot;: &quot;&quot;&quot; &amp; [.C12] &amp; &quot;&quot;&quot;, &quot;&quot;shortName&quot;&quot;: &quot;&quot;&quot; &amp; [.E12] &amp; &quot;&quot;&quot;},&quot;" office:value-type="string" office:string-value="{&quot;name&quot;: &quot;SYM_5&quot;, &quot;title&quot;: &quot;SYM_5&quot;, &quot;shortName&quot;: &quot;€&quot;}," calcext:value-type="string">
            <text:p>{"name": "SYM_5", "title": "SYM_5", "shortName": "€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6</text:p>
          </table:table-cell>
          <table:table-cell table:style-name="ce71" table:formula="of:=REPLACE([.B13]; 1; 3; [.$C$1])" office:value-type="string" office:string-value="SYM_6" calcext:value-type="string">
            <text:p>SYM_6</text:p>
          </table:table-cell>
          <table:table-cell/>
          <table:table-cell table:style-name="ce55" table:formula="of:=HLOOKUP([.$B13]; [$Layout.$B$10:.$V$16];  [.E$4]; 0)" office:value-type="string" office:string-value="¼" calcext:value-type="string">
            <text:p>¼</text:p>
          </table:table-cell>
          <table:table-cell table:style-name="ce55" table:formula="of:=HLOOKUP([.$B13]; [$Layout.$B$10:.$V$16];  [.F$4]; 0)" office:value-type="float" office:value="0" calcext:value-type="float">
            <text:p/>
          </table:table-cell>
          <table:table-cell/>
          <table:table-cell table:style-name="ce72" table:formula="of:=IF(ISBLANK([.E13]); &quot;&quot;; &quot;0x&quot; &amp; DEC2HEX(CODE([.E13])))" office:value-type="string" office:string-value="0xBC" calcext:value-type="string">
            <text:p>0xBC</text:p>
          </table:table-cell>
          <table:table-cell table:style-name="ce72" table:formula="of:=IF(ISBLANK([.F13]); &quot;&quot;; &quot;0x&quot; &amp; DEC2HEX(CODE([.F13])))" office:value-type="string" office:string-value="0x30" calcext:value-type="string">
            <text:p>0x30</text:p>
          </table:table-cell>
          <table:table-cell/>
          <table:table-cell table:style-name="ce71" table:formula="of:=IF([.I13]=&quot;&quot;; [.H13]; &quot;PAIR(&quot;&amp;IF([.H13]=&quot;&quot;; [.I13]; [.H13]) &amp;&quot;,&quot;&amp;[.I13]&amp;&quot;)&quot;)" office:value-type="string" office:string-value="PAIR(0xBC,0x30)" calcext:value-type="string">
            <text:p>PAIR(0xBC,0x30)</text:p>
          </table:table-cell>
          <table:table-cell table:style-name="ce71" table:formula="of:=IF(ISBLANK([.C13]); &quot;&quot;; &quot;case &quot;&amp;[.C13]&amp;&quot;: PROCESS(&quot;&amp;[.K13]&amp;&quot;); // &quot;&amp;[.E13]&amp;&quot;,&quot;&amp;[.F13])" office:value-type="string" office:string-value="case SYM_6: PROCESS(PAIR(0xBC,0x30)); // ¼,0" calcext:value-type="string">
            <text:p>case SYM_6: PROCESS(PAIR(0xBC,0x30)); // ¼,0</text:p>
          </table:table-cell>
          <table:table-cell/>
          <table:table-cell table:style-name="ce71" table:formula="of:=&quot;{&quot;&quot;name&quot;&quot;: &quot;&quot;&quot; &amp; [.C13] &amp; &quot;&quot;&quot;, &quot;&quot;title&quot;&quot;: &quot;&quot;&quot; &amp; [.C13] &amp; &quot;&quot;&quot;, &quot;&quot;shortName&quot;&quot;: &quot;&quot;&quot; &amp; [.E13] &amp; &quot;&quot;&quot;},&quot;" office:value-type="string" office:string-value="{&quot;name&quot;: &quot;SYM_6&quot;, &quot;title&quot;: &quot;SYM_6&quot;, &quot;shortName&quot;: &quot;¼&quot;}," calcext:value-type="string">
            <text:p>{"name": "SYM_6", "title": "SYM_6", "shortName": "¼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7</text:p>
          </table:table-cell>
          <table:table-cell table:style-name="ce71" table:formula="of:=REPLACE([.B14]; 1; 3; [.$C$1])" office:value-type="string" office:string-value="SYM_7" calcext:value-type="string">
            <text:p>SYM_7</text:p>
          </table:table-cell>
          <table:table-cell/>
          <table:table-cell table:style-name="ce55" table:formula="of:=HLOOKUP([.$B14]; [$Layout.$B$10:.$V$16];  [.E$4]; 0)" office:value-type="string" office:string-value="½" calcext:value-type="string">
            <text:p>½</text:p>
          </table:table-cell>
          <table:table-cell table:style-name="ce55" table:formula="of:=HLOOKUP([.$B14]; [$Layout.$B$10:.$V$16];  [.F$4]; 0)" office:value-type="float" office:value="0" calcext:value-type="float">
            <text:p/>
          </table:table-cell>
          <table:table-cell/>
          <table:table-cell table:style-name="ce72" table:formula="of:=IF(ISBLANK([.E14]); &quot;&quot;; &quot;0x&quot; &amp; DEC2HEX(CODE([.E14])))" office:value-type="string" office:string-value="0xBD" calcext:value-type="string">
            <text:p>0xBD</text:p>
          </table:table-cell>
          <table:table-cell table:style-name="ce72" table:formula="of:=IF(ISBLANK([.F14]); &quot;&quot;; &quot;0x&quot; &amp; DEC2HEX(CODE([.F14])))" office:value-type="string" office:string-value="0x30" calcext:value-type="string">
            <text:p>0x30</text:p>
          </table:table-cell>
          <table:table-cell/>
          <table:table-cell table:style-name="ce71" table:formula="of:=IF([.I14]=&quot;&quot;; [.H14]; &quot;PAIR(&quot;&amp;IF([.H14]=&quot;&quot;; [.I14]; [.H14]) &amp;&quot;,&quot;&amp;[.I14]&amp;&quot;)&quot;)" office:value-type="string" office:string-value="PAIR(0xBD,0x30)" calcext:value-type="string">
            <text:p>PAIR(0xBD,0x30)</text:p>
          </table:table-cell>
          <table:table-cell table:style-name="ce71" table:formula="of:=IF(ISBLANK([.C14]); &quot;&quot;; &quot;case &quot;&amp;[.C14]&amp;&quot;: PROCESS(&quot;&amp;[.K14]&amp;&quot;); // &quot;&amp;[.E14]&amp;&quot;,&quot;&amp;[.F14])" office:value-type="string" office:string-value="case SYM_7: PROCESS(PAIR(0xBD,0x30)); // ½,0" calcext:value-type="string">
            <text:p>case SYM_7: PROCESS(PAIR(0xBD,0x30)); // ½,0</text:p>
          </table:table-cell>
          <table:table-cell/>
          <table:table-cell table:style-name="ce71" table:formula="of:=&quot;{&quot;&quot;name&quot;&quot;: &quot;&quot;&quot; &amp; [.C14] &amp; &quot;&quot;&quot;, &quot;&quot;title&quot;&quot;: &quot;&quot;&quot; &amp; [.C14] &amp; &quot;&quot;&quot;, &quot;&quot;shortName&quot;&quot;: &quot;&quot;&quot; &amp; [.E14] &amp; &quot;&quot;&quot;},&quot;" office:value-type="string" office:string-value="{&quot;name&quot;: &quot;SYM_7&quot;, &quot;title&quot;: &quot;SYM_7&quot;, &quot;shortName&quot;: &quot;½&quot;}," calcext:value-type="string">
            <text:p>{"name": "SYM_7", "title": "SYM_7", "shortName": "½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8</text:p>
          </table:table-cell>
          <table:table-cell table:style-name="ce71" table:formula="of:=REPLACE([.B15]; 1; 3; [.$C$1])" office:value-type="string" office:string-value="SYM_8" calcext:value-type="string">
            <text:p>SYM_8</text:p>
          </table:table-cell>
          <table:table-cell/>
          <table:table-cell table:style-name="ce55" table:formula="of:=HLOOKUP([.$B15]; [$Layout.$B$10:.$V$16];  [.E$4]; 0)" office:value-type="string" office:string-value="¾" calcext:value-type="string">
            <text:p>¾</text:p>
          </table:table-cell>
          <table:table-cell table:style-name="ce55" table:formula="of:=HLOOKUP([.$B15]; [$Layout.$B$10:.$V$16];  [.F$4]; 0)" office:value-type="string" office:string-value="∞" calcext:value-type="string">
            <text:p>∞</text:p>
          </table:table-cell>
          <table:table-cell/>
          <table:table-cell table:style-name="ce72" table:formula="of:=IF(ISBLANK([.E15]); &quot;&quot;; &quot;0x&quot; &amp; DEC2HEX(CODE([.E15])))" office:value-type="string" office:string-value="0xBE" calcext:value-type="string">
            <text:p>0xBE</text:p>
          </table:table-cell>
          <table:table-cell table:style-name="ce72" table:formula="of:=IF(ISBLANK([.F15]); &quot;&quot;; &quot;0x&quot; &amp; DEC2HEX(CODE([.F15])))" office:value-type="string" office:string-value="0x3F" calcext:value-type="string">
            <text:p>0x3F</text:p>
          </table:table-cell>
          <table:table-cell/>
          <table:table-cell table:style-name="ce71" table:formula="of:=IF([.I15]=&quot;&quot;; [.H15]; &quot;PAIR(&quot;&amp;IF([.H15]=&quot;&quot;; [.I15]; [.H15]) &amp;&quot;,&quot;&amp;[.I15]&amp;&quot;)&quot;)" office:value-type="string" office:string-value="PAIR(0xBE,0x3F)" calcext:value-type="string">
            <text:p>PAIR(0xBE,0x3F)</text:p>
          </table:table-cell>
          <table:table-cell table:style-name="ce71" table:formula="of:=IF(ISBLANK([.C15]); &quot;&quot;; &quot;case &quot;&amp;[.C15]&amp;&quot;: PROCESS(&quot;&amp;[.K15]&amp;&quot;); // &quot;&amp;[.E15]&amp;&quot;,&quot;&amp;[.F15])" office:value-type="string" office:string-value="case SYM_8: PROCESS(PAIR(0xBE,0x3F)); // ¾,∞" calcext:value-type="string">
            <text:p>case SYM_8: PROCESS(PAIR(0xBE,0x3F)); // ¾,∞</text:p>
          </table:table-cell>
          <table:table-cell/>
          <table:table-cell table:style-name="ce71" table:formula="of:=&quot;{&quot;&quot;name&quot;&quot;: &quot;&quot;&quot; &amp; [.C15] &amp; &quot;&quot;&quot;, &quot;&quot;title&quot;&quot;: &quot;&quot;&quot; &amp; [.C15] &amp; &quot;&quot;&quot;, &quot;&quot;shortName&quot;&quot;: &quot;&quot;&quot; &amp; [.E15] &amp; &quot;&quot;&quot;},&quot;" office:value-type="string" office:string-value="{&quot;name&quot;: &quot;SYM_8&quot;, &quot;title&quot;: &quot;SYM_8&quot;, &quot;shortName&quot;: &quot;¾&quot;}," calcext:value-type="string">
            <text:p>{"name": "SYM_8", "title": "SYM_8", "shortName": "¾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9</text:p>
          </table:table-cell>
          <table:table-cell table:style-name="ce71" table:formula="of:=REPLACE([.B16]; 1; 3; [.$C$1])" office:value-type="string" office:string-value="SYM_9" calcext:value-type="string">
            <text:p>SYM_9</text:p>
          </table:table-cell>
          <table:table-cell/>
          <table:table-cell table:style-name="ce55" table:formula="of:=HLOOKUP([.$B16]; [$Layout.$B$10:.$V$16];  [.E$4]; 0)" office:value-type="float" office:value="0" calcext:value-type="float">
            <text:p/>
          </table:table-cell>
          <table:table-cell table:style-name="ce55" table:formula="of:=HLOOKUP([.$B16]; [$Layout.$B$10:.$V$16];  [.F$4]; 0)" office:value-type="string" office:string-value="∝" calcext:value-type="string">
            <text:p>∝</text:p>
          </table:table-cell>
          <table:table-cell/>
          <table:table-cell table:style-name="ce72" table:formula="of:=IF(ISBLANK([.E16]); &quot;&quot;; &quot;0x&quot; &amp; DEC2HEX(CODE([.E16])))" office:value-type="string" office:string-value="0x30" calcext:value-type="string">
            <text:p>0x30</text:p>
          </table:table-cell>
          <table:table-cell table:style-name="ce72" table:formula="of:=IF(ISBLANK([.F16]); &quot;&quot;; &quot;0x&quot; &amp; DEC2HEX(CODE([.F16])))" office:value-type="string" office:string-value="0x3F" calcext:value-type="string">
            <text:p>0x3F</text:p>
          </table:table-cell>
          <table:table-cell/>
          <table:table-cell table:style-name="ce71" table:formula="of:=IF([.I16]=&quot;&quot;; [.H16]; &quot;PAIR(&quot;&amp;IF([.H16]=&quot;&quot;; [.I16]; [.H16]) &amp;&quot;,&quot;&amp;[.I16]&amp;&quot;)&quot;)" office:value-type="string" office:string-value="PAIR(0x30,0x3F)" calcext:value-type="string">
            <text:p>PAIR(0x30,0x3F)</text:p>
          </table:table-cell>
          <table:table-cell table:style-name="ce71" table:formula="of:=IF(ISBLANK([.C16]); &quot;&quot;; &quot;case &quot;&amp;[.C16]&amp;&quot;: PROCESS(&quot;&amp;[.K16]&amp;&quot;); // &quot;&amp;[.E16]&amp;&quot;,&quot;&amp;[.F16])" office:value-type="string" office:string-value="case SYM_9: PROCESS(PAIR(0x30,0x3F)); // 0,∝" calcext:value-type="string">
            <text:p>case SYM_9: PROCESS(PAIR(0x30,0x3F)); // 0,∝</text:p>
          </table:table-cell>
          <table:table-cell/>
          <table:table-cell table:style-name="ce71" table:formula="of:=&quot;{&quot;&quot;name&quot;&quot;: &quot;&quot;&quot; &amp; [.C16] &amp; &quot;&quot;&quot;, &quot;&quot;title&quot;&quot;: &quot;&quot;&quot; &amp; [.C16] &amp; &quot;&quot;&quot;, &quot;&quot;shortName&quot;&quot;: &quot;&quot;&quot; &amp; [.E16] &amp; &quot;&quot;&quot;},&quot;" office:value-type="string" office:string-value="{&quot;name&quot;: &quot;SYM_9&quot;, &quot;title&quot;: &quot;SYM_9&quot;, &quot;shortName&quot;: &quot;0&quot;}," calcext:value-type="string">
            <text:p>{"name": "SYM_9", "title": "SYM_9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0</text:p>
          </table:table-cell>
          <table:table-cell table:style-name="ce71" table:formula="of:=REPLACE([.B17]; 1; 3; [.$C$1])" office:value-type="string" office:string-value="SYM_0" calcext:value-type="string">
            <text:p>SYM_0</text:p>
          </table:table-cell>
          <table:table-cell/>
          <table:table-cell table:style-name="ce55" table:formula="of:=HLOOKUP([.$B17]; [$Layout.$B$10:.$V$16];  [.E$4]; 0)" office:value-type="string" office:string-value="∅" calcext:value-type="string">
            <text:p>∅</text:p>
          </table:table-cell>
          <table:table-cell table:style-name="ce55" table:formula="of:=HLOOKUP([.$B17]; [$Layout.$B$10:.$V$16];  [.F$4]; 0)" office:value-type="float" office:value="0" calcext:value-type="float">
            <text:p/>
          </table:table-cell>
          <table:table-cell/>
          <table:table-cell table:style-name="ce72" table:formula="of:=IF(ISBLANK([.E17]); &quot;&quot;; &quot;0x&quot; &amp; DEC2HEX(CODE([.E17])))" office:value-type="string" office:string-value="0x3F" calcext:value-type="string">
            <text:p>0x3F</text:p>
          </table:table-cell>
          <table:table-cell table:style-name="ce72" table:formula="of:=IF(ISBLANK([.F17]); &quot;&quot;; &quot;0x&quot; &amp; DEC2HEX(CODE([.F17])))" office:value-type="string" office:string-value="0x30" calcext:value-type="string">
            <text:p>0x30</text:p>
          </table:table-cell>
          <table:table-cell/>
          <table:table-cell table:style-name="ce71" table:formula="of:=IF([.I17]=&quot;&quot;; [.H17]; &quot;PAIR(&quot;&amp;IF([.H17]=&quot;&quot;; [.I17]; [.H17]) &amp;&quot;,&quot;&amp;[.I17]&amp;&quot;)&quot;)" office:value-type="string" office:string-value="PAIR(0x3F,0x30)" calcext:value-type="string">
            <text:p>PAIR(0x3F,0x30)</text:p>
          </table:table-cell>
          <table:table-cell table:style-name="ce71" table:formula="of:=IF(ISBLANK([.C17]); &quot;&quot;; &quot;case &quot;&amp;[.C17]&amp;&quot;: PROCESS(&quot;&amp;[.K17]&amp;&quot;); // &quot;&amp;[.E17]&amp;&quot;,&quot;&amp;[.F17])" office:value-type="string" office:string-value="case SYM_0: PROCESS(PAIR(0x3F,0x30)); // ∅,0" calcext:value-type="string">
            <text:p>case SYM_0: PROCESS(PAIR(0x3F,0x30)); // ∅,0</text:p>
          </table:table-cell>
          <table:table-cell/>
          <table:table-cell table:style-name="ce71" table:formula="of:=&quot;{&quot;&quot;name&quot;&quot;: &quot;&quot;&quot; &amp; [.C17] &amp; &quot;&quot;&quot;, &quot;&quot;title&quot;&quot;: &quot;&quot;&quot; &amp; [.C17] &amp; &quot;&quot;&quot;, &quot;&quot;shortName&quot;&quot;: &quot;&quot;&quot; &amp; [.E17] &amp; &quot;&quot;&quot;},&quot;" office:value-type="string" office:string-value="{&quot;name&quot;: &quot;SYM_0&quot;, &quot;title&quot;: &quot;SYM_0&quot;, &quot;shortName&quot;: &quot;∅&quot;}," calcext:value-type="string">
            <text:p>{"name": "SYM_0", "title": "SYM_0", "shortName": "∅"},</text:p>
          </table:table-cell>
          <table:table-cell table:style-name="ce57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KC_MINS</text:p>
          </table:table-cell>
          <table:table-cell table:style-name="ce71" table:formula="of:=REPLACE([.B18]; 1; 3; [.$C$1])" office:value-type="string" office:string-value="SYM_MINS" calcext:value-type="string">
            <text:p>SYM_MINS</text:p>
          </table:table-cell>
          <table:table-cell/>
          <table:table-cell table:style-name="ce55" table:formula="of:=HLOOKUP([.$B18]; [$Layout.$B$10:.$V$16];  [.E$4]; 0)" office:value-type="string" office:string-value="¥" calcext:value-type="string">
            <text:p>¥</text:p>
          </table:table-cell>
          <table:table-cell table:style-name="ce55" table:formula="of:=HLOOKUP([.$B18]; [$Layout.$B$10:.$V$16];  [.F$4]; 0)" office:value-type="float" office:value="0" calcext:value-type="float">
            <text:p/>
          </table:table-cell>
          <table:table-cell/>
          <table:table-cell table:style-name="ce72" table:formula="of:=IF(ISBLANK([.E18]); &quot;&quot;; &quot;0x&quot; &amp; DEC2HEX(CODE([.E18])))" office:value-type="string" office:string-value="0xA5" calcext:value-type="string">
            <text:p>0xA5</text:p>
          </table:table-cell>
          <table:table-cell table:style-name="ce72" table:formula="of:=IF(ISBLANK([.F18]); &quot;&quot;; &quot;0x&quot; &amp; DEC2HEX(CODE([.F18])))" office:value-type="string" office:string-value="0x30" calcext:value-type="string">
            <text:p>0x30</text:p>
          </table:table-cell>
          <table:table-cell/>
          <table:table-cell table:style-name="ce71" table:formula="of:=IF([.I18]=&quot;&quot;; [.H18]; &quot;PAIR(&quot;&amp;IF([.H18]=&quot;&quot;; [.I18]; [.H18]) &amp;&quot;,&quot;&amp;[.I18]&amp;&quot;)&quot;)" office:value-type="string" office:string-value="PAIR(0xA5,0x30)" calcext:value-type="string">
            <text:p>PAIR(0xA5,0x30)</text:p>
          </table:table-cell>
          <table:table-cell table:style-name="ce71" table:formula="of:=IF(ISBLANK([.C18]); &quot;&quot;; &quot;case &quot;&amp;[.C18]&amp;&quot;: PROCESS(&quot;&amp;[.K18]&amp;&quot;); // &quot;&amp;[.E18]&amp;&quot;,&quot;&amp;[.F18])" office:value-type="string" office:string-value="case SYM_MINS: PROCESS(PAIR(0xA5,0x30)); // ¥,0" calcext:value-type="string">
            <text:p>case SYM_MINS: PROCESS(PAIR(0xA5,0x30)); // ¥,0</text:p>
          </table:table-cell>
          <table:table-cell/>
          <table:table-cell table:style-name="ce71" table:formula="of:=&quot;{&quot;&quot;name&quot;&quot;: &quot;&quot;&quot; &amp; [.C18] &amp; &quot;&quot;&quot;, &quot;&quot;title&quot;&quot;: &quot;&quot;&quot; &amp; [.C18] &amp; &quot;&quot;&quot;, &quot;&quot;shortName&quot;&quot;: &quot;&quot;&quot; &amp; [.E18] &amp; &quot;&quot;&quot;},&quot;" office:value-type="string" office:string-value="{&quot;name&quot;: &quot;SYM_MINS&quot;, &quot;title&quot;: &quot;SYM_MINS&quot;, &quot;shortName&quot;: &quot;¥&quot;}," calcext:value-type="string">
            <text:p>{"name": "SYM_MINS", "title": "SYM_MINS", "shortName": "¥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EQL</text:p>
          </table:table-cell>
          <table:table-cell table:style-name="ce71" table:formula="of:=REPLACE([.B19]; 1; 3; [.$C$1])" office:value-type="string" office:string-value="SYM_EQL" calcext:value-type="string">
            <text:p>SYM_EQL</text:p>
          </table:table-cell>
          <table:table-cell/>
          <table:table-cell table:style-name="ce55" table:formula="of:=HLOOKUP([.$B19]; [$Layout.$B$10:.$V$16];  [.E$4]; 0)" office:value-type="string" office:string-value="±" calcext:value-type="string">
            <text:p>±</text:p>
          </table:table-cell>
          <table:table-cell table:style-name="ce55" table:formula="of:=HLOOKUP([.$B19]; [$Layout.$B$10:.$V$16];  [.F$4]; 0)" office:value-type="string" office:string-value="∓" calcext:value-type="string">
            <text:p>∓</text:p>
          </table:table-cell>
          <table:table-cell/>
          <table:table-cell table:style-name="ce72" table:formula="of:=IF(ISBLANK([.E19]); &quot;&quot;; &quot;0x&quot; &amp; DEC2HEX(CODE([.E19])))" office:value-type="string" office:string-value="0xB1" calcext:value-type="string">
            <text:p>0xB1</text:p>
          </table:table-cell>
          <table:table-cell table:style-name="ce72" table:formula="of:=IF(ISBLANK([.F19]); &quot;&quot;; &quot;0x&quot; &amp; DEC2HEX(CODE([.F19])))" office:value-type="string" office:string-value="0x3F" calcext:value-type="string">
            <text:p>0x3F</text:p>
          </table:table-cell>
          <table:table-cell/>
          <table:table-cell table:style-name="ce71" table:formula="of:=IF([.I19]=&quot;&quot;; [.H19]; &quot;PAIR(&quot;&amp;IF([.H19]=&quot;&quot;; [.I19]; [.H19]) &amp;&quot;,&quot;&amp;[.I19]&amp;&quot;)&quot;)" office:value-type="string" office:string-value="PAIR(0xB1,0x3F)" calcext:value-type="string">
            <text:p>PAIR(0xB1,0x3F)</text:p>
          </table:table-cell>
          <table:table-cell table:style-name="ce71" table:formula="of:=IF(ISBLANK([.C19]); &quot;&quot;; &quot;case &quot;&amp;[.C19]&amp;&quot;: PROCESS(&quot;&amp;[.K19]&amp;&quot;); // &quot;&amp;[.E19]&amp;&quot;,&quot;&amp;[.F19])" office:value-type="string" office:string-value="case SYM_EQL: PROCESS(PAIR(0xB1,0x3F)); // ±,∓" calcext:value-type="string">
            <text:p>case SYM_EQL: PROCESS(PAIR(0xB1,0x3F)); // ±,∓</text:p>
          </table:table-cell>
          <table:table-cell/>
          <table:table-cell table:style-name="ce71" table:formula="of:=&quot;{&quot;&quot;name&quot;&quot;: &quot;&quot;&quot; &amp; [.C19] &amp; &quot;&quot;&quot;, &quot;&quot;title&quot;&quot;: &quot;&quot;&quot; &amp; [.C19] &amp; &quot;&quot;&quot;, &quot;&quot;shortName&quot;&quot;: &quot;&quot;&quot; &amp; [.E19] &amp; &quot;&quot;&quot;},&quot;" office:value-type="string" office:string-value="{&quot;name&quot;: &quot;SYM_EQL&quot;, &quot;title&quot;: &quot;SYM_EQL&quot;, &quot;shortName&quot;: &quot;±&quot;}," calcext:value-type="string">
            <text:p>{"name": "SYM_EQL", "title": "SYM_EQL", "shortName": "±"},</text:p>
          </table:table-cell>
          <table:table-cell table:style-name="ce57"/>
          <table:table-cell table:number-columns-repeated="1009"/>
        </table:table-row>
        <table:table-row table:style-name="ro1">
          <table:table-cell/>
          <table:table-cell table:style-name="ce57" office:value-type="string" calcext:value-type="string">
            <text:p>KC_BSPC</text:p>
          </table:table-cell>
          <table:table-cell table:style-name="ce71" table:formula="of:=IF(AND(ISBLANK([.E20]) ; ISBLANK([.F20])); IFERROR(0/0); REPLACE([.B20]; 1; 3; [.$C$1]))" office:value-type="string" office:string-value="SYM_BSPC" calcext:value-type="string">
            <text:p>SYM_BSPC</text:p>
          </table:table-cell>
          <table:table-cell/>
          <table:table-cell table:style-name="ce55" table:formula="of:=HLOOKUP([.$B20]; [$Layout.$B$10:.$V$16];  [.E$4]; 0)" office:value-type="float" office:value="0" calcext:value-type="float">
            <text:p/>
          </table:table-cell>
          <table:table-cell table:style-name="ce55" table:formula="of:=HLOOKUP([.$B20]; [$Layout.$B$10:.$V$16];  [.F$4]; 0)" office:value-type="float" office:value="0" calcext:value-type="float">
            <text:p/>
          </table:table-cell>
          <table:table-cell/>
          <table:table-cell table:style-name="ce72" table:formula="of:=IF(ISBLANK([.E20]); &quot;&quot;; &quot;0x&quot; &amp; DEC2HEX(CODE([.E20])))" office:value-type="string" office:string-value="0x30" calcext:value-type="string">
            <text:p>0x30</text:p>
          </table:table-cell>
          <table:table-cell table:style-name="ce72" table:formula="of:=IF(ISBLANK([.F20]); &quot;&quot;; &quot;0x&quot; &amp; DEC2HEX(CODE([.F20])))" office:value-type="string" office:string-value="0x30" calcext:value-type="string">
            <text:p>0x30</text:p>
          </table:table-cell>
          <table:table-cell/>
          <table:table-cell table:style-name="ce71" table:formula="of:=IF([.I20]=&quot;&quot;; [.H20]; &quot;PAIR(&quot;&amp;IF([.H20]=&quot;&quot;; [.I20]; [.H20]) &amp;&quot;,&quot;&amp;[.I20]&amp;&quot;)&quot;)" office:value-type="string" office:string-value="PAIR(0x30,0x30)" calcext:value-type="string">
            <text:p>PAIR(0x30,0x30)</text:p>
          </table:table-cell>
          <table:table-cell table:style-name="ce71" table:formula="of:=IF(ISBLANK([.C20]); &quot;&quot;; &quot;case &quot;&amp;[.C20]&amp;&quot;: PROCESS(&quot;&amp;[.K20]&amp;&quot;); // &quot;&amp;[.E20]&amp;&quot;,&quot;&amp;[.F20])" office:value-type="string" office:string-value="case SYM_BSPC: PROCESS(PAIR(0x30,0x30)); // 0,0" calcext:value-type="string">
            <text:p>case SYM_BSPC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INS</text:p>
          </table:table-cell>
          <table:table-cell table:style-name="ce71" table:formula="of:=IF(AND(ISBLANK([.E21]) ; ISBLANK([.F21])); IFERROR(0/0); REPLACE([.B21]; 1; 3; [.$C$1]))" office:value-type="string" office:string-value="SYM_INS" calcext:value-type="string">
            <text:p>SYM_INS</text:p>
          </table:table-cell>
          <table:table-cell/>
          <table:table-cell table:style-name="ce55" table:formula="of:=HLOOKUP([.$B21]; [$Layout.$B$10:.$V$16];  [.E$4]; 0)" office:value-type="float" office:value="0" calcext:value-type="float">
            <text:p/>
          </table:table-cell>
          <table:table-cell table:style-name="ce55" table:formula="of:=HLOOKUP([.$B21]; [$Layout.$B$10:.$V$16];  [.F$4]; 0)" office:value-type="float" office:value="0" calcext:value-type="float">
            <text:p/>
          </table:table-cell>
          <table:table-cell/>
          <table:table-cell table:style-name="ce72" table:formula="of:=IF(ISBLANK([.E21]); &quot;&quot;; &quot;0x&quot; &amp; DEC2HEX(CODE([.E21])))" office:value-type="string" office:string-value="0x30" calcext:value-type="string">
            <text:p>0x30</text:p>
          </table:table-cell>
          <table:table-cell table:style-name="ce72" table:formula="of:=IF(ISBLANK([.F21]); &quot;&quot;; &quot;0x&quot; &amp; DEC2HEX(CODE([.F21])))" office:value-type="string" office:string-value="0x30" calcext:value-type="string">
            <text:p>0x30</text:p>
          </table:table-cell>
          <table:table-cell/>
          <table:table-cell table:style-name="ce71" table:formula="of:=IF([.I21]=&quot;&quot;; [.H21]; &quot;PAIR(&quot;&amp;IF([.H21]=&quot;&quot;; [.I21]; [.H21]) &amp;&quot;,&quot;&amp;[.I21]&amp;&quot;)&quot;)" office:value-type="string" office:string-value="PAIR(0x30,0x30)" calcext:value-type="string">
            <text:p>PAIR(0x30,0x30)</text:p>
          </table:table-cell>
          <table:table-cell table:style-name="ce71" table:formula="of:=IF(ISBLANK([.C21]); &quot;&quot;; &quot;case &quot;&amp;[.C21]&amp;&quot;: PROCESS(&quot;&amp;[.K21]&amp;&quot;); // &quot;&amp;[.E21]&amp;&quot;,&quot;&amp;[.F21])" office:value-type="string" office:string-value="case SYM_INS: PROCESS(PAIR(0x30,0x30)); // 0,0" calcext:value-type="string">
            <text:p>case SYM_INS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HOME</text:p>
          </table:table-cell>
          <table:table-cell table:style-name="ce71" table:formula="of:=IF(AND(ISBLANK([.E22]) ; ISBLANK([.F22])); IFERROR(0/0); REPLACE([.B22]; 1; 3; [.$C$1]))" office:value-type="string" office:string-value="SYM_HOME" calcext:value-type="string">
            <text:p>SYM_HOME</text:p>
          </table:table-cell>
          <table:table-cell/>
          <table:table-cell table:style-name="ce55" table:formula="of:=HLOOKUP([.$B22]; [$Layout.$B$10:.$V$16];  [.E$4]; 0)" office:value-type="float" office:value="0" calcext:value-type="float">
            <text:p/>
          </table:table-cell>
          <table:table-cell table:style-name="ce55" table:formula="of:=HLOOKUP([.$B22]; [$Layout.$B$10:.$V$16];  [.F$4]; 0)" office:value-type="float" office:value="0" calcext:value-type="float">
            <text:p/>
          </table:table-cell>
          <table:table-cell/>
          <table:table-cell table:style-name="ce72" table:formula="of:=IF(ISBLANK([.E22]); &quot;&quot;; &quot;0x&quot; &amp; DEC2HEX(CODE([.E22])))" office:value-type="string" office:string-value="0x30" calcext:value-type="string">
            <text:p>0x30</text:p>
          </table:table-cell>
          <table:table-cell table:style-name="ce72" table:formula="of:=IF(ISBLANK([.F22]); &quot;&quot;; &quot;0x&quot; &amp; DEC2HEX(CODE([.F22])))" office:value-type="string" office:string-value="0x30" calcext:value-type="string">
            <text:p>0x30</text:p>
          </table:table-cell>
          <table:table-cell/>
          <table:table-cell table:style-name="ce71" table:formula="of:=IF([.I22]=&quot;&quot;; [.H22]; &quot;PAIR(&quot;&amp;IF([.H22]=&quot;&quot;; [.I22]; [.H22]) &amp;&quot;,&quot;&amp;[.I22]&amp;&quot;)&quot;)" office:value-type="string" office:string-value="PAIR(0x30,0x30)" calcext:value-type="string">
            <text:p>PAIR(0x30,0x30)</text:p>
          </table:table-cell>
          <table:table-cell table:style-name="ce71" table:formula="of:=IF(ISBLANK([.C22]); &quot;&quot;; &quot;case &quot;&amp;[.C22]&amp;&quot;: PROCESS(&quot;&amp;[.K22]&amp;&quot;); // &quot;&amp;[.E22]&amp;&quot;,&quot;&amp;[.F22])" office:value-type="string" office:string-value="case SYM_HOME: PROCESS(PAIR(0x30,0x30)); // 0,0" calcext:value-type="string">
            <text:p>case SYM_HOME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GUP</text:p>
          </table:table-cell>
          <table:table-cell table:style-name="ce71" table:formula="of:=IF(AND(ISBLANK([.E23]) ; ISBLANK([.F23])); IFERROR(0/0); REPLACE([.B23]; 1; 3; [.$C$1]))" office:value-type="string" office:string-value="SYM_PGUP" calcext:value-type="string">
            <text:p>SYM_PGUP</text:p>
          </table:table-cell>
          <table:table-cell/>
          <table:table-cell table:style-name="ce55" table:formula="of:=HLOOKUP([.$B23]; [$Layout.$B$10:.$V$16];  [.E$4]; 0)" office:value-type="float" office:value="0" calcext:value-type="float">
            <text:p/>
          </table:table-cell>
          <table:table-cell table:style-name="ce55" table:formula="of:=HLOOKUP([.$B23]; [$Layout.$B$10:.$V$16];  [.F$4]; 0)" office:value-type="float" office:value="0" calcext:value-type="float">
            <text:p/>
          </table:table-cell>
          <table:table-cell/>
          <table:table-cell table:style-name="ce72" table:formula="of:=IF(ISBLANK([.E23]); &quot;&quot;; &quot;0x&quot; &amp; DEC2HEX(CODE([.E23])))" office:value-type="string" office:string-value="0x30" calcext:value-type="string">
            <text:p>0x30</text:p>
          </table:table-cell>
          <table:table-cell table:style-name="ce72" table:formula="of:=IF(ISBLANK([.F23]); &quot;&quot;; &quot;0x&quot; &amp; DEC2HEX(CODE([.F23])))" office:value-type="string" office:string-value="0x30" calcext:value-type="string">
            <text:p>0x30</text:p>
          </table:table-cell>
          <table:table-cell/>
          <table:table-cell table:style-name="ce71" table:formula="of:=IF([.I23]=&quot;&quot;; [.H23]; &quot;PAIR(&quot;&amp;IF([.H23]=&quot;&quot;; [.I23]; [.H23]) &amp;&quot;,&quot;&amp;[.I23]&amp;&quot;)&quot;)" office:value-type="string" office:string-value="PAIR(0x30,0x30)" calcext:value-type="string">
            <text:p>PAIR(0x30,0x30)</text:p>
          </table:table-cell>
          <table:table-cell table:style-name="ce71" table:formula="of:=IF(ISBLANK([.C23]); &quot;&quot;; &quot;case &quot;&amp;[.C23]&amp;&quot;: PROCESS(&quot;&amp;[.K23]&amp;&quot;); // &quot;&amp;[.E23]&amp;&quot;,&quot;&amp;[.F23])" office:value-type="string" office:string-value="case SYM_PGUP: PROCESS(PAIR(0x30,0x30)); // 0,0" calcext:value-type="string">
            <text:p>case SYM_PGUP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NUM</text:p>
          </table:table-cell>
          <table:table-cell table:style-name="ce71" table:formula="of:=IF(AND(ISBLANK([.E24]) ; ISBLANK([.F24])); IFERROR(0/0); REPLACE([.B24]; 1; 3; [.$C$1]))" office:value-type="string" office:string-value="SYM_NUM" calcext:value-type="string">
            <text:p>SYM_NUM</text:p>
          </table:table-cell>
          <table:table-cell/>
          <table:table-cell table:style-name="ce55" table:formula="of:=HLOOKUP([.$B24]; [$Layout.$B$10:.$V$16];  [.E$4]; 0)" office:value-type="float" office:value="0" calcext:value-type="float">
            <text:p/>
          </table:table-cell>
          <table:table-cell table:style-name="ce55" table:formula="of:=HLOOKUP([.$B24]; [$Layout.$B$10:.$V$16];  [.F$4]; 0)" office:value-type="float" office:value="0" calcext:value-type="float">
            <text:p/>
          </table:table-cell>
          <table:table-cell/>
          <table:table-cell table:style-name="ce72" table:formula="of:=IF(ISBLANK([.E24]); &quot;&quot;; &quot;0x&quot; &amp; DEC2HEX(CODE([.E24])))" office:value-type="string" office:string-value="0x30" calcext:value-type="string">
            <text:p>0x30</text:p>
          </table:table-cell>
          <table:table-cell table:style-name="ce72" table:formula="of:=IF(ISBLANK([.F24]); &quot;&quot;; &quot;0x&quot; &amp; DEC2HEX(CODE([.F24])))" office:value-type="string" office:string-value="0x30" calcext:value-type="string">
            <text:p>0x30</text:p>
          </table:table-cell>
          <table:table-cell/>
          <table:table-cell table:style-name="ce71" table:formula="of:=IF([.I24]=&quot;&quot;; [.H24]; &quot;PAIR(&quot;&amp;IF([.H24]=&quot;&quot;; [.I24]; [.H24]) &amp;&quot;,&quot;&amp;[.I24]&amp;&quot;)&quot;)" office:value-type="string" office:string-value="PAIR(0x30,0x30)" calcext:value-type="string">
            <text:p>PAIR(0x30,0x30)</text:p>
          </table:table-cell>
          <table:table-cell table:style-name="ce71" table:formula="of:=IF(ISBLANK([.C24]); &quot;&quot;; &quot;case &quot;&amp;[.C24]&amp;&quot;: PROCESS(&quot;&amp;[.K24]&amp;&quot;); // &quot;&amp;[.E24]&amp;&quot;,&quot;&amp;[.F24])" office:value-type="string" office:string-value="case SYM_NUM: PROCESS(PAIR(0x30,0x30)); // 0,0" calcext:value-type="string">
            <text:p>case SYM_NUM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SLS</text:p>
          </table:table-cell>
          <table:table-cell table:style-name="ce71" table:formula="of:=IF(AND(ISBLANK([.E25]) ; ISBLANK([.F25])); IFERROR(0/0); REPLACE([.B25]; 1; 3; [.$C$1]))" office:value-type="string" office:string-value="SYM_PSLS" calcext:value-type="string">
            <text:p>SYM_PSLS</text:p>
          </table:table-cell>
          <table:table-cell/>
          <table:table-cell table:style-name="ce55" table:formula="of:=HLOOKUP([.$B25]; [$Layout.$B$10:.$V$16];  [.E$4]; 0)" office:value-type="float" office:value="0" calcext:value-type="float">
            <text:p/>
          </table:table-cell>
          <table:table-cell table:style-name="ce55" table:formula="of:=HLOOKUP([.$B25]; [$Layout.$B$10:.$V$16];  [.F$4]; 0)" office:value-type="float" office:value="0" calcext:value-type="float">
            <text:p/>
          </table:table-cell>
          <table:table-cell/>
          <table:table-cell table:style-name="ce72" table:formula="of:=IF(ISBLANK([.E25]); &quot;&quot;; &quot;0x&quot; &amp; DEC2HEX(CODE([.E25])))" office:value-type="string" office:string-value="0x30" calcext:value-type="string">
            <text:p>0x30</text:p>
          </table:table-cell>
          <table:table-cell table:style-name="ce72" table:formula="of:=IF(ISBLANK([.F25]); &quot;&quot;; &quot;0x&quot; &amp; DEC2HEX(CODE([.F25])))" office:value-type="string" office:string-value="0x30" calcext:value-type="string">
            <text:p>0x30</text:p>
          </table:table-cell>
          <table:table-cell/>
          <table:table-cell table:style-name="ce71" table:formula="of:=IF([.I25]=&quot;&quot;; [.H25]; &quot;PAIR(&quot;&amp;IF([.H25]=&quot;&quot;; [.I25]; [.H25]) &amp;&quot;,&quot;&amp;[.I25]&amp;&quot;)&quot;)" office:value-type="string" office:string-value="PAIR(0x30,0x30)" calcext:value-type="string">
            <text:p>PAIR(0x30,0x30)</text:p>
          </table:table-cell>
          <table:table-cell table:style-name="ce71" table:formula="of:=IF(ISBLANK([.C25]); &quot;&quot;; &quot;case &quot;&amp;[.C25]&amp;&quot;: PROCESS(&quot;&amp;[.K25]&amp;&quot;); // &quot;&amp;[.E25]&amp;&quot;,&quot;&amp;[.F25])" office:value-type="string" office:string-value="case SYM_PSLS: PROCESS(PAIR(0x30,0x30)); // 0,0" calcext:value-type="string">
            <text:p>case SYM_PSLS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AST</text:p>
          </table:table-cell>
          <table:table-cell table:style-name="ce71" table:formula="of:=IF(AND(ISBLANK([.E26]) ; ISBLANK([.F26])); IFERROR(0/0); REPLACE([.B26]; 1; 3; [.$C$1]))" office:value-type="string" office:string-value="SYM_PAST" calcext:value-type="string">
            <text:p>SYM_PAST</text:p>
          </table:table-cell>
          <table:table-cell/>
          <table:table-cell table:style-name="ce55" table:formula="of:=HLOOKUP([.$B26]; [$Layout.$B$10:.$V$16];  [.E$4]; 0)" office:value-type="float" office:value="0" calcext:value-type="float">
            <text:p/>
          </table:table-cell>
          <table:table-cell table:style-name="ce55" table:formula="of:=HLOOKUP([.$B26]; [$Layout.$B$10:.$V$16];  [.F$4]; 0)" office:value-type="float" office:value="0" calcext:value-type="float">
            <text:p/>
          </table:table-cell>
          <table:table-cell/>
          <table:table-cell table:style-name="ce72" table:formula="of:=IF(ISBLANK([.E26]); &quot;&quot;; &quot;0x&quot; &amp; DEC2HEX(CODE([.E26])))" office:value-type="string" office:string-value="0x30" calcext:value-type="string">
            <text:p>0x30</text:p>
          </table:table-cell>
          <table:table-cell table:style-name="ce72" table:formula="of:=IF(ISBLANK([.F26]); &quot;&quot;; &quot;0x&quot; &amp; DEC2HEX(CODE([.F26])))" office:value-type="string" office:string-value="0x30" calcext:value-type="string">
            <text:p>0x30</text:p>
          </table:table-cell>
          <table:table-cell/>
          <table:table-cell table:style-name="ce71" table:formula="of:=IF([.I26]=&quot;&quot;; [.H26]; &quot;PAIR(&quot;&amp;IF([.H26]=&quot;&quot;; [.I26]; [.H26]) &amp;&quot;,&quot;&amp;[.I26]&amp;&quot;)&quot;)" office:value-type="string" office:string-value="PAIR(0x30,0x30)" calcext:value-type="string">
            <text:p>PAIR(0x30,0x30)</text:p>
          </table:table-cell>
          <table:table-cell table:style-name="ce71" table:formula="of:=IF(ISBLANK([.C26]); &quot;&quot;; &quot;case &quot;&amp;[.C26]&amp;&quot;: PROCESS(&quot;&amp;[.K26]&amp;&quot;); // &quot;&amp;[.E26]&amp;&quot;,&quot;&amp;[.F26])" office:value-type="string" office:string-value="case SYM_PAST: PROCESS(PAIR(0x30,0x30)); // 0,0" calcext:value-type="string">
            <text:p>case SYM_PAST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MNS</text:p>
          </table:table-cell>
          <table:table-cell table:style-name="ce71" table:formula="of:=IF(AND(ISBLANK([.E27]) ; ISBLANK([.F27])); IFERROR(0/0); REPLACE([.B27]; 1; 3; [.$C$1]))" office:value-type="string" office:string-value="SYM_PMNS" calcext:value-type="string">
            <text:p>SYM_PMNS</text:p>
          </table:table-cell>
          <table:table-cell/>
          <table:table-cell table:style-name="ce55" table:formula="of:=HLOOKUP([.$B27]; [$Layout.$B$10:.$V$16];  [.E$4]; 0)" office:value-type="float" office:value="0" calcext:value-type="float">
            <text:p/>
          </table:table-cell>
          <table:table-cell table:style-name="ce55" table:formula="of:=HLOOKUP([.$B27]; [$Layout.$B$10:.$V$16];  [.F$4]; 0)" office:value-type="float" office:value="0" calcext:value-type="float">
            <text:p/>
          </table:table-cell>
          <table:table-cell/>
          <table:table-cell table:style-name="ce72" table:formula="of:=IF(ISBLANK([.E27]); &quot;&quot;; &quot;0x&quot; &amp; DEC2HEX(CODE([.E27])))" office:value-type="string" office:string-value="0x30" calcext:value-type="string">
            <text:p>0x30</text:p>
          </table:table-cell>
          <table:table-cell table:style-name="ce72" table:formula="of:=IF(ISBLANK([.F27]); &quot;&quot;; &quot;0x&quot; &amp; DEC2HEX(CODE([.F27])))" office:value-type="string" office:string-value="0x30" calcext:value-type="string">
            <text:p>0x30</text:p>
          </table:table-cell>
          <table:table-cell/>
          <table:table-cell table:style-name="ce71" table:formula="of:=IF([.I27]=&quot;&quot;; [.H27]; &quot;PAIR(&quot;&amp;IF([.H27]=&quot;&quot;; [.I27]; [.H27]) &amp;&quot;,&quot;&amp;[.I27]&amp;&quot;)&quot;)" office:value-type="string" office:string-value="PAIR(0x30,0x30)" calcext:value-type="string">
            <text:p>PAIR(0x30,0x30)</text:p>
          </table:table-cell>
          <table:table-cell table:style-name="ce71" table:formula="of:=IF(ISBLANK([.C27]); &quot;&quot;; &quot;case &quot;&amp;[.C27]&amp;&quot;: PROCESS(&quot;&amp;[.K27]&amp;&quot;); // &quot;&amp;[.E27]&amp;&quot;,&quot;&amp;[.F27])" office:value-type="string" office:string-value="case SYM_PMNS: PROCESS(PAIR(0x30,0x30)); // 0,0" calcext:value-type="string">
            <text:p>case SYM_PMNS: PROCESS(PAIR(0x30,0x30)); // 0,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28]) ; ISBLANK([.F28])); IFERROR(0/0); REPLACE([.B28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28]); &quot;&quot;; &quot;0x&quot; &amp; DEC2HEX(CODE([.E28])))">
            <text:p/>
          </table:table-cell>
          <table:table-cell table:style-name="ce72" table:formula="of:=IF(ISBLANK([.F28]); &quot;&quot;; &quot;0x&quot; &amp; DEC2HEX(CODE([.F28])))">
            <text:p/>
          </table:table-cell>
          <table:table-cell/>
          <table:table-cell table:style-name="ce71" table:formula="of:=IF([.I28]=&quot;&quot;; [.H28]; &quot;PAIR(&quot;&amp;IF([.H28]=&quot;&quot;; [.I28]; [.H28]) &amp;&quot;,&quot;&amp;[.I28]&amp;&quot;)&quot;)">
            <text:p/>
          </table:table-cell>
          <table:table-cell table:style-name="ce71" table:formula="of:=IF(ISBLANK([.C28]); &quot;&quot;; &quot;case &quot;&amp;[.C28]&amp;&quot;: PROCESS(&quot;&amp;[.K28]&amp;&quot;); // &quot;&amp;[.E28]&amp;&quot;,&quot;&amp;[.F28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QWER ROW</text:p>
          </table:table-cell>
          <table:table-cell table:style-name="ce71" table:formula="of:=IF(AND(ISBLANK([.E29]) ; ISBLANK([.F29])); IFERROR(0/0); REPLACE([.B29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29]); &quot;&quot;; &quot;0x&quot; &amp; DEC2HEX(CODE([.E29])))">
            <text:p/>
          </table:table-cell>
          <table:table-cell table:style-name="ce72" table:formula="of:=IF(ISBLANK([.F29]); &quot;&quot;; &quot;0x&quot; &amp; DEC2HEX(CODE([.F29])))">
            <text:p/>
          </table:table-cell>
          <table:table-cell/>
          <table:table-cell table:style-name="ce71" table:formula="of:=IF([.I29]=&quot;&quot;; [.H29]; &quot;PAIR(&quot;&amp;IF([.H29]=&quot;&quot;; [.I29]; [.H29]) &amp;&quot;,&quot;&amp;[.I29]&amp;&quot;)&quot;)">
            <text:p/>
          </table:table-cell>
          <table:table-cell table:style-name="ce71" table:formula="of:=IF(ISBLANK([.C29]); &quot;&quot;; &quot;case &quot;&amp;[.C29]&amp;&quot;: PROCESS(&quot;&amp;[.K29]&amp;&quot;); // &quot;&amp;[.E29]&amp;&quot;,&quot;&amp;[.F29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Q</text:p>
          </table:table-cell>
          <table:table-cell table:style-name="ce71" table:formula="of:=IF(AND(ISBLANK([.E30]) ; ISBLANK([.F30])); IFERROR(0/0); REPLACE([.B30]; 1; 3; [.$C$1]))" office:value-type="string" office:string-value="SYM_Q" calcext:value-type="string">
            <text:p>SYM_Q</text:p>
          </table:table-cell>
          <table:table-cell/>
          <table:table-cell table:style-name="ce55" table:formula="of:=HLOOKUP([.$B30]; [$Layout.$B$18:.$U$24];  [.E$4]; 0)" office:value-type="string" office:string-value="∧" calcext:value-type="string">
            <text:p>∧</text:p>
          </table:table-cell>
          <table:table-cell table:style-name="ce55" table:formula="of:=HLOOKUP([.$B30]; [$Layout.$B$18:.$U$24];  [.F$4]; 0)" office:value-type="float" office:value="0" calcext:value-type="float">
            <text:p/>
          </table:table-cell>
          <table:table-cell/>
          <table:table-cell table:style-name="ce72" table:formula="of:=IF(ISBLANK([.E30]); &quot;&quot;; &quot;0x&quot; &amp; DEC2HEX(CODE([.E30])))" office:value-type="string" office:string-value="0x3F" calcext:value-type="string">
            <text:p>0x3F</text:p>
          </table:table-cell>
          <table:table-cell table:style-name="ce72" table:formula="of:=IF(ISBLANK([.F30]); &quot;&quot;; &quot;0x&quot; &amp; DEC2HEX(CODE([.F30])))" office:value-type="string" office:string-value="0x30" calcext:value-type="string">
            <text:p>0x30</text:p>
          </table:table-cell>
          <table:table-cell/>
          <table:table-cell table:style-name="ce71" table:formula="of:=IF([.I30]=&quot;&quot;; [.H30]; &quot;PAIR(&quot;&amp;IF([.H30]=&quot;&quot;; [.I30]; [.H30]) &amp;&quot;,&quot;&amp;[.I30]&amp;&quot;)&quot;)" office:value-type="string" office:string-value="PAIR(0x3F,0x30)" calcext:value-type="string">
            <text:p>PAIR(0x3F,0x30)</text:p>
          </table:table-cell>
          <table:table-cell table:style-name="ce71" table:formula="of:=IF(ISBLANK([.C30]); &quot;&quot;; &quot;case &quot;&amp;[.C30]&amp;&quot;: PROCESS(&quot;&amp;[.K30]&amp;&quot;); // &quot;&amp;[.E30]&amp;&quot;,&quot;&amp;[.F30])" office:value-type="string" office:string-value="case SYM_Q: PROCESS(PAIR(0x3F,0x30)); // ∧,0" calcext:value-type="string">
            <text:p>case SYM_Q: PROCESS(PAIR(0x3F,0x30)); // ∧,0</text:p>
          </table:table-cell>
          <table:table-cell/>
          <table:table-cell table:style-name="ce71" table:formula="of:=&quot;{&quot;&quot;name&quot;&quot;: &quot;&quot;&quot; &amp; [.C30] &amp; &quot;&quot;&quot;, &quot;&quot;title&quot;&quot;: &quot;&quot;&quot; &amp; [.C30] &amp; &quot;&quot;&quot;, &quot;&quot;shortName&quot;&quot;: &quot;&quot;&quot; &amp; [.E30] &amp; &quot;&quot;&quot;},&quot;" office:value-type="string" office:string-value="{&quot;name&quot;: &quot;SYM_Q&quot;, &quot;title&quot;: &quot;SYM_Q&quot;, &quot;shortName&quot;: &quot;∧&quot;}," calcext:value-type="string">
            <text:p>{"name": "SYM_Q", "title": "SYM_Q", "shortName": "∧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W</text:p>
          </table:table-cell>
          <table:table-cell table:style-name="ce71" table:formula="of:=IF(AND(ISBLANK([.E31]) ; ISBLANK([.F31])); IFERROR(0/0); REPLACE([.B31]; 1; 3; [.$C$1]))" office:value-type="string" office:string-value="SYM_W" calcext:value-type="string">
            <text:p>SYM_W</text:p>
          </table:table-cell>
          <table:table-cell/>
          <table:table-cell table:style-name="ce55" table:formula="of:=HLOOKUP([.$B31]; [$Layout.$B$18:.$U$24];  [.E$4]; 0)" office:value-type="string" office:string-value="∨" calcext:value-type="string">
            <text:p>∨</text:p>
          </table:table-cell>
          <table:table-cell table:style-name="ce55" table:formula="of:=HLOOKUP([.$B31]; [$Layout.$B$18:.$U$24];  [.F$4]; 0)" office:value-type="float" office:value="0" calcext:value-type="float">
            <text:p/>
          </table:table-cell>
          <table:table-cell/>
          <table:table-cell table:style-name="ce72" table:formula="of:=IF(ISBLANK([.E31]); &quot;&quot;; &quot;0x&quot; &amp; DEC2HEX(CODE([.E31])))" office:value-type="string" office:string-value="0x3F" calcext:value-type="string">
            <text:p>0x3F</text:p>
          </table:table-cell>
          <table:table-cell table:style-name="ce72" table:formula="of:=IF(ISBLANK([.F31]); &quot;&quot;; &quot;0x&quot; &amp; DEC2HEX(CODE([.F31])))" office:value-type="string" office:string-value="0x30" calcext:value-type="string">
            <text:p>0x30</text:p>
          </table:table-cell>
          <table:table-cell/>
          <table:table-cell table:style-name="ce71" table:formula="of:=IF([.I31]=&quot;&quot;; [.H31]; &quot;PAIR(&quot;&amp;IF([.H31]=&quot;&quot;; [.I31]; [.H31]) &amp;&quot;,&quot;&amp;[.I31]&amp;&quot;)&quot;)" office:value-type="string" office:string-value="PAIR(0x3F,0x30)" calcext:value-type="string">
            <text:p>PAIR(0x3F,0x30)</text:p>
          </table:table-cell>
          <table:table-cell table:style-name="ce71" table:formula="of:=IF(ISBLANK([.C31]); &quot;&quot;; &quot;case &quot;&amp;[.C31]&amp;&quot;: PROCESS(&quot;&amp;[.K31]&amp;&quot;); // &quot;&amp;[.E31]&amp;&quot;,&quot;&amp;[.F31])" office:value-type="string" office:string-value="case SYM_W: PROCESS(PAIR(0x3F,0x30)); // ∨,0" calcext:value-type="string">
            <text:p>case SYM_W: PROCESS(PAIR(0x3F,0x30)); // ∨,0</text:p>
          </table:table-cell>
          <table:table-cell/>
          <table:table-cell table:style-name="ce71" table:formula="of:=&quot;{&quot;&quot;name&quot;&quot;: &quot;&quot;&quot; &amp; [.C31] &amp; &quot;&quot;&quot;, &quot;&quot;title&quot;&quot;: &quot;&quot;&quot; &amp; [.C31] &amp; &quot;&quot;&quot;, &quot;&quot;shortName&quot;&quot;: &quot;&quot;&quot; &amp; [.E31] &amp; &quot;&quot;&quot;},&quot;" office:value-type="string" office:string-value="{&quot;name&quot;: &quot;SYM_W&quot;, &quot;title&quot;: &quot;SYM_W&quot;, &quot;shortName&quot;: &quot;∨&quot;}," calcext:value-type="string">
            <text:p>{"name": "SYM_W", "title": "SYM_W", "shortName": "∨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E</text:p>
          </table:table-cell>
          <table:table-cell table:style-name="ce71" table:formula="of:=IF(AND(ISBLANK([.E32]) ; ISBLANK([.F32])); IFERROR(0/0); REPLACE([.B32]; 1; 3; [.$C$1]))" office:value-type="string" office:string-value="SYM_E" calcext:value-type="string">
            <text:p>SYM_E</text:p>
          </table:table-cell>
          <table:table-cell/>
          <table:table-cell table:style-name="ce55" table:formula="of:=HLOOKUP([.$B32]; [$Layout.$B$18:.$U$24];  [.E$4]; 0)" office:value-type="string" office:string-value="∩" calcext:value-type="string">
            <text:p>∩</text:p>
          </table:table-cell>
          <table:table-cell table:style-name="ce55" table:formula="of:=HLOOKUP([.$B32]; [$Layout.$B$18:.$U$24];  [.F$4]; 0)" office:value-type="float" office:value="0" calcext:value-type="float">
            <text:p/>
          </table:table-cell>
          <table:table-cell/>
          <table:table-cell table:style-name="ce72" table:formula="of:=IF(ISBLANK([.E32]); &quot;&quot;; &quot;0x&quot; &amp; DEC2HEX(CODE([.E32])))" office:value-type="string" office:string-value="0x3F" calcext:value-type="string">
            <text:p>0x3F</text:p>
          </table:table-cell>
          <table:table-cell table:style-name="ce72" table:formula="of:=IF(ISBLANK([.F32]); &quot;&quot;; &quot;0x&quot; &amp; DEC2HEX(CODE([.F32])))" office:value-type="string" office:string-value="0x30" calcext:value-type="string">
            <text:p>0x30</text:p>
          </table:table-cell>
          <table:table-cell/>
          <table:table-cell table:style-name="ce71" table:formula="of:=IF([.I32]=&quot;&quot;; [.H32]; &quot;PAIR(&quot;&amp;IF([.H32]=&quot;&quot;; [.I32]; [.H32]) &amp;&quot;,&quot;&amp;[.I32]&amp;&quot;)&quot;)" office:value-type="string" office:string-value="PAIR(0x3F,0x30)" calcext:value-type="string">
            <text:p>PAIR(0x3F,0x30)</text:p>
          </table:table-cell>
          <table:table-cell table:style-name="ce71" table:formula="of:=IF(ISBLANK([.C32]); &quot;&quot;; &quot;case &quot;&amp;[.C32]&amp;&quot;: PROCESS(&quot;&amp;[.K32]&amp;&quot;); // &quot;&amp;[.E32]&amp;&quot;,&quot;&amp;[.F32])" office:value-type="string" office:string-value="case SYM_E: PROCESS(PAIR(0x3F,0x30)); // ∩,0" calcext:value-type="string">
            <text:p>case SYM_E: PROCESS(PAIR(0x3F,0x30)); // ∩,0</text:p>
          </table:table-cell>
          <table:table-cell/>
          <table:table-cell table:style-name="ce71" table:formula="of:=&quot;{&quot;&quot;name&quot;&quot;: &quot;&quot;&quot; &amp; [.C32] &amp; &quot;&quot;&quot;, &quot;&quot;title&quot;&quot;: &quot;&quot;&quot; &amp; [.C32] &amp; &quot;&quot;&quot;, &quot;&quot;shortName&quot;&quot;: &quot;&quot;&quot; &amp; [.E32] &amp; &quot;&quot;&quot;},&quot;" office:value-type="string" office:string-value="{&quot;name&quot;: &quot;SYM_E&quot;, &quot;title&quot;: &quot;SYM_E&quot;, &quot;shortName&quot;: &quot;∩&quot;}," calcext:value-type="string">
            <text:p>{"name": "SYM_E", "title": "SYM_E", "shortName": "∩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R</text:p>
          </table:table-cell>
          <table:table-cell table:style-name="ce71" table:formula="of:=IF(AND(ISBLANK([.E33]) ; ISBLANK([.F33])); IFERROR(0/0); REPLACE([.B33]; 1; 3; [.$C$1]))" office:value-type="string" office:string-value="SYM_R" calcext:value-type="string">
            <text:p>SYM_R</text:p>
          </table:table-cell>
          <table:table-cell/>
          <table:table-cell table:style-name="ce55" table:formula="of:=HLOOKUP([.$B33]; [$Layout.$B$18:.$U$24];  [.E$4]; 0)" office:value-type="string" office:string-value="∪" calcext:value-type="string">
            <text:p>∪</text:p>
          </table:table-cell>
          <table:table-cell table:style-name="ce55" table:formula="of:=HLOOKUP([.$B33]; [$Layout.$B$18:.$U$24];  [.F$4]; 0)" office:value-type="string" office:string-value="®" calcext:value-type="string">
            <text:p>®</text:p>
          </table:table-cell>
          <table:table-cell/>
          <table:table-cell table:style-name="ce72" table:formula="of:=IF(ISBLANK([.E33]); &quot;&quot;; &quot;0x&quot; &amp; DEC2HEX(CODE([.E33])))" office:value-type="string" office:string-value="0x3F" calcext:value-type="string">
            <text:p>0x3F</text:p>
          </table:table-cell>
          <table:table-cell table:style-name="ce72" table:formula="of:=IF(ISBLANK([.F33]); &quot;&quot;; &quot;0x&quot; &amp; DEC2HEX(CODE([.F33])))" office:value-type="string" office:string-value="0xAE" calcext:value-type="string">
            <text:p>0xAE</text:p>
          </table:table-cell>
          <table:table-cell/>
          <table:table-cell table:style-name="ce71" table:formula="of:=IF([.I33]=&quot;&quot;; [.H33]; &quot;PAIR(&quot;&amp;IF([.H33]=&quot;&quot;; [.I33]; [.H33]) &amp;&quot;,&quot;&amp;[.I33]&amp;&quot;)&quot;)" office:value-type="string" office:string-value="PAIR(0x3F,0xAE)" calcext:value-type="string">
            <text:p>PAIR(0x3F,0xAE)</text:p>
          </table:table-cell>
          <table:table-cell table:style-name="ce71" table:formula="of:=IF(ISBLANK([.C33]); &quot;&quot;; &quot;case &quot;&amp;[.C33]&amp;&quot;: PROCESS(&quot;&amp;[.K33]&amp;&quot;); // &quot;&amp;[.E33]&amp;&quot;,&quot;&amp;[.F33])" office:value-type="string" office:string-value="case SYM_R: PROCESS(PAIR(0x3F,0xAE)); // ∪,®" calcext:value-type="string">
            <text:p>case SYM_R: PROCESS(PAIR(0x3F,0xAE)); // ∪,®</text:p>
          </table:table-cell>
          <table:table-cell/>
          <table:table-cell table:style-name="ce71" table:formula="of:=&quot;{&quot;&quot;name&quot;&quot;: &quot;&quot;&quot; &amp; [.C33] &amp; &quot;&quot;&quot;, &quot;&quot;title&quot;&quot;: &quot;&quot;&quot; &amp; [.C33] &amp; &quot;&quot;&quot;, &quot;&quot;shortName&quot;&quot;: &quot;&quot;&quot; &amp; [.E33] &amp; &quot;&quot;&quot;},&quot;" office:value-type="string" office:string-value="{&quot;name&quot;: &quot;SYM_R&quot;, &quot;title&quot;: &quot;SYM_R&quot;, &quot;shortName&quot;: &quot;∪&quot;}," calcext:value-type="string">
            <text:p>{"name": "SYM_R", "title": "SYM_R", "shortName": "∪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T</text:p>
          </table:table-cell>
          <table:table-cell table:style-name="ce71" table:formula="of:=IF(AND(ISBLANK([.E34]) ; ISBLANK([.F34])); IFERROR(0/0); REPLACE([.B34]; 1; 3; [.$C$1]))" office:value-type="string" office:string-value="SYM_T" calcext:value-type="string">
            <text:p>SYM_T</text:p>
          </table:table-cell>
          <table:table-cell/>
          <table:table-cell table:style-name="ce55" table:formula="of:=HLOOKUP([.$B34]; [$Layout.$B$18:.$U$24];  [.E$4]; 0)" office:value-type="string" office:string-value="⊂" calcext:value-type="string">
            <text:p>⊂</text:p>
          </table:table-cell>
          <table:table-cell table:style-name="ce55" table:formula="of:=HLOOKUP([.$B34]; [$Layout.$B$18:.$U$24];  [.F$4]; 0)" office:value-type="string" office:string-value="⊆" calcext:value-type="string">
            <text:p>⊆</text:p>
          </table:table-cell>
          <table:table-cell/>
          <table:table-cell table:style-name="ce72" table:formula="of:=IF(ISBLANK([.E34]); &quot;&quot;; &quot;0x&quot; &amp; DEC2HEX(CODE([.E34])))" office:value-type="string" office:string-value="0x3F" calcext:value-type="string">
            <text:p>0x3F</text:p>
          </table:table-cell>
          <table:table-cell table:style-name="ce72" table:formula="of:=IF(ISBLANK([.F34]); &quot;&quot;; &quot;0x&quot; &amp; DEC2HEX(CODE([.F34])))" office:value-type="string" office:string-value="0x3F" calcext:value-type="string">
            <text:p>0x3F</text:p>
          </table:table-cell>
          <table:table-cell/>
          <table:table-cell table:style-name="ce71" table:formula="of:=IF([.I34]=&quot;&quot;; [.H34]; &quot;PAIR(&quot;&amp;IF([.H34]=&quot;&quot;; [.I34]; [.H34]) &amp;&quot;,&quot;&amp;[.I34]&amp;&quot;)&quot;)" office:value-type="string" office:string-value="PAIR(0x3F,0x3F)" calcext:value-type="string">
            <text:p>PAIR(0x3F,0x3F)</text:p>
          </table:table-cell>
          <table:table-cell table:style-name="ce71" table:formula="of:=IF(ISBLANK([.C34]); &quot;&quot;; &quot;case &quot;&amp;[.C34]&amp;&quot;: PROCESS(&quot;&amp;[.K34]&amp;&quot;); // &quot;&amp;[.E34]&amp;&quot;,&quot;&amp;[.F34])" office:value-type="string" office:string-value="case SYM_T: PROCESS(PAIR(0x3F,0x3F)); // ⊂,⊆" calcext:value-type="string">
            <text:p>case SYM_T: PROCESS(PAIR(0x3F,0x3F)); // ⊂,⊆</text:p>
          </table:table-cell>
          <table:table-cell/>
          <table:table-cell table:style-name="ce71" table:formula="of:=&quot;{&quot;&quot;name&quot;&quot;: &quot;&quot;&quot; &amp; [.C34] &amp; &quot;&quot;&quot;, &quot;&quot;title&quot;&quot;: &quot;&quot;&quot; &amp; [.C34] &amp; &quot;&quot;&quot;, &quot;&quot;shortName&quot;&quot;: &quot;&quot;&quot; &amp; [.E34] &amp; &quot;&quot;&quot;},&quot;" office:value-type="string" office:string-value="{&quot;name&quot;: &quot;SYM_T&quot;, &quot;title&quot;: &quot;SYM_T&quot;, &quot;shortName&quot;: &quot;⊂&quot;}," calcext:value-type="string">
            <text:p>{"name": "SYM_T", "title": "SYM_T", "shortName": "⊂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Y</text:p>
          </table:table-cell>
          <table:table-cell table:style-name="ce71" table:formula="of:=IF(AND(ISBLANK([.E35]) ; ISBLANK([.F35])); IFERROR(0/0); REPLACE([.B35]; 1; 3; [.$C$1]))" office:value-type="string" office:string-value="SYM_Y" calcext:value-type="string">
            <text:p>SYM_Y</text:p>
          </table:table-cell>
          <table:table-cell/>
          <table:table-cell table:style-name="ce55" table:formula="of:=HLOOKUP([.$B35]; [$Layout.$B$18:.$U$24];  [.E$4]; 0)" office:value-type="string" office:string-value="⊃" calcext:value-type="string">
            <text:p>⊃</text:p>
          </table:table-cell>
          <table:table-cell table:style-name="ce55" table:formula="of:=HLOOKUP([.$B35]; [$Layout.$B$18:.$U$24];  [.F$4]; 0)" office:value-type="string" office:string-value="⊇" calcext:value-type="string">
            <text:p>⊇</text:p>
          </table:table-cell>
          <table:table-cell/>
          <table:table-cell table:style-name="ce72" table:formula="of:=IF(ISBLANK([.E35]); &quot;&quot;; &quot;0x&quot; &amp; DEC2HEX(CODE([.E35])))" office:value-type="string" office:string-value="0x3F" calcext:value-type="string">
            <text:p>0x3F</text:p>
          </table:table-cell>
          <table:table-cell table:style-name="ce72" table:formula="of:=IF(ISBLANK([.F35]); &quot;&quot;; &quot;0x&quot; &amp; DEC2HEX(CODE([.F35])))" office:value-type="string" office:string-value="0x3F" calcext:value-type="string">
            <text:p>0x3F</text:p>
          </table:table-cell>
          <table:table-cell/>
          <table:table-cell table:style-name="ce71" table:formula="of:=IF([.I35]=&quot;&quot;; [.H35]; &quot;PAIR(&quot;&amp;IF([.H35]=&quot;&quot;; [.I35]; [.H35]) &amp;&quot;,&quot;&amp;[.I35]&amp;&quot;)&quot;)" office:value-type="string" office:string-value="PAIR(0x3F,0x3F)" calcext:value-type="string">
            <text:p>PAIR(0x3F,0x3F)</text:p>
          </table:table-cell>
          <table:table-cell table:style-name="ce71" table:formula="of:=IF(ISBLANK([.C35]); &quot;&quot;; &quot;case &quot;&amp;[.C35]&amp;&quot;: PROCESS(&quot;&amp;[.K35]&amp;&quot;); // &quot;&amp;[.E35]&amp;&quot;,&quot;&amp;[.F35])" office:value-type="string" office:string-value="case SYM_Y: PROCESS(PAIR(0x3F,0x3F)); // ⊃,⊇" calcext:value-type="string">
            <text:p>case SYM_Y: PROCESS(PAIR(0x3F,0x3F)); // ⊃,⊇</text:p>
          </table:table-cell>
          <table:table-cell/>
          <table:table-cell table:style-name="ce71" table:formula="of:=&quot;{&quot;&quot;name&quot;&quot;: &quot;&quot;&quot; &amp; [.C35] &amp; &quot;&quot;&quot;, &quot;&quot;title&quot;&quot;: &quot;&quot;&quot; &amp; [.C35] &amp; &quot;&quot;&quot;, &quot;&quot;shortName&quot;&quot;: &quot;&quot;&quot; &amp; [.E35] &amp; &quot;&quot;&quot;},&quot;" office:value-type="string" office:string-value="{&quot;name&quot;: &quot;SYM_Y&quot;, &quot;title&quot;: &quot;SYM_Y&quot;, &quot;shortName&quot;: &quot;⊃&quot;}," calcext:value-type="string">
            <text:p>{"name": "SYM_Y", "title": "SYM_Y", "shortName": "⊃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U</text:p>
          </table:table-cell>
          <table:table-cell table:style-name="ce71" table:formula="of:=IF(AND(ISBLANK([.E36]) ; ISBLANK([.F36])); IFERROR(0/0); REPLACE([.B36]; 1; 3; [.$C$1]))" office:value-type="string" office:string-value="SYM_U" calcext:value-type="string">
            <text:p>SYM_U</text:p>
          </table:table-cell>
          <table:table-cell/>
          <table:table-cell table:style-name="ce55" table:formula="of:=HLOOKUP([.$B36]; [$Layout.$B$18:.$U$24];  [.E$4]; 0)" office:value-type="string" office:string-value="∀" calcext:value-type="string">
            <text:p>∀</text:p>
          </table:table-cell>
          <table:table-cell table:style-name="ce55" table:formula="of:=HLOOKUP([.$B36]; [$Layout.$B$18:.$U$24];  [.F$4]; 0)" office:value-type="float" office:value="0" calcext:value-type="float">
            <text:p/>
          </table:table-cell>
          <table:table-cell/>
          <table:table-cell table:style-name="ce72" table:formula="of:=IF(ISBLANK([.E36]); &quot;&quot;; &quot;0x&quot; &amp; DEC2HEX(CODE([.E36])))" office:value-type="string" office:string-value="0x3F" calcext:value-type="string">
            <text:p>0x3F</text:p>
          </table:table-cell>
          <table:table-cell table:style-name="ce72" table:formula="of:=IF(ISBLANK([.F36]); &quot;&quot;; &quot;0x&quot; &amp; DEC2HEX(CODE([.F36])))" office:value-type="string" office:string-value="0x30" calcext:value-type="string">
            <text:p>0x30</text:p>
          </table:table-cell>
          <table:table-cell/>
          <table:table-cell table:style-name="ce71" table:formula="of:=IF([.I36]=&quot;&quot;; [.H36]; &quot;PAIR(&quot;&amp;IF([.H36]=&quot;&quot;; [.I36]; [.H36]) &amp;&quot;,&quot;&amp;[.I36]&amp;&quot;)&quot;)" office:value-type="string" office:string-value="PAIR(0x3F,0x30)" calcext:value-type="string">
            <text:p>PAIR(0x3F,0x30)</text:p>
          </table:table-cell>
          <table:table-cell table:style-name="ce71" table:formula="of:=IF(ISBLANK([.C36]); &quot;&quot;; &quot;case &quot;&amp;[.C36]&amp;&quot;: PROCESS(&quot;&amp;[.K36]&amp;&quot;); // &quot;&amp;[.E36]&amp;&quot;,&quot;&amp;[.F36])" office:value-type="string" office:string-value="case SYM_U: PROCESS(PAIR(0x3F,0x30)); // ∀,0" calcext:value-type="string">
            <text:p>case SYM_U: PROCESS(PAIR(0x3F,0x30)); // ∀,0</text:p>
          </table:table-cell>
          <table:table-cell/>
          <table:table-cell table:style-name="ce71" table:formula="of:=&quot;{&quot;&quot;name&quot;&quot;: &quot;&quot;&quot; &amp; [.C36] &amp; &quot;&quot;&quot;, &quot;&quot;title&quot;&quot;: &quot;&quot;&quot; &amp; [.C36] &amp; &quot;&quot;&quot;, &quot;&quot;shortName&quot;&quot;: &quot;&quot;&quot; &amp; [.E36] &amp; &quot;&quot;&quot;},&quot;" office:value-type="string" office:string-value="{&quot;name&quot;: &quot;SYM_U&quot;, &quot;title&quot;: &quot;SYM_U&quot;, &quot;shortName&quot;: &quot;∀&quot;}," calcext:value-type="string">
            <text:p>{"name": "SYM_U", "title": "SYM_U", "shortName": "∀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I</text:p>
          </table:table-cell>
          <table:table-cell table:style-name="ce71" table:formula="of:=IF(AND(ISBLANK([.E37]) ; ISBLANK([.F37])); IFERROR(0/0); REPLACE([.B37]; 1; 3; [.$C$1]))" office:value-type="string" office:string-value="SYM_I" calcext:value-type="string">
            <text:p>SYM_I</text:p>
          </table:table-cell>
          <table:table-cell/>
          <table:table-cell table:style-name="ce55" table:formula="of:=HLOOKUP([.$B37]; [$Layout.$B$18:.$U$24];  [.E$4]; 0)" office:value-type="string" office:string-value="∞" calcext:value-type="string">
            <text:p>∞</text:p>
          </table:table-cell>
          <table:table-cell table:style-name="ce55" table:formula="of:=HLOOKUP([.$B37]; [$Layout.$B$18:.$U$24];  [.F$4]; 0)" office:value-type="float" office:value="0" calcext:value-type="float">
            <text:p/>
          </table:table-cell>
          <table:table-cell/>
          <table:table-cell table:style-name="ce72" table:formula="of:=IF(ISBLANK([.E37]); &quot;&quot;; &quot;0x&quot; &amp; DEC2HEX(CODE([.E37])))" office:value-type="string" office:string-value="0x3F" calcext:value-type="string">
            <text:p>0x3F</text:p>
          </table:table-cell>
          <table:table-cell table:style-name="ce72" table:formula="of:=IF(ISBLANK([.F37]); &quot;&quot;; &quot;0x&quot; &amp; DEC2HEX(CODE([.F37])))" office:value-type="string" office:string-value="0x30" calcext:value-type="string">
            <text:p>0x30</text:p>
          </table:table-cell>
          <table:table-cell/>
          <table:table-cell table:style-name="ce71" table:formula="of:=IF([.I37]=&quot;&quot;; [.H37]; &quot;PAIR(&quot;&amp;IF([.H37]=&quot;&quot;; [.I37]; [.H37]) &amp;&quot;,&quot;&amp;[.I37]&amp;&quot;)&quot;)" office:value-type="string" office:string-value="PAIR(0x3F,0x30)" calcext:value-type="string">
            <text:p>PAIR(0x3F,0x30)</text:p>
          </table:table-cell>
          <table:table-cell table:style-name="ce71" table:formula="of:=IF(ISBLANK([.C37]); &quot;&quot;; &quot;case &quot;&amp;[.C37]&amp;&quot;: PROCESS(&quot;&amp;[.K37]&amp;&quot;); // &quot;&amp;[.E37]&amp;&quot;,&quot;&amp;[.F37])" office:value-type="string" office:string-value="case SYM_I: PROCESS(PAIR(0x3F,0x30)); // ∞,0" calcext:value-type="string">
            <text:p>case SYM_I: PROCESS(PAIR(0x3F,0x30)); // ∞,0</text:p>
          </table:table-cell>
          <table:table-cell/>
          <table:table-cell table:style-name="ce71" table:formula="of:=&quot;{&quot;&quot;name&quot;&quot;: &quot;&quot;&quot; &amp; [.C37] &amp; &quot;&quot;&quot;, &quot;&quot;title&quot;&quot;: &quot;&quot;&quot; &amp; [.C37] &amp; &quot;&quot;&quot;, &quot;&quot;shortName&quot;&quot;: &quot;&quot;&quot; &amp; [.E37] &amp; &quot;&quot;&quot;},&quot;" office:value-type="string" office:string-value="{&quot;name&quot;: &quot;SYM_I&quot;, &quot;title&quot;: &quot;SYM_I&quot;, &quot;shortName&quot;: &quot;∞&quot;}," calcext:value-type="string">
            <text:p>{"name": "SYM_I", "title": "SYM_I", "shortName": "∞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O</text:p>
          </table:table-cell>
          <table:table-cell table:style-name="ce71" table:formula="of:=IF(AND(ISBLANK([.E38]) ; ISBLANK([.F38])); IFERROR(0/0); REPLACE([.B38]; 1; 3; [.$C$1]))" office:value-type="string" office:string-value="SYM_O" calcext:value-type="string">
            <text:p>SYM_O</text:p>
          </table:table-cell>
          <table:table-cell/>
          <table:table-cell table:style-name="ce55" table:formula="of:=HLOOKUP([.$B38]; [$Layout.$B$18:.$U$24];  [.E$4]; 0)" office:value-type="string" office:string-value="∃" calcext:value-type="string">
            <text:p>∃</text:p>
          </table:table-cell>
          <table:table-cell table:style-name="ce55" table:formula="of:=HLOOKUP([.$B38]; [$Layout.$B$18:.$U$24];  [.F$4]; 0)" office:value-type="string" office:string-value="∄" calcext:value-type="string">
            <text:p>∄</text:p>
          </table:table-cell>
          <table:table-cell/>
          <table:table-cell table:style-name="ce72" table:formula="of:=IF(ISBLANK([.E38]); &quot;&quot;; &quot;0x&quot; &amp; DEC2HEX(CODE([.E38])))" office:value-type="string" office:string-value="0x3F" calcext:value-type="string">
            <text:p>0x3F</text:p>
          </table:table-cell>
          <table:table-cell table:style-name="ce72" table:formula="of:=IF(ISBLANK([.F38]); &quot;&quot;; &quot;0x&quot; &amp; DEC2HEX(CODE([.F38])))" office:value-type="string" office:string-value="0x3F" calcext:value-type="string">
            <text:p>0x3F</text:p>
          </table:table-cell>
          <table:table-cell/>
          <table:table-cell table:style-name="ce71" table:formula="of:=IF([.I38]=&quot;&quot;; [.H38]; &quot;PAIR(&quot;&amp;IF([.H38]=&quot;&quot;; [.I38]; [.H38]) &amp;&quot;,&quot;&amp;[.I38]&amp;&quot;)&quot;)" office:value-type="string" office:string-value="PAIR(0x3F,0x3F)" calcext:value-type="string">
            <text:p>PAIR(0x3F,0x3F)</text:p>
          </table:table-cell>
          <table:table-cell table:style-name="ce71" table:formula="of:=IF(ISBLANK([.C38]); &quot;&quot;; &quot;case &quot;&amp;[.C38]&amp;&quot;: PROCESS(&quot;&amp;[.K38]&amp;&quot;); // &quot;&amp;[.E38]&amp;&quot;,&quot;&amp;[.F38])" office:value-type="string" office:string-value="case SYM_O: PROCESS(PAIR(0x3F,0x3F)); // ∃,∄" calcext:value-type="string">
            <text:p>case SYM_O: PROCESS(PAIR(0x3F,0x3F)); // ∃,∄</text:p>
          </table:table-cell>
          <table:table-cell/>
          <table:table-cell table:style-name="ce71" table:formula="of:=&quot;{&quot;&quot;name&quot;&quot;: &quot;&quot;&quot; &amp; [.C38] &amp; &quot;&quot;&quot;, &quot;&quot;title&quot;&quot;: &quot;&quot;&quot; &amp; [.C38] &amp; &quot;&quot;&quot;, &quot;&quot;shortName&quot;&quot;: &quot;&quot;&quot; &amp; [.E38] &amp; &quot;&quot;&quot;},&quot;" office:value-type="string" office:string-value="{&quot;name&quot;: &quot;SYM_O&quot;, &quot;title&quot;: &quot;SYM_O&quot;, &quot;shortName&quot;: &quot;∃&quot;}," calcext:value-type="string">
            <text:p>{"name": "SYM_O", "title": "SYM_O", "shortName": "∃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P</text:p>
          </table:table-cell>
          <table:table-cell table:style-name="ce71" table:formula="of:=IF(AND(ISBLANK([.E39]) ; ISBLANK([.F39])); IFERROR(0/0); REPLACE([.B39]; 1; 3; [.$C$1]))" office:value-type="string" office:string-value="SYM_P" calcext:value-type="string">
            <text:p>SYM_P</text:p>
          </table:table-cell>
          <table:table-cell/>
          <table:table-cell table:style-name="ce55" table:formula="of:=HLOOKUP([.$B39]; [$Layout.$B$18:.$U$24];  [.E$4]; 0)" office:value-type="string" office:string-value="∂" calcext:value-type="string">
            <text:p>∂</text:p>
          </table:table-cell>
          <table:table-cell table:style-name="ce55" table:formula="of:=HLOOKUP([.$B39]; [$Layout.$B$18:.$U$24];  [.F$4]; 0)" office:value-type="string" office:string-value="℗" calcext:value-type="string">
            <text:p>℗</text:p>
          </table:table-cell>
          <table:table-cell/>
          <table:table-cell table:style-name="ce72" table:formula="of:=IF(ISBLANK([.E39]); &quot;&quot;; &quot;0x&quot; &amp; DEC2HEX(CODE([.E39])))" office:value-type="string" office:string-value="0x3F" calcext:value-type="string">
            <text:p>0x3F</text:p>
          </table:table-cell>
          <table:table-cell table:style-name="ce72" table:formula="of:=IF(ISBLANK([.F39]); &quot;&quot;; &quot;0x&quot; &amp; DEC2HEX(CODE([.F39])))" office:value-type="string" office:string-value="0x3F" calcext:value-type="string">
            <text:p>0x3F</text:p>
          </table:table-cell>
          <table:table-cell/>
          <table:table-cell table:style-name="ce71" table:formula="of:=IF([.I39]=&quot;&quot;; [.H39]; &quot;PAIR(&quot;&amp;IF([.H39]=&quot;&quot;; [.I39]; [.H39]) &amp;&quot;,&quot;&amp;[.I39]&amp;&quot;)&quot;)" office:value-type="string" office:string-value="PAIR(0x3F,0x3F)" calcext:value-type="string">
            <text:p>PAIR(0x3F,0x3F)</text:p>
          </table:table-cell>
          <table:table-cell table:style-name="ce71" table:formula="of:=IF(ISBLANK([.C39]); &quot;&quot;; &quot;case &quot;&amp;[.C39]&amp;&quot;: PROCESS(&quot;&amp;[.K39]&amp;&quot;); // &quot;&amp;[.E39]&amp;&quot;,&quot;&amp;[.F39])" office:value-type="string" office:string-value="case SYM_P: PROCESS(PAIR(0x3F,0x3F)); // ∂,℗" calcext:value-type="string">
            <text:p>case SYM_P: PROCESS(PAIR(0x3F,0x3F)); // ∂,℗</text:p>
          </table:table-cell>
          <table:table-cell/>
          <table:table-cell table:style-name="ce71" table:formula="of:=&quot;{&quot;&quot;name&quot;&quot;: &quot;&quot;&quot; &amp; [.C39] &amp; &quot;&quot;&quot;, &quot;&quot;title&quot;&quot;: &quot;&quot;&quot; &amp; [.C39] &amp; &quot;&quot;&quot;, &quot;&quot;shortName&quot;&quot;: &quot;&quot;&quot; &amp; [.E39] &amp; &quot;&quot;&quot;},&quot;" office:value-type="string" office:string-value="{&quot;name&quot;: &quot;SYM_P&quot;, &quot;title&quot;: &quot;SYM_P&quot;, &quot;shortName&quot;: &quot;∂&quot;}," calcext:value-type="string">
            <text:p>{"name": "SYM_P", "title": "SYM_P", "shortName": "∂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LBRC</text:p>
          </table:table-cell>
          <table:table-cell table:style-name="ce71" table:formula="of:=IF(AND(ISBLANK([.E40]) ; ISBLANK([.F40])); IFERROR(0/0); REPLACE([.B40]; 1; 3; [.$C$1]))" office:value-type="string" office:string-value="SYM_LBRC" calcext:value-type="string">
            <text:p>SYM_LBRC</text:p>
          </table:table-cell>
          <table:table-cell/>
          <table:table-cell table:style-name="ce55" table:formula="of:=HLOOKUP([.$B40]; [$Layout.$B$18:.$U$24];  [.E$4]; 0)" office:value-type="float" office:value="0" calcext:value-type="float">
            <text:p/>
          </table:table-cell>
          <table:table-cell table:style-name="ce55" table:formula="of:=HLOOKUP([.$B40]; [$Layout.$B$18:.$U$24];  [.F$4]; 0)" office:value-type="float" office:value="0" calcext:value-type="float">
            <text:p/>
          </table:table-cell>
          <table:table-cell/>
          <table:table-cell table:style-name="ce72" table:formula="of:=IF(ISBLANK([.E40]); &quot;&quot;; &quot;0x&quot; &amp; DEC2HEX(CODE([.E40])))" office:value-type="string" office:string-value="0x30" calcext:value-type="string">
            <text:p>0x30</text:p>
          </table:table-cell>
          <table:table-cell table:style-name="ce72" table:formula="of:=IF(ISBLANK([.F40]); &quot;&quot;; &quot;0x&quot; &amp; DEC2HEX(CODE([.F40])))" office:value-type="string" office:string-value="0x30" calcext:value-type="string">
            <text:p>0x30</text:p>
          </table:table-cell>
          <table:table-cell/>
          <table:table-cell table:style-name="ce71" table:formula="of:=IF([.I40]=&quot;&quot;; [.H40]; &quot;PAIR(&quot;&amp;IF([.H40]=&quot;&quot;; [.I40]; [.H40]) &amp;&quot;,&quot;&amp;[.I40]&amp;&quot;)&quot;)" office:value-type="string" office:string-value="PAIR(0x30,0x30)" calcext:value-type="string">
            <text:p>PAIR(0x30,0x30)</text:p>
          </table:table-cell>
          <table:table-cell table:style-name="ce71" table:formula="of:=IF(ISBLANK([.C40]); &quot;&quot;; &quot;case &quot;&amp;[.C40]&amp;&quot;: PROCESS(&quot;&amp;[.K40]&amp;&quot;); // &quot;&amp;[.E40]&amp;&quot;,&quot;&amp;[.F40])" office:value-type="string" office:string-value="case SYM_LBRC: PROCESS(PAIR(0x30,0x30)); // 0,0" calcext:value-type="string">
            <text:p>case SYM_LBRC: PROCESS(PAIR(0x30,0x30)); // 0,0</text:p>
          </table:table-cell>
          <table:table-cell/>
          <table:table-cell table:style-name="ce71" table:formula="of:=&quot;{&quot;&quot;name&quot;&quot;: &quot;&quot;&quot; &amp; [.C40] &amp; &quot;&quot;&quot;, &quot;&quot;title&quot;&quot;: &quot;&quot;&quot; &amp; [.C40] &amp; &quot;&quot;&quot;, &quot;&quot;shortName&quot;&quot;: &quot;&quot;&quot; &amp; [.E40] &amp; &quot;&quot;&quot;},&quot;" office:value-type="string" office:string-value="{&quot;name&quot;: &quot;SYM_LBRC&quot;, &quot;title&quot;: &quot;SYM_LBRC&quot;, &quot;shortName&quot;: &quot;0&quot;}," calcext:value-type="string">
            <text:p>{"name": "SYM_LBRC", "title": "SYM_LBRC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RBRC</text:p>
          </table:table-cell>
          <table:table-cell table:style-name="ce71" table:formula="of:=IF(AND(ISBLANK([.E41]) ; ISBLANK([.F41])); IFERROR(0/0); REPLACE([.B41]; 1; 3; [.$C$1]))" office:value-type="string" office:string-value="SYM_RBRC" calcext:value-type="string">
            <text:p>SYM_RBRC</text:p>
          </table:table-cell>
          <table:table-cell/>
          <table:table-cell table:style-name="ce55" table:formula="of:=HLOOKUP([.$B41]; [$Layout.$B$18:.$U$24];  [.E$4]; 0)" office:value-type="float" office:value="0" calcext:value-type="float">
            <text:p/>
          </table:table-cell>
          <table:table-cell table:style-name="ce55" table:formula="of:=HLOOKUP([.$B41]; [$Layout.$B$18:.$U$24];  [.F$4]; 0)" office:value-type="float" office:value="0" calcext:value-type="float">
            <text:p/>
          </table:table-cell>
          <table:table-cell/>
          <table:table-cell table:style-name="ce72" table:formula="of:=IF(ISBLANK([.E41]); &quot;&quot;; &quot;0x&quot; &amp; DEC2HEX(CODE([.E41])))" office:value-type="string" office:string-value="0x30" calcext:value-type="string">
            <text:p>0x30</text:p>
          </table:table-cell>
          <table:table-cell table:style-name="ce72" table:formula="of:=IF(ISBLANK([.F41]); &quot;&quot;; &quot;0x&quot; &amp; DEC2HEX(CODE([.F41])))" office:value-type="string" office:string-value="0x30" calcext:value-type="string">
            <text:p>0x30</text:p>
          </table:table-cell>
          <table:table-cell/>
          <table:table-cell table:style-name="ce71" table:formula="of:=IF([.I41]=&quot;&quot;; [.H41]; &quot;PAIR(&quot;&amp;IF([.H41]=&quot;&quot;; [.I41]; [.H41]) &amp;&quot;,&quot;&amp;[.I41]&amp;&quot;)&quot;)" office:value-type="string" office:string-value="PAIR(0x30,0x30)" calcext:value-type="string">
            <text:p>PAIR(0x30,0x30)</text:p>
          </table:table-cell>
          <table:table-cell table:style-name="ce71" table:formula="of:=IF(ISBLANK([.C41]); &quot;&quot;; &quot;case &quot;&amp;[.C41]&amp;&quot;: PROCESS(&quot;&amp;[.K41]&amp;&quot;); // &quot;&amp;[.E41]&amp;&quot;,&quot;&amp;[.F41])" office:value-type="string" office:string-value="case SYM_RBRC: PROCESS(PAIR(0x30,0x30)); // 0,0" calcext:value-type="string">
            <text:p>case SYM_RBRC: PROCESS(PAIR(0x30,0x30)); // 0,0</text:p>
          </table:table-cell>
          <table:table-cell/>
          <table:table-cell table:style-name="ce71" table:formula="of:=&quot;{&quot;&quot;name&quot;&quot;: &quot;&quot;&quot; &amp; [.C41] &amp; &quot;&quot;&quot;, &quot;&quot;title&quot;&quot;: &quot;&quot;&quot; &amp; [.C41] &amp; &quot;&quot;&quot;, &quot;&quot;shortName&quot;&quot;: &quot;&quot;&quot; &amp; [.E41] &amp; &quot;&quot;&quot;},&quot;" office:value-type="string" office:string-value="{&quot;name&quot;: &quot;SYM_RBRC&quot;, &quot;title&quot;: &quot;SYM_RBRC&quot;, &quot;shortName&quot;: &quot;0&quot;}," calcext:value-type="string">
            <text:p>{"name": "SYM_RBRC", "title": "SYM_RBRC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BSLS</text:p>
          </table:table-cell>
          <table:table-cell table:style-name="ce71" table:formula="of:=IF(AND(ISBLANK([.E42]) ; ISBLANK([.F42])); IFERROR(0/0); REPLACE([.B42]; 1; 3; [.$C$1]))" office:value-type="string" office:string-value="SYM_BSLS" calcext:value-type="string">
            <text:p>SYM_BSLS</text:p>
          </table:table-cell>
          <table:table-cell/>
          <table:table-cell table:style-name="ce55" table:formula="of:=HLOOKUP([.$B42]; [$Layout.$B$18:.$U$24];  [.E$4]; 0)" office:value-type="string" office:string-value="‖" calcext:value-type="string">
            <text:p>‖</text:p>
          </table:table-cell>
          <table:table-cell table:style-name="ce55" table:formula="of:=HLOOKUP([.$B42]; [$Layout.$B$18:.$U$24];  [.F$4]; 0)" office:value-type="string" office:string-value="⦀" calcext:value-type="string">
            <text:p>⦀</text:p>
          </table:table-cell>
          <table:table-cell/>
          <table:table-cell table:style-name="ce72" table:formula="of:=IF(ISBLANK([.E42]); &quot;&quot;; &quot;0x&quot; &amp; DEC2HEX(CODE([.E42])))" office:value-type="string" office:string-value="0x3F" calcext:value-type="string">
            <text:p>0x3F</text:p>
          </table:table-cell>
          <table:table-cell table:style-name="ce72" table:formula="of:=IF(ISBLANK([.F42]); &quot;&quot;; &quot;0x&quot; &amp; DEC2HEX(CODE([.F42])))" office:value-type="string" office:string-value="0x3F" calcext:value-type="string">
            <text:p>0x3F</text:p>
          </table:table-cell>
          <table:table-cell/>
          <table:table-cell table:style-name="ce71" table:formula="of:=IF([.I42]=&quot;&quot;; [.H42]; &quot;PAIR(&quot;&amp;IF([.H42]=&quot;&quot;; [.I42]; [.H42]) &amp;&quot;,&quot;&amp;[.I42]&amp;&quot;)&quot;)" office:value-type="string" office:string-value="PAIR(0x3F,0x3F)" calcext:value-type="string">
            <text:p>PAIR(0x3F,0x3F)</text:p>
          </table:table-cell>
          <table:table-cell table:style-name="ce71" table:formula="of:=IF(ISBLANK([.C42]); &quot;&quot;; &quot;case &quot;&amp;[.C42]&amp;&quot;: PROCESS(&quot;&amp;[.K42]&amp;&quot;); // &quot;&amp;[.E42]&amp;&quot;,&quot;&amp;[.F42])" office:value-type="string" office:string-value="case SYM_BSLS: PROCESS(PAIR(0x3F,0x3F)); // ‖,⦀" calcext:value-type="string">
            <text:p>case SYM_BSLS: PROCESS(PAIR(0x3F,0x3F)); // ‖,⦀</text:p>
          </table:table-cell>
          <table:table-cell/>
          <table:table-cell table:style-name="ce71" table:formula="of:=&quot;{&quot;&quot;name&quot;&quot;: &quot;&quot;&quot; &amp; [.C42] &amp; &quot;&quot;&quot;, &quot;&quot;title&quot;&quot;: &quot;&quot;&quot; &amp; [.C42] &amp; &quot;&quot;&quot;, &quot;&quot;shortName&quot;&quot;: &quot;&quot;&quot; &amp; [.E42] &amp; &quot;&quot;&quot;},&quot;" office:value-type="string" office:string-value="{&quot;name&quot;: &quot;SYM_BSLS&quot;, &quot;title&quot;: &quot;SYM_BSLS&quot;, &quot;shortName&quot;: &quot;‖&quot;}," calcext:value-type="string">
            <text:p>{"name": "SYM_BSLS", "title": "SYM_BSLS", "shortName": "‖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DEL</text:p>
          </table:table-cell>
          <table:table-cell table:style-name="ce71" table:formula="of:=IF(AND(ISBLANK([.E43]) ; ISBLANK([.F43])); IFERROR(0/0); REPLACE([.B43]; 1; 3; [.$C$1]))" office:value-type="string" office:string-value="SYM_DEL" calcext:value-type="string">
            <text:p>SYM_DEL</text:p>
          </table:table-cell>
          <table:table-cell/>
          <table:table-cell table:style-name="ce55" table:formula="of:=HLOOKUP([.$B43]; [$Layout.$B$18:.$U$24];  [.E$4]; 0)" office:value-type="float" office:value="0" calcext:value-type="float">
            <text:p/>
          </table:table-cell>
          <table:table-cell table:style-name="ce55" table:formula="of:=HLOOKUP([.$B43]; [$Layout.$B$18:.$U$24];  [.F$4]; 0)" office:value-type="float" office:value="0" calcext:value-type="float">
            <text:p/>
          </table:table-cell>
          <table:table-cell/>
          <table:table-cell table:style-name="ce72" table:formula="of:=IF(ISBLANK([.E43]); &quot;&quot;; &quot;0x&quot; &amp; DEC2HEX(CODE([.E43])))" office:value-type="string" office:string-value="0x30" calcext:value-type="string">
            <text:p>0x30</text:p>
          </table:table-cell>
          <table:table-cell table:style-name="ce72" table:formula="of:=IF(ISBLANK([.F43]); &quot;&quot;; &quot;0x&quot; &amp; DEC2HEX(CODE([.F43])))" office:value-type="string" office:string-value="0x30" calcext:value-type="string">
            <text:p>0x30</text:p>
          </table:table-cell>
          <table:table-cell/>
          <table:table-cell table:style-name="ce71" table:formula="of:=IF([.I43]=&quot;&quot;; [.H43]; &quot;PAIR(&quot;&amp;IF([.H43]=&quot;&quot;; [.I43]; [.H43]) &amp;&quot;,&quot;&amp;[.I43]&amp;&quot;)&quot;)" office:value-type="string" office:string-value="PAIR(0x30,0x30)" calcext:value-type="string">
            <text:p>PAIR(0x30,0x30)</text:p>
          </table:table-cell>
          <table:table-cell table:style-name="ce71" table:formula="of:=IF(ISBLANK([.C43]); &quot;&quot;; &quot;case &quot;&amp;[.C43]&amp;&quot;: PROCESS(&quot;&amp;[.K43]&amp;&quot;); // &quot;&amp;[.E43]&amp;&quot;,&quot;&amp;[.F43])" office:value-type="string" office:string-value="case SYM_DEL: PROCESS(PAIR(0x30,0x30)); // 0,0" calcext:value-type="string">
            <text:p>case SYM_DEL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END</text:p>
          </table:table-cell>
          <table:table-cell table:style-name="ce71" table:formula="of:=IF(AND(ISBLANK([.E44]) ; ISBLANK([.F44])); IFERROR(0/0); REPLACE([.B44]; 1; 3; [.$C$1]))" office:value-type="string" office:string-value="SYM_END" calcext:value-type="string">
            <text:p>SYM_END</text:p>
          </table:table-cell>
          <table:table-cell/>
          <table:table-cell table:style-name="ce55" table:formula="of:=HLOOKUP([.$B44]; [$Layout.$B$18:.$U$24];  [.E$4]; 0)" office:value-type="float" office:value="0" calcext:value-type="float">
            <text:p/>
          </table:table-cell>
          <table:table-cell table:style-name="ce55" table:formula="of:=HLOOKUP([.$B44]; [$Layout.$B$18:.$U$24];  [.F$4]; 0)" office:value-type="float" office:value="0" calcext:value-type="float">
            <text:p/>
          </table:table-cell>
          <table:table-cell/>
          <table:table-cell table:style-name="ce72" table:formula="of:=IF(ISBLANK([.E44]); &quot;&quot;; &quot;0x&quot; &amp; DEC2HEX(CODE([.E44])))" office:value-type="string" office:string-value="0x30" calcext:value-type="string">
            <text:p>0x30</text:p>
          </table:table-cell>
          <table:table-cell table:style-name="ce72" table:formula="of:=IF(ISBLANK([.F44]); &quot;&quot;; &quot;0x&quot; &amp; DEC2HEX(CODE([.F44])))" office:value-type="string" office:string-value="0x30" calcext:value-type="string">
            <text:p>0x30</text:p>
          </table:table-cell>
          <table:table-cell/>
          <table:table-cell table:style-name="ce71" table:formula="of:=IF([.I44]=&quot;&quot;; [.H44]; &quot;PAIR(&quot;&amp;IF([.H44]=&quot;&quot;; [.I44]; [.H44]) &amp;&quot;,&quot;&amp;[.I44]&amp;&quot;)&quot;)" office:value-type="string" office:string-value="PAIR(0x30,0x30)" calcext:value-type="string">
            <text:p>PAIR(0x30,0x30)</text:p>
          </table:table-cell>
          <table:table-cell table:style-name="ce71" table:formula="of:=IF(ISBLANK([.C44]); &quot;&quot;; &quot;case &quot;&amp;[.C44]&amp;&quot;: PROCESS(&quot;&amp;[.K44]&amp;&quot;); // &quot;&amp;[.E44]&amp;&quot;,&quot;&amp;[.F44])" office:value-type="string" office:string-value="case SYM_END: PROCESS(PAIR(0x30,0x30)); // 0,0" calcext:value-type="string">
            <text:p>case SYM_END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GDN</text:p>
          </table:table-cell>
          <table:table-cell table:style-name="ce71" table:formula="of:=IF(AND(ISBLANK([.E45]) ; ISBLANK([.F45])); IFERROR(0/0); REPLACE([.B45]; 1; 3; [.$C$1]))" office:value-type="string" office:string-value="SYM_PGDN" calcext:value-type="string">
            <text:p>SYM_PGDN</text:p>
          </table:table-cell>
          <table:table-cell/>
          <table:table-cell table:style-name="ce55" table:formula="of:=HLOOKUP([.$B45]; [$Layout.$B$18:.$U$24];  [.E$4]; 0)" office:value-type="float" office:value="0" calcext:value-type="float">
            <text:p/>
          </table:table-cell>
          <table:table-cell table:style-name="ce55" table:formula="of:=HLOOKUP([.$B45]; [$Layout.$B$18:.$U$24];  [.F$4]; 0)" office:value-type="float" office:value="0" calcext:value-type="float">
            <text:p/>
          </table:table-cell>
          <table:table-cell/>
          <table:table-cell table:style-name="ce72" table:formula="of:=IF(ISBLANK([.E45]); &quot;&quot;; &quot;0x&quot; &amp; DEC2HEX(CODE([.E45])))" office:value-type="string" office:string-value="0x30" calcext:value-type="string">
            <text:p>0x30</text:p>
          </table:table-cell>
          <table:table-cell table:style-name="ce72" table:formula="of:=IF(ISBLANK([.F45]); &quot;&quot;; &quot;0x&quot; &amp; DEC2HEX(CODE([.F45])))" office:value-type="string" office:string-value="0x30" calcext:value-type="string">
            <text:p>0x30</text:p>
          </table:table-cell>
          <table:table-cell/>
          <table:table-cell table:style-name="ce71" table:formula="of:=IF([.I45]=&quot;&quot;; [.H45]; &quot;PAIR(&quot;&amp;IF([.H45]=&quot;&quot;; [.I45]; [.H45]) &amp;&quot;,&quot;&amp;[.I45]&amp;&quot;)&quot;)" office:value-type="string" office:string-value="PAIR(0x30,0x30)" calcext:value-type="string">
            <text:p>PAIR(0x30,0x30)</text:p>
          </table:table-cell>
          <table:table-cell table:style-name="ce71" table:formula="of:=IF(ISBLANK([.C45]); &quot;&quot;; &quot;case &quot;&amp;[.C45]&amp;&quot;: PROCESS(&quot;&amp;[.K45]&amp;&quot;); // &quot;&amp;[.E45]&amp;&quot;,&quot;&amp;[.F45])" office:value-type="string" office:string-value="case SYM_PGDN: PROCESS(PAIR(0x30,0x30)); // 0,0" calcext:value-type="string">
            <text:p>case SYM_PGDN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7</text:p>
          </table:table-cell>
          <table:table-cell table:style-name="ce71" table:formula="of:=IF(AND(ISBLANK([.E46]) ; ISBLANK([.F46])); IFERROR(0/0); REPLACE([.B46]; 1; 3; [.$C$1]))" office:value-type="string" office:string-value="SYM_P7" calcext:value-type="string">
            <text:p>SYM_P7</text:p>
          </table:table-cell>
          <table:table-cell/>
          <table:table-cell table:style-name="ce55" table:formula="of:=HLOOKUP([.$B46]; [$Layout.$B$18:.$U$24];  [.E$4]; 0)" office:value-type="string" office:string-value="⁷" calcext:value-type="string">
            <text:p>⁷</text:p>
          </table:table-cell>
          <table:table-cell table:style-name="ce55" table:formula="of:=HLOOKUP([.$B46]; [$Layout.$B$18:.$U$24];  [.F$4]; 0)" office:value-type="string" office:string-value="Ⅶ" calcext:value-type="string">
            <text:p>Ⅶ</text:p>
          </table:table-cell>
          <table:table-cell/>
          <table:table-cell table:style-name="ce72" table:formula="of:=IF(ISBLANK([.E46]); &quot;&quot;; &quot;0x&quot; &amp; DEC2HEX(CODE([.E46])))" office:value-type="string" office:string-value="0x3F" calcext:value-type="string">
            <text:p>0x3F</text:p>
          </table:table-cell>
          <table:table-cell table:style-name="ce72" table:formula="of:=IF(ISBLANK([.F46]); &quot;&quot;; &quot;0x&quot; &amp; DEC2HEX(CODE([.F46])))" office:value-type="string" office:string-value="0x3F" calcext:value-type="string">
            <text:p>0x3F</text:p>
          </table:table-cell>
          <table:table-cell/>
          <table:table-cell table:style-name="ce71" table:formula="of:=IF([.I46]=&quot;&quot;; [.H46]; &quot;PAIR(&quot;&amp;IF([.H46]=&quot;&quot;; [.I46]; [.H46]) &amp;&quot;,&quot;&amp;[.I46]&amp;&quot;)&quot;)" office:value-type="string" office:string-value="PAIR(0x3F,0x3F)" calcext:value-type="string">
            <text:p>PAIR(0x3F,0x3F)</text:p>
          </table:table-cell>
          <table:table-cell table:style-name="ce71" table:formula="of:=IF(ISBLANK([.C46]); &quot;&quot;; &quot;case &quot;&amp;[.C46]&amp;&quot;: PROCESS(&quot;&amp;[.K46]&amp;&quot;); // &quot;&amp;[.E46]&amp;&quot;,&quot;&amp;[.F46])" office:value-type="string" office:string-value="case SYM_P7: PROCESS(PAIR(0x3F,0x3F)); // ⁷,Ⅶ" calcext:value-type="string">
            <text:p>case SYM_P7: PROCESS(PAIR(0x3F,0x3F)); // ⁷,Ⅶ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8</text:p>
          </table:table-cell>
          <table:table-cell table:style-name="ce71" table:formula="of:=IF(AND(ISBLANK([.E47]) ; ISBLANK([.F47])); IFERROR(0/0); REPLACE([.B47]; 1; 3; [.$C$1]))" office:value-type="string" office:string-value="SYM_P8" calcext:value-type="string">
            <text:p>SYM_P8</text:p>
          </table:table-cell>
          <table:table-cell/>
          <table:table-cell table:style-name="ce55" table:formula="of:=HLOOKUP([.$B47]; [$Layout.$B$18:.$U$24];  [.E$4]; 0)" office:value-type="string" office:string-value="⁸" calcext:value-type="string">
            <text:p>⁸</text:p>
          </table:table-cell>
          <table:table-cell table:style-name="ce55" table:formula="of:=HLOOKUP([.$B47]; [$Layout.$B$18:.$U$24];  [.F$4]; 0)" office:value-type="string" office:string-value="Ⅷ" calcext:value-type="string">
            <text:p>Ⅷ</text:p>
          </table:table-cell>
          <table:table-cell/>
          <table:table-cell table:style-name="ce72" table:formula="of:=IF(ISBLANK([.E47]); &quot;&quot;; &quot;0x&quot; &amp; DEC2HEX(CODE([.E47])))" office:value-type="string" office:string-value="0x3F" calcext:value-type="string">
            <text:p>0x3F</text:p>
          </table:table-cell>
          <table:table-cell table:style-name="ce72" table:formula="of:=IF(ISBLANK([.F47]); &quot;&quot;; &quot;0x&quot; &amp; DEC2HEX(CODE([.F47])))" office:value-type="string" office:string-value="0x3F" calcext:value-type="string">
            <text:p>0x3F</text:p>
          </table:table-cell>
          <table:table-cell/>
          <table:table-cell table:style-name="ce71" table:formula="of:=IF([.I47]=&quot;&quot;; [.H47]; &quot;PAIR(&quot;&amp;IF([.H47]=&quot;&quot;; [.I47]; [.H47]) &amp;&quot;,&quot;&amp;[.I47]&amp;&quot;)&quot;)" office:value-type="string" office:string-value="PAIR(0x3F,0x3F)" calcext:value-type="string">
            <text:p>PAIR(0x3F,0x3F)</text:p>
          </table:table-cell>
          <table:table-cell table:style-name="ce71" table:formula="of:=IF(ISBLANK([.C47]); &quot;&quot;; &quot;case &quot;&amp;[.C47]&amp;&quot;: PROCESS(&quot;&amp;[.K47]&amp;&quot;); // &quot;&amp;[.E47]&amp;&quot;,&quot;&amp;[.F47])" office:value-type="string" office:string-value="case SYM_P8: PROCESS(PAIR(0x3F,0x3F)); // ⁸,Ⅷ" calcext:value-type="string">
            <text:p>case SYM_P8: PROCESS(PAIR(0x3F,0x3F)); // ⁸,Ⅷ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9</text:p>
          </table:table-cell>
          <table:table-cell table:style-name="ce71" table:formula="of:=IF(AND(ISBLANK([.E48]) ; ISBLANK([.F48])); IFERROR(0/0); REPLACE([.B48]; 1; 3; [.$C$1]))" office:value-type="string" office:string-value="SYM_P9" calcext:value-type="string">
            <text:p>SYM_P9</text:p>
          </table:table-cell>
          <table:table-cell/>
          <table:table-cell table:style-name="ce55" table:formula="of:=HLOOKUP([.$B48]; [$Layout.$B$18:.$U$24];  [.E$4]; 0)" office:value-type="string" office:string-value="⁹" calcext:value-type="string">
            <text:p>⁹</text:p>
          </table:table-cell>
          <table:table-cell table:style-name="ce55" table:formula="of:=HLOOKUP([.$B48]; [$Layout.$B$18:.$U$24];  [.F$4]; 0)" office:value-type="string" office:string-value="Ⅸ" calcext:value-type="string">
            <text:p>Ⅸ</text:p>
          </table:table-cell>
          <table:table-cell/>
          <table:table-cell table:style-name="ce72" table:formula="of:=IF(ISBLANK([.E48]); &quot;&quot;; &quot;0x&quot; &amp; DEC2HEX(CODE([.E48])))" office:value-type="string" office:string-value="0x3F" calcext:value-type="string">
            <text:p>0x3F</text:p>
          </table:table-cell>
          <table:table-cell table:style-name="ce72" table:formula="of:=IF(ISBLANK([.F48]); &quot;&quot;; &quot;0x&quot; &amp; DEC2HEX(CODE([.F48])))" office:value-type="string" office:string-value="0x3F" calcext:value-type="string">
            <text:p>0x3F</text:p>
          </table:table-cell>
          <table:table-cell/>
          <table:table-cell table:style-name="ce71" table:formula="of:=IF([.I48]=&quot;&quot;; [.H48]; &quot;PAIR(&quot;&amp;IF([.H48]=&quot;&quot;; [.I48]; [.H48]) &amp;&quot;,&quot;&amp;[.I48]&amp;&quot;)&quot;)" office:value-type="string" office:string-value="PAIR(0x3F,0x3F)" calcext:value-type="string">
            <text:p>PAIR(0x3F,0x3F)</text:p>
          </table:table-cell>
          <table:table-cell table:style-name="ce71" table:formula="of:=IF(ISBLANK([.C48]); &quot;&quot;; &quot;case &quot;&amp;[.C48]&amp;&quot;: PROCESS(&quot;&amp;[.K48]&amp;&quot;); // &quot;&amp;[.E48]&amp;&quot;,&quot;&amp;[.F48])" office:value-type="string" office:string-value="case SYM_P9: PROCESS(PAIR(0x3F,0x3F)); // ⁹,Ⅸ" calcext:value-type="string">
            <text:p>case SYM_P9: PROCESS(PAIR(0x3F,0x3F)); // ⁹,Ⅸ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49]) ; ISBLANK([.F49])); IFERROR(0/0); REPLACE([.B49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49]); &quot;&quot;; &quot;0x&quot; &amp; DEC2HEX(CODE([.E49])))">
            <text:p/>
          </table:table-cell>
          <table:table-cell table:style-name="ce72" table:formula="of:=IF(ISBLANK([.F49]); &quot;&quot;; &quot;0x&quot; &amp; DEC2HEX(CODE([.F49])))">
            <text:p/>
          </table:table-cell>
          <table:table-cell/>
          <table:table-cell table:style-name="ce71" table:formula="of:=IF([.I49]=&quot;&quot;; [.H49]; &quot;PAIR(&quot;&amp;IF([.H49]=&quot;&quot;; [.I49]; [.H49]) &amp;&quot;,&quot;&amp;[.I49]&amp;&quot;)&quot;)">
            <text:p/>
          </table:table-cell>
          <table:table-cell table:style-name="ce71" table:formula="of:=IF(ISBLANK([.C49]); &quot;&quot;; &quot;case &quot;&amp;[.C49]&amp;&quot;: PROCESS(&quot;&amp;[.K49]&amp;&quot;); // &quot;&amp;[.E49]&amp;&quot;,&quot;&amp;[.F49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ASDF ROW</text:p>
          </table:table-cell>
          <table:table-cell table:style-name="ce71" table:formula="of:=IF(AND(ISBLANK([.E50]) ; ISBLANK([.F50])); IFERROR(0/0); REPLACE([.B50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50]); &quot;&quot;; &quot;0x&quot; &amp; DEC2HEX(CODE([.E50])))">
            <text:p/>
          </table:table-cell>
          <table:table-cell table:style-name="ce72" table:formula="of:=IF(ISBLANK([.F50]); &quot;&quot;; &quot;0x&quot; &amp; DEC2HEX(CODE([.F50])))">
            <text:p/>
          </table:table-cell>
          <table:table-cell/>
          <table:table-cell table:style-name="ce71" table:formula="of:=IF([.I50]=&quot;&quot;; [.H50]; &quot;PAIR(&quot;&amp;IF([.H50]=&quot;&quot;; [.I50]; [.H50]) &amp;&quot;,&quot;&amp;[.I50]&amp;&quot;)&quot;)">
            <text:p/>
          </table:table-cell>
          <table:table-cell table:style-name="ce71" table:formula="of:=IF(ISBLANK([.C50]); &quot;&quot;; &quot;case &quot;&amp;[.C50]&amp;&quot;: PROCESS(&quot;&amp;[.K50]&amp;&quot;); // &quot;&amp;[.E50]&amp;&quot;,&quot;&amp;[.F50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A</text:p>
          </table:table-cell>
          <table:table-cell table:style-name="ce71" table:formula="of:=IF(AND(ISBLANK([.E51]) ; ISBLANK([.F51])); IFERROR(0/0); REPLACE([.B51]; 1; 3; [.$C$1]))" office:value-type="string" office:string-value="SYM_A" calcext:value-type="string">
            <text:p>SYM_A</text:p>
          </table:table-cell>
          <table:table-cell/>
          <table:table-cell table:style-name="ce55" table:formula="of:=HLOOKUP([.$B51]; [$Layout.$B$26:.$R$32];  [.E$4]; 0)" office:value-type="string" office:string-value="⊥" calcext:value-type="string">
            <text:p>⊥</text:p>
          </table:table-cell>
          <table:table-cell table:style-name="ce55" table:formula="of:=HLOOKUP([.$B51]; [$Layout.$B$26:.$R$32];  [.F$4]; 0)" office:value-type="string" office:string-value="Å" calcext:value-type="string">
            <text:p>Å</text:p>
          </table:table-cell>
          <table:table-cell/>
          <table:table-cell table:style-name="ce72" table:formula="of:=IF(ISBLANK([.E51]); &quot;&quot;; &quot;0x&quot; &amp; DEC2HEX(CODE([.E51])))" office:value-type="string" office:string-value="0x3F" calcext:value-type="string">
            <text:p>0x3F</text:p>
          </table:table-cell>
          <table:table-cell table:style-name="ce72" table:formula="of:=IF(ISBLANK([.F51]); &quot;&quot;; &quot;0x&quot; &amp; DEC2HEX(CODE([.F51])))" office:value-type="string" office:string-value="0x3F" calcext:value-type="string">
            <text:p>0x3F</text:p>
          </table:table-cell>
          <table:table-cell/>
          <table:table-cell table:style-name="ce71" table:formula="of:=IF([.I51]=&quot;&quot;; [.H51]; &quot;PAIR(&quot;&amp;IF([.H51]=&quot;&quot;; [.I51]; [.H51]) &amp;&quot;,&quot;&amp;[.I51]&amp;&quot;)&quot;)" office:value-type="string" office:string-value="PAIR(0x3F,0x3F)" calcext:value-type="string">
            <text:p>PAIR(0x3F,0x3F)</text:p>
          </table:table-cell>
          <table:table-cell table:style-name="ce71" table:formula="of:=IF(ISBLANK([.C51]); &quot;&quot;; &quot;case &quot;&amp;[.C51]&amp;&quot;: PROCESS(&quot;&amp;[.K51]&amp;&quot;); // &quot;&amp;[.E51]&amp;&quot;,&quot;&amp;[.F51])" office:value-type="string" office:string-value="case SYM_A: PROCESS(PAIR(0x3F,0x3F)); // ⊥,Å" calcext:value-type="string">
            <text:p>case SYM_A: PROCESS(PAIR(0x3F,0x3F)); // ⊥,Å</text:p>
          </table:table-cell>
          <table:table-cell/>
          <table:table-cell table:style-name="ce71" table:formula="of:=&quot;{&quot;&quot;name&quot;&quot;: &quot;&quot;&quot; &amp; [.C51] &amp; &quot;&quot;&quot;, &quot;&quot;title&quot;&quot;: &quot;&quot;&quot; &amp; [.C51] &amp; &quot;&quot;&quot;, &quot;&quot;shortName&quot;&quot;: &quot;&quot;&quot; &amp; [.E51] &amp; &quot;&quot;&quot;},&quot;" office:value-type="string" office:string-value="{&quot;name&quot;: &quot;SYM_A&quot;, &quot;title&quot;: &quot;SYM_A&quot;, &quot;shortName&quot;: &quot;⊥&quot;}," calcext:value-type="string">
            <text:p>{"name": "SYM_A", "title": "SYM_A", "shortName": "⊥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S</text:p>
          </table:table-cell>
          <table:table-cell table:style-name="ce71" table:formula="of:=IF(AND(ISBLANK([.E52]) ; ISBLANK([.F52])); IFERROR(0/0); REPLACE([.B52]; 1; 3; [.$C$1]))" office:value-type="string" office:string-value="SYM_S" calcext:value-type="string">
            <text:p>SYM_S</text:p>
          </table:table-cell>
          <table:table-cell/>
          <table:table-cell table:style-name="ce55" table:formula="of:=HLOOKUP([.$B52]; [$Layout.$B$26:.$R$32];  [.E$4]; 0)" office:value-type="string" office:string-value="⊤" calcext:value-type="string">
            <text:p>⊤</text:p>
          </table:table-cell>
          <table:table-cell table:style-name="ce55" table:formula="of:=HLOOKUP([.$B52]; [$Layout.$B$26:.$R$32];  [.F$4]; 0)" office:value-type="float" office:value="0" calcext:value-type="float">
            <text:p/>
          </table:table-cell>
          <table:table-cell/>
          <table:table-cell table:style-name="ce72" table:formula="of:=IF(ISBLANK([.E52]); &quot;&quot;; &quot;0x&quot; &amp; DEC2HEX(CODE([.E52])))" office:value-type="string" office:string-value="0x3F" calcext:value-type="string">
            <text:p>0x3F</text:p>
          </table:table-cell>
          <table:table-cell table:style-name="ce72" table:formula="of:=IF(ISBLANK([.F52]); &quot;&quot;; &quot;0x&quot; &amp; DEC2HEX(CODE([.F52])))" office:value-type="string" office:string-value="0x30" calcext:value-type="string">
            <text:p>0x30</text:p>
          </table:table-cell>
          <table:table-cell/>
          <table:table-cell table:style-name="ce71" table:formula="of:=IF([.I52]=&quot;&quot;; [.H52]; &quot;PAIR(&quot;&amp;IF([.H52]=&quot;&quot;; [.I52]; [.H52]) &amp;&quot;,&quot;&amp;[.I52]&amp;&quot;)&quot;)" office:value-type="string" office:string-value="PAIR(0x3F,0x30)" calcext:value-type="string">
            <text:p>PAIR(0x3F,0x30)</text:p>
          </table:table-cell>
          <table:table-cell table:style-name="ce71" table:formula="of:=IF(ISBLANK([.C52]); &quot;&quot;; &quot;case &quot;&amp;[.C52]&amp;&quot;: PROCESS(&quot;&amp;[.K52]&amp;&quot;); // &quot;&amp;[.E52]&amp;&quot;,&quot;&amp;[.F52])" office:value-type="string" office:string-value="case SYM_S: PROCESS(PAIR(0x3F,0x30)); // ⊤,0" calcext:value-type="string">
            <text:p>case SYM_S: PROCESS(PAIR(0x3F,0x30)); // ⊤,0</text:p>
          </table:table-cell>
          <table:table-cell/>
          <table:table-cell table:style-name="ce71" table:formula="of:=&quot;{&quot;&quot;name&quot;&quot;: &quot;&quot;&quot; &amp; [.C52] &amp; &quot;&quot;&quot;, &quot;&quot;title&quot;&quot;: &quot;&quot;&quot; &amp; [.C52] &amp; &quot;&quot;&quot;, &quot;&quot;shortName&quot;&quot;: &quot;&quot;&quot; &amp; [.E52] &amp; &quot;&quot;&quot;},&quot;" office:value-type="string" office:string-value="{&quot;name&quot;: &quot;SYM_S&quot;, &quot;title&quot;: &quot;SYM_S&quot;, &quot;shortName&quot;: &quot;⊤&quot;}," calcext:value-type="string">
            <text:p>{"name": "SYM_S", "title": "SYM_S", "shortName": "⊤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D</text:p>
          </table:table-cell>
          <table:table-cell table:style-name="ce71" table:formula="of:=IF(AND(ISBLANK([.E53]) ; ISBLANK([.F53])); IFERROR(0/0); REPLACE([.B53]; 1; 3; [.$C$1]))" office:value-type="string" office:string-value="SYM_D" calcext:value-type="string">
            <text:p>SYM_D</text:p>
          </table:table-cell>
          <table:table-cell/>
          <table:table-cell table:style-name="ce55" table:formula="of:=HLOOKUP([.$B53]; [$Layout.$B$26:.$R$32];  [.E$4]; 0)" office:value-type="string" office:string-value="⊢" calcext:value-type="string">
            <text:p>⊢</text:p>
          </table:table-cell>
          <table:table-cell table:style-name="ce55" table:formula="of:=HLOOKUP([.$B53]; [$Layout.$B$26:.$R$32];  [.F$4]; 0)" office:value-type="float" office:value="0" calcext:value-type="float">
            <text:p/>
          </table:table-cell>
          <table:table-cell/>
          <table:table-cell table:style-name="ce72" table:formula="of:=IF(ISBLANK([.E53]); &quot;&quot;; &quot;0x&quot; &amp; DEC2HEX(CODE([.E53])))" office:value-type="string" office:string-value="0x3F" calcext:value-type="string">
            <text:p>0x3F</text:p>
          </table:table-cell>
          <table:table-cell table:style-name="ce72" table:formula="of:=IF(ISBLANK([.F53]); &quot;&quot;; &quot;0x&quot; &amp; DEC2HEX(CODE([.F53])))" office:value-type="string" office:string-value="0x30" calcext:value-type="string">
            <text:p>0x30</text:p>
          </table:table-cell>
          <table:table-cell/>
          <table:table-cell table:style-name="ce71" table:formula="of:=IF([.I53]=&quot;&quot;; [.H53]; &quot;PAIR(&quot;&amp;IF([.H53]=&quot;&quot;; [.I53]; [.H53]) &amp;&quot;,&quot;&amp;[.I53]&amp;&quot;)&quot;)" office:value-type="string" office:string-value="PAIR(0x3F,0x30)" calcext:value-type="string">
            <text:p>PAIR(0x3F,0x30)</text:p>
          </table:table-cell>
          <table:table-cell table:style-name="ce71" table:formula="of:=IF(ISBLANK([.C53]); &quot;&quot;; &quot;case &quot;&amp;[.C53]&amp;&quot;: PROCESS(&quot;&amp;[.K53]&amp;&quot;); // &quot;&amp;[.E53]&amp;&quot;,&quot;&amp;[.F53])" office:value-type="string" office:string-value="case SYM_D: PROCESS(PAIR(0x3F,0x30)); // ⊢,0" calcext:value-type="string">
            <text:p>case SYM_D: PROCESS(PAIR(0x3F,0x30)); // ⊢,0</text:p>
          </table:table-cell>
          <table:table-cell/>
          <table:table-cell table:style-name="ce71" table:formula="of:=&quot;{&quot;&quot;name&quot;&quot;: &quot;&quot;&quot; &amp; [.C53] &amp; &quot;&quot;&quot;, &quot;&quot;title&quot;&quot;: &quot;&quot;&quot; &amp; [.C53] &amp; &quot;&quot;&quot;, &quot;&quot;shortName&quot;&quot;: &quot;&quot;&quot; &amp; [.E53] &amp; &quot;&quot;&quot;},&quot;" office:value-type="string" office:string-value="{&quot;name&quot;: &quot;SYM_D&quot;, &quot;title&quot;: &quot;SYM_D&quot;, &quot;shortName&quot;: &quot;⊢&quot;}," calcext:value-type="string">
            <text:p>{"name": "SYM_D", "title": "SYM_D", "shortName": "⊢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F</text:p>
          </table:table-cell>
          <table:table-cell table:style-name="ce71" table:formula="of:=IF(AND(ISBLANK([.E54]) ; ISBLANK([.F54])); IFERROR(0/0); REPLACE([.B54]; 1; 3; [.$C$1]))" office:value-type="string" office:string-value="SYM_F" calcext:value-type="string">
            <text:p>SYM_F</text:p>
          </table:table-cell>
          <table:table-cell/>
          <table:table-cell table:style-name="ce55" table:formula="of:=HLOOKUP([.$B54]; [$Layout.$B$26:.$R$32];  [.E$4]; 0)" office:value-type="string" office:string-value="⊣" calcext:value-type="string">
            <text:p>⊣</text:p>
          </table:table-cell>
          <table:table-cell table:style-name="ce55" table:formula="of:=HLOOKUP([.$B54]; [$Layout.$B$26:.$R$32];  [.F$4]; 0)" office:value-type="string" office:string-value="ƒ" calcext:value-type="string">
            <text:p>ƒ</text:p>
          </table:table-cell>
          <table:table-cell/>
          <table:table-cell table:style-name="ce72" table:formula="of:=IF(ISBLANK([.E54]); &quot;&quot;; &quot;0x&quot; &amp; DEC2HEX(CODE([.E54])))" office:value-type="string" office:string-value="0x3F" calcext:value-type="string">
            <text:p>0x3F</text:p>
          </table:table-cell>
          <table:table-cell table:style-name="ce72" table:formula="of:=IF(ISBLANK([.F54]); &quot;&quot;; &quot;0x&quot; &amp; DEC2HEX(CODE([.F54])))" office:value-type="string" office:string-value="0x3F" calcext:value-type="string">
            <text:p>0x3F</text:p>
          </table:table-cell>
          <table:table-cell/>
          <table:table-cell table:style-name="ce71" table:formula="of:=IF([.I54]=&quot;&quot;; [.H54]; &quot;PAIR(&quot;&amp;IF([.H54]=&quot;&quot;; [.I54]; [.H54]) &amp;&quot;,&quot;&amp;[.I54]&amp;&quot;)&quot;)" office:value-type="string" office:string-value="PAIR(0x3F,0x3F)" calcext:value-type="string">
            <text:p>PAIR(0x3F,0x3F)</text:p>
          </table:table-cell>
          <table:table-cell table:style-name="ce71" table:formula="of:=IF(ISBLANK([.C54]); &quot;&quot;; &quot;case &quot;&amp;[.C54]&amp;&quot;: PROCESS(&quot;&amp;[.K54]&amp;&quot;); // &quot;&amp;[.E54]&amp;&quot;,&quot;&amp;[.F54])" office:value-type="string" office:string-value="case SYM_F: PROCESS(PAIR(0x3F,0x3F)); // ⊣,ƒ" calcext:value-type="string">
            <text:p>case SYM_F: PROCESS(PAIR(0x3F,0x3F)); // ⊣,ƒ</text:p>
          </table:table-cell>
          <table:table-cell/>
          <table:table-cell table:style-name="ce71" table:formula="of:=&quot;{&quot;&quot;name&quot;&quot;: &quot;&quot;&quot; &amp; [.C54] &amp; &quot;&quot;&quot;, &quot;&quot;title&quot;&quot;: &quot;&quot;&quot; &amp; [.C54] &amp; &quot;&quot;&quot;, &quot;&quot;shortName&quot;&quot;: &quot;&quot;&quot; &amp; [.E54] &amp; &quot;&quot;&quot;},&quot;" office:value-type="string" office:string-value="{&quot;name&quot;: &quot;SYM_F&quot;, &quot;title&quot;: &quot;SYM_F&quot;, &quot;shortName&quot;: &quot;⊣&quot;}," calcext:value-type="string">
            <text:p>{"name": "SYM_F", "title": "SYM_F", "shortName": "⊣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G</text:p>
          </table:table-cell>
          <table:table-cell table:style-name="ce71" table:formula="of:=IF(AND(ISBLANK([.E55]) ; ISBLANK([.F55])); IFERROR(0/0); REPLACE([.B55]; 1; 3; [.$C$1]))" office:value-type="string" office:string-value="SYM_G" calcext:value-type="string">
            <text:p>SYM_G</text:p>
          </table:table-cell>
          <table:table-cell/>
          <table:table-cell table:style-name="ce55" table:formula="of:=HLOOKUP([.$B55]; [$Layout.$B$26:.$R$32];  [.E$4]; 0)" office:value-type="string" office:string-value="↑" calcext:value-type="string">
            <text:p>↑</text:p>
          </table:table-cell>
          <table:table-cell table:style-name="ce55" table:formula="of:=HLOOKUP([.$B55]; [$Layout.$B$26:.$R$32];  [.F$4]; 0)" office:value-type="float" office:value="0" calcext:value-type="float">
            <text:p/>
          </table:table-cell>
          <table:table-cell/>
          <table:table-cell table:style-name="ce72" table:formula="of:=IF(ISBLANK([.E55]); &quot;&quot;; &quot;0x&quot; &amp; DEC2HEX(CODE([.E55])))" office:value-type="string" office:string-value="0x3F" calcext:value-type="string">
            <text:p>0x3F</text:p>
          </table:table-cell>
          <table:table-cell table:style-name="ce72" table:formula="of:=IF(ISBLANK([.F55]); &quot;&quot;; &quot;0x&quot; &amp; DEC2HEX(CODE([.F55])))" office:value-type="string" office:string-value="0x30" calcext:value-type="string">
            <text:p>0x30</text:p>
          </table:table-cell>
          <table:table-cell/>
          <table:table-cell table:style-name="ce71" table:formula="of:=IF([.I55]=&quot;&quot;; [.H55]; &quot;PAIR(&quot;&amp;IF([.H55]=&quot;&quot;; [.I55]; [.H55]) &amp;&quot;,&quot;&amp;[.I55]&amp;&quot;)&quot;)" office:value-type="string" office:string-value="PAIR(0x3F,0x30)" calcext:value-type="string">
            <text:p>PAIR(0x3F,0x30)</text:p>
          </table:table-cell>
          <table:table-cell table:style-name="ce71" table:formula="of:=IF(ISBLANK([.C55]); &quot;&quot;; &quot;case &quot;&amp;[.C55]&amp;&quot;: PROCESS(&quot;&amp;[.K55]&amp;&quot;); // &quot;&amp;[.E55]&amp;&quot;,&quot;&amp;[.F55])" office:value-type="string" office:string-value="case SYM_G: PROCESS(PAIR(0x3F,0x30)); // ↑,0" calcext:value-type="string">
            <text:p>case SYM_G: PROCESS(PAIR(0x3F,0x30)); // ↑,0</text:p>
          </table:table-cell>
          <table:table-cell/>
          <table:table-cell table:style-name="ce71" table:formula="of:=&quot;{&quot;&quot;name&quot;&quot;: &quot;&quot;&quot; &amp; [.C55] &amp; &quot;&quot;&quot;, &quot;&quot;title&quot;&quot;: &quot;&quot;&quot; &amp; [.C55] &amp; &quot;&quot;&quot;, &quot;&quot;shortName&quot;&quot;: &quot;&quot;&quot; &amp; [.E55] &amp; &quot;&quot;&quot;},&quot;" office:value-type="string" office:string-value="{&quot;name&quot;: &quot;SYM_G&quot;, &quot;title&quot;: &quot;SYM_G&quot;, &quot;shortName&quot;: &quot;↑&quot;}," calcext:value-type="string">
            <text:p>{"name": "SYM_G", "title": "SYM_G", "shortName": "↑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H</text:p>
          </table:table-cell>
          <table:table-cell table:style-name="ce71" table:formula="of:=IF(AND(ISBLANK([.E56]) ; ISBLANK([.F56])); IFERROR(0/0); REPLACE([.B56]; 1; 3; [.$C$1]))" office:value-type="string" office:string-value="SYM_H" calcext:value-type="string">
            <text:p>SYM_H</text:p>
          </table:table-cell>
          <table:table-cell/>
          <table:table-cell table:style-name="ce55" table:formula="of:=HLOOKUP([.$B56]; [$Layout.$B$26:.$R$32];  [.E$4]; 0)" office:value-type="string" office:string-value="↓" calcext:value-type="string">
            <text:p>↓</text:p>
          </table:table-cell>
          <table:table-cell table:style-name="ce55" table:formula="of:=HLOOKUP([.$B56]; [$Layout.$B$26:.$R$32];  [.F$4]; 0)" office:value-type="string" office:string-value="ℏ" calcext:value-type="string">
            <text:p>ℏ</text:p>
          </table:table-cell>
          <table:table-cell/>
          <table:table-cell table:style-name="ce72" table:formula="of:=IF(ISBLANK([.E56]); &quot;&quot;; &quot;0x&quot; &amp; DEC2HEX(CODE([.E56])))" office:value-type="string" office:string-value="0x3F" calcext:value-type="string">
            <text:p>0x3F</text:p>
          </table:table-cell>
          <table:table-cell table:style-name="ce72" table:formula="of:=IF(ISBLANK([.F56]); &quot;&quot;; &quot;0x&quot; &amp; DEC2HEX(CODE([.F56])))" office:value-type="string" office:string-value="0x3F" calcext:value-type="string">
            <text:p>0x3F</text:p>
          </table:table-cell>
          <table:table-cell/>
          <table:table-cell table:style-name="ce71" table:formula="of:=IF([.I56]=&quot;&quot;; [.H56]; &quot;PAIR(&quot;&amp;IF([.H56]=&quot;&quot;; [.I56]; [.H56]) &amp;&quot;,&quot;&amp;[.I56]&amp;&quot;)&quot;)" office:value-type="string" office:string-value="PAIR(0x3F,0x3F)" calcext:value-type="string">
            <text:p>PAIR(0x3F,0x3F)</text:p>
          </table:table-cell>
          <table:table-cell table:style-name="ce71" table:formula="of:=IF(ISBLANK([.C56]); &quot;&quot;; &quot;case &quot;&amp;[.C56]&amp;&quot;: PROCESS(&quot;&amp;[.K56]&amp;&quot;); // &quot;&amp;[.E56]&amp;&quot;,&quot;&amp;[.F56])" office:value-type="string" office:string-value="case SYM_H: PROCESS(PAIR(0x3F,0x3F)); // ↓,ℏ" calcext:value-type="string">
            <text:p>case SYM_H: PROCESS(PAIR(0x3F,0x3F)); // ↓,ℏ</text:p>
          </table:table-cell>
          <table:table-cell/>
          <table:table-cell table:style-name="ce71" table:formula="of:=&quot;{&quot;&quot;name&quot;&quot;: &quot;&quot;&quot; &amp; [.C56] &amp; &quot;&quot;&quot;, &quot;&quot;title&quot;&quot;: &quot;&quot;&quot; &amp; [.C56] &amp; &quot;&quot;&quot;, &quot;&quot;shortName&quot;&quot;: &quot;&quot;&quot; &amp; [.E56] &amp; &quot;&quot;&quot;},&quot;" office:value-type="string" office:string-value="{&quot;name&quot;: &quot;SYM_H&quot;, &quot;title&quot;: &quot;SYM_H&quot;, &quot;shortName&quot;: &quot;↓&quot;}," calcext:value-type="string">
            <text:p>{"name": "SYM_H", "title": "SYM_H", "shortName": "↓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J</text:p>
          </table:table-cell>
          <table:table-cell table:style-name="ce71" table:formula="of:=IF(AND(ISBLANK([.E57]) ; ISBLANK([.F57])); IFERROR(0/0); REPLACE([.B57]; 1; 3; [.$C$1]))" office:value-type="string" office:string-value="SYM_J" calcext:value-type="string">
            <text:p>SYM_J</text:p>
          </table:table-cell>
          <table:table-cell/>
          <table:table-cell table:style-name="ce55" table:formula="of:=HLOOKUP([.$B57]; [$Layout.$B$26:.$R$32];  [.E$4]; 0)" office:value-type="string" office:string-value="←" calcext:value-type="string">
            <text:p>←</text:p>
          </table:table-cell>
          <table:table-cell table:style-name="ce55" table:formula="of:=HLOOKUP([.$B57]; [$Layout.$B$26:.$R$32];  [.F$4]; 0)" office:value-type="float" office:value="0" calcext:value-type="float">
            <text:p/>
          </table:table-cell>
          <table:table-cell/>
          <table:table-cell table:style-name="ce72" table:formula="of:=IF(ISBLANK([.E57]); &quot;&quot;; &quot;0x&quot; &amp; DEC2HEX(CODE([.E57])))" office:value-type="string" office:string-value="0x3F" calcext:value-type="string">
            <text:p>0x3F</text:p>
          </table:table-cell>
          <table:table-cell table:style-name="ce72" table:formula="of:=IF(ISBLANK([.F57]); &quot;&quot;; &quot;0x&quot; &amp; DEC2HEX(CODE([.F57])))" office:value-type="string" office:string-value="0x30" calcext:value-type="string">
            <text:p>0x30</text:p>
          </table:table-cell>
          <table:table-cell/>
          <table:table-cell table:style-name="ce71" table:formula="of:=IF([.I57]=&quot;&quot;; [.H57]; &quot;PAIR(&quot;&amp;IF([.H57]=&quot;&quot;; [.I57]; [.H57]) &amp;&quot;,&quot;&amp;[.I57]&amp;&quot;)&quot;)" office:value-type="string" office:string-value="PAIR(0x3F,0x30)" calcext:value-type="string">
            <text:p>PAIR(0x3F,0x30)</text:p>
          </table:table-cell>
          <table:table-cell table:style-name="ce71" table:formula="of:=IF(ISBLANK([.C57]); &quot;&quot;; &quot;case &quot;&amp;[.C57]&amp;&quot;: PROCESS(&quot;&amp;[.K57]&amp;&quot;); // &quot;&amp;[.E57]&amp;&quot;,&quot;&amp;[.F57])" office:value-type="string" office:string-value="case SYM_J: PROCESS(PAIR(0x3F,0x30)); // ←,0" calcext:value-type="string">
            <text:p>case SYM_J: PROCESS(PAIR(0x3F,0x30)); // ←,0</text:p>
          </table:table-cell>
          <table:table-cell/>
          <table:table-cell table:style-name="ce71" table:formula="of:=&quot;{&quot;&quot;name&quot;&quot;: &quot;&quot;&quot; &amp; [.C57] &amp; &quot;&quot;&quot;, &quot;&quot;title&quot;&quot;: &quot;&quot;&quot; &amp; [.C57] &amp; &quot;&quot;&quot;, &quot;&quot;shortName&quot;&quot;: &quot;&quot;&quot; &amp; [.E57] &amp; &quot;&quot;&quot;},&quot;" office:value-type="string" office:string-value="{&quot;name&quot;: &quot;SYM_J&quot;, &quot;title&quot;: &quot;SYM_J&quot;, &quot;shortName&quot;: &quot;←&quot;}," calcext:value-type="string">
            <text:p>{"name": "SYM_J", "title": "SYM_J", "shortName": "←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K</text:p>
          </table:table-cell>
          <table:table-cell table:style-name="ce71" table:formula="of:=IF(AND(ISBLANK([.E58]) ; ISBLANK([.F58])); IFERROR(0/0); REPLACE([.B58]; 1; 3; [.$C$1]))" office:value-type="string" office:string-value="SYM_K" calcext:value-type="string">
            <text:p>SYM_K</text:p>
          </table:table-cell>
          <table:table-cell/>
          <table:table-cell table:style-name="ce55" table:formula="of:=HLOOKUP([.$B58]; [$Layout.$B$26:.$R$32];  [.E$4]; 0)" office:value-type="string" office:string-value="→" calcext:value-type="string">
            <text:p>→</text:p>
          </table:table-cell>
          <table:table-cell table:style-name="ce55" table:formula="of:=HLOOKUP([.$B58]; [$Layout.$B$26:.$R$32];  [.F$4]; 0)" office:value-type="float" office:value="0" calcext:value-type="float">
            <text:p/>
          </table:table-cell>
          <table:table-cell/>
          <table:table-cell table:style-name="ce72" table:formula="of:=IF(ISBLANK([.E58]); &quot;&quot;; &quot;0x&quot; &amp; DEC2HEX(CODE([.E58])))" office:value-type="string" office:string-value="0x3F" calcext:value-type="string">
            <text:p>0x3F</text:p>
          </table:table-cell>
          <table:table-cell table:style-name="ce72" table:formula="of:=IF(ISBLANK([.F58]); &quot;&quot;; &quot;0x&quot; &amp; DEC2HEX(CODE([.F58])))" office:value-type="string" office:string-value="0x30" calcext:value-type="string">
            <text:p>0x30</text:p>
          </table:table-cell>
          <table:table-cell/>
          <table:table-cell table:style-name="ce71" table:formula="of:=IF([.I58]=&quot;&quot;; [.H58]; &quot;PAIR(&quot;&amp;IF([.H58]=&quot;&quot;; [.I58]; [.H58]) &amp;&quot;,&quot;&amp;[.I58]&amp;&quot;)&quot;)" office:value-type="string" office:string-value="PAIR(0x3F,0x30)" calcext:value-type="string">
            <text:p>PAIR(0x3F,0x30)</text:p>
          </table:table-cell>
          <table:table-cell table:style-name="ce71" table:formula="of:=IF(ISBLANK([.C58]); &quot;&quot;; &quot;case &quot;&amp;[.C58]&amp;&quot;: PROCESS(&quot;&amp;[.K58]&amp;&quot;); // &quot;&amp;[.E58]&amp;&quot;,&quot;&amp;[.F58])" office:value-type="string" office:string-value="case SYM_K: PROCESS(PAIR(0x3F,0x30)); // →,0" calcext:value-type="string">
            <text:p>case SYM_K: PROCESS(PAIR(0x3F,0x30)); // →,0</text:p>
          </table:table-cell>
          <table:table-cell/>
          <table:table-cell table:style-name="ce71" table:formula="of:=&quot;{&quot;&quot;name&quot;&quot;: &quot;&quot;&quot; &amp; [.C58] &amp; &quot;&quot;&quot;, &quot;&quot;title&quot;&quot;: &quot;&quot;&quot; &amp; [.C58] &amp; &quot;&quot;&quot;, &quot;&quot;shortName&quot;&quot;: &quot;&quot;&quot; &amp; [.E58] &amp; &quot;&quot;&quot;},&quot;" office:value-type="string" office:string-value="{&quot;name&quot;: &quot;SYM_K&quot;, &quot;title&quot;: &quot;SYM_K&quot;, &quot;shortName&quot;: &quot;→&quot;}," calcext:value-type="string">
            <text:p>{"name": "SYM_K", "title": "SYM_K", "shortName": "→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L</text:p>
          </table:table-cell>
          <table:table-cell table:style-name="ce71" table:formula="of:=IF(AND(ISBLANK([.E59]) ; ISBLANK([.F59])); IFERROR(0/0); REPLACE([.B59]; 1; 3; [.$C$1]))" office:value-type="string" office:string-value="SYM_L" calcext:value-type="string">
            <text:p>SYM_L</text:p>
          </table:table-cell>
          <table:table-cell/>
          <table:table-cell table:style-name="ce55" table:formula="of:=HLOOKUP([.$B59]; [$Layout.$B$26:.$R$32];  [.E$4]; 0)" office:value-type="string" office:string-value="↔" calcext:value-type="string">
            <text:p>↔</text:p>
          </table:table-cell>
          <table:table-cell table:style-name="ce55" table:formula="of:=HLOOKUP([.$B59]; [$Layout.$B$26:.$R$32];  [.F$4]; 0)" office:value-type="string" office:string-value="⇔" calcext:value-type="string">
            <text:p>⇔</text:p>
          </table:table-cell>
          <table:table-cell/>
          <table:table-cell table:style-name="ce72" table:formula="of:=IF(ISBLANK([.E59]); &quot;&quot;; &quot;0x&quot; &amp; DEC2HEX(CODE([.E59])))" office:value-type="string" office:string-value="0x3F" calcext:value-type="string">
            <text:p>0x3F</text:p>
          </table:table-cell>
          <table:table-cell table:style-name="ce72" table:formula="of:=IF(ISBLANK([.F59]); &quot;&quot;; &quot;0x&quot; &amp; DEC2HEX(CODE([.F59])))" office:value-type="string" office:string-value="0x3F" calcext:value-type="string">
            <text:p>0x3F</text:p>
          </table:table-cell>
          <table:table-cell/>
          <table:table-cell table:style-name="ce71" table:formula="of:=IF([.I59]=&quot;&quot;; [.H59]; &quot;PAIR(&quot;&amp;IF([.H59]=&quot;&quot;; [.I59]; [.H59]) &amp;&quot;,&quot;&amp;[.I59]&amp;&quot;)&quot;)" office:value-type="string" office:string-value="PAIR(0x3F,0x3F)" calcext:value-type="string">
            <text:p>PAIR(0x3F,0x3F)</text:p>
          </table:table-cell>
          <table:table-cell table:style-name="ce71" table:formula="of:=IF(ISBLANK([.C59]); &quot;&quot;; &quot;case &quot;&amp;[.C59]&amp;&quot;: PROCESS(&quot;&amp;[.K59]&amp;&quot;); // &quot;&amp;[.E59]&amp;&quot;,&quot;&amp;[.F59])" office:value-type="string" office:string-value="case SYM_L: PROCESS(PAIR(0x3F,0x3F)); // ↔,⇔" calcext:value-type="string">
            <text:p>case SYM_L: PROCESS(PAIR(0x3F,0x3F)); // ↔,⇔</text:p>
          </table:table-cell>
          <table:table-cell/>
          <table:table-cell table:style-name="ce71" table:formula="of:=&quot;{&quot;&quot;name&quot;&quot;: &quot;&quot;&quot; &amp; [.C59] &amp; &quot;&quot;&quot;, &quot;&quot;title&quot;&quot;: &quot;&quot;&quot; &amp; [.C59] &amp; &quot;&quot;&quot;, &quot;&quot;shortName&quot;&quot;: &quot;&quot;&quot; &amp; [.E59] &amp; &quot;&quot;&quot;},&quot;" office:value-type="string" office:string-value="{&quot;name&quot;: &quot;SYM_L&quot;, &quot;title&quot;: &quot;SYM_L&quot;, &quot;shortName&quot;: &quot;↔&quot;}," calcext:value-type="string">
            <text:p>{"name": "SYM_L", "title": "SYM_L", "shortName": "↔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SCLN</text:p>
          </table:table-cell>
          <table:table-cell table:style-name="ce71" table:formula="of:=IF(AND(ISBLANK([.E60]) ; ISBLANK([.F60])); IFERROR(0/0); REPLACE([.B60]; 1; 3; [.$C$1]))" office:value-type="string" office:string-value="SYM_SCLN" calcext:value-type="string">
            <text:p>SYM_SCLN</text:p>
          </table:table-cell>
          <table:table-cell/>
          <table:table-cell table:style-name="ce55" table:formula="of:=HLOOKUP([.$B60]; [$Layout.$B$26:.$R$32];  [.E$4]; 0)" office:value-type="string" office:string-value="∴" calcext:value-type="string">
            <text:p>∴</text:p>
          </table:table-cell>
          <table:table-cell table:style-name="ce55" table:formula="of:=HLOOKUP([.$B60]; [$Layout.$B$26:.$R$32];  [.F$4]; 0)" office:value-type="float" office:value="0" calcext:value-type="float">
            <text:p/>
          </table:table-cell>
          <table:table-cell/>
          <table:table-cell table:style-name="ce72" table:formula="of:=IF(ISBLANK([.E60]); &quot;&quot;; &quot;0x&quot; &amp; DEC2HEX(CODE([.E60])))" office:value-type="string" office:string-value="0x3F" calcext:value-type="string">
            <text:p>0x3F</text:p>
          </table:table-cell>
          <table:table-cell table:style-name="ce72" table:formula="of:=IF(ISBLANK([.F60]); &quot;&quot;; &quot;0x&quot; &amp; DEC2HEX(CODE([.F60])))" office:value-type="string" office:string-value="0x30" calcext:value-type="string">
            <text:p>0x30</text:p>
          </table:table-cell>
          <table:table-cell/>
          <table:table-cell table:style-name="ce71" table:formula="of:=IF([.I60]=&quot;&quot;; [.H60]; &quot;PAIR(&quot;&amp;IF([.H60]=&quot;&quot;; [.I60]; [.H60]) &amp;&quot;,&quot;&amp;[.I60]&amp;&quot;)&quot;)" office:value-type="string" office:string-value="PAIR(0x3F,0x30)" calcext:value-type="string">
            <text:p>PAIR(0x3F,0x30)</text:p>
          </table:table-cell>
          <table:table-cell table:style-name="ce71" table:formula="of:=IF(ISBLANK([.C60]); &quot;&quot;; &quot;case &quot;&amp;[.C60]&amp;&quot;: PROCESS(&quot;&amp;[.K60]&amp;&quot;); // &quot;&amp;[.E60]&amp;&quot;,&quot;&amp;[.F60])" office:value-type="string" office:string-value="case SYM_SCLN: PROCESS(PAIR(0x3F,0x30)); // ∴,0" calcext:value-type="string">
            <text:p>case SYM_SCLN: PROCESS(PAIR(0x3F,0x30)); // ∴,0</text:p>
          </table:table-cell>
          <table:table-cell/>
          <table:table-cell table:style-name="ce71" table:formula="of:=&quot;{&quot;&quot;name&quot;&quot;: &quot;&quot;&quot; &amp; [.C60] &amp; &quot;&quot;&quot;, &quot;&quot;title&quot;&quot;: &quot;&quot;&quot; &amp; [.C60] &amp; &quot;&quot;&quot;, &quot;&quot;shortName&quot;&quot;: &quot;&quot;&quot; &amp; [.E60] &amp; &quot;&quot;&quot;},&quot;" office:value-type="string" office:string-value="{&quot;name&quot;: &quot;SYM_SCLN&quot;, &quot;title&quot;: &quot;SYM_SCLN&quot;, &quot;shortName&quot;: &quot;∴&quot;}," calcext:value-type="string">
            <text:p>{"name": "SYM_SCLN", "title": "SYM_SCLN", "shortName": "∴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QUOT</text:p>
          </table:table-cell>
          <table:table-cell table:style-name="ce71" table:formula="of:=IF(AND(ISBLANK([.E61]) ; ISBLANK([.F61])); IFERROR(0/0); REPLACE([.B61]; 1; 3; [.$C$1]))" office:value-type="string" office:string-value="SYM_QUOT" calcext:value-type="string">
            <text:p>SYM_QUOT</text:p>
          </table:table-cell>
          <table:table-cell/>
          <table:table-cell table:style-name="ce55" table:formula="of:=HLOOKUP([.$B61]; [$Layout.$B$26:.$R$32];  [.E$4]; 0)" office:value-type="float" office:value="0" calcext:value-type="float">
            <text:p/>
          </table:table-cell>
          <table:table-cell table:style-name="ce55" table:formula="of:=HLOOKUP([.$B61]; [$Layout.$B$26:.$R$32];  [.F$4]; 0)" office:value-type="float" office:value="0" calcext:value-type="float">
            <text:p/>
          </table:table-cell>
          <table:table-cell/>
          <table:table-cell table:style-name="ce72" table:formula="of:=IF(ISBLANK([.E61]); &quot;&quot;; &quot;0x&quot; &amp; DEC2HEX(CODE([.E61])))" office:value-type="string" office:string-value="0x30" calcext:value-type="string">
            <text:p>0x30</text:p>
          </table:table-cell>
          <table:table-cell table:style-name="ce72" table:formula="of:=IF(ISBLANK([.F61]); &quot;&quot;; &quot;0x&quot; &amp; DEC2HEX(CODE([.F61])))" office:value-type="string" office:string-value="0x30" calcext:value-type="string">
            <text:p>0x30</text:p>
          </table:table-cell>
          <table:table-cell/>
          <table:table-cell table:style-name="ce71" table:formula="of:=IF([.I61]=&quot;&quot;; [.H61]; &quot;PAIR(&quot;&amp;IF([.H61]=&quot;&quot;; [.I61]; [.H61]) &amp;&quot;,&quot;&amp;[.I61]&amp;&quot;)&quot;)" office:value-type="string" office:string-value="PAIR(0x30,0x30)" calcext:value-type="string">
            <text:p>PAIR(0x30,0x30)</text:p>
          </table:table-cell>
          <table:table-cell table:style-name="ce71" table:formula="of:=IF(ISBLANK([.C61]); &quot;&quot;; &quot;case &quot;&amp;[.C61]&amp;&quot;: PROCESS(&quot;&amp;[.K61]&amp;&quot;); // &quot;&amp;[.E61]&amp;&quot;,&quot;&amp;[.F61])" office:value-type="string" office:string-value="case SYM_QUOT: PROCESS(PAIR(0x30,0x30)); // 0,0" calcext:value-type="string">
            <text:p>case SYM_QUOT: PROCESS(PAIR(0x30,0x30)); // 0,0</text:p>
          </table:table-cell>
          <table:table-cell/>
          <table:table-cell table:style-name="ce71" table:formula="of:=&quot;{&quot;&quot;name&quot;&quot;: &quot;&quot;&quot; &amp; [.C61] &amp; &quot;&quot;&quot;, &quot;&quot;title&quot;&quot;: &quot;&quot;&quot; &amp; [.C61] &amp; &quot;&quot;&quot;, &quot;&quot;shortName&quot;&quot;: &quot;&quot;&quot; &amp; [.E61] &amp; &quot;&quot;&quot;},&quot;" office:value-type="string" office:string-value="{&quot;name&quot;: &quot;SYM_QUOT&quot;, &quot;title&quot;: &quot;SYM_QUOT&quot;, &quot;shortName&quot;: &quot;0&quot;}," calcext:value-type="string">
            <text:p>{"name": "SYM_QUOT", "title": "SYM_QUOT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ENT</text:p>
          </table:table-cell>
          <table:table-cell table:style-name="ce71" table:formula="of:=IF(AND(ISBLANK([.E62]) ; ISBLANK([.F62])); IFERROR(0/0); REPLACE([.B62]; 1; 3; [.$C$1]))" office:value-type="string" office:string-value="SYM_ENT" calcext:value-type="string">
            <text:p>SYM_ENT</text:p>
          </table:table-cell>
          <table:table-cell/>
          <table:table-cell table:style-name="ce55" table:formula="of:=HLOOKUP([.$B62]; [$Layout.$B$26:.$R$32];  [.E$4]; 0)" office:value-type="float" office:value="0" calcext:value-type="float">
            <text:p/>
          </table:table-cell>
          <table:table-cell table:style-name="ce55" table:formula="of:=HLOOKUP([.$B62]; [$Layout.$B$26:.$R$32];  [.F$4]; 0)" office:value-type="float" office:value="0" calcext:value-type="float">
            <text:p/>
          </table:table-cell>
          <table:table-cell/>
          <table:table-cell table:style-name="ce72" table:formula="of:=IF(ISBLANK([.E62]); &quot;&quot;; &quot;0x&quot; &amp; DEC2HEX(CODE([.E62])))" office:value-type="string" office:string-value="0x30" calcext:value-type="string">
            <text:p>0x30</text:p>
          </table:table-cell>
          <table:table-cell table:style-name="ce72" table:formula="of:=IF(ISBLANK([.F62]); &quot;&quot;; &quot;0x&quot; &amp; DEC2HEX(CODE([.F62])))" office:value-type="string" office:string-value="0x30" calcext:value-type="string">
            <text:p>0x30</text:p>
          </table:table-cell>
          <table:table-cell/>
          <table:table-cell table:style-name="ce71" table:formula="of:=IF([.I62]=&quot;&quot;; [.H62]; &quot;PAIR(&quot;&amp;IF([.H62]=&quot;&quot;; [.I62]; [.H62]) &amp;&quot;,&quot;&amp;[.I62]&amp;&quot;)&quot;)" office:value-type="string" office:string-value="PAIR(0x30,0x30)" calcext:value-type="string">
            <text:p>PAIR(0x30,0x30)</text:p>
          </table:table-cell>
          <table:table-cell table:style-name="ce71" table:formula="of:=IF(ISBLANK([.C62]); &quot;&quot;; &quot;case &quot;&amp;[.C62]&amp;&quot;: PROCESS(&quot;&amp;[.K62]&amp;&quot;); // &quot;&amp;[.E62]&amp;&quot;,&quot;&amp;[.F62])" office:value-type="string" office:string-value="case SYM_ENT: PROCESS(PAIR(0x30,0x30)); // 0,0" calcext:value-type="string">
            <text:p>case SYM_ENT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4</text:p>
          </table:table-cell>
          <table:table-cell table:style-name="ce71" table:formula="of:=IF(AND(ISBLANK([.E63]) ; ISBLANK([.F63])); IFERROR(0/0); REPLACE([.B63]; 1; 3; [.$C$1]))" office:value-type="string" office:string-value="SYM_P4" calcext:value-type="string">
            <text:p>SYM_P4</text:p>
          </table:table-cell>
          <table:table-cell/>
          <table:table-cell table:style-name="ce55" table:formula="of:=HLOOKUP([.$B63]; [$Layout.$B$26:.$R$32];  [.E$4]; 0)" office:value-type="string" office:string-value="⁴" calcext:value-type="string">
            <text:p>⁴</text:p>
          </table:table-cell>
          <table:table-cell table:style-name="ce55" table:formula="of:=HLOOKUP([.$B63]; [$Layout.$B$26:.$R$32];  [.F$4]; 0)" office:value-type="string" office:string-value="Ⅳ" calcext:value-type="string">
            <text:p>Ⅳ</text:p>
          </table:table-cell>
          <table:table-cell/>
          <table:table-cell table:style-name="ce72" table:formula="of:=IF(ISBLANK([.E63]); &quot;&quot;; &quot;0x&quot; &amp; DEC2HEX(CODE([.E63])))" office:value-type="string" office:string-value="0x3F" calcext:value-type="string">
            <text:p>0x3F</text:p>
          </table:table-cell>
          <table:table-cell table:style-name="ce72" table:formula="of:=IF(ISBLANK([.F63]); &quot;&quot;; &quot;0x&quot; &amp; DEC2HEX(CODE([.F63])))" office:value-type="string" office:string-value="0x3F" calcext:value-type="string">
            <text:p>0x3F</text:p>
          </table:table-cell>
          <table:table-cell/>
          <table:table-cell table:style-name="ce71" table:formula="of:=IF([.I63]=&quot;&quot;; [.H63]; &quot;PAIR(&quot;&amp;IF([.H63]=&quot;&quot;; [.I63]; [.H63]) &amp;&quot;,&quot;&amp;[.I63]&amp;&quot;)&quot;)" office:value-type="string" office:string-value="PAIR(0x3F,0x3F)" calcext:value-type="string">
            <text:p>PAIR(0x3F,0x3F)</text:p>
          </table:table-cell>
          <table:table-cell table:style-name="ce71" table:formula="of:=IF(ISBLANK([.C63]); &quot;&quot;; &quot;case &quot;&amp;[.C63]&amp;&quot;: PROCESS(&quot;&amp;[.K63]&amp;&quot;); // &quot;&amp;[.E63]&amp;&quot;,&quot;&amp;[.F63])" office:value-type="string" office:string-value="case SYM_P4: PROCESS(PAIR(0x3F,0x3F)); // ⁴,Ⅳ" calcext:value-type="string">
            <text:p>case SYM_P4: PROCESS(PAIR(0x3F,0x3F)); // ⁴,Ⅳ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5</text:p>
          </table:table-cell>
          <table:table-cell table:style-name="ce71" table:formula="of:=IF(AND(ISBLANK([.E64]) ; ISBLANK([.F64])); IFERROR(0/0); REPLACE([.B64]; 1; 3; [.$C$1]))" office:value-type="string" office:string-value="SYM_P5" calcext:value-type="string">
            <text:p>SYM_P5</text:p>
          </table:table-cell>
          <table:table-cell/>
          <table:table-cell table:style-name="ce55" table:formula="of:=HLOOKUP([.$B64]; [$Layout.$B$26:.$R$32];  [.E$4]; 0)" office:value-type="string" office:string-value="⁵" calcext:value-type="string">
            <text:p>⁵</text:p>
          </table:table-cell>
          <table:table-cell table:style-name="ce55" table:formula="of:=HLOOKUP([.$B64]; [$Layout.$B$26:.$R$32];  [.F$4]; 0)" office:value-type="string" office:string-value="Ⅴ" calcext:value-type="string">
            <text:p>Ⅴ</text:p>
          </table:table-cell>
          <table:table-cell/>
          <table:table-cell table:style-name="ce72" table:formula="of:=IF(ISBLANK([.E64]); &quot;&quot;; &quot;0x&quot; &amp; DEC2HEX(CODE([.E64])))" office:value-type="string" office:string-value="0x3F" calcext:value-type="string">
            <text:p>0x3F</text:p>
          </table:table-cell>
          <table:table-cell table:style-name="ce72" table:formula="of:=IF(ISBLANK([.F64]); &quot;&quot;; &quot;0x&quot; &amp; DEC2HEX(CODE([.F64])))" office:value-type="string" office:string-value="0x56" calcext:value-type="string">
            <text:p>0x56</text:p>
          </table:table-cell>
          <table:table-cell/>
          <table:table-cell table:style-name="ce71" table:formula="of:=IF([.I64]=&quot;&quot;; [.H64]; &quot;PAIR(&quot;&amp;IF([.H64]=&quot;&quot;; [.I64]; [.H64]) &amp;&quot;,&quot;&amp;[.I64]&amp;&quot;)&quot;)" office:value-type="string" office:string-value="PAIR(0x3F,0x56)" calcext:value-type="string">
            <text:p>PAIR(0x3F,0x56)</text:p>
          </table:table-cell>
          <table:table-cell table:style-name="ce71" table:formula="of:=IF(ISBLANK([.C64]); &quot;&quot;; &quot;case &quot;&amp;[.C64]&amp;&quot;: PROCESS(&quot;&amp;[.K64]&amp;&quot;); // &quot;&amp;[.E64]&amp;&quot;,&quot;&amp;[.F64])" office:value-type="string" office:string-value="case SYM_P5: PROCESS(PAIR(0x3F,0x56)); // ⁵,Ⅴ" calcext:value-type="string">
            <text:p>case SYM_P5: PROCESS(PAIR(0x3F,0x56)); // ⁵,Ⅴ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6</text:p>
          </table:table-cell>
          <table:table-cell table:style-name="ce71" table:formula="of:=IF(AND(ISBLANK([.E65]) ; ISBLANK([.F65])); IFERROR(0/0); REPLACE([.B65]; 1; 3; [.$C$1]))" office:value-type="string" office:string-value="SYM_P6" calcext:value-type="string">
            <text:p>SYM_P6</text:p>
          </table:table-cell>
          <table:table-cell/>
          <table:table-cell table:style-name="ce55" table:formula="of:=HLOOKUP([.$B65]; [$Layout.$B$26:.$R$32];  [.E$4]; 0)" office:value-type="string" office:string-value="⁶" calcext:value-type="string">
            <text:p>⁶</text:p>
          </table:table-cell>
          <table:table-cell table:style-name="ce55" table:formula="of:=HLOOKUP([.$B65]; [$Layout.$B$26:.$R$32];  [.F$4]; 0)" office:value-type="string" office:string-value="Ⅵ" calcext:value-type="string">
            <text:p>Ⅵ</text:p>
          </table:table-cell>
          <table:table-cell/>
          <table:table-cell table:style-name="ce72" table:formula="of:=IF(ISBLANK([.E65]); &quot;&quot;; &quot;0x&quot; &amp; DEC2HEX(CODE([.E65])))" office:value-type="string" office:string-value="0x3F" calcext:value-type="string">
            <text:p>0x3F</text:p>
          </table:table-cell>
          <table:table-cell table:style-name="ce72" table:formula="of:=IF(ISBLANK([.F65]); &quot;&quot;; &quot;0x&quot; &amp; DEC2HEX(CODE([.F65])))" office:value-type="string" office:string-value="0x3F" calcext:value-type="string">
            <text:p>0x3F</text:p>
          </table:table-cell>
          <table:table-cell/>
          <table:table-cell table:style-name="ce71" table:formula="of:=IF([.I65]=&quot;&quot;; [.H65]; &quot;PAIR(&quot;&amp;IF([.H65]=&quot;&quot;; [.I65]; [.H65]) &amp;&quot;,&quot;&amp;[.I65]&amp;&quot;)&quot;)" office:value-type="string" office:string-value="PAIR(0x3F,0x3F)" calcext:value-type="string">
            <text:p>PAIR(0x3F,0x3F)</text:p>
          </table:table-cell>
          <table:table-cell table:style-name="ce71" table:formula="of:=IF(ISBLANK([.C65]); &quot;&quot;; &quot;case &quot;&amp;[.C65]&amp;&quot;: PROCESS(&quot;&amp;[.K65]&amp;&quot;); // &quot;&amp;[.E65]&amp;&quot;,&quot;&amp;[.F65])" office:value-type="string" office:string-value="case SYM_P6: PROCESS(PAIR(0x3F,0x3F)); // ⁶,Ⅵ" calcext:value-type="string">
            <text:p>case SYM_P6: PROCESS(PAIR(0x3F,0x3F)); // ⁶,Ⅵ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PLS</text:p>
          </table:table-cell>
          <table:table-cell table:style-name="ce71" table:formula="of:=IF(AND(ISBLANK([.E66]) ; ISBLANK([.F66])); IFERROR(0/0); REPLACE([.B66]; 1; 3; [.$C$1]))" office:value-type="string" office:string-value="SYM_PPLS" calcext:value-type="string">
            <text:p>SYM_PPLS</text:p>
          </table:table-cell>
          <table:table-cell/>
          <table:table-cell table:style-name="ce55" table:formula="of:=HLOOKUP([.$B66]; [$Layout.$B$26:.$R$32];  [.E$4]; 0)" office:value-type="float" office:value="0" calcext:value-type="float">
            <text:p/>
          </table:table-cell>
          <table:table-cell table:style-name="ce55" table:formula="of:=HLOOKUP([.$B66]; [$Layout.$B$26:.$R$32];  [.F$4]; 0)" office:value-type="float" office:value="0" calcext:value-type="float">
            <text:p/>
          </table:table-cell>
          <table:table-cell/>
          <table:table-cell table:style-name="ce72" table:formula="of:=IF(ISBLANK([.E66]); &quot;&quot;; &quot;0x&quot; &amp; DEC2HEX(CODE([.E66])))" office:value-type="string" office:string-value="0x30" calcext:value-type="string">
            <text:p>0x30</text:p>
          </table:table-cell>
          <table:table-cell table:style-name="ce72" table:formula="of:=IF(ISBLANK([.F66]); &quot;&quot;; &quot;0x&quot; &amp; DEC2HEX(CODE([.F66])))" office:value-type="string" office:string-value="0x30" calcext:value-type="string">
            <text:p>0x30</text:p>
          </table:table-cell>
          <table:table-cell/>
          <table:table-cell table:style-name="ce71" table:formula="of:=IF([.I66]=&quot;&quot;; [.H66]; &quot;PAIR(&quot;&amp;IF([.H66]=&quot;&quot;; [.I66]; [.H66]) &amp;&quot;,&quot;&amp;[.I66]&amp;&quot;)&quot;)" office:value-type="string" office:string-value="PAIR(0x30,0x30)" calcext:value-type="string">
            <text:p>PAIR(0x30,0x30)</text:p>
          </table:table-cell>
          <table:table-cell table:style-name="ce71" table:formula="of:=IF(ISBLANK([.C66]); &quot;&quot;; &quot;case &quot;&amp;[.C66]&amp;&quot;: PROCESS(&quot;&amp;[.K66]&amp;&quot;); // &quot;&amp;[.E66]&amp;&quot;,&quot;&amp;[.F66])" office:value-type="string" office:string-value="case SYM_PPLS: PROCESS(PAIR(0x30,0x30)); // 0,0" calcext:value-type="string">
            <text:p>case SYM_PPLS: PROCESS(PAIR(0x30,0x30)); // 0,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67]) ; ISBLANK([.F67])); IFERROR(0/0); REPLACE([.B67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67]); &quot;&quot;; &quot;0x&quot; &amp; DEC2HEX(CODE([.E67])))">
            <text:p/>
          </table:table-cell>
          <table:table-cell table:style-name="ce72" table:formula="of:=IF(ISBLANK([.F67]); &quot;&quot;; &quot;0x&quot; &amp; DEC2HEX(CODE([.F67])))">
            <text:p/>
          </table:table-cell>
          <table:table-cell/>
          <table:table-cell table:style-name="ce71" table:formula="of:=IF([.I67]=&quot;&quot;; [.H67]; &quot;PAIR(&quot;&amp;IF([.H67]=&quot;&quot;; [.I67]; [.H67]) &amp;&quot;,&quot;&amp;[.I67]&amp;&quot;)&quot;)">
            <text:p/>
          </table:table-cell>
          <table:table-cell table:style-name="ce71" table:formula="of:=IF(ISBLANK([.C67]); &quot;&quot;; &quot;case &quot;&amp;[.C67]&amp;&quot;: PROCESS(&quot;&amp;[.K67]&amp;&quot;); // &quot;&amp;[.E67]&amp;&quot;,&quot;&amp;[.F67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ZXCV ROW</text:p>
          </table:table-cell>
          <table:table-cell table:style-name="ce71" table:formula="of:=IF(AND(ISBLANK([.E68]) ; ISBLANK([.F68])); IFERROR(0/0); REPLACE([.B68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2" table:formula="of:=IF(ISBLANK([.E68]); &quot;&quot;; &quot;0x&quot; &amp; DEC2HEX(CODE([.E68])))">
            <text:p/>
          </table:table-cell>
          <table:table-cell table:style-name="ce72" table:formula="of:=IF(ISBLANK([.F68]); &quot;&quot;; &quot;0x&quot; &amp; DEC2HEX(CODE([.F68])))">
            <text:p/>
          </table:table-cell>
          <table:table-cell/>
          <table:table-cell table:style-name="ce71" table:formula="of:=IF([.I68]=&quot;&quot;; [.H68]; &quot;PAIR(&quot;&amp;IF([.H68]=&quot;&quot;; [.I68]; [.H68]) &amp;&quot;,&quot;&amp;[.I68]&amp;&quot;)&quot;)">
            <text:p/>
          </table:table-cell>
          <table:table-cell table:style-name="ce71" table:formula="of:=IF(ISBLANK([.C68]); &quot;&quot;; &quot;case &quot;&amp;[.C68]&amp;&quot;: PROCESS(&quot;&amp;[.K68]&amp;&quot;); // &quot;&amp;[.E68]&amp;&quot;,&quot;&amp;[.F68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Z</text:p>
          </table:table-cell>
          <table:table-cell table:style-name="ce71" table:formula="of:=IF(AND(ISBLANK([.E69]) ; ISBLANK([.F69])); IFERROR(0/0); REPLACE([.B69]; 1; 3; [.$C$1]))" office:value-type="string" office:string-value="SYM_Z" calcext:value-type="string">
            <text:p>SYM_Z</text:p>
          </table:table-cell>
          <table:table-cell/>
          <table:table-cell table:style-name="ce55" table:formula="of:=HLOOKUP([.$B69]; [$Layout.$B$34:.$Q$40];  [.E$4]; 0)" office:value-type="string" office:string-value="⌊" calcext:value-type="string">
            <text:p>⌊</text:p>
          </table:table-cell>
          <table:table-cell table:style-name="ce55" table:formula="of:=HLOOKUP([.$B69]; [$Layout.$B$34:.$Q$40];  [.F$4]; 0)" office:value-type="string" office:string-value="⌋" calcext:value-type="string">
            <text:p>⌋</text:p>
          </table:table-cell>
          <table:table-cell/>
          <table:table-cell table:style-name="ce72" table:formula="of:=IF(ISBLANK([.E69]); &quot;&quot;; &quot;0x&quot; &amp; DEC2HEX(CODE([.E69])))" office:value-type="string" office:string-value="0x3F" calcext:value-type="string">
            <text:p>0x3F</text:p>
          </table:table-cell>
          <table:table-cell table:style-name="ce72" table:formula="of:=IF(ISBLANK([.F69]); &quot;&quot;; &quot;0x&quot; &amp; DEC2HEX(CODE([.F69])))" office:value-type="string" office:string-value="0x3F" calcext:value-type="string">
            <text:p>0x3F</text:p>
          </table:table-cell>
          <table:table-cell/>
          <table:table-cell table:style-name="ce71" table:formula="of:=IF([.I69]=&quot;&quot;; [.H69]; &quot;PAIR(&quot;&amp;IF([.H69]=&quot;&quot;; [.I69]; [.H69]) &amp;&quot;,&quot;&amp;[.I69]&amp;&quot;)&quot;)" office:value-type="string" office:string-value="PAIR(0x3F,0x3F)" calcext:value-type="string">
            <text:p>PAIR(0x3F,0x3F)</text:p>
          </table:table-cell>
          <table:table-cell table:style-name="ce71" table:formula="of:=IF(ISBLANK([.C69]); &quot;&quot;; &quot;case &quot;&amp;[.C69]&amp;&quot;: PROCESS(&quot;&amp;[.K69]&amp;&quot;); // &quot;&amp;[.E69]&amp;&quot;,&quot;&amp;[.F69])" office:value-type="string" office:string-value="case SYM_Z: PROCESS(PAIR(0x3F,0x3F)); // ⌊,⌋" calcext:value-type="string">
            <text:p>case SYM_Z: PROCESS(PAIR(0x3F,0x3F)); // ⌊,⌋</text:p>
          </table:table-cell>
          <table:table-cell/>
          <table:table-cell table:style-name="ce71" table:formula="of:=&quot;{&quot;&quot;name&quot;&quot;: &quot;&quot;&quot; &amp; [.C69] &amp; &quot;&quot;&quot;, &quot;&quot;title&quot;&quot;: &quot;&quot;&quot; &amp; [.C69] &amp; &quot;&quot;&quot;, &quot;&quot;shortName&quot;&quot;: &quot;&quot;&quot; &amp; [.E69] &amp; &quot;&quot;&quot;},&quot;" office:value-type="string" office:string-value="{&quot;name&quot;: &quot;SYM_Z&quot;, &quot;title&quot;: &quot;SYM_Z&quot;, &quot;shortName&quot;: &quot;⌊&quot;}," calcext:value-type="string">
            <text:p>{"name": "SYM_Z", "title": "SYM_Z", "shortName": "⌊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X</text:p>
          </table:table-cell>
          <table:table-cell table:style-name="ce71" table:formula="of:=IF(AND(ISBLANK([.E70]) ; ISBLANK([.F70])); IFERROR(0/0); REPLACE([.B70]; 1; 3; [.$C$1]))" office:value-type="string" office:string-value="SYM_X" calcext:value-type="string">
            <text:p>SYM_X</text:p>
          </table:table-cell>
          <table:table-cell/>
          <table:table-cell table:style-name="ce55" table:formula="of:=HLOOKUP([.$B70]; [$Layout.$B$34:.$Q$40];  [.E$4]; 0)" office:value-type="string" office:string-value="⌈" calcext:value-type="string">
            <text:p>⌈</text:p>
          </table:table-cell>
          <table:table-cell table:style-name="ce55" table:formula="of:=HLOOKUP([.$B70]; [$Layout.$B$34:.$Q$40];  [.F$4]; 0)" office:value-type="string" office:string-value="⌉" calcext:value-type="string">
            <text:p>⌉</text:p>
          </table:table-cell>
          <table:table-cell/>
          <table:table-cell table:style-name="ce72" table:formula="of:=IF(ISBLANK([.E70]); &quot;&quot;; &quot;0x&quot; &amp; DEC2HEX(CODE([.E70])))" office:value-type="string" office:string-value="0x3F" calcext:value-type="string">
            <text:p>0x3F</text:p>
          </table:table-cell>
          <table:table-cell table:style-name="ce72" table:formula="of:=IF(ISBLANK([.F70]); &quot;&quot;; &quot;0x&quot; &amp; DEC2HEX(CODE([.F70])))" office:value-type="string" office:string-value="0x3F" calcext:value-type="string">
            <text:p>0x3F</text:p>
          </table:table-cell>
          <table:table-cell/>
          <table:table-cell table:style-name="ce71" table:formula="of:=IF([.I70]=&quot;&quot;; [.H70]; &quot;PAIR(&quot;&amp;IF([.H70]=&quot;&quot;; [.I70]; [.H70]) &amp;&quot;,&quot;&amp;[.I70]&amp;&quot;)&quot;)" office:value-type="string" office:string-value="PAIR(0x3F,0x3F)" calcext:value-type="string">
            <text:p>PAIR(0x3F,0x3F)</text:p>
          </table:table-cell>
          <table:table-cell table:style-name="ce71" table:formula="of:=IF(ISBLANK([.C70]); &quot;&quot;; &quot;case &quot;&amp;[.C70]&amp;&quot;: PROCESS(&quot;&amp;[.K70]&amp;&quot;); // &quot;&amp;[.E70]&amp;&quot;,&quot;&amp;[.F70])" office:value-type="string" office:string-value="case SYM_X: PROCESS(PAIR(0x3F,0x3F)); // ⌈,⌉" calcext:value-type="string">
            <text:p>case SYM_X: PROCESS(PAIR(0x3F,0x3F)); // ⌈,⌉</text:p>
          </table:table-cell>
          <table:table-cell/>
          <table:table-cell table:style-name="ce71" table:formula="of:=&quot;{&quot;&quot;name&quot;&quot;: &quot;&quot;&quot; &amp; [.C70] &amp; &quot;&quot;&quot;, &quot;&quot;title&quot;&quot;: &quot;&quot;&quot; &amp; [.C70] &amp; &quot;&quot;&quot;, &quot;&quot;shortName&quot;&quot;: &quot;&quot;&quot; &amp; [.E70] &amp; &quot;&quot;&quot;},&quot;" office:value-type="string" office:string-value="{&quot;name&quot;: &quot;SYM_X&quot;, &quot;title&quot;: &quot;SYM_X&quot;, &quot;shortName&quot;: &quot;⌈&quot;}," calcext:value-type="string">
            <text:p>{"name": "SYM_X", "title": "SYM_X", "shortName": "⌈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C</text:p>
          </table:table-cell>
          <table:table-cell table:style-name="ce71" table:formula="of:=IF(AND(ISBLANK([.E71]) ; ISBLANK([.F71])); IFERROR(0/0); REPLACE([.B71]; 1; 3; [.$C$1]))" office:value-type="string" office:string-value="SYM_C" calcext:value-type="string">
            <text:p>SYM_C</text:p>
          </table:table-cell>
          <table:table-cell/>
          <table:table-cell table:style-name="ce55" table:formula="of:=HLOOKUP([.$B71]; [$Layout.$B$34:.$Q$40];  [.E$4]; 0)" office:value-type="string" office:string-value="≠" calcext:value-type="string">
            <text:p>≠</text:p>
          </table:table-cell>
          <table:table-cell table:style-name="ce55" table:formula="of:=HLOOKUP([.$B71]; [$Layout.$B$34:.$Q$40];  [.F$4]; 0)" office:value-type="string" office:string-value="©" calcext:value-type="string">
            <text:p>©</text:p>
          </table:table-cell>
          <table:table-cell/>
          <table:table-cell table:style-name="ce72" table:formula="of:=IF(ISBLANK([.E71]); &quot;&quot;; &quot;0x&quot; &amp; DEC2HEX(CODE([.E71])))" office:value-type="string" office:string-value="0x3F" calcext:value-type="string">
            <text:p>0x3F</text:p>
          </table:table-cell>
          <table:table-cell table:style-name="ce72" table:formula="of:=IF(ISBLANK([.F71]); &quot;&quot;; &quot;0x&quot; &amp; DEC2HEX(CODE([.F71])))" office:value-type="string" office:string-value="0xA9" calcext:value-type="string">
            <text:p>0xA9</text:p>
          </table:table-cell>
          <table:table-cell/>
          <table:table-cell table:style-name="ce71" table:formula="of:=IF([.I71]=&quot;&quot;; [.H71]; &quot;PAIR(&quot;&amp;IF([.H71]=&quot;&quot;; [.I71]; [.H71]) &amp;&quot;,&quot;&amp;[.I71]&amp;&quot;)&quot;)" office:value-type="string" office:string-value="PAIR(0x3F,0xA9)" calcext:value-type="string">
            <text:p>PAIR(0x3F,0xA9)</text:p>
          </table:table-cell>
          <table:table-cell table:style-name="ce71" table:formula="of:=IF(ISBLANK([.C71]); &quot;&quot;; &quot;case &quot;&amp;[.C71]&amp;&quot;: PROCESS(&quot;&amp;[.K71]&amp;&quot;); // &quot;&amp;[.E71]&amp;&quot;,&quot;&amp;[.F71])" office:value-type="string" office:string-value="case SYM_C: PROCESS(PAIR(0x3F,0xA9)); // ≠,©" calcext:value-type="string">
            <text:p>case SYM_C: PROCESS(PAIR(0x3F,0xA9)); // ≠,©</text:p>
          </table:table-cell>
          <table:table-cell/>
          <table:table-cell table:style-name="ce71" table:formula="of:=&quot;{&quot;&quot;name&quot;&quot;: &quot;&quot;&quot; &amp; [.C71] &amp; &quot;&quot;&quot;, &quot;&quot;title&quot;&quot;: &quot;&quot;&quot; &amp; [.C71] &amp; &quot;&quot;&quot;, &quot;&quot;shortName&quot;&quot;: &quot;&quot;&quot; &amp; [.E71] &amp; &quot;&quot;&quot;},&quot;" office:value-type="string" office:string-value="{&quot;name&quot;: &quot;SYM_C&quot;, &quot;title&quot;: &quot;SYM_C&quot;, &quot;shortName&quot;: &quot;≠&quot;}," calcext:value-type="string">
            <text:p>{"name": "SYM_C", "title": "SYM_C", "shortName": "≠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V</text:p>
          </table:table-cell>
          <table:table-cell table:style-name="ce71" table:formula="of:=IF(AND(ISBLANK([.E72]) ; ISBLANK([.F72])); IFERROR(0/0); REPLACE([.B72]; 1; 3; [.$C$1]))" office:value-type="string" office:string-value="SYM_V" calcext:value-type="string">
            <text:p>SYM_V</text:p>
          </table:table-cell>
          <table:table-cell/>
          <table:table-cell table:style-name="ce55" table:formula="of:=HLOOKUP([.$B72]; [$Layout.$B$34:.$Q$40];  [.E$4]; 0)" office:value-type="string" office:string-value="≃" calcext:value-type="string">
            <text:p>≃</text:p>
          </table:table-cell>
          <table:table-cell table:style-name="ce55" table:formula="of:=HLOOKUP([.$B72]; [$Layout.$B$34:.$Q$40];  [.F$4]; 0)" office:value-type="string" office:string-value="≈" calcext:value-type="string">
            <text:p>≈</text:p>
          </table:table-cell>
          <table:table-cell/>
          <table:table-cell table:style-name="ce72" table:formula="of:=IF(ISBLANK([.E72]); &quot;&quot;; &quot;0x&quot; &amp; DEC2HEX(CODE([.E72])))" office:value-type="string" office:string-value="0x3F" calcext:value-type="string">
            <text:p>0x3F</text:p>
          </table:table-cell>
          <table:table-cell table:style-name="ce72" table:formula="of:=IF(ISBLANK([.F72]); &quot;&quot;; &quot;0x&quot; &amp; DEC2HEX(CODE([.F72])))" office:value-type="string" office:string-value="0x3F" calcext:value-type="string">
            <text:p>0x3F</text:p>
          </table:table-cell>
          <table:table-cell/>
          <table:table-cell table:style-name="ce71" table:formula="of:=IF([.I72]=&quot;&quot;; [.H72]; &quot;PAIR(&quot;&amp;IF([.H72]=&quot;&quot;; [.I72]; [.H72]) &amp;&quot;,&quot;&amp;[.I72]&amp;&quot;)&quot;)" office:value-type="string" office:string-value="PAIR(0x3F,0x3F)" calcext:value-type="string">
            <text:p>PAIR(0x3F,0x3F)</text:p>
          </table:table-cell>
          <table:table-cell table:style-name="ce71" table:formula="of:=IF(ISBLANK([.C72]); &quot;&quot;; &quot;case &quot;&amp;[.C72]&amp;&quot;: PROCESS(&quot;&amp;[.K72]&amp;&quot;); // &quot;&amp;[.E72]&amp;&quot;,&quot;&amp;[.F72])" office:value-type="string" office:string-value="case SYM_V: PROCESS(PAIR(0x3F,0x3F)); // ≃,≈" calcext:value-type="string">
            <text:p>case SYM_V: PROCESS(PAIR(0x3F,0x3F)); // ≃,≈</text:p>
          </table:table-cell>
          <table:table-cell/>
          <table:table-cell table:style-name="ce71" table:formula="of:=&quot;{&quot;&quot;name&quot;&quot;: &quot;&quot;&quot; &amp; [.C72] &amp; &quot;&quot;&quot;, &quot;&quot;title&quot;&quot;: &quot;&quot;&quot; &amp; [.C72] &amp; &quot;&quot;&quot;, &quot;&quot;shortName&quot;&quot;: &quot;&quot;&quot; &amp; [.E72] &amp; &quot;&quot;&quot;},&quot;" office:value-type="string" office:string-value="{&quot;name&quot;: &quot;SYM_V&quot;, &quot;title&quot;: &quot;SYM_V&quot;, &quot;shortName&quot;: &quot;≃&quot;}," calcext:value-type="string">
            <text:p>{"name": "SYM_V", "title": "SYM_V", "shortName": "≃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B</text:p>
          </table:table-cell>
          <table:table-cell table:style-name="ce71" table:formula="of:=IF(AND(ISBLANK([.E73]) ; ISBLANK([.F73])); IFERROR(0/0); REPLACE([.B73]; 1; 3; [.$C$1]))" office:value-type="string" office:string-value="SYM_B" calcext:value-type="string">
            <text:p>SYM_B</text:p>
          </table:table-cell>
          <table:table-cell/>
          <table:table-cell table:style-name="ce55" table:formula="of:=HLOOKUP([.$B73]; [$Layout.$B$34:.$Q$40];  [.E$4]; 0)" office:value-type="string" office:string-value="≡" calcext:value-type="string">
            <text:p>≡</text:p>
          </table:table-cell>
          <table:table-cell table:style-name="ce55" table:formula="of:=HLOOKUP([.$B73]; [$Layout.$B$34:.$Q$40];  [.F$4]; 0)" office:value-type="float" office:value="0" calcext:value-type="float">
            <text:p/>
          </table:table-cell>
          <table:table-cell/>
          <table:table-cell table:style-name="ce72" table:formula="of:=IF(ISBLANK([.E73]); &quot;&quot;; &quot;0x&quot; &amp; DEC2HEX(CODE([.E73])))" office:value-type="string" office:string-value="0x3F" calcext:value-type="string">
            <text:p>0x3F</text:p>
          </table:table-cell>
          <table:table-cell table:style-name="ce72" table:formula="of:=IF(ISBLANK([.F73]); &quot;&quot;; &quot;0x&quot; &amp; DEC2HEX(CODE([.F73])))" office:value-type="string" office:string-value="0x30" calcext:value-type="string">
            <text:p>0x30</text:p>
          </table:table-cell>
          <table:table-cell/>
          <table:table-cell table:style-name="ce71" table:formula="of:=IF([.I73]=&quot;&quot;; [.H73]; &quot;PAIR(&quot;&amp;IF([.H73]=&quot;&quot;; [.I73]; [.H73]) &amp;&quot;,&quot;&amp;[.I73]&amp;&quot;)&quot;)" office:value-type="string" office:string-value="PAIR(0x3F,0x30)" calcext:value-type="string">
            <text:p>PAIR(0x3F,0x30)</text:p>
          </table:table-cell>
          <table:table-cell table:style-name="ce71" table:formula="of:=IF(ISBLANK([.C73]); &quot;&quot;; &quot;case &quot;&amp;[.C73]&amp;&quot;: PROCESS(&quot;&amp;[.K73]&amp;&quot;); // &quot;&amp;[.E73]&amp;&quot;,&quot;&amp;[.F73])" office:value-type="string" office:string-value="case SYM_B: PROCESS(PAIR(0x3F,0x30)); // ≡,0" calcext:value-type="string">
            <text:p>case SYM_B: PROCESS(PAIR(0x3F,0x30)); // ≡,0</text:p>
          </table:table-cell>
          <table:table-cell/>
          <table:table-cell table:style-name="ce71" table:formula="of:=&quot;{&quot;&quot;name&quot;&quot;: &quot;&quot;&quot; &amp; [.C73] &amp; &quot;&quot;&quot;, &quot;&quot;title&quot;&quot;: &quot;&quot;&quot; &amp; [.C73] &amp; &quot;&quot;&quot;, &quot;&quot;shortName&quot;&quot;: &quot;&quot;&quot; &amp; [.E73] &amp; &quot;&quot;&quot;},&quot;" office:value-type="string" office:string-value="{&quot;name&quot;: &quot;SYM_B&quot;, &quot;title&quot;: &quot;SYM_B&quot;, &quot;shortName&quot;: &quot;≡&quot;}," calcext:value-type="string">
            <text:p>{"name": "SYM_B", "title": "SYM_B", "shortName": "≡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N</text:p>
          </table:table-cell>
          <table:table-cell table:style-name="ce71" table:formula="of:=IF(AND(ISBLANK([.E74]) ; ISBLANK([.F74])); IFERROR(0/0); REPLACE([.B74]; 1; 3; [.$C$1]))" office:value-type="string" office:string-value="SYM_N" calcext:value-type="string">
            <text:p>SYM_N</text:p>
          </table:table-cell>
          <table:table-cell/>
          <table:table-cell table:style-name="ce55" table:formula="of:=HLOOKUP([.$B74]; [$Layout.$B$34:.$Q$40];  [.E$4]; 0)" office:value-type="float" office:value="0" calcext:value-type="float">
            <text:p/>
          </table:table-cell>
          <table:table-cell table:style-name="ce55" table:formula="of:=HLOOKUP([.$B74]; [$Layout.$B$34:.$Q$40];  [.F$4]; 0)" office:value-type="float" office:value="0" calcext:value-type="float">
            <text:p/>
          </table:table-cell>
          <table:table-cell/>
          <table:table-cell table:style-name="ce72" table:formula="of:=IF(ISBLANK([.E74]); &quot;&quot;; &quot;0x&quot; &amp; DEC2HEX(CODE([.E74])))" office:value-type="string" office:string-value="0x30" calcext:value-type="string">
            <text:p>0x30</text:p>
          </table:table-cell>
          <table:table-cell table:style-name="ce72" table:formula="of:=IF(ISBLANK([.F74]); &quot;&quot;; &quot;0x&quot; &amp; DEC2HEX(CODE([.F74])))" office:value-type="string" office:string-value="0x30" calcext:value-type="string">
            <text:p>0x30</text:p>
          </table:table-cell>
          <table:table-cell/>
          <table:table-cell table:style-name="ce71" table:formula="of:=IF([.I74]=&quot;&quot;; [.H74]; &quot;PAIR(&quot;&amp;IF([.H74]=&quot;&quot;; [.I74]; [.H74]) &amp;&quot;,&quot;&amp;[.I74]&amp;&quot;)&quot;)" office:value-type="string" office:string-value="PAIR(0x30,0x30)" calcext:value-type="string">
            <text:p>PAIR(0x30,0x30)</text:p>
          </table:table-cell>
          <table:table-cell table:style-name="ce71" table:formula="of:=IF(ISBLANK([.C74]); &quot;&quot;; &quot;case &quot;&amp;[.C74]&amp;&quot;: PROCESS(&quot;&amp;[.K74]&amp;&quot;); // &quot;&amp;[.E74]&amp;&quot;,&quot;&amp;[.F74])" office:value-type="string" office:string-value="case SYM_N: PROCESS(PAIR(0x30,0x30)); // 0,0" calcext:value-type="string">
            <text:p>case SYM_N: PROCESS(PAIR(0x30,0x30)); // 0,0</text:p>
          </table:table-cell>
          <table:table-cell/>
          <table:table-cell table:style-name="ce71" table:formula="of:=&quot;{&quot;&quot;name&quot;&quot;: &quot;&quot;&quot; &amp; [.C74] &amp; &quot;&quot;&quot;, &quot;&quot;title&quot;&quot;: &quot;&quot;&quot; &amp; [.C74] &amp; &quot;&quot;&quot;, &quot;&quot;shortName&quot;&quot;: &quot;&quot;&quot; &amp; [.E74] &amp; &quot;&quot;&quot;},&quot;" office:value-type="string" office:string-value="{&quot;name&quot;: &quot;SYM_N&quot;, &quot;title&quot;: &quot;SYM_N&quot;, &quot;shortName&quot;: &quot;0&quot;}," calcext:value-type="string">
            <text:p>{"name": "SYM_N", "title": "SYM_N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M</text:p>
          </table:table-cell>
          <table:table-cell table:style-name="ce71" table:formula="of:=IF(AND(ISBLANK([.E75]) ; ISBLANK([.F75])); IFERROR(0/0); REPLACE([.B75]; 1; 3; [.$C$1]))" office:value-type="string" office:string-value="SYM_M" calcext:value-type="string">
            <text:p>SYM_M</text:p>
          </table:table-cell>
          <table:table-cell/>
          <table:table-cell table:style-name="ce55" table:formula="of:=HLOOKUP([.$B75]; [$Layout.$B$34:.$Q$40];  [.E$4]; 0)" office:value-type="float" office:value="0" calcext:value-type="float">
            <text:p/>
          </table:table-cell>
          <table:table-cell table:style-name="ce55" table:formula="of:=HLOOKUP([.$B75]; [$Layout.$B$34:.$Q$40];  [.F$4]; 0)" office:value-type="float" office:value="0" calcext:value-type="float">
            <text:p/>
          </table:table-cell>
          <table:table-cell/>
          <table:table-cell table:style-name="ce72" table:formula="of:=IF(ISBLANK([.E75]); &quot;&quot;; &quot;0x&quot; &amp; DEC2HEX(CODE([.E75])))" office:value-type="string" office:string-value="0x30" calcext:value-type="string">
            <text:p>0x30</text:p>
          </table:table-cell>
          <table:table-cell table:style-name="ce72" table:formula="of:=IF(ISBLANK([.F75]); &quot;&quot;; &quot;0x&quot; &amp; DEC2HEX(CODE([.F75])))" office:value-type="string" office:string-value="0x30" calcext:value-type="string">
            <text:p>0x30</text:p>
          </table:table-cell>
          <table:table-cell/>
          <table:table-cell table:style-name="ce71" table:formula="of:=IF([.I75]=&quot;&quot;; [.H75]; &quot;PAIR(&quot;&amp;IF([.H75]=&quot;&quot;; [.I75]; [.H75]) &amp;&quot;,&quot;&amp;[.I75]&amp;&quot;)&quot;)" office:value-type="string" office:string-value="PAIR(0x30,0x30)" calcext:value-type="string">
            <text:p>PAIR(0x30,0x30)</text:p>
          </table:table-cell>
          <table:table-cell table:style-name="ce71" table:formula="of:=IF(ISBLANK([.C75]); &quot;&quot;; &quot;case &quot;&amp;[.C75]&amp;&quot;: PROCESS(&quot;&amp;[.K75]&amp;&quot;); // &quot;&amp;[.E75]&amp;&quot;,&quot;&amp;[.F75])" office:value-type="string" office:string-value="case SYM_M: PROCESS(PAIR(0x30,0x30)); // 0,0" calcext:value-type="string">
            <text:p>case SYM_M: PROCESS(PAIR(0x30,0x30)); // 0,0</text:p>
          </table:table-cell>
          <table:table-cell/>
          <table:table-cell table:style-name="ce71" table:formula="of:=&quot;{&quot;&quot;name&quot;&quot;: &quot;&quot;&quot; &amp; [.C75] &amp; &quot;&quot;&quot;, &quot;&quot;title&quot;&quot;: &quot;&quot;&quot; &amp; [.C75] &amp; &quot;&quot;&quot;, &quot;&quot;shortName&quot;&quot;: &quot;&quot;&quot; &amp; [.E75] &amp; &quot;&quot;&quot;},&quot;" office:value-type="string" office:string-value="{&quot;name&quot;: &quot;SYM_M&quot;, &quot;title&quot;: &quot;SYM_M&quot;, &quot;shortName&quot;: &quot;0&quot;}," calcext:value-type="string">
            <text:p>{"name": "SYM_M", "title": "SYM_M", "shortName": "0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COMM</text:p>
          </table:table-cell>
          <table:table-cell table:style-name="ce71" table:formula="of:=IF(AND(ISBLANK([.E76]) ; ISBLANK([.F76])); IFERROR(0/0); REPLACE([.B76]; 1; 3; [.$C$1]))" office:value-type="string" office:string-value="SYM_COMM" calcext:value-type="string">
            <text:p>SYM_COMM</text:p>
          </table:table-cell>
          <table:table-cell/>
          <table:table-cell table:style-name="ce55" table:formula="of:=HLOOKUP([.$B76]; [$Layout.$B$34:.$Q$40];  [.E$4]; 0)" office:value-type="string" office:string-value="≤" calcext:value-type="string">
            <text:p>≤</text:p>
          </table:table-cell>
          <table:table-cell table:style-name="ce55" table:formula="of:=HLOOKUP([.$B76]; [$Layout.$B$34:.$Q$40];  [.F$4]; 0)" office:value-type="string" office:string-value="≲" calcext:value-type="string">
            <text:p>≲</text:p>
          </table:table-cell>
          <table:table-cell/>
          <table:table-cell table:style-name="ce72" table:formula="of:=IF(ISBLANK([.E76]); &quot;&quot;; &quot;0x&quot; &amp; DEC2HEX(CODE([.E76])))" office:value-type="string" office:string-value="0x3F" calcext:value-type="string">
            <text:p>0x3F</text:p>
          </table:table-cell>
          <table:table-cell table:style-name="ce72" table:formula="of:=IF(ISBLANK([.F76]); &quot;&quot;; &quot;0x&quot; &amp; DEC2HEX(CODE([.F76])))" office:value-type="string" office:string-value="0x3F" calcext:value-type="string">
            <text:p>0x3F</text:p>
          </table:table-cell>
          <table:table-cell/>
          <table:table-cell table:style-name="ce71" table:formula="of:=IF([.I76]=&quot;&quot;; [.H76]; &quot;PAIR(&quot;&amp;IF([.H76]=&quot;&quot;; [.I76]; [.H76]) &amp;&quot;,&quot;&amp;[.I76]&amp;&quot;)&quot;)" office:value-type="string" office:string-value="PAIR(0x3F,0x3F)" calcext:value-type="string">
            <text:p>PAIR(0x3F,0x3F)</text:p>
          </table:table-cell>
          <table:table-cell table:style-name="ce71" table:formula="of:=IF(ISBLANK([.C76]); &quot;&quot;; &quot;case &quot;&amp;[.C76]&amp;&quot;: PROCESS(&quot;&amp;[.K76]&amp;&quot;); // &quot;&amp;[.E76]&amp;&quot;,&quot;&amp;[.F76])" office:value-type="string" office:string-value="case SYM_COMM: PROCESS(PAIR(0x3F,0x3F)); // ≤,≲" calcext:value-type="string">
            <text:p>case SYM_COMM: PROCESS(PAIR(0x3F,0x3F)); // ≤,≲</text:p>
          </table:table-cell>
          <table:table-cell/>
          <table:table-cell table:style-name="ce71" table:formula="of:=&quot;{&quot;&quot;name&quot;&quot;: &quot;&quot;&quot; &amp; [.C76] &amp; &quot;&quot;&quot;, &quot;&quot;title&quot;&quot;: &quot;&quot;&quot; &amp; [.C76] &amp; &quot;&quot;&quot;, &quot;&quot;shortName&quot;&quot;: &quot;&quot;&quot; &amp; [.E76] &amp; &quot;&quot;&quot;},&quot;" office:value-type="string" office:string-value="{&quot;name&quot;: &quot;SYM_COMM&quot;, &quot;title&quot;: &quot;SYM_COMM&quot;, &quot;shortName&quot;: &quot;≤&quot;}," calcext:value-type="string">
            <text:p>{"name": "SYM_COMM", "title": "SYM_COMM", "shortName": "≤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DOT</text:p>
          </table:table-cell>
          <table:table-cell table:style-name="ce71" table:formula="of:=IF(AND(ISBLANK([.E77]) ; ISBLANK([.F77])); IFERROR(0/0); REPLACE([.B77]; 1; 3; [.$C$1]))" office:value-type="string" office:string-value="SYM_DOT" calcext:value-type="string">
            <text:p>SYM_DOT</text:p>
          </table:table-cell>
          <table:table-cell/>
          <table:table-cell table:style-name="ce55" table:formula="of:=HLOOKUP([.$B77]; [$Layout.$B$34:.$Q$40];  [.E$4]; 0)" office:value-type="string" office:string-value="≥" calcext:value-type="string">
            <text:p>≥</text:p>
          </table:table-cell>
          <table:table-cell table:style-name="ce55" table:formula="of:=HLOOKUP([.$B77]; [$Layout.$B$34:.$Q$40];  [.F$4]; 0)" office:value-type="string" office:string-value="≳" calcext:value-type="string">
            <text:p>≳</text:p>
          </table:table-cell>
          <table:table-cell/>
          <table:table-cell table:style-name="ce72" table:formula="of:=IF(ISBLANK([.E77]); &quot;&quot;; &quot;0x&quot; &amp; DEC2HEX(CODE([.E77])))" office:value-type="string" office:string-value="0x3F" calcext:value-type="string">
            <text:p>0x3F</text:p>
          </table:table-cell>
          <table:table-cell table:style-name="ce72" table:formula="of:=IF(ISBLANK([.F77]); &quot;&quot;; &quot;0x&quot; &amp; DEC2HEX(CODE([.F77])))" office:value-type="string" office:string-value="0x3F" calcext:value-type="string">
            <text:p>0x3F</text:p>
          </table:table-cell>
          <table:table-cell/>
          <table:table-cell table:style-name="ce71" table:formula="of:=IF([.I77]=&quot;&quot;; [.H77]; &quot;PAIR(&quot;&amp;IF([.H77]=&quot;&quot;; [.I77]; [.H77]) &amp;&quot;,&quot;&amp;[.I77]&amp;&quot;)&quot;)" office:value-type="string" office:string-value="PAIR(0x3F,0x3F)" calcext:value-type="string">
            <text:p>PAIR(0x3F,0x3F)</text:p>
          </table:table-cell>
          <table:table-cell table:style-name="ce71" table:formula="of:=IF(ISBLANK([.C77]); &quot;&quot;; &quot;case &quot;&amp;[.C77]&amp;&quot;: PROCESS(&quot;&amp;[.K77]&amp;&quot;); // &quot;&amp;[.E77]&amp;&quot;,&quot;&amp;[.F77])" office:value-type="string" office:string-value="case SYM_DOT: PROCESS(PAIR(0x3F,0x3F)); // ≥,≳" calcext:value-type="string">
            <text:p>case SYM_DOT: PROCESS(PAIR(0x3F,0x3F)); // ≥,≳</text:p>
          </table:table-cell>
          <table:table-cell/>
          <table:table-cell table:style-name="ce71" table:formula="of:=&quot;{&quot;&quot;name&quot;&quot;: &quot;&quot;&quot; &amp; [.C77] &amp; &quot;&quot;&quot;, &quot;&quot;title&quot;&quot;: &quot;&quot;&quot; &amp; [.C77] &amp; &quot;&quot;&quot;, &quot;&quot;shortName&quot;&quot;: &quot;&quot;&quot; &amp; [.E77] &amp; &quot;&quot;&quot;},&quot;" office:value-type="string" office:string-value="{&quot;name&quot;: &quot;SYM_DOT&quot;, &quot;title&quot;: &quot;SYM_DOT&quot;, &quot;shortName&quot;: &quot;≥&quot;}," calcext:value-type="string">
            <text:p>{"name": "SYM_DOT", "title": "SYM_DOT", "shortName": "≥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SLSH</text:p>
          </table:table-cell>
          <table:table-cell table:style-name="ce71" table:formula="of:=IF(AND(ISBLANK([.E78]) ; ISBLANK([.F78])); IFERROR(0/0); REPLACE([.B78]; 1; 3; [.$C$1]))" office:value-type="string" office:string-value="SYM_SLSH" calcext:value-type="string">
            <text:p>SYM_SLSH</text:p>
          </table:table-cell>
          <table:table-cell/>
          <table:table-cell table:style-name="ce55" table:formula="of:=HLOOKUP([.$B78]; [$Layout.$B$34:.$Q$40];  [.E$4]; 0)" office:value-type="string" office:string-value="¿" calcext:value-type="string">
            <text:p>¿</text:p>
          </table:table-cell>
          <table:table-cell table:style-name="ce55" table:formula="of:=HLOOKUP([.$B78]; [$Layout.$B$34:.$Q$40];  [.F$4]; 0)" office:value-type="string" office:string-value="‽" calcext:value-type="string">
            <text:p>‽</text:p>
          </table:table-cell>
          <table:table-cell/>
          <table:table-cell table:style-name="ce72" table:formula="of:=IF(ISBLANK([.E78]); &quot;&quot;; &quot;0x&quot; &amp; DEC2HEX(CODE([.E78])))" office:value-type="string" office:string-value="0xBF" calcext:value-type="string">
            <text:p>0xBF</text:p>
          </table:table-cell>
          <table:table-cell table:style-name="ce72" table:formula="of:=IF(ISBLANK([.F78]); &quot;&quot;; &quot;0x&quot; &amp; DEC2HEX(CODE([.F78])))" office:value-type="string" office:string-value="0x3F" calcext:value-type="string">
            <text:p>0x3F</text:p>
          </table:table-cell>
          <table:table-cell/>
          <table:table-cell table:style-name="ce71" table:formula="of:=IF([.I78]=&quot;&quot;; [.H78]; &quot;PAIR(&quot;&amp;IF([.H78]=&quot;&quot;; [.I78]; [.H78]) &amp;&quot;,&quot;&amp;[.I78]&amp;&quot;)&quot;)" office:value-type="string" office:string-value="PAIR(0xBF,0x3F)" calcext:value-type="string">
            <text:p>PAIR(0xBF,0x3F)</text:p>
          </table:table-cell>
          <table:table-cell table:style-name="ce71" table:formula="of:=IF(ISBLANK([.C78]); &quot;&quot;; &quot;case &quot;&amp;[.C78]&amp;&quot;: PROCESS(&quot;&amp;[.K78]&amp;&quot;); // &quot;&amp;[.E78]&amp;&quot;,&quot;&amp;[.F78])" office:value-type="string" office:string-value="case SYM_SLSH: PROCESS(PAIR(0xBF,0x3F)); // ¿,‽" calcext:value-type="string">
            <text:p>case SYM_SLSH: PROCESS(PAIR(0xBF,0x3F)); // ¿,‽</text:p>
          </table:table-cell>
          <table:table-cell/>
          <table:table-cell table:style-name="ce71" table:formula="of:=&quot;{&quot;&quot;name&quot;&quot;: &quot;&quot;&quot; &amp; [.C78] &amp; &quot;&quot;&quot;, &quot;&quot;title&quot;&quot;: &quot;&quot;&quot; &amp; [.C78] &amp; &quot;&quot;&quot;, &quot;&quot;shortName&quot;&quot;: &quot;&quot;&quot; &amp; [.E78] &amp; &quot;&quot;&quot;},&quot;" office:value-type="string" office:string-value="{&quot;name&quot;: &quot;SYM_SLSH&quot;, &quot;title&quot;: &quot;SYM_SLSH&quot;, &quot;shortName&quot;: &quot;¿&quot;}," calcext:value-type="string">
            <text:p>{"name": "SYM_SLSH", "title": "SYM_SLSH", "shortName": "¿"},</text:p>
          </table:table-cell>
          <table:table-cell table:number-columns-repeated="1010"/>
        </table:table-row>
        <table:table-row table:style-name="ro1">
          <table:table-cell/>
          <table:table-cell table:style-name="ce57" office:value-type="string" calcext:value-type="string">
            <text:p>KC_RSFT</text:p>
          </table:table-cell>
          <table:table-cell table:style-name="ce71" table:formula="of:=IF(AND(ISBLANK([.E79]) ; ISBLANK([.F79])); IFERROR(0/0); REPLACE([.B79]; 1; 3; [.$C$1]))" office:value-type="string" office:string-value="SYM_RSFT" calcext:value-type="string">
            <text:p>SYM_RSFT</text:p>
          </table:table-cell>
          <table:table-cell/>
          <table:table-cell table:style-name="ce55" table:formula="of:=HLOOKUP([.$B79]; [$Layout.$B$34:.$Q$40];  [.E$4]; 0)" office:value-type="float" office:value="0" calcext:value-type="float">
            <text:p/>
          </table:table-cell>
          <table:table-cell table:style-name="ce55" table:formula="of:=HLOOKUP([.$B79]; [$Layout.$B$34:.$Q$40];  [.F$4]; 0)" office:value-type="float" office:value="0" calcext:value-type="float">
            <text:p/>
          </table:table-cell>
          <table:table-cell/>
          <table:table-cell table:style-name="ce72" table:formula="of:=IF(ISBLANK([.E79]); &quot;&quot;; &quot;0x&quot; &amp; DEC2HEX(CODE([.E79])))" office:value-type="string" office:string-value="0x30" calcext:value-type="string">
            <text:p>0x30</text:p>
          </table:table-cell>
          <table:table-cell table:style-name="ce72" table:formula="of:=IF(ISBLANK([.F79]); &quot;&quot;; &quot;0x&quot; &amp; DEC2HEX(CODE([.F79])))" office:value-type="string" office:string-value="0x30" calcext:value-type="string">
            <text:p>0x30</text:p>
          </table:table-cell>
          <table:table-cell/>
          <table:table-cell table:style-name="ce71" table:formula="of:=IF([.I79]=&quot;&quot;; [.H79]; &quot;PAIR(&quot;&amp;IF([.H79]=&quot;&quot;; [.I79]; [.H79]) &amp;&quot;,&quot;&amp;[.I79]&amp;&quot;)&quot;)" office:value-type="string" office:string-value="PAIR(0x30,0x30)" calcext:value-type="string">
            <text:p>PAIR(0x30,0x30)</text:p>
          </table:table-cell>
          <table:table-cell table:style-name="ce71" table:formula="of:=IF(ISBLANK([.C79]); &quot;&quot;; &quot;case &quot;&amp;[.C79]&amp;&quot;: PROCESS(&quot;&amp;[.K79]&amp;&quot;); // &quot;&amp;[.E79]&amp;&quot;,&quot;&amp;[.F79])" office:value-type="string" office:string-value="case SYM_RSFT: PROCESS(PAIR(0x30,0x30)); // 0,0" calcext:value-type="string">
            <text:p>case SYM_RSFT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UP</text:p>
          </table:table-cell>
          <table:table-cell table:style-name="ce71" table:formula="of:=IF(AND(ISBLANK([.E80]) ; ISBLANK([.F80])); IFERROR(0/0); REPLACE([.B80]; 1; 3; [.$C$1]))" office:value-type="string" office:string-value="SYM_UP" calcext:value-type="string">
            <text:p>SYM_UP</text:p>
          </table:table-cell>
          <table:table-cell/>
          <table:table-cell table:style-name="ce55" table:formula="of:=HLOOKUP([.$B80]; [$Layout.$B$34:.$Q$40];  [.E$4]; 0)" office:value-type="string" office:string-value="↑" calcext:value-type="string">
            <text:p>↑</text:p>
          </table:table-cell>
          <table:table-cell table:style-name="ce55" table:formula="of:=HLOOKUP([.$B80]; [$Layout.$B$34:.$Q$40];  [.F$4]; 0)" office:value-type="string" office:string-value="⇑" calcext:value-type="string">
            <text:p>⇑</text:p>
          </table:table-cell>
          <table:table-cell/>
          <table:table-cell table:style-name="ce72" table:formula="of:=IF(ISBLANK([.E80]); &quot;&quot;; &quot;0x&quot; &amp; DEC2HEX(CODE([.E80])))" office:value-type="string" office:string-value="0x3F" calcext:value-type="string">
            <text:p>0x3F</text:p>
          </table:table-cell>
          <table:table-cell table:style-name="ce72" table:formula="of:=IF(ISBLANK([.F80]); &quot;&quot;; &quot;0x&quot; &amp; DEC2HEX(CODE([.F80])))" office:value-type="string" office:string-value="0x3F" calcext:value-type="string">
            <text:p>0x3F</text:p>
          </table:table-cell>
          <table:table-cell/>
          <table:table-cell table:style-name="ce71" table:formula="of:=IF([.I80]=&quot;&quot;; [.H80]; &quot;PAIR(&quot;&amp;IF([.H80]=&quot;&quot;; [.I80]; [.H80]) &amp;&quot;,&quot;&amp;[.I80]&amp;&quot;)&quot;)" office:value-type="string" office:string-value="PAIR(0x3F,0x3F)" calcext:value-type="string">
            <text:p>PAIR(0x3F,0x3F)</text:p>
          </table:table-cell>
          <table:table-cell table:style-name="ce71" table:formula="of:=IF(ISBLANK([.C80]); &quot;&quot;; &quot;case &quot;&amp;[.C80]&amp;&quot;: PROCESS(&quot;&amp;[.K80]&amp;&quot;); // &quot;&amp;[.E80]&amp;&quot;,&quot;&amp;[.F80])" office:value-type="string" office:string-value="case SYM_UP: PROCESS(PAIR(0x3F,0x3F)); // ↑,⇑" calcext:value-type="string">
            <text:p>case SYM_UP: PROCESS(PAIR(0x3F,0x3F)); // ↑,⇑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1</text:p>
          </table:table-cell>
          <table:table-cell table:style-name="ce71" table:formula="of:=IF(AND(ISBLANK([.E81]) ; ISBLANK([.F81])); IFERROR(0/0); REPLACE([.B81]; 1; 3; [.$C$1]))" office:value-type="string" office:string-value="SYM_P1" calcext:value-type="string">
            <text:p>SYM_P1</text:p>
          </table:table-cell>
          <table:table-cell/>
          <table:table-cell table:style-name="ce55" table:formula="of:=HLOOKUP([.$B81]; [$Layout.$B$34:.$Q$40];  [.E$4]; 0)" office:value-type="string" office:string-value="¹" calcext:value-type="string">
            <text:p>¹</text:p>
          </table:table-cell>
          <table:table-cell table:style-name="ce55" table:formula="of:=HLOOKUP([.$B81]; [$Layout.$B$34:.$Q$40];  [.F$4]; 0)" office:value-type="string" office:string-value="Ⅰ" calcext:value-type="string">
            <text:p>Ⅰ</text:p>
          </table:table-cell>
          <table:table-cell/>
          <table:table-cell table:style-name="ce72" table:formula="of:=IF(ISBLANK([.E81]); &quot;&quot;; &quot;0x&quot; &amp; DEC2HEX(CODE([.E81])))" office:value-type="string" office:string-value="0xB9" calcext:value-type="string">
            <text:p>0xB9</text:p>
          </table:table-cell>
          <table:table-cell table:style-name="ce72" table:formula="of:=IF(ISBLANK([.F81]); &quot;&quot;; &quot;0x&quot; &amp; DEC2HEX(CODE([.F81])))" office:value-type="string" office:string-value="0x49" calcext:value-type="string">
            <text:p>0x49</text:p>
          </table:table-cell>
          <table:table-cell/>
          <table:table-cell table:style-name="ce71" table:formula="of:=IF([.I81]=&quot;&quot;; [.H81]; &quot;PAIR(&quot;&amp;IF([.H81]=&quot;&quot;; [.I81]; [.H81]) &amp;&quot;,&quot;&amp;[.I81]&amp;&quot;)&quot;)" office:value-type="string" office:string-value="PAIR(0xB9,0x49)" calcext:value-type="string">
            <text:p>PAIR(0xB9,0x49)</text:p>
          </table:table-cell>
          <table:table-cell table:style-name="ce71" table:formula="of:=IF(ISBLANK([.C81]); &quot;&quot;; &quot;case &quot;&amp;[.C81]&amp;&quot;: PROCESS(&quot;&amp;[.K81]&amp;&quot;); // &quot;&amp;[.E81]&amp;&quot;,&quot;&amp;[.F81])" office:value-type="string" office:string-value="case SYM_P1: PROCESS(PAIR(0xB9,0x49)); // ¹,Ⅰ" calcext:value-type="string">
            <text:p>case SYM_P1: PROCESS(PAIR(0xB9,0x49)); // ¹,Ⅰ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2</text:p>
          </table:table-cell>
          <table:table-cell table:style-name="ce71" table:formula="of:=IF(AND(ISBLANK([.E82]) ; ISBLANK([.F82])); IFERROR(0/0); REPLACE([.B82]; 1; 3; [.$C$1]))" office:value-type="string" office:string-value="SYM_P2" calcext:value-type="string">
            <text:p>SYM_P2</text:p>
          </table:table-cell>
          <table:table-cell/>
          <table:table-cell table:style-name="ce55" table:formula="of:=HLOOKUP([.$B82]; [$Layout.$B$34:.$Q$40];  [.E$4]; 0)" office:value-type="string" office:string-value="²" calcext:value-type="string">
            <text:p>²</text:p>
          </table:table-cell>
          <table:table-cell table:style-name="ce55" table:formula="of:=HLOOKUP([.$B82]; [$Layout.$B$34:.$Q$40];  [.F$4]; 0)" office:value-type="string" office:string-value="Ⅱ" calcext:value-type="string">
            <text:p>Ⅱ</text:p>
          </table:table-cell>
          <table:table-cell/>
          <table:table-cell table:style-name="ce72" table:formula="of:=IF(ISBLANK([.E82]); &quot;&quot;; &quot;0x&quot; &amp; DEC2HEX(CODE([.E82])))" office:value-type="string" office:string-value="0xB2" calcext:value-type="string">
            <text:p>0xB2</text:p>
          </table:table-cell>
          <table:table-cell table:style-name="ce72" table:formula="of:=IF(ISBLANK([.F82]); &quot;&quot;; &quot;0x&quot; &amp; DEC2HEX(CODE([.F82])))" office:value-type="string" office:string-value="0x3F" calcext:value-type="string">
            <text:p>0x3F</text:p>
          </table:table-cell>
          <table:table-cell/>
          <table:table-cell table:style-name="ce71" table:formula="of:=IF([.I82]=&quot;&quot;; [.H82]; &quot;PAIR(&quot;&amp;IF([.H82]=&quot;&quot;; [.I82]; [.H82]) &amp;&quot;,&quot;&amp;[.I82]&amp;&quot;)&quot;)" office:value-type="string" office:string-value="PAIR(0xB2,0x3F)" calcext:value-type="string">
            <text:p>PAIR(0xB2,0x3F)</text:p>
          </table:table-cell>
          <table:table-cell table:style-name="ce71" table:formula="of:=IF(ISBLANK([.C82]); &quot;&quot;; &quot;case &quot;&amp;[.C82]&amp;&quot;: PROCESS(&quot;&amp;[.K82]&amp;&quot;); // &quot;&amp;[.E82]&amp;&quot;,&quot;&amp;[.F82])" office:value-type="string" office:string-value="case SYM_P2: PROCESS(PAIR(0xB2,0x3F)); // ²,Ⅱ" calcext:value-type="string">
            <text:p>case SYM_P2: PROCESS(PAIR(0xB2,0x3F)); // ²,Ⅱ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3</text:p>
          </table:table-cell>
          <table:table-cell table:style-name="ce71" table:formula="of:=IF(AND(ISBLANK([.E83]) ; ISBLANK([.F83])); IFERROR(0/0); REPLACE([.B83]; 1; 3; [.$C$1]))" office:value-type="string" office:string-value="SYM_P3" calcext:value-type="string">
            <text:p>SYM_P3</text:p>
          </table:table-cell>
          <table:table-cell/>
          <table:table-cell table:style-name="ce55" table:formula="of:=HLOOKUP([.$B83]; [$Layout.$B$34:.$Q$40];  [.E$4]; 0)" office:value-type="string" office:string-value="³" calcext:value-type="string">
            <text:p>³</text:p>
          </table:table-cell>
          <table:table-cell table:style-name="ce55" table:formula="of:=HLOOKUP([.$B83]; [$Layout.$B$34:.$Q$40];  [.F$4]; 0)" office:value-type="string" office:string-value="Ⅲ" calcext:value-type="string">
            <text:p>Ⅲ</text:p>
          </table:table-cell>
          <table:table-cell/>
          <table:table-cell table:style-name="ce72" table:formula="of:=IF(ISBLANK([.E83]); &quot;&quot;; &quot;0x&quot; &amp; DEC2HEX(CODE([.E83])))" office:value-type="string" office:string-value="0xB3" calcext:value-type="string">
            <text:p>0xB3</text:p>
          </table:table-cell>
          <table:table-cell table:style-name="ce72" table:formula="of:=IF(ISBLANK([.F83]); &quot;&quot;; &quot;0x&quot; &amp; DEC2HEX(CODE([.F83])))" office:value-type="string" office:string-value="0x3F" calcext:value-type="string">
            <text:p>0x3F</text:p>
          </table:table-cell>
          <table:table-cell/>
          <table:table-cell table:style-name="ce71" table:formula="of:=IF([.I83]=&quot;&quot;; [.H83]; &quot;PAIR(&quot;&amp;IF([.H83]=&quot;&quot;; [.I83]; [.H83]) &amp;&quot;,&quot;&amp;[.I83]&amp;&quot;)&quot;)" office:value-type="string" office:string-value="PAIR(0xB3,0x3F)" calcext:value-type="string">
            <text:p>PAIR(0xB3,0x3F)</text:p>
          </table:table-cell>
          <table:table-cell table:style-name="ce71" table:formula="of:=IF(ISBLANK([.C83]); &quot;&quot;; &quot;case &quot;&amp;[.C83]&amp;&quot;: PROCESS(&quot;&amp;[.K83]&amp;&quot;); // &quot;&amp;[.E83]&amp;&quot;,&quot;&amp;[.F83])" office:value-type="string" office:string-value="case SYM_P3: PROCESS(PAIR(0xB3,0x3F)); // ³,Ⅲ" calcext:value-type="string">
            <text:p>case SYM_P3: PROCESS(PAIR(0xB3,0x3F)); // ³,Ⅲ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84]) ; ISBLANK([.F84])); IFERROR(0/0); REPLACE([.B84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number-columns-repeated="1018"/>
        </table:table-row>
        <table:table-row table:style-name="ro1" table:number-rows-repeated="893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2" table:number-rows-repeated="104759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ymbols.H7:Symbols.I83">
            <calcext:condition calcext:apply-style-name="ConditionalStyle_1" calcext:value="formula-is(ISNA(INDIRECT(ADDRESS(ROW();COLUMN()))))" calcext:base-cell-address="Symbols.H7"/>
          </calcext:conditional-format>
        </calcext:conditional-formats>
      </table:table>
      <table:table table:name="GREEK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number-columns-repeated="10" table:default-cell-style-name="Default"/>
        <table:table-column table:style-name="co6" table:number-columns-repeated="1002" table:default-cell-style-name="Default"/>
        <table:table-row table:style-name="ro1">
          <table:table-cell/>
          <table:table-cell table:style-name="ce57" office:value-type="string" calcext:value-type="string">
            <text:p>Keycode Prefix</text:p>
          </table:table-cell>
          <table:table-cell table:style-name="ce55" office:value-type="string" calcext:value-type="string">
            <text:p>GR_</text:p>
          </table:table-cell>
          <table:table-cell table:style-name="ce57"/>
          <table:table-cell/>
          <table:table-cell table:style-name="ce55"/>
          <table:table-cell table:number-columns-repeated="1018"/>
        </table:table-row>
        <table:table-row table:style-name="ro1">
          <table:table-cell table:number-columns-repeated="2"/>
          <table:table-cell table:style-name="ce55"/>
          <table:table-cell table:number-columns-repeated="2"/>
          <table:table-cell table:style-name="ce55"/>
          <table:table-cell table:number-columns-repeated="1018"/>
        </table:table-row>
        <table:table-row table:style-name="ro1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7" office:value-type="string" calcext:value-type="string">
            <text:p>KEYCODE</text:p>
          </table:table-cell>
          <table:table-cell table:style-name="ce57"/>
          <table:table-cell table:style-name="ce55" office:value-type="string" calcext:value-type="string">
            <text:p>LOWER</text:p>
          </table:table-cell>
          <table:table-cell table:style-name="ce55" office:value-type="string" calcext:value-type="string">
            <text:p>UPPER</text:p>
          </table:table-cell>
          <table:table-cell table:style-name="ce57"/>
          <table:table-cell table:style-name="ce57" office:value-type="string" calcext:value-type="string">
            <text:p>L CODE</text:p>
          </table:table-cell>
          <table:table-cell table:style-name="ce57" office:value-type="string" calcext:value-type="string">
            <text:p>U CODE</text:p>
          </table:table-cell>
          <table:table-cell/>
          <table:table-cell table:style-name="ce57"/>
          <table:table-cell table:style-name="ce57" office:value-type="string" calcext:value-type="string">
            <text:p>REGISTER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 calcext:value-type="string">
            <text:p>1234 ROW</text:p>
          </table:table-cell>
          <table:table-cell table:number-columns-repeated="2"/>
          <table:table-cell table:style-name="ce55" table:number-columns-repeated="2"/>
          <table:table-cell/>
          <table:table-cell table:style-name="ce73" table:number-columns-repeated="2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KC_GRV</text:p>
          </table:table-cell>
          <table:table-cell table:style-name="ce71" table:formula="of:=IF(AND(ISBLANK([.E7]) ; ISBLANK([.F7])); IFERROR(0/0); REPLACE([.B7]; 1; 3; [.$C$1]))" office:value-type="string" office:string-value="GR_GRV" calcext:value-type="string">
            <text:p>GR_GRV</text:p>
          </table:table-cell>
          <table:table-cell/>
          <table:table-cell table:style-name="ce55" table:formula="of:=HLOOKUP([.$B7]; [$Layout.$B$10:.$V$16];  [.E$4]; 0)" office:value-type="string" office:string-value="§" calcext:value-type="string">
            <text:p>§</text:p>
          </table:table-cell>
          <table:table-cell table:style-name="ce55" table:formula="of:=HLOOKUP([.$B7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7]); &quot;&quot;; &quot;0x&quot; &amp; DEC2HEX(CODE([.E7])))" office:value-type="string" office:string-value="0xA7" calcext:value-type="string">
            <text:p>0xA7</text:p>
          </table:table-cell>
          <table:table-cell table:style-name="ce74" table:formula="of:=IF(ISBLANK([.F7]); &quot;&quot;; &quot;0x&quot; &amp; DEC2HEX(CODE([.F7])))" office:value-type="string" office:string-value="0x30" calcext:value-type="string">
            <text:p>0x30</text:p>
          </table:table-cell>
          <table:table-cell/>
          <table:table-cell table:style-name="ce71" table:formula="of:=IF([.I7]=&quot;&quot;; [.H7]; &quot;PAIR(&quot;&amp;IF([.H7]=&quot;&quot;; [.I7]; [.H7]) &amp;&quot;,&quot;&amp;[.I7]&amp;&quot;)&quot;)" office:value-type="string" office:string-value="PAIR(0xA7,0x30)" calcext:value-type="string">
            <text:p>PAIR(0xA7,0x30)</text:p>
          </table:table-cell>
          <table:table-cell table:style-name="ce71" table:formula="of:=IF(ISBLANK([.C7]); &quot;&quot;; &quot;case &quot;&amp;[.C7]&amp;&quot;: PROCESS(&quot;&amp;[.K7]&amp;&quot;); // &quot;&amp;[.E7]&amp;&quot;,&quot;&amp;[.F7])" office:value-type="string" office:string-value="case GR_GRV: PROCESS(PAIR(0xA7,0x30)); // §,0" calcext:value-type="string">
            <text:p>case GR_GRV: PROCESS(PAIR(0xA7,0x30)); // §,0</text:p>
          </table:table-cell>
          <table:table-cell table:style-name="ce71" table:formula="of:=&quot;{&quot;&quot;name&quot;&quot;: &quot;&quot;&quot; &amp; [.C7] &amp; &quot;&quot;&quot;, &quot;&quot;title&quot;&quot;: &quot;&quot;&quot; &amp; [.C7] &amp; &quot;&quot;&quot;, &quot;&quot;shortName&quot;&quot;: &quot;&quot;&quot; &amp; [.E7] &amp; &quot;&quot;&quot;},&quot;" office:value-type="string" office:string-value="{&quot;name&quot;: &quot;GR_GRV&quot;, &quot;title&quot;: &quot;GR_GRV&quot;, &quot;shortName&quot;: &quot;§&quot;}," calcext:value-type="string">
            <text:p>{"name": "GR_GRV", "title": "GR_GRV", "shortName": "§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1</text:p>
          </table:table-cell>
          <table:table-cell table:style-name="ce71" table:formula="of:=IF(AND(ISBLANK([.E8]) ; ISBLANK([.F8])); IFERROR(0/0); REPLACE([.B8]; 1; 3; [.$C$1]))" office:value-type="string" office:string-value="GR_1" calcext:value-type="string">
            <text:p>GR_1</text:p>
          </table:table-cell>
          <table:table-cell/>
          <table:table-cell table:style-name="ce55" table:formula="of:=HLOOKUP([.$B8]; [$Layout.$B$10:.$V$16];  [.E$4]; 0)" office:value-type="string" office:string-value="†" calcext:value-type="string">
            <text:p>†</text:p>
          </table:table-cell>
          <table:table-cell table:style-name="ce55" table:formula="of:=HLOOKUP([.$B8]; [$Layout.$B$10:.$V$16];  [.F$4]; 0)" office:value-type="string" office:string-value="Ⅰ" calcext:value-type="string">
            <text:p>Ⅰ</text:p>
          </table:table-cell>
          <table:table-cell table:style-name="ce57"/>
          <table:table-cell table:style-name="ce74" table:formula="of:=IF(ISBLANK([.E8]); &quot;&quot;; &quot;0x&quot; &amp; DEC2HEX(CODE([.E8])))" office:value-type="string" office:string-value="0x3F" calcext:value-type="string">
            <text:p>0x3F</text:p>
          </table:table-cell>
          <table:table-cell table:style-name="ce74" table:formula="of:=IF(ISBLANK([.F8]); &quot;&quot;; &quot;0x&quot; &amp; DEC2HEX(CODE([.F8])))" office:value-type="string" office:string-value="0x49" calcext:value-type="string">
            <text:p>0x49</text:p>
          </table:table-cell>
          <table:table-cell/>
          <table:table-cell table:style-name="ce71" table:formula="of:=IF([.I8]=&quot;&quot;; [.H8]; &quot;PAIR(&quot;&amp;IF([.H8]=&quot;&quot;; [.I8]; [.H8]) &amp;&quot;,&quot;&amp;[.I8]&amp;&quot;)&quot;)" office:value-type="string" office:string-value="PAIR(0x3F,0x49)" calcext:value-type="string">
            <text:p>PAIR(0x3F,0x49)</text:p>
          </table:table-cell>
          <table:table-cell table:style-name="ce71" table:formula="of:=IF(ISBLANK([.C8]); &quot;&quot;; &quot;case &quot;&amp;[.C8]&amp;&quot;: PROCESS(&quot;&amp;[.K8]&amp;&quot;); // &quot;&amp;[.E8]&amp;&quot;,&quot;&amp;[.F8])" office:value-type="string" office:string-value="case GR_1: PROCESS(PAIR(0x3F,0x49)); // †,Ⅰ" calcext:value-type="string">
            <text:p>case GR_1: PROCESS(PAIR(0x3F,0x49)); // †,Ⅰ</text:p>
          </table:table-cell>
          <table:table-cell table:style-name="ce71" table:formula="of:=&quot;{&quot;&quot;name&quot;&quot;: &quot;&quot;&quot; &amp; [.C8] &amp; &quot;&quot;&quot;, &quot;&quot;title&quot;&quot;: &quot;&quot;&quot; &amp; [.C8] &amp; &quot;&quot;&quot;, &quot;&quot;shortName&quot;&quot;: &quot;&quot;&quot; &amp; [.E8] &amp; &quot;&quot;&quot;},&quot;" office:value-type="string" office:string-value="{&quot;name&quot;: &quot;GR_1&quot;, &quot;title&quot;: &quot;GR_1&quot;, &quot;shortName&quot;: &quot;†&quot;}," calcext:value-type="string">
            <text:p>{"name": "GR_1", "title": "GR_1", "shortName": "†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2</text:p>
          </table:table-cell>
          <table:table-cell table:style-name="ce71" table:formula="of:=IF(AND(ISBLANK([.E9]) ; ISBLANK([.F9])); IFERROR(0/0); REPLACE([.B9]; 1; 3; [.$C$1]))" office:value-type="string" office:string-value="GR_2" calcext:value-type="string">
            <text:p>GR_2</text:p>
          </table:table-cell>
          <table:table-cell/>
          <table:table-cell table:style-name="ce55" table:formula="of:=HLOOKUP([.$B9]; [$Layout.$B$10:.$V$16];  [.E$4]; 0)" office:value-type="string" office:string-value="‡" calcext:value-type="string">
            <text:p>‡</text:p>
          </table:table-cell>
          <table:table-cell table:style-name="ce55" table:formula="of:=HLOOKUP([.$B9]; [$Layout.$B$10:.$V$16];  [.F$4]; 0)" office:value-type="string" office:string-value="Ⅱ" calcext:value-type="string">
            <text:p>Ⅱ</text:p>
          </table:table-cell>
          <table:table-cell table:style-name="ce57"/>
          <table:table-cell table:style-name="ce74" table:formula="of:=IF(ISBLANK([.E9]); &quot;&quot;; &quot;0x&quot; &amp; DEC2HEX(CODE([.E9])))" office:value-type="string" office:string-value="0x3F" calcext:value-type="string">
            <text:p>0x3F</text:p>
          </table:table-cell>
          <table:table-cell table:style-name="ce74" table:formula="of:=IF(ISBLANK([.F9]); &quot;&quot;; &quot;0x&quot; &amp; DEC2HEX(CODE([.F9])))" office:value-type="string" office:string-value="0x3F" calcext:value-type="string">
            <text:p>0x3F</text:p>
          </table:table-cell>
          <table:table-cell/>
          <table:table-cell table:style-name="ce71" table:formula="of:=IF([.I9]=&quot;&quot;; [.H9]; &quot;PAIR(&quot;&amp;IF([.H9]=&quot;&quot;; [.I9]; [.H9]) &amp;&quot;,&quot;&amp;[.I9]&amp;&quot;)&quot;)" office:value-type="string" office:string-value="PAIR(0x3F,0x3F)" calcext:value-type="string">
            <text:p>PAIR(0x3F,0x3F)</text:p>
          </table:table-cell>
          <table:table-cell table:style-name="ce71" table:formula="of:=IF(ISBLANK([.C9]); &quot;&quot;; &quot;case &quot;&amp;[.C9]&amp;&quot;: PROCESS(&quot;&amp;[.K9]&amp;&quot;); // &quot;&amp;[.E9]&amp;&quot;,&quot;&amp;[.F9])" office:value-type="string" office:string-value="case GR_2: PROCESS(PAIR(0x3F,0x3F)); // ‡,Ⅱ" calcext:value-type="string">
            <text:p>case GR_2: PROCESS(PAIR(0x3F,0x3F)); // ‡,Ⅱ</text:p>
          </table:table-cell>
          <table:table-cell table:style-name="ce71" table:formula="of:=&quot;{&quot;&quot;name&quot;&quot;: &quot;&quot;&quot; &amp; [.C9] &amp; &quot;&quot;&quot;, &quot;&quot;title&quot;&quot;: &quot;&quot;&quot; &amp; [.C9] &amp; &quot;&quot;&quot;, &quot;&quot;shortName&quot;&quot;: &quot;&quot;&quot; &amp; [.E9] &amp; &quot;&quot;&quot;},&quot;" office:value-type="string" office:string-value="{&quot;name&quot;: &quot;GR_2&quot;, &quot;title&quot;: &quot;GR_2&quot;, &quot;shortName&quot;: &quot;‡&quot;}," calcext:value-type="string">
            <text:p>{"name": "GR_2", "title": "GR_2", "shortName": "‡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3</text:p>
          </table:table-cell>
          <table:table-cell table:style-name="ce71" table:formula="of:=IF(AND(ISBLANK([.E10]) ; ISBLANK([.F10])); IFERROR(0/0); REPLACE([.B10]; 1; 3; [.$C$1]))" office:value-type="string" office:string-value="GR_3" calcext:value-type="string">
            <text:p>GR_3</text:p>
          </table:table-cell>
          <table:table-cell/>
          <table:table-cell table:style-name="ce55" table:formula="of:=HLOOKUP([.$B10]; [$Layout.$B$10:.$V$16];  [.E$4]; 0)" office:value-type="string" office:string-value="∇" calcext:value-type="string">
            <text:p>∇</text:p>
          </table:table-cell>
          <table:table-cell table:style-name="ce55" table:formula="of:=HLOOKUP([.$B10]; [$Layout.$B$10:.$V$16];  [.F$4]; 0)" office:value-type="string" office:string-value="Ⅲ" calcext:value-type="string">
            <text:p>Ⅲ</text:p>
          </table:table-cell>
          <table:table-cell table:style-name="ce57"/>
          <table:table-cell table:style-name="ce74" table:formula="of:=IF(ISBLANK([.E10]); &quot;&quot;; &quot;0x&quot; &amp; DEC2HEX(CODE([.E10])))" office:value-type="string" office:string-value="0x3F" calcext:value-type="string">
            <text:p>0x3F</text:p>
          </table:table-cell>
          <table:table-cell table:style-name="ce74" table:formula="of:=IF(ISBLANK([.F10]); &quot;&quot;; &quot;0x&quot; &amp; DEC2HEX(CODE([.F10])))" office:value-type="string" office:string-value="0x3F" calcext:value-type="string">
            <text:p>0x3F</text:p>
          </table:table-cell>
          <table:table-cell/>
          <table:table-cell table:style-name="ce71" table:formula="of:=IF([.I10]=&quot;&quot;; [.H10]; &quot;PAIR(&quot;&amp;IF([.H10]=&quot;&quot;; [.I10]; [.H10]) &amp;&quot;,&quot;&amp;[.I10]&amp;&quot;)&quot;)" office:value-type="string" office:string-value="PAIR(0x3F,0x3F)" calcext:value-type="string">
            <text:p>PAIR(0x3F,0x3F)</text:p>
          </table:table-cell>
          <table:table-cell table:style-name="ce71" table:formula="of:=IF(ISBLANK([.C10]); &quot;&quot;; &quot;case &quot;&amp;[.C10]&amp;&quot;: PROCESS(&quot;&amp;[.K10]&amp;&quot;); // &quot;&amp;[.E10]&amp;&quot;,&quot;&amp;[.F10])" office:value-type="string" office:string-value="case GR_3: PROCESS(PAIR(0x3F,0x3F)); // ∇,Ⅲ" calcext:value-type="string">
            <text:p>case GR_3: PROCESS(PAIR(0x3F,0x3F)); // ∇,Ⅲ</text:p>
          </table:table-cell>
          <table:table-cell table:style-name="ce71" table:formula="of:=&quot;{&quot;&quot;name&quot;&quot;: &quot;&quot;&quot; &amp; [.C10] &amp; &quot;&quot;&quot;, &quot;&quot;title&quot;&quot;: &quot;&quot;&quot; &amp; [.C10] &amp; &quot;&quot;&quot;, &quot;&quot;shortName&quot;&quot;: &quot;&quot;&quot; &amp; [.E10] &amp; &quot;&quot;&quot;},&quot;" office:value-type="string" office:string-value="{&quot;name&quot;: &quot;GR_3&quot;, &quot;title&quot;: &quot;GR_3&quot;, &quot;shortName&quot;: &quot;∇&quot;}," calcext:value-type="string">
            <text:p>{"name": "GR_3", "title": "GR_3", "shortName": "∇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4</text:p>
          </table:table-cell>
          <table:table-cell table:style-name="ce71" table:formula="of:=IF(AND(ISBLANK([.E11]) ; ISBLANK([.F11])); IFERROR(0/0); REPLACE([.B11]; 1; 3; [.$C$1]))" office:value-type="string" office:string-value="GR_4" calcext:value-type="string">
            <text:p>GR_4</text:p>
          </table:table-cell>
          <table:table-cell/>
          <table:table-cell table:style-name="ce55" table:formula="of:=HLOOKUP([.$B11]; [$Layout.$B$10:.$V$16];  [.E$4]; 0)" office:value-type="string" office:string-value="¢" calcext:value-type="string">
            <text:p>¢</text:p>
          </table:table-cell>
          <table:table-cell table:style-name="ce55" table:formula="of:=HLOOKUP([.$B11]; [$Layout.$B$10:.$V$16];  [.F$4]; 0)" office:value-type="string" office:string-value="Ⅳ" calcext:value-type="string">
            <text:p>Ⅳ</text:p>
          </table:table-cell>
          <table:table-cell table:style-name="ce57"/>
          <table:table-cell table:style-name="ce74" table:formula="of:=IF(ISBLANK([.E11]); &quot;&quot;; &quot;0x&quot; &amp; DEC2HEX(CODE([.E11])))" office:value-type="string" office:string-value="0xA2" calcext:value-type="string">
            <text:p>0xA2</text:p>
          </table:table-cell>
          <table:table-cell table:style-name="ce74" table:formula="of:=IF(ISBLANK([.F11]); &quot;&quot;; &quot;0x&quot; &amp; DEC2HEX(CODE([.F11])))" office:value-type="string" office:string-value="0x3F" calcext:value-type="string">
            <text:p>0x3F</text:p>
          </table:table-cell>
          <table:table-cell/>
          <table:table-cell table:style-name="ce71" table:formula="of:=IF([.I11]=&quot;&quot;; [.H11]; &quot;PAIR(&quot;&amp;IF([.H11]=&quot;&quot;; [.I11]; [.H11]) &amp;&quot;,&quot;&amp;[.I11]&amp;&quot;)&quot;)" office:value-type="string" office:string-value="PAIR(0xA2,0x3F)" calcext:value-type="string">
            <text:p>PAIR(0xA2,0x3F)</text:p>
          </table:table-cell>
          <table:table-cell table:style-name="ce71" table:formula="of:=IF(ISBLANK([.C11]); &quot;&quot;; &quot;case &quot;&amp;[.C11]&amp;&quot;: PROCESS(&quot;&amp;[.K11]&amp;&quot;); // &quot;&amp;[.E11]&amp;&quot;,&quot;&amp;[.F11])" office:value-type="string" office:string-value="case GR_4: PROCESS(PAIR(0xA2,0x3F)); // ¢,Ⅳ" calcext:value-type="string">
            <text:p>case GR_4: PROCESS(PAIR(0xA2,0x3F)); // ¢,Ⅳ</text:p>
          </table:table-cell>
          <table:table-cell table:style-name="ce71" table:formula="of:=&quot;{&quot;&quot;name&quot;&quot;: &quot;&quot;&quot; &amp; [.C11] &amp; &quot;&quot;&quot;, &quot;&quot;title&quot;&quot;: &quot;&quot;&quot; &amp; [.C11] &amp; &quot;&quot;&quot;, &quot;&quot;shortName&quot;&quot;: &quot;&quot;&quot; &amp; [.E11] &amp; &quot;&quot;&quot;},&quot;" office:value-type="string" office:string-value="{&quot;name&quot;: &quot;GR_4&quot;, &quot;title&quot;: &quot;GR_4&quot;, &quot;shortName&quot;: &quot;¢&quot;}," calcext:value-type="string">
            <text:p>{"name": "GR_4", "title": "GR_4", "shortName": "¢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5</text:p>
          </table:table-cell>
          <table:table-cell table:style-name="ce71" table:formula="of:=IF(AND(ISBLANK([.E12]) ; ISBLANK([.F12])); IFERROR(0/0); REPLACE([.B12]; 1; 3; [.$C$1]))" office:value-type="string" office:string-value="GR_5" calcext:value-type="string">
            <text:p>GR_5</text:p>
          </table:table-cell>
          <table:table-cell/>
          <table:table-cell table:style-name="ce55" table:formula="of:=HLOOKUP([.$B12]; [$Layout.$B$10:.$V$16];  [.E$4]; 0)" office:value-type="string" office:string-value="°" calcext:value-type="string">
            <text:p>°</text:p>
          </table:table-cell>
          <table:table-cell table:style-name="ce55" table:formula="of:=HLOOKUP([.$B12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2]); &quot;&quot;; &quot;0x&quot; &amp; DEC2HEX(CODE([.E12])))" office:value-type="string" office:string-value="0xB0" calcext:value-type="string">
            <text:p>0xB0</text:p>
          </table:table-cell>
          <table:table-cell table:style-name="ce74" table:formula="of:=IF(ISBLANK([.F12]); &quot;&quot;; &quot;0x&quot; &amp; DEC2HEX(CODE([.F12])))" office:value-type="string" office:string-value="0x30" calcext:value-type="string">
            <text:p>0x30</text:p>
          </table:table-cell>
          <table:table-cell/>
          <table:table-cell table:style-name="ce71" table:formula="of:=IF([.I12]=&quot;&quot;; [.H12]; &quot;PAIR(&quot;&amp;IF([.H12]=&quot;&quot;; [.I12]; [.H12]) &amp;&quot;,&quot;&amp;[.I12]&amp;&quot;)&quot;)" office:value-type="string" office:string-value="PAIR(0xB0,0x30)" calcext:value-type="string">
            <text:p>PAIR(0xB0,0x30)</text:p>
          </table:table-cell>
          <table:table-cell table:style-name="ce71" table:formula="of:=IF(ISBLANK([.C12]); &quot;&quot;; &quot;case &quot;&amp;[.C12]&amp;&quot;: PROCESS(&quot;&amp;[.K12]&amp;&quot;); // &quot;&amp;[.E12]&amp;&quot;,&quot;&amp;[.F12])" office:value-type="string" office:string-value="case GR_5: PROCESS(PAIR(0xB0,0x30)); // °,0" calcext:value-type="string">
            <text:p>case GR_5: PROCESS(PAIR(0xB0,0x30)); // °,0</text:p>
          </table:table-cell>
          <table:table-cell table:style-name="ce71" table:formula="of:=&quot;{&quot;&quot;name&quot;&quot;: &quot;&quot;&quot; &amp; [.C12] &amp; &quot;&quot;&quot;, &quot;&quot;title&quot;&quot;: &quot;&quot;&quot; &amp; [.C12] &amp; &quot;&quot;&quot;, &quot;&quot;shortName&quot;&quot;: &quot;&quot;&quot; &amp; [.E12] &amp; &quot;&quot;&quot;},&quot;" office:value-type="string" office:string-value="{&quot;name&quot;: &quot;GR_5&quot;, &quot;title&quot;: &quot;GR_5&quot;, &quot;shortName&quot;: &quot;°&quot;}," calcext:value-type="string">
            <text:p>{"name": "GR_5", "title": "GR_5", "shortName": "°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6</text:p>
          </table:table-cell>
          <table:table-cell table:style-name="ce71" table:formula="of:=IF(AND(ISBLANK([.E13]) ; ISBLANK([.F13])); IFERROR(0/0); REPLACE([.B13]; 1; 3; [.$C$1]))" office:value-type="string" office:string-value="GR_6" calcext:value-type="string">
            <text:p>GR_6</text:p>
          </table:table-cell>
          <table:table-cell/>
          <table:table-cell table:style-name="ce55" table:formula="of:=HLOOKUP([.$B13]; [$Layout.$B$10:.$V$16];  [.E$4]; 0)" office:value-type="string" office:string-value="□" calcext:value-type="string">
            <text:p>□</text:p>
          </table:table-cell>
          <table:table-cell table:style-name="ce55" table:formula="of:=HLOOKUP([.$B13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3]); &quot;&quot;; &quot;0x&quot; &amp; DEC2HEX(CODE([.E13])))" office:value-type="string" office:string-value="0x3F" calcext:value-type="string">
            <text:p>0x3F</text:p>
          </table:table-cell>
          <table:table-cell table:style-name="ce74" table:formula="of:=IF(ISBLANK([.F13]); &quot;&quot;; &quot;0x&quot; &amp; DEC2HEX(CODE([.F13])))" office:value-type="string" office:string-value="0x30" calcext:value-type="string">
            <text:p>0x30</text:p>
          </table:table-cell>
          <table:table-cell/>
          <table:table-cell table:style-name="ce71" table:formula="of:=IF([.I13]=&quot;&quot;; [.H13]; &quot;PAIR(&quot;&amp;IF([.H13]=&quot;&quot;; [.I13]; [.H13]) &amp;&quot;,&quot;&amp;[.I13]&amp;&quot;)&quot;)" office:value-type="string" office:string-value="PAIR(0x3F,0x30)" calcext:value-type="string">
            <text:p>PAIR(0x3F,0x30)</text:p>
          </table:table-cell>
          <table:table-cell table:style-name="ce71" table:formula="of:=IF(ISBLANK([.C13]); &quot;&quot;; &quot;case &quot;&amp;[.C13]&amp;&quot;: PROCESS(&quot;&amp;[.K13]&amp;&quot;); // &quot;&amp;[.E13]&amp;&quot;,&quot;&amp;[.F13])" office:value-type="string" office:string-value="case GR_6: PROCESS(PAIR(0x3F,0x30)); // □,0" calcext:value-type="string">
            <text:p>case GR_6: PROCESS(PAIR(0x3F,0x30)); // □,0</text:p>
          </table:table-cell>
          <table:table-cell table:style-name="ce71" table:formula="of:=&quot;{&quot;&quot;name&quot;&quot;: &quot;&quot;&quot; &amp; [.C13] &amp; &quot;&quot;&quot;, &quot;&quot;title&quot;&quot;: &quot;&quot;&quot; &amp; [.C13] &amp; &quot;&quot;&quot;, &quot;&quot;shortName&quot;&quot;: &quot;&quot;&quot; &amp; [.E13] &amp; &quot;&quot;&quot;},&quot;" office:value-type="string" office:string-value="{&quot;name&quot;: &quot;GR_6&quot;, &quot;title&quot;: &quot;GR_6&quot;, &quot;shortName&quot;: &quot;□&quot;}," calcext:value-type="string">
            <text:p>{"name": "GR_6", "title": "GR_6", "shortName": "□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7</text:p>
          </table:table-cell>
          <table:table-cell table:style-name="ce71" table:formula="of:=IF(AND(ISBLANK([.E14]) ; ISBLANK([.F14])); IFERROR(0/0); REPLACE([.B14]; 1; 3; [.$C$1]))" office:value-type="string" office:string-value="GR_7" calcext:value-type="string">
            <text:p>GR_7</text:p>
          </table:table-cell>
          <table:table-cell/>
          <table:table-cell table:style-name="ce55" table:formula="of:=HLOOKUP([.$B14]; [$Layout.$B$10:.$V$16];  [.E$4]; 0)" office:value-type="string" office:string-value="÷" calcext:value-type="string">
            <text:p>÷</text:p>
          </table:table-cell>
          <table:table-cell table:style-name="ce55" table:formula="of:=HLOOKUP([.$B14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4]); &quot;&quot;; &quot;0x&quot; &amp; DEC2HEX(CODE([.E14])))" office:value-type="string" office:string-value="0xF7" calcext:value-type="string">
            <text:p>0xF7</text:p>
          </table:table-cell>
          <table:table-cell table:style-name="ce74" table:formula="of:=IF(ISBLANK([.F14]); &quot;&quot;; &quot;0x&quot; &amp; DEC2HEX(CODE([.F14])))" office:value-type="string" office:string-value="0x30" calcext:value-type="string">
            <text:p>0x30</text:p>
          </table:table-cell>
          <table:table-cell/>
          <table:table-cell table:style-name="ce71" table:formula="of:=IF([.I14]=&quot;&quot;; [.H14]; &quot;PAIR(&quot;&amp;IF([.H14]=&quot;&quot;; [.I14]; [.H14]) &amp;&quot;,&quot;&amp;[.I14]&amp;&quot;)&quot;)" office:value-type="string" office:string-value="PAIR(0xF7,0x30)" calcext:value-type="string">
            <text:p>PAIR(0xF7,0x30)</text:p>
          </table:table-cell>
          <table:table-cell table:style-name="ce71" table:formula="of:=IF(ISBLANK([.C14]); &quot;&quot;; &quot;case &quot;&amp;[.C14]&amp;&quot;: PROCESS(&quot;&amp;[.K14]&amp;&quot;); // &quot;&amp;[.E14]&amp;&quot;,&quot;&amp;[.F14])" office:value-type="string" office:string-value="case GR_7: PROCESS(PAIR(0xF7,0x30)); // ÷,0" calcext:value-type="string">
            <text:p>case GR_7: PROCESS(PAIR(0xF7,0x30)); // ÷,0</text:p>
          </table:table-cell>
          <table:table-cell table:style-name="ce71" table:formula="of:=&quot;{&quot;&quot;name&quot;&quot;: &quot;&quot;&quot; &amp; [.C14] &amp; &quot;&quot;&quot;, &quot;&quot;title&quot;&quot;: &quot;&quot;&quot; &amp; [.C14] &amp; &quot;&quot;&quot;, &quot;&quot;shortName&quot;&quot;: &quot;&quot;&quot; &amp; [.E14] &amp; &quot;&quot;&quot;},&quot;" office:value-type="string" office:string-value="{&quot;name&quot;: &quot;GR_7&quot;, &quot;title&quot;: &quot;GR_7&quot;, &quot;shortName&quot;: &quot;÷&quot;}," calcext:value-type="string">
            <text:p>{"name": "GR_7", "title": "GR_7", "shortName": "÷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8</text:p>
          </table:table-cell>
          <table:table-cell table:style-name="ce71" table:formula="of:=IF(AND(ISBLANK([.E15]) ; ISBLANK([.F15])); IFERROR(0/0); REPLACE([.B15]; 1; 3; [.$C$1]))" office:value-type="string" office:string-value="GR_8" calcext:value-type="string">
            <text:p>GR_8</text:p>
          </table:table-cell>
          <table:table-cell/>
          <table:table-cell table:style-name="ce55" table:formula="of:=HLOOKUP([.$B15]; [$Layout.$B$10:.$V$16];  [.E$4]; 0)" office:value-type="string" office:string-value="×" calcext:value-type="string">
            <text:p>×</text:p>
          </table:table-cell>
          <table:table-cell table:style-name="ce55" table:formula="of:=HLOOKUP([.$B15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5]); &quot;&quot;; &quot;0x&quot; &amp; DEC2HEX(CODE([.E15])))" office:value-type="string" office:string-value="0xD7" calcext:value-type="string">
            <text:p>0xD7</text:p>
          </table:table-cell>
          <table:table-cell table:style-name="ce74" table:formula="of:=IF(ISBLANK([.F15]); &quot;&quot;; &quot;0x&quot; &amp; DEC2HEX(CODE([.F15])))" office:value-type="string" office:string-value="0x30" calcext:value-type="string">
            <text:p>0x30</text:p>
          </table:table-cell>
          <table:table-cell/>
          <table:table-cell table:style-name="ce71" table:formula="of:=IF([.I15]=&quot;&quot;; [.H15]; &quot;PAIR(&quot;&amp;IF([.H15]=&quot;&quot;; [.I15]; [.H15]) &amp;&quot;,&quot;&amp;[.I15]&amp;&quot;)&quot;)" office:value-type="string" office:string-value="PAIR(0xD7,0x30)" calcext:value-type="string">
            <text:p>PAIR(0xD7,0x30)</text:p>
          </table:table-cell>
          <table:table-cell table:style-name="ce71" table:formula="of:=IF(ISBLANK([.C15]); &quot;&quot;; &quot;case &quot;&amp;[.C15]&amp;&quot;: PROCESS(&quot;&amp;[.K15]&amp;&quot;); // &quot;&amp;[.E15]&amp;&quot;,&quot;&amp;[.F15])" office:value-type="string" office:string-value="case GR_8: PROCESS(PAIR(0xD7,0x30)); // ×,0" calcext:value-type="string">
            <text:p>case GR_8: PROCESS(PAIR(0xD7,0x30)); // ×,0</text:p>
          </table:table-cell>
          <table:table-cell table:style-name="ce71" table:formula="of:=&quot;{&quot;&quot;name&quot;&quot;: &quot;&quot;&quot; &amp; [.C15] &amp; &quot;&quot;&quot;, &quot;&quot;title&quot;&quot;: &quot;&quot;&quot; &amp; [.C15] &amp; &quot;&quot;&quot;, &quot;&quot;shortName&quot;&quot;: &quot;&quot;&quot; &amp; [.E15] &amp; &quot;&quot;&quot;},&quot;" office:value-type="string" office:string-value="{&quot;name&quot;: &quot;GR_8&quot;, &quot;title&quot;: &quot;GR_8&quot;, &quot;shortName&quot;: &quot;×&quot;}," calcext:value-type="string">
            <text:p>{"name": "GR_8", "title": "GR_8", "shortName": "×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9</text:p>
          </table:table-cell>
          <table:table-cell table:style-name="ce71" table:formula="of:=IF(AND(ISBLANK([.E16]) ; ISBLANK([.F16])); IFERROR(0/0); REPLACE([.B16]; 1; 3; [.$C$1]))" office:value-type="string" office:string-value="GR_9" calcext:value-type="string">
            <text:p>GR_9</text:p>
          </table:table-cell>
          <table:table-cell/>
          <table:table-cell table:style-name="ce55" table:formula="of:=HLOOKUP([.$B16]; [$Layout.$B$10:.$V$16];  [.E$4]; 0)" office:value-type="string" office:string-value="¶" calcext:value-type="string">
            <text:p>¶</text:p>
          </table:table-cell>
          <table:table-cell table:style-name="ce55" table:formula="of:=HLOOKUP([.$B16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6]); &quot;&quot;; &quot;0x&quot; &amp; DEC2HEX(CODE([.E16])))" office:value-type="string" office:string-value="0xB6" calcext:value-type="string">
            <text:p>0xB6</text:p>
          </table:table-cell>
          <table:table-cell table:style-name="ce74" table:formula="of:=IF(ISBLANK([.F16]); &quot;&quot;; &quot;0x&quot; &amp; DEC2HEX(CODE([.F16])))" office:value-type="string" office:string-value="0x30" calcext:value-type="string">
            <text:p>0x30</text:p>
          </table:table-cell>
          <table:table-cell/>
          <table:table-cell table:style-name="ce71" table:formula="of:=IF([.I16]=&quot;&quot;; [.H16]; &quot;PAIR(&quot;&amp;IF([.H16]=&quot;&quot;; [.I16]; [.H16]) &amp;&quot;,&quot;&amp;[.I16]&amp;&quot;)&quot;)" office:value-type="string" office:string-value="PAIR(0xB6,0x30)" calcext:value-type="string">
            <text:p>PAIR(0xB6,0x30)</text:p>
          </table:table-cell>
          <table:table-cell table:style-name="ce71" table:formula="of:=IF(ISBLANK([.C16]); &quot;&quot;; &quot;case &quot;&amp;[.C16]&amp;&quot;: PROCESS(&quot;&amp;[.K16]&amp;&quot;); // &quot;&amp;[.E16]&amp;&quot;,&quot;&amp;[.F16])" office:value-type="string" office:string-value="case GR_9: PROCESS(PAIR(0xB6,0x30)); // ¶,0" calcext:value-type="string">
            <text:p>case GR_9: PROCESS(PAIR(0xB6,0x30)); // ¶,0</text:p>
          </table:table-cell>
          <table:table-cell table:style-name="ce71" table:formula="of:=&quot;{&quot;&quot;name&quot;&quot;: &quot;&quot;&quot; &amp; [.C16] &amp; &quot;&quot;&quot;, &quot;&quot;title&quot;&quot;: &quot;&quot;&quot; &amp; [.C16] &amp; &quot;&quot;&quot;, &quot;&quot;shortName&quot;&quot;: &quot;&quot;&quot; &amp; [.E16] &amp; &quot;&quot;&quot;},&quot;" office:value-type="string" office:string-value="{&quot;name&quot;: &quot;GR_9&quot;, &quot;title&quot;: &quot;GR_9&quot;, &quot;shortName&quot;: &quot;¶&quot;}," calcext:value-type="string">
            <text:p>{"name": "GR_9", "title": "GR_9", "shortName": "¶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0</text:p>
          </table:table-cell>
          <table:table-cell table:style-name="ce71" table:formula="of:=IF(AND(ISBLANK([.E17]) ; ISBLANK([.F17])); IFERROR(0/0); REPLACE([.B17]; 1; 3; [.$C$1]))" office:value-type="string" office:string-value="GR_0" calcext:value-type="string">
            <text:p>GR_0</text:p>
          </table:table-cell>
          <table:table-cell/>
          <table:table-cell table:style-name="ce55" table:formula="of:=HLOOKUP([.$B17]; [$Layout.$B$10:.$V$16];  [.E$4]; 0)" office:value-type="string" office:string-value="○" calcext:value-type="string">
            <text:p>○</text:p>
          </table:table-cell>
          <table:table-cell table:style-name="ce55" table:formula="of:=HLOOKUP([.$B17]; [$Layout.$B$10:.$V$16];  [.F$4]; 0)" office:value-type="string" office:string-value="◯" calcext:value-type="string">
            <text:p>◯</text:p>
          </table:table-cell>
          <table:table-cell table:style-name="ce57"/>
          <table:table-cell table:style-name="ce74" table:formula="of:=IF(ISBLANK([.E17]); &quot;&quot;; &quot;0x&quot; &amp; DEC2HEX(CODE([.E17])))" office:value-type="string" office:string-value="0x3F" calcext:value-type="string">
            <text:p>0x3F</text:p>
          </table:table-cell>
          <table:table-cell table:style-name="ce74" table:formula="of:=IF(ISBLANK([.F17]); &quot;&quot;; &quot;0x&quot; &amp; DEC2HEX(CODE([.F17])))" office:value-type="string" office:string-value="0x3F" calcext:value-type="string">
            <text:p>0x3F</text:p>
          </table:table-cell>
          <table:table-cell/>
          <table:table-cell table:style-name="ce71" table:formula="of:=IF([.I17]=&quot;&quot;; [.H17]; &quot;PAIR(&quot;&amp;IF([.H17]=&quot;&quot;; [.I17]; [.H17]) &amp;&quot;,&quot;&amp;[.I17]&amp;&quot;)&quot;)" office:value-type="string" office:string-value="PAIR(0x3F,0x3F)" calcext:value-type="string">
            <text:p>PAIR(0x3F,0x3F)</text:p>
          </table:table-cell>
          <table:table-cell table:style-name="ce71" table:formula="of:=IF(ISBLANK([.C17]); &quot;&quot;; &quot;case &quot;&amp;[.C17]&amp;&quot;: PROCESS(&quot;&amp;[.K17]&amp;&quot;); // &quot;&amp;[.E17]&amp;&quot;,&quot;&amp;[.F17])" office:value-type="string" office:string-value="case GR_0: PROCESS(PAIR(0x3F,0x3F)); // ○,◯" calcext:value-type="string">
            <text:p>case GR_0: PROCESS(PAIR(0x3F,0x3F)); // ○,◯</text:p>
          </table:table-cell>
          <table:table-cell table:style-name="ce71" table:formula="of:=&quot;{&quot;&quot;name&quot;&quot;: &quot;&quot;&quot; &amp; [.C17] &amp; &quot;&quot;&quot;, &quot;&quot;title&quot;&quot;: &quot;&quot;&quot; &amp; [.C17] &amp; &quot;&quot;&quot;, &quot;&quot;shortName&quot;&quot;: &quot;&quot;&quot; &amp; [.E17] &amp; &quot;&quot;&quot;},&quot;" office:value-type="string" office:string-value="{&quot;name&quot;: &quot;GR_0&quot;, &quot;title&quot;: &quot;GR_0&quot;, &quot;shortName&quot;: &quot;○&quot;}," calcext:value-type="string">
            <text:p>{"name": "GR_0", "title": "GR_0", "shortName": "○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MINS</text:p>
          </table:table-cell>
          <table:table-cell table:style-name="ce71" table:formula="of:=IF(AND(ISBLANK([.E18]) ; ISBLANK([.F18])); IFERROR(0/0); REPLACE([.B18]; 1; 3; [.$C$1]))" office:value-type="string" office:string-value="GR_MINS" calcext:value-type="string">
            <text:p>GR_MINS</text:p>
          </table:table-cell>
          <table:table-cell/>
          <table:table-cell table:style-name="ce55" table:formula="of:=HLOOKUP([.$B18]; [$Layout.$B$10:.$V$16];  [.E$4]; 0)" office:value-type="string" office:string-value="—" calcext:value-type="string">
            <text:p>—</text:p>
          </table:table-cell>
          <table:table-cell table:style-name="ce55" table:formula="of:=HLOOKUP([.$B18]; [$Layout.$B$10:.$V$16];  [.F$4]; 0)" office:value-type="string" office:string-value="‾" calcext:value-type="string">
            <text:p>‾</text:p>
          </table:table-cell>
          <table:table-cell table:style-name="ce57"/>
          <table:table-cell table:style-name="ce74" table:formula="of:=IF(ISBLANK([.E18]); &quot;&quot;; &quot;0x&quot; &amp; DEC2HEX(CODE([.E18])))" office:value-type="string" office:string-value="0x2D" calcext:value-type="string">
            <text:p>0x2D</text:p>
          </table:table-cell>
          <table:table-cell table:style-name="ce74" table:formula="of:=IF(ISBLANK([.F18]); &quot;&quot;; &quot;0x&quot; &amp; DEC2HEX(CODE([.F18])))" office:value-type="string" office:string-value="0x3F" calcext:value-type="string">
            <text:p>0x3F</text:p>
          </table:table-cell>
          <table:table-cell/>
          <table:table-cell table:style-name="ce71" table:formula="of:=IF([.I18]=&quot;&quot;; [.H18]; &quot;PAIR(&quot;&amp;IF([.H18]=&quot;&quot;; [.I18]; [.H18]) &amp;&quot;,&quot;&amp;[.I18]&amp;&quot;)&quot;)" office:value-type="string" office:string-value="PAIR(0x2D,0x3F)" calcext:value-type="string">
            <text:p>PAIR(0x2D,0x3F)</text:p>
          </table:table-cell>
          <table:table-cell table:style-name="ce71" table:formula="of:=IF(ISBLANK([.C18]); &quot;&quot;; &quot;case &quot;&amp;[.C18]&amp;&quot;: PROCESS(&quot;&amp;[.K18]&amp;&quot;); // &quot;&amp;[.E18]&amp;&quot;,&quot;&amp;[.F18])" office:value-type="string" office:string-value="case GR_MINS: PROCESS(PAIR(0x2D,0x3F)); // —,‾" calcext:value-type="string">
            <text:p>case GR_MINS: PROCESS(PAIR(0x2D,0x3F)); // —,‾</text:p>
          </table:table-cell>
          <table:table-cell table:style-name="ce71" table:formula="of:=&quot;{&quot;&quot;name&quot;&quot;: &quot;&quot;&quot; &amp; [.C18] &amp; &quot;&quot;&quot;, &quot;&quot;title&quot;&quot;: &quot;&quot;&quot; &amp; [.C18] &amp; &quot;&quot;&quot;, &quot;&quot;shortName&quot;&quot;: &quot;&quot;&quot; &amp; [.E18] &amp; &quot;&quot;&quot;},&quot;" office:value-type="string" office:string-value="{&quot;name&quot;: &quot;GR_MINS&quot;, &quot;title&quot;: &quot;GR_MINS&quot;, &quot;shortName&quot;: &quot;—&quot;}," calcext:value-type="string">
            <text:p>{"name": "GR_MINS", "title": "GR_MINS", "shortName": "—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EQL</text:p>
          </table:table-cell>
          <table:table-cell table:style-name="ce71" table:formula="of:=IF(AND(ISBLANK([.E19]) ; ISBLANK([.F19])); IFERROR(0/0); REPLACE([.B19]; 1; 3; [.$C$1]))" office:value-type="string" office:string-value="GR_EQL" calcext:value-type="string">
            <text:p>GR_EQL</text:p>
          </table:table-cell>
          <table:table-cell/>
          <table:table-cell table:style-name="ce55" table:formula="of:=HLOOKUP([.$B19]; [$Layout.$B$10:.$V$16];  [.E$4]; 0)" office:value-type="string" office:string-value="≈" calcext:value-type="string">
            <text:p>≈</text:p>
          </table:table-cell>
          <table:table-cell table:style-name="ce55" table:formula="of:=HLOOKUP([.$B19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19]); &quot;&quot;; &quot;0x&quot; &amp; DEC2HEX(CODE([.E19])))" office:value-type="string" office:string-value="0x3F" calcext:value-type="string">
            <text:p>0x3F</text:p>
          </table:table-cell>
          <table:table-cell table:style-name="ce74" table:formula="of:=IF(ISBLANK([.F19]); &quot;&quot;; &quot;0x&quot; &amp; DEC2HEX(CODE([.F19])))" office:value-type="string" office:string-value="0x30" calcext:value-type="string">
            <text:p>0x30</text:p>
          </table:table-cell>
          <table:table-cell/>
          <table:table-cell table:style-name="ce71" table:formula="of:=IF([.I19]=&quot;&quot;; [.H19]; &quot;PAIR(&quot;&amp;IF([.H19]=&quot;&quot;; [.I19]; [.H19]) &amp;&quot;,&quot;&amp;[.I19]&amp;&quot;)&quot;)" office:value-type="string" office:string-value="PAIR(0x3F,0x30)" calcext:value-type="string">
            <text:p>PAIR(0x3F,0x30)</text:p>
          </table:table-cell>
          <table:table-cell table:style-name="ce71" table:formula="of:=IF(ISBLANK([.C19]); &quot;&quot;; &quot;case &quot;&amp;[.C19]&amp;&quot;: PROCESS(&quot;&amp;[.K19]&amp;&quot;); // &quot;&amp;[.E19]&amp;&quot;,&quot;&amp;[.F19])" office:value-type="string" office:string-value="case GR_EQL: PROCESS(PAIR(0x3F,0x30)); // ≈,0" calcext:value-type="string">
            <text:p>case GR_EQL: PROCESS(PAIR(0x3F,0x30)); // ≈,0</text:p>
          </table:table-cell>
          <table:table-cell table:style-name="ce71" table:formula="of:=&quot;{&quot;&quot;name&quot;&quot;: &quot;&quot;&quot; &amp; [.C19] &amp; &quot;&quot;&quot;, &quot;&quot;title&quot;&quot;: &quot;&quot;&quot; &amp; [.C19] &amp; &quot;&quot;&quot;, &quot;&quot;shortName&quot;&quot;: &quot;&quot;&quot; &amp; [.E19] &amp; &quot;&quot;&quot;},&quot;" office:value-type="string" office:string-value="{&quot;name&quot;: &quot;GR_EQL&quot;, &quot;title&quot;: &quot;GR_EQL&quot;, &quot;shortName&quot;: &quot;≈&quot;}," calcext:value-type="string">
            <text:p>{"name": "GR_EQL", "title": "GR_EQL", "shortName": "≈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BSPC</text:p>
          </table:table-cell>
          <table:table-cell table:style-name="ce71" table:formula="of:=IF(AND(ISBLANK([.E20]) ; ISBLANK([.F20])); IFERROR(0/0); REPLACE([.B20]; 1; 3; [.$C$1]))" office:value-type="string" office:string-value="GR_BSPC" calcext:value-type="string">
            <text:p>GR_BSPC</text:p>
          </table:table-cell>
          <table:table-cell/>
          <table:table-cell table:style-name="ce55" table:formula="of:=HLOOKUP([.$B20]; [$Layout.$B$10:.$V$16];  [.E$4]; 0)" office:value-type="float" office:value="0" calcext:value-type="float">
            <text:p/>
          </table:table-cell>
          <table:table-cell table:style-name="ce55" table:formula="of:=HLOOKUP([.$B20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0]); &quot;&quot;; &quot;0x&quot; &amp; DEC2HEX(CODE([.E20])))" office:value-type="string" office:string-value="0x30" calcext:value-type="string">
            <text:p>0x30</text:p>
          </table:table-cell>
          <table:table-cell table:style-name="ce74" table:formula="of:=IF(ISBLANK([.F20]); &quot;&quot;; &quot;0x&quot; &amp; DEC2HEX(CODE([.F20])))" office:value-type="string" office:string-value="0x30" calcext:value-type="string">
            <text:p>0x30</text:p>
          </table:table-cell>
          <table:table-cell/>
          <table:table-cell table:style-name="ce71" table:formula="of:=IF([.I20]=&quot;&quot;; [.H20]; &quot;PAIR(&quot;&amp;IF([.H20]=&quot;&quot;; [.I20]; [.H20]) &amp;&quot;,&quot;&amp;[.I20]&amp;&quot;)&quot;)" office:value-type="string" office:string-value="PAIR(0x30,0x30)" calcext:value-type="string">
            <text:p>PAIR(0x30,0x30)</text:p>
          </table:table-cell>
          <table:table-cell table:style-name="ce71" table:formula="of:=IF(ISBLANK([.C20]); &quot;&quot;; &quot;case &quot;&amp;[.C20]&amp;&quot;: PROCESS(&quot;&amp;[.K20]&amp;&quot;); // &quot;&amp;[.E20]&amp;&quot;,&quot;&amp;[.F20])" office:value-type="string" office:string-value="case GR_BSPC: PROCESS(PAIR(0x30,0x30)); // 0,0" calcext:value-type="string">
            <text:p>case GR_BSPC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INS</text:p>
          </table:table-cell>
          <table:table-cell table:style-name="ce71" table:formula="of:=IF(AND(ISBLANK([.E21]) ; ISBLANK([.F21])); IFERROR(0/0); REPLACE([.B21]; 1; 3; [.$C$1]))" office:value-type="string" office:string-value="GR_INS" calcext:value-type="string">
            <text:p>GR_INS</text:p>
          </table:table-cell>
          <table:table-cell/>
          <table:table-cell table:style-name="ce55" table:formula="of:=HLOOKUP([.$B21]; [$Layout.$B$10:.$V$16];  [.E$4]; 0)" office:value-type="float" office:value="0" calcext:value-type="float">
            <text:p/>
          </table:table-cell>
          <table:table-cell table:style-name="ce55" table:formula="of:=HLOOKUP([.$B21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1]); &quot;&quot;; &quot;0x&quot; &amp; DEC2HEX(CODE([.E21])))" office:value-type="string" office:string-value="0x30" calcext:value-type="string">
            <text:p>0x30</text:p>
          </table:table-cell>
          <table:table-cell table:style-name="ce74" table:formula="of:=IF(ISBLANK([.F21]); &quot;&quot;; &quot;0x&quot; &amp; DEC2HEX(CODE([.F21])))" office:value-type="string" office:string-value="0x30" calcext:value-type="string">
            <text:p>0x30</text:p>
          </table:table-cell>
          <table:table-cell/>
          <table:table-cell table:style-name="ce71" table:formula="of:=IF([.I21]=&quot;&quot;; [.H21]; &quot;PAIR(&quot;&amp;IF([.H21]=&quot;&quot;; [.I21]; [.H21]) &amp;&quot;,&quot;&amp;[.I21]&amp;&quot;)&quot;)" office:value-type="string" office:string-value="PAIR(0x30,0x30)" calcext:value-type="string">
            <text:p>PAIR(0x30,0x30)</text:p>
          </table:table-cell>
          <table:table-cell table:style-name="ce71" table:formula="of:=IF(ISBLANK([.C21]); &quot;&quot;; &quot;case &quot;&amp;[.C21]&amp;&quot;: PROCESS(&quot;&amp;[.K21]&amp;&quot;); // &quot;&amp;[.E21]&amp;&quot;,&quot;&amp;[.F21])" office:value-type="string" office:string-value="case GR_INS: PROCESS(PAIR(0x30,0x30)); // 0,0" calcext:value-type="string">
            <text:p>case GR_INS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HOME</text:p>
          </table:table-cell>
          <table:table-cell table:style-name="ce71" table:formula="of:=IF(AND(ISBLANK([.E22]) ; ISBLANK([.F22])); IFERROR(0/0); REPLACE([.B22]; 1; 3; [.$C$1]))" office:value-type="string" office:string-value="GR_HOME" calcext:value-type="string">
            <text:p>GR_HOME</text:p>
          </table:table-cell>
          <table:table-cell/>
          <table:table-cell table:style-name="ce55" table:formula="of:=HLOOKUP([.$B22]; [$Layout.$B$10:.$V$16];  [.E$4]; 0)" office:value-type="float" office:value="0" calcext:value-type="float">
            <text:p/>
          </table:table-cell>
          <table:table-cell table:style-name="ce55" table:formula="of:=HLOOKUP([.$B22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2]); &quot;&quot;; &quot;0x&quot; &amp; DEC2HEX(CODE([.E22])))" office:value-type="string" office:string-value="0x30" calcext:value-type="string">
            <text:p>0x30</text:p>
          </table:table-cell>
          <table:table-cell table:style-name="ce74" table:formula="of:=IF(ISBLANK([.F22]); &quot;&quot;; &quot;0x&quot; &amp; DEC2HEX(CODE([.F22])))" office:value-type="string" office:string-value="0x30" calcext:value-type="string">
            <text:p>0x30</text:p>
          </table:table-cell>
          <table:table-cell/>
          <table:table-cell table:style-name="ce71" table:formula="of:=IF([.I22]=&quot;&quot;; [.H22]; &quot;PAIR(&quot;&amp;IF([.H22]=&quot;&quot;; [.I22]; [.H22]) &amp;&quot;,&quot;&amp;[.I22]&amp;&quot;)&quot;)" office:value-type="string" office:string-value="PAIR(0x30,0x30)" calcext:value-type="string">
            <text:p>PAIR(0x30,0x30)</text:p>
          </table:table-cell>
          <table:table-cell table:style-name="ce71" table:formula="of:=IF(ISBLANK([.C22]); &quot;&quot;; &quot;case &quot;&amp;[.C22]&amp;&quot;: PROCESS(&quot;&amp;[.K22]&amp;&quot;); // &quot;&amp;[.E22]&amp;&quot;,&quot;&amp;[.F22])" office:value-type="string" office:string-value="case GR_HOME: PROCESS(PAIR(0x30,0x30)); // 0,0" calcext:value-type="string">
            <text:p>case GR_HOME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GUP</text:p>
          </table:table-cell>
          <table:table-cell table:style-name="ce71" table:formula="of:=IF(AND(ISBLANK([.E23]) ; ISBLANK([.F23])); IFERROR(0/0); REPLACE([.B23]; 1; 3; [.$C$1]))" office:value-type="string" office:string-value="GR_PGUP" calcext:value-type="string">
            <text:p>GR_PGUP</text:p>
          </table:table-cell>
          <table:table-cell/>
          <table:table-cell table:style-name="ce55" table:formula="of:=HLOOKUP([.$B23]; [$Layout.$B$10:.$V$16];  [.E$4]; 0)" office:value-type="float" office:value="0" calcext:value-type="float">
            <text:p/>
          </table:table-cell>
          <table:table-cell table:style-name="ce55" table:formula="of:=HLOOKUP([.$B23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3]); &quot;&quot;; &quot;0x&quot; &amp; DEC2HEX(CODE([.E23])))" office:value-type="string" office:string-value="0x30" calcext:value-type="string">
            <text:p>0x30</text:p>
          </table:table-cell>
          <table:table-cell table:style-name="ce74" table:formula="of:=IF(ISBLANK([.F23]); &quot;&quot;; &quot;0x&quot; &amp; DEC2HEX(CODE([.F23])))" office:value-type="string" office:string-value="0x30" calcext:value-type="string">
            <text:p>0x30</text:p>
          </table:table-cell>
          <table:table-cell/>
          <table:table-cell table:style-name="ce71" table:formula="of:=IF([.I23]=&quot;&quot;; [.H23]; &quot;PAIR(&quot;&amp;IF([.H23]=&quot;&quot;; [.I23]; [.H23]) &amp;&quot;,&quot;&amp;[.I23]&amp;&quot;)&quot;)" office:value-type="string" office:string-value="PAIR(0x30,0x30)" calcext:value-type="string">
            <text:p>PAIR(0x30,0x30)</text:p>
          </table:table-cell>
          <table:table-cell table:style-name="ce71" table:formula="of:=IF(ISBLANK([.C23]); &quot;&quot;; &quot;case &quot;&amp;[.C23]&amp;&quot;: PROCESS(&quot;&amp;[.K23]&amp;&quot;); // &quot;&amp;[.E23]&amp;&quot;,&quot;&amp;[.F23])" office:value-type="string" office:string-value="case GR_PGUP: PROCESS(PAIR(0x30,0x30)); // 0,0" calcext:value-type="string">
            <text:p>case GR_PGUP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NUM</text:p>
          </table:table-cell>
          <table:table-cell table:style-name="ce71" table:formula="of:=IF(AND(ISBLANK([.E24]) ; ISBLANK([.F24])); IFERROR(0/0); REPLACE([.B24]; 1; 3; [.$C$1]))" office:value-type="string" office:string-value="GR_NUM" calcext:value-type="string">
            <text:p>GR_NUM</text:p>
          </table:table-cell>
          <table:table-cell/>
          <table:table-cell table:style-name="ce55" table:formula="of:=HLOOKUP([.$B24]; [$Layout.$B$10:.$V$16];  [.E$4]; 0)" office:value-type="float" office:value="0" calcext:value-type="float">
            <text:p/>
          </table:table-cell>
          <table:table-cell table:style-name="ce55" table:formula="of:=HLOOKUP([.$B24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4]); &quot;&quot;; &quot;0x&quot; &amp; DEC2HEX(CODE([.E24])))" office:value-type="string" office:string-value="0x30" calcext:value-type="string">
            <text:p>0x30</text:p>
          </table:table-cell>
          <table:table-cell table:style-name="ce74" table:formula="of:=IF(ISBLANK([.F24]); &quot;&quot;; &quot;0x&quot; &amp; DEC2HEX(CODE([.F24])))" office:value-type="string" office:string-value="0x30" calcext:value-type="string">
            <text:p>0x30</text:p>
          </table:table-cell>
          <table:table-cell/>
          <table:table-cell table:style-name="ce71" table:formula="of:=IF([.I24]=&quot;&quot;; [.H24]; &quot;PAIR(&quot;&amp;IF([.H24]=&quot;&quot;; [.I24]; [.H24]) &amp;&quot;,&quot;&amp;[.I24]&amp;&quot;)&quot;)" office:value-type="string" office:string-value="PAIR(0x30,0x30)" calcext:value-type="string">
            <text:p>PAIR(0x30,0x30)</text:p>
          </table:table-cell>
          <table:table-cell table:style-name="ce71" table:formula="of:=IF(ISBLANK([.C24]); &quot;&quot;; &quot;case &quot;&amp;[.C24]&amp;&quot;: PROCESS(&quot;&amp;[.K24]&amp;&quot;); // &quot;&amp;[.E24]&amp;&quot;,&quot;&amp;[.F24])" office:value-type="string" office:string-value="case GR_NUM: PROCESS(PAIR(0x30,0x30)); // 0,0" calcext:value-type="string">
            <text:p>case GR_NUM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SLS</text:p>
          </table:table-cell>
          <table:table-cell table:style-name="ce71" table:formula="of:=IF(AND(ISBLANK([.E25]) ; ISBLANK([.F25])); IFERROR(0/0); REPLACE([.B25]; 1; 3; [.$C$1]))" office:value-type="string" office:string-value="GR_PSLS" calcext:value-type="string">
            <text:p>GR_PSLS</text:p>
          </table:table-cell>
          <table:table-cell/>
          <table:table-cell table:style-name="ce55" table:formula="of:=HLOOKUP([.$B25]; [$Layout.$B$10:.$V$16];  [.E$4]; 0)" office:value-type="float" office:value="0" calcext:value-type="float">
            <text:p/>
          </table:table-cell>
          <table:table-cell table:style-name="ce55" table:formula="of:=HLOOKUP([.$B25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5]); &quot;&quot;; &quot;0x&quot; &amp; DEC2HEX(CODE([.E25])))" office:value-type="string" office:string-value="0x30" calcext:value-type="string">
            <text:p>0x30</text:p>
          </table:table-cell>
          <table:table-cell table:style-name="ce74" table:formula="of:=IF(ISBLANK([.F25]); &quot;&quot;; &quot;0x&quot; &amp; DEC2HEX(CODE([.F25])))" office:value-type="string" office:string-value="0x30" calcext:value-type="string">
            <text:p>0x30</text:p>
          </table:table-cell>
          <table:table-cell/>
          <table:table-cell table:style-name="ce71" table:formula="of:=IF([.I25]=&quot;&quot;; [.H25]; &quot;PAIR(&quot;&amp;IF([.H25]=&quot;&quot;; [.I25]; [.H25]) &amp;&quot;,&quot;&amp;[.I25]&amp;&quot;)&quot;)" office:value-type="string" office:string-value="PAIR(0x30,0x30)" calcext:value-type="string">
            <text:p>PAIR(0x30,0x30)</text:p>
          </table:table-cell>
          <table:table-cell table:style-name="ce71" table:formula="of:=IF(ISBLANK([.C25]); &quot;&quot;; &quot;case &quot;&amp;[.C25]&amp;&quot;: PROCESS(&quot;&amp;[.K25]&amp;&quot;); // &quot;&amp;[.E25]&amp;&quot;,&quot;&amp;[.F25])" office:value-type="string" office:string-value="case GR_PSLS: PROCESS(PAIR(0x30,0x30)); // 0,0" calcext:value-type="string">
            <text:p>case GR_PSLS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AST</text:p>
          </table:table-cell>
          <table:table-cell table:style-name="ce71" table:formula="of:=IF(AND(ISBLANK([.E26]) ; ISBLANK([.F26])); IFERROR(0/0); REPLACE([.B26]; 1; 3; [.$C$1]))" office:value-type="string" office:string-value="GR_PAST" calcext:value-type="string">
            <text:p>GR_PAST</text:p>
          </table:table-cell>
          <table:table-cell/>
          <table:table-cell table:style-name="ce55" table:formula="of:=HLOOKUP([.$B26]; [$Layout.$B$10:.$V$16];  [.E$4]; 0)" office:value-type="float" office:value="0" calcext:value-type="float">
            <text:p/>
          </table:table-cell>
          <table:table-cell table:style-name="ce55" table:formula="of:=HLOOKUP([.$B26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6]); &quot;&quot;; &quot;0x&quot; &amp; DEC2HEX(CODE([.E26])))" office:value-type="string" office:string-value="0x30" calcext:value-type="string">
            <text:p>0x30</text:p>
          </table:table-cell>
          <table:table-cell table:style-name="ce74" table:formula="of:=IF(ISBLANK([.F26]); &quot;&quot;; &quot;0x&quot; &amp; DEC2HEX(CODE([.F26])))" office:value-type="string" office:string-value="0x30" calcext:value-type="string">
            <text:p>0x30</text:p>
          </table:table-cell>
          <table:table-cell/>
          <table:table-cell table:style-name="ce71" table:formula="of:=IF([.I26]=&quot;&quot;; [.H26]; &quot;PAIR(&quot;&amp;IF([.H26]=&quot;&quot;; [.I26]; [.H26]) &amp;&quot;,&quot;&amp;[.I26]&amp;&quot;)&quot;)" office:value-type="string" office:string-value="PAIR(0x30,0x30)" calcext:value-type="string">
            <text:p>PAIR(0x30,0x30)</text:p>
          </table:table-cell>
          <table:table-cell table:style-name="ce71" table:formula="of:=IF(ISBLANK([.C26]); &quot;&quot;; &quot;case &quot;&amp;[.C26]&amp;&quot;: PROCESS(&quot;&amp;[.K26]&amp;&quot;); // &quot;&amp;[.E26]&amp;&quot;,&quot;&amp;[.F26])" office:value-type="string" office:string-value="case GR_PAST: PROCESS(PAIR(0x30,0x30)); // 0,0" calcext:value-type="string">
            <text:p>case GR_PAST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MNS</text:p>
          </table:table-cell>
          <table:table-cell table:style-name="ce71" table:formula="of:=IF(AND(ISBLANK([.E27]) ; ISBLANK([.F27])); IFERROR(0/0); REPLACE([.B27]; 1; 3; [.$C$1]))" office:value-type="string" office:string-value="GR_PMNS" calcext:value-type="string">
            <text:p>GR_PMNS</text:p>
          </table:table-cell>
          <table:table-cell/>
          <table:table-cell table:style-name="ce55" table:formula="of:=HLOOKUP([.$B27]; [$Layout.$B$10:.$V$16];  [.E$4]; 0)" office:value-type="float" office:value="0" calcext:value-type="float">
            <text:p/>
          </table:table-cell>
          <table:table-cell table:style-name="ce55" table:formula="of:=HLOOKUP([.$B27]; [$Layout.$B$10:.$V$16];  [.F$4]; 0)" office:value-type="float" office:value="0" calcext:value-type="float">
            <text:p/>
          </table:table-cell>
          <table:table-cell table:style-name="ce57"/>
          <table:table-cell table:style-name="ce74" table:formula="of:=IF(ISBLANK([.E27]); &quot;&quot;; &quot;0x&quot; &amp; DEC2HEX(CODE([.E27])))" office:value-type="string" office:string-value="0x30" calcext:value-type="string">
            <text:p>0x30</text:p>
          </table:table-cell>
          <table:table-cell table:style-name="ce74" table:formula="of:=IF(ISBLANK([.F27]); &quot;&quot;; &quot;0x&quot; &amp; DEC2HEX(CODE([.F27])))" office:value-type="string" office:string-value="0x30" calcext:value-type="string">
            <text:p>0x30</text:p>
          </table:table-cell>
          <table:table-cell/>
          <table:table-cell table:style-name="ce71" table:formula="of:=IF([.I27]=&quot;&quot;; [.H27]; &quot;PAIR(&quot;&amp;IF([.H27]=&quot;&quot;; [.I27]; [.H27]) &amp;&quot;,&quot;&amp;[.I27]&amp;&quot;)&quot;)" office:value-type="string" office:string-value="PAIR(0x30,0x30)" calcext:value-type="string">
            <text:p>PAIR(0x30,0x30)</text:p>
          </table:table-cell>
          <table:table-cell table:style-name="ce71" table:formula="of:=IF(ISBLANK([.C27]); &quot;&quot;; &quot;case &quot;&amp;[.C27]&amp;&quot;: PROCESS(&quot;&amp;[.K27]&amp;&quot;); // &quot;&amp;[.E27]&amp;&quot;,&quot;&amp;[.F27])" office:value-type="string" office:string-value="case GR_PMNS: PROCESS(PAIR(0x30,0x30)); // 0,0" calcext:value-type="string">
            <text:p>case GR_PMNS: PROCESS(PAIR(0x30,0x30)); // 0,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28]) ; ISBLANK([.F28])); IFERROR(0/0); REPLACE([.B28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/>
          <table:table-cell table:style-name="ce74" table:formula="of:=IF(ISBLANK([.E28]); &quot;&quot;; &quot;0x&quot; &amp; DEC2HEX(CODE([.E28])))">
            <text:p/>
          </table:table-cell>
          <table:table-cell table:style-name="ce74" table:formula="of:=IF(ISBLANK([.F28]); &quot;&quot;; &quot;0x&quot; &amp; DEC2HEX(CODE([.F28])))">
            <text:p/>
          </table:table-cell>
          <table:table-cell/>
          <table:table-cell table:style-name="ce71" table:formula="of:=IF([.I28]=&quot;&quot;; [.H28]; &quot;PAIR(&quot;&amp;IF([.H28]=&quot;&quot;; [.I28]; [.H28]) &amp;&quot;,&quot;&amp;[.I28]&amp;&quot;)&quot;)">
            <text:p/>
          </table:table-cell>
          <table:table-cell table:style-name="ce71" table:formula="of:=IF(ISBLANK([.C28]); &quot;&quot;; &quot;case &quot;&amp;[.C28]&amp;&quot;: PROCESS(&quot;&amp;[.K28]&amp;&quot;); // &quot;&amp;[.E28]&amp;&quot;,&quot;&amp;[.F28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QWER ROW</text:p>
          </table:table-cell>
          <table:table-cell table:style-name="ce71" table:formula="of:=IF(AND(ISBLANK([.E29]) ; ISBLANK([.F29])); IFERROR(0/0); REPLACE([.B29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style-name="ce57"/>
          <table:table-cell table:style-name="ce74" table:formula="of:=IF(ISBLANK([.E29]); &quot;&quot;; &quot;0x&quot; &amp; DEC2HEX(CODE([.E29])))">
            <text:p/>
          </table:table-cell>
          <table:table-cell table:style-name="ce74" table:formula="of:=IF(ISBLANK([.F29]); &quot;&quot;; &quot;0x&quot; &amp; DEC2HEX(CODE([.F29])))">
            <text:p/>
          </table:table-cell>
          <table:table-cell/>
          <table:table-cell table:style-name="ce71" table:formula="of:=IF([.I29]=&quot;&quot;; [.H29]; &quot;PAIR(&quot;&amp;IF([.H29]=&quot;&quot;; [.I29]; [.H29]) &amp;&quot;,&quot;&amp;[.I29]&amp;&quot;)&quot;)">
            <text:p/>
          </table:table-cell>
          <table:table-cell table:style-name="ce71" table:formula="of:=IF(ISBLANK([.C29]); &quot;&quot;; &quot;case &quot;&amp;[.C29]&amp;&quot;: PROCESS(&quot;&amp;[.K29]&amp;&quot;); // &quot;&amp;[.E29]&amp;&quot;,&quot;&amp;[.F29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Q</text:p>
          </table:table-cell>
          <table:table-cell table:style-name="ce71" table:formula="of:=IF(AND(ISBLANK([.E30]) ; ISBLANK([.F30])); IFERROR(0/0); REPLACE([.B30]; 1; 3; [.$C$1]))" office:value-type="string" office:string-value="GR_Q" calcext:value-type="string">
            <text:p>GR_Q</text:p>
          </table:table-cell>
          <table:table-cell/>
          <table:table-cell table:style-name="ce55" table:formula="of:=HLOOKUP([.$B30]; [$Layout.$B$18:.$U$24];  [.E$4]; 0)" office:value-type="string" office:string-value="æ" calcext:value-type="string">
            <text:p>æ</text:p>
          </table:table-cell>
          <table:table-cell table:style-name="ce55" table:formula="of:=HLOOKUP([.$B30]; [$Layout.$B$18:.$U$24];  [.F$4]; 0)" office:value-type="string" office:string-value="Æ" calcext:value-type="string">
            <text:p>Æ</text:p>
          </table:table-cell>
          <table:table-cell table:style-name="ce57"/>
          <table:table-cell table:style-name="ce74" table:formula="of:=IF(ISBLANK([.E30]); &quot;&quot;; &quot;0x&quot; &amp; DEC2HEX(CODE([.E30])))" office:value-type="string" office:string-value="0xE6" calcext:value-type="string">
            <text:p>0xE6</text:p>
          </table:table-cell>
          <table:table-cell table:style-name="ce74" table:formula="of:=IF(ISBLANK([.F30]); &quot;&quot;; &quot;0x&quot; &amp; DEC2HEX(CODE([.F30])))" office:value-type="string" office:string-value="0xC6" calcext:value-type="string">
            <text:p>0xC6</text:p>
          </table:table-cell>
          <table:table-cell/>
          <table:table-cell table:style-name="ce71" table:formula="of:=IF([.I30]=&quot;&quot;; [.H30]; &quot;PAIR(&quot;&amp;IF([.H30]=&quot;&quot;; [.I30]; [.H30]) &amp;&quot;,&quot;&amp;[.I30]&amp;&quot;)&quot;)" office:value-type="string" office:string-value="PAIR(0xE6,0xC6)" calcext:value-type="string">
            <text:p>PAIR(0xE6,0xC6)</text:p>
          </table:table-cell>
          <table:table-cell table:style-name="ce71" table:formula="of:=IF(ISBLANK([.C30]); &quot;&quot;; &quot;case &quot;&amp;[.C30]&amp;&quot;: PROCESS(&quot;&amp;[.K30]&amp;&quot;); // &quot;&amp;[.E30]&amp;&quot;,&quot;&amp;[.F30])" office:value-type="string" office:string-value="case GR_Q: PROCESS(PAIR(0xE6,0xC6)); // æ,Æ" calcext:value-type="string">
            <text:p>case GR_Q: PROCESS(PAIR(0xE6,0xC6)); // æ,Æ</text:p>
          </table:table-cell>
          <table:table-cell table:style-name="ce71" table:formula="of:=&quot;{&quot;&quot;name&quot;&quot;: &quot;&quot;&quot; &amp; [.C30] &amp; &quot;&quot;&quot;, &quot;&quot;title&quot;&quot;: &quot;&quot;&quot; &amp; [.C30] &amp; &quot;&quot;&quot;, &quot;&quot;shortName&quot;&quot;: &quot;&quot;&quot; &amp; [.E30] &amp; &quot;&quot;&quot;},&quot;" office:value-type="string" office:string-value="{&quot;name&quot;: &quot;GR_Q&quot;, &quot;title&quot;: &quot;GR_Q&quot;, &quot;shortName&quot;: &quot;æ&quot;}," calcext:value-type="string">
            <text:p>{"name": "GR_Q", "title": "GR_Q", "shortName": "æ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W</text:p>
          </table:table-cell>
          <table:table-cell table:style-name="ce71" table:formula="of:=IF(AND(ISBLANK([.E31]) ; ISBLANK([.F31])); IFERROR(0/0); REPLACE([.B31]; 1; 3; [.$C$1]))" office:value-type="string" office:string-value="GR_W" calcext:value-type="string">
            <text:p>GR_W</text:p>
          </table:table-cell>
          <table:table-cell/>
          <table:table-cell table:style-name="ce55" table:formula="of:=HLOOKUP([.$B31]; [$Layout.$B$18:.$U$24];  [.E$4]; 0)" office:value-type="string" office:string-value="ς" calcext:value-type="string">
            <text:p>ς</text:p>
          </table:table-cell>
          <table:table-cell table:style-name="ce55" table:formula="of:=HLOOKUP([.$B31]; [$Layout.$B$18:.$U$24];  [.F$4]; 0)" office:value-type="string" office:string-value="Ç" calcext:value-type="string">
            <text:p>Ç</text:p>
          </table:table-cell>
          <table:table-cell table:style-name="ce57"/>
          <table:table-cell table:style-name="ce74" table:formula="of:=IF(ISBLANK([.E31]); &quot;&quot;; &quot;0x&quot; &amp; DEC2HEX(CODE([.E31])))" office:value-type="string" office:string-value="0x3F" calcext:value-type="string">
            <text:p>0x3F</text:p>
          </table:table-cell>
          <table:table-cell table:style-name="ce74" table:formula="of:=IF(ISBLANK([.F31]); &quot;&quot;; &quot;0x&quot; &amp; DEC2HEX(CODE([.F31])))" office:value-type="string" office:string-value="0xC7" calcext:value-type="string">
            <text:p>0xC7</text:p>
          </table:table-cell>
          <table:table-cell/>
          <table:table-cell table:style-name="ce71" table:formula="of:=IF([.I31]=&quot;&quot;; [.H31]; &quot;PAIR(&quot;&amp;IF([.H31]=&quot;&quot;; [.I31]; [.H31]) &amp;&quot;,&quot;&amp;[.I31]&amp;&quot;)&quot;)" office:value-type="string" office:string-value="PAIR(0x3F,0xC7)" calcext:value-type="string">
            <text:p>PAIR(0x3F,0xC7)</text:p>
          </table:table-cell>
          <table:table-cell table:style-name="ce71" table:formula="of:=IF(ISBLANK([.C31]); &quot;&quot;; &quot;case &quot;&amp;[.C31]&amp;&quot;: PROCESS(&quot;&amp;[.K31]&amp;&quot;); // &quot;&amp;[.E31]&amp;&quot;,&quot;&amp;[.F31])" office:value-type="string" office:string-value="case GR_W: PROCESS(PAIR(0x3F,0xC7)); // ς,Ç" calcext:value-type="string">
            <text:p>case GR_W: PROCESS(PAIR(0x3F,0xC7)); // ς,Ç</text:p>
          </table:table-cell>
          <table:table-cell table:style-name="ce71" table:formula="of:=&quot;{&quot;&quot;name&quot;&quot;: &quot;&quot;&quot; &amp; [.C31] &amp; &quot;&quot;&quot;, &quot;&quot;title&quot;&quot;: &quot;&quot;&quot; &amp; [.C31] &amp; &quot;&quot;&quot;, &quot;&quot;shortName&quot;&quot;: &quot;&quot;&quot; &amp; [.E31] &amp; &quot;&quot;&quot;},&quot;" office:value-type="string" office:string-value="{&quot;name&quot;: &quot;GR_W&quot;, &quot;title&quot;: &quot;GR_W&quot;, &quot;shortName&quot;: &quot;ς&quot;}," calcext:value-type="string">
            <text:p>{"name": "GR_W", "title": "GR_W", "shortName": "ς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E</text:p>
          </table:table-cell>
          <table:table-cell table:style-name="ce71" table:formula="of:=IF(AND(ISBLANK([.E32]) ; ISBLANK([.F32])); IFERROR(0/0); REPLACE([.B32]; 1; 3; [.$C$1]))" office:value-type="string" office:string-value="GR_E" calcext:value-type="string">
            <text:p>GR_E</text:p>
          </table:table-cell>
          <table:table-cell/>
          <table:table-cell table:style-name="ce55" table:formula="of:=HLOOKUP([.$B32]; [$Layout.$B$18:.$U$24];  [.E$4]; 0)" office:value-type="string" office:string-value="ε" calcext:value-type="string">
            <text:p>ε</text:p>
          </table:table-cell>
          <table:table-cell table:style-name="ce55" table:formula="of:=HLOOKUP([.$B32]; [$Layout.$B$18:.$U$24];  [.F$4]; 0)" office:value-type="string" office:string-value="Ε" calcext:value-type="string">
            <text:p>Ε</text:p>
          </table:table-cell>
          <table:table-cell table:style-name="ce57"/>
          <table:table-cell table:style-name="ce74" table:formula="of:=IF(ISBLANK([.E32]); &quot;&quot;; &quot;0x&quot; &amp; DEC2HEX(CODE([.E32])))" office:value-type="string" office:string-value="0x3F" calcext:value-type="string">
            <text:p>0x3F</text:p>
          </table:table-cell>
          <table:table-cell table:style-name="ce74" table:formula="of:=IF(ISBLANK([.F32]); &quot;&quot;; &quot;0x&quot; &amp; DEC2HEX(CODE([.F32])))" office:value-type="string" office:string-value="0x3F" calcext:value-type="string">
            <text:p>0x3F</text:p>
          </table:table-cell>
          <table:table-cell/>
          <table:table-cell table:style-name="ce71" table:formula="of:=IF([.I32]=&quot;&quot;; [.H32]; &quot;PAIR(&quot;&amp;IF([.H32]=&quot;&quot;; [.I32]; [.H32]) &amp;&quot;,&quot;&amp;[.I32]&amp;&quot;)&quot;)" office:value-type="string" office:string-value="PAIR(0x3F,0x3F)" calcext:value-type="string">
            <text:p>PAIR(0x3F,0x3F)</text:p>
          </table:table-cell>
          <table:table-cell table:style-name="ce71" table:formula="of:=IF(ISBLANK([.C32]); &quot;&quot;; &quot;case &quot;&amp;[.C32]&amp;&quot;: PROCESS(&quot;&amp;[.K32]&amp;&quot;); // &quot;&amp;[.E32]&amp;&quot;,&quot;&amp;[.F32])" office:value-type="string" office:string-value="case GR_E: PROCESS(PAIR(0x3F,0x3F)); // ε,Ε" calcext:value-type="string">
            <text:p>case GR_E: PROCESS(PAIR(0x3F,0x3F)); // ε,Ε</text:p>
          </table:table-cell>
          <table:table-cell table:style-name="ce71" table:formula="of:=&quot;{&quot;&quot;name&quot;&quot;: &quot;&quot;&quot; &amp; [.C32] &amp; &quot;&quot;&quot;, &quot;&quot;title&quot;&quot;: &quot;&quot;&quot; &amp; [.C32] &amp; &quot;&quot;&quot;, &quot;&quot;shortName&quot;&quot;: &quot;&quot;&quot; &amp; [.E32] &amp; &quot;&quot;&quot;},&quot;" office:value-type="string" office:string-value="{&quot;name&quot;: &quot;GR_E&quot;, &quot;title&quot;: &quot;GR_E&quot;, &quot;shortName&quot;: &quot;ε&quot;}," calcext:value-type="string">
            <text:p>{"name": "GR_E", "title": "GR_E", "shortName": "ε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R</text:p>
          </table:table-cell>
          <table:table-cell table:style-name="ce71" table:formula="of:=IF(AND(ISBLANK([.E33]) ; ISBLANK([.F33])); IFERROR(0/0); REPLACE([.B33]; 1; 3; [.$C$1]))" office:value-type="string" office:string-value="GR_R" calcext:value-type="string">
            <text:p>GR_R</text:p>
          </table:table-cell>
          <table:table-cell/>
          <table:table-cell table:style-name="ce55" table:formula="of:=HLOOKUP([.$B33]; [$Layout.$B$18:.$U$24];  [.E$4]; 0)" office:value-type="string" office:string-value="ρ" calcext:value-type="string">
            <text:p>ρ</text:p>
          </table:table-cell>
          <table:table-cell table:style-name="ce55" table:formula="of:=HLOOKUP([.$B33]; [$Layout.$B$18:.$U$24];  [.F$4]; 0)" office:value-type="string" office:string-value="Ρ" calcext:value-type="string">
            <text:p>Ρ</text:p>
          </table:table-cell>
          <table:table-cell table:style-name="ce57"/>
          <table:table-cell table:style-name="ce74" table:formula="of:=IF(ISBLANK([.E33]); &quot;&quot;; &quot;0x&quot; &amp; DEC2HEX(CODE([.E33])))" office:value-type="string" office:string-value="0x3F" calcext:value-type="string">
            <text:p>0x3F</text:p>
          </table:table-cell>
          <table:table-cell table:style-name="ce74" table:formula="of:=IF(ISBLANK([.F33]); &quot;&quot;; &quot;0x&quot; &amp; DEC2HEX(CODE([.F33])))" office:value-type="string" office:string-value="0x3F" calcext:value-type="string">
            <text:p>0x3F</text:p>
          </table:table-cell>
          <table:table-cell/>
          <table:table-cell table:style-name="ce71" table:formula="of:=IF([.I33]=&quot;&quot;; [.H33]; &quot;PAIR(&quot;&amp;IF([.H33]=&quot;&quot;; [.I33]; [.H33]) &amp;&quot;,&quot;&amp;[.I33]&amp;&quot;)&quot;)" office:value-type="string" office:string-value="PAIR(0x3F,0x3F)" calcext:value-type="string">
            <text:p>PAIR(0x3F,0x3F)</text:p>
          </table:table-cell>
          <table:table-cell table:style-name="ce71" table:formula="of:=IF(ISBLANK([.C33]); &quot;&quot;; &quot;case &quot;&amp;[.C33]&amp;&quot;: PROCESS(&quot;&amp;[.K33]&amp;&quot;); // &quot;&amp;[.E33]&amp;&quot;,&quot;&amp;[.F33])" office:value-type="string" office:string-value="case GR_R: PROCESS(PAIR(0x3F,0x3F)); // ρ,Ρ" calcext:value-type="string">
            <text:p>case GR_R: PROCESS(PAIR(0x3F,0x3F)); // ρ,Ρ</text:p>
          </table:table-cell>
          <table:table-cell table:style-name="ce71" table:formula="of:=&quot;{&quot;&quot;name&quot;&quot;: &quot;&quot;&quot; &amp; [.C33] &amp; &quot;&quot;&quot;, &quot;&quot;title&quot;&quot;: &quot;&quot;&quot; &amp; [.C33] &amp; &quot;&quot;&quot;, &quot;&quot;shortName&quot;&quot;: &quot;&quot;&quot; &amp; [.E33] &amp; &quot;&quot;&quot;},&quot;" office:value-type="string" office:string-value="{&quot;name&quot;: &quot;GR_R&quot;, &quot;title&quot;: &quot;GR_R&quot;, &quot;shortName&quot;: &quot;ρ&quot;}," calcext:value-type="string">
            <text:p>{"name": "GR_R", "title": "GR_R", "shortName": "ρ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T</text:p>
          </table:table-cell>
          <table:table-cell table:style-name="ce71" table:formula="of:=IF(AND(ISBLANK([.E34]) ; ISBLANK([.F34])); IFERROR(0/0); REPLACE([.B34]; 1; 3; [.$C$1]))" office:value-type="string" office:string-value="GR_T" calcext:value-type="string">
            <text:p>GR_T</text:p>
          </table:table-cell>
          <table:table-cell/>
          <table:table-cell table:style-name="ce55" table:formula="of:=HLOOKUP([.$B34]; [$Layout.$B$18:.$U$24];  [.E$4]; 0)" office:value-type="string" office:string-value="τ" calcext:value-type="string">
            <text:p>τ</text:p>
          </table:table-cell>
          <table:table-cell table:style-name="ce55" table:formula="of:=HLOOKUP([.$B34]; [$Layout.$B$18:.$U$24];  [.F$4]; 0)" office:value-type="string" office:string-value="T" calcext:value-type="string">
            <text:p>T</text:p>
          </table:table-cell>
          <table:table-cell table:style-name="ce57"/>
          <table:table-cell table:style-name="ce74" table:formula="of:=IF(ISBLANK([.E34]); &quot;&quot;; &quot;0x&quot; &amp; DEC2HEX(CODE([.E34])))" office:value-type="string" office:string-value="0x3F" calcext:value-type="string">
            <text:p>0x3F</text:p>
          </table:table-cell>
          <table:table-cell table:style-name="ce74" table:formula="of:=IF(ISBLANK([.F34]); &quot;&quot;; &quot;0x&quot; &amp; DEC2HEX(CODE([.F34])))" office:value-type="string" office:string-value="0x54" calcext:value-type="string">
            <text:p>0x54</text:p>
          </table:table-cell>
          <table:table-cell/>
          <table:table-cell table:style-name="ce71" table:formula="of:=IF([.I34]=&quot;&quot;; [.H34]; &quot;PAIR(&quot;&amp;IF([.H34]=&quot;&quot;; [.I34]; [.H34]) &amp;&quot;,&quot;&amp;[.I34]&amp;&quot;)&quot;)" office:value-type="string" office:string-value="PAIR(0x3F,0x54)" calcext:value-type="string">
            <text:p>PAIR(0x3F,0x54)</text:p>
          </table:table-cell>
          <table:table-cell table:style-name="ce71" table:formula="of:=IF(ISBLANK([.C34]); &quot;&quot;; &quot;case &quot;&amp;[.C34]&amp;&quot;: PROCESS(&quot;&amp;[.K34]&amp;&quot;); // &quot;&amp;[.E34]&amp;&quot;,&quot;&amp;[.F34])" office:value-type="string" office:string-value="case GR_T: PROCESS(PAIR(0x3F,0x54)); // τ,T" calcext:value-type="string">
            <text:p>case GR_T: PROCESS(PAIR(0x3F,0x54)); // τ,T</text:p>
          </table:table-cell>
          <table:table-cell table:style-name="ce71" table:formula="of:=&quot;{&quot;&quot;name&quot;&quot;: &quot;&quot;&quot; &amp; [.C34] &amp; &quot;&quot;&quot;, &quot;&quot;title&quot;&quot;: &quot;&quot;&quot; &amp; [.C34] &amp; &quot;&quot;&quot;, &quot;&quot;shortName&quot;&quot;: &quot;&quot;&quot; &amp; [.E34] &amp; &quot;&quot;&quot;},&quot;" office:value-type="string" office:string-value="{&quot;name&quot;: &quot;GR_T&quot;, &quot;title&quot;: &quot;GR_T&quot;, &quot;shortName&quot;: &quot;τ&quot;}," calcext:value-type="string">
            <text:p>{"name": "GR_T", "title": "GR_T", "shortName": "τ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Y</text:p>
          </table:table-cell>
          <table:table-cell table:style-name="ce71" table:formula="of:=IF(AND(ISBLANK([.E35]) ; ISBLANK([.F35])); IFERROR(0/0); REPLACE([.B35]; 1; 3; [.$C$1]))" office:value-type="string" office:string-value="GR_Y" calcext:value-type="string">
            <text:p>GR_Y</text:p>
          </table:table-cell>
          <table:table-cell/>
          <table:table-cell table:style-name="ce55" table:formula="of:=HLOOKUP([.$B35]; [$Layout.$B$18:.$U$24];  [.E$4]; 0)" office:value-type="string" office:string-value="υ" calcext:value-type="string">
            <text:p>υ</text:p>
          </table:table-cell>
          <table:table-cell table:style-name="ce55" table:formula="of:=HLOOKUP([.$B35]; [$Layout.$B$18:.$U$24];  [.F$4]; 0)" office:value-type="string" office:string-value="Υ" calcext:value-type="string">
            <text:p>Υ</text:p>
          </table:table-cell>
          <table:table-cell table:style-name="ce57"/>
          <table:table-cell table:style-name="ce74" table:formula="of:=IF(ISBLANK([.E35]); &quot;&quot;; &quot;0x&quot; &amp; DEC2HEX(CODE([.E35])))" office:value-type="string" office:string-value="0x3F" calcext:value-type="string">
            <text:p>0x3F</text:p>
          </table:table-cell>
          <table:table-cell table:style-name="ce74" table:formula="of:=IF(ISBLANK([.F35]); &quot;&quot;; &quot;0x&quot; &amp; DEC2HEX(CODE([.F35])))" office:value-type="string" office:string-value="0x3F" calcext:value-type="string">
            <text:p>0x3F</text:p>
          </table:table-cell>
          <table:table-cell/>
          <table:table-cell table:style-name="ce71" table:formula="of:=IF([.I35]=&quot;&quot;; [.H35]; &quot;PAIR(&quot;&amp;IF([.H35]=&quot;&quot;; [.I35]; [.H35]) &amp;&quot;,&quot;&amp;[.I35]&amp;&quot;)&quot;)" office:value-type="string" office:string-value="PAIR(0x3F,0x3F)" calcext:value-type="string">
            <text:p>PAIR(0x3F,0x3F)</text:p>
          </table:table-cell>
          <table:table-cell table:style-name="ce71" table:formula="of:=IF(ISBLANK([.C35]); &quot;&quot;; &quot;case &quot;&amp;[.C35]&amp;&quot;: PROCESS(&quot;&amp;[.K35]&amp;&quot;); // &quot;&amp;[.E35]&amp;&quot;,&quot;&amp;[.F35])" office:value-type="string" office:string-value="case GR_Y: PROCESS(PAIR(0x3F,0x3F)); // υ,Υ" calcext:value-type="string">
            <text:p>case GR_Y: PROCESS(PAIR(0x3F,0x3F)); // υ,Υ</text:p>
          </table:table-cell>
          <table:table-cell table:style-name="ce71" table:formula="of:=&quot;{&quot;&quot;name&quot;&quot;: &quot;&quot;&quot; &amp; [.C35] &amp; &quot;&quot;&quot;, &quot;&quot;title&quot;&quot;: &quot;&quot;&quot; &amp; [.C35] &amp; &quot;&quot;&quot;, &quot;&quot;shortName&quot;&quot;: &quot;&quot;&quot; &amp; [.E35] &amp; &quot;&quot;&quot;},&quot;" office:value-type="string" office:string-value="{&quot;name&quot;: &quot;GR_Y&quot;, &quot;title&quot;: &quot;GR_Y&quot;, &quot;shortName&quot;: &quot;υ&quot;}," calcext:value-type="string">
            <text:p>{"name": "GR_Y", "title": "GR_Y", "shortName": "υ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U</text:p>
          </table:table-cell>
          <table:table-cell table:style-name="ce71" table:formula="of:=IF(AND(ISBLANK([.E36]) ; ISBLANK([.F36])); IFERROR(0/0); REPLACE([.B36]; 1; 3; [.$C$1]))" office:value-type="string" office:string-value="GR_U" calcext:value-type="string">
            <text:p>GR_U</text:p>
          </table:table-cell>
          <table:table-cell/>
          <table:table-cell table:style-name="ce55" table:formula="of:=HLOOKUP([.$B36]; [$Layout.$B$18:.$U$24];  [.E$4]; 0)" office:value-type="string" office:string-value="θ" calcext:value-type="string">
            <text:p>θ</text:p>
          </table:table-cell>
          <table:table-cell table:style-name="ce55" table:formula="of:=HLOOKUP([.$B36]; [$Layout.$B$18:.$U$24];  [.F$4]; 0)" office:value-type="string" office:string-value="Θ" calcext:value-type="string">
            <text:p>Θ</text:p>
          </table:table-cell>
          <table:table-cell table:style-name="ce57"/>
          <table:table-cell table:style-name="ce74" table:formula="of:=IF(ISBLANK([.E36]); &quot;&quot;; &quot;0x&quot; &amp; DEC2HEX(CODE([.E36])))" office:value-type="string" office:string-value="0x3F" calcext:value-type="string">
            <text:p>0x3F</text:p>
          </table:table-cell>
          <table:table-cell table:style-name="ce74" table:formula="of:=IF(ISBLANK([.F36]); &quot;&quot;; &quot;0x&quot; &amp; DEC2HEX(CODE([.F36])))" office:value-type="string" office:string-value="0x3F" calcext:value-type="string">
            <text:p>0x3F</text:p>
          </table:table-cell>
          <table:table-cell/>
          <table:table-cell table:style-name="ce71" table:formula="of:=IF([.I36]=&quot;&quot;; [.H36]; &quot;PAIR(&quot;&amp;IF([.H36]=&quot;&quot;; [.I36]; [.H36]) &amp;&quot;,&quot;&amp;[.I36]&amp;&quot;)&quot;)" office:value-type="string" office:string-value="PAIR(0x3F,0x3F)" calcext:value-type="string">
            <text:p>PAIR(0x3F,0x3F)</text:p>
          </table:table-cell>
          <table:table-cell table:style-name="ce71" table:formula="of:=IF(ISBLANK([.C36]); &quot;&quot;; &quot;case &quot;&amp;[.C36]&amp;&quot;: PROCESS(&quot;&amp;[.K36]&amp;&quot;); // &quot;&amp;[.E36]&amp;&quot;,&quot;&amp;[.F36])" office:value-type="string" office:string-value="case GR_U: PROCESS(PAIR(0x3F,0x3F)); // θ,Θ" calcext:value-type="string">
            <text:p>case GR_U: PROCESS(PAIR(0x3F,0x3F)); // θ,Θ</text:p>
          </table:table-cell>
          <table:table-cell table:style-name="ce71" table:formula="of:=&quot;{&quot;&quot;name&quot;&quot;: &quot;&quot;&quot; &amp; [.C36] &amp; &quot;&quot;&quot;, &quot;&quot;title&quot;&quot;: &quot;&quot;&quot; &amp; [.C36] &amp; &quot;&quot;&quot;, &quot;&quot;shortName&quot;&quot;: &quot;&quot;&quot; &amp; [.E36] &amp; &quot;&quot;&quot;},&quot;" office:value-type="string" office:string-value="{&quot;name&quot;: &quot;GR_U&quot;, &quot;title&quot;: &quot;GR_U&quot;, &quot;shortName&quot;: &quot;θ&quot;}," calcext:value-type="string">
            <text:p>{"name": "GR_U", "title": "GR_U", "shortName": "θ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I</text:p>
          </table:table-cell>
          <table:table-cell table:style-name="ce71" table:formula="of:=IF(AND(ISBLANK([.E37]) ; ISBLANK([.F37])); IFERROR(0/0); REPLACE([.B37]; 1; 3; [.$C$1]))" office:value-type="string" office:string-value="GR_I" calcext:value-type="string">
            <text:p>GR_I</text:p>
          </table:table-cell>
          <table:table-cell/>
          <table:table-cell table:style-name="ce55" table:formula="of:=HLOOKUP([.$B37]; [$Layout.$B$18:.$U$24];  [.E$4]; 0)" office:value-type="string" office:string-value="ι" calcext:value-type="string">
            <text:p>ι</text:p>
          </table:table-cell>
          <table:table-cell table:style-name="ce55" table:formula="of:=HLOOKUP([.$B37]; [$Layout.$B$18:.$U$24];  [.F$4]; 0)" office:value-type="string" office:string-value="Ι" calcext:value-type="string">
            <text:p>Ι</text:p>
          </table:table-cell>
          <table:table-cell table:style-name="ce57"/>
          <table:table-cell table:style-name="ce74" table:formula="of:=IF(ISBLANK([.E37]); &quot;&quot;; &quot;0x&quot; &amp; DEC2HEX(CODE([.E37])))" office:value-type="string" office:string-value="0x3F" calcext:value-type="string">
            <text:p>0x3F</text:p>
          </table:table-cell>
          <table:table-cell table:style-name="ce74" table:formula="of:=IF(ISBLANK([.F37]); &quot;&quot;; &quot;0x&quot; &amp; DEC2HEX(CODE([.F37])))" office:value-type="string" office:string-value="0x3F" calcext:value-type="string">
            <text:p>0x3F</text:p>
          </table:table-cell>
          <table:table-cell/>
          <table:table-cell table:style-name="ce71" table:formula="of:=IF([.I37]=&quot;&quot;; [.H37]; &quot;PAIR(&quot;&amp;IF([.H37]=&quot;&quot;; [.I37]; [.H37]) &amp;&quot;,&quot;&amp;[.I37]&amp;&quot;)&quot;)" office:value-type="string" office:string-value="PAIR(0x3F,0x3F)" calcext:value-type="string">
            <text:p>PAIR(0x3F,0x3F)</text:p>
          </table:table-cell>
          <table:table-cell table:style-name="ce71" table:formula="of:=IF(ISBLANK([.C37]); &quot;&quot;; &quot;case &quot;&amp;[.C37]&amp;&quot;: PROCESS(&quot;&amp;[.K37]&amp;&quot;); // &quot;&amp;[.E37]&amp;&quot;,&quot;&amp;[.F37])" office:value-type="string" office:string-value="case GR_I: PROCESS(PAIR(0x3F,0x3F)); // ι,Ι" calcext:value-type="string">
            <text:p>case GR_I: PROCESS(PAIR(0x3F,0x3F)); // ι,Ι</text:p>
          </table:table-cell>
          <table:table-cell table:style-name="ce71" table:formula="of:=&quot;{&quot;&quot;name&quot;&quot;: &quot;&quot;&quot; &amp; [.C37] &amp; &quot;&quot;&quot;, &quot;&quot;title&quot;&quot;: &quot;&quot;&quot; &amp; [.C37] &amp; &quot;&quot;&quot;, &quot;&quot;shortName&quot;&quot;: &quot;&quot;&quot; &amp; [.E37] &amp; &quot;&quot;&quot;},&quot;" office:value-type="string" office:string-value="{&quot;name&quot;: &quot;GR_I&quot;, &quot;title&quot;: &quot;GR_I&quot;, &quot;shortName&quot;: &quot;ι&quot;}," calcext:value-type="string">
            <text:p>{"name": "GR_I", "title": "GR_I", "shortName": "ι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O</text:p>
          </table:table-cell>
          <table:table-cell table:style-name="ce71" table:formula="of:=IF(AND(ISBLANK([.E38]) ; ISBLANK([.F38])); IFERROR(0/0); REPLACE([.B38]; 1; 3; [.$C$1]))" office:value-type="string" office:string-value="GR_O" calcext:value-type="string">
            <text:p>GR_O</text:p>
          </table:table-cell>
          <table:table-cell/>
          <table:table-cell table:style-name="ce55" table:formula="of:=HLOOKUP([.$B38]; [$Layout.$B$18:.$U$24];  [.E$4]; 0)" office:value-type="string" office:string-value="ο" calcext:value-type="string">
            <text:p>ο</text:p>
          </table:table-cell>
          <table:table-cell table:style-name="ce55" table:formula="of:=HLOOKUP([.$B38]; [$Layout.$B$18:.$U$24];  [.F$4]; 0)" office:value-type="string" office:string-value="Ο" calcext:value-type="string">
            <text:p>Ο</text:p>
          </table:table-cell>
          <table:table-cell table:style-name="ce57"/>
          <table:table-cell table:style-name="ce74" table:formula="of:=IF(ISBLANK([.E38]); &quot;&quot;; &quot;0x&quot; &amp; DEC2HEX(CODE([.E38])))" office:value-type="string" office:string-value="0x3F" calcext:value-type="string">
            <text:p>0x3F</text:p>
          </table:table-cell>
          <table:table-cell table:style-name="ce74" table:formula="of:=IF(ISBLANK([.F38]); &quot;&quot;; &quot;0x&quot; &amp; DEC2HEX(CODE([.F38])))" office:value-type="string" office:string-value="0x3F" calcext:value-type="string">
            <text:p>0x3F</text:p>
          </table:table-cell>
          <table:table-cell/>
          <table:table-cell table:style-name="ce71" table:formula="of:=IF([.I38]=&quot;&quot;; [.H38]; &quot;PAIR(&quot;&amp;IF([.H38]=&quot;&quot;; [.I38]; [.H38]) &amp;&quot;,&quot;&amp;[.I38]&amp;&quot;)&quot;)" office:value-type="string" office:string-value="PAIR(0x3F,0x3F)" calcext:value-type="string">
            <text:p>PAIR(0x3F,0x3F)</text:p>
          </table:table-cell>
          <table:table-cell table:style-name="ce71" table:formula="of:=IF(ISBLANK([.C38]); &quot;&quot;; &quot;case &quot;&amp;[.C38]&amp;&quot;: PROCESS(&quot;&amp;[.K38]&amp;&quot;); // &quot;&amp;[.E38]&amp;&quot;,&quot;&amp;[.F38])" office:value-type="string" office:string-value="case GR_O: PROCESS(PAIR(0x3F,0x3F)); // ο,Ο" calcext:value-type="string">
            <text:p>case GR_O: PROCESS(PAIR(0x3F,0x3F)); // ο,Ο</text:p>
          </table:table-cell>
          <table:table-cell table:style-name="ce71" table:formula="of:=&quot;{&quot;&quot;name&quot;&quot;: &quot;&quot;&quot; &amp; [.C38] &amp; &quot;&quot;&quot;, &quot;&quot;title&quot;&quot;: &quot;&quot;&quot; &amp; [.C38] &amp; &quot;&quot;&quot;, &quot;&quot;shortName&quot;&quot;: &quot;&quot;&quot; &amp; [.E38] &amp; &quot;&quot;&quot;},&quot;" office:value-type="string" office:string-value="{&quot;name&quot;: &quot;GR_O&quot;, &quot;title&quot;: &quot;GR_O&quot;, &quot;shortName&quot;: &quot;ο&quot;}," calcext:value-type="string">
            <text:p>{"name": "GR_O", "title": "GR_O", "shortName": "ο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P</text:p>
          </table:table-cell>
          <table:table-cell table:style-name="ce71" table:formula="of:=IF(AND(ISBLANK([.E39]) ; ISBLANK([.F39])); IFERROR(0/0); REPLACE([.B39]; 1; 3; [.$C$1]))" office:value-type="string" office:string-value="GR_P" calcext:value-type="string">
            <text:p>GR_P</text:p>
          </table:table-cell>
          <table:table-cell/>
          <table:table-cell table:style-name="ce55" table:formula="of:=HLOOKUP([.$B39]; [$Layout.$B$18:.$U$24];  [.E$4]; 0)" office:value-type="string" office:string-value="π" calcext:value-type="string">
            <text:p>π</text:p>
          </table:table-cell>
          <table:table-cell table:style-name="ce55" table:formula="of:=HLOOKUP([.$B39]; [$Layout.$B$18:.$U$24];  [.F$4]; 0)" office:value-type="string" office:string-value="Π" calcext:value-type="string">
            <text:p>Π</text:p>
          </table:table-cell>
          <table:table-cell table:style-name="ce57"/>
          <table:table-cell table:style-name="ce74" table:formula="of:=IF(ISBLANK([.E39]); &quot;&quot;; &quot;0x&quot; &amp; DEC2HEX(CODE([.E39])))" office:value-type="string" office:string-value="0x3F" calcext:value-type="string">
            <text:p>0x3F</text:p>
          </table:table-cell>
          <table:table-cell table:style-name="ce74" table:formula="of:=IF(ISBLANK([.F39]); &quot;&quot;; &quot;0x&quot; &amp; DEC2HEX(CODE([.F39])))" office:value-type="string" office:string-value="0x3F" calcext:value-type="string">
            <text:p>0x3F</text:p>
          </table:table-cell>
          <table:table-cell/>
          <table:table-cell table:style-name="ce71" table:formula="of:=IF([.I39]=&quot;&quot;; [.H39]; &quot;PAIR(&quot;&amp;IF([.H39]=&quot;&quot;; [.I39]; [.H39]) &amp;&quot;,&quot;&amp;[.I39]&amp;&quot;)&quot;)" office:value-type="string" office:string-value="PAIR(0x3F,0x3F)" calcext:value-type="string">
            <text:p>PAIR(0x3F,0x3F)</text:p>
          </table:table-cell>
          <table:table-cell table:style-name="ce71" table:formula="of:=IF(ISBLANK([.C39]); &quot;&quot;; &quot;case &quot;&amp;[.C39]&amp;&quot;: PROCESS(&quot;&amp;[.K39]&amp;&quot;); // &quot;&amp;[.E39]&amp;&quot;,&quot;&amp;[.F39])" office:value-type="string" office:string-value="case GR_P: PROCESS(PAIR(0x3F,0x3F)); // π,Π" calcext:value-type="string">
            <text:p>case GR_P: PROCESS(PAIR(0x3F,0x3F)); // π,Π</text:p>
          </table:table-cell>
          <table:table-cell table:style-name="ce71" table:formula="of:=&quot;{&quot;&quot;name&quot;&quot;: &quot;&quot;&quot; &amp; [.C39] &amp; &quot;&quot;&quot;, &quot;&quot;title&quot;&quot;: &quot;&quot;&quot; &amp; [.C39] &amp; &quot;&quot;&quot;, &quot;&quot;shortName&quot;&quot;: &quot;&quot;&quot; &amp; [.E39] &amp; &quot;&quot;&quot;},&quot;" office:value-type="string" office:string-value="{&quot;name&quot;: &quot;GR_P&quot;, &quot;title&quot;: &quot;GR_P&quot;, &quot;shortName&quot;: &quot;π&quot;}," calcext:value-type="string">
            <text:p>{"name": "GR_P", "title": "GR_P", "shortName": "π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LBRC</text:p>
          </table:table-cell>
          <table:table-cell table:style-name="ce71" table:formula="of:=IF(AND(ISBLANK([.E40]) ; ISBLANK([.F40])); IFERROR(0/0); REPLACE([.B40]; 1; 3; [.$C$1]))" office:value-type="string" office:string-value="GR_LBRC" calcext:value-type="string">
            <text:p>GR_LBRC</text:p>
          </table:table-cell>
          <table:table-cell/>
          <table:table-cell table:style-name="ce55" table:formula="of:=HLOOKUP([.$B40]; [$Layout.$B$18:.$U$24];  [.E$4]; 0)" office:value-type="string" office:string-value="〚" calcext:value-type="string">
            <text:p>〚</text:p>
          </table:table-cell>
          <table:table-cell table:style-name="ce55" table:formula="of:=HLOOKUP([.$B40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0]); &quot;&quot;; &quot;0x&quot; &amp; DEC2HEX(CODE([.E40])))" office:value-type="string" office:string-value="0x3F" calcext:value-type="string">
            <text:p>0x3F</text:p>
          </table:table-cell>
          <table:table-cell table:style-name="ce74" table:formula="of:=IF(ISBLANK([.F40]); &quot;&quot;; &quot;0x&quot; &amp; DEC2HEX(CODE([.F40])))" office:value-type="string" office:string-value="0x30" calcext:value-type="string">
            <text:p>0x30</text:p>
          </table:table-cell>
          <table:table-cell/>
          <table:table-cell table:style-name="ce71" table:formula="of:=IF([.I40]=&quot;&quot;; [.H40]; &quot;PAIR(&quot;&amp;IF([.H40]=&quot;&quot;; [.I40]; [.H40]) &amp;&quot;,&quot;&amp;[.I40]&amp;&quot;)&quot;)" office:value-type="string" office:string-value="PAIR(0x3F,0x30)" calcext:value-type="string">
            <text:p>PAIR(0x3F,0x30)</text:p>
          </table:table-cell>
          <table:table-cell table:style-name="ce71" table:formula="of:=IF(ISBLANK([.C40]); &quot;&quot;; &quot;case &quot;&amp;[.C40]&amp;&quot;: PROCESS(&quot;&amp;[.K40]&amp;&quot;); // &quot;&amp;[.E40]&amp;&quot;,&quot;&amp;[.F40])" office:value-type="string" office:string-value="case GR_LBRC: PROCESS(PAIR(0x3F,0x30)); // 〚,0" calcext:value-type="string">
            <text:p>case GR_LBRC: PROCESS(PAIR(0x3F,0x30)); // 〚,0</text:p>
          </table:table-cell>
          <table:table-cell table:style-name="ce71" table:formula="of:=&quot;{&quot;&quot;name&quot;&quot;: &quot;&quot;&quot; &amp; [.C40] &amp; &quot;&quot;&quot;, &quot;&quot;title&quot;&quot;: &quot;&quot;&quot; &amp; [.C40] &amp; &quot;&quot;&quot;, &quot;&quot;shortName&quot;&quot;: &quot;&quot;&quot; &amp; [.E40] &amp; &quot;&quot;&quot;},&quot;" office:value-type="string" office:string-value="{&quot;name&quot;: &quot;GR_LBRC&quot;, &quot;title&quot;: &quot;GR_LBRC&quot;, &quot;shortName&quot;: &quot;〚&quot;}," calcext:value-type="string">
            <text:p>{"name": "GR_LBRC", "title": "GR_LBRC", "shortName": "〚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RBRC</text:p>
          </table:table-cell>
          <table:table-cell table:style-name="ce71" table:formula="of:=IF(AND(ISBLANK([.E41]) ; ISBLANK([.F41])); IFERROR(0/0); REPLACE([.B41]; 1; 3; [.$C$1]))" office:value-type="string" office:string-value="GR_RBRC" calcext:value-type="string">
            <text:p>GR_RBRC</text:p>
          </table:table-cell>
          <table:table-cell/>
          <table:table-cell table:style-name="ce55" table:formula="of:=HLOOKUP([.$B41]; [$Layout.$B$18:.$U$24];  [.E$4]; 0)" office:value-type="string" office:string-value="〛" calcext:value-type="string">
            <text:p>〛</text:p>
          </table:table-cell>
          <table:table-cell table:style-name="ce55" table:formula="of:=HLOOKUP([.$B41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1]); &quot;&quot;; &quot;0x&quot; &amp; DEC2HEX(CODE([.E41])))" office:value-type="string" office:string-value="0x3F" calcext:value-type="string">
            <text:p>0x3F</text:p>
          </table:table-cell>
          <table:table-cell table:style-name="ce74" table:formula="of:=IF(ISBLANK([.F41]); &quot;&quot;; &quot;0x&quot; &amp; DEC2HEX(CODE([.F41])))" office:value-type="string" office:string-value="0x30" calcext:value-type="string">
            <text:p>0x30</text:p>
          </table:table-cell>
          <table:table-cell/>
          <table:table-cell table:style-name="ce71" table:formula="of:=IF([.I41]=&quot;&quot;; [.H41]; &quot;PAIR(&quot;&amp;IF([.H41]=&quot;&quot;; [.I41]; [.H41]) &amp;&quot;,&quot;&amp;[.I41]&amp;&quot;)&quot;)" office:value-type="string" office:string-value="PAIR(0x3F,0x30)" calcext:value-type="string">
            <text:p>PAIR(0x3F,0x30)</text:p>
          </table:table-cell>
          <table:table-cell table:style-name="ce71" table:formula="of:=IF(ISBLANK([.C41]); &quot;&quot;; &quot;case &quot;&amp;[.C41]&amp;&quot;: PROCESS(&quot;&amp;[.K41]&amp;&quot;); // &quot;&amp;[.E41]&amp;&quot;,&quot;&amp;[.F41])" office:value-type="string" office:string-value="case GR_RBRC: PROCESS(PAIR(0x3F,0x30)); // 〛,0" calcext:value-type="string">
            <text:p>case GR_RBRC: PROCESS(PAIR(0x3F,0x30)); // 〛,0</text:p>
          </table:table-cell>
          <table:table-cell table:style-name="ce71" table:formula="of:=&quot;{&quot;&quot;name&quot;&quot;: &quot;&quot;&quot; &amp; [.C41] &amp; &quot;&quot;&quot;, &quot;&quot;title&quot;&quot;: &quot;&quot;&quot; &amp; [.C41] &amp; &quot;&quot;&quot;, &quot;&quot;shortName&quot;&quot;: &quot;&quot;&quot; &amp; [.E41] &amp; &quot;&quot;&quot;},&quot;" office:value-type="string" office:string-value="{&quot;name&quot;: &quot;GR_RBRC&quot;, &quot;title&quot;: &quot;GR_RBRC&quot;, &quot;shortName&quot;: &quot;〛&quot;}," calcext:value-type="string">
            <text:p>{"name": "GR_RBRC", "title": "GR_RBRC", "shortName": "〛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BSLS</text:p>
          </table:table-cell>
          <table:table-cell table:style-name="ce71" table:formula="of:=IF(AND(ISBLANK([.E42]) ; ISBLANK([.F42])); IFERROR(0/0); REPLACE([.B42]; 1; 3; [.$C$1]))" office:value-type="string" office:string-value="GR_BSLS" calcext:value-type="string">
            <text:p>GR_BSLS</text:p>
          </table:table-cell>
          <table:table-cell/>
          <table:table-cell table:style-name="ce55" table:formula="of:=HLOOKUP([.$B42]; [$Layout.$B$18:.$U$24];  [.E$4]; 0)" office:value-type="string" office:string-value="¬" calcext:value-type="string">
            <text:p>¬</text:p>
          </table:table-cell>
          <table:table-cell table:style-name="ce55" table:formula="of:=HLOOKUP([.$B42]; [$Layout.$B$18:.$U$24];  [.F$4]; 0)" office:value-type="string" office:string-value="⌐" calcext:value-type="string">
            <text:p>⌐</text:p>
          </table:table-cell>
          <table:table-cell table:style-name="ce57"/>
          <table:table-cell table:style-name="ce74" table:formula="of:=IF(ISBLANK([.E42]); &quot;&quot;; &quot;0x&quot; &amp; DEC2HEX(CODE([.E42])))" office:value-type="string" office:string-value="0xAC" calcext:value-type="string">
            <text:p>0xAC</text:p>
          </table:table-cell>
          <table:table-cell table:style-name="ce74" table:formula="of:=IF(ISBLANK([.F42]); &quot;&quot;; &quot;0x&quot; &amp; DEC2HEX(CODE([.F42])))" office:value-type="string" office:string-value="0x3F" calcext:value-type="string">
            <text:p>0x3F</text:p>
          </table:table-cell>
          <table:table-cell/>
          <table:table-cell table:style-name="ce71" table:formula="of:=IF([.I42]=&quot;&quot;; [.H42]; &quot;PAIR(&quot;&amp;IF([.H42]=&quot;&quot;; [.I42]; [.H42]) &amp;&quot;,&quot;&amp;[.I42]&amp;&quot;)&quot;)" office:value-type="string" office:string-value="PAIR(0xAC,0x3F)" calcext:value-type="string">
            <text:p>PAIR(0xAC,0x3F)</text:p>
          </table:table-cell>
          <table:table-cell table:style-name="ce71" table:formula="of:=IF(ISBLANK([.C42]); &quot;&quot;; &quot;case &quot;&amp;[.C42]&amp;&quot;: PROCESS(&quot;&amp;[.K42]&amp;&quot;); // &quot;&amp;[.E42]&amp;&quot;,&quot;&amp;[.F42])" office:value-type="string" office:string-value="case GR_BSLS: PROCESS(PAIR(0xAC,0x3F)); // ¬,⌐" calcext:value-type="string">
            <text:p>case GR_BSLS: PROCESS(PAIR(0xAC,0x3F)); // ¬,⌐</text:p>
          </table:table-cell>
          <table:table-cell table:style-name="ce71" table:formula="of:=&quot;{&quot;&quot;name&quot;&quot;: &quot;&quot;&quot; &amp; [.C42] &amp; &quot;&quot;&quot;, &quot;&quot;title&quot;&quot;: &quot;&quot;&quot; &amp; [.C42] &amp; &quot;&quot;&quot;, &quot;&quot;shortName&quot;&quot;: &quot;&quot;&quot; &amp; [.E42] &amp; &quot;&quot;&quot;},&quot;" office:value-type="string" office:string-value="{&quot;name&quot;: &quot;GR_BSLS&quot;, &quot;title&quot;: &quot;GR_BSLS&quot;, &quot;shortName&quot;: &quot;¬&quot;}," calcext:value-type="string">
            <text:p>{"name": "GR_BSLS", "title": "GR_BSLS", "shortName": "¬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DEL</text:p>
          </table:table-cell>
          <table:table-cell table:style-name="ce71" table:formula="of:=IF(AND(ISBLANK([.E43]) ; ISBLANK([.F43])); IFERROR(0/0); REPLACE([.B43]; 1; 3; [.$C$1]))" office:value-type="string" office:string-value="GR_DEL" calcext:value-type="string">
            <text:p>GR_DEL</text:p>
          </table:table-cell>
          <table:table-cell/>
          <table:table-cell table:style-name="ce55" table:formula="of:=HLOOKUP([.$B43]; [$Layout.$B$18:.$U$24];  [.E$4]; 0)" office:value-type="float" office:value="0" calcext:value-type="float">
            <text:p/>
          </table:table-cell>
          <table:table-cell table:style-name="ce55" table:formula="of:=HLOOKUP([.$B43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3]); &quot;&quot;; &quot;0x&quot; &amp; DEC2HEX(CODE([.E43])))" office:value-type="string" office:string-value="0x30" calcext:value-type="string">
            <text:p>0x30</text:p>
          </table:table-cell>
          <table:table-cell table:style-name="ce74" table:formula="of:=IF(ISBLANK([.F43]); &quot;&quot;; &quot;0x&quot; &amp; DEC2HEX(CODE([.F43])))" office:value-type="string" office:string-value="0x30" calcext:value-type="string">
            <text:p>0x30</text:p>
          </table:table-cell>
          <table:table-cell/>
          <table:table-cell table:style-name="ce71" table:formula="of:=IF([.I43]=&quot;&quot;; [.H43]; &quot;PAIR(&quot;&amp;IF([.H43]=&quot;&quot;; [.I43]; [.H43]) &amp;&quot;,&quot;&amp;[.I43]&amp;&quot;)&quot;)" office:value-type="string" office:string-value="PAIR(0x30,0x30)" calcext:value-type="string">
            <text:p>PAIR(0x30,0x30)</text:p>
          </table:table-cell>
          <table:table-cell table:style-name="ce71" table:formula="of:=IF(ISBLANK([.C43]); &quot;&quot;; &quot;case &quot;&amp;[.C43]&amp;&quot;: PROCESS(&quot;&amp;[.K43]&amp;&quot;); // &quot;&amp;[.E43]&amp;&quot;,&quot;&amp;[.F43])" office:value-type="string" office:string-value="case GR_DEL: PROCESS(PAIR(0x30,0x30)); // 0,0" calcext:value-type="string">
            <text:p>case GR_DEL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END</text:p>
          </table:table-cell>
          <table:table-cell table:style-name="ce71" table:formula="of:=IF(AND(ISBLANK([.E44]) ; ISBLANK([.F44])); IFERROR(0/0); REPLACE([.B44]; 1; 3; [.$C$1]))" office:value-type="string" office:string-value="GR_END" calcext:value-type="string">
            <text:p>GR_END</text:p>
          </table:table-cell>
          <table:table-cell/>
          <table:table-cell table:style-name="ce55" table:formula="of:=HLOOKUP([.$B44]; [$Layout.$B$18:.$U$24];  [.E$4]; 0)" office:value-type="float" office:value="0" calcext:value-type="float">
            <text:p/>
          </table:table-cell>
          <table:table-cell table:style-name="ce55" table:formula="of:=HLOOKUP([.$B44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4]); &quot;&quot;; &quot;0x&quot; &amp; DEC2HEX(CODE([.E44])))" office:value-type="string" office:string-value="0x30" calcext:value-type="string">
            <text:p>0x30</text:p>
          </table:table-cell>
          <table:table-cell table:style-name="ce74" table:formula="of:=IF(ISBLANK([.F44]); &quot;&quot;; &quot;0x&quot; &amp; DEC2HEX(CODE([.F44])))" office:value-type="string" office:string-value="0x30" calcext:value-type="string">
            <text:p>0x30</text:p>
          </table:table-cell>
          <table:table-cell/>
          <table:table-cell table:style-name="ce71" table:formula="of:=IF([.I44]=&quot;&quot;; [.H44]; &quot;PAIR(&quot;&amp;IF([.H44]=&quot;&quot;; [.I44]; [.H44]) &amp;&quot;,&quot;&amp;[.I44]&amp;&quot;)&quot;)" office:value-type="string" office:string-value="PAIR(0x30,0x30)" calcext:value-type="string">
            <text:p>PAIR(0x30,0x30)</text:p>
          </table:table-cell>
          <table:table-cell table:style-name="ce71" table:formula="of:=IF(ISBLANK([.C44]); &quot;&quot;; &quot;case &quot;&amp;[.C44]&amp;&quot;: PROCESS(&quot;&amp;[.K44]&amp;&quot;); // &quot;&amp;[.E44]&amp;&quot;,&quot;&amp;[.F44])" office:value-type="string" office:string-value="case GR_END: PROCESS(PAIR(0x30,0x30)); // 0,0" calcext:value-type="string">
            <text:p>case GR_END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GDN</text:p>
          </table:table-cell>
          <table:table-cell table:style-name="ce71" table:formula="of:=IF(AND(ISBLANK([.E45]) ; ISBLANK([.F45])); IFERROR(0/0); REPLACE([.B45]; 1; 3; [.$C$1]))" office:value-type="string" office:string-value="GR_PGDN" calcext:value-type="string">
            <text:p>GR_PGDN</text:p>
          </table:table-cell>
          <table:table-cell/>
          <table:table-cell table:style-name="ce55" table:formula="of:=HLOOKUP([.$B45]; [$Layout.$B$18:.$U$24];  [.E$4]; 0)" office:value-type="float" office:value="0" calcext:value-type="float">
            <text:p/>
          </table:table-cell>
          <table:table-cell table:style-name="ce55" table:formula="of:=HLOOKUP([.$B45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5]); &quot;&quot;; &quot;0x&quot; &amp; DEC2HEX(CODE([.E45])))" office:value-type="string" office:string-value="0x30" calcext:value-type="string">
            <text:p>0x30</text:p>
          </table:table-cell>
          <table:table-cell table:style-name="ce74" table:formula="of:=IF(ISBLANK([.F45]); &quot;&quot;; &quot;0x&quot; &amp; DEC2HEX(CODE([.F45])))" office:value-type="string" office:string-value="0x30" calcext:value-type="string">
            <text:p>0x30</text:p>
          </table:table-cell>
          <table:table-cell/>
          <table:table-cell table:style-name="ce71" table:formula="of:=IF([.I45]=&quot;&quot;; [.H45]; &quot;PAIR(&quot;&amp;IF([.H45]=&quot;&quot;; [.I45]; [.H45]) &amp;&quot;,&quot;&amp;[.I45]&amp;&quot;)&quot;)" office:value-type="string" office:string-value="PAIR(0x30,0x30)" calcext:value-type="string">
            <text:p>PAIR(0x30,0x30)</text:p>
          </table:table-cell>
          <table:table-cell table:style-name="ce71" table:formula="of:=IF(ISBLANK([.C45]); &quot;&quot;; &quot;case &quot;&amp;[.C45]&amp;&quot;: PROCESS(&quot;&amp;[.K45]&amp;&quot;); // &quot;&amp;[.E45]&amp;&quot;,&quot;&amp;[.F45])" office:value-type="string" office:string-value="case GR_PGDN: PROCESS(PAIR(0x30,0x30)); // 0,0" calcext:value-type="string">
            <text:p>case GR_PGDN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7</text:p>
          </table:table-cell>
          <table:table-cell table:style-name="ce71" table:formula="of:=IF(AND(ISBLANK([.E46]) ; ISBLANK([.F46])); IFERROR(0/0); REPLACE([.B46]; 1; 3; [.$C$1]))" office:value-type="string" office:string-value="GR_P7" calcext:value-type="string">
            <text:p>GR_P7</text:p>
          </table:table-cell>
          <table:table-cell/>
          <table:table-cell table:style-name="ce55" table:formula="of:=HLOOKUP([.$B46]; [$Layout.$B$18:.$U$24];  [.E$4]; 0)" office:value-type="float" office:value="0" calcext:value-type="float">
            <text:p/>
          </table:table-cell>
          <table:table-cell table:style-name="ce55" table:formula="of:=HLOOKUP([.$B46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6]); &quot;&quot;; &quot;0x&quot; &amp; DEC2HEX(CODE([.E46])))" office:value-type="string" office:string-value="0x30" calcext:value-type="string">
            <text:p>0x30</text:p>
          </table:table-cell>
          <table:table-cell table:style-name="ce74" table:formula="of:=IF(ISBLANK([.F46]); &quot;&quot;; &quot;0x&quot; &amp; DEC2HEX(CODE([.F46])))" office:value-type="string" office:string-value="0x30" calcext:value-type="string">
            <text:p>0x30</text:p>
          </table:table-cell>
          <table:table-cell/>
          <table:table-cell table:style-name="ce71" table:formula="of:=IF([.I46]=&quot;&quot;; [.H46]; &quot;PAIR(&quot;&amp;IF([.H46]=&quot;&quot;; [.I46]; [.H46]) &amp;&quot;,&quot;&amp;[.I46]&amp;&quot;)&quot;)" office:value-type="string" office:string-value="PAIR(0x30,0x30)" calcext:value-type="string">
            <text:p>PAIR(0x30,0x30)</text:p>
          </table:table-cell>
          <table:table-cell table:style-name="ce71" table:formula="of:=IF(ISBLANK([.C46]); &quot;&quot;; &quot;case &quot;&amp;[.C46]&amp;&quot;: PROCESS(&quot;&amp;[.K46]&amp;&quot;); // &quot;&amp;[.E46]&amp;&quot;,&quot;&amp;[.F46])" office:value-type="string" office:string-value="case GR_P7: PROCESS(PAIR(0x30,0x30)); // 0,0" calcext:value-type="string">
            <text:p>case GR_P7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8</text:p>
          </table:table-cell>
          <table:table-cell table:style-name="ce71" table:formula="of:=IF(AND(ISBLANK([.E47]) ; ISBLANK([.F47])); IFERROR(0/0); REPLACE([.B47]; 1; 3; [.$C$1]))" office:value-type="string" office:string-value="GR_P8" calcext:value-type="string">
            <text:p>GR_P8</text:p>
          </table:table-cell>
          <table:table-cell/>
          <table:table-cell table:style-name="ce55" table:formula="of:=HLOOKUP([.$B47]; [$Layout.$B$18:.$U$24];  [.E$4]; 0)" office:value-type="float" office:value="0" calcext:value-type="float">
            <text:p/>
          </table:table-cell>
          <table:table-cell table:style-name="ce55" table:formula="of:=HLOOKUP([.$B47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7]); &quot;&quot;; &quot;0x&quot; &amp; DEC2HEX(CODE([.E47])))" office:value-type="string" office:string-value="0x30" calcext:value-type="string">
            <text:p>0x30</text:p>
          </table:table-cell>
          <table:table-cell table:style-name="ce74" table:formula="of:=IF(ISBLANK([.F47]); &quot;&quot;; &quot;0x&quot; &amp; DEC2HEX(CODE([.F47])))" office:value-type="string" office:string-value="0x30" calcext:value-type="string">
            <text:p>0x30</text:p>
          </table:table-cell>
          <table:table-cell/>
          <table:table-cell table:style-name="ce71" table:formula="of:=IF([.I47]=&quot;&quot;; [.H47]; &quot;PAIR(&quot;&amp;IF([.H47]=&quot;&quot;; [.I47]; [.H47]) &amp;&quot;,&quot;&amp;[.I47]&amp;&quot;)&quot;)" office:value-type="string" office:string-value="PAIR(0x30,0x30)" calcext:value-type="string">
            <text:p>PAIR(0x30,0x30)</text:p>
          </table:table-cell>
          <table:table-cell table:style-name="ce71" table:formula="of:=IF(ISBLANK([.C47]); &quot;&quot;; &quot;case &quot;&amp;[.C47]&amp;&quot;: PROCESS(&quot;&amp;[.K47]&amp;&quot;); // &quot;&amp;[.E47]&amp;&quot;,&quot;&amp;[.F47])" office:value-type="string" office:string-value="case GR_P8: PROCESS(PAIR(0x30,0x30)); // 0,0" calcext:value-type="string">
            <text:p>case GR_P8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9</text:p>
          </table:table-cell>
          <table:table-cell table:style-name="ce71" table:formula="of:=IF(AND(ISBLANK([.E48]) ; ISBLANK([.F48])); IFERROR(0/0); REPLACE([.B48]; 1; 3; [.$C$1]))" office:value-type="string" office:string-value="GR_P9" calcext:value-type="string">
            <text:p>GR_P9</text:p>
          </table:table-cell>
          <table:table-cell/>
          <table:table-cell table:style-name="ce55" table:formula="of:=HLOOKUP([.$B48]; [$Layout.$B$18:.$U$24];  [.E$4]; 0)" office:value-type="float" office:value="0" calcext:value-type="float">
            <text:p/>
          </table:table-cell>
          <table:table-cell table:style-name="ce55" table:formula="of:=HLOOKUP([.$B48]; [$Layout.$B$18:.$U$24];  [.F$4]; 0)" office:value-type="float" office:value="0" calcext:value-type="float">
            <text:p/>
          </table:table-cell>
          <table:table-cell table:style-name="ce57"/>
          <table:table-cell table:style-name="ce74" table:formula="of:=IF(ISBLANK([.E48]); &quot;&quot;; &quot;0x&quot; &amp; DEC2HEX(CODE([.E48])))" office:value-type="string" office:string-value="0x30" calcext:value-type="string">
            <text:p>0x30</text:p>
          </table:table-cell>
          <table:table-cell table:style-name="ce74" table:formula="of:=IF(ISBLANK([.F48]); &quot;&quot;; &quot;0x&quot; &amp; DEC2HEX(CODE([.F48])))" office:value-type="string" office:string-value="0x30" calcext:value-type="string">
            <text:p>0x30</text:p>
          </table:table-cell>
          <table:table-cell/>
          <table:table-cell table:style-name="ce71" table:formula="of:=IF([.I48]=&quot;&quot;; [.H48]; &quot;PAIR(&quot;&amp;IF([.H48]=&quot;&quot;; [.I48]; [.H48]) &amp;&quot;,&quot;&amp;[.I48]&amp;&quot;)&quot;)" office:value-type="string" office:string-value="PAIR(0x30,0x30)" calcext:value-type="string">
            <text:p>PAIR(0x30,0x30)</text:p>
          </table:table-cell>
          <table:table-cell table:style-name="ce71" table:formula="of:=IF(ISBLANK([.C48]); &quot;&quot;; &quot;case &quot;&amp;[.C48]&amp;&quot;: PROCESS(&quot;&amp;[.K48]&amp;&quot;); // &quot;&amp;[.E48]&amp;&quot;,&quot;&amp;[.F48])" office:value-type="string" office:string-value="case GR_P9: PROCESS(PAIR(0x30,0x30)); // 0,0" calcext:value-type="string">
            <text:p>case GR_P9: PROCESS(PAIR(0x30,0x30)); // 0,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49]) ; ISBLANK([.F49])); IFERROR(0/0); REPLACE([.B49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style-name="ce57"/>
          <table:table-cell table:style-name="ce74" table:formula="of:=IF(ISBLANK([.E49]); &quot;&quot;; &quot;0x&quot; &amp; DEC2HEX(CODE([.E49])))">
            <text:p/>
          </table:table-cell>
          <table:table-cell table:style-name="ce74" table:formula="of:=IF(ISBLANK([.F49]); &quot;&quot;; &quot;0x&quot; &amp; DEC2HEX(CODE([.F49])))">
            <text:p/>
          </table:table-cell>
          <table:table-cell/>
          <table:table-cell table:style-name="ce71" table:formula="of:=IF([.I49]=&quot;&quot;; [.H49]; &quot;PAIR(&quot;&amp;IF([.H49]=&quot;&quot;; [.I49]; [.H49]) &amp;&quot;,&quot;&amp;[.I49]&amp;&quot;)&quot;)">
            <text:p/>
          </table:table-cell>
          <table:table-cell table:style-name="ce71" table:formula="of:=IF(ISBLANK([.C49]); &quot;&quot;; &quot;case &quot;&amp;[.C49]&amp;&quot;: PROCESS(&quot;&amp;[.K49]&amp;&quot;); // &quot;&amp;[.E49]&amp;&quot;,&quot;&amp;[.F49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ASDF ROW</text:p>
          </table:table-cell>
          <table:table-cell table:style-name="ce71" table:formula="of:=IF(AND(ISBLANK([.E50]) ; ISBLANK([.F50])); IFERROR(0/0); REPLACE([.B50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style-name="ce57"/>
          <table:table-cell table:style-name="ce74" table:formula="of:=IF(ISBLANK([.E50]); &quot;&quot;; &quot;0x&quot; &amp; DEC2HEX(CODE([.E50])))">
            <text:p/>
          </table:table-cell>
          <table:table-cell table:style-name="ce74" table:formula="of:=IF(ISBLANK([.F50]); &quot;&quot;; &quot;0x&quot; &amp; DEC2HEX(CODE([.F50])))">
            <text:p/>
          </table:table-cell>
          <table:table-cell/>
          <table:table-cell table:style-name="ce71" table:formula="of:=IF([.I50]=&quot;&quot;; [.H50]; &quot;PAIR(&quot;&amp;IF([.H50]=&quot;&quot;; [.I50]; [.H50]) &amp;&quot;,&quot;&amp;[.I50]&amp;&quot;)&quot;)">
            <text:p/>
          </table:table-cell>
          <table:table-cell table:style-name="ce71" table:formula="of:=IF(ISBLANK([.C50]); &quot;&quot;; &quot;case &quot;&amp;[.C50]&amp;&quot;: PROCESS(&quot;&amp;[.K50]&amp;&quot;); // &quot;&amp;[.E50]&amp;&quot;,&quot;&amp;[.F50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A</text:p>
          </table:table-cell>
          <table:table-cell table:style-name="ce71" table:formula="of:=IF(AND(ISBLANK([.E51]) ; ISBLANK([.F51])); IFERROR(0/0); REPLACE([.B51]; 1; 3; [.$C$1]))" office:value-type="string" office:string-value="GR_A" calcext:value-type="string">
            <text:p>GR_A</text:p>
          </table:table-cell>
          <table:table-cell/>
          <table:table-cell table:style-name="ce55" table:formula="of:=HLOOKUP([.$B51]; [$Layout.$B$26:.$R$32];  [.E$4]; 0)" office:value-type="string" office:string-value="α" calcext:value-type="string">
            <text:p>α</text:p>
          </table:table-cell>
          <table:table-cell table:style-name="ce55" table:formula="of:=HLOOKUP([.$B51]; [$Layout.$B$26:.$R$32];  [.F$4]; 0)" office:value-type="string" office:string-value="A" calcext:value-type="string">
            <text:p>A</text:p>
          </table:table-cell>
          <table:table-cell table:style-name="ce57"/>
          <table:table-cell table:style-name="ce74" table:formula="of:=IF(ISBLANK([.E51]); &quot;&quot;; &quot;0x&quot; &amp; DEC2HEX(CODE([.E51])))" office:value-type="string" office:string-value="0x3F" calcext:value-type="string">
            <text:p>0x3F</text:p>
          </table:table-cell>
          <table:table-cell table:style-name="ce74" table:formula="of:=IF(ISBLANK([.F51]); &quot;&quot;; &quot;0x&quot; &amp; DEC2HEX(CODE([.F51])))" office:value-type="string" office:string-value="0x41" calcext:value-type="string">
            <text:p>0x41</text:p>
          </table:table-cell>
          <table:table-cell/>
          <table:table-cell table:style-name="ce71" table:formula="of:=IF([.I51]=&quot;&quot;; [.H51]; &quot;PAIR(&quot;&amp;IF([.H51]=&quot;&quot;; [.I51]; [.H51]) &amp;&quot;,&quot;&amp;[.I51]&amp;&quot;)&quot;)" office:value-type="string" office:string-value="PAIR(0x3F,0x41)" calcext:value-type="string">
            <text:p>PAIR(0x3F,0x41)</text:p>
          </table:table-cell>
          <table:table-cell table:style-name="ce71" table:formula="of:=IF(ISBLANK([.C51]); &quot;&quot;; &quot;case &quot;&amp;[.C51]&amp;&quot;: PROCESS(&quot;&amp;[.K51]&amp;&quot;); // &quot;&amp;[.E51]&amp;&quot;,&quot;&amp;[.F51])" office:value-type="string" office:string-value="case GR_A: PROCESS(PAIR(0x3F,0x41)); // α,A" calcext:value-type="string">
            <text:p>case GR_A: PROCESS(PAIR(0x3F,0x41)); // α,A</text:p>
          </table:table-cell>
          <table:table-cell table:style-name="ce71" table:formula="of:=&quot;{&quot;&quot;name&quot;&quot;: &quot;&quot;&quot; &amp; [.C51] &amp; &quot;&quot;&quot;, &quot;&quot;title&quot;&quot;: &quot;&quot;&quot; &amp; [.C51] &amp; &quot;&quot;&quot;, &quot;&quot;shortName&quot;&quot;: &quot;&quot;&quot; &amp; [.E51] &amp; &quot;&quot;&quot;},&quot;" office:value-type="string" office:string-value="{&quot;name&quot;: &quot;GR_A&quot;, &quot;title&quot;: &quot;GR_A&quot;, &quot;shortName&quot;: &quot;α&quot;}," calcext:value-type="string">
            <text:p>{"name": "GR_A", "title": "GR_A", "shortName": "α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S</text:p>
          </table:table-cell>
          <table:table-cell table:style-name="ce71" table:formula="of:=IF(AND(ISBLANK([.E52]) ; ISBLANK([.F52])); IFERROR(0/0); REPLACE([.B52]; 1; 3; [.$C$1]))" office:value-type="string" office:string-value="GR_S" calcext:value-type="string">
            <text:p>GR_S</text:p>
          </table:table-cell>
          <table:table-cell/>
          <table:table-cell table:style-name="ce55" table:formula="of:=HLOOKUP([.$B52]; [$Layout.$B$26:.$R$32];  [.E$4]; 0)" office:value-type="string" office:string-value="σ" calcext:value-type="string">
            <text:p>σ</text:p>
          </table:table-cell>
          <table:table-cell table:style-name="ce55" table:formula="of:=HLOOKUP([.$B52]; [$Layout.$B$26:.$R$32];  [.F$4]; 0)" office:value-type="string" office:string-value="Σ" calcext:value-type="string">
            <text:p>Σ</text:p>
          </table:table-cell>
          <table:table-cell table:style-name="ce57"/>
          <table:table-cell table:style-name="ce74" table:formula="of:=IF(ISBLANK([.E52]); &quot;&quot;; &quot;0x&quot; &amp; DEC2HEX(CODE([.E52])))" office:value-type="string" office:string-value="0x3F" calcext:value-type="string">
            <text:p>0x3F</text:p>
          </table:table-cell>
          <table:table-cell table:style-name="ce74" table:formula="of:=IF(ISBLANK([.F52]); &quot;&quot;; &quot;0x&quot; &amp; DEC2HEX(CODE([.F52])))" office:value-type="string" office:string-value="0x3F" calcext:value-type="string">
            <text:p>0x3F</text:p>
          </table:table-cell>
          <table:table-cell/>
          <table:table-cell table:style-name="ce71" table:formula="of:=IF([.I52]=&quot;&quot;; [.H52]; &quot;PAIR(&quot;&amp;IF([.H52]=&quot;&quot;; [.I52]; [.H52]) &amp;&quot;,&quot;&amp;[.I52]&amp;&quot;)&quot;)" office:value-type="string" office:string-value="PAIR(0x3F,0x3F)" calcext:value-type="string">
            <text:p>PAIR(0x3F,0x3F)</text:p>
          </table:table-cell>
          <table:table-cell table:style-name="ce71" table:formula="of:=IF(ISBLANK([.C52]); &quot;&quot;; &quot;case &quot;&amp;[.C52]&amp;&quot;: PROCESS(&quot;&amp;[.K52]&amp;&quot;); // &quot;&amp;[.E52]&amp;&quot;,&quot;&amp;[.F52])" office:value-type="string" office:string-value="case GR_S: PROCESS(PAIR(0x3F,0x3F)); // σ,Σ" calcext:value-type="string">
            <text:p>case GR_S: PROCESS(PAIR(0x3F,0x3F)); // σ,Σ</text:p>
          </table:table-cell>
          <table:table-cell table:style-name="ce71" table:formula="of:=&quot;{&quot;&quot;name&quot;&quot;: &quot;&quot;&quot; &amp; [.C52] &amp; &quot;&quot;&quot;, &quot;&quot;title&quot;&quot;: &quot;&quot;&quot; &amp; [.C52] &amp; &quot;&quot;&quot;, &quot;&quot;shortName&quot;&quot;: &quot;&quot;&quot; &amp; [.E52] &amp; &quot;&quot;&quot;},&quot;" office:value-type="string" office:string-value="{&quot;name&quot;: &quot;GR_S&quot;, &quot;title&quot;: &quot;GR_S&quot;, &quot;shortName&quot;: &quot;σ&quot;}," calcext:value-type="string">
            <text:p>{"name": "GR_S", "title": "GR_S", "shortName": "σ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D</text:p>
          </table:table-cell>
          <table:table-cell table:style-name="ce71" table:formula="of:=IF(AND(ISBLANK([.E53]) ; ISBLANK([.F53])); IFERROR(0/0); REPLACE([.B53]; 1; 3; [.$C$1]))" office:value-type="string" office:string-value="GR_D" calcext:value-type="string">
            <text:p>GR_D</text:p>
          </table:table-cell>
          <table:table-cell/>
          <table:table-cell table:style-name="ce55" table:formula="of:=HLOOKUP([.$B53]; [$Layout.$B$26:.$R$32];  [.E$4]; 0)" office:value-type="string" office:string-value="δ" calcext:value-type="string">
            <text:p>δ</text:p>
          </table:table-cell>
          <table:table-cell table:style-name="ce55" table:formula="of:=HLOOKUP([.$B53]; [$Layout.$B$26:.$R$32];  [.F$4]; 0)" office:value-type="string" office:string-value="Δ" calcext:value-type="string">
            <text:p>Δ</text:p>
          </table:table-cell>
          <table:table-cell table:style-name="ce57"/>
          <table:table-cell table:style-name="ce74" table:formula="of:=IF(ISBLANK([.E53]); &quot;&quot;; &quot;0x&quot; &amp; DEC2HEX(CODE([.E53])))" office:value-type="string" office:string-value="0x3F" calcext:value-type="string">
            <text:p>0x3F</text:p>
          </table:table-cell>
          <table:table-cell table:style-name="ce74" table:formula="of:=IF(ISBLANK([.F53]); &quot;&quot;; &quot;0x&quot; &amp; DEC2HEX(CODE([.F53])))" office:value-type="string" office:string-value="0x3F" calcext:value-type="string">
            <text:p>0x3F</text:p>
          </table:table-cell>
          <table:table-cell/>
          <table:table-cell table:style-name="ce71" table:formula="of:=IF([.I53]=&quot;&quot;; [.H53]; &quot;PAIR(&quot;&amp;IF([.H53]=&quot;&quot;; [.I53]; [.H53]) &amp;&quot;,&quot;&amp;[.I53]&amp;&quot;)&quot;)" office:value-type="string" office:string-value="PAIR(0x3F,0x3F)" calcext:value-type="string">
            <text:p>PAIR(0x3F,0x3F)</text:p>
          </table:table-cell>
          <table:table-cell table:style-name="ce71" table:formula="of:=IF(ISBLANK([.C53]); &quot;&quot;; &quot;case &quot;&amp;[.C53]&amp;&quot;: PROCESS(&quot;&amp;[.K53]&amp;&quot;); // &quot;&amp;[.E53]&amp;&quot;,&quot;&amp;[.F53])" office:value-type="string" office:string-value="case GR_D: PROCESS(PAIR(0x3F,0x3F)); // δ,Δ" calcext:value-type="string">
            <text:p>case GR_D: PROCESS(PAIR(0x3F,0x3F)); // δ,Δ</text:p>
          </table:table-cell>
          <table:table-cell table:style-name="ce71" table:formula="of:=&quot;{&quot;&quot;name&quot;&quot;: &quot;&quot;&quot; &amp; [.C53] &amp; &quot;&quot;&quot;, &quot;&quot;title&quot;&quot;: &quot;&quot;&quot; &amp; [.C53] &amp; &quot;&quot;&quot;, &quot;&quot;shortName&quot;&quot;: &quot;&quot;&quot; &amp; [.E53] &amp; &quot;&quot;&quot;},&quot;" office:value-type="string" office:string-value="{&quot;name&quot;: &quot;GR_D&quot;, &quot;title&quot;: &quot;GR_D&quot;, &quot;shortName&quot;: &quot;δ&quot;}," calcext:value-type="string">
            <text:p>{"name": "GR_D", "title": "GR_D", "shortName": "δ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F</text:p>
          </table:table-cell>
          <table:table-cell table:style-name="ce71" table:formula="of:=IF(AND(ISBLANK([.E54]) ; ISBLANK([.F54])); IFERROR(0/0); REPLACE([.B54]; 1; 3; [.$C$1]))" office:value-type="string" office:string-value="GR_F" calcext:value-type="string">
            <text:p>GR_F</text:p>
          </table:table-cell>
          <table:table-cell/>
          <table:table-cell table:style-name="ce55" table:formula="of:=HLOOKUP([.$B54]; [$Layout.$B$26:.$R$32];  [.E$4]; 0)" office:value-type="string" office:string-value="φ" calcext:value-type="string">
            <text:p>φ</text:p>
          </table:table-cell>
          <table:table-cell table:style-name="ce55" table:formula="of:=HLOOKUP([.$B54]; [$Layout.$B$26:.$R$32];  [.F$4]; 0)" office:value-type="string" office:string-value="Φ" calcext:value-type="string">
            <text:p>Φ</text:p>
          </table:table-cell>
          <table:table-cell table:style-name="ce57"/>
          <table:table-cell table:style-name="ce74" table:formula="of:=IF(ISBLANK([.E54]); &quot;&quot;; &quot;0x&quot; &amp; DEC2HEX(CODE([.E54])))" office:value-type="string" office:string-value="0x3F" calcext:value-type="string">
            <text:p>0x3F</text:p>
          </table:table-cell>
          <table:table-cell table:style-name="ce74" table:formula="of:=IF(ISBLANK([.F54]); &quot;&quot;; &quot;0x&quot; &amp; DEC2HEX(CODE([.F54])))" office:value-type="string" office:string-value="0x3F" calcext:value-type="string">
            <text:p>0x3F</text:p>
          </table:table-cell>
          <table:table-cell/>
          <table:table-cell table:style-name="ce71" table:formula="of:=IF([.I54]=&quot;&quot;; [.H54]; &quot;PAIR(&quot;&amp;IF([.H54]=&quot;&quot;; [.I54]; [.H54]) &amp;&quot;,&quot;&amp;[.I54]&amp;&quot;)&quot;)" office:value-type="string" office:string-value="PAIR(0x3F,0x3F)" calcext:value-type="string">
            <text:p>PAIR(0x3F,0x3F)</text:p>
          </table:table-cell>
          <table:table-cell table:style-name="ce71" table:formula="of:=IF(ISBLANK([.C54]); &quot;&quot;; &quot;case &quot;&amp;[.C54]&amp;&quot;: PROCESS(&quot;&amp;[.K54]&amp;&quot;); // &quot;&amp;[.E54]&amp;&quot;,&quot;&amp;[.F54])" office:value-type="string" office:string-value="case GR_F: PROCESS(PAIR(0x3F,0x3F)); // φ,Φ" calcext:value-type="string">
            <text:p>case GR_F: PROCESS(PAIR(0x3F,0x3F)); // φ,Φ</text:p>
          </table:table-cell>
          <table:table-cell table:style-name="ce71" table:formula="of:=&quot;{&quot;&quot;name&quot;&quot;: &quot;&quot;&quot; &amp; [.C54] &amp; &quot;&quot;&quot;, &quot;&quot;title&quot;&quot;: &quot;&quot;&quot; &amp; [.C54] &amp; &quot;&quot;&quot;, &quot;&quot;shortName&quot;&quot;: &quot;&quot;&quot; &amp; [.E54] &amp; &quot;&quot;&quot;},&quot;" office:value-type="string" office:string-value="{&quot;name&quot;: &quot;GR_F&quot;, &quot;title&quot;: &quot;GR_F&quot;, &quot;shortName&quot;: &quot;φ&quot;}," calcext:value-type="string">
            <text:p>{"name": "GR_F", "title": "GR_F", "shortName": "φ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G</text:p>
          </table:table-cell>
          <table:table-cell table:style-name="ce71" table:formula="of:=IF(AND(ISBLANK([.E55]) ; ISBLANK([.F55])); IFERROR(0/0); REPLACE([.B55]; 1; 3; [.$C$1]))" office:value-type="string" office:string-value="GR_G" calcext:value-type="string">
            <text:p>GR_G</text:p>
          </table:table-cell>
          <table:table-cell/>
          <table:table-cell table:style-name="ce55" table:formula="of:=HLOOKUP([.$B55]; [$Layout.$B$26:.$R$32];  [.E$4]; 0)" office:value-type="string" office:string-value="γ" calcext:value-type="string">
            <text:p>γ</text:p>
          </table:table-cell>
          <table:table-cell table:style-name="ce55" table:formula="of:=HLOOKUP([.$B55]; [$Layout.$B$26:.$R$32];  [.F$4]; 0)" office:value-type="string" office:string-value="Γ" calcext:value-type="string">
            <text:p>Γ</text:p>
          </table:table-cell>
          <table:table-cell table:style-name="ce57"/>
          <table:table-cell table:style-name="ce74" table:formula="of:=IF(ISBLANK([.E55]); &quot;&quot;; &quot;0x&quot; &amp; DEC2HEX(CODE([.E55])))" office:value-type="string" office:string-value="0x3F" calcext:value-type="string">
            <text:p>0x3F</text:p>
          </table:table-cell>
          <table:table-cell table:style-name="ce74" table:formula="of:=IF(ISBLANK([.F55]); &quot;&quot;; &quot;0x&quot; &amp; DEC2HEX(CODE([.F55])))" office:value-type="string" office:string-value="0x3F" calcext:value-type="string">
            <text:p>0x3F</text:p>
          </table:table-cell>
          <table:table-cell/>
          <table:table-cell table:style-name="ce71" table:formula="of:=IF([.I55]=&quot;&quot;; [.H55]; &quot;PAIR(&quot;&amp;IF([.H55]=&quot;&quot;; [.I55]; [.H55]) &amp;&quot;,&quot;&amp;[.I55]&amp;&quot;)&quot;)" office:value-type="string" office:string-value="PAIR(0x3F,0x3F)" calcext:value-type="string">
            <text:p>PAIR(0x3F,0x3F)</text:p>
          </table:table-cell>
          <table:table-cell table:style-name="ce71" table:formula="of:=IF(ISBLANK([.C55]); &quot;&quot;; &quot;case &quot;&amp;[.C55]&amp;&quot;: PROCESS(&quot;&amp;[.K55]&amp;&quot;); // &quot;&amp;[.E55]&amp;&quot;,&quot;&amp;[.F55])" office:value-type="string" office:string-value="case GR_G: PROCESS(PAIR(0x3F,0x3F)); // γ,Γ" calcext:value-type="string">
            <text:p>case GR_G: PROCESS(PAIR(0x3F,0x3F)); // γ,Γ</text:p>
          </table:table-cell>
          <table:table-cell table:style-name="ce71" table:formula="of:=&quot;{&quot;&quot;name&quot;&quot;: &quot;&quot;&quot; &amp; [.C55] &amp; &quot;&quot;&quot;, &quot;&quot;title&quot;&quot;: &quot;&quot;&quot; &amp; [.C55] &amp; &quot;&quot;&quot;, &quot;&quot;shortName&quot;&quot;: &quot;&quot;&quot; &amp; [.E55] &amp; &quot;&quot;&quot;},&quot;" office:value-type="string" office:string-value="{&quot;name&quot;: &quot;GR_G&quot;, &quot;title&quot;: &quot;GR_G&quot;, &quot;shortName&quot;: &quot;γ&quot;}," calcext:value-type="string">
            <text:p>{"name": "GR_G", "title": "GR_G", "shortName": "γ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H</text:p>
          </table:table-cell>
          <table:table-cell table:style-name="ce71" table:formula="of:=IF(AND(ISBLANK([.E56]) ; ISBLANK([.F56])); IFERROR(0/0); REPLACE([.B56]; 1; 3; [.$C$1]))" office:value-type="string" office:string-value="GR_H" calcext:value-type="string">
            <text:p>GR_H</text:p>
          </table:table-cell>
          <table:table-cell/>
          <table:table-cell table:style-name="ce55" table:formula="of:=HLOOKUP([.$B56]; [$Layout.$B$26:.$R$32];  [.E$4]; 0)" office:value-type="string" office:string-value="η" calcext:value-type="string">
            <text:p>η</text:p>
          </table:table-cell>
          <table:table-cell table:style-name="ce55" table:formula="of:=HLOOKUP([.$B56]; [$Layout.$B$26:.$R$32];  [.F$4]; 0)" office:value-type="string" office:string-value="Η" calcext:value-type="string">
            <text:p>Η</text:p>
          </table:table-cell>
          <table:table-cell table:style-name="ce57"/>
          <table:table-cell table:style-name="ce74" table:formula="of:=IF(ISBLANK([.E56]); &quot;&quot;; &quot;0x&quot; &amp; DEC2HEX(CODE([.E56])))" office:value-type="string" office:string-value="0x3F" calcext:value-type="string">
            <text:p>0x3F</text:p>
          </table:table-cell>
          <table:table-cell table:style-name="ce74" table:formula="of:=IF(ISBLANK([.F56]); &quot;&quot;; &quot;0x&quot; &amp; DEC2HEX(CODE([.F56])))" office:value-type="string" office:string-value="0x3F" calcext:value-type="string">
            <text:p>0x3F</text:p>
          </table:table-cell>
          <table:table-cell/>
          <table:table-cell table:style-name="ce71" table:formula="of:=IF([.I56]=&quot;&quot;; [.H56]; &quot;PAIR(&quot;&amp;IF([.H56]=&quot;&quot;; [.I56]; [.H56]) &amp;&quot;,&quot;&amp;[.I56]&amp;&quot;)&quot;)" office:value-type="string" office:string-value="PAIR(0x3F,0x3F)" calcext:value-type="string">
            <text:p>PAIR(0x3F,0x3F)</text:p>
          </table:table-cell>
          <table:table-cell table:style-name="ce71" table:formula="of:=IF(ISBLANK([.C56]); &quot;&quot;; &quot;case &quot;&amp;[.C56]&amp;&quot;: PROCESS(&quot;&amp;[.K56]&amp;&quot;); // &quot;&amp;[.E56]&amp;&quot;,&quot;&amp;[.F56])" office:value-type="string" office:string-value="case GR_H: PROCESS(PAIR(0x3F,0x3F)); // η,Η" calcext:value-type="string">
            <text:p>case GR_H: PROCESS(PAIR(0x3F,0x3F)); // η,Η</text:p>
          </table:table-cell>
          <table:table-cell table:style-name="ce71" table:formula="of:=&quot;{&quot;&quot;name&quot;&quot;: &quot;&quot;&quot; &amp; [.C56] &amp; &quot;&quot;&quot;, &quot;&quot;title&quot;&quot;: &quot;&quot;&quot; &amp; [.C56] &amp; &quot;&quot;&quot;, &quot;&quot;shortName&quot;&quot;: &quot;&quot;&quot; &amp; [.E56] &amp; &quot;&quot;&quot;},&quot;" office:value-type="string" office:string-value="{&quot;name&quot;: &quot;GR_H&quot;, &quot;title&quot;: &quot;GR_H&quot;, &quot;shortName&quot;: &quot;η&quot;}," calcext:value-type="string">
            <text:p>{"name": "GR_H", "title": "GR_H", "shortName": "η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J</text:p>
          </table:table-cell>
          <table:table-cell table:style-name="ce71" table:formula="of:=IF(AND(ISBLANK([.E57]) ; ISBLANK([.F57])); IFERROR(0/0); REPLACE([.B57]; 1; 3; [.$C$1]))" office:value-type="string" office:string-value="GR_J" calcext:value-type="string">
            <text:p>GR_J</text:p>
          </table:table-cell>
          <table:table-cell/>
          <table:table-cell table:style-name="ce55" table:formula="of:=HLOOKUP([.$B57]; [$Layout.$B$26:.$R$32];  [.E$4]; 0)" office:value-type="string" office:string-value="ξ" calcext:value-type="string">
            <text:p>ξ</text:p>
          </table:table-cell>
          <table:table-cell table:style-name="ce55" table:formula="of:=HLOOKUP([.$B57]; [$Layout.$B$26:.$R$32];  [.F$4]; 0)" office:value-type="string" office:string-value="Ξ" calcext:value-type="string">
            <text:p>Ξ</text:p>
          </table:table-cell>
          <table:table-cell table:style-name="ce57"/>
          <table:table-cell table:style-name="ce74" table:formula="of:=IF(ISBLANK([.E57]); &quot;&quot;; &quot;0x&quot; &amp; DEC2HEX(CODE([.E57])))" office:value-type="string" office:string-value="0x3F" calcext:value-type="string">
            <text:p>0x3F</text:p>
          </table:table-cell>
          <table:table-cell table:style-name="ce74" table:formula="of:=IF(ISBLANK([.F57]); &quot;&quot;; &quot;0x&quot; &amp; DEC2HEX(CODE([.F57])))" office:value-type="string" office:string-value="0x3F" calcext:value-type="string">
            <text:p>0x3F</text:p>
          </table:table-cell>
          <table:table-cell/>
          <table:table-cell table:style-name="ce71" table:formula="of:=IF([.I57]=&quot;&quot;; [.H57]; &quot;PAIR(&quot;&amp;IF([.H57]=&quot;&quot;; [.I57]; [.H57]) &amp;&quot;,&quot;&amp;[.I57]&amp;&quot;)&quot;)" office:value-type="string" office:string-value="PAIR(0x3F,0x3F)" calcext:value-type="string">
            <text:p>PAIR(0x3F,0x3F)</text:p>
          </table:table-cell>
          <table:table-cell table:style-name="ce71" table:formula="of:=IF(ISBLANK([.C57]); &quot;&quot;; &quot;case &quot;&amp;[.C57]&amp;&quot;: PROCESS(&quot;&amp;[.K57]&amp;&quot;); // &quot;&amp;[.E57]&amp;&quot;,&quot;&amp;[.F57])" office:value-type="string" office:string-value="case GR_J: PROCESS(PAIR(0x3F,0x3F)); // ξ,Ξ" calcext:value-type="string">
            <text:p>case GR_J: PROCESS(PAIR(0x3F,0x3F)); // ξ,Ξ</text:p>
          </table:table-cell>
          <table:table-cell table:style-name="ce71" table:formula="of:=&quot;{&quot;&quot;name&quot;&quot;: &quot;&quot;&quot; &amp; [.C57] &amp; &quot;&quot;&quot;, &quot;&quot;title&quot;&quot;: &quot;&quot;&quot; &amp; [.C57] &amp; &quot;&quot;&quot;, &quot;&quot;shortName&quot;&quot;: &quot;&quot;&quot; &amp; [.E57] &amp; &quot;&quot;&quot;},&quot;" office:value-type="string" office:string-value="{&quot;name&quot;: &quot;GR_J&quot;, &quot;title&quot;: &quot;GR_J&quot;, &quot;shortName&quot;: &quot;ξ&quot;}," calcext:value-type="string">
            <text:p>{"name": "GR_J", "title": "GR_J", "shortName": "ξ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K</text:p>
          </table:table-cell>
          <table:table-cell table:style-name="ce71" table:formula="of:=IF(AND(ISBLANK([.E58]) ; ISBLANK([.F58])); IFERROR(0/0); REPLACE([.B58]; 1; 3; [.$C$1]))" office:value-type="string" office:string-value="GR_K" calcext:value-type="string">
            <text:p>GR_K</text:p>
          </table:table-cell>
          <table:table-cell/>
          <table:table-cell table:style-name="ce55" table:formula="of:=HLOOKUP([.$B58]; [$Layout.$B$26:.$R$32];  [.E$4]; 0)" office:value-type="string" office:string-value="κ" calcext:value-type="string">
            <text:p>κ</text:p>
          </table:table-cell>
          <table:table-cell table:style-name="ce55" table:formula="of:=HLOOKUP([.$B58]; [$Layout.$B$26:.$R$32];  [.F$4]; 0)" office:value-type="string" office:string-value="Κ" calcext:value-type="string">
            <text:p>Κ</text:p>
          </table:table-cell>
          <table:table-cell table:style-name="ce57"/>
          <table:table-cell table:style-name="ce74" table:formula="of:=IF(ISBLANK([.E58]); &quot;&quot;; &quot;0x&quot; &amp; DEC2HEX(CODE([.E58])))" office:value-type="string" office:string-value="0x3F" calcext:value-type="string">
            <text:p>0x3F</text:p>
          </table:table-cell>
          <table:table-cell table:style-name="ce74" table:formula="of:=IF(ISBLANK([.F58]); &quot;&quot;; &quot;0x&quot; &amp; DEC2HEX(CODE([.F58])))" office:value-type="string" office:string-value="0x3F" calcext:value-type="string">
            <text:p>0x3F</text:p>
          </table:table-cell>
          <table:table-cell/>
          <table:table-cell table:style-name="ce71" table:formula="of:=IF([.I58]=&quot;&quot;; [.H58]; &quot;PAIR(&quot;&amp;IF([.H58]=&quot;&quot;; [.I58]; [.H58]) &amp;&quot;,&quot;&amp;[.I58]&amp;&quot;)&quot;)" office:value-type="string" office:string-value="PAIR(0x3F,0x3F)" calcext:value-type="string">
            <text:p>PAIR(0x3F,0x3F)</text:p>
          </table:table-cell>
          <table:table-cell table:style-name="ce71" table:formula="of:=IF(ISBLANK([.C58]); &quot;&quot;; &quot;case &quot;&amp;[.C58]&amp;&quot;: PROCESS(&quot;&amp;[.K58]&amp;&quot;); // &quot;&amp;[.E58]&amp;&quot;,&quot;&amp;[.F58])" office:value-type="string" office:string-value="case GR_K: PROCESS(PAIR(0x3F,0x3F)); // κ,Κ" calcext:value-type="string">
            <text:p>case GR_K: PROCESS(PAIR(0x3F,0x3F)); // κ,Κ</text:p>
          </table:table-cell>
          <table:table-cell table:style-name="ce71" table:formula="of:=&quot;{&quot;&quot;name&quot;&quot;: &quot;&quot;&quot; &amp; [.C58] &amp; &quot;&quot;&quot;, &quot;&quot;title&quot;&quot;: &quot;&quot;&quot; &amp; [.C58] &amp; &quot;&quot;&quot;, &quot;&quot;shortName&quot;&quot;: &quot;&quot;&quot; &amp; [.E58] &amp; &quot;&quot;&quot;},&quot;" office:value-type="string" office:string-value="{&quot;name&quot;: &quot;GR_K&quot;, &quot;title&quot;: &quot;GR_K&quot;, &quot;shortName&quot;: &quot;κ&quot;}," calcext:value-type="string">
            <text:p>{"name": "GR_K", "title": "GR_K", "shortName": "κ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L</text:p>
          </table:table-cell>
          <table:table-cell table:style-name="ce71" table:formula="of:=IF(AND(ISBLANK([.E59]) ; ISBLANK([.F59])); IFERROR(0/0); REPLACE([.B59]; 1; 3; [.$C$1]))" office:value-type="string" office:string-value="GR_L" calcext:value-type="string">
            <text:p>GR_L</text:p>
          </table:table-cell>
          <table:table-cell/>
          <table:table-cell table:style-name="ce55" table:formula="of:=HLOOKUP([.$B59]; [$Layout.$B$26:.$R$32];  [.E$4]; 0)" office:value-type="string" office:string-value="λ" calcext:value-type="string">
            <text:p>λ</text:p>
          </table:table-cell>
          <table:table-cell table:style-name="ce55" table:formula="of:=HLOOKUP([.$B59]; [$Layout.$B$26:.$R$32];  [.F$4]; 0)" office:value-type="string" office:string-value="Λ" calcext:value-type="string">
            <text:p>Λ</text:p>
          </table:table-cell>
          <table:table-cell table:style-name="ce57"/>
          <table:table-cell table:style-name="ce74" table:formula="of:=IF(ISBLANK([.E59]); &quot;&quot;; &quot;0x&quot; &amp; DEC2HEX(CODE([.E59])))" office:value-type="string" office:string-value="0x3F" calcext:value-type="string">
            <text:p>0x3F</text:p>
          </table:table-cell>
          <table:table-cell table:style-name="ce74" table:formula="of:=IF(ISBLANK([.F59]); &quot;&quot;; &quot;0x&quot; &amp; DEC2HEX(CODE([.F59])))" office:value-type="string" office:string-value="0x3F" calcext:value-type="string">
            <text:p>0x3F</text:p>
          </table:table-cell>
          <table:table-cell/>
          <table:table-cell table:style-name="ce71" table:formula="of:=IF([.I59]=&quot;&quot;; [.H59]; &quot;PAIR(&quot;&amp;IF([.H59]=&quot;&quot;; [.I59]; [.H59]) &amp;&quot;,&quot;&amp;[.I59]&amp;&quot;)&quot;)" office:value-type="string" office:string-value="PAIR(0x3F,0x3F)" calcext:value-type="string">
            <text:p>PAIR(0x3F,0x3F)</text:p>
          </table:table-cell>
          <table:table-cell table:style-name="ce71" table:formula="of:=IF(ISBLANK([.C59]); &quot;&quot;; &quot;case &quot;&amp;[.C59]&amp;&quot;: PROCESS(&quot;&amp;[.K59]&amp;&quot;); // &quot;&amp;[.E59]&amp;&quot;,&quot;&amp;[.F59])" office:value-type="string" office:string-value="case GR_L: PROCESS(PAIR(0x3F,0x3F)); // λ,Λ" calcext:value-type="string">
            <text:p>case GR_L: PROCESS(PAIR(0x3F,0x3F)); // λ,Λ</text:p>
          </table:table-cell>
          <table:table-cell table:style-name="ce71" table:formula="of:=&quot;{&quot;&quot;name&quot;&quot;: &quot;&quot;&quot; &amp; [.C59] &amp; &quot;&quot;&quot;, &quot;&quot;title&quot;&quot;: &quot;&quot;&quot; &amp; [.C59] &amp; &quot;&quot;&quot;, &quot;&quot;shortName&quot;&quot;: &quot;&quot;&quot; &amp; [.E59] &amp; &quot;&quot;&quot;},&quot;" office:value-type="string" office:string-value="{&quot;name&quot;: &quot;GR_L&quot;, &quot;title&quot;: &quot;GR_L&quot;, &quot;shortName&quot;: &quot;λ&quot;}," calcext:value-type="string">
            <text:p>{"name": "GR_L", "title": "GR_L", "shortName": "λ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SCLN</text:p>
          </table:table-cell>
          <table:table-cell table:style-name="ce71" table:formula="of:=IF(AND(ISBLANK([.E60]) ; ISBLANK([.F60])); IFERROR(0/0); REPLACE([.B60]; 1; 3; [.$C$1]))" office:value-type="string" office:string-value="GR_SCLN" calcext:value-type="string">
            <text:p>GR_SCLN</text:p>
          </table:table-cell>
          <table:table-cell/>
          <table:table-cell table:style-name="ce55" table:formula="of:=HLOOKUP([.$B60]; [$Layout.$B$26:.$R$32];  [.E$4]; 0)" office:value-type="string" office:string-value="‥" calcext:value-type="string">
            <text:p>‥</text:p>
          </table:table-cell>
          <table:table-cell table:style-name="ce55" table:formula="of:=HLOOKUP([.$B60]; [$Layout.$B$26:.$R$32];  [.F$4]; 0)" office:value-type="string" office:string-value="…" calcext:value-type="string">
            <text:p>…</text:p>
          </table:table-cell>
          <table:table-cell table:style-name="ce57"/>
          <table:table-cell table:style-name="ce74" table:formula="of:=IF(ISBLANK([.E60]); &quot;&quot;; &quot;0x&quot; &amp; DEC2HEX(CODE([.E60])))" office:value-type="string" office:string-value="0x3F" calcext:value-type="string">
            <text:p>0x3F</text:p>
          </table:table-cell>
          <table:table-cell table:style-name="ce74" table:formula="of:=IF(ISBLANK([.F60]); &quot;&quot;; &quot;0x&quot; &amp; DEC2HEX(CODE([.F60])))" office:value-type="string" office:string-value="0x3F" calcext:value-type="string">
            <text:p>0x3F</text:p>
          </table:table-cell>
          <table:table-cell/>
          <table:table-cell table:style-name="ce71" table:formula="of:=IF([.I60]=&quot;&quot;; [.H60]; &quot;PAIR(&quot;&amp;IF([.H60]=&quot;&quot;; [.I60]; [.H60]) &amp;&quot;,&quot;&amp;[.I60]&amp;&quot;)&quot;)" office:value-type="string" office:string-value="PAIR(0x3F,0x3F)" calcext:value-type="string">
            <text:p>PAIR(0x3F,0x3F)</text:p>
          </table:table-cell>
          <table:table-cell table:style-name="ce71" table:formula="of:=IF(ISBLANK([.C60]); &quot;&quot;; &quot;case &quot;&amp;[.C60]&amp;&quot;: PROCESS(&quot;&amp;[.K60]&amp;&quot;); // &quot;&amp;[.E60]&amp;&quot;,&quot;&amp;[.F60])" office:value-type="string" office:string-value="case GR_SCLN: PROCESS(PAIR(0x3F,0x3F)); // ‥,…" calcext:value-type="string">
            <text:p>case GR_SCLN: PROCESS(PAIR(0x3F,0x3F)); // ‥,…</text:p>
          </table:table-cell>
          <table:table-cell table:style-name="ce71" table:formula="of:=&quot;{&quot;&quot;name&quot;&quot;: &quot;&quot;&quot; &amp; [.C60] &amp; &quot;&quot;&quot;, &quot;&quot;title&quot;&quot;: &quot;&quot;&quot; &amp; [.C60] &amp; &quot;&quot;&quot;, &quot;&quot;shortName&quot;&quot;: &quot;&quot;&quot; &amp; [.E60] &amp; &quot;&quot;&quot;},&quot;" office:value-type="string" office:string-value="{&quot;name&quot;: &quot;GR_SCLN&quot;, &quot;title&quot;: &quot;GR_SCLN&quot;, &quot;shortName&quot;: &quot;‥&quot;}," calcext:value-type="string">
            <text:p>{"name": "GR_SCLN", "title": "GR_SCLN", "shortName": "‥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QUOT</text:p>
          </table:table-cell>
          <table:table-cell table:style-name="ce71" table:formula="of:=IF(AND(ISBLANK([.E61]) ; ISBLANK([.F61])); IFERROR(0/0); REPLACE([.B61]; 1; 3; [.$C$1]))" office:value-type="string" office:string-value="GR_QUOT" calcext:value-type="string">
            <text:p>GR_QUOT</text:p>
          </table:table-cell>
          <table:table-cell/>
          <table:table-cell table:style-name="ce55" table:formula="of:=HLOOKUP([.$B61]; [$Layout.$B$26:.$R$32];  [.E$4]; 0)" office:value-type="string" office:string-value="•" calcext:value-type="string">
            <text:p>•</text:p>
          </table:table-cell>
          <table:table-cell table:style-name="ce55" table:formula="of:=HLOOKUP([.$B61]; [$Layout.$B$26:.$R$32];  [.F$4]; 0)" office:value-type="string" office:string-value="○" calcext:value-type="string">
            <text:p>○</text:p>
          </table:table-cell>
          <table:table-cell table:style-name="ce57"/>
          <table:table-cell table:style-name="ce74" table:formula="of:=IF(ISBLANK([.E61]); &quot;&quot;; &quot;0x&quot; &amp; DEC2HEX(CODE([.E61])))" office:value-type="string" office:string-value="0x2D" calcext:value-type="string">
            <text:p>0x2D</text:p>
          </table:table-cell>
          <table:table-cell table:style-name="ce74" table:formula="of:=IF(ISBLANK([.F61]); &quot;&quot;; &quot;0x&quot; &amp; DEC2HEX(CODE([.F61])))" office:value-type="string" office:string-value="0x3F" calcext:value-type="string">
            <text:p>0x3F</text:p>
          </table:table-cell>
          <table:table-cell/>
          <table:table-cell table:style-name="ce71" table:formula="of:=IF([.I61]=&quot;&quot;; [.H61]; &quot;PAIR(&quot;&amp;IF([.H61]=&quot;&quot;; [.I61]; [.H61]) &amp;&quot;,&quot;&amp;[.I61]&amp;&quot;)&quot;)" office:value-type="string" office:string-value="PAIR(0x2D,0x3F)" calcext:value-type="string">
            <text:p>PAIR(0x2D,0x3F)</text:p>
          </table:table-cell>
          <table:table-cell table:style-name="ce71" table:formula="of:=IF(ISBLANK([.C61]); &quot;&quot;; &quot;case &quot;&amp;[.C61]&amp;&quot;: PROCESS(&quot;&amp;[.K61]&amp;&quot;); // &quot;&amp;[.E61]&amp;&quot;,&quot;&amp;[.F61])" office:value-type="string" office:string-value="case GR_QUOT: PROCESS(PAIR(0x2D,0x3F)); // •,○" calcext:value-type="string">
            <text:p>case GR_QUOT: PROCESS(PAIR(0x2D,0x3F)); // •,○</text:p>
          </table:table-cell>
          <table:table-cell table:style-name="ce71" table:formula="of:=&quot;{&quot;&quot;name&quot;&quot;: &quot;&quot;&quot; &amp; [.C61] &amp; &quot;&quot;&quot;, &quot;&quot;title&quot;&quot;: &quot;&quot;&quot; &amp; [.C61] &amp; &quot;&quot;&quot;, &quot;&quot;shortName&quot;&quot;: &quot;&quot;&quot; &amp; [.E61] &amp; &quot;&quot;&quot;},&quot;" office:value-type="string" office:string-value="{&quot;name&quot;: &quot;GR_QUOT&quot;, &quot;title&quot;: &quot;GR_QUOT&quot;, &quot;shortName&quot;: &quot;•&quot;}," calcext:value-type="string">
            <text:p>{"name": "GR_QUOT", "title": "GR_QUOT", "shortName": "•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ENT</text:p>
          </table:table-cell>
          <table:table-cell table:style-name="ce71" table:formula="of:=IF(AND(ISBLANK([.E62]) ; ISBLANK([.F62])); IFERROR(0/0); REPLACE([.B62]; 1; 3; [.$C$1]))" office:value-type="string" office:string-value="GR_ENT" calcext:value-type="string">
            <text:p>GR_ENT</text:p>
          </table:table-cell>
          <table:table-cell/>
          <table:table-cell table:style-name="ce55" table:formula="of:=HLOOKUP([.$B62]; [$Layout.$B$26:.$R$32];  [.E$4]; 0)" office:value-type="float" office:value="0" calcext:value-type="float">
            <text:p/>
          </table:table-cell>
          <table:table-cell table:style-name="ce55" table:formula="of:=HLOOKUP([.$B62]; [$Layout.$B$26:.$R$32];  [.F$4]; 0)" office:value-type="float" office:value="0" calcext:value-type="float">
            <text:p/>
          </table:table-cell>
          <table:table-cell table:style-name="ce57"/>
          <table:table-cell table:style-name="ce74" table:formula="of:=IF(ISBLANK([.E62]); &quot;&quot;; &quot;0x&quot; &amp; DEC2HEX(CODE([.E62])))" office:value-type="string" office:string-value="0x30" calcext:value-type="string">
            <text:p>0x30</text:p>
          </table:table-cell>
          <table:table-cell table:style-name="ce74" table:formula="of:=IF(ISBLANK([.F62]); &quot;&quot;; &quot;0x&quot; &amp; DEC2HEX(CODE([.F62])))" office:value-type="string" office:string-value="0x30" calcext:value-type="string">
            <text:p>0x30</text:p>
          </table:table-cell>
          <table:table-cell/>
          <table:table-cell table:style-name="ce71" table:formula="of:=IF([.I62]=&quot;&quot;; [.H62]; &quot;PAIR(&quot;&amp;IF([.H62]=&quot;&quot;; [.I62]; [.H62]) &amp;&quot;,&quot;&amp;[.I62]&amp;&quot;)&quot;)" office:value-type="string" office:string-value="PAIR(0x30,0x30)" calcext:value-type="string">
            <text:p>PAIR(0x30,0x30)</text:p>
          </table:table-cell>
          <table:table-cell table:style-name="ce71" table:formula="of:=IF(ISBLANK([.C62]); &quot;&quot;; &quot;case &quot;&amp;[.C62]&amp;&quot;: PROCESS(&quot;&amp;[.K62]&amp;&quot;); // &quot;&amp;[.E62]&amp;&quot;,&quot;&amp;[.F62])" office:value-type="string" office:string-value="case GR_ENT: PROCESS(PAIR(0x30,0x30)); // 0,0" calcext:value-type="string">
            <text:p>case GR_ENT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4</text:p>
          </table:table-cell>
          <table:table-cell table:style-name="ce71" table:formula="of:=IF(AND(ISBLANK([.E63]) ; ISBLANK([.F63])); IFERROR(0/0); REPLACE([.B63]; 1; 3; [.$C$1]))" office:value-type="string" office:string-value="GR_P4" calcext:value-type="string">
            <text:p>GR_P4</text:p>
          </table:table-cell>
          <table:table-cell/>
          <table:table-cell table:style-name="ce55" table:formula="of:=HLOOKUP([.$B63]; [$Layout.$B$26:.$R$32];  [.E$4]; 0)" office:value-type="float" office:value="0" calcext:value-type="float">
            <text:p/>
          </table:table-cell>
          <table:table-cell table:style-name="ce55" table:formula="of:=HLOOKUP([.$B63]; [$Layout.$B$26:.$R$32];  [.F$4]; 0)" office:value-type="float" office:value="0" calcext:value-type="float">
            <text:p/>
          </table:table-cell>
          <table:table-cell table:style-name="ce57"/>
          <table:table-cell table:style-name="ce74" table:formula="of:=IF(ISBLANK([.E63]); &quot;&quot;; &quot;0x&quot; &amp; DEC2HEX(CODE([.E63])))" office:value-type="string" office:string-value="0x30" calcext:value-type="string">
            <text:p>0x30</text:p>
          </table:table-cell>
          <table:table-cell table:style-name="ce74" table:formula="of:=IF(ISBLANK([.F63]); &quot;&quot;; &quot;0x&quot; &amp; DEC2HEX(CODE([.F63])))" office:value-type="string" office:string-value="0x30" calcext:value-type="string">
            <text:p>0x30</text:p>
          </table:table-cell>
          <table:table-cell/>
          <table:table-cell table:style-name="ce71" table:formula="of:=IF([.I63]=&quot;&quot;; [.H63]; &quot;PAIR(&quot;&amp;IF([.H63]=&quot;&quot;; [.I63]; [.H63]) &amp;&quot;,&quot;&amp;[.I63]&amp;&quot;)&quot;)" office:value-type="string" office:string-value="PAIR(0x30,0x30)" calcext:value-type="string">
            <text:p>PAIR(0x30,0x30)</text:p>
          </table:table-cell>
          <table:table-cell table:style-name="ce71" table:formula="of:=IF(ISBLANK([.C63]); &quot;&quot;; &quot;case &quot;&amp;[.C63]&amp;&quot;: PROCESS(&quot;&amp;[.K63]&amp;&quot;); // &quot;&amp;[.E63]&amp;&quot;,&quot;&amp;[.F63])" office:value-type="string" office:string-value="case GR_P4: PROCESS(PAIR(0x30,0x30)); // 0,0" calcext:value-type="string">
            <text:p>case GR_P4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5</text:p>
          </table:table-cell>
          <table:table-cell table:style-name="ce71" table:formula="of:=IF(AND(ISBLANK([.E64]) ; ISBLANK([.F64])); IFERROR(0/0); REPLACE([.B64]; 1; 3; [.$C$1]))" office:value-type="string" office:string-value="GR_P5" calcext:value-type="string">
            <text:p>GR_P5</text:p>
          </table:table-cell>
          <table:table-cell/>
          <table:table-cell table:style-name="ce55" table:formula="of:=HLOOKUP([.$B64]; [$Layout.$B$26:.$R$32];  [.E$4]; 0)" office:value-type="float" office:value="0" calcext:value-type="float">
            <text:p/>
          </table:table-cell>
          <table:table-cell table:style-name="ce55" table:formula="of:=HLOOKUP([.$B64]; [$Layout.$B$26:.$R$32];  [.F$4]; 0)" office:value-type="float" office:value="0" calcext:value-type="float">
            <text:p/>
          </table:table-cell>
          <table:table-cell table:style-name="ce57"/>
          <table:table-cell table:style-name="ce74" table:formula="of:=IF(ISBLANK([.E64]); &quot;&quot;; &quot;0x&quot; &amp; DEC2HEX(CODE([.E64])))" office:value-type="string" office:string-value="0x30" calcext:value-type="string">
            <text:p>0x30</text:p>
          </table:table-cell>
          <table:table-cell table:style-name="ce74" table:formula="of:=IF(ISBLANK([.F64]); &quot;&quot;; &quot;0x&quot; &amp; DEC2HEX(CODE([.F64])))" office:value-type="string" office:string-value="0x30" calcext:value-type="string">
            <text:p>0x30</text:p>
          </table:table-cell>
          <table:table-cell/>
          <table:table-cell table:style-name="ce71" table:formula="of:=IF([.I64]=&quot;&quot;; [.H64]; &quot;PAIR(&quot;&amp;IF([.H64]=&quot;&quot;; [.I64]; [.H64]) &amp;&quot;,&quot;&amp;[.I64]&amp;&quot;)&quot;)" office:value-type="string" office:string-value="PAIR(0x30,0x30)" calcext:value-type="string">
            <text:p>PAIR(0x30,0x30)</text:p>
          </table:table-cell>
          <table:table-cell table:style-name="ce71" table:formula="of:=IF(ISBLANK([.C64]); &quot;&quot;; &quot;case &quot;&amp;[.C64]&amp;&quot;: PROCESS(&quot;&amp;[.K64]&amp;&quot;); // &quot;&amp;[.E64]&amp;&quot;,&quot;&amp;[.F64])" office:value-type="string" office:string-value="case GR_P5: PROCESS(PAIR(0x30,0x30)); // 0,0" calcext:value-type="string">
            <text:p>case GR_P5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6</text:p>
          </table:table-cell>
          <table:table-cell table:style-name="ce71" table:formula="of:=IF(AND(ISBLANK([.E65]) ; ISBLANK([.F65])); IFERROR(0/0); REPLACE([.B65]; 1; 3; [.$C$1]))" office:value-type="string" office:string-value="GR_P6" calcext:value-type="string">
            <text:p>GR_P6</text:p>
          </table:table-cell>
          <table:table-cell/>
          <table:table-cell table:style-name="ce55" table:formula="of:=HLOOKUP([.$B65]; [$Layout.$B$26:.$R$32];  [.E$4]; 0)" office:value-type="float" office:value="0" calcext:value-type="float">
            <text:p/>
          </table:table-cell>
          <table:table-cell table:style-name="ce55" table:formula="of:=HLOOKUP([.$B65]; [$Layout.$B$26:.$R$32];  [.F$4]; 0)" office:value-type="float" office:value="0" calcext:value-type="float">
            <text:p/>
          </table:table-cell>
          <table:table-cell table:style-name="ce57"/>
          <table:table-cell table:style-name="ce74" table:formula="of:=IF(ISBLANK([.E65]); &quot;&quot;; &quot;0x&quot; &amp; DEC2HEX(CODE([.E65])))" office:value-type="string" office:string-value="0x30" calcext:value-type="string">
            <text:p>0x30</text:p>
          </table:table-cell>
          <table:table-cell table:style-name="ce74" table:formula="of:=IF(ISBLANK([.F65]); &quot;&quot;; &quot;0x&quot; &amp; DEC2HEX(CODE([.F65])))" office:value-type="string" office:string-value="0x30" calcext:value-type="string">
            <text:p>0x30</text:p>
          </table:table-cell>
          <table:table-cell/>
          <table:table-cell table:style-name="ce71" table:formula="of:=IF([.I65]=&quot;&quot;; [.H65]; &quot;PAIR(&quot;&amp;IF([.H65]=&quot;&quot;; [.I65]; [.H65]) &amp;&quot;,&quot;&amp;[.I65]&amp;&quot;)&quot;)" office:value-type="string" office:string-value="PAIR(0x30,0x30)" calcext:value-type="string">
            <text:p>PAIR(0x30,0x30)</text:p>
          </table:table-cell>
          <table:table-cell table:style-name="ce71" table:formula="of:=IF(ISBLANK([.C65]); &quot;&quot;; &quot;case &quot;&amp;[.C65]&amp;&quot;: PROCESS(&quot;&amp;[.K65]&amp;&quot;); // &quot;&amp;[.E65]&amp;&quot;,&quot;&amp;[.F65])" office:value-type="string" office:string-value="case GR_P6: PROCESS(PAIR(0x30,0x30)); // 0,0" calcext:value-type="string">
            <text:p>case GR_P6: PROCESS(PAIR(0x30,0x30)); // 0,0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PLS</text:p>
          </table:table-cell>
          <table:table-cell table:style-name="ce71" table:formula="of:=IF(AND(ISBLANK([.E66]) ; ISBLANK([.F66])); IFERROR(0/0); REPLACE([.B66]; 1; 3; [.$C$1]))" office:value-type="string" office:string-value="GR_PPLS" calcext:value-type="string">
            <text:p>GR_PPLS</text:p>
          </table:table-cell>
          <table:table-cell/>
          <table:table-cell table:style-name="ce55" table:formula="of:=HLOOKUP([.$B66]; [$Layout.$B$26:.$R$32];  [.E$4]; 0)" office:value-type="float" office:value="0" calcext:value-type="float">
            <text:p/>
          </table:table-cell>
          <table:table-cell table:style-name="ce55" table:formula="of:=HLOOKUP([.$B66]; [$Layout.$B$26:.$R$32];  [.F$4]; 0)" office:value-type="float" office:value="0" calcext:value-type="float">
            <text:p/>
          </table:table-cell>
          <table:table-cell table:style-name="ce57"/>
          <table:table-cell table:style-name="ce74" table:formula="of:=IF(ISBLANK([.E66]); &quot;&quot;; &quot;0x&quot; &amp; DEC2HEX(CODE([.E66])))" office:value-type="string" office:string-value="0x30" calcext:value-type="string">
            <text:p>0x30</text:p>
          </table:table-cell>
          <table:table-cell table:style-name="ce74" table:formula="of:=IF(ISBLANK([.F66]); &quot;&quot;; &quot;0x&quot; &amp; DEC2HEX(CODE([.F66])))" office:value-type="string" office:string-value="0x30" calcext:value-type="string">
            <text:p>0x30</text:p>
          </table:table-cell>
          <table:table-cell/>
          <table:table-cell table:style-name="ce71" table:formula="of:=IF([.I66]=&quot;&quot;; [.H66]; &quot;PAIR(&quot;&amp;IF([.H66]=&quot;&quot;; [.I66]; [.H66]) &amp;&quot;,&quot;&amp;[.I66]&amp;&quot;)&quot;)" office:value-type="string" office:string-value="PAIR(0x30,0x30)" calcext:value-type="string">
            <text:p>PAIR(0x30,0x30)</text:p>
          </table:table-cell>
          <table:table-cell table:style-name="ce71" table:formula="of:=IF(ISBLANK([.C66]); &quot;&quot;; &quot;case &quot;&amp;[.C66]&amp;&quot;: PROCESS(&quot;&amp;[.K66]&amp;&quot;); // &quot;&amp;[.E66]&amp;&quot;,&quot;&amp;[.F66])" office:value-type="string" office:string-value="case GR_PPLS: PROCESS(PAIR(0x30,0x30)); // 0,0" calcext:value-type="string">
            <text:p>case GR_PPLS: PROCESS(PAIR(0x30,0x30)); // 0,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71" table:formula="of:=IF(AND(ISBLANK([.E67]) ; ISBLANK([.F67])); IFERROR(0/0); REPLACE([.B67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style-name="ce57"/>
          <table:table-cell table:style-name="ce74" table:formula="of:=IF(ISBLANK([.E67]); &quot;&quot;; &quot;0x&quot; &amp; DEC2HEX(CODE([.E67])))">
            <text:p/>
          </table:table-cell>
          <table:table-cell table:style-name="ce74" table:formula="of:=IF(ISBLANK([.F67]); &quot;&quot;; &quot;0x&quot; &amp; DEC2HEX(CODE([.F67])))">
            <text:p/>
          </table:table-cell>
          <table:table-cell/>
          <table:table-cell table:style-name="ce71" table:formula="of:=IF([.I67]=&quot;&quot;; [.H67]; &quot;PAIR(&quot;&amp;IF([.H67]=&quot;&quot;; [.I67]; [.H67]) &amp;&quot;,&quot;&amp;[.I67]&amp;&quot;)&quot;)">
            <text:p/>
          </table:table-cell>
          <table:table-cell table:style-name="ce71" table:formula="of:=IF(ISBLANK([.C67]); &quot;&quot;; &quot;case &quot;&amp;[.C67]&amp;&quot;: PROCESS(&quot;&amp;[.K67]&amp;&quot;); // &quot;&amp;[.E67]&amp;&quot;,&quot;&amp;[.F67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ZXCV ROW</text:p>
          </table:table-cell>
          <table:table-cell table:style-name="ce71" table:formula="of:=IF(AND(ISBLANK([.E68]) ; ISBLANK([.F68])); IFERROR(0/0); REPLACE([.B68]; 1; 3; [.$C$1]))" office:value-type="string" office:string-value="" calcext:value-type="error">
            <text:p>Err:511</text:p>
          </table:table-cell>
          <table:table-cell/>
          <table:table-cell table:style-name="ce55" table:number-columns-repeated="2"/>
          <table:table-cell table:style-name="ce57"/>
          <table:table-cell table:style-name="ce74" table:formula="of:=IF(ISBLANK([.E68]); &quot;&quot;; &quot;0x&quot; &amp; DEC2HEX(CODE([.E68])))">
            <text:p/>
          </table:table-cell>
          <table:table-cell table:style-name="ce74" table:formula="of:=IF(ISBLANK([.F68]); &quot;&quot;; &quot;0x&quot; &amp; DEC2HEX(CODE([.F68])))">
            <text:p/>
          </table:table-cell>
          <table:table-cell/>
          <table:table-cell table:style-name="ce71" table:formula="of:=IF([.I68]=&quot;&quot;; [.H68]; &quot;PAIR(&quot;&amp;IF([.H68]=&quot;&quot;; [.I68]; [.H68]) &amp;&quot;,&quot;&amp;[.I68]&amp;&quot;)&quot;)">
            <text:p/>
          </table:table-cell>
          <table:table-cell table:style-name="ce71" table:formula="of:=IF(ISBLANK([.C68]); &quot;&quot;; &quot;case &quot;&amp;[.C68]&amp;&quot;: PROCESS(&quot;&amp;[.K68]&amp;&quot;); // &quot;&amp;[.E68]&amp;&quot;,&quot;&amp;[.F68])" office:value-type="string" office:string-value="" calcext:value-type="error">
            <text:p>Err:511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Z</text:p>
          </table:table-cell>
          <table:table-cell table:style-name="ce71" table:formula="of:=IF(AND(ISBLANK([.E69]) ; ISBLANK([.F69])); IFERROR(0/0); REPLACE([.B69]; 1; 3; [.$C$1]))" office:value-type="string" office:string-value="GR_Z" calcext:value-type="string">
            <text:p>GR_Z</text:p>
          </table:table-cell>
          <table:table-cell/>
          <table:table-cell table:style-name="ce55" table:formula="of:=HLOOKUP([.$B69]; [$Layout.$B$34:.$Q$40];  [.E$4]; 0)" office:value-type="string" office:string-value="ζ" calcext:value-type="string">
            <text:p>ζ</text:p>
          </table:table-cell>
          <table:table-cell table:style-name="ce55" table:formula="of:=HLOOKUP([.$B69]; [$Layout.$B$34:.$Q$40];  [.F$4]; 0)" office:value-type="string" office:string-value="Ζ" calcext:value-type="string">
            <text:p>Ζ</text:p>
          </table:table-cell>
          <table:table-cell table:style-name="ce57"/>
          <table:table-cell table:style-name="ce74" table:formula="of:=IF(ISBLANK([.E69]); &quot;&quot;; &quot;0x&quot; &amp; DEC2HEX(CODE([.E69])))" office:value-type="string" office:string-value="0x3F" calcext:value-type="string">
            <text:p>0x3F</text:p>
          </table:table-cell>
          <table:table-cell table:style-name="ce74" table:formula="of:=IF(ISBLANK([.F69]); &quot;&quot;; &quot;0x&quot; &amp; DEC2HEX(CODE([.F69])))" office:value-type="string" office:string-value="0x3F" calcext:value-type="string">
            <text:p>0x3F</text:p>
          </table:table-cell>
          <table:table-cell/>
          <table:table-cell table:style-name="ce71" table:formula="of:=IF([.I69]=&quot;&quot;; [.H69]; &quot;PAIR(&quot;&amp;IF([.H69]=&quot;&quot;; [.I69]; [.H69]) &amp;&quot;,&quot;&amp;[.I69]&amp;&quot;)&quot;)" office:value-type="string" office:string-value="PAIR(0x3F,0x3F)" calcext:value-type="string">
            <text:p>PAIR(0x3F,0x3F)</text:p>
          </table:table-cell>
          <table:table-cell table:style-name="ce71" table:formula="of:=IF(ISBLANK([.C69]); &quot;&quot;; &quot;case &quot;&amp;[.C69]&amp;&quot;: PROCESS(&quot;&amp;[.K69]&amp;&quot;); // &quot;&amp;[.E69]&amp;&quot;,&quot;&amp;[.F69])" office:value-type="string" office:string-value="case GR_Z: PROCESS(PAIR(0x3F,0x3F)); // ζ,Ζ" calcext:value-type="string">
            <text:p>case GR_Z: PROCESS(PAIR(0x3F,0x3F)); // ζ,Ζ</text:p>
          </table:table-cell>
          <table:table-cell table:style-name="ce71" table:formula="of:=&quot;{&quot;&quot;name&quot;&quot;: &quot;&quot;&quot; &amp; [.C69] &amp; &quot;&quot;&quot;, &quot;&quot;title&quot;&quot;: &quot;&quot;&quot; &amp; [.C69] &amp; &quot;&quot;&quot;, &quot;&quot;shortName&quot;&quot;: &quot;&quot;&quot; &amp; [.E69] &amp; &quot;&quot;&quot;},&quot;" office:value-type="string" office:string-value="{&quot;name&quot;: &quot;GR_Z&quot;, &quot;title&quot;: &quot;GR_Z&quot;, &quot;shortName&quot;: &quot;ζ&quot;}," calcext:value-type="string">
            <text:p>{"name": "GR_Z", "title": "GR_Z", "shortName": "ζ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X</text:p>
          </table:table-cell>
          <table:table-cell table:style-name="ce71" table:formula="of:=IF(AND(ISBLANK([.E70]) ; ISBLANK([.F70])); IFERROR(0/0); REPLACE([.B70]; 1; 3; [.$C$1]))" office:value-type="string" office:string-value="GR_X" calcext:value-type="string">
            <text:p>GR_X</text:p>
          </table:table-cell>
          <table:table-cell/>
          <table:table-cell table:style-name="ce55" table:formula="of:=HLOOKUP([.$B70]; [$Layout.$B$34:.$Q$40];  [.E$4]; 0)" office:value-type="string" office:string-value="χ" calcext:value-type="string">
            <text:p>χ</text:p>
          </table:table-cell>
          <table:table-cell table:style-name="ce55" table:formula="of:=HLOOKUP([.$B70]; [$Layout.$B$34:.$Q$40];  [.F$4]; 0)" office:value-type="string" office:string-value="Χ" calcext:value-type="string">
            <text:p>Χ</text:p>
          </table:table-cell>
          <table:table-cell table:style-name="ce57"/>
          <table:table-cell table:style-name="ce74" table:formula="of:=IF(ISBLANK([.E70]); &quot;&quot;; &quot;0x&quot; &amp; DEC2HEX(CODE([.E70])))" office:value-type="string" office:string-value="0x3F" calcext:value-type="string">
            <text:p>0x3F</text:p>
          </table:table-cell>
          <table:table-cell table:style-name="ce74" table:formula="of:=IF(ISBLANK([.F70]); &quot;&quot;; &quot;0x&quot; &amp; DEC2HEX(CODE([.F70])))" office:value-type="string" office:string-value="0x3F" calcext:value-type="string">
            <text:p>0x3F</text:p>
          </table:table-cell>
          <table:table-cell/>
          <table:table-cell table:style-name="ce71" table:formula="of:=IF([.I70]=&quot;&quot;; [.H70]; &quot;PAIR(&quot;&amp;IF([.H70]=&quot;&quot;; [.I70]; [.H70]) &amp;&quot;,&quot;&amp;[.I70]&amp;&quot;)&quot;)" office:value-type="string" office:string-value="PAIR(0x3F,0x3F)" calcext:value-type="string">
            <text:p>PAIR(0x3F,0x3F)</text:p>
          </table:table-cell>
          <table:table-cell table:style-name="ce71" table:formula="of:=IF(ISBLANK([.C70]); &quot;&quot;; &quot;case &quot;&amp;[.C70]&amp;&quot;: PROCESS(&quot;&amp;[.K70]&amp;&quot;); // &quot;&amp;[.E70]&amp;&quot;,&quot;&amp;[.F70])" office:value-type="string" office:string-value="case GR_X: PROCESS(PAIR(0x3F,0x3F)); // χ,Χ" calcext:value-type="string">
            <text:p>case GR_X: PROCESS(PAIR(0x3F,0x3F)); // χ,Χ</text:p>
          </table:table-cell>
          <table:table-cell table:style-name="ce71" table:formula="of:=&quot;{&quot;&quot;name&quot;&quot;: &quot;&quot;&quot; &amp; [.C70] &amp; &quot;&quot;&quot;, &quot;&quot;title&quot;&quot;: &quot;&quot;&quot; &amp; [.C70] &amp; &quot;&quot;&quot;, &quot;&quot;shortName&quot;&quot;: &quot;&quot;&quot; &amp; [.E70] &amp; &quot;&quot;&quot;},&quot;" office:value-type="string" office:string-value="{&quot;name&quot;: &quot;GR_X&quot;, &quot;title&quot;: &quot;GR_X&quot;, &quot;shortName&quot;: &quot;χ&quot;}," calcext:value-type="string">
            <text:p>{"name": "GR_X", "title": "GR_X", "shortName": "χ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C</text:p>
          </table:table-cell>
          <table:table-cell table:style-name="ce71" table:formula="of:=IF(AND(ISBLANK([.E71]) ; ISBLANK([.F71])); IFERROR(0/0); REPLACE([.B71]; 1; 3; [.$C$1]))" office:value-type="string" office:string-value="GR_C" calcext:value-type="string">
            <text:p>GR_C</text:p>
          </table:table-cell>
          <table:table-cell/>
          <table:table-cell table:style-name="ce55" table:formula="of:=HLOOKUP([.$B71]; [$Layout.$B$34:.$Q$40];  [.E$4]; 0)" office:value-type="string" office:string-value="ψ" calcext:value-type="string">
            <text:p>ψ</text:p>
          </table:table-cell>
          <table:table-cell table:style-name="ce55" table:formula="of:=HLOOKUP([.$B71]; [$Layout.$B$34:.$Q$40];  [.F$4]; 0)" office:value-type="string" office:string-value="Ψ" calcext:value-type="string">
            <text:p>Ψ</text:p>
          </table:table-cell>
          <table:table-cell table:style-name="ce57"/>
          <table:table-cell table:style-name="ce74" table:formula="of:=IF(ISBLANK([.E71]); &quot;&quot;; &quot;0x&quot; &amp; DEC2HEX(CODE([.E71])))" office:value-type="string" office:string-value="0x3F" calcext:value-type="string">
            <text:p>0x3F</text:p>
          </table:table-cell>
          <table:table-cell table:style-name="ce74" table:formula="of:=IF(ISBLANK([.F71]); &quot;&quot;; &quot;0x&quot; &amp; DEC2HEX(CODE([.F71])))" office:value-type="string" office:string-value="0x3F" calcext:value-type="string">
            <text:p>0x3F</text:p>
          </table:table-cell>
          <table:table-cell/>
          <table:table-cell table:style-name="ce71" table:formula="of:=IF([.I71]=&quot;&quot;; [.H71]; &quot;PAIR(&quot;&amp;IF([.H71]=&quot;&quot;; [.I71]; [.H71]) &amp;&quot;,&quot;&amp;[.I71]&amp;&quot;)&quot;)" office:value-type="string" office:string-value="PAIR(0x3F,0x3F)" calcext:value-type="string">
            <text:p>PAIR(0x3F,0x3F)</text:p>
          </table:table-cell>
          <table:table-cell table:style-name="ce71" table:formula="of:=IF(ISBLANK([.C71]); &quot;&quot;; &quot;case &quot;&amp;[.C71]&amp;&quot;: PROCESS(&quot;&amp;[.K71]&amp;&quot;); // &quot;&amp;[.E71]&amp;&quot;,&quot;&amp;[.F71])" office:value-type="string" office:string-value="case GR_C: PROCESS(PAIR(0x3F,0x3F)); // ψ,Ψ" calcext:value-type="string">
            <text:p>case GR_C: PROCESS(PAIR(0x3F,0x3F)); // ψ,Ψ</text:p>
          </table:table-cell>
          <table:table-cell table:style-name="ce71" table:formula="of:=&quot;{&quot;&quot;name&quot;&quot;: &quot;&quot;&quot; &amp; [.C71] &amp; &quot;&quot;&quot;, &quot;&quot;title&quot;&quot;: &quot;&quot;&quot; &amp; [.C71] &amp; &quot;&quot;&quot;, &quot;&quot;shortName&quot;&quot;: &quot;&quot;&quot; &amp; [.E71] &amp; &quot;&quot;&quot;},&quot;" office:value-type="string" office:string-value="{&quot;name&quot;: &quot;GR_C&quot;, &quot;title&quot;: &quot;GR_C&quot;, &quot;shortName&quot;: &quot;ψ&quot;}," calcext:value-type="string">
            <text:p>{"name": "GR_C", "title": "GR_C", "shortName": "ψ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V</text:p>
          </table:table-cell>
          <table:table-cell table:style-name="ce71" table:formula="of:=IF(AND(ISBLANK([.E72]) ; ISBLANK([.F72])); IFERROR(0/0); REPLACE([.B72]; 1; 3; [.$C$1]))" office:value-type="string" office:string-value="GR_V" calcext:value-type="string">
            <text:p>GR_V</text:p>
          </table:table-cell>
          <table:table-cell/>
          <table:table-cell table:style-name="ce55" table:formula="of:=HLOOKUP([.$B72]; [$Layout.$B$34:.$Q$40];  [.E$4]; 0)" office:value-type="string" office:string-value="ω" calcext:value-type="string">
            <text:p>ω</text:p>
          </table:table-cell>
          <table:table-cell table:style-name="ce55" table:formula="of:=HLOOKUP([.$B72]; [$Layout.$B$34:.$Q$40];  [.F$4]; 0)" office:value-type="string" office:string-value="Ω" calcext:value-type="string">
            <text:p>Ω</text:p>
          </table:table-cell>
          <table:table-cell table:style-name="ce57"/>
          <table:table-cell table:style-name="ce74" table:formula="of:=IF(ISBLANK([.E72]); &quot;&quot;; &quot;0x&quot; &amp; DEC2HEX(CODE([.E72])))" office:value-type="string" office:string-value="0x3F" calcext:value-type="string">
            <text:p>0x3F</text:p>
          </table:table-cell>
          <table:table-cell table:style-name="ce74" table:formula="of:=IF(ISBLANK([.F72]); &quot;&quot;; &quot;0x&quot; &amp; DEC2HEX(CODE([.F72])))" office:value-type="string" office:string-value="0x3F" calcext:value-type="string">
            <text:p>0x3F</text:p>
          </table:table-cell>
          <table:table-cell/>
          <table:table-cell table:style-name="ce71" table:formula="of:=IF([.I72]=&quot;&quot;; [.H72]; &quot;PAIR(&quot;&amp;IF([.H72]=&quot;&quot;; [.I72]; [.H72]) &amp;&quot;,&quot;&amp;[.I72]&amp;&quot;)&quot;)" office:value-type="string" office:string-value="PAIR(0x3F,0x3F)" calcext:value-type="string">
            <text:p>PAIR(0x3F,0x3F)</text:p>
          </table:table-cell>
          <table:table-cell table:style-name="ce71" table:formula="of:=IF(ISBLANK([.C72]); &quot;&quot;; &quot;case &quot;&amp;[.C72]&amp;&quot;: PROCESS(&quot;&amp;[.K72]&amp;&quot;); // &quot;&amp;[.E72]&amp;&quot;,&quot;&amp;[.F72])" office:value-type="string" office:string-value="case GR_V: PROCESS(PAIR(0x3F,0x3F)); // ω,Ω" calcext:value-type="string">
            <text:p>case GR_V: PROCESS(PAIR(0x3F,0x3F)); // ω,Ω</text:p>
          </table:table-cell>
          <table:table-cell table:style-name="ce71" table:formula="of:=&quot;{&quot;&quot;name&quot;&quot;: &quot;&quot;&quot; &amp; [.C72] &amp; &quot;&quot;&quot;, &quot;&quot;title&quot;&quot;: &quot;&quot;&quot; &amp; [.C72] &amp; &quot;&quot;&quot;, &quot;&quot;shortName&quot;&quot;: &quot;&quot;&quot; &amp; [.E72] &amp; &quot;&quot;&quot;},&quot;" office:value-type="string" office:string-value="{&quot;name&quot;: &quot;GR_V&quot;, &quot;title&quot;: &quot;GR_V&quot;, &quot;shortName&quot;: &quot;ω&quot;}," calcext:value-type="string">
            <text:p>{"name": "GR_V", "title": "GR_V", "shortName": "ω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B</text:p>
          </table:table-cell>
          <table:table-cell table:style-name="ce71" table:formula="of:=IF(AND(ISBLANK([.E73]) ; ISBLANK([.F73])); IFERROR(0/0); REPLACE([.B73]; 1; 3; [.$C$1]))" office:value-type="string" office:string-value="GR_B" calcext:value-type="string">
            <text:p>GR_B</text:p>
          </table:table-cell>
          <table:table-cell/>
          <table:table-cell table:style-name="ce55" table:formula="of:=HLOOKUP([.$B73]; [$Layout.$B$34:.$Q$40];  [.E$4]; 0)" office:value-type="string" office:string-value="β" calcext:value-type="string">
            <text:p>β</text:p>
          </table:table-cell>
          <table:table-cell table:style-name="ce55" table:formula="of:=HLOOKUP([.$B73]; [$Layout.$B$34:.$Q$40];  [.F$4]; 0)" office:value-type="string" office:string-value="B" calcext:value-type="string">
            <text:p>B</text:p>
          </table:table-cell>
          <table:table-cell table:style-name="ce57"/>
          <table:table-cell table:style-name="ce74" table:formula="of:=IF(ISBLANK([.E73]); &quot;&quot;; &quot;0x&quot; &amp; DEC2HEX(CODE([.E73])))" office:value-type="string" office:string-value="0x3F" calcext:value-type="string">
            <text:p>0x3F</text:p>
          </table:table-cell>
          <table:table-cell table:style-name="ce74" table:formula="of:=IF(ISBLANK([.F73]); &quot;&quot;; &quot;0x&quot; &amp; DEC2HEX(CODE([.F73])))" office:value-type="string" office:string-value="0x42" calcext:value-type="string">
            <text:p>0x42</text:p>
          </table:table-cell>
          <table:table-cell/>
          <table:table-cell table:style-name="ce71" table:formula="of:=IF([.I73]=&quot;&quot;; [.H73]; &quot;PAIR(&quot;&amp;IF([.H73]=&quot;&quot;; [.I73]; [.H73]) &amp;&quot;,&quot;&amp;[.I73]&amp;&quot;)&quot;)" office:value-type="string" office:string-value="PAIR(0x3F,0x42)" calcext:value-type="string">
            <text:p>PAIR(0x3F,0x42)</text:p>
          </table:table-cell>
          <table:table-cell table:style-name="ce71" table:formula="of:=IF(ISBLANK([.C73]); &quot;&quot;; &quot;case &quot;&amp;[.C73]&amp;&quot;: PROCESS(&quot;&amp;[.K73]&amp;&quot;); // &quot;&amp;[.E73]&amp;&quot;,&quot;&amp;[.F73])" office:value-type="string" office:string-value="case GR_B: PROCESS(PAIR(0x3F,0x42)); // β,B" calcext:value-type="string">
            <text:p>case GR_B: PROCESS(PAIR(0x3F,0x42)); // β,B</text:p>
          </table:table-cell>
          <table:table-cell table:style-name="ce71" table:formula="of:=&quot;{&quot;&quot;name&quot;&quot;: &quot;&quot;&quot; &amp; [.C73] &amp; &quot;&quot;&quot;, &quot;&quot;title&quot;&quot;: &quot;&quot;&quot; &amp; [.C73] &amp; &quot;&quot;&quot;, &quot;&quot;shortName&quot;&quot;: &quot;&quot;&quot; &amp; [.E73] &amp; &quot;&quot;&quot;},&quot;" office:value-type="string" office:string-value="{&quot;name&quot;: &quot;GR_B&quot;, &quot;title&quot;: &quot;GR_B&quot;, &quot;shortName&quot;: &quot;β&quot;}," calcext:value-type="string">
            <text:p>{"name": "GR_B", "title": "GR_B", "shortName": "β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N</text:p>
          </table:table-cell>
          <table:table-cell table:style-name="ce71" table:formula="of:=IF(AND(ISBLANK([.E74]) ; ISBLANK([.F74])); IFERROR(0/0); REPLACE([.B74]; 1; 3; [.$C$1]))" office:value-type="string" office:string-value="GR_N" calcext:value-type="string">
            <text:p>GR_N</text:p>
          </table:table-cell>
          <table:table-cell/>
          <table:table-cell table:style-name="ce55" table:formula="of:=HLOOKUP([.$B74]; [$Layout.$B$34:.$Q$40];  [.E$4]; 0)" office:value-type="string" office:string-value="ν" calcext:value-type="string">
            <text:p>ν</text:p>
          </table:table-cell>
          <table:table-cell table:style-name="ce55" table:formula="of:=HLOOKUP([.$B74]; [$Layout.$B$34:.$Q$40];  [.F$4]; 0)" office:value-type="string" office:string-value="Ν" calcext:value-type="string">
            <text:p>Ν</text:p>
          </table:table-cell>
          <table:table-cell table:style-name="ce57"/>
          <table:table-cell table:style-name="ce74" table:formula="of:=IF(ISBLANK([.E74]); &quot;&quot;; &quot;0x&quot; &amp; DEC2HEX(CODE([.E74])))" office:value-type="string" office:string-value="0x3F" calcext:value-type="string">
            <text:p>0x3F</text:p>
          </table:table-cell>
          <table:table-cell table:style-name="ce74" table:formula="of:=IF(ISBLANK([.F74]); &quot;&quot;; &quot;0x&quot; &amp; DEC2HEX(CODE([.F74])))" office:value-type="string" office:string-value="0x3F" calcext:value-type="string">
            <text:p>0x3F</text:p>
          </table:table-cell>
          <table:table-cell/>
          <table:table-cell table:style-name="ce71" table:formula="of:=IF([.I74]=&quot;&quot;; [.H74]; &quot;PAIR(&quot;&amp;IF([.H74]=&quot;&quot;; [.I74]; [.H74]) &amp;&quot;,&quot;&amp;[.I74]&amp;&quot;)&quot;)" office:value-type="string" office:string-value="PAIR(0x3F,0x3F)" calcext:value-type="string">
            <text:p>PAIR(0x3F,0x3F)</text:p>
          </table:table-cell>
          <table:table-cell table:style-name="ce71" table:formula="of:=IF(ISBLANK([.C74]); &quot;&quot;; &quot;case &quot;&amp;[.C74]&amp;&quot;: PROCESS(&quot;&amp;[.K74]&amp;&quot;); // &quot;&amp;[.E74]&amp;&quot;,&quot;&amp;[.F74])" office:value-type="string" office:string-value="case GR_N: PROCESS(PAIR(0x3F,0x3F)); // ν,Ν" calcext:value-type="string">
            <text:p>case GR_N: PROCESS(PAIR(0x3F,0x3F)); // ν,Ν</text:p>
          </table:table-cell>
          <table:table-cell table:style-name="ce71" table:formula="of:=&quot;{&quot;&quot;name&quot;&quot;: &quot;&quot;&quot; &amp; [.C74] &amp; &quot;&quot;&quot;, &quot;&quot;title&quot;&quot;: &quot;&quot;&quot; &amp; [.C74] &amp; &quot;&quot;&quot;, &quot;&quot;shortName&quot;&quot;: &quot;&quot;&quot; &amp; [.E74] &amp; &quot;&quot;&quot;},&quot;" office:value-type="string" office:string-value="{&quot;name&quot;: &quot;GR_N&quot;, &quot;title&quot;: &quot;GR_N&quot;, &quot;shortName&quot;: &quot;ν&quot;}," calcext:value-type="string">
            <text:p>{"name": "GR_N", "title": "GR_N", "shortName": "ν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M</text:p>
          </table:table-cell>
          <table:table-cell table:style-name="ce71" table:formula="of:=IF(AND(ISBLANK([.E75]) ; ISBLANK([.F75])); IFERROR(0/0); REPLACE([.B75]; 1; 3; [.$C$1]))" office:value-type="string" office:string-value="GR_M" calcext:value-type="string">
            <text:p>GR_M</text:p>
          </table:table-cell>
          <table:table-cell/>
          <table:table-cell table:style-name="ce55" table:formula="of:=HLOOKUP([.$B75]; [$Layout.$B$34:.$Q$40];  [.E$4]; 0)" office:value-type="string" office:string-value="μ" calcext:value-type="string">
            <text:p>μ</text:p>
          </table:table-cell>
          <table:table-cell table:style-name="ce55" table:formula="of:=HLOOKUP([.$B75]; [$Layout.$B$34:.$Q$40];  [.F$4]; 0)" office:value-type="string" office:string-value="Μ" calcext:value-type="string">
            <text:p>Μ</text:p>
          </table:table-cell>
          <table:table-cell table:style-name="ce57"/>
          <table:table-cell table:style-name="ce74" table:formula="of:=IF(ISBLANK([.E75]); &quot;&quot;; &quot;0x&quot; &amp; DEC2HEX(CODE([.E75])))" office:value-type="string" office:string-value="0x3F" calcext:value-type="string">
            <text:p>0x3F</text:p>
          </table:table-cell>
          <table:table-cell table:style-name="ce74" table:formula="of:=IF(ISBLANK([.F75]); &quot;&quot;; &quot;0x&quot; &amp; DEC2HEX(CODE([.F75])))" office:value-type="string" office:string-value="0x3F" calcext:value-type="string">
            <text:p>0x3F</text:p>
          </table:table-cell>
          <table:table-cell/>
          <table:table-cell table:style-name="ce71" table:formula="of:=IF([.I75]=&quot;&quot;; [.H75]; &quot;PAIR(&quot;&amp;IF([.H75]=&quot;&quot;; [.I75]; [.H75]) &amp;&quot;,&quot;&amp;[.I75]&amp;&quot;)&quot;)" office:value-type="string" office:string-value="PAIR(0x3F,0x3F)" calcext:value-type="string">
            <text:p>PAIR(0x3F,0x3F)</text:p>
          </table:table-cell>
          <table:table-cell table:style-name="ce71" table:formula="of:=IF(ISBLANK([.C75]); &quot;&quot;; &quot;case &quot;&amp;[.C75]&amp;&quot;: PROCESS(&quot;&amp;[.K75]&amp;&quot;); // &quot;&amp;[.E75]&amp;&quot;,&quot;&amp;[.F75])" office:value-type="string" office:string-value="case GR_M: PROCESS(PAIR(0x3F,0x3F)); // μ,Μ" calcext:value-type="string">
            <text:p>case GR_M: PROCESS(PAIR(0x3F,0x3F)); // μ,Μ</text:p>
          </table:table-cell>
          <table:table-cell table:style-name="ce71" table:formula="of:=&quot;{&quot;&quot;name&quot;&quot;: &quot;&quot;&quot; &amp; [.C75] &amp; &quot;&quot;&quot;, &quot;&quot;title&quot;&quot;: &quot;&quot;&quot; &amp; [.C75] &amp; &quot;&quot;&quot;, &quot;&quot;shortName&quot;&quot;: &quot;&quot;&quot; &amp; [.E75] &amp; &quot;&quot;&quot;},&quot;" office:value-type="string" office:string-value="{&quot;name&quot;: &quot;GR_M&quot;, &quot;title&quot;: &quot;GR_M&quot;, &quot;shortName&quot;: &quot;μ&quot;}," calcext:value-type="string">
            <text:p>{"name": "GR_M", "title": "GR_M", "shortName": "μ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COMM</text:p>
          </table:table-cell>
          <table:table-cell table:style-name="ce71" table:formula="of:=IF(AND(ISBLANK([.E76]) ; ISBLANK([.F76])); IFERROR(0/0); REPLACE([.B76]; 1; 3; [.$C$1]))" office:value-type="string" office:string-value="GR_COMM" calcext:value-type="string">
            <text:p>GR_COMM</text:p>
          </table:table-cell>
          <table:table-cell/>
          <table:table-cell table:style-name="ce55" table:formula="of:=HLOOKUP([.$B76]; [$Layout.$B$34:.$Q$40];  [.E$4]; 0)" office:value-type="string" office:string-value="«" calcext:value-type="string">
            <text:p>«</text:p>
          </table:table-cell>
          <table:table-cell table:style-name="ce55" table:formula="of:=HLOOKUP([.$B76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76]); &quot;&quot;; &quot;0x&quot; &amp; DEC2HEX(CODE([.E76])))" office:value-type="string" office:string-value="0xAB" calcext:value-type="string">
            <text:p>0xAB</text:p>
          </table:table-cell>
          <table:table-cell table:style-name="ce74" table:formula="of:=IF(ISBLANK([.F76]); &quot;&quot;; &quot;0x&quot; &amp; DEC2HEX(CODE([.F76])))" office:value-type="string" office:string-value="0x30" calcext:value-type="string">
            <text:p>0x30</text:p>
          </table:table-cell>
          <table:table-cell/>
          <table:table-cell table:style-name="ce71" table:formula="of:=IF([.I76]=&quot;&quot;; [.H76]; &quot;PAIR(&quot;&amp;IF([.H76]=&quot;&quot;; [.I76]; [.H76]) &amp;&quot;,&quot;&amp;[.I76]&amp;&quot;)&quot;)" office:value-type="string" office:string-value="PAIR(0xAB,0x30)" calcext:value-type="string">
            <text:p>PAIR(0xAB,0x30)</text:p>
          </table:table-cell>
          <table:table-cell table:style-name="ce71" table:formula="of:=IF(ISBLANK([.C76]); &quot;&quot;; &quot;case &quot;&amp;[.C76]&amp;&quot;: PROCESS(&quot;&amp;[.K76]&amp;&quot;); // &quot;&amp;[.E76]&amp;&quot;,&quot;&amp;[.F76])" office:value-type="string" office:string-value="case GR_COMM: PROCESS(PAIR(0xAB,0x30)); // «,0" calcext:value-type="string">
            <text:p>case GR_COMM: PROCESS(PAIR(0xAB,0x30)); // «,0</text:p>
          </table:table-cell>
          <table:table-cell table:style-name="ce71" table:formula="of:=&quot;{&quot;&quot;name&quot;&quot;: &quot;&quot;&quot; &amp; [.C76] &amp; &quot;&quot;&quot;, &quot;&quot;title&quot;&quot;: &quot;&quot;&quot; &amp; [.C76] &amp; &quot;&quot;&quot;, &quot;&quot;shortName&quot;&quot;: &quot;&quot;&quot; &amp; [.E76] &amp; &quot;&quot;&quot;},&quot;" office:value-type="string" office:string-value="{&quot;name&quot;: &quot;GR_COMM&quot;, &quot;title&quot;: &quot;GR_COMM&quot;, &quot;shortName&quot;: &quot;«&quot;}," calcext:value-type="string">
            <text:p>{"name": "GR_COMM", "title": "GR_COMM", "shortName": "«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DOT</text:p>
          </table:table-cell>
          <table:table-cell table:style-name="ce71" table:formula="of:=IF(AND(ISBLANK([.E77]) ; ISBLANK([.F77])); IFERROR(0/0); REPLACE([.B77]; 1; 3; [.$C$1]))" office:value-type="string" office:string-value="GR_DOT" calcext:value-type="string">
            <text:p>GR_DOT</text:p>
          </table:table-cell>
          <table:table-cell/>
          <table:table-cell table:style-name="ce55" table:formula="of:=HLOOKUP([.$B77]; [$Layout.$B$34:.$Q$40];  [.E$4]; 0)" office:value-type="string" office:string-value="»" calcext:value-type="string">
            <text:p>»</text:p>
          </table:table-cell>
          <table:table-cell table:style-name="ce55" table:formula="of:=HLOOKUP([.$B77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77]); &quot;&quot;; &quot;0x&quot; &amp; DEC2HEX(CODE([.E77])))" office:value-type="string" office:string-value="0xBB" calcext:value-type="string">
            <text:p>0xBB</text:p>
          </table:table-cell>
          <table:table-cell table:style-name="ce74" table:formula="of:=IF(ISBLANK([.F77]); &quot;&quot;; &quot;0x&quot; &amp; DEC2HEX(CODE([.F77])))" office:value-type="string" office:string-value="0x30" calcext:value-type="string">
            <text:p>0x30</text:p>
          </table:table-cell>
          <table:table-cell/>
          <table:table-cell table:style-name="ce71" table:formula="of:=IF([.I77]=&quot;&quot;; [.H77]; &quot;PAIR(&quot;&amp;IF([.H77]=&quot;&quot;; [.I77]; [.H77]) &amp;&quot;,&quot;&amp;[.I77]&amp;&quot;)&quot;)" office:value-type="string" office:string-value="PAIR(0xBB,0x30)" calcext:value-type="string">
            <text:p>PAIR(0xBB,0x30)</text:p>
          </table:table-cell>
          <table:table-cell table:style-name="ce71" table:formula="of:=IF(ISBLANK([.C77]); &quot;&quot;; &quot;case &quot;&amp;[.C77]&amp;&quot;: PROCESS(&quot;&amp;[.K77]&amp;&quot;); // &quot;&amp;[.E77]&amp;&quot;,&quot;&amp;[.F77])" office:value-type="string" office:string-value="case GR_DOT: PROCESS(PAIR(0xBB,0x30)); // »,0" calcext:value-type="string">
            <text:p>case GR_DOT: PROCESS(PAIR(0xBB,0x30)); // »,0</text:p>
          </table:table-cell>
          <table:table-cell table:style-name="ce71" table:formula="of:=&quot;{&quot;&quot;name&quot;&quot;: &quot;&quot;&quot; &amp; [.C77] &amp; &quot;&quot;&quot;, &quot;&quot;title&quot;&quot;: &quot;&quot;&quot; &amp; [.C77] &amp; &quot;&quot;&quot;, &quot;&quot;shortName&quot;&quot;: &quot;&quot;&quot; &amp; [.E77] &amp; &quot;&quot;&quot;},&quot;" office:value-type="string" office:string-value="{&quot;name&quot;: &quot;GR_DOT&quot;, &quot;title&quot;: &quot;GR_DOT&quot;, &quot;shortName&quot;: &quot;»&quot;}," calcext:value-type="string">
            <text:p>{"name": "GR_DOT", "title": "GR_DOT", "shortName": "»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SLSH</text:p>
          </table:table-cell>
          <table:table-cell table:style-name="ce71" table:formula="of:=IF(AND(ISBLANK([.E78]) ; ISBLANK([.F78])); IFERROR(0/0); REPLACE([.B78]; 1; 3; [.$C$1]))" office:value-type="string" office:string-value="GR_SLSH" calcext:value-type="string">
            <text:p>GR_SLSH</text:p>
          </table:table-cell>
          <table:table-cell/>
          <table:table-cell table:style-name="ce55" table:formula="of:=HLOOKUP([.$B78]; [$Layout.$B$34:.$Q$40];  [.E$4]; 0)" office:value-type="string" office:string-value="∫" calcext:value-type="string">
            <text:p>∫</text:p>
          </table:table-cell>
          <table:table-cell table:style-name="ce55" table:formula="of:=HLOOKUP([.$B78]; [$Layout.$B$34:.$Q$40];  [.F$4]; 0)" office:value-type="string" office:string-value="√" calcext:value-type="string">
            <text:p>√</text:p>
          </table:table-cell>
          <table:table-cell table:style-name="ce57"/>
          <table:table-cell table:style-name="ce74" table:formula="of:=IF(ISBLANK([.E78]); &quot;&quot;; &quot;0x&quot; &amp; DEC2HEX(CODE([.E78])))" office:value-type="string" office:string-value="0x3F" calcext:value-type="string">
            <text:p>0x3F</text:p>
          </table:table-cell>
          <table:table-cell table:style-name="ce74" table:formula="of:=IF(ISBLANK([.F78]); &quot;&quot;; &quot;0x&quot; &amp; DEC2HEX(CODE([.F78])))" office:value-type="string" office:string-value="0x3F" calcext:value-type="string">
            <text:p>0x3F</text:p>
          </table:table-cell>
          <table:table-cell/>
          <table:table-cell table:style-name="ce71" table:formula="of:=IF([.I78]=&quot;&quot;; [.H78]; &quot;PAIR(&quot;&amp;IF([.H78]=&quot;&quot;; [.I78]; [.H78]) &amp;&quot;,&quot;&amp;[.I78]&amp;&quot;)&quot;)" office:value-type="string" office:string-value="PAIR(0x3F,0x3F)" calcext:value-type="string">
            <text:p>PAIR(0x3F,0x3F)</text:p>
          </table:table-cell>
          <table:table-cell table:style-name="ce71" table:formula="of:=IF(ISBLANK([.C78]); &quot;&quot;; &quot;case &quot;&amp;[.C78]&amp;&quot;: PROCESS(&quot;&amp;[.K78]&amp;&quot;); // &quot;&amp;[.E78]&amp;&quot;,&quot;&amp;[.F78])" office:value-type="string" office:string-value="case GR_SLSH: PROCESS(PAIR(0x3F,0x3F)); // ∫,√" calcext:value-type="string">
            <text:p>case GR_SLSH: PROCESS(PAIR(0x3F,0x3F)); // ∫,√</text:p>
          </table:table-cell>
          <table:table-cell table:style-name="ce71" table:formula="of:=&quot;{&quot;&quot;name&quot;&quot;: &quot;&quot;&quot; &amp; [.C78] &amp; &quot;&quot;&quot;, &quot;&quot;title&quot;&quot;: &quot;&quot;&quot; &amp; [.C78] &amp; &quot;&quot;&quot;, &quot;&quot;shortName&quot;&quot;: &quot;&quot;&quot; &amp; [.E78] &amp; &quot;&quot;&quot;},&quot;" office:value-type="string" office:string-value="{&quot;name&quot;: &quot;GR_SLSH&quot;, &quot;title&quot;: &quot;GR_SLSH&quot;, &quot;shortName&quot;: &quot;∫&quot;}," calcext:value-type="string">
            <text:p>{"name": "GR_SLSH", "title": "GR_SLSH", "shortName": "∫"},</text:p>
          </table:table-cell>
          <table:table-cell table:number-columns-repeated="1011"/>
        </table:table-row>
        <table:table-row table:style-name="ro1">
          <table:table-cell/>
          <table:table-cell table:style-name="ce57" office:value-type="string" calcext:value-type="string">
            <text:p>KC_RSFT</text:p>
          </table:table-cell>
          <table:table-cell table:style-name="ce71" table:formula="of:=IF(AND(ISBLANK([.E79]) ; ISBLANK([.F79])); IFERROR(0/0); REPLACE([.B79]; 1; 3; [.$C$1]))" office:value-type="string" office:string-value="GR_RSFT" calcext:value-type="string">
            <text:p>GR_RSFT</text:p>
          </table:table-cell>
          <table:table-cell/>
          <table:table-cell table:style-name="ce55" table:formula="of:=HLOOKUP([.$B79]; [$Layout.$B$34:.$Q$40];  [.E$4]; 0)" office:value-type="float" office:value="0" calcext:value-type="float">
            <text:p/>
          </table:table-cell>
          <table:table-cell table:style-name="ce55" table:formula="of:=HLOOKUP([.$B79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79]); IFERROR(0/0); VLOOKUP([.E79]; names!$b:$f; 5; 0))" office:value-type="string" office:string-value="" calcext:value-type="error">
            <text:p>#NAME?</text:p>
          </table:table-cell>
          <table:table-cell table:style-name="ce74" table:formula="of:=IF(ISBLANK([.F79]); IFERROR(0/0); VLOOKUP([.F79]; names!$b:$f; 5; 0))" office:value-type="string" office:string-value="" calcext:value-type="error">
            <text:p>#NAME?</text:p>
          </table:table-cell>
          <table:table-cell table:number-columns-repeated="2"/>
          <table:table-cell table:style-name="ce71" table:formula="of:=IF(ISBLANK([.C79]); &quot;&quot;; &quot;case &quot;&amp;[.C79]&amp;&quot;: return SEND(&quot;&amp;[.H79]&amp;&quot;, &quot;&amp; IF(ISBLANK([.I79]); [.H79]; [.I79]) &amp;&quot;);&quot;)" office:value-type="string" office:string-value="" calcext:value-type="error">
            <text:p>#NAME?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UP</text:p>
          </table:table-cell>
          <table:table-cell table:style-name="ce71" table:formula="of:=IF(AND(ISBLANK([.E80]) ; ISBLANK([.F80])); IFERROR(0/0); REPLACE([.B80]; 1; 3; [.$C$1]))" office:value-type="string" office:string-value="GR_UP" calcext:value-type="string">
            <text:p>GR_UP</text:p>
          </table:table-cell>
          <table:table-cell/>
          <table:table-cell table:style-name="ce55" table:formula="of:=HLOOKUP([.$B80]; [$Layout.$B$34:.$Q$40];  [.E$4]; 0)" office:value-type="float" office:value="0" calcext:value-type="float">
            <text:p/>
          </table:table-cell>
          <table:table-cell table:style-name="ce55" table:formula="of:=HLOOKUP([.$B80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80]); IFERROR(0/0); VLOOKUP([.E80]; names!$b:$f; 5; 0))" office:value-type="string" office:string-value="" calcext:value-type="error">
            <text:p>#NAME?</text:p>
          </table:table-cell>
          <table:table-cell table:style-name="ce74" table:formula="of:=IF(ISBLANK([.F80]); IFERROR(0/0); VLOOKUP([.F80]; names!$b:$f; 5; 0))" office:value-type="string" office:string-value="" calcext:value-type="error">
            <text:p>#NAME?</text:p>
          </table:table-cell>
          <table:table-cell table:number-columns-repeated="2"/>
          <table:table-cell table:style-name="ce71" table:formula="of:=IF(ISBLANK([.C80]); &quot;&quot;; &quot;case &quot;&amp;[.C80]&amp;&quot;: return SEND(&quot;&amp;[.H80]&amp;&quot;, &quot;&amp; IF(ISBLANK([.I80]); [.H80]; [.I80]) &amp;&quot;);&quot;)" office:value-type="string" office:string-value="" calcext:value-type="error">
            <text:p>#NAME?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1</text:p>
          </table:table-cell>
          <table:table-cell table:style-name="ce71" table:formula="of:=IF(AND(ISBLANK([.E81]) ; ISBLANK([.F81])); IFERROR(0/0); REPLACE([.B81]; 1; 3; [.$C$1]))" office:value-type="string" office:string-value="GR_P1" calcext:value-type="string">
            <text:p>GR_P1</text:p>
          </table:table-cell>
          <table:table-cell/>
          <table:table-cell table:style-name="ce55" table:formula="of:=HLOOKUP([.$B81]; [$Layout.$B$34:.$Q$40];  [.E$4]; 0)" office:value-type="float" office:value="0" calcext:value-type="float">
            <text:p/>
          </table:table-cell>
          <table:table-cell table:style-name="ce55" table:formula="of:=HLOOKUP([.$B81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81]); IFERROR(0/0); VLOOKUP([.E81]; names!$b:$f; 5; 0))" office:value-type="string" office:string-value="" calcext:value-type="error">
            <text:p>#NAME?</text:p>
          </table:table-cell>
          <table:table-cell table:style-name="ce74" table:formula="of:=IF(ISBLANK([.F81]); IFERROR(0/0); VLOOKUP([.F81]; names!$b:$f; 5; 0))" office:value-type="string" office:string-value="" calcext:value-type="error">
            <text:p>#NAME?</text:p>
          </table:table-cell>
          <table:table-cell table:number-columns-repeated="2"/>
          <table:table-cell table:style-name="ce71" table:formula="of:=IF(ISBLANK([.C81]); &quot;&quot;; &quot;case &quot;&amp;[.C81]&amp;&quot;: return SEND(&quot;&amp;[.H81]&amp;&quot;, &quot;&amp; IF(ISBLANK([.I81]); [.H81]; [.I81]) &amp;&quot;);&quot;)" office:value-type="string" office:string-value="" calcext:value-type="error">
            <text:p>#NAME?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2</text:p>
          </table:table-cell>
          <table:table-cell table:style-name="ce71" table:formula="of:=IF(AND(ISBLANK([.E82]) ; ISBLANK([.F82])); IFERROR(0/0); REPLACE([.B82]; 1; 3; [.$C$1]))" office:value-type="string" office:string-value="GR_P2" calcext:value-type="string">
            <text:p>GR_P2</text:p>
          </table:table-cell>
          <table:table-cell/>
          <table:table-cell table:style-name="ce55" table:formula="of:=HLOOKUP([.$B82]; [$Layout.$B$34:.$Q$40];  [.E$4]; 0)" office:value-type="float" office:value="0" calcext:value-type="float">
            <text:p/>
          </table:table-cell>
          <table:table-cell table:style-name="ce55" table:formula="of:=HLOOKUP([.$B82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82]); IFERROR(0/0); VLOOKUP([.E82]; names!$b:$f; 5; 0))" office:value-type="string" office:string-value="" calcext:value-type="error">
            <text:p>#NAME?</text:p>
          </table:table-cell>
          <table:table-cell table:style-name="ce74" table:formula="of:=IF(ISBLANK([.F82]); IFERROR(0/0); VLOOKUP([.F82]; names!$b:$f; 5; 0))" office:value-type="string" office:string-value="" calcext:value-type="error">
            <text:p>#NAME?</text:p>
          </table:table-cell>
          <table:table-cell table:number-columns-repeated="2"/>
          <table:table-cell table:style-name="ce71" table:formula="of:=IF(ISBLANK([.C82]); &quot;&quot;; &quot;case &quot;&amp;[.C82]&amp;&quot;: return SEND(&quot;&amp;[.H82]&amp;&quot;, &quot;&amp; IF(ISBLANK([.I82]); [.H82]; [.I82]) &amp;&quot;);&quot;)" office:value-type="string" office:string-value="" calcext:value-type="error">
            <text:p>#NAME?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string" calcext:value-type="string">
            <text:p>KC_P3</text:p>
          </table:table-cell>
          <table:table-cell table:style-name="ce71" table:formula="of:=IF(AND(ISBLANK([.E83]) ; ISBLANK([.F83])); IFERROR(0/0); REPLACE([.B83]; 1; 3; [.$C$1]))" office:value-type="string" office:string-value="GR_P3" calcext:value-type="string">
            <text:p>GR_P3</text:p>
          </table:table-cell>
          <table:table-cell/>
          <table:table-cell table:style-name="ce55" table:formula="of:=HLOOKUP([.$B83]; [$Layout.$B$34:.$Q$40];  [.E$4]; 0)" office:value-type="float" office:value="0" calcext:value-type="float">
            <text:p/>
          </table:table-cell>
          <table:table-cell table:style-name="ce55" table:formula="of:=HLOOKUP([.$B83]; [$Layout.$B$34:.$Q$40];  [.F$4]; 0)" office:value-type="float" office:value="0" calcext:value-type="float">
            <text:p/>
          </table:table-cell>
          <table:table-cell table:style-name="ce57"/>
          <table:table-cell table:style-name="ce74" table:formula="of:=IF(ISBLANK([.E83]); IFERROR(0/0); VLOOKUP([.E83]; names!$b:$f; 5; 0))" office:value-type="string" office:string-value="" calcext:value-type="error">
            <text:p>#NAME?</text:p>
          </table:table-cell>
          <table:table-cell table:style-name="ce74" table:formula="of:=IF(ISBLANK([.F83]); IFERROR(0/0); VLOOKUP([.F83]; names!$b:$f; 5; 0))" office:value-type="string" office:string-value="" calcext:value-type="error">
            <text:p>#NAME?</text:p>
          </table:table-cell>
          <table:table-cell table:number-columns-repeated="2"/>
          <table:table-cell table:style-name="ce71" table:formula="of:=IF(ISBLANK([.C83]); &quot;&quot;; &quot;case &quot;&amp;[.C83]&amp;&quot;: return SEND(&quot;&amp;[.H83]&amp;&quot;, &quot;&amp; IF(ISBLANK([.I83]); [.H83]; [.I83]) &amp;&quot;);&quot;)" office:value-type="string" office:string-value="" calcext:value-type="error">
            <text:p>#NAME?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5" table:number-columns-repeated="2"/>
          <table:table-cell/>
          <table:table-cell table:style-name="ce73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55" table:number-columns-repeated="2"/>
          <table:table-cell table:number-columns-repeated="5"/>
          <table:table-cell table:style-name="ce71" table:formula="of:=IF(ISBLANK([.C85]); &quot;&quot;; &quot;case &quot;&amp;[.C85]&amp;&quot;: return SEND(&quot;&amp;IF(ISBLANK([.H85]); [.I85]; [.H85])&amp;&quot;, &quot;&amp; IF(ISBLANK([.I85]); [.H85]; [.I85]) &amp;&quot;);&quot;)">
            <text:p/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55" table:number-columns-repeated="2"/>
          <table:table-cell table:number-columns-repeated="5"/>
          <table:table-cell table:style-name="ce71" table:formula="of:=IF(ISBLANK([.C86]); &quot;&quot;; &quot;case &quot;&amp;[.C86]&amp;&quot;: return SEND(&quot;&amp;IF(ISBLANK([.H86]); [.I86]; [.H86])&amp;&quot;, &quot;&amp; IF(ISBLANK([.I86]); [.H86]; [.I86]) &amp;&quot;);&quot;)">
            <text:p/>
          </table:table-cell>
          <table:table-cell table:number-columns-repeated="1012"/>
        </table:table-row>
        <table:table-row table:style-name="ro1" table:number-rows-repeated="891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2" table:number-rows-repeated="104759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REEK.H6:GREEK.I84">
            <calcext:condition calcext:apply-style-name="ConditionalStyle_1" calcext:value="formula-is(ISNA(INDIRECT(ADDRESS(ROW();COLUMN()))))" calcext:base-cell-address="GREEK.H6"/>
          </calcext:conditional-format>
        </calcext:conditional-formats>
      </table:table>
      <table:table table:name="Overrides" table:style-name="ta5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5"/>
          <table:table-cell table:style-name="ce57" office:value-type="string" calcext:value-type="string">
            <text:p>Code</text:p>
          </table:table-cell>
          <table:table-cell table:style-name="ce57"/>
          <table:table-cell table:style-name="ce57" office:value-type="string" calcext:value-type="string">
            <text:p>ASCII</text:p>
          </table:table-cell>
          <table:table-cell table:number-columns-repeated="1019"/>
        </table:table-row>
        <table:table-row table:style-name="ro1">
          <table:table-cell/>
          <table:table-cell table:style-name="ce75" office:value-type="string" calcext:value-type="string">
            <text:p>®</text:p>
          </table:table-cell>
          <table:table-cell table:style-name="ce71" table:formula="of:=&quot;0x&quot; &amp; DEC2HEX(CODE([.B3]))" office:value-type="string" office:string-value="0xAE" calcext:value-type="string">
            <text:p>0xAE</text:p>
          </table:table-cell>
          <table:table-cell table:style-name="ce71" table:formula="of:=HEX2DEC([.C3])" office:value-type="string" office:string-value="" calcext:value-type="error">
            <text:p>Err:502</text:p>
          </table:table-cell>
          <table:table-cell table:style-name="ce57" office:value-type="string" calcext:value-type="string">
            <text:p>0174</text:p>
          </table:table-cell>
          <table:table-cell/>
          <table:table-cell table:style-name="ce71" table:formula="of:=&quot;case &quot; &amp; [.C3] &amp; &quot;: SEND_ASCII(&quot;&quot;&quot;&amp;[.E3]&amp;&quot;&quot;&quot;); return false; // &quot;&amp;[.B3]&amp;&quot;&quot;" office:value-type="string" office:string-value="case 0xAE: SEND_ASCII(&quot;0174&quot;); return false; // ®" calcext:value-type="string">
            <text:p>case 0xAE: SEND_ASCII("0174"); return false; // ®</text:p>
          </table:table-cell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½</text:p>
          </table:table-cell>
          <table:table-cell table:style-name="ce71" table:formula="of:=&quot;0x&quot; &amp; DEC2HEX(CODE([.B4]))" office:value-type="string" office:string-value="0xBD" calcext:value-type="string">
            <text:p>0xBD</text:p>
          </table:table-cell>
          <table:table-cell table:style-name="ce71" table:formula="of:=HEX2DEC([.C4])" office:value-type="string" office:string-value="" calcext:value-type="error">
            <text:p>Err:502</text:p>
          </table:table-cell>
          <table:table-cell table:style-name="ce57" office:value-type="string" calcext:value-type="string">
            <text:p>0189</text:p>
          </table:table-cell>
          <table:table-cell/>
          <table:table-cell table:style-name="ce71" table:formula="of:=&quot;case &quot; &amp; [.C4] &amp; &quot;: SEND_ASCII(&quot;&quot;&quot;&amp;[.E4]&amp;&quot;&quot;&quot;); return false; // &quot;&amp;[.B4]&amp;&quot;&quot;" office:value-type="string" office:string-value="case 0xBD: SEND_ASCII(&quot;0189&quot;); return false; // ½" calcext:value-type="string">
            <text:p>case 0xBD: SEND_ASCII("0189"); return false; // ½</text:p>
          </table:table-cell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¾</text:p>
          </table:table-cell>
          <table:table-cell table:style-name="ce71" table:formula="of:=&quot;0x&quot; &amp; DEC2HEX(CODE([.B5]))" office:value-type="string" office:string-value="0xBE" calcext:value-type="string">
            <text:p>0xBE</text:p>
          </table:table-cell>
          <table:table-cell table:style-name="ce71" table:formula="of:=HEX2DEC([.C5])" office:value-type="string" office:string-value="" calcext:value-type="error">
            <text:p>Err:502</text:p>
          </table:table-cell>
          <table:table-cell table:style-name="ce57" office:value-type="string" calcext:value-type="string">
            <text:p>0190</text:p>
          </table:table-cell>
          <table:table-cell/>
          <table:table-cell table:style-name="ce71" table:formula="of:=&quot;case &quot; &amp; [.C5] &amp; &quot;: SEND_ASCII(&quot;&quot;&quot;&amp;[.E5]&amp;&quot;&quot;&quot;); return false; // &quot;&amp;[.B5]&amp;&quot;&quot;" office:value-type="string" office:string-value="case 0xBE: SEND_ASCII(&quot;0190&quot;); return false; // ¾" calcext:value-type="string">
            <text:p>case 0xBE: SEND_ASCII("0190"); return false; // ¾</text:p>
          </table:table-cell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¿</text:p>
          </table:table-cell>
          <table:table-cell table:style-name="ce71" table:formula="of:=&quot;0x&quot; &amp; DEC2HEX(CODE([.B6]))" office:value-type="string" office:string-value="0xBF" calcext:value-type="string">
            <text:p>0xBF</text:p>
          </table:table-cell>
          <table:table-cell table:style-name="ce71" table:formula="of:=HEX2DEC([.C6])" office:value-type="string" office:string-value="" calcext:value-type="error">
            <text:p>Err:502</text:p>
          </table:table-cell>
          <table:table-cell table:style-name="ce57" office:value-type="string" calcext:value-type="string">
            <text:p>168</text:p>
          </table:table-cell>
          <table:table-cell/>
          <table:table-cell table:style-name="ce71" table:formula="of:=&quot;case &quot; &amp; [.C6] &amp; &quot;: SEND_ASCII(&quot;&quot;&quot;&amp;[.E6]&amp;&quot;&quot;&quot;); return false; // &quot;&amp;[.B6]&amp;&quot;&quot;" office:value-type="string" office:string-value="case 0xBF: SEND_ASCII(&quot;168&quot;); return false; // ¿" calcext:value-type="string">
            <text:p>case 0xBF: SEND_ASCII("168"); return false; // ¿</text:p>
          </table:table-cell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×</text:p>
          </table:table-cell>
          <table:table-cell table:style-name="ce71" table:formula="of:=&quot;0x&quot; &amp; DEC2HEX(CODE([.B7]))" office:value-type="string" office:string-value="0xD7" calcext:value-type="string">
            <text:p>0xD7</text:p>
          </table:table-cell>
          <table:table-cell table:style-name="ce71" table:formula="of:=HEX2DEC([.C7])" office:value-type="string" office:string-value="" calcext:value-type="error">
            <text:p>Err:502</text:p>
          </table:table-cell>
          <table:table-cell table:style-name="ce57" office:value-type="string" calcext:value-type="string">
            <text:p>0215</text:p>
          </table:table-cell>
          <table:table-cell/>
          <table:table-cell table:style-name="ce71" table:formula="of:=&quot;case &quot; &amp; [.C7] &amp; &quot;: SEND_ASCII(&quot;&quot;&quot;&amp;[.E7]&amp;&quot;&quot;&quot;); return false; // &quot;&amp;[.B7]&amp;&quot;&quot;" office:value-type="string" office:string-value="case 0xD7: SEND_ASCII(&quot;0215&quot;); return false; // ×" calcext:value-type="string">
            <text:p>case 0xD7: SEND_ASCII("0215"); return false; // ×</text:p>
          </table:table-cell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÷</text:p>
          </table:table-cell>
          <table:table-cell table:style-name="ce71" table:formula="of:=&quot;0x&quot; &amp; DEC2HEX(CODE([.B8]))" office:value-type="string" office:string-value="0xF7" calcext:value-type="string">
            <text:p>0xF7</text:p>
          </table:table-cell>
          <table:table-cell table:style-name="ce71" table:formula="of:=HEX2DEC([.C8])" office:value-type="string" office:string-value="" calcext:value-type="error">
            <text:p>Err:502</text:p>
          </table:table-cell>
          <table:table-cell table:style-name="ce57" office:value-type="string" calcext:value-type="string">
            <text:p>0247</text:p>
          </table:table-cell>
          <table:table-cell/>
          <table:table-cell table:style-name="ce71" table:formula="of:=&quot;case &quot; &amp; [.C8] &amp; &quot;: SEND_ASCII(&quot;&quot;&quot;&amp;[.E8]&amp;&quot;&quot;&quot;); return false; // &quot;&amp;[.B8]&amp;&quot;&quot;" office:value-type="string" office:string-value="case 0xF7: SEND_ASCII(&quot;0247&quot;); return false; // ÷" calcext:value-type="string">
            <text:p>case 0xF7: SEND_ASCII("0247"); return false; // ÷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∞</text:p>
          </table:table-cell>
          <table:table-cell table:style-name="ce71" table:formula="of:=&quot;0x&quot; &amp; DEC2HEX(CODE([.B9]))" office:value-type="string" office:string-value="0x3F" calcext:value-type="string">
            <text:p>0x3F</text:p>
          </table:table-cell>
          <table:table-cell table:style-name="ce71" table:formula="of:=HEX2DEC([.C9])" office:value-type="string" office:string-value="" calcext:value-type="error">
            <text:p>Err:502</text:p>
          </table:table-cell>
          <table:table-cell table:style-name="ce57" office:value-type="string" calcext:value-type="string">
            <text:p>236</text:p>
          </table:table-cell>
          <table:table-cell/>
          <table:table-cell table:style-name="ce71" table:formula="of:=&quot;case &quot; &amp; [.C9] &amp; &quot;: SEND_ASCII(&quot;&quot;&quot;&amp;[.E9]&amp;&quot;&quot;&quot;); return false; // &quot;&amp;[.B9]&amp;&quot;&quot;" office:value-type="string" office:string-value="case 0x3F: SEND_ASCII(&quot;236&quot;); return false; // ∞" calcext:value-type="string">
            <text:p>case 0x3F: SEND_ASCII("236"); return false; // ∞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æ</text:p>
          </table:table-cell>
          <table:table-cell table:style-name="ce71" table:formula="of:=&quot;0x&quot; &amp; DEC2HEX(CODE([.B10]))" office:value-type="string" office:string-value="0xE6" calcext:value-type="string">
            <text:p>0xE6</text:p>
          </table:table-cell>
          <table:table-cell table:style-name="ce71" table:formula="of:=HEX2DEC([.C10])" office:value-type="string" office:string-value="" calcext:value-type="error">
            <text:p>Err:502</text:p>
          </table:table-cell>
          <table:table-cell table:style-name="ce57" office:value-type="string" calcext:value-type="string">
            <text:p>145</text:p>
          </table:table-cell>
          <table:table-cell/>
          <table:table-cell table:style-name="ce71" table:formula="of:=&quot;case &quot; &amp; [.C10] &amp; &quot;: SEND_ASCII(&quot;&quot;&quot;&amp;[.E10]&amp;&quot;&quot;&quot;); return false; // &quot;&amp;[.B10]&amp;&quot;&quot;" office:value-type="string" office:string-value="case 0xE6: SEND_ASCII(&quot;145&quot;); return false; // æ" calcext:value-type="string">
            <text:p>case 0xE6: SEND_ASCII("145"); return false; // æ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ç</text:p>
          </table:table-cell>
          <table:table-cell table:style-name="ce71" table:formula="of:=&quot;0x&quot; &amp; DEC2HEX(CODE([.B11]))" office:value-type="string" office:string-value="0xE7" calcext:value-type="string">
            <text:p>0xE7</text:p>
          </table:table-cell>
          <table:table-cell table:style-name="ce71" table:formula="of:=HEX2DEC([.C11])" office:value-type="string" office:string-value="" calcext:value-type="error">
            <text:p>Err:502</text:p>
          </table:table-cell>
          <table:table-cell table:style-name="ce57" table:formula="of:=&quot;0&quot; &amp; [.D11]" office:value-type="string" office:string-value="" calcext:value-type="error">
            <text:p>Err:502</text:p>
          </table:table-cell>
          <table:table-cell/>
          <table:table-cell table:style-name="ce71" table:formula="of:=&quot;case &quot; &amp; [.C11] &amp; &quot;: SEND_ASCII(&quot;&quot;&quot;&amp;[.E11]&amp;&quot;&quot;&quot;); return false; // &quot;&amp;[.B1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76" office:value-type="string" calcext:value-type="string">
            <text:p>é</text:p>
          </table:table-cell>
          <table:table-cell table:style-name="ce71" table:formula="of:=&quot;0x&quot; &amp; DEC2HEX(CODE([.B14]))" office:value-type="string" office:string-value="0xE9" calcext:value-type="string">
            <text:p>0xE9</text:p>
          </table:table-cell>
          <table:table-cell table:style-name="ce71" table:formula="of:=HEX2DEC([.C14])" office:value-type="string" office:string-value="" calcext:value-type="error">
            <text:p>Err:502</text:p>
          </table:table-cell>
          <table:table-cell table:style-name="ce57" table:formula="of:=&quot;0&quot; &amp; [.D14]" office:value-type="string" office:string-value="" calcext:value-type="error">
            <text:p>Err:502</text:p>
          </table:table-cell>
          <table:table-cell/>
          <table:table-cell table:style-name="ce71" table:formula="of:=&quot;case &quot; &amp; [.C14] &amp; &quot;: SEND_ASCII(&quot;&quot;&quot;&amp;[.E14]&amp;&quot;&quot;&quot;); return false; // &quot;&amp;[.B1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ý</text:p>
          </table:table-cell>
          <table:table-cell table:style-name="ce71" table:formula="of:=&quot;0x&quot; &amp; DEC2HEX(CODE([.B15]))" office:value-type="string" office:string-value="0xFD" calcext:value-type="string">
            <text:p>0xFD</text:p>
          </table:table-cell>
          <table:table-cell table:style-name="ce71" table:formula="of:=HEX2DEC([.C15])" office:value-type="string" office:string-value="" calcext:value-type="error">
            <text:p>Err:502</text:p>
          </table:table-cell>
          <table:table-cell table:style-name="ce57" table:formula="of:=&quot;0&quot; &amp; [.D15]" office:value-type="string" office:string-value="" calcext:value-type="error">
            <text:p>Err:502</text:p>
          </table:table-cell>
          <table:table-cell/>
          <table:table-cell table:style-name="ce71" table:formula="of:=&quot;case &quot; &amp; [.C15] &amp; &quot;: SEND_ASCII(&quot;&quot;&quot;&amp;[.E15]&amp;&quot;&quot;&quot;); return false; // &quot;&amp;[.B1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ú</text:p>
          </table:table-cell>
          <table:table-cell table:style-name="ce71" table:formula="of:=&quot;0x&quot; &amp; DEC2HEX(CODE([.B16]))" office:value-type="string" office:string-value="0xFA" calcext:value-type="string">
            <text:p>0xFA</text:p>
          </table:table-cell>
          <table:table-cell table:style-name="ce71" table:formula="of:=HEX2DEC([.C16])" office:value-type="string" office:string-value="" calcext:value-type="error">
            <text:p>Err:502</text:p>
          </table:table-cell>
          <table:table-cell table:style-name="ce57" table:formula="of:=&quot;0&quot; &amp; [.D16]" office:value-type="string" office:string-value="" calcext:value-type="error">
            <text:p>Err:502</text:p>
          </table:table-cell>
          <table:table-cell/>
          <table:table-cell table:style-name="ce71" table:formula="of:=&quot;case &quot; &amp; [.C16] &amp; &quot;: SEND_ASCII(&quot;&quot;&quot;&amp;[.E16]&amp;&quot;&quot;&quot;); return false; // &quot;&amp;[.B1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í</text:p>
          </table:table-cell>
          <table:table-cell table:style-name="ce71" table:formula="of:=&quot;0x&quot; &amp; DEC2HEX(CODE([.B17]))" office:value-type="string" office:string-value="0xED" calcext:value-type="string">
            <text:p>0xED</text:p>
          </table:table-cell>
          <table:table-cell table:style-name="ce71" table:formula="of:=HEX2DEC([.C17])" office:value-type="string" office:string-value="" calcext:value-type="error">
            <text:p>Err:502</text:p>
          </table:table-cell>
          <table:table-cell table:style-name="ce57" table:formula="of:=&quot;0&quot; &amp; [.D17]" office:value-type="string" office:string-value="" calcext:value-type="error">
            <text:p>Err:502</text:p>
          </table:table-cell>
          <table:table-cell/>
          <table:table-cell table:style-name="ce71" table:formula="of:=&quot;case &quot; &amp; [.C17] &amp; &quot;: SEND_ASCII(&quot;&quot;&quot;&amp;[.E17]&amp;&quot;&quot;&quot;); return false; // &quot;&amp;[.B17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ó</text:p>
          </table:table-cell>
          <table:table-cell table:style-name="ce71" table:formula="of:=&quot;0x&quot; &amp; DEC2HEX(CODE([.B18]))" office:value-type="string" office:string-value="0xF3" calcext:value-type="string">
            <text:p>0xF3</text:p>
          </table:table-cell>
          <table:table-cell table:style-name="ce71" table:formula="of:=HEX2DEC([.C18])" office:value-type="string" office:string-value="" calcext:value-type="error">
            <text:p>Err:502</text:p>
          </table:table-cell>
          <table:table-cell table:style-name="ce57" table:formula="of:=&quot;0&quot; &amp; [.D18]" office:value-type="string" office:string-value="" calcext:value-type="error">
            <text:p>Err:502</text:p>
          </table:table-cell>
          <table:table-cell/>
          <table:table-cell table:style-name="ce71" table:formula="of:=&quot;case &quot; &amp; [.C18] &amp; &quot;: SEND_ASCII(&quot;&quot;&quot;&amp;[.E18]&amp;&quot;&quot;&quot;); return false; // &quot;&amp;[.B18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á</text:p>
          </table:table-cell>
          <table:table-cell table:style-name="ce71" table:formula="of:=&quot;0x&quot; &amp; DEC2HEX(CODE([.B19]))" office:value-type="string" office:string-value="0xE1" calcext:value-type="string">
            <text:p>0xE1</text:p>
          </table:table-cell>
          <table:table-cell table:style-name="ce71" table:formula="of:=HEX2DEC([.C19])" office:value-type="string" office:string-value="" calcext:value-type="error">
            <text:p>Err:502</text:p>
          </table:table-cell>
          <table:table-cell table:style-name="ce57" table:formula="of:=&quot;0&quot; &amp; [.D19]" office:value-type="string" office:string-value="" calcext:value-type="error">
            <text:p>Err:502</text:p>
          </table:table-cell>
          <table:table-cell/>
          <table:table-cell table:style-name="ce71" table:formula="of:=&quot;case &quot; &amp; [.C19] &amp; &quot;: SEND_ASCII(&quot;&quot;&quot;&amp;[.E19]&amp;&quot;&quot;&quot;); return false; // &quot;&amp;[.B19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ë</text:p>
          </table:table-cell>
          <table:table-cell table:style-name="ce71" table:formula="of:=&quot;0x&quot; &amp; DEC2HEX(CODE([.B20]))" office:value-type="string" office:string-value="0xEB" calcext:value-type="string">
            <text:p>0xEB</text:p>
          </table:table-cell>
          <table:table-cell table:style-name="ce71" table:formula="of:=HEX2DEC([.C20])" office:value-type="string" office:string-value="" calcext:value-type="error">
            <text:p>Err:502</text:p>
          </table:table-cell>
          <table:table-cell table:style-name="ce57" table:formula="of:=&quot;0&quot; &amp; [.D20]" office:value-type="string" office:string-value="" calcext:value-type="error">
            <text:p>Err:502</text:p>
          </table:table-cell>
          <table:table-cell/>
          <table:table-cell table:style-name="ce71" table:formula="of:=&quot;case &quot; &amp; [.C20] &amp; &quot;: SEND_ASCII(&quot;&quot;&quot;&amp;[.E20]&amp;&quot;&quot;&quot;); return false; // &quot;&amp;[.B20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ÿ</text:p>
          </table:table-cell>
          <table:table-cell table:style-name="ce71" table:formula="of:=&quot;0x&quot; &amp; DEC2HEX(CODE([.B21]))" office:value-type="string" office:string-value="0xFF" calcext:value-type="string">
            <text:p>0xFF</text:p>
          </table:table-cell>
          <table:table-cell table:style-name="ce71" table:formula="of:=HEX2DEC([.C21])" office:value-type="string" office:string-value="" calcext:value-type="error">
            <text:p>Err:502</text:p>
          </table:table-cell>
          <table:table-cell table:style-name="ce57" table:formula="of:=&quot;0&quot; &amp; [.D21]" office:value-type="string" office:string-value="" calcext:value-type="error">
            <text:p>Err:502</text:p>
          </table:table-cell>
          <table:table-cell/>
          <table:table-cell table:style-name="ce71" table:formula="of:=&quot;case &quot; &amp; [.C21] &amp; &quot;: SEND_ASCII(&quot;&quot;&quot;&amp;[.E21]&amp;&quot;&quot;&quot;); return false; // &quot;&amp;[.B2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ü</text:p>
          </table:table-cell>
          <table:table-cell table:style-name="ce71" table:formula="of:=&quot;0x&quot; &amp; DEC2HEX(CODE([.B22]))" office:value-type="string" office:string-value="0xFC" calcext:value-type="string">
            <text:p>0xFC</text:p>
          </table:table-cell>
          <table:table-cell table:style-name="ce71" table:formula="of:=HEX2DEC([.C22])" office:value-type="string" office:string-value="" calcext:value-type="error">
            <text:p>Err:502</text:p>
          </table:table-cell>
          <table:table-cell table:style-name="ce57" table:formula="of:=&quot;0&quot; &amp; [.D22]" office:value-type="string" office:string-value="" calcext:value-type="error">
            <text:p>Err:502</text:p>
          </table:table-cell>
          <table:table-cell/>
          <table:table-cell table:style-name="ce71" table:formula="of:=&quot;case &quot; &amp; [.C22] &amp; &quot;: SEND_ASCII(&quot;&quot;&quot;&amp;[.E22]&amp;&quot;&quot;&quot;); return false; // &quot;&amp;[.B22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ï</text:p>
          </table:table-cell>
          <table:table-cell table:style-name="ce71" table:formula="of:=&quot;0x&quot; &amp; DEC2HEX(CODE([.B23]))" office:value-type="string" office:string-value="0xEF" calcext:value-type="string">
            <text:p>0xEF</text:p>
          </table:table-cell>
          <table:table-cell table:style-name="ce71" table:formula="of:=HEX2DEC([.C23])" office:value-type="string" office:string-value="" calcext:value-type="error">
            <text:p>Err:502</text:p>
          </table:table-cell>
          <table:table-cell table:style-name="ce57" table:formula="of:=&quot;0&quot; &amp; [.D23]" office:value-type="string" office:string-value="" calcext:value-type="error">
            <text:p>Err:502</text:p>
          </table:table-cell>
          <table:table-cell/>
          <table:table-cell table:style-name="ce71" table:formula="of:=&quot;case &quot; &amp; [.C23] &amp; &quot;: SEND_ASCII(&quot;&quot;&quot;&amp;[.E23]&amp;&quot;&quot;&quot;); return false; // &quot;&amp;[.B23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ö</text:p>
          </table:table-cell>
          <table:table-cell table:style-name="ce71" table:formula="of:=&quot;0x&quot; &amp; DEC2HEX(CODE([.B24]))" office:value-type="string" office:string-value="0xF6" calcext:value-type="string">
            <text:p>0xF6</text:p>
          </table:table-cell>
          <table:table-cell table:style-name="ce71" table:formula="of:=HEX2DEC([.C24])" office:value-type="string" office:string-value="" calcext:value-type="error">
            <text:p>Err:502</text:p>
          </table:table-cell>
          <table:table-cell table:style-name="ce57" table:formula="of:=&quot;0&quot; &amp; [.D24]" office:value-type="string" office:string-value="" calcext:value-type="error">
            <text:p>Err:502</text:p>
          </table:table-cell>
          <table:table-cell/>
          <table:table-cell table:style-name="ce71" table:formula="of:=&quot;case &quot; &amp; [.C24] &amp; &quot;: SEND_ASCII(&quot;&quot;&quot;&amp;[.E24]&amp;&quot;&quot;&quot;); return false; // &quot;&amp;[.B2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ä</text:p>
          </table:table-cell>
          <table:table-cell table:style-name="ce71" table:formula="of:=&quot;0x&quot; &amp; DEC2HEX(CODE([.B25]))" office:value-type="string" office:string-value="0xE4" calcext:value-type="string">
            <text:p>0xE4</text:p>
          </table:table-cell>
          <table:table-cell table:style-name="ce71" table:formula="of:=HEX2DEC([.C25])" office:value-type="string" office:string-value="" calcext:value-type="error">
            <text:p>Err:502</text:p>
          </table:table-cell>
          <table:table-cell table:style-name="ce57" table:formula="of:=&quot;0&quot; &amp; [.D25]" office:value-type="string" office:string-value="" calcext:value-type="error">
            <text:p>Err:502</text:p>
          </table:table-cell>
          <table:table-cell/>
          <table:table-cell table:style-name="ce71" table:formula="of:=&quot;case &quot; &amp; [.C25] &amp; &quot;: SEND_ASCII(&quot;&quot;&quot;&amp;[.E25]&amp;&quot;&quot;&quot;); return false; // &quot;&amp;[.B2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è</text:p>
          </table:table-cell>
          <table:table-cell table:style-name="ce71" table:formula="of:=&quot;0x&quot; &amp; DEC2HEX(CODE([.B26]))" office:value-type="string" office:string-value="0xE8" calcext:value-type="string">
            <text:p>0xE8</text:p>
          </table:table-cell>
          <table:table-cell table:style-name="ce71" table:formula="of:=HEX2DEC([.C26])" office:value-type="string" office:string-value="" calcext:value-type="error">
            <text:p>Err:502</text:p>
          </table:table-cell>
          <table:table-cell table:style-name="ce57" table:formula="of:=&quot;0&quot; &amp; [.D26]" office:value-type="string" office:string-value="" calcext:value-type="error">
            <text:p>Err:502</text:p>
          </table:table-cell>
          <table:table-cell/>
          <table:table-cell table:style-name="ce71" table:formula="of:=&quot;case &quot; &amp; [.C26] &amp; &quot;: SEND_ASCII(&quot;&quot;&quot;&amp;[.E26]&amp;&quot;&quot;&quot;); return false; // &quot;&amp;[.B2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ù</text:p>
          </table:table-cell>
          <table:table-cell table:style-name="ce71" table:formula="of:=&quot;0x&quot; &amp; DEC2HEX(CODE([.B27]))" office:value-type="string" office:string-value="0xF9" calcext:value-type="string">
            <text:p>0xF9</text:p>
          </table:table-cell>
          <table:table-cell table:style-name="ce71" table:formula="of:=HEX2DEC([.C27])" office:value-type="string" office:string-value="" calcext:value-type="error">
            <text:p>Err:502</text:p>
          </table:table-cell>
          <table:table-cell table:style-name="ce57" table:formula="of:=&quot;0&quot; &amp; [.D27]" office:value-type="string" office:string-value="" calcext:value-type="error">
            <text:p>Err:502</text:p>
          </table:table-cell>
          <table:table-cell/>
          <table:table-cell table:style-name="ce71" table:formula="of:=&quot;case &quot; &amp; [.C27] &amp; &quot;: SEND_ASCII(&quot;&quot;&quot;&amp;[.E27]&amp;&quot;&quot;&quot;); return false; // &quot;&amp;[.B27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ì</text:p>
          </table:table-cell>
          <table:table-cell table:style-name="ce71" table:formula="of:=&quot;0x&quot; &amp; DEC2HEX(CODE([.B28]))" office:value-type="string" office:string-value="0xEC" calcext:value-type="string">
            <text:p>0xEC</text:p>
          </table:table-cell>
          <table:table-cell table:style-name="ce71" table:formula="of:=HEX2DEC([.C28])" office:value-type="string" office:string-value="" calcext:value-type="error">
            <text:p>Err:502</text:p>
          </table:table-cell>
          <table:table-cell table:style-name="ce57" table:formula="of:=&quot;0&quot; &amp; [.D28]" office:value-type="string" office:string-value="" calcext:value-type="error">
            <text:p>Err:502</text:p>
          </table:table-cell>
          <table:table-cell/>
          <table:table-cell table:style-name="ce71" table:formula="of:=&quot;case &quot; &amp; [.C28] &amp; &quot;: SEND_ASCII(&quot;&quot;&quot;&amp;[.E28]&amp;&quot;&quot;&quot;); return false; // &quot;&amp;[.B28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ò</text:p>
          </table:table-cell>
          <table:table-cell table:style-name="ce71" table:formula="of:=&quot;0x&quot; &amp; DEC2HEX(CODE([.B29]))" office:value-type="string" office:string-value="0xF2" calcext:value-type="string">
            <text:p>0xF2</text:p>
          </table:table-cell>
          <table:table-cell table:style-name="ce71" table:formula="of:=HEX2DEC([.C29])" office:value-type="string" office:string-value="" calcext:value-type="error">
            <text:p>Err:502</text:p>
          </table:table-cell>
          <table:table-cell table:style-name="ce57" table:formula="of:=&quot;0&quot; &amp; [.D29]" office:value-type="string" office:string-value="" calcext:value-type="error">
            <text:p>Err:502</text:p>
          </table:table-cell>
          <table:table-cell/>
          <table:table-cell table:style-name="ce71" table:formula="of:=&quot;case &quot; &amp; [.C29] &amp; &quot;: SEND_ASCII(&quot;&quot;&quot;&amp;[.E29]&amp;&quot;&quot;&quot;); return false; // &quot;&amp;[.B29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à</text:p>
          </table:table-cell>
          <table:table-cell table:style-name="ce71" table:formula="of:=&quot;0x&quot; &amp; DEC2HEX(CODE([.B30]))" office:value-type="string" office:string-value="0xE0" calcext:value-type="string">
            <text:p>0xE0</text:p>
          </table:table-cell>
          <table:table-cell table:style-name="ce71" table:formula="of:=HEX2DEC([.C30])" office:value-type="string" office:string-value="" calcext:value-type="error">
            <text:p>Err:502</text:p>
          </table:table-cell>
          <table:table-cell table:style-name="ce57" table:formula="of:=&quot;0&quot; &amp; [.D30]" office:value-type="string" office:string-value="" calcext:value-type="error">
            <text:p>Err:502</text:p>
          </table:table-cell>
          <table:table-cell/>
          <table:table-cell table:style-name="ce71" table:formula="of:=&quot;case &quot; &amp; [.C30] &amp; &quot;: SEND_ASCII(&quot;&quot;&quot;&amp;[.E30]&amp;&quot;&quot;&quot;); return false; // &quot;&amp;[.B30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õ</text:p>
          </table:table-cell>
          <table:table-cell table:style-name="ce71" table:formula="of:=&quot;0x&quot; &amp; DEC2HEX(CODE([.B31]))" office:value-type="string" office:string-value="0xF5" calcext:value-type="string">
            <text:p>0xF5</text:p>
          </table:table-cell>
          <table:table-cell table:style-name="ce71" table:formula="of:=HEX2DEC([.C31])" office:value-type="string" office:string-value="" calcext:value-type="error">
            <text:p>Err:502</text:p>
          </table:table-cell>
          <table:table-cell table:style-name="ce57" table:formula="of:=&quot;0&quot; &amp; [.D31]" office:value-type="string" office:string-value="" calcext:value-type="error">
            <text:p>Err:502</text:p>
          </table:table-cell>
          <table:table-cell/>
          <table:table-cell table:style-name="ce71" table:formula="of:=&quot;case &quot; &amp; [.C31] &amp; &quot;: SEND_ASCII(&quot;&quot;&quot;&amp;[.E31]&amp;&quot;&quot;&quot;); return false; // &quot;&amp;[.B3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ñ</text:p>
          </table:table-cell>
          <table:table-cell table:style-name="ce71" table:formula="of:=&quot;0x&quot; &amp; DEC2HEX(CODE([.B32]))" office:value-type="string" office:string-value="0xF1" calcext:value-type="string">
            <text:p>0xF1</text:p>
          </table:table-cell>
          <table:table-cell table:style-name="ce71" table:formula="of:=HEX2DEC([.C32])" office:value-type="string" office:string-value="" calcext:value-type="error">
            <text:p>Err:502</text:p>
          </table:table-cell>
          <table:table-cell table:style-name="ce57" table:formula="of:=&quot;0&quot; &amp; [.D32]" office:value-type="string" office:string-value="" calcext:value-type="error">
            <text:p>Err:502</text:p>
          </table:table-cell>
          <table:table-cell/>
          <table:table-cell table:style-name="ce71" table:formula="of:=&quot;case &quot; &amp; [.C32] &amp; &quot;: SEND_ASCII(&quot;&quot;&quot;&amp;[.E32]&amp;&quot;&quot;&quot;); return false; // &quot;&amp;[.B32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ã</text:p>
          </table:table-cell>
          <table:table-cell table:style-name="ce71" table:formula="of:=&quot;0x&quot; &amp; DEC2HEX(CODE([.B33]))" office:value-type="string" office:string-value="0xE3" calcext:value-type="string">
            <text:p>0xE3</text:p>
          </table:table-cell>
          <table:table-cell table:style-name="ce71" table:formula="of:=HEX2DEC([.C33])" office:value-type="string" office:string-value="" calcext:value-type="error">
            <text:p>Err:502</text:p>
          </table:table-cell>
          <table:table-cell table:style-name="ce57" table:formula="of:=&quot;0&quot; &amp; [.D33]" office:value-type="string" office:string-value="" calcext:value-type="error">
            <text:p>Err:502</text:p>
          </table:table-cell>
          <table:table-cell/>
          <table:table-cell table:style-name="ce71" table:formula="of:=&quot;case &quot; &amp; [.C33] &amp; &quot;: SEND_ASCII(&quot;&quot;&quot;&amp;[.E33]&amp;&quot;&quot;&quot;); return false; // &quot;&amp;[.B33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ê</text:p>
          </table:table-cell>
          <table:table-cell table:style-name="ce71" table:formula="of:=&quot;0x&quot; &amp; DEC2HEX(CODE([.B34]))" office:value-type="string" office:string-value="0xEA" calcext:value-type="string">
            <text:p>0xEA</text:p>
          </table:table-cell>
          <table:table-cell table:style-name="ce71" table:formula="of:=HEX2DEC([.C34])" office:value-type="string" office:string-value="" calcext:value-type="error">
            <text:p>Err:502</text:p>
          </table:table-cell>
          <table:table-cell table:style-name="ce57" table:formula="of:=&quot;0&quot; &amp; [.D34]" office:value-type="string" office:string-value="" calcext:value-type="error">
            <text:p>Err:502</text:p>
          </table:table-cell>
          <table:table-cell/>
          <table:table-cell table:style-name="ce71" table:formula="of:=&quot;case &quot; &amp; [.C34] &amp; &quot;: SEND_ASCII(&quot;&quot;&quot;&amp;[.E34]&amp;&quot;&quot;&quot;); return false; // &quot;&amp;[.B3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û</text:p>
          </table:table-cell>
          <table:table-cell table:style-name="ce71" table:formula="of:=&quot;0x&quot; &amp; DEC2HEX(CODE([.B35]))" office:value-type="string" office:string-value="0xFB" calcext:value-type="string">
            <text:p>0xFB</text:p>
          </table:table-cell>
          <table:table-cell table:style-name="ce71" table:formula="of:=HEX2DEC([.C35])" office:value-type="string" office:string-value="" calcext:value-type="error">
            <text:p>Err:502</text:p>
          </table:table-cell>
          <table:table-cell table:style-name="ce57" table:formula="of:=&quot;0&quot; &amp; [.D35]" office:value-type="string" office:string-value="" calcext:value-type="error">
            <text:p>Err:502</text:p>
          </table:table-cell>
          <table:table-cell/>
          <table:table-cell table:style-name="ce71" table:formula="of:=&quot;case &quot; &amp; [.C35] &amp; &quot;: SEND_ASCII(&quot;&quot;&quot;&amp;[.E35]&amp;&quot;&quot;&quot;); return false; // &quot;&amp;[.B3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î</text:p>
          </table:table-cell>
          <table:table-cell table:style-name="ce71" table:formula="of:=&quot;0x&quot; &amp; DEC2HEX(CODE([.B36]))" office:value-type="string" office:string-value="0xEE" calcext:value-type="string">
            <text:p>0xEE</text:p>
          </table:table-cell>
          <table:table-cell table:style-name="ce71" table:formula="of:=HEX2DEC([.C36])" office:value-type="string" office:string-value="" calcext:value-type="error">
            <text:p>Err:502</text:p>
          </table:table-cell>
          <table:table-cell table:style-name="ce57" table:formula="of:=&quot;0&quot; &amp; [.D36]" office:value-type="string" office:string-value="" calcext:value-type="error">
            <text:p>Err:502</text:p>
          </table:table-cell>
          <table:table-cell/>
          <table:table-cell table:style-name="ce71" table:formula="of:=&quot;case &quot; &amp; [.C36] &amp; &quot;: SEND_ASCII(&quot;&quot;&quot;&amp;[.E36]&amp;&quot;&quot;&quot;); return false; // &quot;&amp;[.B3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ô</text:p>
          </table:table-cell>
          <table:table-cell table:style-name="ce71" table:formula="of:=&quot;0x&quot; &amp; DEC2HEX(CODE([.B37]))" office:value-type="string" office:string-value="0xF4" calcext:value-type="string">
            <text:p>0xF4</text:p>
          </table:table-cell>
          <table:table-cell table:style-name="ce71" table:formula="of:=HEX2DEC([.C37])" office:value-type="string" office:string-value="" calcext:value-type="error">
            <text:p>Err:502</text:p>
          </table:table-cell>
          <table:table-cell table:style-name="ce57" table:formula="of:=&quot;0&quot; &amp; [.D37]" office:value-type="string" office:string-value="" calcext:value-type="error">
            <text:p>Err:502</text:p>
          </table:table-cell>
          <table:table-cell/>
          <table:table-cell table:style-name="ce71" table:formula="of:=&quot;case &quot; &amp; [.C37] &amp; &quot;: SEND_ASCII(&quot;&quot;&quot;&amp;[.E37]&amp;&quot;&quot;&quot;); return false; // &quot;&amp;[.B37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â</text:p>
          </table:table-cell>
          <table:table-cell table:style-name="ce71" table:formula="of:=&quot;0x&quot; &amp; DEC2HEX(CODE([.B38]))" office:value-type="string" office:string-value="0xE2" calcext:value-type="string">
            <text:p>0xE2</text:p>
          </table:table-cell>
          <table:table-cell table:style-name="ce71" table:formula="of:=HEX2DEC([.C38])" office:value-type="string" office:string-value="" calcext:value-type="error">
            <text:p>Err:502</text:p>
          </table:table-cell>
          <table:table-cell table:style-name="ce57" table:formula="of:=&quot;0&quot; &amp; [.D38]" office:value-type="string" office:string-value="" calcext:value-type="error">
            <text:p>Err:502</text:p>
          </table:table-cell>
          <table:table-cell/>
          <table:table-cell table:style-name="ce71" table:formula="of:=&quot;case &quot; &amp; [.C38] &amp; &quot;: SEND_ASCII(&quot;&quot;&quot;&amp;[.E38]&amp;&quot;&quot;&quot;); return false; // &quot;&amp;[.B38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å</text:p>
          </table:table-cell>
          <table:table-cell table:style-name="ce71" table:formula="of:=&quot;0x&quot; &amp; DEC2HEX(CODE([.B39]))" office:value-type="string" office:string-value="0xE5" calcext:value-type="string">
            <text:p>0xE5</text:p>
          </table:table-cell>
          <table:table-cell table:style-name="ce71" table:formula="of:=HEX2DEC([.C39])" office:value-type="string" office:string-value="" calcext:value-type="error">
            <text:p>Err:502</text:p>
          </table:table-cell>
          <table:table-cell table:style-name="ce57" table:formula="of:=&quot;0&quot; &amp; [.D39]" office:value-type="string" office:string-value="" calcext:value-type="error">
            <text:p>Err:502</text:p>
          </table:table-cell>
          <table:table-cell/>
          <table:table-cell table:style-name="ce71" table:formula="of:=&quot;case &quot; &amp; [.C39] &amp; &quot;: SEND_ASCII(&quot;&quot;&quot;&amp;[.E39]&amp;&quot;&quot;&quot;); return false; // &quot;&amp;[.B39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76" office:value-type="string" calcext:value-type="string">
            <text:p>É</text:p>
          </table:table-cell>
          <table:table-cell table:style-name="ce71" table:formula="of:=&quot;0x&quot; &amp; DEC2HEX(CODE([.B41]))" office:value-type="string" office:string-value="0xC9" calcext:value-type="string">
            <text:p>0xC9</text:p>
          </table:table-cell>
          <table:table-cell table:style-name="ce71" table:formula="of:=HEX2DEC([.C41])" office:value-type="string" office:string-value="" calcext:value-type="error">
            <text:p>Err:502</text:p>
          </table:table-cell>
          <table:table-cell table:style-name="ce57" table:formula="of:=&quot;0&quot; &amp; [.D41]" office:value-type="string" office:string-value="" calcext:value-type="error">
            <text:p>Err:502</text:p>
          </table:table-cell>
          <table:table-cell/>
          <table:table-cell table:style-name="ce71" table:formula="of:=&quot;case &quot; &amp; [.C41] &amp; &quot;: SEND_ASCII(&quot;&quot;&quot;&amp;[.E41]&amp;&quot;&quot;&quot;); return false; // &quot;&amp;[.B4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Ỳ</text:p>
          </table:table-cell>
          <table:table-cell table:style-name="ce71" table:formula="of:=&quot;0x&quot; &amp; DEC2HEX(CODE([.B42]))" office:value-type="string" office:string-value="0x3F" calcext:value-type="string">
            <text:p>0x3F</text:p>
          </table:table-cell>
          <table:table-cell table:style-name="ce71" table:formula="of:=HEX2DEC([.C42])" office:value-type="string" office:string-value="" calcext:value-type="error">
            <text:p>Err:50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Ú</text:p>
          </table:table-cell>
          <table:table-cell table:style-name="ce71" table:formula="of:=&quot;0x&quot; &amp; DEC2HEX(CODE([.B43]))" office:value-type="string" office:string-value="0xDA" calcext:value-type="string">
            <text:p>0xDA</text:p>
          </table:table-cell>
          <table:table-cell table:style-name="ce71" table:formula="of:=HEX2DEC([.C43])" office:value-type="string" office:string-value="" calcext:value-type="error">
            <text:p>Err:502</text:p>
          </table:table-cell>
          <table:table-cell table:style-name="ce57" table:formula="of:=&quot;0&quot; &amp; [.D43]" office:value-type="string" office:string-value="" calcext:value-type="error">
            <text:p>Err:502</text:p>
          </table:table-cell>
          <table:table-cell/>
          <table:table-cell table:style-name="ce71" table:formula="of:=&quot;case &quot; &amp; [.C43] &amp; &quot;: SEND_ASCII(&quot;&quot;&quot;&amp;[.E43]&amp;&quot;&quot;&quot;); return false; // &quot;&amp;[.B43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Í</text:p>
          </table:table-cell>
          <table:table-cell table:style-name="ce71" table:formula="of:=&quot;0x&quot; &amp; DEC2HEX(CODE([.B44]))" office:value-type="string" office:string-value="0xCD" calcext:value-type="string">
            <text:p>0xCD</text:p>
          </table:table-cell>
          <table:table-cell table:style-name="ce71" table:formula="of:=HEX2DEC([.C44])" office:value-type="string" office:string-value="" calcext:value-type="error">
            <text:p>Err:502</text:p>
          </table:table-cell>
          <table:table-cell table:style-name="ce57" table:formula="of:=&quot;0&quot; &amp; [.D44]" office:value-type="string" office:string-value="" calcext:value-type="error">
            <text:p>Err:502</text:p>
          </table:table-cell>
          <table:table-cell/>
          <table:table-cell table:style-name="ce71" table:formula="of:=&quot;case &quot; &amp; [.C44] &amp; &quot;: SEND_ASCII(&quot;&quot;&quot;&amp;[.E44]&amp;&quot;&quot;&quot;); return false; // &quot;&amp;[.B4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Ó</text:p>
          </table:table-cell>
          <table:table-cell table:style-name="ce71" table:formula="of:=&quot;0x&quot; &amp; DEC2HEX(CODE([.B45]))" office:value-type="string" office:string-value="0xD3" calcext:value-type="string">
            <text:p>0xD3</text:p>
          </table:table-cell>
          <table:table-cell table:style-name="ce71" table:formula="of:=HEX2DEC([.C45])" office:value-type="string" office:string-value="" calcext:value-type="error">
            <text:p>Err:502</text:p>
          </table:table-cell>
          <table:table-cell table:style-name="ce57" table:formula="of:=&quot;0&quot; &amp; [.D45]" office:value-type="string" office:string-value="" calcext:value-type="error">
            <text:p>Err:502</text:p>
          </table:table-cell>
          <table:table-cell/>
          <table:table-cell table:style-name="ce71" table:formula="of:=&quot;case &quot; &amp; [.C45] &amp; &quot;: SEND_ASCII(&quot;&quot;&quot;&amp;[.E45]&amp;&quot;&quot;&quot;); return false; // &quot;&amp;[.B4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Á</text:p>
          </table:table-cell>
          <table:table-cell table:style-name="ce71" table:formula="of:=&quot;0x&quot; &amp; DEC2HEX(CODE([.B46]))" office:value-type="string" office:string-value="0xC1" calcext:value-type="string">
            <text:p>0xC1</text:p>
          </table:table-cell>
          <table:table-cell table:style-name="ce71" table:formula="of:=HEX2DEC([.C46])" office:value-type="string" office:string-value="" calcext:value-type="error">
            <text:p>Err:502</text:p>
          </table:table-cell>
          <table:table-cell table:style-name="ce57" table:formula="of:=&quot;0&quot; &amp; [.D46]" office:value-type="string" office:string-value="" calcext:value-type="error">
            <text:p>Err:502</text:p>
          </table:table-cell>
          <table:table-cell/>
          <table:table-cell table:style-name="ce71" table:formula="of:=&quot;case &quot; &amp; [.C46] &amp; &quot;: SEND_ASCII(&quot;&quot;&quot;&amp;[.E46]&amp;&quot;&quot;&quot;); return false; // &quot;&amp;[.B4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Ë</text:p>
          </table:table-cell>
          <table:table-cell table:style-name="ce71" table:formula="of:=&quot;0x&quot; &amp; DEC2HEX(CODE([.B47]))" office:value-type="string" office:string-value="0xCB" calcext:value-type="string">
            <text:p>0xCB</text:p>
          </table:table-cell>
          <table:table-cell table:style-name="ce71" table:formula="of:=HEX2DEC([.C47])" office:value-type="string" office:string-value="" calcext:value-type="error">
            <text:p>Err:502</text:p>
          </table:table-cell>
          <table:table-cell table:style-name="ce57" table:formula="of:=&quot;0&quot; &amp; [.D47]" office:value-type="string" office:string-value="" calcext:value-type="error">
            <text:p>Err:502</text:p>
          </table:table-cell>
          <table:table-cell/>
          <table:table-cell table:style-name="ce71" table:formula="of:=&quot;case &quot; &amp; [.C47] &amp; &quot;: SEND_ASCII(&quot;&quot;&quot;&amp;[.E47]&amp;&quot;&quot;&quot;); return false; // &quot;&amp;[.B47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Ÿ</text:p>
          </table:table-cell>
          <table:table-cell table:style-name="ce71" table:formula="of:=&quot;0x&quot; &amp; DEC2HEX(CODE([.B48]))" office:value-type="string" office:string-value="0x3F" calcext:value-type="string">
            <text:p>0x3F</text:p>
          </table:table-cell>
          <table:table-cell table:style-name="ce71" table:formula="of:=HEX2DEC([.C48])" office:value-type="string" office:string-value="" calcext:value-type="error">
            <text:p>Err:502</text:p>
          </table:table-cell>
          <table:table-cell table:style-name="ce57" office:value-type="string" calcext:value-type="string">
            <text:p>0159</text:p>
          </table:table-cell>
          <table:table-cell/>
          <table:table-cell table:style-name="ce71" table:formula="of:=&quot;case &quot; &amp; [.C48] &amp; &quot;: SEND_ASCII(&quot;&quot;&quot;&amp;[.E48]&amp;&quot;&quot;&quot;); return false; // &quot;&amp;[.B48]&amp;&quot;&quot;" office:value-type="string" office:string-value="case 0x3F: SEND_ASCII(&quot;0159&quot;); return false; // Ÿ" calcext:value-type="string">
            <text:p>case 0x3F: SEND_ASCII("0159"); return false; // Ÿ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Ü</text:p>
          </table:table-cell>
          <table:table-cell table:style-name="ce71" table:formula="of:=&quot;0x&quot; &amp; DEC2HEX(CODE([.B49]))" office:value-type="string" office:string-value="0xDC" calcext:value-type="string">
            <text:p>0xDC</text:p>
          </table:table-cell>
          <table:table-cell table:style-name="ce71" table:formula="of:=HEX2DEC([.C49])" office:value-type="string" office:string-value="" calcext:value-type="error">
            <text:p>Err:502</text:p>
          </table:table-cell>
          <table:table-cell table:style-name="ce57" table:formula="of:=&quot;0&quot; &amp; [.D49]" office:value-type="string" office:string-value="" calcext:value-type="error">
            <text:p>Err:502</text:p>
          </table:table-cell>
          <table:table-cell/>
          <table:table-cell table:style-name="ce71" table:formula="of:=&quot;case &quot; &amp; [.C49] &amp; &quot;: SEND_ASCII(&quot;&quot;&quot;&amp;[.E49]&amp;&quot;&quot;&quot;); return false; // &quot;&amp;[.B49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Ï</text:p>
          </table:table-cell>
          <table:table-cell table:style-name="ce71" table:formula="of:=&quot;0x&quot; &amp; DEC2HEX(CODE([.B50]))" office:value-type="string" office:string-value="0xCF" calcext:value-type="string">
            <text:p>0xCF</text:p>
          </table:table-cell>
          <table:table-cell table:style-name="ce71" table:formula="of:=HEX2DEC([.C50])" office:value-type="string" office:string-value="" calcext:value-type="error">
            <text:p>Err:502</text:p>
          </table:table-cell>
          <table:table-cell table:style-name="ce57" table:formula="of:=&quot;0&quot; &amp; [.D50]" office:value-type="string" office:string-value="" calcext:value-type="error">
            <text:p>Err:502</text:p>
          </table:table-cell>
          <table:table-cell/>
          <table:table-cell table:style-name="ce71" table:formula="of:=&quot;case &quot; &amp; [.C50] &amp; &quot;: SEND_ASCII(&quot;&quot;&quot;&amp;[.E50]&amp;&quot;&quot;&quot;); return false; // &quot;&amp;[.B50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Ö</text:p>
          </table:table-cell>
          <table:table-cell table:style-name="ce71" table:formula="of:=&quot;0x&quot; &amp; DEC2HEX(CODE([.B51]))" office:value-type="string" office:string-value="0xD6" calcext:value-type="string">
            <text:p>0xD6</text:p>
          </table:table-cell>
          <table:table-cell table:style-name="ce71" table:formula="of:=HEX2DEC([.C51])" office:value-type="string" office:string-value="" calcext:value-type="error">
            <text:p>Err:502</text:p>
          </table:table-cell>
          <table:table-cell table:style-name="ce57" table:formula="of:=&quot;0&quot; &amp; [.D51]" office:value-type="string" office:string-value="" calcext:value-type="error">
            <text:p>Err:502</text:p>
          </table:table-cell>
          <table:table-cell/>
          <table:table-cell table:style-name="ce71" table:formula="of:=&quot;case &quot; &amp; [.C51] &amp; &quot;: SEND_ASCII(&quot;&quot;&quot;&amp;[.E51]&amp;&quot;&quot;&quot;); return false; // &quot;&amp;[.B5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Ä</text:p>
          </table:table-cell>
          <table:table-cell table:style-name="ce71" table:formula="of:=&quot;0x&quot; &amp; DEC2HEX(CODE([.B52]))" office:value-type="string" office:string-value="0xC4" calcext:value-type="string">
            <text:p>0xC4</text:p>
          </table:table-cell>
          <table:table-cell table:style-name="ce71" table:formula="of:=HEX2DEC([.C52])" office:value-type="string" office:string-value="" calcext:value-type="error">
            <text:p>Err:502</text:p>
          </table:table-cell>
          <table:table-cell table:style-name="ce57" table:formula="of:=&quot;0&quot; &amp; [.D52]" office:value-type="string" office:string-value="" calcext:value-type="error">
            <text:p>Err:502</text:p>
          </table:table-cell>
          <table:table-cell/>
          <table:table-cell table:style-name="ce71" table:formula="of:=&quot;case &quot; &amp; [.C52] &amp; &quot;: SEND_ASCII(&quot;&quot;&quot;&amp;[.E52]&amp;&quot;&quot;&quot;); return false; // &quot;&amp;[.B52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È</text:p>
          </table:table-cell>
          <table:table-cell table:style-name="ce71" table:formula="of:=&quot;0x&quot; &amp; DEC2HEX(CODE([.B53]))" office:value-type="string" office:string-value="0xC8" calcext:value-type="string">
            <text:p>0xC8</text:p>
          </table:table-cell>
          <table:table-cell table:style-name="ce71" table:formula="of:=HEX2DEC([.C53])" office:value-type="string" office:string-value="" calcext:value-type="error">
            <text:p>Err:502</text:p>
          </table:table-cell>
          <table:table-cell table:style-name="ce57" table:formula="of:=&quot;0&quot; &amp; [.D53]" office:value-type="string" office:string-value="" calcext:value-type="error">
            <text:p>Err:502</text:p>
          </table:table-cell>
          <table:table-cell/>
          <table:table-cell table:style-name="ce71" table:formula="of:=&quot;case &quot; &amp; [.C53] &amp; &quot;: SEND_ASCII(&quot;&quot;&quot;&amp;[.E53]&amp;&quot;&quot;&quot;); return false; // &quot;&amp;[.B53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Ù</text:p>
          </table:table-cell>
          <table:table-cell table:style-name="ce71" table:formula="of:=&quot;0x&quot; &amp; DEC2HEX(CODE([.B54]))" office:value-type="string" office:string-value="0xD9" calcext:value-type="string">
            <text:p>0xD9</text:p>
          </table:table-cell>
          <table:table-cell table:style-name="ce71" table:formula="of:=HEX2DEC([.C54])" office:value-type="string" office:string-value="" calcext:value-type="error">
            <text:p>Err:502</text:p>
          </table:table-cell>
          <table:table-cell table:style-name="ce57" table:formula="of:=&quot;0&quot; &amp; [.D54]" office:value-type="string" office:string-value="" calcext:value-type="error">
            <text:p>Err:502</text:p>
          </table:table-cell>
          <table:table-cell/>
          <table:table-cell table:style-name="ce71" table:formula="of:=&quot;case &quot; &amp; [.C54] &amp; &quot;: SEND_ASCII(&quot;&quot;&quot;&amp;[.E54]&amp;&quot;&quot;&quot;); return false; // &quot;&amp;[.B5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Ì</text:p>
          </table:table-cell>
          <table:table-cell table:style-name="ce71" table:formula="of:=&quot;0x&quot; &amp; DEC2HEX(CODE([.B55]))" office:value-type="string" office:string-value="0xCC" calcext:value-type="string">
            <text:p>0xCC</text:p>
          </table:table-cell>
          <table:table-cell table:style-name="ce71" table:formula="of:=HEX2DEC([.C55])" office:value-type="string" office:string-value="" calcext:value-type="error">
            <text:p>Err:502</text:p>
          </table:table-cell>
          <table:table-cell table:style-name="ce57" table:formula="of:=&quot;0&quot; &amp; [.D55]" office:value-type="string" office:string-value="" calcext:value-type="error">
            <text:p>Err:502</text:p>
          </table:table-cell>
          <table:table-cell/>
          <table:table-cell table:style-name="ce71" table:formula="of:=&quot;case &quot; &amp; [.C55] &amp; &quot;: SEND_ASCII(&quot;&quot;&quot;&amp;[.E55]&amp;&quot;&quot;&quot;); return false; // &quot;&amp;[.B5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Ò</text:p>
          </table:table-cell>
          <table:table-cell table:style-name="ce71" table:formula="of:=&quot;0x&quot; &amp; DEC2HEX(CODE([.B56]))" office:value-type="string" office:string-value="0xD2" calcext:value-type="string">
            <text:p>0xD2</text:p>
          </table:table-cell>
          <table:table-cell table:style-name="ce71" table:formula="of:=HEX2DEC([.C56])" office:value-type="string" office:string-value="" calcext:value-type="error">
            <text:p>Err:502</text:p>
          </table:table-cell>
          <table:table-cell table:style-name="ce57" table:formula="of:=&quot;0&quot; &amp; [.D56]" office:value-type="string" office:string-value="" calcext:value-type="error">
            <text:p>Err:502</text:p>
          </table:table-cell>
          <table:table-cell/>
          <table:table-cell table:style-name="ce71" table:formula="of:=&quot;case &quot; &amp; [.C56] &amp; &quot;: SEND_ASCII(&quot;&quot;&quot;&amp;[.E56]&amp;&quot;&quot;&quot;); return false; // &quot;&amp;[.B5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À</text:p>
          </table:table-cell>
          <table:table-cell table:style-name="ce71" table:formula="of:=&quot;0x&quot; &amp; DEC2HEX(CODE([.B57]))" office:value-type="string" office:string-value="0xC0" calcext:value-type="string">
            <text:p>0xC0</text:p>
          </table:table-cell>
          <table:table-cell table:style-name="ce71" table:formula="of:=HEX2DEC([.C57])" office:value-type="string" office:string-value="" calcext:value-type="error">
            <text:p>Err:502</text:p>
          </table:table-cell>
          <table:table-cell table:style-name="ce57" table:formula="of:=&quot;0&quot; &amp; [.D57]" office:value-type="string" office:string-value="" calcext:value-type="error">
            <text:p>Err:502</text:p>
          </table:table-cell>
          <table:table-cell/>
          <table:table-cell table:style-name="ce71" table:formula="of:=&quot;case &quot; &amp; [.C57] &amp; &quot;: SEND_ASCII(&quot;&quot;&quot;&amp;[.E57]&amp;&quot;&quot;&quot;); return false; // &quot;&amp;[.B57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Õ</text:p>
          </table:table-cell>
          <table:table-cell table:style-name="ce71" table:formula="of:=&quot;0x&quot; &amp; DEC2HEX(CODE([.B58]))" office:value-type="string" office:string-value="0xD5" calcext:value-type="string">
            <text:p>0xD5</text:p>
          </table:table-cell>
          <table:table-cell table:style-name="ce71" table:formula="of:=HEX2DEC([.C58])" office:value-type="string" office:string-value="" calcext:value-type="error">
            <text:p>Err:502</text:p>
          </table:table-cell>
          <table:table-cell table:style-name="ce57" table:formula="of:=&quot;0&quot; &amp; [.D58]" office:value-type="string" office:string-value="" calcext:value-type="error">
            <text:p>Err:502</text:p>
          </table:table-cell>
          <table:table-cell/>
          <table:table-cell table:style-name="ce71" table:formula="of:=&quot;case &quot; &amp; [.C58] &amp; &quot;: SEND_ASCII(&quot;&quot;&quot;&amp;[.E58]&amp;&quot;&quot;&quot;); return false; // &quot;&amp;[.B58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Ñ</text:p>
          </table:table-cell>
          <table:table-cell table:style-name="ce71" table:formula="of:=&quot;0x&quot; &amp; DEC2HEX(CODE([.B59]))" office:value-type="string" office:string-value="0xD1" calcext:value-type="string">
            <text:p>0xD1</text:p>
          </table:table-cell>
          <table:table-cell table:style-name="ce71" table:formula="of:=HEX2DEC([.C59])" office:value-type="string" office:string-value="" calcext:value-type="error">
            <text:p>Err:502</text:p>
          </table:table-cell>
          <table:table-cell table:style-name="ce57" table:formula="of:=&quot;0&quot; &amp; [.D59]" office:value-type="string" office:string-value="" calcext:value-type="error">
            <text:p>Err:502</text:p>
          </table:table-cell>
          <table:table-cell/>
          <table:table-cell table:style-name="ce71" table:formula="of:=&quot;case &quot; &amp; [.C59] &amp; &quot;: SEND_ASCII(&quot;&quot;&quot;&amp;[.E59]&amp;&quot;&quot;&quot;); return false; // &quot;&amp;[.B59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Ã</text:p>
          </table:table-cell>
          <table:table-cell table:style-name="ce71" table:formula="of:=&quot;0x&quot; &amp; DEC2HEX(CODE([.B60]))" office:value-type="string" office:string-value="0xC3" calcext:value-type="string">
            <text:p>0xC3</text:p>
          </table:table-cell>
          <table:table-cell table:style-name="ce71" table:formula="of:=HEX2DEC([.C60])" office:value-type="string" office:string-value="" calcext:value-type="error">
            <text:p>Err:502</text:p>
          </table:table-cell>
          <table:table-cell table:style-name="ce57" table:formula="of:=&quot;0&quot; &amp; [.D60]" office:value-type="string" office:string-value="" calcext:value-type="error">
            <text:p>Err:502</text:p>
          </table:table-cell>
          <table:table-cell/>
          <table:table-cell table:style-name="ce71" table:formula="of:=&quot;case &quot; &amp; [.C60] &amp; &quot;: SEND_ASCII(&quot;&quot;&quot;&amp;[.E60]&amp;&quot;&quot;&quot;); return false; // &quot;&amp;[.B60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Ê</text:p>
          </table:table-cell>
          <table:table-cell table:style-name="ce71" table:formula="of:=&quot;0x&quot; &amp; DEC2HEX(CODE([.B61]))" office:value-type="string" office:string-value="0xCA" calcext:value-type="string">
            <text:p>0xCA</text:p>
          </table:table-cell>
          <table:table-cell table:style-name="ce71" table:formula="of:=HEX2DEC([.C61])" office:value-type="string" office:string-value="" calcext:value-type="error">
            <text:p>Err:502</text:p>
          </table:table-cell>
          <table:table-cell table:style-name="ce57" table:formula="of:=&quot;0&quot; &amp; [.D61]" office:value-type="string" office:string-value="" calcext:value-type="error">
            <text:p>Err:502</text:p>
          </table:table-cell>
          <table:table-cell/>
          <table:table-cell table:style-name="ce71" table:formula="of:=&quot;case &quot; &amp; [.C61] &amp; &quot;: SEND_ASCII(&quot;&quot;&quot;&amp;[.E61]&amp;&quot;&quot;&quot;); return false; // &quot;&amp;[.B61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Û</text:p>
          </table:table-cell>
          <table:table-cell table:style-name="ce71" table:formula="of:=&quot;0x&quot; &amp; DEC2HEX(CODE([.B62]))" office:value-type="string" office:string-value="0xDB" calcext:value-type="string">
            <text:p>0xDB</text:p>
          </table:table-cell>
          <table:table-cell table:style-name="ce71" table:formula="of:=HEX2DEC([.C62])" office:value-type="string" office:string-value="" calcext:value-type="error">
            <text:p>Err:502</text:p>
          </table:table-cell>
          <table:table-cell table:style-name="ce57" table:formula="of:=&quot;0&quot; &amp; [.D62]" office:value-type="string" office:string-value="" calcext:value-type="error">
            <text:p>Err:502</text:p>
          </table:table-cell>
          <table:table-cell/>
          <table:table-cell table:style-name="ce71" table:formula="of:=&quot;case &quot; &amp; [.C62] &amp; &quot;: SEND_ASCII(&quot;&quot;&quot;&amp;[.E62]&amp;&quot;&quot;&quot;); return false; // &quot;&amp;[.B62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Î</text:p>
          </table:table-cell>
          <table:table-cell table:style-name="ce71" table:formula="of:=&quot;0x&quot; &amp; DEC2HEX(CODE([.B63]))" office:value-type="string" office:string-value="0xCE" calcext:value-type="string">
            <text:p>0xCE</text:p>
          </table:table-cell>
          <table:table-cell table:style-name="ce71" table:formula="of:=HEX2DEC([.C63])" office:value-type="string" office:string-value="" calcext:value-type="error">
            <text:p>Err:502</text:p>
          </table:table-cell>
          <table:table-cell table:style-name="ce57" table:formula="of:=&quot;0&quot; &amp; [.D63]" office:value-type="string" office:string-value="" calcext:value-type="error">
            <text:p>Err:502</text:p>
          </table:table-cell>
          <table:table-cell/>
          <table:table-cell table:style-name="ce71" table:formula="of:=&quot;case &quot; &amp; [.C63] &amp; &quot;: SEND_ASCII(&quot;&quot;&quot;&amp;[.E63]&amp;&quot;&quot;&quot;); return false; // &quot;&amp;[.B63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Ô</text:p>
          </table:table-cell>
          <table:table-cell table:style-name="ce71" table:formula="of:=&quot;0x&quot; &amp; DEC2HEX(CODE([.B64]))" office:value-type="string" office:string-value="0xD4" calcext:value-type="string">
            <text:p>0xD4</text:p>
          </table:table-cell>
          <table:table-cell table:style-name="ce71" table:formula="of:=HEX2DEC([.C64])" office:value-type="string" office:string-value="" calcext:value-type="error">
            <text:p>Err:502</text:p>
          </table:table-cell>
          <table:table-cell table:style-name="ce57" table:formula="of:=&quot;0&quot; &amp; [.D64]" office:value-type="string" office:string-value="" calcext:value-type="error">
            <text:p>Err:502</text:p>
          </table:table-cell>
          <table:table-cell/>
          <table:table-cell table:style-name="ce71" table:formula="of:=&quot;case &quot; &amp; [.C64] &amp; &quot;: SEND_ASCII(&quot;&quot;&quot;&amp;[.E64]&amp;&quot;&quot;&quot;); return false; // &quot;&amp;[.B64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76" office:value-type="string" calcext:value-type="string">
            <text:p>Â</text:p>
          </table:table-cell>
          <table:table-cell table:style-name="ce71" table:formula="of:=&quot;0x&quot; &amp; DEC2HEX(CODE([.B65]))" office:value-type="string" office:string-value="0xC2" calcext:value-type="string">
            <text:p>0xC2</text:p>
          </table:table-cell>
          <table:table-cell table:style-name="ce71" table:formula="of:=HEX2DEC([.C65])" office:value-type="string" office:string-value="" calcext:value-type="error">
            <text:p>Err:502</text:p>
          </table:table-cell>
          <table:table-cell table:style-name="ce57" table:formula="of:=&quot;0&quot; &amp; [.D65]" office:value-type="string" office:string-value="" calcext:value-type="error">
            <text:p>Err:502</text:p>
          </table:table-cell>
          <table:table-cell/>
          <table:table-cell table:style-name="ce71" table:formula="of:=&quot;case &quot; &amp; [.C65] &amp; &quot;: SEND_ASCII(&quot;&quot;&quot;&amp;[.E65]&amp;&quot;&quot;&quot;); return false; // &quot;&amp;[.B65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Ý</text:p>
          </table:table-cell>
          <table:table-cell table:style-name="ce71" table:formula="of:=&quot;0x&quot; &amp; DEC2HEX(CODE([.B66]))" office:value-type="string" office:string-value="0xDD" calcext:value-type="string">
            <text:p>0xDD</text:p>
          </table:table-cell>
          <table:table-cell table:style-name="ce71" table:formula="of:=HEX2DEC([.C66])" office:value-type="string" office:string-value="" calcext:value-type="error">
            <text:p>Err:502</text:p>
          </table:table-cell>
          <table:table-cell table:style-name="ce57" table:formula="of:=&quot;0&quot; &amp; [.D66]" office:value-type="string" office:string-value="" calcext:value-type="error">
            <text:p>Err:502</text:p>
          </table:table-cell>
          <table:table-cell/>
          <table:table-cell table:style-name="ce71" table:formula="of:=&quot;case &quot; &amp; [.C66] &amp; &quot;: SEND_ASCII(&quot;&quot;&quot;&amp;[.E66]&amp;&quot;&quot;&quot;); return false; // &quot;&amp;[.B66]&amp;&quot;&quot;" office:value-type="string" office:string-value="" calcext:value-type="error">
            <text:p>Err:502</text:p>
          </table:table-cell>
          <table:table-cell table:number-columns-repeated="1017"/>
        </table:table-row>
        <table:table-row table:style-name="ro1" table:number-rows-repeated="923">
          <table:table-cell/>
          <table:table-cell table:style-name="ce55"/>
          <table:table-cell table:number-columns-repeated="1022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verrides.B3:Overrides.B8">
            <calcext:condition calcext:apply-style-name="ConditionalStyle_1" calcext:value="formula-is(COUNTIF ([.B$1:.B$1048576]; [.B3])&gt;1)" calcext:base-cell-address="Overrides.B3"/>
          </calcext:conditional-format>
        </calcext:conditional-formats>
      </table:table>
      <table:table table:name="Base Keys" table:style-name="ta6">
        <table:table-column table:style-name="co6" table:number-columns-repeated="1024" table:default-cell-style-name="Default"/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77" office:value-type="string" calcext:value-type="string">
            <text:p>a</text:p>
          </table:table-cell>
          <table:table-cell table:style-name="ce78" table:formula="of:=CODE([.B2])" office:value-type="float" office:value="97" calcext:value-type="float">
            <text:p>97</text:p>
          </table:table-cell>
          <table:table-cell table:style-name="ce78" office:value-type="string" calcext:value-type="string">
            <text:p>KC_A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b</text:p>
          </table:table-cell>
          <table:table-cell table:style-name="ce78" table:formula="of:=CODE([.B3])" office:value-type="float" office:value="98" calcext:value-type="float">
            <text:p>98</text:p>
          </table:table-cell>
          <table:table-cell table:style-name="ce78" office:value-type="string" calcext:value-type="string">
            <text:p>KC_B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c</text:p>
          </table:table-cell>
          <table:table-cell table:style-name="ce78" table:formula="of:=CODE([.B4])" office:value-type="float" office:value="99" calcext:value-type="float">
            <text:p>99</text:p>
          </table:table-cell>
          <table:table-cell table:style-name="ce78" office:value-type="string" calcext:value-type="string">
            <text:p>KC_C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d</text:p>
          </table:table-cell>
          <table:table-cell table:style-name="ce78" table:formula="of:=CODE([.B5])" office:value-type="float" office:value="100" calcext:value-type="float">
            <text:p>100</text:p>
          </table:table-cell>
          <table:table-cell table:style-name="ce78" office:value-type="string" calcext:value-type="string">
            <text:p>KC_D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e</text:p>
          </table:table-cell>
          <table:table-cell table:style-name="ce78" table:formula="of:=CODE([.B6])" office:value-type="float" office:value="101" calcext:value-type="float">
            <text:p>101</text:p>
          </table:table-cell>
          <table:table-cell table:style-name="ce78" office:value-type="string" calcext:value-type="string">
            <text:p>KC_E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f</text:p>
          </table:table-cell>
          <table:table-cell table:style-name="ce78" table:formula="of:=CODE([.B7])" office:value-type="float" office:value="102" calcext:value-type="float">
            <text:p>102</text:p>
          </table:table-cell>
          <table:table-cell table:style-name="ce78" office:value-type="string" calcext:value-type="string">
            <text:p>KC_F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g</text:p>
          </table:table-cell>
          <table:table-cell table:style-name="ce78" table:formula="of:=CODE([.B8])" office:value-type="float" office:value="103" calcext:value-type="float">
            <text:p>103</text:p>
          </table:table-cell>
          <table:table-cell table:style-name="ce78" office:value-type="string" calcext:value-type="string">
            <text:p>KC_G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h</text:p>
          </table:table-cell>
          <table:table-cell table:style-name="ce78" table:formula="of:=CODE([.B9])" office:value-type="float" office:value="104" calcext:value-type="float">
            <text:p>104</text:p>
          </table:table-cell>
          <table:table-cell table:style-name="ce78" office:value-type="string" calcext:value-type="string">
            <text:p>KC_H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i</text:p>
          </table:table-cell>
          <table:table-cell table:style-name="ce78" table:formula="of:=CODE([.B10])" office:value-type="float" office:value="105" calcext:value-type="float">
            <text:p>105</text:p>
          </table:table-cell>
          <table:table-cell table:style-name="ce78" office:value-type="string" calcext:value-type="string">
            <text:p>KC_I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j</text:p>
          </table:table-cell>
          <table:table-cell table:style-name="ce78" table:formula="of:=CODE([.B11])" office:value-type="float" office:value="106" calcext:value-type="float">
            <text:p>106</text:p>
          </table:table-cell>
          <table:table-cell table:style-name="ce78" office:value-type="string" calcext:value-type="string">
            <text:p>KC_J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k</text:p>
          </table:table-cell>
          <table:table-cell table:style-name="ce78" table:formula="of:=CODE([.B12])" office:value-type="float" office:value="107" calcext:value-type="float">
            <text:p>107</text:p>
          </table:table-cell>
          <table:table-cell table:style-name="ce78" office:value-type="string" calcext:value-type="string">
            <text:p>KC_K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l</text:p>
          </table:table-cell>
          <table:table-cell table:style-name="ce78" table:formula="of:=CODE([.B13])" office:value-type="float" office:value="108" calcext:value-type="float">
            <text:p>108</text:p>
          </table:table-cell>
          <table:table-cell table:style-name="ce78" office:value-type="string" calcext:value-type="string">
            <text:p>KC_L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m</text:p>
          </table:table-cell>
          <table:table-cell table:style-name="ce78" table:formula="of:=CODE([.B14])" office:value-type="float" office:value="109" calcext:value-type="float">
            <text:p>109</text:p>
          </table:table-cell>
          <table:table-cell table:style-name="ce78" office:value-type="string" calcext:value-type="string">
            <text:p>KC_M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n</text:p>
          </table:table-cell>
          <table:table-cell table:style-name="ce78" table:formula="of:=CODE([.B15])" office:value-type="float" office:value="110" calcext:value-type="float">
            <text:p>110</text:p>
          </table:table-cell>
          <table:table-cell table:style-name="ce78" office:value-type="string" calcext:value-type="string">
            <text:p>KC_N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o</text:p>
          </table:table-cell>
          <table:table-cell table:style-name="ce78" table:formula="of:=CODE([.B16])" office:value-type="float" office:value="111" calcext:value-type="float">
            <text:p>111</text:p>
          </table:table-cell>
          <table:table-cell table:style-name="ce78" office:value-type="string" calcext:value-type="string">
            <text:p>KC_O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p</text:p>
          </table:table-cell>
          <table:table-cell table:style-name="ce78" table:formula="of:=CODE([.B17])" office:value-type="float" office:value="112" calcext:value-type="float">
            <text:p>112</text:p>
          </table:table-cell>
          <table:table-cell table:style-name="ce78" office:value-type="string" calcext:value-type="string">
            <text:p>KC_P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q</text:p>
          </table:table-cell>
          <table:table-cell table:style-name="ce78" table:formula="of:=CODE([.B18])" office:value-type="float" office:value="113" calcext:value-type="float">
            <text:p>113</text:p>
          </table:table-cell>
          <table:table-cell table:style-name="ce78" office:value-type="string" calcext:value-type="string">
            <text:p>KC_Q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r</text:p>
          </table:table-cell>
          <table:table-cell table:style-name="ce78" table:formula="of:=CODE([.B19])" office:value-type="float" office:value="114" calcext:value-type="float">
            <text:p>114</text:p>
          </table:table-cell>
          <table:table-cell table:style-name="ce78" office:value-type="string" calcext:value-type="string">
            <text:p>KC_R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s</text:p>
          </table:table-cell>
          <table:table-cell table:style-name="ce78" table:formula="of:=CODE([.B20])" office:value-type="float" office:value="115" calcext:value-type="float">
            <text:p>115</text:p>
          </table:table-cell>
          <table:table-cell table:style-name="ce78" office:value-type="string" calcext:value-type="string">
            <text:p>KC_S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t</text:p>
          </table:table-cell>
          <table:table-cell table:style-name="ce78" table:formula="of:=CODE([.B21])" office:value-type="float" office:value="116" calcext:value-type="float">
            <text:p>116</text:p>
          </table:table-cell>
          <table:table-cell table:style-name="ce78" office:value-type="string" calcext:value-type="string">
            <text:p>KC_T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u</text:p>
          </table:table-cell>
          <table:table-cell table:style-name="ce78" table:formula="of:=CODE([.B22])" office:value-type="float" office:value="117" calcext:value-type="float">
            <text:p>117</text:p>
          </table:table-cell>
          <table:table-cell table:style-name="ce78" office:value-type="string" calcext:value-type="string">
            <text:p>KC_U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v</text:p>
          </table:table-cell>
          <table:table-cell table:style-name="ce78" table:formula="of:=CODE([.B23])" office:value-type="float" office:value="118" calcext:value-type="float">
            <text:p>118</text:p>
          </table:table-cell>
          <table:table-cell table:style-name="ce78" office:value-type="string" calcext:value-type="string">
            <text:p>KC_V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w</text:p>
          </table:table-cell>
          <table:table-cell table:style-name="ce78" table:formula="of:=CODE([.B24])" office:value-type="float" office:value="119" calcext:value-type="float">
            <text:p>119</text:p>
          </table:table-cell>
          <table:table-cell table:style-name="ce78" office:value-type="string" calcext:value-type="string">
            <text:p>KC_W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x</text:p>
          </table:table-cell>
          <table:table-cell table:style-name="ce78" table:formula="of:=CODE([.B25])" office:value-type="float" office:value="120" calcext:value-type="float">
            <text:p>120</text:p>
          </table:table-cell>
          <table:table-cell table:style-name="ce78" office:value-type="string" calcext:value-type="string">
            <text:p>KC_X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y</text:p>
          </table:table-cell>
          <table:table-cell table:style-name="ce78" table:formula="of:=CODE([.B26])" office:value-type="float" office:value="121" calcext:value-type="float">
            <text:p>121</text:p>
          </table:table-cell>
          <table:table-cell table:style-name="ce78" office:value-type="string" calcext:value-type="string">
            <text:p>KC_Y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z</text:p>
          </table:table-cell>
          <table:table-cell table:style-name="ce78" table:formula="of:=CODE([.B27])" office:value-type="float" office:value="122" calcext:value-type="float">
            <text:p>122</text:p>
          </table:table-cell>
          <table:table-cell table:style-name="ce78" office:value-type="string" calcext:value-type="string">
            <text:p>KC_Z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1" calcext:value-type="float">
            <text:p>1</text:p>
          </table:table-cell>
          <table:table-cell table:style-name="ce78" table:formula="of:=CODE([.B28])" office:value-type="float" office:value="49" calcext:value-type="float">
            <text:p>49</text:p>
          </table:table-cell>
          <table:table-cell table:style-name="ce78" office:value-type="string" calcext:value-type="string">
            <text:p>KC_1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2" calcext:value-type="float">
            <text:p>2</text:p>
          </table:table-cell>
          <table:table-cell table:style-name="ce78" table:formula="of:=CODE([.B29])" office:value-type="float" office:value="50" calcext:value-type="float">
            <text:p>50</text:p>
          </table:table-cell>
          <table:table-cell table:style-name="ce78" office:value-type="string" calcext:value-type="string">
            <text:p>KC_2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3" calcext:value-type="float">
            <text:p>3</text:p>
          </table:table-cell>
          <table:table-cell table:style-name="ce78" table:formula="of:=CODE([.B30])" office:value-type="float" office:value="51" calcext:value-type="float">
            <text:p>51</text:p>
          </table:table-cell>
          <table:table-cell table:style-name="ce78" office:value-type="string" calcext:value-type="string">
            <text:p>KC_3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4" calcext:value-type="float">
            <text:p>4</text:p>
          </table:table-cell>
          <table:table-cell table:style-name="ce78" table:formula="of:=CODE([.B31])" office:value-type="float" office:value="52" calcext:value-type="float">
            <text:p>52</text:p>
          </table:table-cell>
          <table:table-cell table:style-name="ce78" office:value-type="string" calcext:value-type="string">
            <text:p>KC_4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5" calcext:value-type="float">
            <text:p>5</text:p>
          </table:table-cell>
          <table:table-cell table:style-name="ce78" table:formula="of:=CODE([.B32])" office:value-type="float" office:value="53" calcext:value-type="float">
            <text:p>53</text:p>
          </table:table-cell>
          <table:table-cell table:style-name="ce78" office:value-type="string" calcext:value-type="string">
            <text:p>KC_5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6" calcext:value-type="float">
            <text:p>6</text:p>
          </table:table-cell>
          <table:table-cell table:style-name="ce78" table:formula="of:=CODE([.B33])" office:value-type="float" office:value="54" calcext:value-type="float">
            <text:p>54</text:p>
          </table:table-cell>
          <table:table-cell table:style-name="ce78" office:value-type="string" calcext:value-type="string">
            <text:p>KC_6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7" calcext:value-type="float">
            <text:p>7</text:p>
          </table:table-cell>
          <table:table-cell table:style-name="ce78" table:formula="of:=CODE([.B34])" office:value-type="float" office:value="55" calcext:value-type="float">
            <text:p>55</text:p>
          </table:table-cell>
          <table:table-cell table:style-name="ce78" office:value-type="string" calcext:value-type="string">
            <text:p>KC_7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8" calcext:value-type="float">
            <text:p>8</text:p>
          </table:table-cell>
          <table:table-cell table:style-name="ce78" table:formula="of:=CODE([.B35])" office:value-type="float" office:value="56" calcext:value-type="float">
            <text:p>56</text:p>
          </table:table-cell>
          <table:table-cell table:style-name="ce78" office:value-type="string" calcext:value-type="string">
            <text:p>KC_8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float" office:value="9" calcext:value-type="float">
            <text:p>9</text:p>
          </table:table-cell>
          <table:table-cell table:style-name="ce78" table:formula="of:=CODE([.B36])" office:value-type="float" office:value="57" calcext:value-type="float">
            <text:p>57</text:p>
          </table:table-cell>
          <table:table-cell table:style-name="ce78" office:value-type="string" calcext:value-type="string">
            <text:p>KC_9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float" office:value="0" calcext:value-type="float">
            <text:p>0</text:p>
          </table:table-cell>
          <table:table-cell table:style-name="ce78" table:formula="of:=CODE([.B37])" office:value-type="float" office:value="48" calcext:value-type="float">
            <text:p>48</text:p>
          </table:table-cell>
          <table:table-cell table:style-name="ce78" office:value-type="string" calcext:value-type="string">
            <text:p>KC_0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&lt;</text:p>
          </table:table-cell>
          <table:table-cell table:style-name="ce78" table:formula="of:=CODE([.B38])" office:value-type="float" office:value="60" calcext:value-type="float">
            <text:p>60</text:p>
          </table:table-cell>
          <table:table-cell table:style-name="ce57" office:value-type="string" calcext:value-type="string">
            <text:p>KC_COMMA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&gt;</text:p>
          </table:table-cell>
          <table:table-cell table:style-name="ce78" table:formula="of:=CODE([.B39])" office:value-type="float" office:value="62" calcext:value-type="float">
            <text:p>62</text:p>
          </table:table-cell>
          <table:table-cell table:style-name="ce57" office:value-type="string" calcext:value-type="string">
            <text:p>KC_DOT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/</text:p>
          </table:table-cell>
          <table:table-cell table:style-name="ce78" table:formula="of:=CODE([.B40])" office:value-type="float" office:value="47" calcext:value-type="float">
            <text:p>47</text:p>
          </table:table-cell>
          <table:table-cell table:style-name="ce57" office:value-type="string" calcext:value-type="string">
            <text:p>KC_SLASH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\</text:p>
          </table:table-cell>
          <table:table-cell table:style-name="ce78" table:formula="of:=CODE([.B41])" office:value-type="float" office:value="92" calcext:value-type="float">
            <text:p>92</text:p>
          </table:table-cell>
          <table:table-cell table:style-name="ce57" office:value-type="string" calcext:value-type="string">
            <text:p>KC_BACKSLASH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^</text:p>
          </table:table-cell>
          <table:table-cell table:style-name="ce78" table:formula="of:=CODE([.B42])" office:value-type="float" office:value="94" calcext:value-type="float">
            <text:p>94</text:p>
          </table:table-cell>
          <table:table-cell table:style-name="ce57" office:value-type="string" calcext:value-type="string">
            <text:p>KC_6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-</text:p>
          </table:table-cell>
          <table:table-cell table:style-name="ce78" table:formula="of:=CODE([.B43])" office:value-type="float" office:value="45" calcext:value-type="float">
            <text:p>45</text:p>
          </table:table-cell>
          <table:table-cell table:style-name="ce57" office:value-type="string" calcext:value-type="string">
            <text:p>KC_MINUS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:</text:p>
          </table:table-cell>
          <table:table-cell table:style-name="ce78" table:formula="of:=CODE([.B44])" office:value-type="float" office:value="58" calcext:value-type="float">
            <text:p>58</text:p>
          </table:table-cell>
          <table:table-cell table:style-name="ce57" office:value-type="string" calcext:value-type="string">
            <text:p>KC_SEMICOLON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#</text:p>
          </table:table-cell>
          <table:table-cell table:style-name="ce78" table:formula="of:=CODE([.B45])" office:value-type="float" office:value="35" calcext:value-type="float">
            <text:p>35</text:p>
          </table:table-cell>
          <table:table-cell table:style-name="ce57" office:value-type="string" calcext:value-type="string">
            <text:p>KC_3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~</text:p>
          </table:table-cell>
          <table:table-cell table:style-name="ce78" table:formula="of:=CODE([.B46])" office:value-type="float" office:value="126" calcext:value-type="float">
            <text:p>126</text:p>
          </table:table-cell>
          <table:table-cell table:style-name="ce57" office:value-type="string" calcext:value-type="string">
            <text:p>KC_GRAVE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(</text:p>
          </table:table-cell>
          <table:table-cell table:style-name="ce78" table:formula="of:=CODE([.B47])" office:value-type="float" office:value="40" calcext:value-type="float">
            <text:p>40</text:p>
          </table:table-cell>
          <table:table-cell table:style-name="ce78" office:value-type="string" calcext:value-type="string">
            <text:p>KC_9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)</text:p>
          </table:table-cell>
          <table:table-cell table:style-name="ce78" table:formula="of:=CODE([.B48])" office:value-type="float" office:value="41" calcext:value-type="float">
            <text:p>41</text:p>
          </table:table-cell>
          <table:table-cell table:style-name="ce78" office:value-type="string" calcext:value-type="string">
            <text:p>KC_0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!</text:p>
          </table:table-cell>
          <table:table-cell table:style-name="ce78" table:formula="of:=CODE([.B49])" office:value-type="float" office:value="33" calcext:value-type="float">
            <text:p>33</text:p>
          </table:table-cell>
          <table:table-cell table:style-name="ce57" office:value-type="string" calcext:value-type="string">
            <text:p>KC_1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*</text:p>
          </table:table-cell>
          <table:table-cell table:style-name="ce78" table:formula="of:=CODE([.B50])" office:value-type="float" office:value="42" calcext:value-type="float">
            <text:p>42</text:p>
          </table:table-cell>
          <table:table-cell table:style-name="ce57" office:value-type="string" calcext:value-type="string">
            <text:p>KC_8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?</text:p>
          </table:table-cell>
          <table:table-cell table:style-name="ce78" table:formula="of:=CODE([.B51])" office:value-type="float" office:value="63" calcext:value-type="float">
            <text:p>63</text:p>
          </table:table-cell>
          <table:table-cell table:style-name="ce57" office:value-type="string" calcext:value-type="string">
            <text:p>KC_SLASH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+</text:p>
          </table:table-cell>
          <table:table-cell table:style-name="ce78" table:formula="of:=CODE([.B52])" office:value-type="float" office:value="43" calcext:value-type="float">
            <text:p>43</text:p>
          </table:table-cell>
          <table:table-cell table:style-name="ce57" office:value-type="string" calcext:value-type="string">
            <text:p>KC_EQUAL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"</text:p>
          </table:table-cell>
          <table:table-cell table:style-name="ce78" table:formula="of:=CODE([.B53])" office:value-type="float" office:value="34" calcext:value-type="float">
            <text:p>34</text:p>
          </table:table-cell>
          <table:table-cell table:style-name="ce57" office:value-type="string" calcext:value-type="string">
            <text:p>KC_QUOT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'</text:p>
          </table:table-cell>
          <table:table-cell table:style-name="ce78" table:formula="of:=CODE([.B54])" office:value-type="float" office:value="39" calcext:value-type="float">
            <text:p>39</text:p>
          </table:table-cell>
          <table:table-cell table:style-name="ce57" office:value-type="string" calcext:value-type="string">
            <text:p>KC_QUOT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`</text:p>
          </table:table-cell>
          <table:table-cell table:style-name="ce78" table:formula="of:=CODE([.B55])" office:value-type="float" office:value="96" calcext:value-type="float">
            <text:p>96</text:p>
          </table:table-cell>
          <table:table-cell table:style-name="ce57" office:value-type="string" calcext:value-type="string">
            <text:p>KC_GRAVE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,</text:p>
          </table:table-cell>
          <table:table-cell table:style-name="ce78" table:formula="of:=CODE([.B56])" office:value-type="float" office:value="44" calcext:value-type="float">
            <text:p>44</text:p>
          </table:table-cell>
          <table:table-cell table:style-name="ce57" office:value-type="string" calcext:value-type="string">
            <text:p>KC_COMMA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_</text:p>
          </table:table-cell>
          <table:table-cell table:style-name="ce78" table:formula="of:=CODE([.B57])" office:value-type="float" office:value="95" calcext:value-type="float">
            <text:p>95</text:p>
          </table:table-cell>
          <table:table-cell table:style-name="ce57" office:value-type="string" calcext:value-type="string">
            <text:p>KC_MINU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935">
          <table:table-cell/>
          <table:table-cell table:style-name="ce55"/>
          <table:table-cell table:number-columns-repeated="1022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ose" table:style-name="ta7">
        <table:table-column table:style-name="co6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1009" table:default-cell-style-name="Default"/>
        <table:table-row table:style-name="ro1">
          <table:table-cell/>
          <table:table-cell table:style-name="ce76" table:number-columns-repeated="4"/>
          <table:table-cell table:style-name="ce3"/>
          <table:table-cell table:number-columns-repeated="1018"/>
        </table:table-row>
        <table:table-row table:style-name="ro1">
          <table:table-cell/>
          <table:table-cell table:style-name="ce76" table:number-columns-repeated="3"/>
          <table:table-cell table:style-name="ce76" office:value-type="string" calcext:value-type="string">
            <text:p>L</text:p>
          </table:table-cell>
          <table:table-cell table:style-name="ce3" office:value-type="string" calcext:value-type="string">
            <text:p>U</text:p>
          </table:table-cell>
          <table:table-cell/>
          <table:table-cell table:style-name="ce57" office:value-type="string" calcext:value-type="string">
            <text:p>KC1</text:p>
          </table:table-cell>
          <table:table-cell table:style-name="ce57" office:value-type="string" calcext:value-type="string">
            <text:p>KC2</text:p>
          </table:table-cell>
          <table:table-cell/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U</text:p>
          </table:table-cell>
          <table:table-cell table:number-columns-repeated="4"/>
          <table:table-cell table:style-name="ce57" office:value-type="string" calcext:value-type="string">
            <text:p>Win Test</text:p>
          </table:table-cell>
          <table:table-cell table:number-columns-repeated="1007"/>
        </table:table-row>
        <table:table-row table:style-name="ro1">
          <table:table-cell table:style-name="ce57" office:value-type="string" calcext:value-type="string">
            <text:p>Symbols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æ</text:p>
          </table:table-cell>
          <table:table-cell table:style-name="ce3" office:value-type="string" calcext:value-type="string">
            <text:p>Æ</text:p>
          </table:table-cell>
          <table:table-cell/>
          <table:table-cell table:style-name="ce81" table:formula="of:=VLOOKUP(CODE([.B3]); [$'Base Keys'.$C$1:.$D$1048576]; 2; 0)" office:value-type="string" office:string-value="KC_A" calcext:value-type="string">
            <text:p>KC_A</text:p>
          </table:table-cell>
          <table:table-cell table:style-name="ce81" table:formula="of:=VLOOKUP(CODE([.C3]); [$'Base Keys'.$C$1:.$D$1048576]; 2; 0)" office:value-type="string" office:string-value="KC_E" calcext:value-type="string">
            <text:p>KC_E</text:p>
          </table:table-cell>
          <table:table-cell table:style-name="ce81" table:formula="of:=IF(ISBLANK([.D3]); &quot;&quot;; &quot;0x&quot; &amp; DEC2HEX(CODE([.D3])))">
            <text:p/>
          </table:table-cell>
          <table:table-cell table:style-name="ce81" table:formula="of:=IF(ISBLANK([.E3]); &quot;&quot;; &quot;0x&quot; &amp; DEC2HEX(CODE([.E3])))" office:value-type="string" office:string-value="0xE6" calcext:value-type="string">
            <text:p>0xE6</text:p>
          </table:table-cell>
          <table:table-cell table:style-name="ce81" table:formula="of:=IF(ISBLANK([.F3]); &quot;&quot;; &quot;0x&quot; &amp; DEC2HEX(CODE([.F3])))" office:value-type="string" office:string-value="0xC6" calcext:value-type="string">
            <text:p>0xC6</text:p>
          </table:table-cell>
          <table:table-cell/>
          <table:table-cell table:style-name="ce71" table:formula="of:=IF([.L3]=&quot;&quot;; [.K3]; &quot;PAIR(&quot;&amp;IF([.K3]=&quot;&quot;; [.L3]; [.K3]) &amp;&quot;,&quot;&amp;[.L3]&amp;&quot;)&quot;)" office:value-type="string" office:string-value="PAIR(0xE6,0xC6)" calcext:value-type="string">
            <text:p>PAIR(0xE6,0xC6)</text:p>
          </table:table-cell>
          <table:table-cell table:style-name="ce71" table:formula="of:=&quot;COMPOSE(MATCH(&quot;&amp;[.H3]&amp;&quot;,&quot;&amp;[.I3]&amp;&quot;),&quot;&amp;[.N3]&amp;&quot;); // &quot;&amp;[.B3]&amp;[.C3]&amp;&quot; -&gt; &quot;&amp;[.E3]&amp;&quot;,&quot;&amp;[.F3]&amp;&quot;)&quot;" office:value-type="string" office:string-value="COMPOSE(MATCH(KC_A,KC_E),PAIR(0xE6,0xC6)); // ae -&gt; æ,Æ)" calcext:value-type="string">
            <text:p>COMPOSE(MATCH(KC_A,KC_E),PAIR(0xE6,0xC6)); // ae -&gt; æ,Æ)</text:p>
          </table:table-cell>
          <table:table-cell/>
          <table:table-cell table:style-name="ce57" office:value-type="string" calcext:value-type="string">
            <text:p>æ</text:p>
          </table:table-cell>
          <table:table-cell table:style-name="ce57" office:value-type="string" calcext:value-type="string">
            <text:p>Æ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o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©</text:p>
          </table:table-cell>
          <table:table-cell table:style-name="ce3"/>
          <table:table-cell/>
          <table:table-cell table:style-name="ce81" table:formula="of:=VLOOKUP(CODE([.B4]); [$'Base Keys'.$C$1:.$D$1048576]; 2; 0)" office:value-type="string" office:string-value="KC_O" calcext:value-type="string">
            <text:p>KC_O</text:p>
          </table:table-cell>
          <table:table-cell table:style-name="ce81" table:formula="of:=VLOOKUP(CODE([.C4]); [$'Base Keys'.$C$1:.$D$1048576]; 2; 0)" office:value-type="string" office:string-value="KC_C" calcext:value-type="string">
            <text:p>KC_C</text:p>
          </table:table-cell>
          <table:table-cell/>
          <table:table-cell table:style-name="ce81" table:formula="of:=IF(ISBLANK([.E4]); &quot;&quot;; &quot;0x&quot; &amp; DEC2HEX(CODE([.E4])))" office:value-type="string" office:string-value="0xA9" calcext:value-type="string">
            <text:p>0xA9</text:p>
          </table:table-cell>
          <table:table-cell table:style-name="ce81" table:formula="of:=IF(ISBLANK([.F4]); &quot;&quot;; &quot;0x&quot; &amp; DEC2HEX(CODE([.F4])))">
            <text:p/>
          </table:table-cell>
          <table:table-cell/>
          <table:table-cell table:style-name="ce71" table:formula="of:=IF([.L4]=&quot;&quot;; [.K4]; &quot;PAIR(&quot;&amp;IF([.K4]=&quot;&quot;; [.L4]; [.K4]) &amp;&quot;,&quot;&amp;[.L4]&amp;&quot;)&quot;)" office:value-type="string" office:string-value="0xA9" calcext:value-type="string">
            <text:p>0xA9</text:p>
          </table:table-cell>
          <table:table-cell table:style-name="ce71" table:formula="of:=&quot;COMPOSE(MATCH(&quot;&amp;[.H4]&amp;&quot;,&quot;&amp;[.I4]&amp;&quot;),&quot;&amp;[.N4]&amp;&quot;); // &quot;&amp;[.B4]&amp;[.C4]&amp;&quot; -&gt; &quot;&amp;[.E4]&amp;&quot;,&quot;&amp;[.F4]&amp;&quot;)&quot;" office:value-type="string" office:string-value="COMPOSE(MATCH(KC_O,KC_C),0xA9); // oc -&gt; ©,)" calcext:value-type="string">
            <text:p>COMPOSE(MATCH(KC_O,KC_C),0xA9); // oc -&gt; ©,)</text:p>
          </table:table-cell>
          <table:table-cell/>
          <table:table-cell table:style-name="ce57" office:value-type="string" calcext:value-type="string">
            <text:p>©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o</text:p>
          </table:table-cell>
          <table:table-cell table:style-name="ce76" office:value-type="string" calcext:value-type="string">
            <text:p>r</text:p>
          </table:table-cell>
          <table:table-cell table:style-name="ce76"/>
          <table:table-cell table:style-name="ce76" office:value-type="string" calcext:value-type="string">
            <text:p>®</text:p>
          </table:table-cell>
          <table:table-cell table:style-name="ce3"/>
          <table:table-cell/>
          <table:table-cell table:style-name="ce81" table:formula="of:=VLOOKUP(CODE([.B5]); [$'Base Keys'.$C$1:.$D$1048576]; 2; 0)" office:value-type="string" office:string-value="KC_O" calcext:value-type="string">
            <text:p>KC_O</text:p>
          </table:table-cell>
          <table:table-cell table:style-name="ce81" table:formula="of:=VLOOKUP(CODE([.C5]); [$'Base Keys'.$C$1:.$D$1048576]; 2; 0)" office:value-type="string" office:string-value="KC_R" calcext:value-type="string">
            <text:p>KC_R</text:p>
          </table:table-cell>
          <table:table-cell/>
          <table:table-cell table:style-name="ce81" table:formula="of:=IF(ISBLANK([.E5]); &quot;&quot;; &quot;0x&quot; &amp; DEC2HEX(CODE([.E5])))" office:value-type="string" office:string-value="0xAE" calcext:value-type="string">
            <text:p>0xAE</text:p>
          </table:table-cell>
          <table:table-cell table:style-name="ce81" table:formula="of:=IF(ISBLANK([.F5]); &quot;&quot;; &quot;0x&quot; &amp; DEC2HEX(CODE([.F5])))">
            <text:p/>
          </table:table-cell>
          <table:table-cell/>
          <table:table-cell table:style-name="ce71" table:formula="of:=IF([.L5]=&quot;&quot;; [.K5]; &quot;PAIR(&quot;&amp;IF([.K5]=&quot;&quot;; [.L5]; [.K5]) &amp;&quot;,&quot;&amp;[.L5]&amp;&quot;)&quot;)" office:value-type="string" office:string-value="0xAE" calcext:value-type="string">
            <text:p>0xAE</text:p>
          </table:table-cell>
          <table:table-cell table:style-name="ce71" table:formula="of:=&quot;COMPOSE(MATCH(&quot;&amp;[.H5]&amp;&quot;,&quot;&amp;[.I5]&amp;&quot;),&quot;&amp;[.N5]&amp;&quot;); // &quot;&amp;[.B5]&amp;[.C5]&amp;&quot; -&gt; &quot;&amp;[.E5]&amp;&quot;,&quot;&amp;[.F5]&amp;&quot;)&quot;" office:value-type="string" office:string-value="COMPOSE(MATCH(KC_O,KC_R),0xAE); // or -&gt; ®,)" calcext:value-type="string">
            <text:p>COMPOSE(MATCH(KC_O,KC_R),0xAE); // or -&gt; ®,)</text:p>
          </table:table-cell>
          <table:table-cell/>
          <table:table-cell table:style-name="ce57" office:value-type="string" calcext:value-type="string">
            <text:p>®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t</text:p>
          </table:table-cell>
          <table:table-cell table:style-name="ce76" office:value-type="string" calcext:value-type="string">
            <text:p>m</text:p>
          </table:table-cell>
          <table:table-cell table:style-name="ce76"/>
          <table:table-cell table:style-name="ce76" office:value-type="string" calcext:value-type="string">
            <text:p>™</text:p>
          </table:table-cell>
          <table:table-cell table:style-name="ce3"/>
          <table:table-cell/>
          <table:table-cell table:style-name="ce81" table:formula="of:=VLOOKUP(CODE([.B6]); [$'Base Keys'.$C$1:.$D$1048576]; 2; 0)" office:value-type="string" office:string-value="KC_T" calcext:value-type="string">
            <text:p>KC_T</text:p>
          </table:table-cell>
          <table:table-cell table:style-name="ce81" table:formula="of:=VLOOKUP(CODE([.C6]); [$'Base Keys'.$C$1:.$D$1048576]; 2; 0)" office:value-type="string" office:string-value="KC_M" calcext:value-type="string">
            <text:p>KC_M</text:p>
          </table:table-cell>
          <table:table-cell/>
          <table:table-cell table:style-name="ce81" table:formula="of:=IF(ISBLANK([.E6]); &quot;&quot;; &quot;0x&quot; &amp; DEC2HEX(CODE([.E6])))" office:value-type="string" office:string-value="0x3F" calcext:value-type="string">
            <text:p>0x3F</text:p>
          </table:table-cell>
          <table:table-cell table:style-name="ce81" table:formula="of:=IF(ISBLANK([.F6]); &quot;&quot;; &quot;0x&quot; &amp; DEC2HEX(CODE([.F6])))">
            <text:p/>
          </table:table-cell>
          <table:table-cell/>
          <table:table-cell table:style-name="ce71" table:formula="of:=IF([.L6]=&quot;&quot;; [.K6]; &quot;PAIR(&quot;&amp;IF([.K6]=&quot;&quot;; [.L6]; [.K6]) &amp;&quot;,&quot;&amp;[.L6]&amp;&quot;)&quot;)" office:value-type="string" office:string-value="0x3F" calcext:value-type="string">
            <text:p>0x3F</text:p>
          </table:table-cell>
          <table:table-cell table:style-name="ce71" table:formula="of:=&quot;COMPOSE(MATCH(&quot;&amp;[.H6]&amp;&quot;,&quot;&amp;[.I6]&amp;&quot;),&quot;&amp;[.N6]&amp;&quot;); // &quot;&amp;[.B6]&amp;[.C6]&amp;&quot; -&gt; &quot;&amp;[.E6]&amp;&quot;,&quot;&amp;[.F6]&amp;&quot;)&quot;" office:value-type="string" office:string-value="COMPOSE(MATCH(KC_T,KC_M),0x3F); // tm -&gt; ™,)" calcext:value-type="string">
            <text:p>COMPOSE(MATCH(KC_T,KC_M),0x3F); // tm -&gt; ™,)</text:p>
          </table:table-cell>
          <table:table-cell/>
          <table:table-cell table:style-name="ce57" office:value-type="string" calcext:value-type="string">
            <text:p>™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76" office:value-type="string" calcext:value-type="string">
            <text:p>&lt;</text:p>
          </table:table-cell>
          <table:table-cell table:style-name="ce76"/>
          <table:table-cell table:style-name="ce76" office:value-type="string" calcext:value-type="string">
            <text:p>«</text:p>
          </table:table-cell>
          <table:table-cell table:style-name="ce3"/>
          <table:table-cell/>
          <table:table-cell table:style-name="ce81" table:formula="of:=VLOOKUP(CODE([.B7]); [$'Base Keys'.$C$1:.$D$1048576]; 2; 0)" office:value-type="string" office:string-value="KC_COMMA" calcext:value-type="string">
            <text:p>KC_COMMA</text:p>
          </table:table-cell>
          <table:table-cell table:style-name="ce81" table:formula="of:=VLOOKUP(CODE([.C7]); [$'Base Keys'.$C$1:.$D$1048576]; 2; 0)" office:value-type="string" office:string-value="KC_COMMA" calcext:value-type="string">
            <text:p>KC_COMMA</text:p>
          </table:table-cell>
          <table:table-cell/>
          <table:table-cell table:style-name="ce81" table:formula="of:=IF(ISBLANK([.E7]); &quot;&quot;; &quot;0x&quot; &amp; DEC2HEX(CODE([.E7])))" office:value-type="string" office:string-value="0xAB" calcext:value-type="string">
            <text:p>0xAB</text:p>
          </table:table-cell>
          <table:table-cell table:style-name="ce81" table:formula="of:=IF(ISBLANK([.F7]); &quot;&quot;; &quot;0x&quot; &amp; DEC2HEX(CODE([.F7])))">
            <text:p/>
          </table:table-cell>
          <table:table-cell/>
          <table:table-cell table:style-name="ce71" table:formula="of:=IF([.L7]=&quot;&quot;; [.K7]; &quot;PAIR(&quot;&amp;IF([.K7]=&quot;&quot;; [.L7]; [.K7]) &amp;&quot;,&quot;&amp;[.L7]&amp;&quot;)&quot;)" office:value-type="string" office:string-value="0xAB" calcext:value-type="string">
            <text:p>0xAB</text:p>
          </table:table-cell>
          <table:table-cell table:style-name="ce71" table:formula="of:=&quot;COMPOSE(MATCH(&quot;&amp;[.H7]&amp;&quot;,&quot;&amp;[.I7]&amp;&quot;),&quot;&amp;[.N7]&amp;&quot;); // &quot;&amp;[.B7]&amp;[.C7]&amp;&quot; -&gt; &quot;&amp;[.E7]&amp;&quot;,&quot;&amp;[.F7]&amp;&quot;)&quot;" office:value-type="string" office:string-value="COMPOSE(MATCH(KC_COMMA,KC_COMMA),0xAB); // &lt;&lt; -&gt; «,)" calcext:value-type="string">
            <text:p>COMPOSE(MATCH(KC_COMMA,KC_COMMA),0xAB); // &lt;&lt; -&gt; «,)</text:p>
          </table:table-cell>
          <table:table-cell/>
          <table:table-cell table:style-name="ce57" office:value-type="string" calcext:value-type="string">
            <text:p>«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76" office:value-type="string" calcext:value-type="string">
            <text:p>&gt;</text:p>
          </table:table-cell>
          <table:table-cell table:style-name="ce76"/>
          <table:table-cell table:style-name="ce76" office:value-type="string" calcext:value-type="string">
            <text:p>»</text:p>
          </table:table-cell>
          <table:table-cell table:style-name="ce3"/>
          <table:table-cell/>
          <table:table-cell table:style-name="ce81" table:formula="of:=VLOOKUP(CODE([.B8]); [$'Base Keys'.$C$1:.$D$1048576]; 2; 0)" office:value-type="string" office:string-value="KC_DOT" calcext:value-type="string">
            <text:p>KC_DOT</text:p>
          </table:table-cell>
          <table:table-cell table:style-name="ce81" table:formula="of:=VLOOKUP(CODE([.C8]); [$'Base Keys'.$C$1:.$D$1048576]; 2; 0)" office:value-type="string" office:string-value="KC_DOT" calcext:value-type="string">
            <text:p>KC_DOT</text:p>
          </table:table-cell>
          <table:table-cell/>
          <table:table-cell table:style-name="ce81" table:formula="of:=IF(ISBLANK([.E8]); &quot;&quot;; &quot;0x&quot; &amp; DEC2HEX(CODE([.E8])))" office:value-type="string" office:string-value="0xBB" calcext:value-type="string">
            <text:p>0xBB</text:p>
          </table:table-cell>
          <table:table-cell table:style-name="ce81" table:formula="of:=IF(ISBLANK([.F8]); &quot;&quot;; &quot;0x&quot; &amp; DEC2HEX(CODE([.F8])))">
            <text:p/>
          </table:table-cell>
          <table:table-cell/>
          <table:table-cell table:style-name="ce71" table:formula="of:=IF([.L8]=&quot;&quot;; [.K8]; &quot;PAIR(&quot;&amp;IF([.K8]=&quot;&quot;; [.L8]; [.K8]) &amp;&quot;,&quot;&amp;[.L8]&amp;&quot;)&quot;)" office:value-type="string" office:string-value="0xBB" calcext:value-type="string">
            <text:p>0xBB</text:p>
          </table:table-cell>
          <table:table-cell table:style-name="ce71" table:formula="of:=&quot;COMPOSE(MATCH(&quot;&amp;[.H8]&amp;&quot;,&quot;&amp;[.I8]&amp;&quot;),&quot;&amp;[.N8]&amp;&quot;); // &quot;&amp;[.B8]&amp;[.C8]&amp;&quot; -&gt; &quot;&amp;[.E8]&amp;&quot;,&quot;&amp;[.F8]&amp;&quot;)&quot;" office:value-type="string" office:string-value="COMPOSE(MATCH(KC_DOT,KC_DOT),0xBB); // &gt;&gt; -&gt; »,)" calcext:value-type="string">
            <text:p>COMPOSE(MATCH(KC_DOT,KC_DOT),0xBB); // &gt;&gt; -&gt; »,)</text:p>
          </table:table-cell>
          <table:table-cell/>
          <table:table-cell table:style-name="ce57" office:value-type="string" calcext:value-type="string">
            <text:p>»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\</text:p>
          </table:table-cell>
          <table:table-cell table:style-name="ce76" office:value-type="string" calcext:value-type="string">
            <text:p>/</text:p>
          </table:table-cell>
          <table:table-cell table:style-name="ce76"/>
          <table:table-cell table:style-name="ce76" office:value-type="string" calcext:value-type="string">
            <text:p>∨</text:p>
          </table:table-cell>
          <table:table-cell table:style-name="ce3"/>
          <table:table-cell/>
          <table:table-cell table:style-name="ce81" table:formula="of:=VLOOKUP(CODE([.B9]); [$'Base Keys'.$C$1:.$D$1048576]; 2; 0)" office:value-type="string" office:string-value="KC_BACKSLASH" calcext:value-type="string">
            <text:p>KC_BACKSLASH</text:p>
          </table:table-cell>
          <table:table-cell table:style-name="ce81" table:formula="of:=VLOOKUP(CODE([.C9]); [$'Base Keys'.$C$1:.$D$1048576]; 2; 0)" office:value-type="string" office:string-value="KC_SLASH" calcext:value-type="string">
            <text:p>KC_SLASH</text:p>
          </table:table-cell>
          <table:table-cell/>
          <table:table-cell table:style-name="ce81" table:formula="of:=IF(ISBLANK([.E9]); &quot;&quot;; &quot;0x&quot; &amp; DEC2HEX(CODE([.E9])))" office:value-type="string" office:string-value="0x3F" calcext:value-type="string">
            <text:p>0x3F</text:p>
          </table:table-cell>
          <table:table-cell table:style-name="ce81" table:formula="of:=IF(ISBLANK([.F9]); &quot;&quot;; &quot;0x&quot; &amp; DEC2HEX(CODE([.F9])))">
            <text:p/>
          </table:table-cell>
          <table:table-cell/>
          <table:table-cell table:style-name="ce71" table:formula="of:=IF([.L9]=&quot;&quot;; [.K9]; &quot;PAIR(&quot;&amp;IF([.K9]=&quot;&quot;; [.L9]; [.K9]) &amp;&quot;,&quot;&amp;[.L9]&amp;&quot;)&quot;)" office:value-type="string" office:string-value="0x3F" calcext:value-type="string">
            <text:p>0x3F</text:p>
          </table:table-cell>
          <table:table-cell table:style-name="ce71" table:formula="of:=&quot;COMPOSE(MATCH(&quot;&amp;[.H9]&amp;&quot;,&quot;&amp;[.I9]&amp;&quot;),&quot;&amp;[.N9]&amp;&quot;); // &quot;&amp;[.B9]&amp;[.C9]&amp;&quot; -&gt; &quot;&amp;[.E9]&amp;&quot;,&quot;&amp;[.F9]&amp;&quot;)&quot;" office:value-type="string" office:string-value="COMPOSE(MATCH(KC_BACKSLASH,KC_SLASH),0x3F); // \/ -&gt; ∨,)" calcext:value-type="string">
            <text:p>COMPOSE(MATCH(KC_BACKSLASH,KC_SLASH),0x3F); // \/ -&gt; ∨,)</text:p>
          </table:table-cell>
          <table:table-cell/>
          <table:table-cell table:style-name="ce57" office:value-type="string" calcext:value-type="string">
            <text:p>∨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\</text:p>
          </table:table-cell>
          <table:table-cell table:style-name="ce76"/>
          <table:table-cell table:style-name="ce76" office:value-type="string" calcext:value-type="string">
            <text:p>∧</text:p>
          </table:table-cell>
          <table:table-cell table:style-name="ce3"/>
          <table:table-cell/>
          <table:table-cell table:style-name="ce81" table:formula="of:=VLOOKUP(CODE([.B10]); [$'Base Keys'.$C$1:.$D$1048576]; 2; 0)" office:value-type="string" office:string-value="KC_SLASH" calcext:value-type="string">
            <text:p>KC_SLASH</text:p>
          </table:table-cell>
          <table:table-cell table:style-name="ce81" table:formula="of:=VLOOKUP(CODE([.C10]); [$'Base Keys'.$C$1:.$D$1048576]; 2; 0)" office:value-type="string" office:string-value="KC_BACKSLASH" calcext:value-type="string">
            <text:p>KC_BACKSLASH</text:p>
          </table:table-cell>
          <table:table-cell/>
          <table:table-cell table:style-name="ce81" table:formula="of:=IF(ISBLANK([.E10]); &quot;&quot;; &quot;0x&quot; &amp; DEC2HEX(CODE([.E10])))" office:value-type="string" office:string-value="0x3F" calcext:value-type="string">
            <text:p>0x3F</text:p>
          </table:table-cell>
          <table:table-cell table:style-name="ce81" table:formula="of:=IF(ISBLANK([.F10]); &quot;&quot;; &quot;0x&quot; &amp; DEC2HEX(CODE([.F10])))">
            <text:p/>
          </table:table-cell>
          <table:table-cell/>
          <table:table-cell table:style-name="ce71" table:formula="of:=IF([.L10]=&quot;&quot;; [.K10]; &quot;PAIR(&quot;&amp;IF([.K10]=&quot;&quot;; [.L10]; [.K10]) &amp;&quot;,&quot;&amp;[.L10]&amp;&quot;)&quot;)" office:value-type="string" office:string-value="0x3F" calcext:value-type="string">
            <text:p>0x3F</text:p>
          </table:table-cell>
          <table:table-cell table:style-name="ce71" table:formula="of:=&quot;COMPOSE(MATCH(&quot;&amp;[.H10]&amp;&quot;,&quot;&amp;[.I10]&amp;&quot;),&quot;&amp;[.N10]&amp;&quot;); // &quot;&amp;[.B10]&amp;[.C10]&amp;&quot; -&gt; &quot;&amp;[.E10]&amp;&quot;,&quot;&amp;[.F10]&amp;&quot;)&quot;" office:value-type="string" office:string-value="COMPOSE(MATCH(KC_SLASH,KC_BACKSLASH),0x3F); // /\ -&gt; ∧,)" calcext:value-type="string">
            <text:p>COMPOSE(MATCH(KC_SLASH,KC_BACKSLASH),0x3F); // /\ -&gt; ∧,)</text:p>
          </table:table-cell>
          <table:table-cell/>
          <table:table-cell table:style-name="ce57" office:value-type="string" calcext:value-type="string">
            <text:p>∧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string" calcext:value-type="string">
            <text:p>½</text:p>
          </table:table-cell>
          <table:table-cell table:style-name="ce3"/>
          <table:table-cell/>
          <table:table-cell table:style-name="ce81" table:formula="of:=VLOOKUP(CODE([.B11]); [$'Base Keys'.$C$1:.$D$1048576]; 2; 0)" office:value-type="string" office:string-value="KC_1" calcext:value-type="string">
            <text:p>KC_1</text:p>
          </table:table-cell>
          <table:table-cell table:style-name="ce81" table:formula="of:=VLOOKUP(CODE([.C11]); [$'Base Keys'.$C$1:.$D$1048576]; 2; 0)" office:value-type="string" office:string-value="KC_2" calcext:value-type="string">
            <text:p>KC_2</text:p>
          </table:table-cell>
          <table:table-cell/>
          <table:table-cell table:style-name="ce81" table:formula="of:=IF(ISBLANK([.E11]); &quot;&quot;; &quot;0x&quot; &amp; DEC2HEX(CODE([.E11])))" office:value-type="string" office:string-value="0xBD" calcext:value-type="string">
            <text:p>0xBD</text:p>
          </table:table-cell>
          <table:table-cell table:style-name="ce81" table:formula="of:=IF(ISBLANK([.F11]); &quot;&quot;; &quot;0x&quot; &amp; DEC2HEX(CODE([.F11])))">
            <text:p/>
          </table:table-cell>
          <table:table-cell/>
          <table:table-cell table:style-name="ce71" table:formula="of:=IF([.L11]=&quot;&quot;; [.K11]; &quot;PAIR(&quot;&amp;IF([.K11]=&quot;&quot;; [.L11]; [.K11]) &amp;&quot;,&quot;&amp;[.L11]&amp;&quot;)&quot;)" office:value-type="string" office:string-value="0xBD" calcext:value-type="string">
            <text:p>0xBD</text:p>
          </table:table-cell>
          <table:table-cell table:style-name="ce71" table:formula="of:=&quot;COMPOSE(MATCH(&quot;&amp;[.H11]&amp;&quot;,&quot;&amp;[.I11]&amp;&quot;),&quot;&amp;[.N11]&amp;&quot;); // &quot;&amp;[.B11]&amp;[.C11]&amp;&quot; -&gt; &quot;&amp;[.E11]&amp;&quot;,&quot;&amp;[.F11]&amp;&quot;)&quot;" office:value-type="string" office:string-value="COMPOSE(MATCH(KC_1,KC_2),0xBD); // 12 -&gt; ½,)" calcext:value-type="string">
            <text:p>COMPOSE(MATCH(KC_1,KC_2),0xBD); // 12 -&gt; ½,)</text:p>
          </table:table-cell>
          <table:table-cell/>
          <table:table-cell table:style-name="ce57" office:value-type="string" calcext:value-type="string">
            <text:p>½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/>
          <table:table-cell table:style-name="ce76" office:value-type="string" calcext:value-type="string">
            <text:p>¼</text:p>
          </table:table-cell>
          <table:table-cell table:style-name="ce3"/>
          <table:table-cell/>
          <table:table-cell table:style-name="ce81" table:formula="of:=VLOOKUP(CODE([.B12]); [$'Base Keys'.$C$1:.$D$1048576]; 2; 0)" office:value-type="string" office:string-value="KC_1" calcext:value-type="string">
            <text:p>KC_1</text:p>
          </table:table-cell>
          <table:table-cell table:style-name="ce81" table:formula="of:=VLOOKUP(CODE([.C12]); [$'Base Keys'.$C$1:.$D$1048576]; 2; 0)" office:value-type="string" office:string-value="KC_4" calcext:value-type="string">
            <text:p>KC_4</text:p>
          </table:table-cell>
          <table:table-cell/>
          <table:table-cell table:style-name="ce81" table:formula="of:=IF(ISBLANK([.E12]); &quot;&quot;; &quot;0x&quot; &amp; DEC2HEX(CODE([.E12])))" office:value-type="string" office:string-value="0xBC" calcext:value-type="string">
            <text:p>0xBC</text:p>
          </table:table-cell>
          <table:table-cell table:style-name="ce81" table:formula="of:=IF(ISBLANK([.F12]); &quot;&quot;; &quot;0x&quot; &amp; DEC2HEX(CODE([.F12])))">
            <text:p/>
          </table:table-cell>
          <table:table-cell/>
          <table:table-cell table:style-name="ce71" table:formula="of:=IF([.L12]=&quot;&quot;; [.K12]; &quot;PAIR(&quot;&amp;IF([.K12]=&quot;&quot;; [.L12]; [.K12]) &amp;&quot;,&quot;&amp;[.L12]&amp;&quot;)&quot;)" office:value-type="string" office:string-value="0xBC" calcext:value-type="string">
            <text:p>0xBC</text:p>
          </table:table-cell>
          <table:table-cell table:style-name="ce71" table:formula="of:=&quot;COMPOSE(MATCH(&quot;&amp;[.H12]&amp;&quot;,&quot;&amp;[.I12]&amp;&quot;),&quot;&amp;[.N12]&amp;&quot;); // &quot;&amp;[.B12]&amp;[.C12]&amp;&quot; -&gt; &quot;&amp;[.E12]&amp;&quot;,&quot;&amp;[.F12]&amp;&quot;)&quot;" office:value-type="string" office:string-value="COMPOSE(MATCH(KC_1,KC_4),0xBC); // 14 -&gt; ¼,)" calcext:value-type="string">
            <text:p>COMPOSE(MATCH(KC_1,KC_4),0xBC); // 14 -&gt; ¼,)</text:p>
          </table:table-cell>
          <table:table-cell/>
          <table:table-cell table:style-name="ce57" office:value-type="string" calcext:value-type="string">
            <text:p>¼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/>
          <table:table-cell table:style-name="ce76" office:value-type="string" calcext:value-type="string">
            <text:p>¾</text:p>
          </table:table-cell>
          <table:table-cell table:style-name="ce3"/>
          <table:table-cell/>
          <table:table-cell table:style-name="ce81" table:formula="of:=VLOOKUP(CODE([.B13]); [$'Base Keys'.$C$1:.$D$1048576]; 2; 0)" office:value-type="string" office:string-value="KC_3" calcext:value-type="string">
            <text:p>KC_3</text:p>
          </table:table-cell>
          <table:table-cell table:style-name="ce81" table:formula="of:=VLOOKUP(CODE([.C13]); [$'Base Keys'.$C$1:.$D$1048576]; 2; 0)" office:value-type="string" office:string-value="KC_4" calcext:value-type="string">
            <text:p>KC_4</text:p>
          </table:table-cell>
          <table:table-cell/>
          <table:table-cell table:style-name="ce81" table:formula="of:=IF(ISBLANK([.E13]); &quot;&quot;; &quot;0x&quot; &amp; DEC2HEX(CODE([.E13])))" office:value-type="string" office:string-value="0xBE" calcext:value-type="string">
            <text:p>0xBE</text:p>
          </table:table-cell>
          <table:table-cell table:style-name="ce81" table:formula="of:=IF(ISBLANK([.F13]); &quot;&quot;; &quot;0x&quot; &amp; DEC2HEX(CODE([.F13])))">
            <text:p/>
          </table:table-cell>
          <table:table-cell/>
          <table:table-cell table:style-name="ce71" table:formula="of:=IF([.L13]=&quot;&quot;; [.K13]; &quot;PAIR(&quot;&amp;IF([.K13]=&quot;&quot;; [.L13]; [.K13]) &amp;&quot;,&quot;&amp;[.L13]&amp;&quot;)&quot;)" office:value-type="string" office:string-value="0xBE" calcext:value-type="string">
            <text:p>0xBE</text:p>
          </table:table-cell>
          <table:table-cell table:style-name="ce71" table:formula="of:=&quot;COMPOSE(MATCH(&quot;&amp;[.H13]&amp;&quot;,&quot;&amp;[.I13]&amp;&quot;),&quot;&amp;[.N13]&amp;&quot;); // &quot;&amp;[.B13]&amp;[.C13]&amp;&quot; -&gt; &quot;&amp;[.E13]&amp;&quot;,&quot;&amp;[.F13]&amp;&quot;)&quot;" office:value-type="string" office:string-value="COMPOSE(MATCH(KC_3,KC_4),0xBE); // 34 -&gt; ¾,)" calcext:value-type="string">
            <text:p>COMPOSE(MATCH(KC_3,KC_4),0xBE); // 34 -&gt; ¾,)</text:p>
          </table:table-cell>
          <table:table-cell/>
          <table:table-cell table:style-name="ce57" office:value-type="string" calcext:value-type="string">
            <text:p>¾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°</text:p>
          </table:table-cell>
          <table:table-cell table:style-name="ce3"/>
          <table:table-cell/>
          <table:table-cell table:style-name="ce81" table:formula="of:=VLOOKUP(CODE([.B14]); [$'Base Keys'.$C$1:.$D$1048576]; 2; 0)" office:value-type="string" office:string-value="KC_6" calcext:value-type="string">
            <text:p>KC_6</text:p>
          </table:table-cell>
          <table:table-cell table:style-name="ce81" table:formula="of:=VLOOKUP(CODE([.C14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14]); &quot;&quot;; &quot;0x&quot; &amp; DEC2HEX(CODE([.E14])))" office:value-type="string" office:string-value="0xB0" calcext:value-type="string">
            <text:p>0xB0</text:p>
          </table:table-cell>
          <table:table-cell table:style-name="ce81" table:formula="of:=IF(ISBLANK([.F14]); &quot;&quot;; &quot;0x&quot; &amp; DEC2HEX(CODE([.F14])))">
            <text:p/>
          </table:table-cell>
          <table:table-cell/>
          <table:table-cell table:style-name="ce71" table:formula="of:=IF([.L14]=&quot;&quot;; [.K14]; &quot;PAIR(&quot;&amp;IF([.K14]=&quot;&quot;; [.L14]; [.K14]) &amp;&quot;,&quot;&amp;[.L14]&amp;&quot;)&quot;)" office:value-type="string" office:string-value="0xB0" calcext:value-type="string">
            <text:p>0xB0</text:p>
          </table:table-cell>
          <table:table-cell table:style-name="ce71" table:formula="of:=&quot;COMPOSE(MATCH(&quot;&amp;[.H14]&amp;&quot;,&quot;&amp;[.I14]&amp;&quot;),&quot;&amp;[.N14]&amp;&quot;); // &quot;&amp;[.B14]&amp;[.C14]&amp;&quot; -&gt; &quot;&amp;[.E14]&amp;&quot;,&quot;&amp;[.F14]&amp;&quot;)&quot;" office:value-type="string" office:string-value="COMPOSE(MATCH(KC_6,KC_O),0xB0); // ^o -&gt; °,)" calcext:value-type="string">
            <text:p>COMPOSE(MATCH(KC_6,KC_O),0xB0); // ^o -&gt; °,)</text:p>
          </table:table-cell>
          <table:table-cell/>
          <table:table-cell table:style-name="ce57" office:value-type="string" calcext:value-type="string">
            <text:p>°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:</text:p>
          </table:table-cell>
          <table:table-cell table:style-name="ce76"/>
          <table:table-cell table:style-name="ce76" office:value-type="string" calcext:value-type="string">
            <text:p>÷</text:p>
          </table:table-cell>
          <table:table-cell table:style-name="ce3"/>
          <table:table-cell/>
          <table:table-cell table:style-name="ce81" table:formula="of:=VLOOKUP(CODE([.B15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15]); [$'Base Keys'.$C$1:.$D$1048576]; 2; 0)" office:value-type="string" office:string-value="KC_SEMICOLON" calcext:value-type="string">
            <text:p>KC_SEMICOLON</text:p>
          </table:table-cell>
          <table:table-cell/>
          <table:table-cell table:style-name="ce81" table:formula="of:=IF(ISBLANK([.E15]); &quot;&quot;; &quot;0x&quot; &amp; DEC2HEX(CODE([.E15])))" office:value-type="string" office:string-value="0xF7" calcext:value-type="string">
            <text:p>0xF7</text:p>
          </table:table-cell>
          <table:table-cell table:style-name="ce81" table:formula="of:=IF(ISBLANK([.F15]); &quot;&quot;; &quot;0x&quot; &amp; DEC2HEX(CODE([.F15])))">
            <text:p/>
          </table:table-cell>
          <table:table-cell/>
          <table:table-cell table:style-name="ce71" table:formula="of:=IF([.L15]=&quot;&quot;; [.K15]; &quot;PAIR(&quot;&amp;IF([.K15]=&quot;&quot;; [.L15]; [.K15]) &amp;&quot;,&quot;&amp;[.L15]&amp;&quot;)&quot;)" office:value-type="string" office:string-value="0xF7" calcext:value-type="string">
            <text:p>0xF7</text:p>
          </table:table-cell>
          <table:table-cell table:style-name="ce71" table:formula="of:=&quot;COMPOSE(MATCH(&quot;&amp;[.H15]&amp;&quot;,&quot;&amp;[.I15]&amp;&quot;),&quot;&amp;[.N15]&amp;&quot;); // &quot;&amp;[.B15]&amp;[.C15]&amp;&quot; -&gt; &quot;&amp;[.E15]&amp;&quot;,&quot;&amp;[.F15]&amp;&quot;)&quot;" office:value-type="string" office:string-value="COMPOSE(MATCH(KC_MINUS,KC_SEMICOLON),0xF7); // -: -&gt; ÷,)" calcext:value-type="string">
            <text:p>COMPOSE(MATCH(KC_MINUS,KC_SEMICOLON),0xF7); // -: -&gt; ÷,)</text:p>
          </table:table-cell>
          <table:table-cell/>
          <table:table-cell table:style-name="ce57" office:value-type="string" calcext:value-type="string">
            <text:p>÷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h</text:p>
          </table:table-cell>
          <table:table-cell table:style-name="ce76" office:value-type="string" calcext:value-type="string">
            <text:p>-</text:p>
          </table:table-cell>
          <table:table-cell table:style-name="ce76"/>
          <table:table-cell table:style-name="ce76" office:value-type="string" calcext:value-type="string">
            <text:p>ℏ</text:p>
          </table:table-cell>
          <table:table-cell table:style-name="ce3"/>
          <table:table-cell/>
          <table:table-cell table:style-name="ce81" table:formula="of:=VLOOKUP(CODE([.B16]); [$'Base Keys'.$C$1:.$D$1048576]; 2; 0)" office:value-type="string" office:string-value="KC_H" calcext:value-type="string">
            <text:p>KC_H</text:p>
          </table:table-cell>
          <table:table-cell table:style-name="ce81" table:formula="of:=VLOOKUP(CODE([.C16]); [$'Base Keys'.$C$1:.$D$1048576]; 2; 0)" office:value-type="string" office:string-value="KC_MINUS" calcext:value-type="string">
            <text:p>KC_MINUS</text:p>
          </table:table-cell>
          <table:table-cell/>
          <table:table-cell table:style-name="ce81" table:formula="of:=IF(ISBLANK([.E16]); &quot;&quot;; &quot;0x&quot; &amp; DEC2HEX(CODE([.E16])))" office:value-type="string" office:string-value="0x3F" calcext:value-type="string">
            <text:p>0x3F</text:p>
          </table:table-cell>
          <table:table-cell table:style-name="ce81" table:formula="of:=IF(ISBLANK([.F16]); &quot;&quot;; &quot;0x&quot; &amp; DEC2HEX(CODE([.F16])))">
            <text:p/>
          </table:table-cell>
          <table:table-cell/>
          <table:table-cell table:style-name="ce71" table:formula="of:=IF([.L16]=&quot;&quot;; [.K16]; &quot;PAIR(&quot;&amp;IF([.K16]=&quot;&quot;; [.L16]; [.K16]) &amp;&quot;,&quot;&amp;[.L16]&amp;&quot;)&quot;)" office:value-type="string" office:string-value="0x3F" calcext:value-type="string">
            <text:p>0x3F</text:p>
          </table:table-cell>
          <table:table-cell table:style-name="ce71" table:formula="of:=&quot;COMPOSE(MATCH(&quot;&amp;[.H16]&amp;&quot;,&quot;&amp;[.I16]&amp;&quot;),&quot;&amp;[.N16]&amp;&quot;); // &quot;&amp;[.B16]&amp;[.C16]&amp;&quot; -&gt; &quot;&amp;[.E16]&amp;&quot;,&quot;&amp;[.F16]&amp;&quot;)&quot;" office:value-type="string" office:string-value="COMPOSE(MATCH(KC_H,KC_MINUS),0x3F); // h- -&gt; ℏ,)" calcext:value-type="string">
            <text:p>COMPOSE(MATCH(KC_H,KC_MINUS),0x3F); // h- -&gt; ℏ,)</text:p>
          </table:table-cell>
          <table:table-cell/>
          <table:table-cell table:style-name="ce83"/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!</text:p>
          </table:table-cell>
          <table:table-cell table:style-name="ce76" office:value-type="string" calcext:value-type="string">
            <text:p>?</text:p>
          </table:table-cell>
          <table:table-cell table:style-name="ce76"/>
          <table:table-cell table:style-name="ce76" office:value-type="string" calcext:value-type="string">
            <text:p>‽</text:p>
          </table:table-cell>
          <table:table-cell table:style-name="ce3"/>
          <table:table-cell/>
          <table:table-cell table:style-name="ce81" table:formula="of:=VLOOKUP(CODE([.B17]); [$'Base Keys'.$C$1:.$D$1048576]; 2; 0)" office:value-type="string" office:string-value="KC_1" calcext:value-type="string">
            <text:p>KC_1</text:p>
          </table:table-cell>
          <table:table-cell table:style-name="ce81" table:formula="of:=VLOOKUP(CODE([.C17]); [$'Base Keys'.$C$1:.$D$1048576]; 2; 0)" office:value-type="string" office:string-value="KC_SLASH" calcext:value-type="string">
            <text:p>KC_SLASH</text:p>
          </table:table-cell>
          <table:table-cell/>
          <table:table-cell table:style-name="ce81" table:formula="of:=IF(ISBLANK([.E17]); &quot;&quot;; &quot;0x&quot; &amp; DEC2HEX(CODE([.E17])))" office:value-type="string" office:string-value="0x3F" calcext:value-type="string">
            <text:p>0x3F</text:p>
          </table:table-cell>
          <table:table-cell table:style-name="ce81" table:formula="of:=IF(ISBLANK([.F17]); &quot;&quot;; &quot;0x&quot; &amp; DEC2HEX(CODE([.F17])))">
            <text:p/>
          </table:table-cell>
          <table:table-cell/>
          <table:table-cell table:style-name="ce71" table:formula="of:=IF([.L17]=&quot;&quot;; [.K17]; &quot;PAIR(&quot;&amp;IF([.K17]=&quot;&quot;; [.L17]; [.K17]) &amp;&quot;,&quot;&amp;[.L17]&amp;&quot;)&quot;)" office:value-type="string" office:string-value="0x3F" calcext:value-type="string">
            <text:p>0x3F</text:p>
          </table:table-cell>
          <table:table-cell table:style-name="ce71" table:formula="of:=&quot;COMPOSE(MATCH(&quot;&amp;[.H17]&amp;&quot;,&quot;&amp;[.I17]&amp;&quot;),&quot;&amp;[.N17]&amp;&quot;); // &quot;&amp;[.B17]&amp;[.C17]&amp;&quot; -&gt; &quot;&amp;[.E17]&amp;&quot;,&quot;&amp;[.F17]&amp;&quot;)&quot;" office:value-type="string" office:string-value="COMPOSE(MATCH(KC_1,KC_SLASH),0x3F); // !? -&gt; ‽,)" calcext:value-type="string">
            <text:p>COMPOSE(MATCH(KC_1,KC_SLASH),0x3F); // !? -&gt; ‽,)</text:p>
          </table:table-cell>
          <table:table-cell/>
          <table:table-cell table:style-name="ce83"/>
          <table:table-cell table:number-columns-repeated="1007"/>
        </table:table-row>
        <table:table-row table:style-name="ro1">
          <table:table-cell/>
          <table:table-cell table:number-columns-repeated="2"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∞</text:p>
          </table:table-cell>
          <table:table-cell table:style-name="ce3"/>
          <table:table-cell/>
          <table:table-cell table:style-name="ce81" table:formula="of:=VLOOKUP(CODE([.B18]); [$'Base Keys'.$C$1:.$D$1048576]; 2; 0)" office:value-type="string" office:string-value="KC_O" calcext:value-type="string">
            <text:p>KC_O</text:p>
          </table:table-cell>
          <table:table-cell table:style-name="ce81" table:formula="of:=VLOOKUP(CODE([.C18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18]); &quot;&quot;; &quot;0x&quot; &amp; DEC2HEX(CODE([.E18])))" office:value-type="string" office:string-value="0x3F" calcext:value-type="string">
            <text:p>0x3F</text:p>
          </table:table-cell>
          <table:table-cell table:style-name="ce81" table:formula="of:=IF(ISBLANK([.F18]); &quot;&quot;; &quot;0x&quot; &amp; DEC2HEX(CODE([.F18])))">
            <text:p/>
          </table:table-cell>
          <table:table-cell/>
          <table:table-cell table:style-name="ce71" table:formula="of:=IF([.L18]=&quot;&quot;; [.K18]; &quot;PAIR(&quot;&amp;IF([.K18]=&quot;&quot;; [.L18]; [.K18]) &amp;&quot;,&quot;&amp;[.L18]&amp;&quot;)&quot;)" office:value-type="string" office:string-value="0x3F" calcext:value-type="string">
            <text:p>0x3F</text:p>
          </table:table-cell>
          <table:table-cell table:style-name="ce71" table:formula="of:=&quot;COMPOSE(MATCH(&quot;&amp;[.H18]&amp;&quot;,&quot;&amp;[.I18]&amp;&quot;),&quot;&amp;[.N18]&amp;&quot;); // &quot;&amp;[.B18]&amp;[.C18]&amp;&quot; -&gt; &quot;&amp;[.E18]&amp;&quot;,&quot;&amp;[.F18]&amp;&quot;)&quot;" office:value-type="string" office:string-value="COMPOSE(MATCH(KC_O,KC_O),0x3F); // oo -&gt; ∞,)" calcext:value-type="string">
            <text:p>COMPOSE(MATCH(KC_O,KC_O),0x3F); // oo -&gt; ∞,)</text:p>
          </table:table-cell>
          <table:table-cell/>
          <table:table-cell table:style-name="ce57" office:value-type="string" calcext:value-type="string">
            <text:p>∞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76" office:value-type="string" calcext:value-type="string">
            <text:p>?</text:p>
          </table:table-cell>
          <table:table-cell table:style-name="ce76"/>
          <table:table-cell table:style-name="ce76" office:value-type="string" calcext:value-type="string">
            <text:p>¿</text:p>
          </table:table-cell>
          <table:table-cell table:style-name="ce3"/>
          <table:table-cell/>
          <table:table-cell table:style-name="ce81" table:formula="of:=VLOOKUP(CODE([.B19]); [$'Base Keys'.$C$1:.$D$1048576]; 2; 0)" office:value-type="string" office:string-value="KC_SLASH" calcext:value-type="string">
            <text:p>KC_SLASH</text:p>
          </table:table-cell>
          <table:table-cell table:style-name="ce81" table:formula="of:=VLOOKUP(CODE([.C19]); [$'Base Keys'.$C$1:.$D$1048576]; 2; 0)" office:value-type="string" office:string-value="KC_SLASH" calcext:value-type="string">
            <text:p>KC_SLASH</text:p>
          </table:table-cell>
          <table:table-cell/>
          <table:table-cell table:style-name="ce81" table:formula="of:=IF(ISBLANK([.E19]); &quot;&quot;; &quot;0x&quot; &amp; DEC2HEX(CODE([.E19])))" office:value-type="string" office:string-value="0xBF" calcext:value-type="string">
            <text:p>0xBF</text:p>
          </table:table-cell>
          <table:table-cell table:style-name="ce81" table:formula="of:=IF(ISBLANK([.F19]); &quot;&quot;; &quot;0x&quot; &amp; DEC2HEX(CODE([.F19])))">
            <text:p/>
          </table:table-cell>
          <table:table-cell/>
          <table:table-cell table:style-name="ce71" table:formula="of:=IF([.L19]=&quot;&quot;; [.K19]; &quot;PAIR(&quot;&amp;IF([.K19]=&quot;&quot;; [.L19]; [.K19]) &amp;&quot;,&quot;&amp;[.L19]&amp;&quot;)&quot;)" office:value-type="string" office:string-value="0xBF" calcext:value-type="string">
            <text:p>0xBF</text:p>
          </table:table-cell>
          <table:table-cell table:style-name="ce71" table:formula="of:=&quot;COMPOSE(MATCH(&quot;&amp;[.H19]&amp;&quot;,&quot;&amp;[.I19]&amp;&quot;),&quot;&amp;[.N19]&amp;&quot;); // &quot;&amp;[.B19]&amp;[.C19]&amp;&quot; -&gt; &quot;&amp;[.E19]&amp;&quot;,&quot;&amp;[.F19]&amp;&quot;)&quot;" office:value-type="string" office:string-value="COMPOSE(MATCH(KC_SLASH,KC_SLASH),0xBF); // ?? -&gt; ¿,)" calcext:value-type="string">
            <text:p>COMPOSE(MATCH(KC_SLASH,KC_SLASH),0xBF); // ?? -&gt; ¿,)</text:p>
          </table:table-cell>
          <table:table-cell/>
          <table:table-cell table:style-name="ce57" office:value-type="string" calcext:value-type="string">
            <text:p>¿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#</text:p>
          </table:table-cell>
          <table:table-cell table:style-name="ce76" office:value-type="string" calcext:value-type="string">
            <text:p>b</text:p>
          </table:table-cell>
          <table:table-cell table:style-name="ce76"/>
          <table:table-cell table:style-name="ce76" office:value-type="string" calcext:value-type="string">
            <text:p>♭</text:p>
          </table:table-cell>
          <table:table-cell table:style-name="ce3"/>
          <table:table-cell/>
          <table:table-cell table:style-name="ce81" table:formula="of:=VLOOKUP(CODE([.B20]); [$'Base Keys'.$C$1:.$D$1048576]; 2; 0)" office:value-type="string" office:string-value="KC_3" calcext:value-type="string">
            <text:p>KC_3</text:p>
          </table:table-cell>
          <table:table-cell table:style-name="ce81" table:formula="of:=VLOOKUP(CODE([.C20]); [$'Base Keys'.$C$1:.$D$1048576]; 2; 0)" office:value-type="string" office:string-value="KC_B" calcext:value-type="string">
            <text:p>KC_B</text:p>
          </table:table-cell>
          <table:table-cell/>
          <table:table-cell table:style-name="ce81" table:formula="of:=IF(ISBLANK([.E20]); &quot;&quot;; &quot;0x&quot; &amp; DEC2HEX(CODE([.E20])))" office:value-type="string" office:string-value="0x3F" calcext:value-type="string">
            <text:p>0x3F</text:p>
          </table:table-cell>
          <table:table-cell table:style-name="ce81" table:formula="of:=IF(ISBLANK([.F20]); &quot;&quot;; &quot;0x&quot; &amp; DEC2HEX(CODE([.F20])))">
            <text:p/>
          </table:table-cell>
          <table:table-cell/>
          <table:table-cell table:style-name="ce71" table:formula="of:=IF([.L20]=&quot;&quot;; [.K20]; &quot;PAIR(&quot;&amp;IF([.K20]=&quot;&quot;; [.L20]; [.K20]) &amp;&quot;,&quot;&amp;[.L20]&amp;&quot;)&quot;)" office:value-type="string" office:string-value="0x3F" calcext:value-type="string">
            <text:p>0x3F</text:p>
          </table:table-cell>
          <table:table-cell table:style-name="ce71" table:formula="of:=&quot;COMPOSE(MATCH(&quot;&amp;[.H20]&amp;&quot;,&quot;&amp;[.I20]&amp;&quot;),&quot;&amp;[.N20]&amp;&quot;); // &quot;&amp;[.B20]&amp;[.C20]&amp;&quot; -&gt; &quot;&amp;[.E20]&amp;&quot;,&quot;&amp;[.F20]&amp;&quot;)&quot;" office:value-type="string" office:string-value="COMPOSE(MATCH(KC_3,KC_B),0x3F); // #b -&gt; ♭,)" calcext:value-type="string">
            <text:p>COMPOSE(MATCH(KC_3,KC_B),0x3F); // #b -&gt; ♭,)</text:p>
          </table:table-cell>
          <table:table-cell table:number-columns-repeated="1009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)</text:p>
          </table:table-cell>
          <table:table-cell table:style-name="ce76"/>
          <table:table-cell table:style-name="ce76" office:value-type="string" calcext:value-type="string">
            <text:p>☺</text:p>
          </table:table-cell>
          <table:table-cell table:style-name="ce3"/>
          <table:table-cell/>
          <table:table-cell table:style-name="ce81" table:formula="of:=VLOOKUP(CODE([.B21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21]); [$'Base Keys'.$C$1:.$D$1048576]; 2; 0)" office:value-type="string" office:string-value="KC_0" calcext:value-type="string">
            <text:p>KC_0</text:p>
          </table:table-cell>
          <table:table-cell/>
          <table:table-cell table:style-name="ce81" table:formula="of:=IF(ISBLANK([.E21]); &quot;&quot;; &quot;0x&quot; &amp; DEC2HEX(CODE([.E21])))" office:value-type="string" office:string-value="0x3F" calcext:value-type="string">
            <text:p>0x3F</text:p>
          </table:table-cell>
          <table:table-cell table:style-name="ce81" table:formula="of:=IF(ISBLANK([.F21]); &quot;&quot;; &quot;0x&quot; &amp; DEC2HEX(CODE([.F21])))">
            <text:p/>
          </table:table-cell>
          <table:table-cell/>
          <table:table-cell table:style-name="ce71" table:formula="of:=IF([.L21]=&quot;&quot;; [.K21]; &quot;PAIR(&quot;&amp;IF([.K21]=&quot;&quot;; [.L21]; [.K21]) &amp;&quot;,&quot;&amp;[.L21]&amp;&quot;)&quot;)" office:value-type="string" office:string-value="0x3F" calcext:value-type="string">
            <text:p>0x3F</text:p>
          </table:table-cell>
          <table:table-cell table:style-name="ce71" table:formula="of:=&quot;COMPOSE(MATCH(&quot;&amp;[.H21]&amp;&quot;,&quot;&amp;[.I21]&amp;&quot;),&quot;&amp;[.N21]&amp;&quot;); // &quot;&amp;[.B21]&amp;[.C21]&amp;&quot; -&gt; &quot;&amp;[.E21]&amp;&quot;,&quot;&amp;[.F21]&amp;&quot;)&quot;" office:value-type="string" office:string-value="COMPOSE(MATCH(KC_SEMICOLON,KC_0),0x3F); // :) -&gt; ☺,)" calcext:value-type="string">
            <text:p>COMPOSE(MATCH(KC_SEMICOLON,KC_0),0x3F); // :) -&gt; ☺,)</text:p>
          </table:table-cell>
          <table:table-cell/>
          <table:table-cell table:style-name="ce57" office:value-type="string" calcext:value-type="string">
            <text:p>☺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,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ç</text:p>
          </table:table-cell>
          <table:table-cell table:style-name="ce3" office:value-type="string" calcext:value-type="string">
            <text:p>Ç</text:p>
          </table:table-cell>
          <table:table-cell/>
          <table:table-cell table:style-name="ce81" table:formula="of:=VLOOKUP(CODE([.B22]); [$'Base Keys'.$C$1:.$D$1048576]; 2; 0)" office:value-type="string" office:string-value="KC_COMMA" calcext:value-type="string">
            <text:p>KC_COMMA</text:p>
          </table:table-cell>
          <table:table-cell table:style-name="ce81" table:formula="of:=VLOOKUP(CODE([.C22]); [$'Base Keys'.$C$1:.$D$1048576]; 2; 0)" office:value-type="string" office:string-value="KC_C" calcext:value-type="string">
            <text:p>KC_C</text:p>
          </table:table-cell>
          <table:table-cell/>
          <table:table-cell table:style-name="ce81" table:formula="of:=IF(ISBLANK([.E22]); &quot;&quot;; &quot;0x&quot; &amp; DEC2HEX(CODE([.E22])))" office:value-type="string" office:string-value="0xE7" calcext:value-type="string">
            <text:p>0xE7</text:p>
          </table:table-cell>
          <table:table-cell table:style-name="ce81" table:formula="of:=IF(ISBLANK([.F22]); &quot;&quot;; &quot;0x&quot; &amp; DEC2HEX(CODE([.F22])))" office:value-type="string" office:string-value="0xC7" calcext:value-type="string">
            <text:p>0xC7</text:p>
          </table:table-cell>
          <table:table-cell/>
          <table:table-cell table:style-name="ce71" table:formula="of:=IF([.L22]=&quot;&quot;; [.K22]; &quot;PAIR(&quot;&amp;IF([.K22]=&quot;&quot;; [.L22]; [.K22]) &amp;&quot;,&quot;&amp;[.L22]&amp;&quot;)&quot;)" office:value-type="string" office:string-value="PAIR(0xE7,0xC7)" calcext:value-type="string">
            <text:p>PAIR(0xE7,0xC7)</text:p>
          </table:table-cell>
          <table:table-cell table:style-name="ce71" table:formula="of:=&quot;COMPOSE(MATCH(&quot;&amp;[.H22]&amp;&quot;,&quot;&amp;[.I22]&amp;&quot;),&quot;&amp;[.N22]&amp;&quot;); // &quot;&amp;[.B22]&amp;[.C22]&amp;&quot; -&gt; &quot;&amp;[.E22]&amp;&quot;,&quot;&amp;[.F22]&amp;&quot;)&quot;" office:value-type="string" office:string-value="COMPOSE(MATCH(KC_COMMA,KC_C),PAIR(0xE7,0xC7)); // ,c -&gt; ç,Ç)" calcext:value-type="string">
            <text:p>COMPOSE(MATCH(KC_COMMA,KC_C),PAIR(0xE7,0xC7)); // ,c -&gt; ç,Ç)</text:p>
          </table:table-cell>
          <table:table-cell/>
          <table:table-cell table:style-name="ce57" office:value-type="string" calcext:value-type="string">
            <text:p>ç</text:p>
          </table:table-cell>
          <table:table-cell table:style-name="ce57" office:value-type="string" calcext:value-type="string">
            <text:p>Ç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76" office:value-type="string" calcext:value-type="string">
            <text:p>*</text:p>
          </table:table-cell>
          <table:table-cell table:style-name="ce76"/>
          <table:table-cell table:style-name="ce76" office:value-type="string" calcext:value-type="string">
            <text:p>×</text:p>
          </table:table-cell>
          <table:table-cell table:style-name="ce3"/>
          <table:table-cell/>
          <table:table-cell table:style-name="ce81" table:formula="of:=VLOOKUP(CODE([.B23]); [$'Base Keys'.$C$1:.$D$1048576]; 2; 0)" office:value-type="string" office:string-value="KC_8" calcext:value-type="string">
            <text:p>KC_8</text:p>
          </table:table-cell>
          <table:table-cell table:style-name="ce81" table:formula="of:=VLOOKUP(CODE([.C23]); [$'Base Keys'.$C$1:.$D$1048576]; 2; 0)" office:value-type="string" office:string-value="KC_8" calcext:value-type="string">
            <text:p>KC_8</text:p>
          </table:table-cell>
          <table:table-cell/>
          <table:table-cell table:style-name="ce81" table:formula="of:=IF(ISBLANK([.E23]); &quot;&quot;; &quot;0x&quot; &amp; DEC2HEX(CODE([.E23])))" office:value-type="string" office:string-value="0xD7" calcext:value-type="string">
            <text:p>0xD7</text:p>
          </table:table-cell>
          <table:table-cell table:style-name="ce81" table:formula="of:=IF(ISBLANK([.F23]); &quot;&quot;; &quot;0x&quot; &amp; DEC2HEX(CODE([.F23])))">
            <text:p/>
          </table:table-cell>
          <table:table-cell/>
          <table:table-cell table:style-name="ce71" table:formula="of:=IF([.L23]=&quot;&quot;; [.K23]; &quot;PAIR(&quot;&amp;IF([.K23]=&quot;&quot;; [.L23]; [.K23]) &amp;&quot;,&quot;&amp;[.L23]&amp;&quot;)&quot;)" office:value-type="string" office:string-value="0xD7" calcext:value-type="string">
            <text:p>0xD7</text:p>
          </table:table-cell>
          <table:table-cell table:style-name="ce71" table:formula="of:=&quot;COMPOSE(MATCH(&quot;&amp;[.H23]&amp;&quot;,&quot;&amp;[.I23]&amp;&quot;),&quot;&amp;[.N23]&amp;&quot;); // &quot;&amp;[.B23]&amp;[.C23]&amp;&quot; -&gt; &quot;&amp;[.E23]&amp;&quot;,&quot;&amp;[.F23]&amp;&quot;)&quot;" office:value-type="string" office:string-value="COMPOSE(MATCH(KC_8,KC_8),0xD7); // ** -&gt; ×,)" calcext:value-type="string">
            <text:p>COMPOSE(MATCH(KC_8,KC_8),0xD7); // ** -&gt; ×,)</text:p>
          </table:table-cell>
          <table:table-cell/>
          <table:table-cell table:style-name="ce57" office:value-type="string" calcext:value-type="string">
            <text:p>×</text:p>
          </table:table-cell>
          <table:table-cell table:number-columns-repeated="1007"/>
        </table:table-row>
        <table:table-row table:style-name="ro1">
          <table:table-cell/>
          <table:table-cell table:number-columns-repeated="2" table:style-name="ce76" office:value-type="string" calcext:value-type="string">
            <text:p>!</text:p>
          </table:table-cell>
          <table:table-cell table:style-name="ce76"/>
          <table:table-cell table:style-name="ce76" office:value-type="string" calcext:value-type="string">
            <text:p>¡</text:p>
          </table:table-cell>
          <table:table-cell table:style-name="ce3"/>
          <table:table-cell/>
          <table:table-cell table:style-name="ce81" table:formula="of:=VLOOKUP(CODE([.B24]); [$'Base Keys'.$C$1:.$D$1048576]; 2; 0)" office:value-type="string" office:string-value="KC_1" calcext:value-type="string">
            <text:p>KC_1</text:p>
          </table:table-cell>
          <table:table-cell table:style-name="ce81" table:formula="of:=VLOOKUP(CODE([.C24]); [$'Base Keys'.$C$1:.$D$1048576]; 2; 0)" office:value-type="string" office:string-value="KC_1" calcext:value-type="string">
            <text:p>KC_1</text:p>
          </table:table-cell>
          <table:table-cell/>
          <table:table-cell table:style-name="ce81" table:formula="of:=IF(ISBLANK([.E24]); &quot;&quot;; &quot;0x&quot; &amp; DEC2HEX(CODE([.E24])))" office:value-type="string" office:string-value="0xA1" calcext:value-type="string">
            <text:p>0xA1</text:p>
          </table:table-cell>
          <table:table-cell table:style-name="ce81" table:formula="of:=IF(ISBLANK([.F24]); &quot;&quot;; &quot;0x&quot; &amp; DEC2HEX(CODE([.F24])))">
            <text:p/>
          </table:table-cell>
          <table:table-cell/>
          <table:table-cell table:style-name="ce71" table:formula="of:=IF([.L24]=&quot;&quot;; [.K24]; &quot;PAIR(&quot;&amp;IF([.K24]=&quot;&quot;; [.L24]; [.K24]) &amp;&quot;,&quot;&amp;[.L24]&amp;&quot;)&quot;)" office:value-type="string" office:string-value="0xA1" calcext:value-type="string">
            <text:p>0xA1</text:p>
          </table:table-cell>
          <table:table-cell table:style-name="ce71" table:formula="of:=&quot;COMPOSE(MATCH(&quot;&amp;[.H24]&amp;&quot;,&quot;&amp;[.I24]&amp;&quot;),&quot;&amp;[.N24]&amp;&quot;); // &quot;&amp;[.B24]&amp;[.C24]&amp;&quot; -&gt; &quot;&amp;[.E24]&amp;&quot;,&quot;&amp;[.F24]&amp;&quot;)&quot;" office:value-type="string" office:string-value="COMPOSE(MATCH(KC_1,KC_1),0xA1); // !! -&gt; ¡,)" calcext:value-type="string">
            <text:p>COMPOSE(MATCH(KC_1,KC_1),0xA1); // !! -&gt; ¡,)</text:p>
          </table:table-cell>
          <table:table-cell/>
          <table:table-cell table:style-name="ce57" office:value-type="string" calcext:value-type="string">
            <text:p>¡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+</text:p>
          </table:table-cell>
          <table:table-cell table:style-name="ce76" office:value-type="string" calcext:value-type="string">
            <text:p>-</text:p>
          </table:table-cell>
          <table:table-cell table:style-name="ce76"/>
          <table:table-cell table:style-name="ce76" office:value-type="string" calcext:value-type="string">
            <text:p>±</text:p>
          </table:table-cell>
          <table:table-cell table:style-name="ce3"/>
          <table:table-cell/>
          <table:table-cell table:style-name="ce81" table:formula="of:=VLOOKUP(CODE([.B25]); [$'Base Keys'.$C$1:.$D$1048576]; 2; 0)" office:value-type="string" office:string-value="KC_EQUAL" calcext:value-type="string">
            <text:p>KC_EQUAL</text:p>
          </table:table-cell>
          <table:table-cell table:style-name="ce81" table:formula="of:=VLOOKUP(CODE([.C25]); [$'Base Keys'.$C$1:.$D$1048576]; 2; 0)" office:value-type="string" office:string-value="KC_MINUS" calcext:value-type="string">
            <text:p>KC_MINUS</text:p>
          </table:table-cell>
          <table:table-cell/>
          <table:table-cell table:style-name="ce81" table:formula="of:=IF(ISBLANK([.E25]); &quot;&quot;; &quot;0x&quot; &amp; DEC2HEX(CODE([.E25])))" office:value-type="string" office:string-value="0xB1" calcext:value-type="string">
            <text:p>0xB1</text:p>
          </table:table-cell>
          <table:table-cell table:style-name="ce81" table:formula="of:=IF(ISBLANK([.F25]); &quot;&quot;; &quot;0x&quot; &amp; DEC2HEX(CODE([.F25])))">
            <text:p/>
          </table:table-cell>
          <table:table-cell/>
          <table:table-cell table:style-name="ce71" table:formula="of:=IF([.L25]=&quot;&quot;; [.K25]; &quot;PAIR(&quot;&amp;IF([.K25]=&quot;&quot;; [.L25]; [.K25]) &amp;&quot;,&quot;&amp;[.L25]&amp;&quot;)&quot;)" office:value-type="string" office:string-value="0xB1" calcext:value-type="string">
            <text:p>0xB1</text:p>
          </table:table-cell>
          <table:table-cell table:style-name="ce71" table:formula="of:=&quot;COMPOSE(MATCH(&quot;&amp;[.H25]&amp;&quot;,&quot;&amp;[.I25]&amp;&quot;),&quot;&amp;[.N25]&amp;&quot;); // &quot;&amp;[.B25]&amp;[.C25]&amp;&quot; -&gt; &quot;&amp;[.E25]&amp;&quot;,&quot;&amp;[.F25]&amp;&quot;)&quot;" office:value-type="string" office:string-value="COMPOSE(MATCH(KC_EQUAL,KC_MINUS),0xB1); // +- -&gt; ±,)" calcext:value-type="string">
            <text:p>COMPOSE(MATCH(KC_EQUAL,KC_MINUS),0xB1); // +- -&gt; ±,)</text:p>
          </table:table-cell>
          <table:table-cell/>
          <table:table-cell table:style-name="ce57" office:value-type="string" calcext:value-type="string">
            <text:p>±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-</text:p>
          </table:table-cell>
          <table:table-cell table:style-name="ce76" office:value-type="string" calcext:value-type="string">
            <text:p>+</text:p>
          </table:table-cell>
          <table:table-cell table:style-name="ce76"/>
          <table:table-cell table:style-name="ce76" office:value-type="string" calcext:value-type="string">
            <text:p>∓</text:p>
          </table:table-cell>
          <table:table-cell table:style-name="ce3"/>
          <table:table-cell/>
          <table:table-cell table:style-name="ce81" table:formula="of:=VLOOKUP(CODE([.B26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26]); [$'Base Keys'.$C$1:.$D$1048576]; 2; 0)" office:value-type="string" office:string-value="KC_EQUAL" calcext:value-type="string">
            <text:p>KC_EQUAL</text:p>
          </table:table-cell>
          <table:table-cell/>
          <table:table-cell table:style-name="ce81" table:formula="of:=IF(ISBLANK([.E26]); &quot;&quot;; &quot;0x&quot; &amp; DEC2HEX(CODE([.E26])))" office:value-type="string" office:string-value="0x3F" calcext:value-type="string">
            <text:p>0x3F</text:p>
          </table:table-cell>
          <table:table-cell table:style-name="ce81" table:formula="of:=IF(ISBLANK([.F26]); &quot;&quot;; &quot;0x&quot; &amp; DEC2HEX(CODE([.F26])))">
            <text:p/>
          </table:table-cell>
          <table:table-cell/>
          <table:table-cell table:style-name="ce71" table:formula="of:=IF([.L26]=&quot;&quot;; [.K26]; &quot;PAIR(&quot;&amp;IF([.K26]=&quot;&quot;; [.L26]; [.K26]) &amp;&quot;,&quot;&amp;[.L26]&amp;&quot;)&quot;)" office:value-type="string" office:string-value="0x3F" calcext:value-type="string">
            <text:p>0x3F</text:p>
          </table:table-cell>
          <table:table-cell table:style-name="ce71" table:formula="of:=&quot;COMPOSE(MATCH(&quot;&amp;[.H26]&amp;&quot;,&quot;&amp;[.I26]&amp;&quot;),&quot;&amp;[.N26]&amp;&quot;); // &quot;&amp;[.B26]&amp;[.C26]&amp;&quot; -&gt; &quot;&amp;[.E26]&amp;&quot;,&quot;&amp;[.F26]&amp;&quot;)&quot;" office:value-type="string" office:string-value="COMPOSE(MATCH(KC_MINUS,KC_EQUAL),0x3F); // -+ -&gt; ∓,)" calcext:value-type="string">
            <text:p>COMPOSE(MATCH(KC_MINUS,KC_EQUAL),0x3F); // -+ -&gt; ∓,)</text:p>
          </table:table-cell>
          <table:table-cell/>
          <table:table-cell table:style-name="ce57" office:value-type="string" calcext:value-type="string">
            <text:p>∓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o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œ</text:p>
          </table:table-cell>
          <table:table-cell table:style-name="ce3" office:value-type="string" calcext:value-type="string">
            <text:p>Œ</text:p>
          </table:table-cell>
          <table:table-cell/>
          <table:table-cell table:style-name="ce81" table:formula="of:=VLOOKUP(CODE([.B27]); [$'Base Keys'.$C$1:.$D$1048576]; 2; 0)" office:value-type="string" office:string-value="KC_O" calcext:value-type="string">
            <text:p>KC_O</text:p>
          </table:table-cell>
          <table:table-cell table:style-name="ce81" table:formula="of:=VLOOKUP(CODE([.C27]); [$'Base Keys'.$C$1:.$D$1048576]; 2; 0)" office:value-type="string" office:string-value="KC_E" calcext:value-type="string">
            <text:p>KC_E</text:p>
          </table:table-cell>
          <table:table-cell/>
          <table:table-cell table:style-name="ce81" table:formula="of:=IF(ISBLANK([.E27]); &quot;&quot;; &quot;0x&quot; &amp; DEC2HEX(CODE([.E27])))" office:value-type="string" office:string-value="0x3F" calcext:value-type="string">
            <text:p>0x3F</text:p>
          </table:table-cell>
          <table:table-cell table:style-name="ce81" table:formula="of:=IF(ISBLANK([.F27]); &quot;&quot;; &quot;0x&quot; &amp; DEC2HEX(CODE([.F27])))" office:value-type="string" office:string-value="0x3F" calcext:value-type="string">
            <text:p>0x3F</text:p>
          </table:table-cell>
          <table:table-cell/>
          <table:table-cell table:style-name="ce71" table:formula="of:=IF([.L27]=&quot;&quot;; [.K27]; &quot;PAIR(&quot;&amp;IF([.K27]=&quot;&quot;; [.L27]; [.K27]) &amp;&quot;,&quot;&amp;[.L27]&amp;&quot;)&quot;)" office:value-type="string" office:string-value="PAIR(0x3F,0x3F)" calcext:value-type="string">
            <text:p>PAIR(0x3F,0x3F)</text:p>
          </table:table-cell>
          <table:table-cell table:style-name="ce71" table:formula="of:=&quot;COMPOSE(MATCH(&quot;&amp;[.H27]&amp;&quot;,&quot;&amp;[.I27]&amp;&quot;),&quot;&amp;[.N27]&amp;&quot;); // &quot;&amp;[.B27]&amp;[.C27]&amp;&quot; -&gt; &quot;&amp;[.E27]&amp;&quot;,&quot;&amp;[.F27]&amp;&quot;)&quot;" office:value-type="string" office:string-value="COMPOSE(MATCH(KC_O,KC_E),PAIR(0x3F,0x3F)); // oe -&gt; œ,Œ)" calcext:value-type="string">
            <text:p>COMPOSE(MATCH(KC_O,KC_E),PAIR(0x3F,0x3F)); // oe -&gt; œ,Œ)</text:p>
          </table:table-cell>
          <table:table-cell/>
          <table:table-cell table:style-name="ce57" office:value-type="string" calcext:value-type="string">
            <text:p>œ</text:p>
          </table:table-cell>
          <table:table-cell table:style-name="ce57" office:value-type="string" calcext:value-type="string">
            <text:p>Œ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o</text:p>
          </table:table-cell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¤</text:p>
          </table:table-cell>
          <table:table-cell table:style-name="ce3"/>
          <table:table-cell/>
          <table:table-cell table:style-name="ce81" table:formula="of:=VLOOKUP(CODE([.B28]); [$'Base Keys'.$C$1:.$D$1048576]; 2; 0)" office:value-type="string" office:string-value="KC_O" calcext:value-type="string">
            <text:p>KC_O</text:p>
          </table:table-cell>
          <table:table-cell table:style-name="ce81" table:formula="of:=VLOOKUP(CODE([.C28]); [$'Base Keys'.$C$1:.$D$1048576]; 2; 0)" office:value-type="string" office:string-value="KC_X" calcext:value-type="string">
            <text:p>KC_X</text:p>
          </table:table-cell>
          <table:table-cell/>
          <table:table-cell table:style-name="ce81" table:formula="of:=IF(ISBLANK([.E28]); &quot;&quot;; &quot;0x&quot; &amp; DEC2HEX(CODE([.E28])))" office:value-type="string" office:string-value="0xA4" calcext:value-type="string">
            <text:p>0xA4</text:p>
          </table:table-cell>
          <table:table-cell table:style-name="ce81" table:formula="of:=IF(ISBLANK([.F28]); &quot;&quot;; &quot;0x&quot; &amp; DEC2HEX(CODE([.F28])))">
            <text:p/>
          </table:table-cell>
          <table:table-cell/>
          <table:table-cell table:style-name="ce71" table:formula="of:=IF([.L28]=&quot;&quot;; [.K28]; &quot;PAIR(&quot;&amp;IF([.K28]=&quot;&quot;; [.L28]; [.K28]) &amp;&quot;,&quot;&amp;[.L28]&amp;&quot;)&quot;)" office:value-type="string" office:string-value="0xA4" calcext:value-type="string">
            <text:p>0xA4</text:p>
          </table:table-cell>
          <table:table-cell table:style-name="ce71" table:formula="of:=&quot;COMPOSE(MATCH(&quot;&amp;[.H28]&amp;&quot;,&quot;&amp;[.I28]&amp;&quot;),&quot;&amp;[.N28]&amp;&quot;); // &quot;&amp;[.B28]&amp;[.C28]&amp;&quot; -&gt; &quot;&amp;[.E28]&amp;&quot;,&quot;&amp;[.F28]&amp;&quot;)&quot;" office:value-type="string" office:string-value="COMPOSE(MATCH(KC_O,KC_X),0xA4); // ox -&gt; ¤,)" calcext:value-type="string">
            <text:p>COMPOSE(MATCH(KC_O,KC_X),0xA4); // ox -&gt; ¤,)</text:p>
          </table:table-cell>
          <table:table-cell/>
          <table:table-cell table:style-name="ce57" office:value-type="string" calcext:value-type="string">
            <text:p>¤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string" calcext:value-type="string">
            <text:p>¹</text:p>
          </table:table-cell>
          <table:table-cell table:style-name="ce3"/>
          <table:table-cell/>
          <table:table-cell table:style-name="ce81" table:formula="of:=VLOOKUP(CODE([.B29]); [$'Base Keys'.$C$1:.$D$1048576]; 2; 0)" office:value-type="string" office:string-value="KC_6" calcext:value-type="string">
            <text:p>KC_6</text:p>
          </table:table-cell>
          <table:table-cell table:style-name="ce81" table:formula="of:=VLOOKUP(CODE([.C29]); [$'Base Keys'.$C$1:.$D$1048576]; 2; 0)" office:value-type="string" office:string-value="KC_1" calcext:value-type="string">
            <text:p>KC_1</text:p>
          </table:table-cell>
          <table:table-cell/>
          <table:table-cell table:style-name="ce81" table:formula="of:=IF(ISBLANK([.E29]); &quot;&quot;; &quot;0x&quot; &amp; DEC2HEX(CODE([.E29])))" office:value-type="string" office:string-value="0xB9" calcext:value-type="string">
            <text:p>0xB9</text:p>
          </table:table-cell>
          <table:table-cell table:style-name="ce81" table:formula="of:=IF(ISBLANK([.F29]); &quot;&quot;; &quot;0x&quot; &amp; DEC2HEX(CODE([.F29])))">
            <text:p/>
          </table:table-cell>
          <table:table-cell/>
          <table:table-cell table:style-name="ce71" table:formula="of:=IF([.L29]=&quot;&quot;; [.K29]; &quot;PAIR(&quot;&amp;IF([.K29]=&quot;&quot;; [.L29]; [.K29]) &amp;&quot;,&quot;&amp;[.L29]&amp;&quot;)&quot;)" office:value-type="string" office:string-value="0xB9" calcext:value-type="string">
            <text:p>0xB9</text:p>
          </table:table-cell>
          <table:table-cell table:style-name="ce71" table:formula="of:=&quot;COMPOSE(MATCH(&quot;&amp;[.H29]&amp;&quot;,&quot;&amp;[.I29]&amp;&quot;),&quot;&amp;[.N29]&amp;&quot;); // &quot;&amp;[.B29]&amp;[.C29]&amp;&quot; -&gt; &quot;&amp;[.E29]&amp;&quot;,&quot;&amp;[.F29]&amp;&quot;)&quot;" office:value-type="string" office:string-value="COMPOSE(MATCH(KC_6,KC_1),0xB9); // ^1 -&gt; ¹,)" calcext:value-type="string">
            <text:p>COMPOSE(MATCH(KC_6,KC_1),0xB9); // ^1 -&gt; ¹,)</text:p>
          </table:table-cell>
          <table:table-cell/>
          <table:table-cell table:style-name="ce57" office:value-type="string" calcext:value-type="string">
            <text:p>¹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string" calcext:value-type="string">
            <text:p>²</text:p>
          </table:table-cell>
          <table:table-cell table:style-name="ce3"/>
          <table:table-cell/>
          <table:table-cell table:style-name="ce81" table:formula="of:=VLOOKUP(CODE([.B30]); [$'Base Keys'.$C$1:.$D$1048576]; 2; 0)" office:value-type="string" office:string-value="KC_6" calcext:value-type="string">
            <text:p>KC_6</text:p>
          </table:table-cell>
          <table:table-cell table:style-name="ce81" table:formula="of:=VLOOKUP(CODE([.C30]); [$'Base Keys'.$C$1:.$D$1048576]; 2; 0)" office:value-type="string" office:string-value="KC_2" calcext:value-type="string">
            <text:p>KC_2</text:p>
          </table:table-cell>
          <table:table-cell/>
          <table:table-cell table:style-name="ce81" table:formula="of:=IF(ISBLANK([.E30]); &quot;&quot;; &quot;0x&quot; &amp; DEC2HEX(CODE([.E30])))" office:value-type="string" office:string-value="0xB2" calcext:value-type="string">
            <text:p>0xB2</text:p>
          </table:table-cell>
          <table:table-cell table:style-name="ce81" table:formula="of:=IF(ISBLANK([.F30]); &quot;&quot;; &quot;0x&quot; &amp; DEC2HEX(CODE([.F30])))">
            <text:p/>
          </table:table-cell>
          <table:table-cell/>
          <table:table-cell table:style-name="ce71" table:formula="of:=IF([.L30]=&quot;&quot;; [.K30]; &quot;PAIR(&quot;&amp;IF([.K30]=&quot;&quot;; [.L30]; [.K30]) &amp;&quot;,&quot;&amp;[.L30]&amp;&quot;)&quot;)" office:value-type="string" office:string-value="0xB2" calcext:value-type="string">
            <text:p>0xB2</text:p>
          </table:table-cell>
          <table:table-cell table:style-name="ce71" table:formula="of:=&quot;COMPOSE(MATCH(&quot;&amp;[.H30]&amp;&quot;,&quot;&amp;[.I30]&amp;&quot;),&quot;&amp;[.N30]&amp;&quot;); // &quot;&amp;[.B30]&amp;[.C30]&amp;&quot; -&gt; &quot;&amp;[.E30]&amp;&quot;,&quot;&amp;[.F30]&amp;&quot;)&quot;" office:value-type="string" office:string-value="COMPOSE(MATCH(KC_6,KC_2),0xB2); // ^2 -&gt; ²,)" calcext:value-type="string">
            <text:p>COMPOSE(MATCH(KC_6,KC_2),0xB2); // ^2 -&gt; ²,)</text:p>
          </table:table-cell>
          <table:table-cell/>
          <table:table-cell table:style-name="ce57" office:value-type="string" calcext:value-type="string">
            <text:p>²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float" office:value="3" calcext:value-type="float">
            <text:p>3</text:p>
          </table:table-cell>
          <table:table-cell table:style-name="ce76"/>
          <table:table-cell table:style-name="ce76" office:value-type="string" calcext:value-type="string">
            <text:p>³</text:p>
          </table:table-cell>
          <table:table-cell table:style-name="ce3"/>
          <table:table-cell/>
          <table:table-cell table:style-name="ce81" table:formula="of:=VLOOKUP(CODE([.B31]); [$'Base Keys'.$C$1:.$D$1048576]; 2; 0)" office:value-type="string" office:string-value="KC_6" calcext:value-type="string">
            <text:p>KC_6</text:p>
          </table:table-cell>
          <table:table-cell table:style-name="ce81" table:formula="of:=VLOOKUP(CODE([.C31]); [$'Base Keys'.$C$1:.$D$1048576]; 2; 0)" office:value-type="string" office:string-value="KC_3" calcext:value-type="string">
            <text:p>KC_3</text:p>
          </table:table-cell>
          <table:table-cell/>
          <table:table-cell table:style-name="ce81" table:formula="of:=IF(ISBLANK([.E31]); &quot;&quot;; &quot;0x&quot; &amp; DEC2HEX(CODE([.E31])))" office:value-type="string" office:string-value="0xB3" calcext:value-type="string">
            <text:p>0xB3</text:p>
          </table:table-cell>
          <table:table-cell table:style-name="ce81" table:formula="of:=IF(ISBLANK([.F31]); &quot;&quot;; &quot;0x&quot; &amp; DEC2HEX(CODE([.F31])))">
            <text:p/>
          </table:table-cell>
          <table:table-cell/>
          <table:table-cell table:style-name="ce71" table:formula="of:=IF([.L31]=&quot;&quot;; [.K31]; &quot;PAIR(&quot;&amp;IF([.K31]=&quot;&quot;; [.L31]; [.K31]) &amp;&quot;,&quot;&amp;[.L31]&amp;&quot;)&quot;)" office:value-type="string" office:string-value="0xB3" calcext:value-type="string">
            <text:p>0xB3</text:p>
          </table:table-cell>
          <table:table-cell table:style-name="ce71" table:formula="of:=&quot;COMPOSE(MATCH(&quot;&amp;[.H31]&amp;&quot;,&quot;&amp;[.I31]&amp;&quot;),&quot;&amp;[.N31]&amp;&quot;); // &quot;&amp;[.B31]&amp;[.C31]&amp;&quot; -&gt; &quot;&amp;[.E31]&amp;&quot;,&quot;&amp;[.F31]&amp;&quot;)&quot;" office:value-type="string" office:string-value="COMPOSE(MATCH(KC_6,KC_3),0xB3); // ^3 -&gt; ³,)" calcext:value-type="string">
            <text:p>COMPOSE(MATCH(KC_6,KC_3),0xB3); // ^3 -&gt; ³,)</text:p>
          </table:table-cell>
          <table:table-cell/>
          <table:table-cell table:style-name="ce57" office:value-type="string" calcext:value-type="string">
            <text:p>³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_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string" calcext:value-type="string">
            <text:p>₀</text:p>
          </table:table-cell>
          <table:table-cell table:style-name="ce3"/>
          <table:table-cell/>
          <table:table-cell table:style-name="ce81" table:formula="of:=VLOOKUP(CODE([.B32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32]); [$'Base Keys'.$C$1:.$D$1048576]; 2; 0)" office:value-type="string" office:string-value="KC_0" calcext:value-type="string">
            <text:p>KC_0</text:p>
          </table:table-cell>
          <table:table-cell/>
          <table:table-cell table:style-name="ce81" table:formula="of:=IF(ISBLANK([.E32]); &quot;&quot;; &quot;0x&quot; &amp; DEC2HEX(CODE([.E32])))" office:value-type="string" office:string-value="0x3F" calcext:value-type="string">
            <text:p>0x3F</text:p>
          </table:table-cell>
          <table:table-cell table:style-name="ce81" table:formula="of:=IF(ISBLANK([.F32]); &quot;&quot;; &quot;0x&quot; &amp; DEC2HEX(CODE([.F32])))">
            <text:p/>
          </table:table-cell>
          <table:table-cell/>
          <table:table-cell table:style-name="ce71" table:formula="of:=IF([.L32]=&quot;&quot;; [.K32]; &quot;PAIR(&quot;&amp;IF([.K32]=&quot;&quot;; [.L32]; [.K32]) &amp;&quot;,&quot;&amp;[.L32]&amp;&quot;)&quot;)" office:value-type="string" office:string-value="0x3F" calcext:value-type="string">
            <text:p>0x3F</text:p>
          </table:table-cell>
          <table:table-cell table:style-name="ce71" table:formula="of:=&quot;COMPOSE(MATCH(&quot;&amp;[.H32]&amp;&quot;,&quot;&amp;[.I32]&amp;&quot;),&quot;&amp;[.N32]&amp;&quot;); // &quot;&amp;[.B32]&amp;[.C32]&amp;&quot; -&gt; &quot;&amp;[.E32]&amp;&quot;,&quot;&amp;[.F32]&amp;&quot;)&quot;" office:value-type="string" office:string-value="COMPOSE(MATCH(KC_MINUS,KC_0),0x3F); // _0 -&gt; ₀,)" calcext:value-type="string">
            <text:p>COMPOSE(MATCH(KC_MINUS,KC_0),0x3F); // _0 -&gt; ₀,)</text:p>
          </table:table-cell>
          <table:table-cell/>
          <table:table-cell table:style-name="ce57" office:value-type="string" calcext:value-type="string">
            <text:p>₀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_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string" calcext:value-type="string">
            <text:p>₁</text:p>
          </table:table-cell>
          <table:table-cell table:style-name="ce3"/>
          <table:table-cell/>
          <table:table-cell table:style-name="ce81" table:formula="of:=VLOOKUP(CODE([.B33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33]); [$'Base Keys'.$C$1:.$D$1048576]; 2; 0)" office:value-type="string" office:string-value="KC_1" calcext:value-type="string">
            <text:p>KC_1</text:p>
          </table:table-cell>
          <table:table-cell/>
          <table:table-cell table:style-name="ce81" table:formula="of:=IF(ISBLANK([.E33]); &quot;&quot;; &quot;0x&quot; &amp; DEC2HEX(CODE([.E33])))" office:value-type="string" office:string-value="0x3F" calcext:value-type="string">
            <text:p>0x3F</text:p>
          </table:table-cell>
          <table:table-cell table:style-name="ce81" table:formula="of:=IF(ISBLANK([.F33]); &quot;&quot;; &quot;0x&quot; &amp; DEC2HEX(CODE([.F33])))">
            <text:p/>
          </table:table-cell>
          <table:table-cell/>
          <table:table-cell table:style-name="ce71" table:formula="of:=IF([.L33]=&quot;&quot;; [.K33]; &quot;PAIR(&quot;&amp;IF([.K33]=&quot;&quot;; [.L33]; [.K33]) &amp;&quot;,&quot;&amp;[.L33]&amp;&quot;)&quot;)" office:value-type="string" office:string-value="0x3F" calcext:value-type="string">
            <text:p>0x3F</text:p>
          </table:table-cell>
          <table:table-cell table:style-name="ce71" table:formula="of:=&quot;COMPOSE(MATCH(&quot;&amp;[.H33]&amp;&quot;,&quot;&amp;[.I33]&amp;&quot;),&quot;&amp;[.N33]&amp;&quot;); // &quot;&amp;[.B33]&amp;[.C33]&amp;&quot; -&gt; &quot;&amp;[.E33]&amp;&quot;,&quot;&amp;[.F33]&amp;&quot;)&quot;" office:value-type="string" office:string-value="COMPOSE(MATCH(KC_MINUS,KC_1),0x3F); // _1 -&gt; ₁,)" calcext:value-type="string">
            <text:p>COMPOSE(MATCH(KC_MINUS,KC_1),0x3F); // _1 -&gt; ₁,)</text:p>
          </table:table-cell>
          <table:table-cell/>
          <table:table-cell table:style-name="ce57" office:value-type="string" calcext:value-type="string">
            <text:p>₁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_</text:p>
          </table:table-cell>
          <table:table-cell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string" calcext:value-type="string">
            <text:p>₂</text:p>
          </table:table-cell>
          <table:table-cell table:style-name="ce3"/>
          <table:table-cell/>
          <table:table-cell table:style-name="ce81" table:formula="of:=VLOOKUP(CODE([.B34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34]); [$'Base Keys'.$C$1:.$D$1048576]; 2; 0)" office:value-type="string" office:string-value="KC_2" calcext:value-type="string">
            <text:p>KC_2</text:p>
          </table:table-cell>
          <table:table-cell/>
          <table:table-cell table:style-name="ce81" table:formula="of:=IF(ISBLANK([.E34]); &quot;&quot;; &quot;0x&quot; &amp; DEC2HEX(CODE([.E34])))" office:value-type="string" office:string-value="0x3F" calcext:value-type="string">
            <text:p>0x3F</text:p>
          </table:table-cell>
          <table:table-cell table:style-name="ce81" table:formula="of:=IF(ISBLANK([.F34]); &quot;&quot;; &quot;0x&quot; &amp; DEC2HEX(CODE([.F34])))">
            <text:p/>
          </table:table-cell>
          <table:table-cell/>
          <table:table-cell table:style-name="ce71" table:formula="of:=IF([.L34]=&quot;&quot;; [.K34]; &quot;PAIR(&quot;&amp;IF([.K34]=&quot;&quot;; [.L34]; [.K34]) &amp;&quot;,&quot;&amp;[.L34]&amp;&quot;)&quot;)" office:value-type="string" office:string-value="0x3F" calcext:value-type="string">
            <text:p>0x3F</text:p>
          </table:table-cell>
          <table:table-cell table:style-name="ce71" table:formula="of:=&quot;COMPOSE(MATCH(&quot;&amp;[.H34]&amp;&quot;,&quot;&amp;[.I34]&amp;&quot;),&quot;&amp;[.N34]&amp;&quot;); // &quot;&amp;[.B34]&amp;[.C34]&amp;&quot; -&gt; &quot;&amp;[.E34]&amp;&quot;,&quot;&amp;[.F34]&amp;&quot;)&quot;" office:value-type="string" office:string-value="COMPOSE(MATCH(KC_MINUS,KC_2),0x3F); // _2 -&gt; ₂,)" calcext:value-type="string">
            <text:p>COMPOSE(MATCH(KC_MINUS,KC_2),0x3F); // _2 -&gt; ₂,)</text:p>
          </table:table-cell>
          <table:table-cell/>
          <table:table-cell table:style-name="ce57" office:value-type="string" calcext:value-type="string">
            <text:p>₂</text:p>
          </table:table-cell>
          <table:table-cell table:number-columns-repeated="1007"/>
        </table:table-row>
        <table:table-row table:style-name="ro1">
          <table:table-cell/>
          <table:table-cell table:style-name="ce76" office:value-type="string" calcext:value-type="string">
            <text:p>_</text:p>
          </table:table-cell>
          <table:table-cell table:style-name="ce76" office:value-type="float" office:value="3" calcext:value-type="float">
            <text:p>3</text:p>
          </table:table-cell>
          <table:table-cell table:style-name="ce76"/>
          <table:table-cell table:style-name="ce76" office:value-type="string" calcext:value-type="string">
            <text:p>₃</text:p>
          </table:table-cell>
          <table:table-cell table:style-name="ce3"/>
          <table:table-cell/>
          <table:table-cell table:style-name="ce81" table:formula="of:=VLOOKUP(CODE([.B35]); [$'Base Keys'.$C$1:.$D$1048576]; 2; 0)" office:value-type="string" office:string-value="KC_MINUS" calcext:value-type="string">
            <text:p>KC_MINUS</text:p>
          </table:table-cell>
          <table:table-cell table:style-name="ce81" table:formula="of:=VLOOKUP(CODE([.C35]); [$'Base Keys'.$C$1:.$D$1048576]; 2; 0)" office:value-type="string" office:string-value="KC_3" calcext:value-type="string">
            <text:p>KC_3</text:p>
          </table:table-cell>
          <table:table-cell/>
          <table:table-cell table:style-name="ce81" table:formula="of:=IF(ISBLANK([.E35]); &quot;&quot;; &quot;0x&quot; &amp; DEC2HEX(CODE([.E35])))" office:value-type="string" office:string-value="0x3F" calcext:value-type="string">
            <text:p>0x3F</text:p>
          </table:table-cell>
          <table:table-cell table:style-name="ce81" table:formula="of:=IF(ISBLANK([.F35]); &quot;&quot;; &quot;0x&quot; &amp; DEC2HEX(CODE([.F35])))">
            <text:p/>
          </table:table-cell>
          <table:table-cell/>
          <table:table-cell table:style-name="ce71" table:formula="of:=IF([.L35]=&quot;&quot;; [.K35]; &quot;PAIR(&quot;&amp;IF([.K35]=&quot;&quot;; [.L35]; [.K35]) &amp;&quot;,&quot;&amp;[.L35]&amp;&quot;)&quot;)" office:value-type="string" office:string-value="0x3F" calcext:value-type="string">
            <text:p>0x3F</text:p>
          </table:table-cell>
          <table:table-cell table:style-name="ce71" table:formula="of:=&quot;COMPOSE(MATCH(&quot;&amp;[.H35]&amp;&quot;,&quot;&amp;[.I35]&amp;&quot;),&quot;&amp;[.N35]&amp;&quot;); // &quot;&amp;[.B35]&amp;[.C35]&amp;&quot; -&gt; &quot;&amp;[.E35]&amp;&quot;,&quot;&amp;[.F35]&amp;&quot;)&quot;" office:value-type="string" office:string-value="COMPOSE(MATCH(KC_MINUS,KC_3),0x3F); // _3 -&gt; ₃,)" calcext:value-type="string">
            <text:p>COMPOSE(MATCH(KC_MINUS,KC_3),0x3F); // _3 -&gt; ₃,)</text:p>
          </table:table-cell>
          <table:table-cell/>
          <table:table-cell table:style-name="ce57" office:value-type="string" calcext:value-type="string">
            <text:p>₃</text:p>
          </table:table-cell>
          <table:table-cell table:number-columns-repeated="1007"/>
        </table:table-row>
        <table:table-row table:style-name="ro1">
          <table:table-cell/>
          <table:table-cell table:style-name="ce76" table:number-columns-repeated="4"/>
          <table:table-cell table:style-name="ce3"/>
          <table:table-cell/>
          <table:table-cell table:style-name="ce82" table:number-columns-repeated="2"/>
          <table:table-cell/>
          <table:table-cell table:style-name="ce81" table:formula="of:=IF(ISBLANK([.E36]); &quot;&quot;; &quot;0x&quot; &amp; DEC2HEX(CODE([.E36])))">
            <text:p/>
          </table:table-cell>
          <table:table-cell table:number-columns-repeated="2"/>
          <table:table-cell table:style-name="ce71" table:formula="of:=IF([.L36]=&quot;&quot;; [.K36]; &quot;PAIR(&quot;&amp;IF([.K36]=&quot;&quot;; [.L36]; [.K36]) &amp;&quot;,&quot;&amp;[.L36]&amp;&quot;)&quot;)">
            <text:p/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Diacritic</text:p>
          </table:table-cell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é</text:p>
          </table:table-cell>
          <table:table-cell table:style-name="ce76" office:value-type="string" calcext:value-type="string">
            <text:p>É</text:p>
          </table:table-cell>
          <table:table-cell table:style-name="ce55"/>
          <table:table-cell table:style-name="ce81" table:formula="of:=VLOOKUP(CODE([.B37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37]); [$'Base Keys'.$C$1:.$D$1048576]; 2; 0)" office:value-type="string" office:string-value="KC_E" calcext:value-type="string">
            <text:p>KC_E</text:p>
          </table:table-cell>
          <table:table-cell/>
          <table:table-cell table:style-name="ce81" table:formula="of:=IF(ISBLANK([.E37]); &quot;&quot;; &quot;0x&quot; &amp; DEC2HEX(CODE([.E37])))" office:value-type="string" office:string-value="0xE9" calcext:value-type="string">
            <text:p>0xE9</text:p>
          </table:table-cell>
          <table:table-cell table:style-name="ce81" table:formula="of:=IF(ISBLANK([.F37]); &quot;&quot;; &quot;0x&quot; &amp; DEC2HEX(CODE([.F37])))" office:value-type="string" office:string-value="0xC9" calcext:value-type="string">
            <text:p>0xC9</text:p>
          </table:table-cell>
          <table:table-cell/>
          <table:table-cell table:style-name="ce71" table:formula="of:=IF([.L37]=&quot;&quot;; [.K37]; &quot;PAIR(&quot;&amp;IF([.K37]=&quot;&quot;; [.L37]; [.K37]) &amp;&quot;,&quot;&amp;[.L37]&amp;&quot;)&quot;)" office:value-type="string" office:string-value="PAIR(0xE9,0xC9)" calcext:value-type="string">
            <text:p>PAIR(0xE9,0xC9)</text:p>
          </table:table-cell>
          <table:table-cell table:style-name="ce71" table:formula="of:=&quot;COMPOSE(MATCH(&quot;&amp;[.H37]&amp;&quot;,&quot;&amp;[.I37]&amp;&quot;),&quot;&amp;[.N37]&amp;&quot;); // &quot;&amp;[.B37]&amp;[.C37]&amp;&quot; -&gt; &quot;&amp;[.E37]&amp;&quot;,&quot;&amp;[.F37]&amp;&quot;)&quot;" office:value-type="string" office:string-value="COMPOSE(MATCH(KC_QUOT,KC_E),PAIR(0xE9,0xC9)); // 'e -&gt; é,É)" calcext:value-type="string">
            <text:p>COMPOSE(MATCH(KC_QUOT,KC_E),PAIR(0xE9,0xC9)); // 'e -&gt; é,É)</text:p>
          </table:table-cell>
          <table:table-cell/>
          <table:table-cell table:style-name="ce57" office:value-type="string" calcext:value-type="string">
            <text:p>é</text:p>
          </table:table-cell>
          <table:table-cell table:style-name="ce57" office:value-type="string" calcext:value-type="string">
            <text:p>É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y</text:p>
          </table:table-cell>
          <table:table-cell table:style-name="ce76"/>
          <table:table-cell table:style-name="ce76" office:value-type="string" calcext:value-type="string">
            <text:p>ý</text:p>
          </table:table-cell>
          <table:table-cell table:style-name="ce76" office:value-type="string" calcext:value-type="string">
            <text:p>Ý</text:p>
          </table:table-cell>
          <table:table-cell/>
          <table:table-cell table:style-name="ce81" table:formula="of:=VLOOKUP(CODE([.B38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38]); [$'Base Keys'.$C$1:.$D$1048576]; 2; 0)" office:value-type="string" office:string-value="KC_Y" calcext:value-type="string">
            <text:p>KC_Y</text:p>
          </table:table-cell>
          <table:table-cell/>
          <table:table-cell table:style-name="ce81" table:formula="of:=IF(ISBLANK([.E38]); &quot;&quot;; &quot;0x&quot; &amp; DEC2HEX(CODE([.E38])))" office:value-type="string" office:string-value="0xFD" calcext:value-type="string">
            <text:p>0xFD</text:p>
          </table:table-cell>
          <table:table-cell table:style-name="ce81" table:formula="of:=IF(ISBLANK([.F38]); &quot;&quot;; &quot;0x&quot; &amp; DEC2HEX(CODE([.F38])))" office:value-type="string" office:string-value="0xDD" calcext:value-type="string">
            <text:p>0xDD</text:p>
          </table:table-cell>
          <table:table-cell/>
          <table:table-cell table:style-name="ce71" table:formula="of:=IF([.L38]=&quot;&quot;; [.K38]; &quot;PAIR(&quot;&amp;IF([.K38]=&quot;&quot;; [.L38]; [.K38]) &amp;&quot;,&quot;&amp;[.L38]&amp;&quot;)&quot;)" office:value-type="string" office:string-value="PAIR(0xFD,0xDD)" calcext:value-type="string">
            <text:p>PAIR(0xFD,0xDD)</text:p>
          </table:table-cell>
          <table:table-cell table:style-name="ce71" table:formula="of:=&quot;COMPOSE(MATCH(&quot;&amp;[.H38]&amp;&quot;,&quot;&amp;[.I38]&amp;&quot;),&quot;&amp;[.N38]&amp;&quot;); // &quot;&amp;[.B38]&amp;[.C38]&amp;&quot; -&gt; &quot;&amp;[.E38]&amp;&quot;,&quot;&amp;[.F38]&amp;&quot;)&quot;" office:value-type="string" office:string-value="COMPOSE(MATCH(KC_QUOT,KC_Y),PAIR(0xFD,0xDD)); // 'y -&gt; ý,Ý)" calcext:value-type="string">
            <text:p>COMPOSE(MATCH(KC_QUOT,KC_Y),PAIR(0xFD,0xDD)); // 'y -&gt; ý,Ý)</text:p>
          </table:table-cell>
          <table:table-cell/>
          <table:table-cell table:style-name="ce57" office:value-type="string" calcext:value-type="string">
            <text:p>ý</text:p>
          </table:table-cell>
          <table:table-cell table:style-name="ce83"/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76" office:value-type="string" calcext:value-type="string">
            <text:p>ú</text:p>
          </table:table-cell>
          <table:table-cell table:style-name="ce3" office:value-type="string" calcext:value-type="string">
            <text:p>Ú</text:p>
          </table:table-cell>
          <table:table-cell/>
          <table:table-cell table:style-name="ce81" table:formula="of:=VLOOKUP(CODE([.B39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39]); [$'Base Keys'.$C$1:.$D$1048576]; 2; 0)" office:value-type="string" office:string-value="KC_U" calcext:value-type="string">
            <text:p>KC_U</text:p>
          </table:table-cell>
          <table:table-cell/>
          <table:table-cell table:style-name="ce81" table:formula="of:=IF(ISBLANK([.E39]); &quot;&quot;; &quot;0x&quot; &amp; DEC2HEX(CODE([.E39])))" office:value-type="string" office:string-value="0xFA" calcext:value-type="string">
            <text:p>0xFA</text:p>
          </table:table-cell>
          <table:table-cell table:style-name="ce81" table:formula="of:=IF(ISBLANK([.F39]); &quot;&quot;; &quot;0x&quot; &amp; DEC2HEX(CODE([.F39])))" office:value-type="string" office:string-value="0xDA" calcext:value-type="string">
            <text:p>0xDA</text:p>
          </table:table-cell>
          <table:table-cell/>
          <table:table-cell table:style-name="ce71" table:formula="of:=IF([.L39]=&quot;&quot;; [.K39]; &quot;PAIR(&quot;&amp;IF([.K39]=&quot;&quot;; [.L39]; [.K39]) &amp;&quot;,&quot;&amp;[.L39]&amp;&quot;)&quot;)" office:value-type="string" office:string-value="PAIR(0xFA,0xDA)" calcext:value-type="string">
            <text:p>PAIR(0xFA,0xDA)</text:p>
          </table:table-cell>
          <table:table-cell table:style-name="ce71" table:formula="of:=&quot;COMPOSE(MATCH(&quot;&amp;[.H39]&amp;&quot;,&quot;&amp;[.I39]&amp;&quot;),&quot;&amp;[.N39]&amp;&quot;); // &quot;&amp;[.B39]&amp;[.C39]&amp;&quot; -&gt; &quot;&amp;[.E39]&amp;&quot;,&quot;&amp;[.F39]&amp;&quot;)&quot;" office:value-type="string" office:string-value="COMPOSE(MATCH(KC_QUOT,KC_U),PAIR(0xFA,0xDA)); // 'u -&gt; ú,Ú)" calcext:value-type="string">
            <text:p>COMPOSE(MATCH(KC_QUOT,KC_U),PAIR(0xFA,0xDA)); // 'u -&gt; ú,Ú)</text:p>
          </table:table-cell>
          <table:table-cell/>
          <table:table-cell table:style-name="ce57" office:value-type="string" calcext:value-type="string">
            <text:p>ú</text:p>
          </table:table-cell>
          <table:table-cell table:style-name="ce57" office:value-type="string" calcext:value-type="string">
            <text:p>Ú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i</text:p>
          </table:table-cell>
          <table:table-cell table:style-name="ce76"/>
          <table:table-cell table:style-name="ce76" office:value-type="string" calcext:value-type="string">
            <text:p>í</text:p>
          </table:table-cell>
          <table:table-cell table:style-name="ce76" office:value-type="string" calcext:value-type="string">
            <text:p>Í</text:p>
          </table:table-cell>
          <table:table-cell/>
          <table:table-cell table:style-name="ce81" table:formula="of:=VLOOKUP(CODE([.B40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40]); [$'Base Keys'.$C$1:.$D$1048576]; 2; 0)" office:value-type="string" office:string-value="KC_I" calcext:value-type="string">
            <text:p>KC_I</text:p>
          </table:table-cell>
          <table:table-cell/>
          <table:table-cell table:style-name="ce81" table:formula="of:=IF(ISBLANK([.E40]); &quot;&quot;; &quot;0x&quot; &amp; DEC2HEX(CODE([.E40])))" office:value-type="string" office:string-value="0xED" calcext:value-type="string">
            <text:p>0xED</text:p>
          </table:table-cell>
          <table:table-cell table:style-name="ce81" table:formula="of:=IF(ISBLANK([.F40]); &quot;&quot;; &quot;0x&quot; &amp; DEC2HEX(CODE([.F40])))" office:value-type="string" office:string-value="0xCD" calcext:value-type="string">
            <text:p>0xCD</text:p>
          </table:table-cell>
          <table:table-cell/>
          <table:table-cell table:style-name="ce71" table:formula="of:=IF([.L40]=&quot;&quot;; [.K40]; &quot;PAIR(&quot;&amp;IF([.K40]=&quot;&quot;; [.L40]; [.K40]) &amp;&quot;,&quot;&amp;[.L40]&amp;&quot;)&quot;)" office:value-type="string" office:string-value="PAIR(0xED,0xCD)" calcext:value-type="string">
            <text:p>PAIR(0xED,0xCD)</text:p>
          </table:table-cell>
          <table:table-cell table:style-name="ce71" table:formula="of:=&quot;COMPOSE(MATCH(&quot;&amp;[.H40]&amp;&quot;,&quot;&amp;[.I40]&amp;&quot;),&quot;&amp;[.N40]&amp;&quot;); // &quot;&amp;[.B40]&amp;[.C40]&amp;&quot; -&gt; &quot;&amp;[.E40]&amp;&quot;,&quot;&amp;[.F40]&amp;&quot;)&quot;" office:value-type="string" office:string-value="COMPOSE(MATCH(KC_QUOT,KC_I),PAIR(0xED,0xCD)); // 'i -&gt; í,Í)" calcext:value-type="string">
            <text:p>COMPOSE(MATCH(KC_QUOT,KC_I),PAIR(0xED,0xCD)); // 'i -&gt; í,Í)</text:p>
          </table:table-cell>
          <table:table-cell/>
          <table:table-cell table:style-name="ce57" office:value-type="string" calcext:value-type="string">
            <text:p>í</text:p>
          </table:table-cell>
          <table:table-cell table:style-name="ce57" office:value-type="string" calcext:value-type="string">
            <text:p>Í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ó</text:p>
          </table:table-cell>
          <table:table-cell table:style-name="ce76" office:value-type="string" calcext:value-type="string">
            <text:p>Ó</text:p>
          </table:table-cell>
          <table:table-cell/>
          <table:table-cell table:style-name="ce81" table:formula="of:=VLOOKUP(CODE([.B41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41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41]); &quot;&quot;; &quot;0x&quot; &amp; DEC2HEX(CODE([.E41])))" office:value-type="string" office:string-value="0xF3" calcext:value-type="string">
            <text:p>0xF3</text:p>
          </table:table-cell>
          <table:table-cell table:style-name="ce81" table:formula="of:=IF(ISBLANK([.F41]); &quot;&quot;; &quot;0x&quot; &amp; DEC2HEX(CODE([.F41])))" office:value-type="string" office:string-value="0xD3" calcext:value-type="string">
            <text:p>0xD3</text:p>
          </table:table-cell>
          <table:table-cell/>
          <table:table-cell table:style-name="ce71" table:formula="of:=IF([.L41]=&quot;&quot;; [.K41]; &quot;PAIR(&quot;&amp;IF([.K41]=&quot;&quot;; [.L41]; [.K41]) &amp;&quot;,&quot;&amp;[.L41]&amp;&quot;)&quot;)" office:value-type="string" office:string-value="PAIR(0xF3,0xD3)" calcext:value-type="string">
            <text:p>PAIR(0xF3,0xD3)</text:p>
          </table:table-cell>
          <table:table-cell table:style-name="ce71" table:formula="of:=&quot;COMPOSE(MATCH(&quot;&amp;[.H41]&amp;&quot;,&quot;&amp;[.I41]&amp;&quot;),&quot;&amp;[.N41]&amp;&quot;); // &quot;&amp;[.B41]&amp;[.C41]&amp;&quot; -&gt; &quot;&amp;[.E41]&amp;&quot;,&quot;&amp;[.F41]&amp;&quot;)&quot;" office:value-type="string" office:string-value="COMPOSE(MATCH(KC_QUOT,KC_O),PAIR(0xF3,0xD3)); // 'o -&gt; ó,Ó)" calcext:value-type="string">
            <text:p>COMPOSE(MATCH(KC_QUOT,KC_O),PAIR(0xF3,0xD3)); // 'o -&gt; ó,Ó)</text:p>
          </table:table-cell>
          <table:table-cell/>
          <table:table-cell table:style-name="ce57" office:value-type="string" calcext:value-type="string">
            <text:p>ó</text:p>
          </table:table-cell>
          <table:table-cell table:style-name="ce57" office:value-type="string" calcext:value-type="string">
            <text:p>Ó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'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á</text:p>
          </table:table-cell>
          <table:table-cell table:style-name="ce76" office:value-type="string" calcext:value-type="string">
            <text:p>Á</text:p>
          </table:table-cell>
          <table:table-cell/>
          <table:table-cell table:style-name="ce81" table:formula="of:=VLOOKUP(CODE([.B42]); [$'Base Keys'.$C$1:.$D$1048576]; 2; 0)" office:value-type="string" office:string-value="KC_QUOT" calcext:value-type="string">
            <text:p>KC_QUOT</text:p>
          </table:table-cell>
          <table:table-cell table:style-name="ce81" table:formula="of:=VLOOKUP(CODE([.C42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42]); &quot;&quot;; &quot;0x&quot; &amp; DEC2HEX(CODE([.E42])))" office:value-type="string" office:string-value="0xE1" calcext:value-type="string">
            <text:p>0xE1</text:p>
          </table:table-cell>
          <table:table-cell table:style-name="ce81" table:formula="of:=IF(ISBLANK([.F42]); &quot;&quot;; &quot;0x&quot; &amp; DEC2HEX(CODE([.F42])))" office:value-type="string" office:string-value="0xC1" calcext:value-type="string">
            <text:p>0xC1</text:p>
          </table:table-cell>
          <table:table-cell/>
          <table:table-cell table:style-name="ce71" table:formula="of:=IF([.L42]=&quot;&quot;; [.K42]; &quot;PAIR(&quot;&amp;IF([.K42]=&quot;&quot;; [.L42]; [.K42]) &amp;&quot;,&quot;&amp;[.L42]&amp;&quot;)&quot;)" office:value-type="string" office:string-value="PAIR(0xE1,0xC1)" calcext:value-type="string">
            <text:p>PAIR(0xE1,0xC1)</text:p>
          </table:table-cell>
          <table:table-cell table:style-name="ce71" table:formula="of:=&quot;COMPOSE(MATCH(&quot;&amp;[.H42]&amp;&quot;,&quot;&amp;[.I42]&amp;&quot;),&quot;&amp;[.N42]&amp;&quot;); // &quot;&amp;[.B42]&amp;[.C42]&amp;&quot; -&gt; &quot;&amp;[.E42]&amp;&quot;,&quot;&amp;[.F42]&amp;&quot;)&quot;" office:value-type="string" office:string-value="COMPOSE(MATCH(KC_QUOT,KC_A),PAIR(0xE1,0xC1)); // 'a -&gt; á,Á)" calcext:value-type="string">
            <text:p>COMPOSE(MATCH(KC_QUOT,KC_A),PAIR(0xE1,0xC1)); // 'a -&gt; á,Á)</text:p>
          </table:table-cell>
          <table:table-cell/>
          <table:table-cell table:style-name="ce57" office:value-type="string" calcext:value-type="string">
            <text:p>á</text:p>
          </table:table-cell>
          <table:table-cell table:style-name="ce57" office:value-type="string" calcext:value-type="string">
            <text:p>Á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ë</text:p>
          </table:table-cell>
          <table:table-cell table:style-name="ce76" office:value-type="string" calcext:value-type="string">
            <text:p>Ë</text:p>
          </table:table-cell>
          <table:table-cell table:style-name="ce80"/>
          <table:table-cell table:style-name="ce81" table:formula="of:=VLOOKUP(CODE([.B43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3]); [$'Base Keys'.$C$1:.$D$1048576]; 2; 0)" office:value-type="string" office:string-value="KC_E" calcext:value-type="string">
            <text:p>KC_E</text:p>
          </table:table-cell>
          <table:table-cell/>
          <table:table-cell table:style-name="ce81" table:formula="of:=IF(ISBLANK([.E43]); &quot;&quot;; &quot;0x&quot; &amp; DEC2HEX(CODE([.E43])))" office:value-type="string" office:string-value="0xEB" calcext:value-type="string">
            <text:p>0xEB</text:p>
          </table:table-cell>
          <table:table-cell table:style-name="ce81" table:formula="of:=IF(ISBLANK([.F43]); &quot;&quot;; &quot;0x&quot; &amp; DEC2HEX(CODE([.F43])))" office:value-type="string" office:string-value="0xCB" calcext:value-type="string">
            <text:p>0xCB</text:p>
          </table:table-cell>
          <table:table-cell/>
          <table:table-cell table:style-name="ce71" table:formula="of:=IF([.L43]=&quot;&quot;; [.K43]; &quot;PAIR(&quot;&amp;IF([.K43]=&quot;&quot;; [.L43]; [.K43]) &amp;&quot;,&quot;&amp;[.L43]&amp;&quot;)&quot;)" office:value-type="string" office:string-value="PAIR(0xEB,0xCB)" calcext:value-type="string">
            <text:p>PAIR(0xEB,0xCB)</text:p>
          </table:table-cell>
          <table:table-cell table:style-name="ce71" table:formula="of:=&quot;COMPOSE(MATCH(&quot;&amp;[.H43]&amp;&quot;,&quot;&amp;[.I43]&amp;&quot;),&quot;&amp;[.N43]&amp;&quot;); // &quot;&amp;[.B43]&amp;[.C43]&amp;&quot; -&gt; &quot;&amp;[.E43]&amp;&quot;,&quot;&amp;[.F43]&amp;&quot;)&quot;" office:value-type="string" office:string-value="COMPOSE(MATCH(KC_SEMICOLON,KC_E),PAIR(0xEB,0xCB)); // :e -&gt; ë,Ë)" calcext:value-type="string">
            <text:p>COMPOSE(MATCH(KC_SEMICOLON,KC_E),PAIR(0xEB,0xCB)); // :e -&gt; ë,Ë)</text:p>
          </table:table-cell>
          <table:table-cell/>
          <table:table-cell table:style-name="ce57" office:value-type="string" calcext:value-type="string">
            <text:p>ë</text:p>
          </table:table-cell>
          <table:table-cell table:style-name="ce57" office:value-type="string" calcext:value-type="string">
            <text:p>Ë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y</text:p>
          </table:table-cell>
          <table:table-cell table:style-name="ce76"/>
          <table:table-cell table:style-name="ce76" office:value-type="string" calcext:value-type="string">
            <text:p>ÿ</text:p>
          </table:table-cell>
          <table:table-cell table:style-name="ce76" office:value-type="string" calcext:value-type="string">
            <text:p>Ÿ</text:p>
          </table:table-cell>
          <table:table-cell/>
          <table:table-cell table:style-name="ce81" table:formula="of:=VLOOKUP(CODE([.B44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4]); [$'Base Keys'.$C$1:.$D$1048576]; 2; 0)" office:value-type="string" office:string-value="KC_Y" calcext:value-type="string">
            <text:p>KC_Y</text:p>
          </table:table-cell>
          <table:table-cell/>
          <table:table-cell table:style-name="ce81" table:formula="of:=IF(ISBLANK([.E44]); &quot;&quot;; &quot;0x&quot; &amp; DEC2HEX(CODE([.E44])))" office:value-type="string" office:string-value="0xFF" calcext:value-type="string">
            <text:p>0xFF</text:p>
          </table:table-cell>
          <table:table-cell table:style-name="ce81" table:formula="of:=IF(ISBLANK([.F44]); &quot;&quot;; &quot;0x&quot; &amp; DEC2HEX(CODE([.F44])))" office:value-type="string" office:string-value="0x3F" calcext:value-type="string">
            <text:p>0x3F</text:p>
          </table:table-cell>
          <table:table-cell/>
          <table:table-cell table:style-name="ce71" table:formula="of:=IF([.L44]=&quot;&quot;; [.K44]; &quot;PAIR(&quot;&amp;IF([.K44]=&quot;&quot;; [.L44]; [.K44]) &amp;&quot;,&quot;&amp;[.L44]&amp;&quot;)&quot;)" office:value-type="string" office:string-value="PAIR(0xFF,0x3F)" calcext:value-type="string">
            <text:p>PAIR(0xFF,0x3F)</text:p>
          </table:table-cell>
          <table:table-cell table:style-name="ce71" table:formula="of:=&quot;COMPOSE(MATCH(&quot;&amp;[.H44]&amp;&quot;,&quot;&amp;[.I44]&amp;&quot;),&quot;&amp;[.N44]&amp;&quot;); // &quot;&amp;[.B44]&amp;[.C44]&amp;&quot; -&gt; &quot;&amp;[.E44]&amp;&quot;,&quot;&amp;[.F44]&amp;&quot;)&quot;" office:value-type="string" office:string-value="COMPOSE(MATCH(KC_SEMICOLON,KC_Y),PAIR(0xFF,0x3F)); // :y -&gt; ÿ,Ÿ)" calcext:value-type="string">
            <text:p>COMPOSE(MATCH(KC_SEMICOLON,KC_Y),PAIR(0xFF,0x3F)); // :y -&gt; ÿ,Ÿ)</text:p>
          </table:table-cell>
          <table:table-cell/>
          <table:table-cell table:style-name="ce57" office:value-type="string" calcext:value-type="string">
            <text:p>ÿ</text:p>
          </table:table-cell>
          <table:table-cell table:style-name="ce57" office:value-type="string" calcext:value-type="string">
            <text:p>Ÿ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76" office:value-type="string" calcext:value-type="string">
            <text:p>ü</text:p>
          </table:table-cell>
          <table:table-cell table:style-name="ce76" office:value-type="string" calcext:value-type="string">
            <text:p>Ü</text:p>
          </table:table-cell>
          <table:table-cell/>
          <table:table-cell table:style-name="ce81" table:formula="of:=VLOOKUP(CODE([.B45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5]); [$'Base Keys'.$C$1:.$D$1048576]; 2; 0)" office:value-type="string" office:string-value="KC_U" calcext:value-type="string">
            <text:p>KC_U</text:p>
          </table:table-cell>
          <table:table-cell/>
          <table:table-cell table:style-name="ce81" table:formula="of:=IF(ISBLANK([.E45]); &quot;&quot;; &quot;0x&quot; &amp; DEC2HEX(CODE([.E45])))" office:value-type="string" office:string-value="0xFC" calcext:value-type="string">
            <text:p>0xFC</text:p>
          </table:table-cell>
          <table:table-cell table:style-name="ce81" table:formula="of:=IF(ISBLANK([.F45]); &quot;&quot;; &quot;0x&quot; &amp; DEC2HEX(CODE([.F45])))" office:value-type="string" office:string-value="0xDC" calcext:value-type="string">
            <text:p>0xDC</text:p>
          </table:table-cell>
          <table:table-cell/>
          <table:table-cell table:style-name="ce71" table:formula="of:=IF([.L45]=&quot;&quot;; [.K45]; &quot;PAIR(&quot;&amp;IF([.K45]=&quot;&quot;; [.L45]; [.K45]) &amp;&quot;,&quot;&amp;[.L45]&amp;&quot;)&quot;)" office:value-type="string" office:string-value="PAIR(0xFC,0xDC)" calcext:value-type="string">
            <text:p>PAIR(0xFC,0xDC)</text:p>
          </table:table-cell>
          <table:table-cell table:style-name="ce71" table:formula="of:=&quot;COMPOSE(MATCH(&quot;&amp;[.H45]&amp;&quot;,&quot;&amp;[.I45]&amp;&quot;),&quot;&amp;[.N45]&amp;&quot;); // &quot;&amp;[.B45]&amp;[.C45]&amp;&quot; -&gt; &quot;&amp;[.E45]&amp;&quot;,&quot;&amp;[.F45]&amp;&quot;)&quot;" office:value-type="string" office:string-value="COMPOSE(MATCH(KC_SEMICOLON,KC_U),PAIR(0xFC,0xDC)); // :u -&gt; ü,Ü)" calcext:value-type="string">
            <text:p>COMPOSE(MATCH(KC_SEMICOLON,KC_U),PAIR(0xFC,0xDC)); // :u -&gt; ü,Ü)</text:p>
          </table:table-cell>
          <table:table-cell/>
          <table:table-cell table:style-name="ce57" office:value-type="string" calcext:value-type="string">
            <text:p>ü</text:p>
          </table:table-cell>
          <table:table-cell table:style-name="ce57" office:value-type="string" calcext:value-type="string">
            <text:p>Ü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i</text:p>
          </table:table-cell>
          <table:table-cell table:style-name="ce76"/>
          <table:table-cell table:style-name="ce76" office:value-type="string" calcext:value-type="string">
            <text:p>ï</text:p>
          </table:table-cell>
          <table:table-cell table:style-name="ce76" office:value-type="string" calcext:value-type="string">
            <text:p>Ï</text:p>
          </table:table-cell>
          <table:table-cell/>
          <table:table-cell table:style-name="ce81" table:formula="of:=VLOOKUP(CODE([.B46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6]); [$'Base Keys'.$C$1:.$D$1048576]; 2; 0)" office:value-type="string" office:string-value="KC_I" calcext:value-type="string">
            <text:p>KC_I</text:p>
          </table:table-cell>
          <table:table-cell/>
          <table:table-cell table:style-name="ce81" table:formula="of:=IF(ISBLANK([.E46]); &quot;&quot;; &quot;0x&quot; &amp; DEC2HEX(CODE([.E46])))" office:value-type="string" office:string-value="0xEF" calcext:value-type="string">
            <text:p>0xEF</text:p>
          </table:table-cell>
          <table:table-cell table:style-name="ce81" table:formula="of:=IF(ISBLANK([.F46]); &quot;&quot;; &quot;0x&quot; &amp; DEC2HEX(CODE([.F46])))" office:value-type="string" office:string-value="0xCF" calcext:value-type="string">
            <text:p>0xCF</text:p>
          </table:table-cell>
          <table:table-cell/>
          <table:table-cell table:style-name="ce71" table:formula="of:=IF([.L46]=&quot;&quot;; [.K46]; &quot;PAIR(&quot;&amp;IF([.K46]=&quot;&quot;; [.L46]; [.K46]) &amp;&quot;,&quot;&amp;[.L46]&amp;&quot;)&quot;)" office:value-type="string" office:string-value="PAIR(0xEF,0xCF)" calcext:value-type="string">
            <text:p>PAIR(0xEF,0xCF)</text:p>
          </table:table-cell>
          <table:table-cell table:style-name="ce71" table:formula="of:=&quot;COMPOSE(MATCH(&quot;&amp;[.H46]&amp;&quot;,&quot;&amp;[.I46]&amp;&quot;),&quot;&amp;[.N46]&amp;&quot;); // &quot;&amp;[.B46]&amp;[.C46]&amp;&quot; -&gt; &quot;&amp;[.E46]&amp;&quot;,&quot;&amp;[.F46]&amp;&quot;)&quot;" office:value-type="string" office:string-value="COMPOSE(MATCH(KC_SEMICOLON,KC_I),PAIR(0xEF,0xCF)); // :i -&gt; ï,Ï)" calcext:value-type="string">
            <text:p>COMPOSE(MATCH(KC_SEMICOLON,KC_I),PAIR(0xEF,0xCF)); // :i -&gt; ï,Ï)</text:p>
          </table:table-cell>
          <table:table-cell/>
          <table:table-cell table:style-name="ce57" office:value-type="string" calcext:value-type="string">
            <text:p>ï</text:p>
          </table:table-cell>
          <table:table-cell table:style-name="ce57" office:value-type="string" calcext:value-type="string">
            <text:p>Ï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ö</text:p>
          </table:table-cell>
          <table:table-cell table:style-name="ce76" office:value-type="string" calcext:value-type="string">
            <text:p>Ö</text:p>
          </table:table-cell>
          <table:table-cell/>
          <table:table-cell table:style-name="ce81" table:formula="of:=VLOOKUP(CODE([.B47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7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47]); &quot;&quot;; &quot;0x&quot; &amp; DEC2HEX(CODE([.E47])))" office:value-type="string" office:string-value="0xF6" calcext:value-type="string">
            <text:p>0xF6</text:p>
          </table:table-cell>
          <table:table-cell table:style-name="ce81" table:formula="of:=IF(ISBLANK([.F47]); &quot;&quot;; &quot;0x&quot; &amp; DEC2HEX(CODE([.F47])))" office:value-type="string" office:string-value="0xD6" calcext:value-type="string">
            <text:p>0xD6</text:p>
          </table:table-cell>
          <table:table-cell/>
          <table:table-cell table:style-name="ce71" table:formula="of:=IF([.L47]=&quot;&quot;; [.K47]; &quot;PAIR(&quot;&amp;IF([.K47]=&quot;&quot;; [.L47]; [.K47]) &amp;&quot;,&quot;&amp;[.L47]&amp;&quot;)&quot;)" office:value-type="string" office:string-value="PAIR(0xF6,0xD6)" calcext:value-type="string">
            <text:p>PAIR(0xF6,0xD6)</text:p>
          </table:table-cell>
          <table:table-cell table:style-name="ce71" table:formula="of:=&quot;COMPOSE(MATCH(&quot;&amp;[.H47]&amp;&quot;,&quot;&amp;[.I47]&amp;&quot;),&quot;&amp;[.N47]&amp;&quot;); // &quot;&amp;[.B47]&amp;[.C47]&amp;&quot; -&gt; &quot;&amp;[.E47]&amp;&quot;,&quot;&amp;[.F47]&amp;&quot;)&quot;" office:value-type="string" office:string-value="COMPOSE(MATCH(KC_SEMICOLON,KC_O),PAIR(0xF6,0xD6)); // :o -&gt; ö,Ö)" calcext:value-type="string">
            <text:p>COMPOSE(MATCH(KC_SEMICOLON,KC_O),PAIR(0xF6,0xD6)); // :o -&gt; ö,Ö)</text:p>
          </table:table-cell>
          <table:table-cell/>
          <table:table-cell table:style-name="ce57" office:value-type="string" calcext:value-type="string">
            <text:p>ö</text:p>
          </table:table-cell>
          <table:table-cell table:style-name="ce57" office:value-type="string" calcext:value-type="string">
            <text:p>Ö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ä</text:p>
          </table:table-cell>
          <table:table-cell table:style-name="ce76" office:value-type="string" calcext:value-type="string">
            <text:p>Ä</text:p>
          </table:table-cell>
          <table:table-cell/>
          <table:table-cell table:style-name="ce81" table:formula="of:=VLOOKUP(CODE([.B48]); [$'Base Keys'.$C$1:.$D$1048576]; 2; 0)" office:value-type="string" office:string-value="KC_SEMICOLON" calcext:value-type="string">
            <text:p>KC_SEMICOLON</text:p>
          </table:table-cell>
          <table:table-cell table:style-name="ce81" table:formula="of:=VLOOKUP(CODE([.C48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48]); &quot;&quot;; &quot;0x&quot; &amp; DEC2HEX(CODE([.E48])))" office:value-type="string" office:string-value="0xE4" calcext:value-type="string">
            <text:p>0xE4</text:p>
          </table:table-cell>
          <table:table-cell table:style-name="ce81" table:formula="of:=IF(ISBLANK([.F48]); &quot;&quot;; &quot;0x&quot; &amp; DEC2HEX(CODE([.F48])))" office:value-type="string" office:string-value="0xC4" calcext:value-type="string">
            <text:p>0xC4</text:p>
          </table:table-cell>
          <table:table-cell/>
          <table:table-cell table:style-name="ce71" table:formula="of:=IF([.L48]=&quot;&quot;; [.K48]; &quot;PAIR(&quot;&amp;IF([.K48]=&quot;&quot;; [.L48]; [.K48]) &amp;&quot;,&quot;&amp;[.L48]&amp;&quot;)&quot;)" office:value-type="string" office:string-value="PAIR(0xE4,0xC4)" calcext:value-type="string">
            <text:p>PAIR(0xE4,0xC4)</text:p>
          </table:table-cell>
          <table:table-cell table:style-name="ce71" table:formula="of:=&quot;COMPOSE(MATCH(&quot;&amp;[.H48]&amp;&quot;,&quot;&amp;[.I48]&amp;&quot;),&quot;&amp;[.N48]&amp;&quot;); // &quot;&amp;[.B48]&amp;[.C48]&amp;&quot; -&gt; &quot;&amp;[.E48]&amp;&quot;,&quot;&amp;[.F48]&amp;&quot;)&quot;" office:value-type="string" office:string-value="COMPOSE(MATCH(KC_SEMICOLON,KC_A),PAIR(0xE4,0xC4)); // :a -&gt; ä,Ä)" calcext:value-type="string">
            <text:p>COMPOSE(MATCH(KC_SEMICOLON,KC_A),PAIR(0xE4,0xC4)); // :a -&gt; ä,Ä)</text:p>
          </table:table-cell>
          <table:table-cell/>
          <table:table-cell table:style-name="ce57" office:value-type="string" calcext:value-type="string">
            <text:p>ä</text:p>
          </table:table-cell>
          <table:table-cell table:style-name="ce57" office:value-type="string" calcext:value-type="string">
            <text:p>Ä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`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è</text:p>
          </table:table-cell>
          <table:table-cell table:style-name="ce76" office:value-type="string" calcext:value-type="string">
            <text:p>È</text:p>
          </table:table-cell>
          <table:table-cell table:style-name="ce80"/>
          <table:table-cell table:style-name="ce81" table:formula="of:=VLOOKUP(CODE([.B49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49]); [$'Base Keys'.$C$1:.$D$1048576]; 2; 0)" office:value-type="string" office:string-value="KC_E" calcext:value-type="string">
            <text:p>KC_E</text:p>
          </table:table-cell>
          <table:table-cell/>
          <table:table-cell table:style-name="ce81" table:formula="of:=IF(ISBLANK([.E49]); &quot;&quot;; &quot;0x&quot; &amp; DEC2HEX(CODE([.E49])))" office:value-type="string" office:string-value="0xE8" calcext:value-type="string">
            <text:p>0xE8</text:p>
          </table:table-cell>
          <table:table-cell table:style-name="ce81" table:formula="of:=IF(ISBLANK([.F49]); &quot;&quot;; &quot;0x&quot; &amp; DEC2HEX(CODE([.F49])))" office:value-type="string" office:string-value="0xC8" calcext:value-type="string">
            <text:p>0xC8</text:p>
          </table:table-cell>
          <table:table-cell/>
          <table:table-cell table:style-name="ce71" table:formula="of:=IF([.L49]=&quot;&quot;; [.K49]; &quot;PAIR(&quot;&amp;IF([.K49]=&quot;&quot;; [.L49]; [.K49]) &amp;&quot;,&quot;&amp;[.L49]&amp;&quot;)&quot;)" office:value-type="string" office:string-value="PAIR(0xE8,0xC8)" calcext:value-type="string">
            <text:p>PAIR(0xE8,0xC8)</text:p>
          </table:table-cell>
          <table:table-cell table:style-name="ce71" table:formula="of:=&quot;COMPOSE(MATCH(&quot;&amp;[.H49]&amp;&quot;,&quot;&amp;[.I49]&amp;&quot;),&quot;&amp;[.N49]&amp;&quot;); // &quot;&amp;[.B49]&amp;[.C49]&amp;&quot; -&gt; &quot;&amp;[.E49]&amp;&quot;,&quot;&amp;[.F49]&amp;&quot;)&quot;" office:value-type="string" office:string-value="COMPOSE(MATCH(KC_GRAVE,KC_E),PAIR(0xE8,0xC8)); // `e -&gt; è,È)" calcext:value-type="string">
            <text:p>COMPOSE(MATCH(KC_GRAVE,KC_E),PAIR(0xE8,0xC8)); // `e -&gt; è,È)</text:p>
          </table:table-cell>
          <table:table-cell/>
          <table:table-cell table:style-name="ce57" office:value-type="string" calcext:value-type="string">
            <text:p>è</text:p>
          </table:table-cell>
          <table:table-cell table:style-name="ce57" office:value-type="string" calcext:value-type="string">
            <text:p>È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`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76" office:value-type="string" calcext:value-type="string">
            <text:p>ù</text:p>
          </table:table-cell>
          <table:table-cell table:style-name="ce76" office:value-type="string" calcext:value-type="string">
            <text:p>Ù</text:p>
          </table:table-cell>
          <table:table-cell/>
          <table:table-cell table:style-name="ce81" table:formula="of:=VLOOKUP(CODE([.B50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0]); [$'Base Keys'.$C$1:.$D$1048576]; 2; 0)" office:value-type="string" office:string-value="KC_U" calcext:value-type="string">
            <text:p>KC_U</text:p>
          </table:table-cell>
          <table:table-cell/>
          <table:table-cell table:style-name="ce81" table:formula="of:=IF(ISBLANK([.E50]); &quot;&quot;; &quot;0x&quot; &amp; DEC2HEX(CODE([.E50])))" office:value-type="string" office:string-value="0xF9" calcext:value-type="string">
            <text:p>0xF9</text:p>
          </table:table-cell>
          <table:table-cell table:style-name="ce81" table:formula="of:=IF(ISBLANK([.F50]); &quot;&quot;; &quot;0x&quot; &amp; DEC2HEX(CODE([.F50])))" office:value-type="string" office:string-value="0xD9" calcext:value-type="string">
            <text:p>0xD9</text:p>
          </table:table-cell>
          <table:table-cell/>
          <table:table-cell table:style-name="ce71" table:formula="of:=IF([.L50]=&quot;&quot;; [.K50]; &quot;PAIR(&quot;&amp;IF([.K50]=&quot;&quot;; [.L50]; [.K50]) &amp;&quot;,&quot;&amp;[.L50]&amp;&quot;)&quot;)" office:value-type="string" office:string-value="PAIR(0xF9,0xD9)" calcext:value-type="string">
            <text:p>PAIR(0xF9,0xD9)</text:p>
          </table:table-cell>
          <table:table-cell table:style-name="ce71" table:formula="of:=&quot;COMPOSE(MATCH(&quot;&amp;[.H50]&amp;&quot;,&quot;&amp;[.I50]&amp;&quot;),&quot;&amp;[.N50]&amp;&quot;); // &quot;&amp;[.B50]&amp;[.C50]&amp;&quot; -&gt; &quot;&amp;[.E50]&amp;&quot;,&quot;&amp;[.F50]&amp;&quot;)&quot;" office:value-type="string" office:string-value="COMPOSE(MATCH(KC_GRAVE,KC_U),PAIR(0xF9,0xD9)); // `u -&gt; ù,Ù)" calcext:value-type="string">
            <text:p>COMPOSE(MATCH(KC_GRAVE,KC_U),PAIR(0xF9,0xD9)); // `u -&gt; ù,Ù)</text:p>
          </table:table-cell>
          <table:table-cell/>
          <table:table-cell table:style-name="ce57" office:value-type="string" calcext:value-type="string">
            <text:p>ù</text:p>
          </table:table-cell>
          <table:table-cell table:style-name="ce57" office:value-type="string" calcext:value-type="string">
            <text:p>Ù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`</text:p>
          </table:table-cell>
          <table:table-cell table:style-name="ce76" office:value-type="string" calcext:value-type="string">
            <text:p>i</text:p>
          </table:table-cell>
          <table:table-cell table:style-name="ce76"/>
          <table:table-cell table:style-name="ce76" office:value-type="string" calcext:value-type="string">
            <text:p>ì</text:p>
          </table:table-cell>
          <table:table-cell table:style-name="ce76" office:value-type="string" calcext:value-type="string">
            <text:p>Ì</text:p>
          </table:table-cell>
          <table:table-cell/>
          <table:table-cell table:style-name="ce81" table:formula="of:=VLOOKUP(CODE([.B51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1]); [$'Base Keys'.$C$1:.$D$1048576]; 2; 0)" office:value-type="string" office:string-value="KC_I" calcext:value-type="string">
            <text:p>KC_I</text:p>
          </table:table-cell>
          <table:table-cell/>
          <table:table-cell table:style-name="ce81" table:formula="of:=IF(ISBLANK([.E51]); &quot;&quot;; &quot;0x&quot; &amp; DEC2HEX(CODE([.E51])))" office:value-type="string" office:string-value="0xEC" calcext:value-type="string">
            <text:p>0xEC</text:p>
          </table:table-cell>
          <table:table-cell table:style-name="ce81" table:formula="of:=IF(ISBLANK([.F51]); &quot;&quot;; &quot;0x&quot; &amp; DEC2HEX(CODE([.F51])))" office:value-type="string" office:string-value="0xCC" calcext:value-type="string">
            <text:p>0xCC</text:p>
          </table:table-cell>
          <table:table-cell/>
          <table:table-cell table:style-name="ce71" table:formula="of:=IF([.L51]=&quot;&quot;; [.K51]; &quot;PAIR(&quot;&amp;IF([.K51]=&quot;&quot;; [.L51]; [.K51]) &amp;&quot;,&quot;&amp;[.L51]&amp;&quot;)&quot;)" office:value-type="string" office:string-value="PAIR(0xEC,0xCC)" calcext:value-type="string">
            <text:p>PAIR(0xEC,0xCC)</text:p>
          </table:table-cell>
          <table:table-cell table:style-name="ce71" table:formula="of:=&quot;COMPOSE(MATCH(&quot;&amp;[.H51]&amp;&quot;,&quot;&amp;[.I51]&amp;&quot;),&quot;&amp;[.N51]&amp;&quot;); // &quot;&amp;[.B51]&amp;[.C51]&amp;&quot; -&gt; &quot;&amp;[.E51]&amp;&quot;,&quot;&amp;[.F51]&amp;&quot;)&quot;" office:value-type="string" office:string-value="COMPOSE(MATCH(KC_GRAVE,KC_I),PAIR(0xEC,0xCC)); // `i -&gt; ì,Ì)" calcext:value-type="string">
            <text:p>COMPOSE(MATCH(KC_GRAVE,KC_I),PAIR(0xEC,0xCC)); // `i -&gt; ì,Ì)</text:p>
          </table:table-cell>
          <table:table-cell/>
          <table:table-cell table:style-name="ce57" office:value-type="string" calcext:value-type="string">
            <text:p>ì</text:p>
          </table:table-cell>
          <table:table-cell table:style-name="ce57" office:value-type="string" calcext:value-type="string">
            <text:p>Ì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`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ò</text:p>
          </table:table-cell>
          <table:table-cell table:style-name="ce76" office:value-type="string" calcext:value-type="string">
            <text:p>Ò</text:p>
          </table:table-cell>
          <table:table-cell/>
          <table:table-cell table:style-name="ce81" table:formula="of:=VLOOKUP(CODE([.B52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2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52]); &quot;&quot;; &quot;0x&quot; &amp; DEC2HEX(CODE([.E52])))" office:value-type="string" office:string-value="0xF2" calcext:value-type="string">
            <text:p>0xF2</text:p>
          </table:table-cell>
          <table:table-cell table:style-name="ce81" table:formula="of:=IF(ISBLANK([.F52]); &quot;&quot;; &quot;0x&quot; &amp; DEC2HEX(CODE([.F52])))" office:value-type="string" office:string-value="0xD2" calcext:value-type="string">
            <text:p>0xD2</text:p>
          </table:table-cell>
          <table:table-cell/>
          <table:table-cell table:style-name="ce71" table:formula="of:=IF([.L52]=&quot;&quot;; [.K52]; &quot;PAIR(&quot;&amp;IF([.K52]=&quot;&quot;; [.L52]; [.K52]) &amp;&quot;,&quot;&amp;[.L52]&amp;&quot;)&quot;)" office:value-type="string" office:string-value="PAIR(0xF2,0xD2)" calcext:value-type="string">
            <text:p>PAIR(0xF2,0xD2)</text:p>
          </table:table-cell>
          <table:table-cell table:style-name="ce71" table:formula="of:=&quot;COMPOSE(MATCH(&quot;&amp;[.H52]&amp;&quot;,&quot;&amp;[.I52]&amp;&quot;),&quot;&amp;[.N52]&amp;&quot;); // &quot;&amp;[.B52]&amp;[.C52]&amp;&quot; -&gt; &quot;&amp;[.E52]&amp;&quot;,&quot;&amp;[.F52]&amp;&quot;)&quot;" office:value-type="string" office:string-value="COMPOSE(MATCH(KC_GRAVE,KC_O),PAIR(0xF2,0xD2)); // `o -&gt; ò,Ò)" calcext:value-type="string">
            <text:p>COMPOSE(MATCH(KC_GRAVE,KC_O),PAIR(0xF2,0xD2)); // `o -&gt; ò,Ò)</text:p>
          </table:table-cell>
          <table:table-cell/>
          <table:table-cell table:style-name="ce57" office:value-type="string" calcext:value-type="string">
            <text:p>ò</text:p>
          </table:table-cell>
          <table:table-cell table:style-name="ce57" office:value-type="string" calcext:value-type="string">
            <text:p>Ò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`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à</text:p>
          </table:table-cell>
          <table:table-cell table:style-name="ce76" office:value-type="string" calcext:value-type="string">
            <text:p>À</text:p>
          </table:table-cell>
          <table:table-cell/>
          <table:table-cell table:style-name="ce81" table:formula="of:=VLOOKUP(CODE([.B53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3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53]); &quot;&quot;; &quot;0x&quot; &amp; DEC2HEX(CODE([.E53])))" office:value-type="string" office:string-value="0xE0" calcext:value-type="string">
            <text:p>0xE0</text:p>
          </table:table-cell>
          <table:table-cell table:style-name="ce81" table:formula="of:=IF(ISBLANK([.F53]); &quot;&quot;; &quot;0x&quot; &amp; DEC2HEX(CODE([.F53])))" office:value-type="string" office:string-value="0xC0" calcext:value-type="string">
            <text:p>0xC0</text:p>
          </table:table-cell>
          <table:table-cell/>
          <table:table-cell table:style-name="ce71" table:formula="of:=IF([.L53]=&quot;&quot;; [.K53]; &quot;PAIR(&quot;&amp;IF([.K53]=&quot;&quot;; [.L53]; [.K53]) &amp;&quot;,&quot;&amp;[.L53]&amp;&quot;)&quot;)" office:value-type="string" office:string-value="PAIR(0xE0,0xC0)" calcext:value-type="string">
            <text:p>PAIR(0xE0,0xC0)</text:p>
          </table:table-cell>
          <table:table-cell table:style-name="ce71" table:formula="of:=&quot;COMPOSE(MATCH(&quot;&amp;[.H53]&amp;&quot;,&quot;&amp;[.I53]&amp;&quot;),&quot;&amp;[.N53]&amp;&quot;); // &quot;&amp;[.B53]&amp;[.C53]&amp;&quot; -&gt; &quot;&amp;[.E53]&amp;&quot;,&quot;&amp;[.F53]&amp;&quot;)&quot;" office:value-type="string" office:string-value="COMPOSE(MATCH(KC_GRAVE,KC_A),PAIR(0xE0,0xC0)); // `a -&gt; à,À)" calcext:value-type="string">
            <text:p>COMPOSE(MATCH(KC_GRAVE,KC_A),PAIR(0xE0,0xC0)); // `a -&gt; à,À)</text:p>
          </table:table-cell>
          <table:table-cell/>
          <table:table-cell table:style-name="ce57" office:value-type="string" calcext:value-type="string">
            <text:p>à</text:p>
          </table:table-cell>
          <table:table-cell table:style-name="ce57" office:value-type="string" calcext:value-type="string">
            <text:p>À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~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õ</text:p>
          </table:table-cell>
          <table:table-cell table:style-name="ce76" office:value-type="string" calcext:value-type="string">
            <text:p>Õ</text:p>
          </table:table-cell>
          <table:table-cell/>
          <table:table-cell table:style-name="ce81" table:formula="of:=VLOOKUP(CODE([.B54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4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54]); &quot;&quot;; &quot;0x&quot; &amp; DEC2HEX(CODE([.E54])))" office:value-type="string" office:string-value="0xF5" calcext:value-type="string">
            <text:p>0xF5</text:p>
          </table:table-cell>
          <table:table-cell table:style-name="ce81" table:formula="of:=IF(ISBLANK([.F54]); &quot;&quot;; &quot;0x&quot; &amp; DEC2HEX(CODE([.F54])))" office:value-type="string" office:string-value="0xD5" calcext:value-type="string">
            <text:p>0xD5</text:p>
          </table:table-cell>
          <table:table-cell/>
          <table:table-cell table:style-name="ce71" table:formula="of:=IF([.L54]=&quot;&quot;; [.K54]; &quot;PAIR(&quot;&amp;IF([.K54]=&quot;&quot;; [.L54]; [.K54]) &amp;&quot;,&quot;&amp;[.L54]&amp;&quot;)&quot;)" office:value-type="string" office:string-value="PAIR(0xF5,0xD5)" calcext:value-type="string">
            <text:p>PAIR(0xF5,0xD5)</text:p>
          </table:table-cell>
          <table:table-cell table:style-name="ce71" table:formula="of:=&quot;COMPOSE(MATCH(&quot;&amp;[.H54]&amp;&quot;,&quot;&amp;[.I54]&amp;&quot;),&quot;&amp;[.N54]&amp;&quot;); // &quot;&amp;[.B54]&amp;[.C54]&amp;&quot; -&gt; &quot;&amp;[.E54]&amp;&quot;,&quot;&amp;[.F54]&amp;&quot;)&quot;" office:value-type="string" office:string-value="COMPOSE(MATCH(KC_GRAVE,KC_O),PAIR(0xF5,0xD5)); // ~o -&gt; õ,Õ)" calcext:value-type="string">
            <text:p>COMPOSE(MATCH(KC_GRAVE,KC_O),PAIR(0xF5,0xD5)); // ~o -&gt; õ,Õ)</text:p>
          </table:table-cell>
          <table:table-cell/>
          <table:table-cell table:style-name="ce84" office:value-type="string" calcext:value-type="string">
            <text:p>ò</text:p>
          </table:table-cell>
          <table:table-cell table:style-name="ce84" office:value-type="string" calcext:value-type="string">
            <text:p>Ò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~</text:p>
          </table:table-cell>
          <table:table-cell table:style-name="ce76" office:value-type="string" calcext:value-type="string">
            <text:p>n</text:p>
          </table:table-cell>
          <table:table-cell table:style-name="ce76"/>
          <table:table-cell table:style-name="ce76" office:value-type="string" calcext:value-type="string">
            <text:p>ñ</text:p>
          </table:table-cell>
          <table:table-cell table:style-name="ce76" office:value-type="string" calcext:value-type="string">
            <text:p>Ñ</text:p>
          </table:table-cell>
          <table:table-cell/>
          <table:table-cell table:style-name="ce81" table:formula="of:=VLOOKUP(CODE([.B55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5]); [$'Base Keys'.$C$1:.$D$1048576]; 2; 0)" office:value-type="string" office:string-value="KC_N" calcext:value-type="string">
            <text:p>KC_N</text:p>
          </table:table-cell>
          <table:table-cell/>
          <table:table-cell table:style-name="ce81" table:formula="of:=IF(ISBLANK([.E55]); &quot;&quot;; &quot;0x&quot; &amp; DEC2HEX(CODE([.E55])))" office:value-type="string" office:string-value="0xF1" calcext:value-type="string">
            <text:p>0xF1</text:p>
          </table:table-cell>
          <table:table-cell table:style-name="ce81" table:formula="of:=IF(ISBLANK([.F55]); &quot;&quot;; &quot;0x&quot; &amp; DEC2HEX(CODE([.F55])))" office:value-type="string" office:string-value="0xD1" calcext:value-type="string">
            <text:p>0xD1</text:p>
          </table:table-cell>
          <table:table-cell/>
          <table:table-cell table:style-name="ce71" table:formula="of:=IF([.L55]=&quot;&quot;; [.K55]; &quot;PAIR(&quot;&amp;IF([.K55]=&quot;&quot;; [.L55]; [.K55]) &amp;&quot;,&quot;&amp;[.L55]&amp;&quot;)&quot;)" office:value-type="string" office:string-value="PAIR(0xF1,0xD1)" calcext:value-type="string">
            <text:p>PAIR(0xF1,0xD1)</text:p>
          </table:table-cell>
          <table:table-cell table:style-name="ce71" table:formula="of:=&quot;COMPOSE(MATCH(&quot;&amp;[.H55]&amp;&quot;,&quot;&amp;[.I55]&amp;&quot;),&quot;&amp;[.N55]&amp;&quot;); // &quot;&amp;[.B55]&amp;[.C55]&amp;&quot; -&gt; &quot;&amp;[.E55]&amp;&quot;,&quot;&amp;[.F55]&amp;&quot;)&quot;" office:value-type="string" office:string-value="COMPOSE(MATCH(KC_GRAVE,KC_N),PAIR(0xF1,0xD1)); // ~n -&gt; ñ,Ñ)" calcext:value-type="string">
            <text:p>COMPOSE(MATCH(KC_GRAVE,KC_N),PAIR(0xF1,0xD1)); // ~n -&gt; ñ,Ñ)</text:p>
          </table:table-cell>
          <table:table-cell/>
          <table:table-cell table:style-name="ce57" office:value-type="string" calcext:value-type="string">
            <text:p>ñ</text:p>
          </table:table-cell>
          <table:table-cell table:style-name="ce57" office:value-type="string" calcext:value-type="string">
            <text:p>Ñ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~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ã</text:p>
          </table:table-cell>
          <table:table-cell table:style-name="ce76" office:value-type="string" calcext:value-type="string">
            <text:p>Ã</text:p>
          </table:table-cell>
          <table:table-cell/>
          <table:table-cell table:style-name="ce81" table:formula="of:=VLOOKUP(CODE([.B56]); [$'Base Keys'.$C$1:.$D$1048576]; 2; 0)" office:value-type="string" office:string-value="KC_GRAVE" calcext:value-type="string">
            <text:p>KC_GRAVE</text:p>
          </table:table-cell>
          <table:table-cell table:style-name="ce81" table:formula="of:=VLOOKUP(CODE([.C56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56]); &quot;&quot;; &quot;0x&quot; &amp; DEC2HEX(CODE([.E56])))" office:value-type="string" office:string-value="0xE3" calcext:value-type="string">
            <text:p>0xE3</text:p>
          </table:table-cell>
          <table:table-cell table:style-name="ce81" table:formula="of:=IF(ISBLANK([.F56]); &quot;&quot;; &quot;0x&quot; &amp; DEC2HEX(CODE([.F56])))" office:value-type="string" office:string-value="0xC3" calcext:value-type="string">
            <text:p>0xC3</text:p>
          </table:table-cell>
          <table:table-cell/>
          <table:table-cell table:style-name="ce71" table:formula="of:=IF([.L56]=&quot;&quot;; [.K56]; &quot;PAIR(&quot;&amp;IF([.K56]=&quot;&quot;; [.L56]; [.K56]) &amp;&quot;,&quot;&amp;[.L56]&amp;&quot;)&quot;)" office:value-type="string" office:string-value="PAIR(0xE3,0xC3)" calcext:value-type="string">
            <text:p>PAIR(0xE3,0xC3)</text:p>
          </table:table-cell>
          <table:table-cell table:style-name="ce71" table:formula="of:=&quot;COMPOSE(MATCH(&quot;&amp;[.H56]&amp;&quot;,&quot;&amp;[.I56]&amp;&quot;),&quot;&amp;[.N56]&amp;&quot;); // &quot;&amp;[.B56]&amp;[.C56]&amp;&quot; -&gt; &quot;&amp;[.E56]&amp;&quot;,&quot;&amp;[.F56]&amp;&quot;)&quot;" office:value-type="string" office:string-value="COMPOSE(MATCH(KC_GRAVE,KC_A),PAIR(0xE3,0xC3)); // ~a -&gt; ã,Ã)" calcext:value-type="string">
            <text:p>COMPOSE(MATCH(KC_GRAVE,KC_A),PAIR(0xE3,0xC3)); // ~a -&gt; ã,Ã)</text:p>
          </table:table-cell>
          <table:table-cell/>
          <table:table-cell table:style-name="ce84" office:value-type="string" calcext:value-type="string">
            <text:p>à</text:p>
          </table:table-cell>
          <table:table-cell table:style-name="ce84" office:value-type="string" calcext:value-type="string">
            <text:p>À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e</text:p>
          </table:table-cell>
          <table:table-cell table:style-name="ce76"/>
          <table:table-cell table:style-name="ce76" office:value-type="string" calcext:value-type="string">
            <text:p>ê</text:p>
          </table:table-cell>
          <table:table-cell table:style-name="ce76" office:value-type="string" calcext:value-type="string">
            <text:p>Ê</text:p>
          </table:table-cell>
          <table:table-cell table:style-name="ce80"/>
          <table:table-cell table:style-name="ce81" table:formula="of:=VLOOKUP(CODE([.B57]); [$'Base Keys'.$C$1:.$D$1048576]; 2; 0)" office:value-type="string" office:string-value="KC_6" calcext:value-type="string">
            <text:p>KC_6</text:p>
          </table:table-cell>
          <table:table-cell table:style-name="ce81" table:formula="of:=VLOOKUP(CODE([.C57]); [$'Base Keys'.$C$1:.$D$1048576]; 2; 0)" office:value-type="string" office:string-value="KC_E" calcext:value-type="string">
            <text:p>KC_E</text:p>
          </table:table-cell>
          <table:table-cell/>
          <table:table-cell table:style-name="ce81" table:formula="of:=IF(ISBLANK([.E57]); &quot;&quot;; &quot;0x&quot; &amp; DEC2HEX(CODE([.E57])))" office:value-type="string" office:string-value="0xEA" calcext:value-type="string">
            <text:p>0xEA</text:p>
          </table:table-cell>
          <table:table-cell table:style-name="ce81" table:formula="of:=IF(ISBLANK([.F57]); &quot;&quot;; &quot;0x&quot; &amp; DEC2HEX(CODE([.F57])))" office:value-type="string" office:string-value="0xCA" calcext:value-type="string">
            <text:p>0xCA</text:p>
          </table:table-cell>
          <table:table-cell/>
          <table:table-cell table:style-name="ce71" table:formula="of:=IF([.L57]=&quot;&quot;; [.K57]; &quot;PAIR(&quot;&amp;IF([.K57]=&quot;&quot;; [.L57]; [.K57]) &amp;&quot;,&quot;&amp;[.L57]&amp;&quot;)&quot;)" office:value-type="string" office:string-value="PAIR(0xEA,0xCA)" calcext:value-type="string">
            <text:p>PAIR(0xEA,0xCA)</text:p>
          </table:table-cell>
          <table:table-cell table:style-name="ce71" table:formula="of:=&quot;COMPOSE(MATCH(&quot;&amp;[.H57]&amp;&quot;,&quot;&amp;[.I57]&amp;&quot;),&quot;&amp;[.N57]&amp;&quot;); // &quot;&amp;[.B57]&amp;[.C57]&amp;&quot; -&gt; &quot;&amp;[.E57]&amp;&quot;,&quot;&amp;[.F57]&amp;&quot;)&quot;" office:value-type="string" office:string-value="COMPOSE(MATCH(KC_6,KC_E),PAIR(0xEA,0xCA)); // ^e -&gt; ê,Ê)" calcext:value-type="string">
            <text:p>COMPOSE(MATCH(KC_6,KC_E),PAIR(0xEA,0xCA)); // ^e -&gt; ê,Ê)</text:p>
          </table:table-cell>
          <table:table-cell/>
          <table:table-cell table:style-name="ce57" office:value-type="string" calcext:value-type="string">
            <text:p>ê</text:p>
          </table:table-cell>
          <table:table-cell table:style-name="ce57" office:value-type="string" calcext:value-type="string">
            <text:p>Ê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76" office:value-type="string" calcext:value-type="string">
            <text:p>û</text:p>
          </table:table-cell>
          <table:table-cell table:style-name="ce76" office:value-type="string" calcext:value-type="string">
            <text:p>Û</text:p>
          </table:table-cell>
          <table:table-cell/>
          <table:table-cell table:style-name="ce81" table:formula="of:=VLOOKUP(CODE([.B58]); [$'Base Keys'.$C$1:.$D$1048576]; 2; 0)" office:value-type="string" office:string-value="KC_6" calcext:value-type="string">
            <text:p>KC_6</text:p>
          </table:table-cell>
          <table:table-cell table:style-name="ce81" table:formula="of:=VLOOKUP(CODE([.C58]); [$'Base Keys'.$C$1:.$D$1048576]; 2; 0)" office:value-type="string" office:string-value="KC_U" calcext:value-type="string">
            <text:p>KC_U</text:p>
          </table:table-cell>
          <table:table-cell/>
          <table:table-cell table:style-name="ce81" table:formula="of:=IF(ISBLANK([.E58]); &quot;&quot;; &quot;0x&quot; &amp; DEC2HEX(CODE([.E58])))" office:value-type="string" office:string-value="0xFB" calcext:value-type="string">
            <text:p>0xFB</text:p>
          </table:table-cell>
          <table:table-cell table:style-name="ce81" table:formula="of:=IF(ISBLANK([.F58]); &quot;&quot;; &quot;0x&quot; &amp; DEC2HEX(CODE([.F58])))" office:value-type="string" office:string-value="0xDB" calcext:value-type="string">
            <text:p>0xDB</text:p>
          </table:table-cell>
          <table:table-cell/>
          <table:table-cell table:style-name="ce71" table:formula="of:=IF([.L58]=&quot;&quot;; [.K58]; &quot;PAIR(&quot;&amp;IF([.K58]=&quot;&quot;; [.L58]; [.K58]) &amp;&quot;,&quot;&amp;[.L58]&amp;&quot;)&quot;)" office:value-type="string" office:string-value="PAIR(0xFB,0xDB)" calcext:value-type="string">
            <text:p>PAIR(0xFB,0xDB)</text:p>
          </table:table-cell>
          <table:table-cell table:style-name="ce71" table:formula="of:=&quot;COMPOSE(MATCH(&quot;&amp;[.H58]&amp;&quot;,&quot;&amp;[.I58]&amp;&quot;),&quot;&amp;[.N58]&amp;&quot;); // &quot;&amp;[.B58]&amp;[.C58]&amp;&quot; -&gt; &quot;&amp;[.E58]&amp;&quot;,&quot;&amp;[.F58]&amp;&quot;)&quot;" office:value-type="string" office:string-value="COMPOSE(MATCH(KC_6,KC_U),PAIR(0xFB,0xDB)); // ^u -&gt; û,Û)" calcext:value-type="string">
            <text:p>COMPOSE(MATCH(KC_6,KC_U),PAIR(0xFB,0xDB)); // ^u -&gt; û,Û)</text:p>
          </table:table-cell>
          <table:table-cell/>
          <table:table-cell table:style-name="ce57" office:value-type="string" calcext:value-type="string">
            <text:p>û</text:p>
          </table:table-cell>
          <table:table-cell table:style-name="ce85"/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i</text:p>
          </table:table-cell>
          <table:table-cell table:style-name="ce76"/>
          <table:table-cell table:style-name="ce76" office:value-type="string" calcext:value-type="string">
            <text:p>î</text:p>
          </table:table-cell>
          <table:table-cell table:style-name="ce76" office:value-type="string" calcext:value-type="string">
            <text:p>Î</text:p>
          </table:table-cell>
          <table:table-cell/>
          <table:table-cell table:style-name="ce81" table:formula="of:=VLOOKUP(CODE([.B59]); [$'Base Keys'.$C$1:.$D$1048576]; 2; 0)" office:value-type="string" office:string-value="KC_6" calcext:value-type="string">
            <text:p>KC_6</text:p>
          </table:table-cell>
          <table:table-cell table:style-name="ce81" table:formula="of:=VLOOKUP(CODE([.C59]); [$'Base Keys'.$C$1:.$D$1048576]; 2; 0)" office:value-type="string" office:string-value="KC_I" calcext:value-type="string">
            <text:p>KC_I</text:p>
          </table:table-cell>
          <table:table-cell/>
          <table:table-cell table:style-name="ce81" table:formula="of:=IF(ISBLANK([.E59]); &quot;&quot;; &quot;0x&quot; &amp; DEC2HEX(CODE([.E59])))" office:value-type="string" office:string-value="0xEE" calcext:value-type="string">
            <text:p>0xEE</text:p>
          </table:table-cell>
          <table:table-cell table:style-name="ce81" table:formula="of:=IF(ISBLANK([.F59]); &quot;&quot;; &quot;0x&quot; &amp; DEC2HEX(CODE([.F59])))" office:value-type="string" office:string-value="0xCE" calcext:value-type="string">
            <text:p>0xCE</text:p>
          </table:table-cell>
          <table:table-cell/>
          <table:table-cell table:style-name="ce71" table:formula="of:=IF([.L59]=&quot;&quot;; [.K59]; &quot;PAIR(&quot;&amp;IF([.K59]=&quot;&quot;; [.L59]; [.K59]) &amp;&quot;,&quot;&amp;[.L59]&amp;&quot;)&quot;)" office:value-type="string" office:string-value="PAIR(0xEE,0xCE)" calcext:value-type="string">
            <text:p>PAIR(0xEE,0xCE)</text:p>
          </table:table-cell>
          <table:table-cell table:style-name="ce71" table:formula="of:=&quot;COMPOSE(MATCH(&quot;&amp;[.H59]&amp;&quot;,&quot;&amp;[.I59]&amp;&quot;),&quot;&amp;[.N59]&amp;&quot;); // &quot;&amp;[.B59]&amp;[.C59]&amp;&quot; -&gt; &quot;&amp;[.E59]&amp;&quot;,&quot;&amp;[.F59]&amp;&quot;)&quot;" office:value-type="string" office:string-value="COMPOSE(MATCH(KC_6,KC_I),PAIR(0xEE,0xCE)); // ^i -&gt; î,Î)" calcext:value-type="string">
            <text:p>COMPOSE(MATCH(KC_6,KC_I),PAIR(0xEE,0xCE)); // ^i -&gt; î,Î)</text:p>
          </table:table-cell>
          <table:table-cell/>
          <table:table-cell table:style-name="ce57" office:value-type="string" calcext:value-type="string">
            <text:p>î</text:p>
          </table:table-cell>
          <table:table-cell table:style-name="ce57" office:value-type="string" calcext:value-type="string">
            <text:p>Î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o</text:p>
          </table:table-cell>
          <table:table-cell table:style-name="ce76"/>
          <table:table-cell table:style-name="ce76" office:value-type="string" calcext:value-type="string">
            <text:p>ô</text:p>
          </table:table-cell>
          <table:table-cell table:style-name="ce76" office:value-type="string" calcext:value-type="string">
            <text:p>Ô</text:p>
          </table:table-cell>
          <table:table-cell/>
          <table:table-cell table:style-name="ce81" table:formula="of:=VLOOKUP(CODE([.B60]); [$'Base Keys'.$C$1:.$D$1048576]; 2; 0)" office:value-type="string" office:string-value="KC_6" calcext:value-type="string">
            <text:p>KC_6</text:p>
          </table:table-cell>
          <table:table-cell table:style-name="ce81" table:formula="of:=VLOOKUP(CODE([.C60]); [$'Base Keys'.$C$1:.$D$1048576]; 2; 0)" office:value-type="string" office:string-value="KC_O" calcext:value-type="string">
            <text:p>KC_O</text:p>
          </table:table-cell>
          <table:table-cell/>
          <table:table-cell table:style-name="ce81" table:formula="of:=IF(ISBLANK([.E60]); &quot;&quot;; &quot;0x&quot; &amp; DEC2HEX(CODE([.E60])))" office:value-type="string" office:string-value="0xF4" calcext:value-type="string">
            <text:p>0xF4</text:p>
          </table:table-cell>
          <table:table-cell table:style-name="ce81" table:formula="of:=IF(ISBLANK([.F60]); &quot;&quot;; &quot;0x&quot; &amp; DEC2HEX(CODE([.F60])))" office:value-type="string" office:string-value="0xD4" calcext:value-type="string">
            <text:p>0xD4</text:p>
          </table:table-cell>
          <table:table-cell/>
          <table:table-cell table:style-name="ce71" table:formula="of:=IF([.L60]=&quot;&quot;; [.K60]; &quot;PAIR(&quot;&amp;IF([.K60]=&quot;&quot;; [.L60]; [.K60]) &amp;&quot;,&quot;&amp;[.L60]&amp;&quot;)&quot;)" office:value-type="string" office:string-value="PAIR(0xF4,0xD4)" calcext:value-type="string">
            <text:p>PAIR(0xF4,0xD4)</text:p>
          </table:table-cell>
          <table:table-cell table:style-name="ce71" table:formula="of:=&quot;COMPOSE(MATCH(&quot;&amp;[.H60]&amp;&quot;,&quot;&amp;[.I60]&amp;&quot;),&quot;&amp;[.N60]&amp;&quot;); // &quot;&amp;[.B60]&amp;[.C60]&amp;&quot; -&gt; &quot;&amp;[.E60]&amp;&quot;,&quot;&amp;[.F60]&amp;&quot;)&quot;" office:value-type="string" office:string-value="COMPOSE(MATCH(KC_6,KC_O),PAIR(0xF4,0xD4)); // ^o -&gt; ô,Ô)" calcext:value-type="string">
            <text:p>COMPOSE(MATCH(KC_6,KC_O),PAIR(0xF4,0xD4)); // ^o -&gt; ô,Ô)</text:p>
          </table:table-cell>
          <table:table-cell/>
          <table:table-cell table:number-columns-repeated="2" table:style-name="ce84" office:value-type="string" calcext:value-type="string">
            <text:p>°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^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â</text:p>
          </table:table-cell>
          <table:table-cell table:style-name="ce76" office:value-type="string" calcext:value-type="string">
            <text:p>Â</text:p>
          </table:table-cell>
          <table:table-cell/>
          <table:table-cell table:style-name="ce81" table:formula="of:=VLOOKUP(CODE([.B61]); [$'Base Keys'.$C$1:.$D$1048576]; 2; 0)" office:value-type="string" office:string-value="KC_6" calcext:value-type="string">
            <text:p>KC_6</text:p>
          </table:table-cell>
          <table:table-cell table:style-name="ce81" table:formula="of:=VLOOKUP(CODE([.C61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61]); &quot;&quot;; &quot;0x&quot; &amp; DEC2HEX(CODE([.E61])))" office:value-type="string" office:string-value="0xE2" calcext:value-type="string">
            <text:p>0xE2</text:p>
          </table:table-cell>
          <table:table-cell table:style-name="ce81" table:formula="of:=IF(ISBLANK([.F61]); &quot;&quot;; &quot;0x&quot; &amp; DEC2HEX(CODE([.F61])))" office:value-type="string" office:string-value="0xC2" calcext:value-type="string">
            <text:p>0xC2</text:p>
          </table:table-cell>
          <table:table-cell/>
          <table:table-cell table:style-name="ce71" table:formula="of:=IF([.L61]=&quot;&quot;; [.K61]; &quot;PAIR(&quot;&amp;IF([.K61]=&quot;&quot;; [.L61]; [.K61]) &amp;&quot;,&quot;&amp;[.L61]&amp;&quot;)&quot;)" office:value-type="string" office:string-value="PAIR(0xE2,0xC2)" calcext:value-type="string">
            <text:p>PAIR(0xE2,0xC2)</text:p>
          </table:table-cell>
          <table:table-cell table:style-name="ce71" table:formula="of:=&quot;COMPOSE(MATCH(&quot;&amp;[.H61]&amp;&quot;,&quot;&amp;[.I61]&amp;&quot;),&quot;&amp;[.N61]&amp;&quot;); // &quot;&amp;[.B61]&amp;[.C61]&amp;&quot; -&gt; &quot;&amp;[.E61]&amp;&quot;,&quot;&amp;[.F61]&amp;&quot;)&quot;" office:value-type="string" office:string-value="COMPOSE(MATCH(KC_6,KC_A),PAIR(0xE2,0xC2)); // ^a -&gt; â,Â)" calcext:value-type="string">
            <text:p>COMPOSE(MATCH(KC_6,KC_A),PAIR(0xE2,0xC2)); // ^a -&gt; â,Â)</text:p>
          </table:table-cell>
          <table:table-cell/>
          <table:table-cell table:style-name="ce57" office:value-type="string" calcext:value-type="string">
            <text:p>â</text:p>
          </table:table-cell>
          <table:table-cell table:style-name="ce57" office:value-type="string" calcext:value-type="string">
            <text:p>Â</text:p>
          </table:table-cell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o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76" office:value-type="string" calcext:value-type="string">
            <text:p>å</text:p>
          </table:table-cell>
          <table:table-cell table:style-name="ce79" office:value-type="string" calcext:value-type="string">
            <text:p>Å</text:p>
          </table:table-cell>
          <table:table-cell/>
          <table:table-cell table:style-name="ce81" table:formula="of:=VLOOKUP(CODE([.B62]); [$'Base Keys'.$C$1:.$D$1048576]; 2; 0)" office:value-type="string" office:string-value="KC_O" calcext:value-type="string">
            <text:p>KC_O</text:p>
          </table:table-cell>
          <table:table-cell table:style-name="ce81" table:formula="of:=VLOOKUP(CODE([.C62]); [$'Base Keys'.$C$1:.$D$1048576]; 2; 0)" office:value-type="string" office:string-value="KC_A" calcext:value-type="string">
            <text:p>KC_A</text:p>
          </table:table-cell>
          <table:table-cell/>
          <table:table-cell table:style-name="ce81" table:formula="of:=IF(ISBLANK([.E62]); &quot;&quot;; &quot;0x&quot; &amp; DEC2HEX(CODE([.E62])))" office:value-type="string" office:string-value="0xE5" calcext:value-type="string">
            <text:p>0xE5</text:p>
          </table:table-cell>
          <table:table-cell table:style-name="ce81" table:formula="of:=IF(ISBLANK([.F62]); &quot;&quot;; &quot;0x&quot; &amp; DEC2HEX(CODE([.F62])))" office:value-type="string" office:string-value="0x3F" calcext:value-type="string">
            <text:p>0x3F</text:p>
          </table:table-cell>
          <table:table-cell/>
          <table:table-cell table:style-name="ce71" table:formula="of:=IF([.L62]=&quot;&quot;; [.K62]; &quot;PAIR(&quot;&amp;IF([.K62]=&quot;&quot;; [.L62]; [.K62]) &amp;&quot;,&quot;&amp;[.L62]&amp;&quot;)&quot;)" office:value-type="string" office:string-value="PAIR(0xE5,0x3F)" calcext:value-type="string">
            <text:p>PAIR(0xE5,0x3F)</text:p>
          </table:table-cell>
          <table:table-cell table:style-name="ce71" table:formula="of:=&quot;COMPOSE(MATCH(&quot;&amp;[.H62]&amp;&quot;,&quot;&amp;[.I62]&amp;&quot;),&quot;&amp;[.N62]&amp;&quot;); // &quot;&amp;[.B62]&amp;[.C62]&amp;&quot; -&gt; &quot;&amp;[.E62]&amp;&quot;,&quot;&amp;[.F62]&amp;&quot;)&quot;" office:value-type="string" office:string-value="COMPOSE(MATCH(KC_O,KC_A),PAIR(0xE5,0x3F)); // oa -&gt; å,Å)" calcext:value-type="string">
            <text:p>COMPOSE(MATCH(KC_O,KC_A),PAIR(0xE5,0x3F)); // oa -&gt; å,Å)</text:p>
          </table:table-cell>
          <table:table-cell/>
          <table:table-cell table:style-name="ce57" office:value-type="string" calcext:value-type="string">
            <text:p>å</text:p>
          </table:table-cell>
          <table:table-cell table:style-name="ce57" office:value-type="string" calcext:value-type="string">
            <text:p>Å</text:p>
          </table:table-cell>
          <table:table-cell table:number-columns-repeated="1006"/>
        </table:table-row>
        <table:table-row table:style-name="ro1">
          <table:table-cell/>
          <table:table-cell table:style-name="ce76" table:number-columns-repeated="4"/>
          <table:table-cell table:style-name="ce3"/>
          <table:table-cell/>
          <table:table-cell table:style-name="ce82" table:number-columns-repeated="2"/>
          <table:table-cell/>
          <table:table-cell table:style-name="ce81" table:formula="of:=IF(ISBLANK([.E63]); &quot;&quot;; &quot;0x&quot; &amp; DEC2HEX(CODE([.E63])))">
            <text:p/>
          </table:table-cell>
          <table:table-cell table:number-columns-repeated="1013"/>
        </table:table-row>
        <table:table-row table:style-name="ro1" table:number-rows-repeated="919">
          <table:table-cell/>
          <table:table-cell table:style-name="ce76" table:number-columns-repeated="4"/>
          <table:table-cell table:style-name="ce3"/>
          <table:table-cell table:number-columns-repeated="1018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pose.H3:Compose.I63 Compose.J3:Compose.J3 Compose.K3:Compose.K63 Compose.L3:Compose.L35 Compose.L37:Compose.L62">
            <calcext:condition calcext:apply-style-name="ConditionalStyle_1" calcext:value="formula-is(ISNA(INDIRECT(ADDRESS(ROW();COLUMN()))))" calcext:base-cell-address="Compose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ource Sans Pro&quot;" svg:font-family="'&quot;Source Sans Pro&quot;'"/>
    <style:font-face style:name="-apple-system" svg:font-family="-apple-system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yout" style:display-name="PageStyle_Lay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2" style:display-name="PageStyle_Layou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mbols" style:display-name="PageStyle_Symb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K" style:display-name="PageStyle_G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rides" style:display-name="PageStyle_Overri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Keys" style:display-name="PageStyle_Base Key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ose" style:display-name="PageStyle_Compo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3546" meta:object-count="0"/>
    <meta:generator>LibreOfficeDev/6.0.5.2$Linux_X86_64 LibreOffice_project/</meta:generator>
  </office:meta>
</office:document-meta>
</file>